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Kp: 0.75</text:p>
          </table:table-cell>
          <table:table-cell table:number-columns-repeated="7"/>
        </table:table-row>
        <table:table-row table:style-name="ro1">
          <table:table-cell office:value-type="string">
            <text:p>Ki: 0</text:p>
          </table:table-cell>
          <table:table-cell table:number-columns-repeated="6"/>
          <table:table-cell>
            <draw:frame table:end-cell-address="Tabelle1.T43" table:end-x="0.699cm" table:end-y="0.425cm" draw:z-index="0" draw:style-name="gr1" draw:text-style-name="P1" svg:width="27.697cm" svg:height="18.835cm" svg:x="0.1cm" svg:y="0.107cm">
              <draw:object draw:notify-on-update-of-ranges="Tabelle1.A10:Tabelle1.A10 Tabelle1.A11:Tabelle1.A2727 Tabelle1.C10:Tabelle1.C10 Tabelle1.C11:Tabelle1.C2727 Tabelle1.E10:Tabelle1.E10 Tabelle1.E11:Tabelle1.E27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Kd: 0</text:p>
          </table:table-cell>
          <table:table-cell table:number-columns-repeated="7"/>
        </table:table-row>
        <table:table-row table:style-name="ro1">
          <table:table-cell office:value-type="string">
            <text:p>tau: 0.05</text:p>
          </table:table-cell>
          <table:table-cell table:number-columns-repeated="7"/>
        </table:table-row>
        <table:table-row table:style-name="ro1">
          <table:table-cell office:value-type="string">
            <text:p>limMin: -0.9</text:p>
          </table:table-cell>
          <table:table-cell table:number-columns-repeated="7"/>
        </table:table-row>
        <table:table-row table:style-name="ro1">
          <table:table-cell office:value-type="string">
            <text:p>limMax: 0.9</text:p>
          </table:table-cell>
          <table:table-cell table:number-columns-repeated="7"/>
        </table:table-row>
        <table:table-row table:style-name="ro1">
          <table:table-cell office:value-type="string">
            <text:p>intLimMin: -0.66</text:p>
          </table:table-cell>
          <table:table-cell table:number-columns-repeated="7"/>
        </table:table-row>
        <table:table-row table:style-name="ro1">
          <table:table-cell office:value-type="string">
            <text:p>intLimMax: 0.66</text:p>
          </table:table-cell>
          <table:table-cell table:number-columns-repeated="7"/>
        </table:table-row>
        <table:table-row table:style-name="ro1">
          <table:table-cell office:value-type="string">
            <text:p>setpoint: 245</text:p>
          </table:table-cell>
          <table:table-cell table:number-columns-repeated="7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3"/>
        </table:table-row>
        <table:table-row table:style-name="ro1">
          <table:table-cell office:value-type="float" office:value="0.0202637">
            <text:p>0.0202637</text:p>
          </table:table-cell>
          <table:table-cell office:value-type="float" office:value="67.289">
            <text:p>67.289</text:p>
          </table:table-cell>
          <table:table-cell office:value-type="float" office:value="177.711">
            <text:p>177.7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0578613">
            <text:p>0.0578613</text:p>
          </table:table-cell>
          <table:table-cell office:value-type="float" office:value="67.2904">
            <text:p>67.2904</text:p>
          </table:table-cell>
          <table:table-cell office:value-type="float" office:value="177.71">
            <text:p>177.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0923462">
            <text:p>0.0923462</text:p>
          </table:table-cell>
          <table:table-cell office:value-type="float" office:value="67.2918">
            <text:p>67.2918</text:p>
          </table:table-cell>
          <table:table-cell office:value-type="float" office:value="177.708">
            <text:p>177.7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26465">
            <text:p>0.126465</text:p>
          </table:table-cell>
          <table:table-cell office:value-type="float" office:value="67.2931">
            <text:p>67.2931</text:p>
          </table:table-cell>
          <table:table-cell office:value-type="float" office:value="177.707">
            <text:p>177.7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63086">
            <text:p>0.163086</text:p>
          </table:table-cell>
          <table:table-cell office:value-type="float" office:value="67.2946">
            <text:p>67.2946</text:p>
          </table:table-cell>
          <table:table-cell office:value-type="float" office:value="177.705">
            <text:p>177.7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01538">
            <text:p>0.201538</text:p>
          </table:table-cell>
          <table:table-cell office:value-type="float" office:value="67.2961">
            <text:p>67.2961</text:p>
          </table:table-cell>
          <table:table-cell office:value-type="float" office:value="177.704">
            <text:p>177.7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37427">
            <text:p>0.237427</text:p>
          </table:table-cell>
          <table:table-cell office:value-type="float" office:value="67.2974">
            <text:p>67.2974</text:p>
          </table:table-cell>
          <table:table-cell office:value-type="float" office:value="177.703">
            <text:p>177.7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5946">
            <text:p>0.25946</text:p>
          </table:table-cell>
          <table:table-cell office:value-type="float" office:value="67.2982">
            <text:p>67.2982</text:p>
          </table:table-cell>
          <table:table-cell office:value-type="float" office:value="177.702">
            <text:p>177.7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96387">
            <text:p>0.296387</text:p>
          </table:table-cell>
          <table:table-cell office:value-type="float" office:value="67.2996">
            <text:p>67.2996</text:p>
          </table:table-cell>
          <table:table-cell office:value-type="float" office:value="177.7">
            <text:p>177.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32703">
            <text:p>0.332703</text:p>
          </table:table-cell>
          <table:table-cell office:value-type="float" office:value="67.301">
            <text:p>67.301</text:p>
          </table:table-cell>
          <table:table-cell office:value-type="float" office:value="177.699">
            <text:p>177.6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66638">
            <text:p>0.366638</text:p>
          </table:table-cell>
          <table:table-cell office:value-type="float" office:value="67.3023">
            <text:p>67.3023</text:p>
          </table:table-cell>
          <table:table-cell office:value-type="float" office:value="177.698">
            <text:p>177.6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86841">
            <text:p>0.386841</text:p>
          </table:table-cell>
          <table:table-cell office:value-type="float" office:value="67.3031">
            <text:p>67.3031</text:p>
          </table:table-cell>
          <table:table-cell office:value-type="float" office:value="177.697">
            <text:p>177.6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23645">
            <text:p>0.423645</text:p>
          </table:table-cell>
          <table:table-cell office:value-type="float" office:value="67.3045">
            <text:p>67.3045</text:p>
          </table:table-cell>
          <table:table-cell office:value-type="float" office:value="177.696">
            <text:p>177.6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58618">
            <text:p>0.458618</text:p>
          </table:table-cell>
          <table:table-cell office:value-type="float" office:value="67.3057">
            <text:p>67.3057</text:p>
          </table:table-cell>
          <table:table-cell office:value-type="float" office:value="177.694">
            <text:p>177.6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0885">
            <text:p>0.50885</text:p>
          </table:table-cell>
          <table:table-cell office:value-type="float" office:value="67.3074">
            <text:p>67.3074</text:p>
          </table:table-cell>
          <table:table-cell office:value-type="float" office:value="177.693">
            <text:p>177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59082">
            <text:p>0.559082</text:p>
          </table:table-cell>
          <table:table-cell office:value-type="float" office:value="67.309">
            <text:p>67.309</text:p>
          </table:table-cell>
          <table:table-cell office:value-type="float" office:value="177.691">
            <text:p>177.6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91309">
            <text:p>0.591309</text:p>
          </table:table-cell>
          <table:table-cell office:value-type="float" office:value="67.3098">
            <text:p>67.3098</text:p>
          </table:table-cell>
          <table:table-cell office:value-type="float" office:value="177.69">
            <text:p>177.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13464">
            <text:p>0.613464</text:p>
          </table:table-cell>
          <table:table-cell office:value-type="float" office:value="67.3103">
            <text:p>67.3103</text:p>
          </table:table-cell>
          <table:table-cell office:value-type="float" office:value="177.69">
            <text:p>177.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33484">
            <text:p>0.633484</text:p>
          </table:table-cell>
          <table:table-cell office:value-type="float" office:value="67.3107">
            <text:p>67.3107</text:p>
          </table:table-cell>
          <table:table-cell office:value-type="float" office:value="177.689">
            <text:p>177.6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68701">
            <text:p>0.668701</text:p>
          </table:table-cell>
          <table:table-cell office:value-type="float" office:value="67.3113">
            <text:p>67.3113</text:p>
          </table:table-cell>
          <table:table-cell office:value-type="float" office:value="177.689">
            <text:p>177.6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03735">
            <text:p>0.703735</text:p>
          </table:table-cell>
          <table:table-cell office:value-type="float" office:value="67.3116">
            <text:p>67.3116</text:p>
          </table:table-cell>
          <table:table-cell office:value-type="float" office:value="177.688">
            <text:p>177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36633">
            <text:p>0.736633</text:p>
          </table:table-cell>
          <table:table-cell office:value-type="float" office:value="67.3117">
            <text:p>67.3117</text:p>
          </table:table-cell>
          <table:table-cell office:value-type="float" office:value="177.688">
            <text:p>177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7124">
            <text:p>0.77124</text:p>
          </table:table-cell>
          <table:table-cell office:value-type="float" office:value="67.3115">
            <text:p>67.3115</text:p>
          </table:table-cell>
          <table:table-cell office:value-type="float" office:value="177.688">
            <text:p>177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07251">
            <text:p>0.807251</text:p>
          </table:table-cell>
          <table:table-cell office:value-type="float" office:value="67.311">
            <text:p>67.311</text:p>
          </table:table-cell>
          <table:table-cell office:value-type="float" office:value="177.689">
            <text:p>177.6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4021">
            <text:p>0.84021</text:p>
          </table:table-cell>
          <table:table-cell office:value-type="float" office:value="67.3103">
            <text:p>67.3103</text:p>
          </table:table-cell>
          <table:table-cell office:value-type="float" office:value="177.69">
            <text:p>177.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75122">
            <text:p>0.875122</text:p>
          </table:table-cell>
          <table:table-cell office:value-type="float" office:value="67.3092">
            <text:p>67.3092</text:p>
          </table:table-cell>
          <table:table-cell office:value-type="float" office:value="177.691">
            <text:p>177.6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09485">
            <text:p>0.909485</text:p>
          </table:table-cell>
          <table:table-cell office:value-type="float" office:value="67.3077">
            <text:p>67.3077</text:p>
          </table:table-cell>
          <table:table-cell office:value-type="float" office:value="177.692">
            <text:p>177.6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42993">
            <text:p>0.942993</text:p>
          </table:table-cell>
          <table:table-cell office:value-type="float" office:value="67.3058">
            <text:p>67.3058</text:p>
          </table:table-cell>
          <table:table-cell office:value-type="float" office:value="177.694">
            <text:p>177.6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75037">
            <text:p>0.975037</text:p>
          </table:table-cell>
          <table:table-cell office:value-type="float" office:value="67.3036">
            <text:p>67.3036</text:p>
          </table:table-cell>
          <table:table-cell office:value-type="float" office:value="177.696">
            <text:p>177.6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0928">
            <text:p>1.00928</text:p>
          </table:table-cell>
          <table:table-cell office:value-type="float" office:value="67.3008">
            <text:p>67.3008</text:p>
          </table:table-cell>
          <table:table-cell office:value-type="float" office:value="177.699">
            <text:p>177.6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2936">
            <text:p>1.02936</text:p>
          </table:table-cell>
          <table:table-cell office:value-type="float" office:value="67.2989">
            <text:p>67.2989</text:p>
          </table:table-cell>
          <table:table-cell office:value-type="float" office:value="177.701">
            <text:p>177.7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6464">
            <text:p>1.06464</text:p>
          </table:table-cell>
          <table:table-cell office:value-type="float" office:value="67.2952">
            <text:p>67.2952</text:p>
          </table:table-cell>
          <table:table-cell office:value-type="float" office:value="177.705">
            <text:p>177.7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993">
            <text:p>1.0993</text:p>
          </table:table-cell>
          <table:table-cell office:value-type="float" office:value="67.291">
            <text:p>67.291</text:p>
          </table:table-cell>
          <table:table-cell office:value-type="float" office:value="177.709">
            <text:p>177.7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3507">
            <text:p>1.13507</text:p>
          </table:table-cell>
          <table:table-cell office:value-type="float" office:value="67.2861">
            <text:p>67.2861</text:p>
          </table:table-cell>
          <table:table-cell office:value-type="float" office:value="177.714">
            <text:p>177.7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6711">
            <text:p>1.16711</text:p>
          </table:table-cell>
          <table:table-cell office:value-type="float" office:value="67.2811">
            <text:p>67.2811</text:p>
          </table:table-cell>
          <table:table-cell office:value-type="float" office:value="177.719">
            <text:p>177.7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0032">
            <text:p>1.20032</text:p>
          </table:table-cell>
          <table:table-cell office:value-type="float" office:value="67.2753">
            <text:p>67.2753</text:p>
          </table:table-cell>
          <table:table-cell office:value-type="float" office:value="177.725">
            <text:p>177.7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3297">
            <text:p>1.23297</text:p>
          </table:table-cell>
          <table:table-cell office:value-type="float" office:value="67.2691">
            <text:p>67.2691</text:p>
          </table:table-cell>
          <table:table-cell office:value-type="float" office:value="177.731">
            <text:p>177.7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6556">
            <text:p>1.26556</text:p>
          </table:table-cell>
          <table:table-cell office:value-type="float" office:value="67.2624">
            <text:p>67.2624</text:p>
          </table:table-cell>
          <table:table-cell office:value-type="float" office:value="177.738">
            <text:p>177.7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9846">
            <text:p>1.29846</text:p>
          </table:table-cell>
          <table:table-cell office:value-type="float" office:value="67.2549">
            <text:p>67.2549</text:p>
          </table:table-cell>
          <table:table-cell office:value-type="float" office:value="177.745">
            <text:p>177.7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3313">
            <text:p>1.33313</text:p>
          </table:table-cell>
          <table:table-cell office:value-type="float" office:value="67.2464">
            <text:p>67.2464</text:p>
          </table:table-cell>
          <table:table-cell office:value-type="float" office:value="177.754">
            <text:p>177.7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5925">
            <text:p>1.35925</text:p>
          </table:table-cell>
          <table:table-cell office:value-type="float" office:value="67.2394">
            <text:p>67.2394</text:p>
          </table:table-cell>
          <table:table-cell office:value-type="float" office:value="177.761">
            <text:p>177.7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9471">
            <text:p>1.39471</text:p>
          </table:table-cell>
          <table:table-cell office:value-type="float" office:value="67.2294">
            <text:p>67.2294</text:p>
          </table:table-cell>
          <table:table-cell office:value-type="float" office:value="177.771">
            <text:p>177.7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3317">
            <text:p>1.43317</text:p>
          </table:table-cell>
          <table:table-cell office:value-type="float" office:value="67.2176">
            <text:p>67.2176</text:p>
          </table:table-cell>
          <table:table-cell office:value-type="float" office:value="177.782">
            <text:p>177.7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66">
            <text:p>1.466</text:p>
          </table:table-cell>
          <table:table-cell office:value-type="float" office:value="67.2068">
            <text:p>67.2068</text:p>
          </table:table-cell>
          <table:table-cell office:value-type="float" office:value="177.793">
            <text:p>177.7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9878">
            <text:p>1.49878</text:p>
          </table:table-cell>
          <table:table-cell office:value-type="float" office:value="67.1953">
            <text:p>67.1953</text:p>
          </table:table-cell>
          <table:table-cell office:value-type="float" office:value="177.805">
            <text:p>177.8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3217">
            <text:p>1.53217</text:p>
          </table:table-cell>
          <table:table-cell office:value-type="float" office:value="67.1829">
            <text:p>67.1829</text:p>
          </table:table-cell>
          <table:table-cell office:value-type="float" office:value="177.817">
            <text:p>177.8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6488">
            <text:p>1.56488</text:p>
          </table:table-cell>
          <table:table-cell office:value-type="float" office:value="67.17">
            <text:p>67.17</text:p>
          </table:table-cell>
          <table:table-cell office:value-type="float" office:value="177.83">
            <text:p>177.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9869">
            <text:p>1.59869</text:p>
          </table:table-cell>
          <table:table-cell office:value-type="float" office:value="67.1559">
            <text:p>67.1559</text:p>
          </table:table-cell>
          <table:table-cell office:value-type="float" office:value="177.844">
            <text:p>177.8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3098">
            <text:p>1.63098</text:p>
          </table:table-cell>
          <table:table-cell office:value-type="float" office:value="67.1417">
            <text:p>67.1417</text:p>
          </table:table-cell>
          <table:table-cell office:value-type="float" office:value="177.858">
            <text:p>177.8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6907">
            <text:p>1.66907</text:p>
          </table:table-cell>
          <table:table-cell office:value-type="float" office:value="67.1241">
            <text:p>67.1241</text:p>
          </table:table-cell>
          <table:table-cell office:value-type="float" office:value="177.876">
            <text:p>177.8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052">
            <text:p>1.7052</text:p>
          </table:table-cell>
          <table:table-cell office:value-type="float" office:value="67.1064">
            <text:p>67.1064</text:p>
          </table:table-cell>
          <table:table-cell office:value-type="float" office:value="177.894">
            <text:p>177.8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4414">
            <text:p>1.74414</text:p>
          </table:table-cell>
          <table:table-cell office:value-type="float" office:value="67.0863">
            <text:p>67.0863</text:p>
          </table:table-cell>
          <table:table-cell office:value-type="float" office:value="177.914">
            <text:p>177.9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7789">
            <text:p>1.77789</text:p>
          </table:table-cell>
          <table:table-cell office:value-type="float" office:value="67.068">
            <text:p>67.068</text:p>
          </table:table-cell>
          <table:table-cell office:value-type="float" office:value="177.932">
            <text:p>177.9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1305">
            <text:p>1.81305</text:p>
          </table:table-cell>
          <table:table-cell office:value-type="float" office:value="67.0481">
            <text:p>67.0481</text:p>
          </table:table-cell>
          <table:table-cell office:value-type="float" office:value="177.952">
            <text:p>177.9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4723">
            <text:p>1.84723</text:p>
          </table:table-cell>
          <table:table-cell office:value-type="float" office:value="67.0279">
            <text:p>67.0279</text:p>
          </table:table-cell>
          <table:table-cell office:value-type="float" office:value="177.972">
            <text:p>177.9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8318">
            <text:p>1.88318</text:p>
          </table:table-cell>
          <table:table-cell office:value-type="float" office:value="67.0057">
            <text:p>67.0057</text:p>
          </table:table-cell>
          <table:table-cell office:value-type="float" office:value="177.994">
            <text:p>177.9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1803">
            <text:p>1.91803</text:p>
          </table:table-cell>
          <table:table-cell office:value-type="float" office:value="66.9834">
            <text:p>66.9834</text:p>
          </table:table-cell>
          <table:table-cell office:value-type="float" office:value="178.017">
            <text:p>178.0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5441">
            <text:p>1.95441</text:p>
          </table:table-cell>
          <table:table-cell office:value-type="float" office:value="66.959">
            <text:p>66.959</text:p>
          </table:table-cell>
          <table:table-cell office:value-type="float" office:value="178.041">
            <text:p>178.0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9048">
            <text:p>1.99048</text:p>
          </table:table-cell>
          <table:table-cell office:value-type="float" office:value="66.934">
            <text:p>66.934</text:p>
          </table:table-cell>
          <table:table-cell office:value-type="float" office:value="178.066">
            <text:p>178.0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2496">
            <text:p>2.02496</text:p>
          </table:table-cell>
          <table:table-cell office:value-type="float" office:value="66.9091">
            <text:p>66.9091</text:p>
          </table:table-cell>
          <table:table-cell office:value-type="float" office:value="178.091">
            <text:p>178.0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614">
            <text:p>2.0614</text:p>
          </table:table-cell>
          <table:table-cell office:value-type="float" office:value="66.8819">
            <text:p>66.8819</text:p>
          </table:table-cell>
          <table:table-cell office:value-type="float" office:value="178.118">
            <text:p>178.1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9698">
            <text:p>2.09698</text:p>
          </table:table-cell>
          <table:table-cell office:value-type="float" office:value="66.8544">
            <text:p>66.8544</text:p>
          </table:table-cell>
          <table:table-cell office:value-type="float" office:value="178.146">
            <text:p>178.1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2958">
            <text:p>2.12958</text:p>
          </table:table-cell>
          <table:table-cell office:value-type="float" office:value="66.8284">
            <text:p>66.8284</text:p>
          </table:table-cell>
          <table:table-cell office:value-type="float" office:value="178.172">
            <text:p>178.1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6162">
            <text:p>2.16162</text:p>
          </table:table-cell>
          <table:table-cell office:value-type="float" office:value="66.802">
            <text:p>66.802</text:p>
          </table:table-cell>
          <table:table-cell office:value-type="float" office:value="178.198">
            <text:p>178.1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9427">
            <text:p>2.19427</text:p>
          </table:table-cell>
          <table:table-cell office:value-type="float" office:value="66.7744">
            <text:p>66.7744</text:p>
          </table:table-cell>
          <table:table-cell office:value-type="float" office:value="178.226">
            <text:p>178.2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2791">
            <text:p>2.22791</text:p>
          </table:table-cell>
          <table:table-cell office:value-type="float" office:value="66.7451">
            <text:p>66.7451</text:p>
          </table:table-cell>
          <table:table-cell office:value-type="float" office:value="178.255">
            <text:p>178.2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66.7253">
            <text:p>66.7253</text:p>
          </table:table-cell>
          <table:table-cell office:value-type="float" office:value="178.275">
            <text:p>178.2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8473">
            <text:p>2.28473</text:p>
          </table:table-cell>
          <table:table-cell office:value-type="float" office:value="66.6936">
            <text:p>66.6936</text:p>
          </table:table-cell>
          <table:table-cell office:value-type="float" office:value="178.306">
            <text:p>178.3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1989">
            <text:p>2.31989</text:p>
          </table:table-cell>
          <table:table-cell office:value-type="float" office:value="66.6606">
            <text:p>66.6606</text:p>
          </table:table-cell>
          <table:table-cell office:value-type="float" office:value="178.339">
            <text:p>178.3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5706">
            <text:p>2.35706</text:p>
          </table:table-cell>
          <table:table-cell office:value-type="float" office:value="66.6247">
            <text:p>66.6247</text:p>
          </table:table-cell>
          <table:table-cell office:value-type="float" office:value="178.375">
            <text:p>178.3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9252">
            <text:p>2.39252</text:p>
          </table:table-cell>
          <table:table-cell office:value-type="float" office:value="66.5894">
            <text:p>66.5894</text:p>
          </table:table-cell>
          <table:table-cell office:value-type="float" office:value="178.411">
            <text:p>178.4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2456">
            <text:p>2.42456</text:p>
          </table:table-cell>
          <table:table-cell office:value-type="float" office:value="66.5568">
            <text:p>66.5568</text:p>
          </table:table-cell>
          <table:table-cell office:value-type="float" office:value="178.443">
            <text:p>178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5966">
            <text:p>2.45966</text:p>
          </table:table-cell>
          <table:table-cell office:value-type="float" office:value="66.5202">
            <text:p>66.5202</text:p>
          </table:table-cell>
          <table:table-cell office:value-type="float" office:value="178.48">
            <text:p>178.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9713">
            <text:p>2.49713</text:p>
          </table:table-cell>
          <table:table-cell office:value-type="float" office:value="66.4802">
            <text:p>66.4802</text:p>
          </table:table-cell>
          <table:table-cell office:value-type="float" office:value="178.52">
            <text:p>178.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3198">
            <text:p>2.53198</text:p>
          </table:table-cell>
          <table:table-cell office:value-type="float" office:value="66.4419">
            <text:p>66.4419</text:p>
          </table:table-cell>
          <table:table-cell office:value-type="float" office:value="178.558">
            <text:p>178.5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6488">
            <text:p>2.56488</text:p>
          </table:table-cell>
          <table:table-cell office:value-type="float" office:value="66.405">
            <text:p>66.405</text:p>
          </table:table-cell>
          <table:table-cell office:value-type="float" office:value="178.595">
            <text:p>178.5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8508">
            <text:p>2.58508</text:p>
          </table:table-cell>
          <table:table-cell office:value-type="float" office:value="66.3819">
            <text:p>66.3819</text:p>
          </table:table-cell>
          <table:table-cell office:value-type="float" office:value="178.618">
            <text:p>178.6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2048">
            <text:p>2.62048</text:p>
          </table:table-cell>
          <table:table-cell office:value-type="float" office:value="66.3408">
            <text:p>66.3408</text:p>
          </table:table-cell>
          <table:table-cell office:value-type="float" office:value="178.659">
            <text:p>178.6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5436">
            <text:p>2.65436</text:p>
          </table:table-cell>
          <table:table-cell office:value-type="float" office:value="66.3007">
            <text:p>66.3007</text:p>
          </table:table-cell>
          <table:table-cell office:value-type="float" office:value="178.699">
            <text:p>178.6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8823">
            <text:p>2.68823</text:p>
          </table:table-cell>
          <table:table-cell office:value-type="float" office:value="66.2597">
            <text:p>66.2597</text:p>
          </table:table-cell>
          <table:table-cell office:value-type="float" office:value="178.74">
            <text:p>178.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207">
            <text:p>2.7207</text:p>
          </table:table-cell>
          <table:table-cell office:value-type="float" office:value="66.2197">
            <text:p>66.2197</text:p>
          </table:table-cell>
          <table:table-cell office:value-type="float" office:value="178.78">
            <text:p>178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5403">
            <text:p>2.75403</text:p>
          </table:table-cell>
          <table:table-cell office:value-type="float" office:value="66.1777">
            <text:p>66.1777</text:p>
          </table:table-cell>
          <table:table-cell office:value-type="float" office:value="178.822">
            <text:p>178.8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8723">
            <text:p>2.78723</text:p>
          </table:table-cell>
          <table:table-cell office:value-type="float" office:value="66.1353">
            <text:p>66.1353</text:p>
          </table:table-cell>
          <table:table-cell office:value-type="float" office:value="178.865">
            <text:p>178.8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2166">
            <text:p>2.82166</text:p>
          </table:table-cell>
          <table:table-cell office:value-type="float" office:value="66.0903">
            <text:p>66.0903</text:p>
          </table:table-cell>
          <table:table-cell office:value-type="float" office:value="178.91">
            <text:p>178.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5852">
            <text:p>2.85852</text:p>
          </table:table-cell>
          <table:table-cell office:value-type="float" office:value="66.0413">
            <text:p>66.0413</text:p>
          </table:table-cell>
          <table:table-cell office:value-type="float" office:value="178.959">
            <text:p>178.9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9398">
            <text:p>2.89398</text:p>
          </table:table-cell>
          <table:table-cell office:value-type="float" office:value="65.9932">
            <text:p>65.9932</text:p>
          </table:table-cell>
          <table:table-cell office:value-type="float" office:value="179.007">
            <text:p>179.0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3152">
            <text:p>2.93152</text:p>
          </table:table-cell>
          <table:table-cell office:value-type="float" office:value="65.9414">
            <text:p>65.9414</text:p>
          </table:table-cell>
          <table:table-cell office:value-type="float" office:value="179.059">
            <text:p>179.0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6545">
            <text:p>2.96545</text:p>
          </table:table-cell>
          <table:table-cell office:value-type="float" office:value="65.8938">
            <text:p>65.8938</text:p>
          </table:table-cell>
          <table:table-cell office:value-type="float" office:value="179.106">
            <text:p>179.1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0055">
            <text:p>3.00055</text:p>
          </table:table-cell>
          <table:table-cell office:value-type="float" office:value="65.8438">
            <text:p>65.8438</text:p>
          </table:table-cell>
          <table:table-cell office:value-type="float" office:value="179.156">
            <text:p>179.1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3436">
            <text:p>3.03436</text:p>
          </table:table-cell>
          <table:table-cell office:value-type="float" office:value="65.7947">
            <text:p>65.7947</text:p>
          </table:table-cell>
          <table:table-cell office:value-type="float" office:value="179.205">
            <text:p>179.2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5475">
            <text:p>3.05475</text:p>
          </table:table-cell>
          <table:table-cell office:value-type="float" office:value="65.7648">
            <text:p>65.7648</text:p>
          </table:table-cell>
          <table:table-cell office:value-type="float" office:value="179.235">
            <text:p>179.2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8746">
            <text:p>3.08746</text:p>
          </table:table-cell>
          <table:table-cell office:value-type="float" office:value="65.7161">
            <text:p>65.7161</text:p>
          </table:table-cell>
          <table:table-cell office:value-type="float" office:value="179.284">
            <text:p>179.2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2097">
            <text:p>3.12097</text:p>
          </table:table-cell>
          <table:table-cell office:value-type="float" office:value="65.6657">
            <text:p>65.6657</text:p>
          </table:table-cell>
          <table:table-cell office:value-type="float" office:value="179.334">
            <text:p>179.3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5289">
            <text:p>3.15289</text:p>
          </table:table-cell>
          <table:table-cell office:value-type="float" office:value="65.6168">
            <text:p>65.6168</text:p>
          </table:table-cell>
          <table:table-cell office:value-type="float" office:value="179.383">
            <text:p>179.3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8573">
            <text:p>3.18573</text:p>
          </table:table-cell>
          <table:table-cell office:value-type="float" office:value="65.5659">
            <text:p>65.5659</text:p>
          </table:table-cell>
          <table:table-cell office:value-type="float" office:value="179.434">
            <text:p>179.4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1936">
            <text:p>3.21936</text:p>
          </table:table-cell>
          <table:table-cell office:value-type="float" office:value="65.5131">
            <text:p>65.5131</text:p>
          </table:table-cell>
          <table:table-cell office:value-type="float" office:value="179.487">
            <text:p>179.4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5354">
            <text:p>3.25354</text:p>
          </table:table-cell>
          <table:table-cell office:value-type="float" office:value="65.4586">
            <text:p>65.4586</text:p>
          </table:table-cell>
          <table:table-cell office:value-type="float" office:value="179.541">
            <text:p>179.5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9169">
            <text:p>3.29169</text:p>
          </table:table-cell>
          <table:table-cell office:value-type="float" office:value="65.3968">
            <text:p>65.3968</text:p>
          </table:table-cell>
          <table:table-cell office:value-type="float" office:value="179.603">
            <text:p>179.6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2648">
            <text:p>3.32648</text:p>
          </table:table-cell>
          <table:table-cell office:value-type="float" office:value="65.3399">
            <text:p>65.3399</text:p>
          </table:table-cell>
          <table:table-cell office:value-type="float" office:value="179.66">
            <text:p>179.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6176">
            <text:p>3.36176</text:p>
          </table:table-cell>
          <table:table-cell office:value-type="float" office:value="65.2812">
            <text:p>65.2812</text:p>
          </table:table-cell>
          <table:table-cell office:value-type="float" office:value="179.719">
            <text:p>179.7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9447">
            <text:p>3.39447</text:p>
          </table:table-cell>
          <table:table-cell office:value-type="float" office:value="65.2263">
            <text:p>65.2263</text:p>
          </table:table-cell>
          <table:table-cell office:value-type="float" office:value="179.774">
            <text:p>179.7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2853">
            <text:p>3.42853</text:p>
          </table:table-cell>
          <table:table-cell office:value-type="float" office:value="65.1684">
            <text:p>65.1684</text:p>
          </table:table-cell>
          <table:table-cell office:value-type="float" office:value="179.832">
            <text:p>179.8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6173">
            <text:p>3.46173</text:p>
          </table:table-cell>
          <table:table-cell office:value-type="float" office:value="65.1113">
            <text:p>65.1113</text:p>
          </table:table-cell>
          <table:table-cell office:value-type="float" office:value="179.889">
            <text:p>179.8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953">
            <text:p>3.4953</text:p>
          </table:table-cell>
          <table:table-cell office:value-type="float" office:value="65.0527">
            <text:p>65.0527</text:p>
          </table:table-cell>
          <table:table-cell office:value-type="float" office:value="179.947">
            <text:p>179.9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2826">
            <text:p>3.52826</text:p>
          </table:table-cell>
          <table:table-cell office:value-type="float" office:value="64.9948">
            <text:p>64.9948</text:p>
          </table:table-cell>
          <table:table-cell office:value-type="float" office:value="180.005">
            <text:p>180.0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6384">
            <text:p>3.56384</text:p>
          </table:table-cell>
          <table:table-cell office:value-type="float" office:value="64.9314">
            <text:p>64.9314</text:p>
          </table:table-cell>
          <table:table-cell office:value-type="float" office:value="180.069">
            <text:p>180.0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849">
            <text:p>3.5849</text:p>
          </table:table-cell>
          <table:table-cell office:value-type="float" office:value="64.8935">
            <text:p>64.8935</text:p>
          </table:table-cell>
          <table:table-cell office:value-type="float" office:value="180.107">
            <text:p>180.1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2036">
            <text:p>3.62036</text:p>
          </table:table-cell>
          <table:table-cell office:value-type="float" office:value="64.8291">
            <text:p>64.8291</text:p>
          </table:table-cell>
          <table:table-cell office:value-type="float" office:value="180.171">
            <text:p>180.1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5387">
            <text:p>3.65387</text:p>
          </table:table-cell>
          <table:table-cell office:value-type="float" office:value="64.7677">
            <text:p>64.7677</text:p>
          </table:table-cell>
          <table:table-cell office:value-type="float" office:value="180.232">
            <text:p>180.2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9031">
            <text:p>3.69031</text:p>
          </table:table-cell>
          <table:table-cell office:value-type="float" office:value="64.7003">
            <text:p>64.7003</text:p>
          </table:table-cell>
          <table:table-cell office:value-type="float" office:value="180.3">
            <text:p>180.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2205">
            <text:p>3.72205</text:p>
          </table:table-cell>
          <table:table-cell office:value-type="float" office:value="64.6409">
            <text:p>64.6409</text:p>
          </table:table-cell>
          <table:table-cell office:value-type="float" office:value="180.359">
            <text:p>180.3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5562">
            <text:p>3.75562</text:p>
          </table:table-cell>
          <table:table-cell office:value-type="float" office:value="64.5776">
            <text:p>64.5776</text:p>
          </table:table-cell>
          <table:table-cell office:value-type="float" office:value="180.422">
            <text:p>180.4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876">
            <text:p>3.7876</text:p>
          </table:table-cell>
          <table:table-cell office:value-type="float" office:value="64.5168">
            <text:p>64.5168</text:p>
          </table:table-cell>
          <table:table-cell office:value-type="float" office:value="180.483">
            <text:p>180.4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2544">
            <text:p>3.82544</text:p>
          </table:table-cell>
          <table:table-cell office:value-type="float" office:value="64.4439">
            <text:p>64.4439</text:p>
          </table:table-cell>
          <table:table-cell office:value-type="float" office:value="180.556">
            <text:p>180.5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6084">
            <text:p>3.86084</text:p>
          </table:table-cell>
          <table:table-cell office:value-type="float" office:value="64.3751">
            <text:p>64.3751</text:p>
          </table:table-cell>
          <table:table-cell office:value-type="float" office:value="180.625">
            <text:p>180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9532">
            <text:p>3.89532</text:p>
          </table:table-cell>
          <table:table-cell office:value-type="float" office:value="64.3075">
            <text:p>64.3075</text:p>
          </table:table-cell>
          <table:table-cell office:value-type="float" office:value="180.693">
            <text:p>180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3298">
            <text:p>3.93298</text:p>
          </table:table-cell>
          <table:table-cell office:value-type="float" office:value="64.2329">
            <text:p>64.2329</text:p>
          </table:table-cell>
          <table:table-cell office:value-type="float" office:value="180.767">
            <text:p>180.7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6985">
            <text:p>3.96985</text:p>
          </table:table-cell>
          <table:table-cell office:value-type="float" office:value="64.1593">
            <text:p>64.1593</text:p>
          </table:table-cell>
          <table:table-cell office:value-type="float" office:value="180.841">
            <text:p>180.8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0372">
            <text:p>4.00372</text:p>
          </table:table-cell>
          <table:table-cell office:value-type="float" office:value="64.0911">
            <text:p>64.0911</text:p>
          </table:table-cell>
          <table:table-cell office:value-type="float" office:value="180.909">
            <text:p>180.9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3851">
            <text:p>4.03851</text:p>
          </table:table-cell>
          <table:table-cell office:value-type="float" office:value="64.0204">
            <text:p>64.0204</text:p>
          </table:table-cell>
          <table:table-cell office:value-type="float" office:value="180.98">
            <text:p>180.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7513">
            <text:p>4.07513</text:p>
          </table:table-cell>
          <table:table-cell office:value-type="float" office:value="63.9453">
            <text:p>63.9453</text:p>
          </table:table-cell>
          <table:table-cell office:value-type="float" office:value="181.055">
            <text:p>181.0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0968">
            <text:p>4.10968</text:p>
          </table:table-cell>
          <table:table-cell office:value-type="float" office:value="63.8741">
            <text:p>63.8741</text:p>
          </table:table-cell>
          <table:table-cell office:value-type="float" office:value="181.126">
            <text:p>181.1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4514">
            <text:p>4.14514</text:p>
          </table:table-cell>
          <table:table-cell office:value-type="float" office:value="63.8003">
            <text:p>63.8003</text:p>
          </table:table-cell>
          <table:table-cell office:value-type="float" office:value="181.2">
            <text:p>181.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8079">
            <text:p>4.18079</text:p>
          </table:table-cell>
          <table:table-cell office:value-type="float" office:value="63.7254">
            <text:p>63.7254</text:p>
          </table:table-cell>
          <table:table-cell office:value-type="float" office:value="181.275">
            <text:p>181.2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1484">
            <text:p>4.21484</text:p>
          </table:table-cell>
          <table:table-cell office:value-type="float" office:value="63.6535">
            <text:p>63.6535</text:p>
          </table:table-cell>
          <table:table-cell office:value-type="float" office:value="181.347">
            <text:p>181.3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4835">
            <text:p>4.24835</text:p>
          </table:table-cell>
          <table:table-cell office:value-type="float" office:value="63.5821">
            <text:p>63.5821</text:p>
          </table:table-cell>
          <table:table-cell office:value-type="float" office:value="181.418">
            <text:p>181.4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8424">
            <text:p>4.28424</text:p>
          </table:table-cell>
          <table:table-cell office:value-type="float" office:value="63.5052">
            <text:p>63.5052</text:p>
          </table:table-cell>
          <table:table-cell office:value-type="float" office:value="181.495">
            <text:p>181.4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1604">
            <text:p>4.31604</text:p>
          </table:table-cell>
          <table:table-cell office:value-type="float" office:value="63.4365">
            <text:p>63.4365</text:p>
          </table:table-cell>
          <table:table-cell office:value-type="float" office:value="181.563">
            <text:p>181.5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4918">
            <text:p>4.34918</text:p>
          </table:table-cell>
          <table:table-cell office:value-type="float" office:value="63.3646">
            <text:p>63.3646</text:p>
          </table:table-cell>
          <table:table-cell office:value-type="float" office:value="181.635">
            <text:p>181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8165">
            <text:p>4.38165</text:p>
          </table:table-cell>
          <table:table-cell office:value-type="float" office:value="63.2936">
            <text:p>63.2936</text:p>
          </table:table-cell>
          <table:table-cell office:value-type="float" office:value="181.706">
            <text:p>181.7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1803">
            <text:p>4.41803</text:p>
          </table:table-cell>
          <table:table-cell office:value-type="float" office:value="63.2134">
            <text:p>63.2134</text:p>
          </table:table-cell>
          <table:table-cell office:value-type="float" office:value="181.787">
            <text:p>181.7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5392">
            <text:p>4.45392</text:p>
          </table:table-cell>
          <table:table-cell office:value-type="float" office:value="63.134">
            <text:p>63.134</text:p>
          </table:table-cell>
          <table:table-cell office:value-type="float" office:value="181.866">
            <text:p>181.8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8883">
            <text:p>4.48883</text:p>
          </table:table-cell>
          <table:table-cell office:value-type="float" office:value="63.0562">
            <text:p>63.0562</text:p>
          </table:table-cell>
          <table:table-cell office:value-type="float" office:value="181.944">
            <text:p>181.9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2429">
            <text:p>4.52429</text:p>
          </table:table-cell>
          <table:table-cell office:value-type="float" office:value="62.9766">
            <text:p>62.9766</text:p>
          </table:table-cell>
          <table:table-cell office:value-type="float" office:value="182.023">
            <text:p>182.0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5969">
            <text:p>4.55969</text:p>
          </table:table-cell>
          <table:table-cell office:value-type="float" office:value="62.8966">
            <text:p>62.8966</text:p>
          </table:table-cell>
          <table:table-cell office:value-type="float" office:value="182.103">
            <text:p>182.1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9155">
            <text:p>4.59155</text:p>
          </table:table-cell>
          <table:table-cell office:value-type="float" office:value="62.8244">
            <text:p>62.8244</text:p>
          </table:table-cell>
          <table:table-cell office:value-type="float" office:value="182.176">
            <text:p>182.1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2769">
            <text:p>4.62769</text:p>
          </table:table-cell>
          <table:table-cell office:value-type="float" office:value="62.7419">
            <text:p>62.7419</text:p>
          </table:table-cell>
          <table:table-cell office:value-type="float" office:value="182.258">
            <text:p>182.2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6119">
            <text:p>4.66119</text:p>
          </table:table-cell>
          <table:table-cell office:value-type="float" office:value="62.6649">
            <text:p>62.6649</text:p>
          </table:table-cell>
          <table:table-cell office:value-type="float" office:value="182.335">
            <text:p>182.3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9324">
            <text:p>4.69324</text:p>
          </table:table-cell>
          <table:table-cell office:value-type="float" office:value="62.591">
            <text:p>62.591</text:p>
          </table:table-cell>
          <table:table-cell office:value-type="float" office:value="182.409">
            <text:p>182.4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2626">
            <text:p>4.72626</text:p>
          </table:table-cell>
          <table:table-cell office:value-type="float" office:value="62.5144">
            <text:p>62.5144</text:p>
          </table:table-cell>
          <table:table-cell office:value-type="float" office:value="182.486">
            <text:p>182.4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5885">
            <text:p>4.75885</text:p>
          </table:table-cell>
          <table:table-cell office:value-type="float" office:value="62.4386">
            <text:p>62.4386</text:p>
          </table:table-cell>
          <table:table-cell office:value-type="float" office:value="182.561">
            <text:p>182.5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9193">
            <text:p>4.79193</text:p>
          </table:table-cell>
          <table:table-cell office:value-type="float" office:value="62.361">
            <text:p>62.361</text:p>
          </table:table-cell>
          <table:table-cell office:value-type="float" office:value="182.639">
            <text:p>182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28">
            <text:p>4.828</text:p>
          </table:table-cell>
          <table:table-cell office:value-type="float" office:value="62.2761">
            <text:p>62.2761</text:p>
          </table:table-cell>
          <table:table-cell office:value-type="float" office:value="182.724">
            <text:p>182.7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6426">
            <text:p>4.86426</text:p>
          </table:table-cell>
          <table:table-cell office:value-type="float" office:value="62.1903">
            <text:p>62.1903</text:p>
          </table:table-cell>
          <table:table-cell office:value-type="float" office:value="182.81">
            <text:p>182.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0002">
            <text:p>4.90002</text:p>
          </table:table-cell>
          <table:table-cell office:value-type="float" office:value="62.1052">
            <text:p>62.1052</text:p>
          </table:table-cell>
          <table:table-cell office:value-type="float" office:value="182.895">
            <text:p>182.8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3616">
            <text:p>4.93616</text:p>
          </table:table-cell>
          <table:table-cell office:value-type="float" office:value="62.0188">
            <text:p>62.0188</text:p>
          </table:table-cell>
          <table:table-cell office:value-type="float" office:value="182.981">
            <text:p>182.9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693">
            <text:p>4.9693</text:p>
          </table:table-cell>
          <table:table-cell office:value-type="float" office:value="61.9392">
            <text:p>61.9392</text:p>
          </table:table-cell>
          <table:table-cell office:value-type="float" office:value="183.061">
            <text:p>183.0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0153">
            <text:p>5.00153</text:p>
          </table:table-cell>
          <table:table-cell office:value-type="float" office:value="61.8615">
            <text:p>61.8615</text:p>
          </table:table-cell>
          <table:table-cell office:value-type="float" office:value="183.138">
            <text:p>183.1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3503">
            <text:p>5.03503</text:p>
          </table:table-cell>
          <table:table-cell office:value-type="float" office:value="61.7804">
            <text:p>61.7804</text:p>
          </table:table-cell>
          <table:table-cell office:value-type="float" office:value="183.22">
            <text:p>183.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6812">
            <text:p>5.06812</text:p>
          </table:table-cell>
          <table:table-cell office:value-type="float" office:value="61.7">
            <text:p>61.7</text:p>
          </table:table-cell>
          <table:table-cell office:value-type="float" office:value="183.3">
            <text:p>183.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0455">
            <text:p>5.10455</text:p>
          </table:table-cell>
          <table:table-cell office:value-type="float" office:value="61.611">
            <text:p>61.611</text:p>
          </table:table-cell>
          <table:table-cell office:value-type="float" office:value="183.389">
            <text:p>183.3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391">
            <text:p>5.1391</text:p>
          </table:table-cell>
          <table:table-cell office:value-type="float" office:value="61.5264">
            <text:p>61.5264</text:p>
          </table:table-cell>
          <table:table-cell office:value-type="float" office:value="183.474">
            <text:p>183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7322">
            <text:p>5.17322</text:p>
          </table:table-cell>
          <table:table-cell office:value-type="float" office:value="61.4424">
            <text:p>61.4424</text:p>
          </table:table-cell>
          <table:table-cell office:value-type="float" office:value="183.558">
            <text:p>183.5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0941">
            <text:p>5.20941</text:p>
          </table:table-cell>
          <table:table-cell office:value-type="float" office:value="61.3528">
            <text:p>61.3528</text:p>
          </table:table-cell>
          <table:table-cell office:value-type="float" office:value="183.647">
            <text:p>183.6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4457">
            <text:p>5.24457</text:p>
          </table:table-cell>
          <table:table-cell office:value-type="float" office:value="61.2657">
            <text:p>61.2657</text:p>
          </table:table-cell>
          <table:table-cell office:value-type="float" office:value="183.734">
            <text:p>183.7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7618">
            <text:p>5.27618</text:p>
          </table:table-cell>
          <table:table-cell office:value-type="float" office:value="61.187">
            <text:p>61.187</text:p>
          </table:table-cell>
          <table:table-cell office:value-type="float" office:value="183.813">
            <text:p>183.8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0872">
            <text:p>5.30872</text:p>
          </table:table-cell>
          <table:table-cell office:value-type="float" office:value="61.1057">
            <text:p>61.1057</text:p>
          </table:table-cell>
          <table:table-cell office:value-type="float" office:value="183.894">
            <text:p>183.8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4094">
            <text:p>5.34094</text:p>
          </table:table-cell>
          <table:table-cell office:value-type="float" office:value="61.0251">
            <text:p>61.0251</text:p>
          </table:table-cell>
          <table:table-cell office:value-type="float" office:value="183.975">
            <text:p>183.9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7317">
            <text:p>5.37317</text:p>
          </table:table-cell>
          <table:table-cell office:value-type="float" office:value="60.9439">
            <text:p>60.9439</text:p>
          </table:table-cell>
          <table:table-cell office:value-type="float" office:value="184.056">
            <text:p>184.0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057">
            <text:p>5.4057</text:p>
          </table:table-cell>
          <table:table-cell office:value-type="float" office:value="60.8619">
            <text:p>60.8619</text:p>
          </table:table-cell>
          <table:table-cell office:value-type="float" office:value="184.138">
            <text:p>184.1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2871">
            <text:p>5.42871</text:p>
          </table:table-cell>
          <table:table-cell office:value-type="float" office:value="60.8035">
            <text:p>60.8035</text:p>
          </table:table-cell>
          <table:table-cell office:value-type="float" office:value="184.197">
            <text:p>184.1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6265">
            <text:p>5.46265</text:p>
          </table:table-cell>
          <table:table-cell office:value-type="float" office:value="60.7176">
            <text:p>60.7176</text:p>
          </table:table-cell>
          <table:table-cell office:value-type="float" office:value="184.282">
            <text:p>184.2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9658">
            <text:p>5.49658</text:p>
          </table:table-cell>
          <table:table-cell office:value-type="float" office:value="60.6312">
            <text:p>60.6312</text:p>
          </table:table-cell>
          <table:table-cell office:value-type="float" office:value="184.369">
            <text:p>184.3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3149">
            <text:p>5.53149</text:p>
          </table:table-cell>
          <table:table-cell office:value-type="float" office:value="60.5421">
            <text:p>60.5421</text:p>
          </table:table-cell>
          <table:table-cell office:value-type="float" office:value="184.458">
            <text:p>184.4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6775">
            <text:p>5.56775</text:p>
          </table:table-cell>
          <table:table-cell office:value-type="float" office:value="60.4492">
            <text:p>60.4492</text:p>
          </table:table-cell>
          <table:table-cell office:value-type="float" office:value="184.551">
            <text:p>184.5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037">
            <text:p>5.6037</text:p>
          </table:table-cell>
          <table:table-cell office:value-type="float" office:value="60.3568">
            <text:p>60.3568</text:p>
          </table:table-cell>
          <table:table-cell office:value-type="float" office:value="184.643">
            <text:p>184.6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3947">
            <text:p>5.63947</text:p>
          </table:table-cell>
          <table:table-cell office:value-type="float" office:value="60.2647">
            <text:p>60.2647</text:p>
          </table:table-cell>
          <table:table-cell office:value-type="float" office:value="184.735">
            <text:p>184.7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7493">
            <text:p>5.67493</text:p>
          </table:table-cell>
          <table:table-cell office:value-type="float" office:value="60.1729">
            <text:p>60.1729</text:p>
          </table:table-cell>
          <table:table-cell office:value-type="float" office:value="184.827">
            <text:p>184.8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0966">
            <text:p>5.70966</text:p>
          </table:table-cell>
          <table:table-cell office:value-type="float" office:value="60.0829">
            <text:p>60.0829</text:p>
          </table:table-cell>
          <table:table-cell office:value-type="float" office:value="184.917">
            <text:p>184.9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4463">
            <text:p>5.74463</text:p>
          </table:table-cell>
          <table:table-cell office:value-type="float" office:value="59.992">
            <text:p>59.992</text:p>
          </table:table-cell>
          <table:table-cell office:value-type="float" office:value="185.008">
            <text:p>185.0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7942">
            <text:p>5.77942</text:p>
          </table:table-cell>
          <table:table-cell office:value-type="float" office:value="59.9014">
            <text:p>59.9014</text:p>
          </table:table-cell>
          <table:table-cell office:value-type="float" office:value="185.099">
            <text:p>185.0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1293">
            <text:p>5.81293</text:p>
          </table:table-cell>
          <table:table-cell office:value-type="float" office:value="59.8139">
            <text:p>59.8139</text:p>
          </table:table-cell>
          <table:table-cell office:value-type="float" office:value="185.186">
            <text:p>185.1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4741">
            <text:p>5.84741</text:p>
          </table:table-cell>
          <table:table-cell office:value-type="float" office:value="59.7236">
            <text:p>59.7236</text:p>
          </table:table-cell>
          <table:table-cell office:value-type="float" office:value="185.276">
            <text:p>185.2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8055">
            <text:p>5.88055</text:p>
          </table:table-cell>
          <table:table-cell office:value-type="float" office:value="59.6367">
            <text:p>59.6367</text:p>
          </table:table-cell>
          <table:table-cell office:value-type="float" office:value="185.363">
            <text:p>185.3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1339">
            <text:p>5.91339</text:p>
          </table:table-cell>
          <table:table-cell office:value-type="float" office:value="59.5504">
            <text:p>59.5504</text:p>
          </table:table-cell>
          <table:table-cell office:value-type="float" office:value="185.45">
            <text:p>185.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3481">
            <text:p>5.93481</text:p>
          </table:table-cell>
          <table:table-cell office:value-type="float" office:value="59.4937">
            <text:p>59.4937</text:p>
          </table:table-cell>
          <table:table-cell office:value-type="float" office:value="185.506">
            <text:p>185.5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7095">
            <text:p>5.97095</text:p>
          </table:table-cell>
          <table:table-cell office:value-type="float" office:value="59.3983">
            <text:p>59.3983</text:p>
          </table:table-cell>
          <table:table-cell office:value-type="float" office:value="185.602">
            <text:p>185.6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0623">
            <text:p>6.00623</text:p>
          </table:table-cell>
          <table:table-cell office:value-type="float" office:value="59.3049">
            <text:p>59.3049</text:p>
          </table:table-cell>
          <table:table-cell office:value-type="float" office:value="185.695">
            <text:p>185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3931">
            <text:p>6.03931</text:p>
          </table:table-cell>
          <table:table-cell office:value-type="float" office:value="59.2171">
            <text:p>59.2171</text:p>
          </table:table-cell>
          <table:table-cell office:value-type="float" office:value="185.783">
            <text:p>185.7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7349">
            <text:p>6.07349</text:p>
          </table:table-cell>
          <table:table-cell office:value-type="float" office:value="59.1262">
            <text:p>59.1262</text:p>
          </table:table-cell>
          <table:table-cell office:value-type="float" office:value="185.874">
            <text:p>185.8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0541">
            <text:p>6.10541</text:p>
          </table:table-cell>
          <table:table-cell office:value-type="float" office:value="59.0413">
            <text:p>59.0413</text:p>
          </table:table-cell>
          <table:table-cell office:value-type="float" office:value="185.959">
            <text:p>185.9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2671">
            <text:p>6.12671</text:p>
          </table:table-cell>
          <table:table-cell office:value-type="float" office:value="58.9843">
            <text:p>58.9843</text:p>
          </table:table-cell>
          <table:table-cell office:value-type="float" office:value="186.016">
            <text:p>186.0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6107">
            <text:p>6.16107</text:p>
          </table:table-cell>
          <table:table-cell office:value-type="float" office:value="58.8924">
            <text:p>58.8924</text:p>
          </table:table-cell>
          <table:table-cell office:value-type="float" office:value="186.108">
            <text:p>186.1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9586">
            <text:p>6.19586</text:p>
          </table:table-cell>
          <table:table-cell office:value-type="float" office:value="58.7993">
            <text:p>58.7993</text:p>
          </table:table-cell>
          <table:table-cell office:value-type="float" office:value="186.201">
            <text:p>186.2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287">
            <text:p>6.2287</text:p>
          </table:table-cell>
          <table:table-cell office:value-type="float" office:value="58.7112">
            <text:p>58.7112</text:p>
          </table:table-cell>
          <table:table-cell office:value-type="float" office:value="186.289">
            <text:p>186.2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652">
            <text:p>6.2652</text:p>
          </table:table-cell>
          <table:table-cell office:value-type="float" office:value="58.613">
            <text:p>58.613</text:p>
          </table:table-cell>
          <table:table-cell office:value-type="float" office:value="186.387">
            <text:p>186.3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9779">
            <text:p>6.29779</text:p>
          </table:table-cell>
          <table:table-cell office:value-type="float" office:value="58.5252">
            <text:p>58.5252</text:p>
          </table:table-cell>
          <table:table-cell office:value-type="float" office:value="186.475">
            <text:p>186.4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3051">
            <text:p>6.33051</text:p>
          </table:table-cell>
          <table:table-cell office:value-type="float" office:value="58.437">
            <text:p>58.437</text:p>
          </table:table-cell>
          <table:table-cell office:value-type="float" office:value="186.563">
            <text:p>186.5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6572">
            <text:p>6.36572</text:p>
          </table:table-cell>
          <table:table-cell office:value-type="float" office:value="58.3418">
            <text:p>58.3418</text:p>
          </table:table-cell>
          <table:table-cell office:value-type="float" office:value="186.658">
            <text:p>186.6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0057">
            <text:p>6.40057</text:p>
          </table:table-cell>
          <table:table-cell office:value-type="float" office:value="58.2474">
            <text:p>58.2474</text:p>
          </table:table-cell>
          <table:table-cell office:value-type="float" office:value="186.753">
            <text:p>186.7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3304">
            <text:p>6.43304</text:p>
          </table:table-cell>
          <table:table-cell office:value-type="float" office:value="58.1594">
            <text:p>58.1594</text:p>
          </table:table-cell>
          <table:table-cell office:value-type="float" office:value="186.841">
            <text:p>186.8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6722">
            <text:p>6.46722</text:p>
          </table:table-cell>
          <table:table-cell office:value-type="float" office:value="58.0665">
            <text:p>58.0665</text:p>
          </table:table-cell>
          <table:table-cell office:value-type="float" office:value="186.933">
            <text:p>186.9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0085">
            <text:p>6.50085</text:p>
          </table:table-cell>
          <table:table-cell office:value-type="float" office:value="57.9751">
            <text:p>57.9751</text:p>
          </table:table-cell>
          <table:table-cell office:value-type="float" office:value="187.025">
            <text:p>187.0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3302">
            <text:p>6.53302</text:p>
          </table:table-cell>
          <table:table-cell office:value-type="float" office:value="57.8875">
            <text:p>57.8875</text:p>
          </table:table-cell>
          <table:table-cell office:value-type="float" office:value="187.112">
            <text:p>187.1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567">
            <text:p>6.5567</text:p>
          </table:table-cell>
          <table:table-cell office:value-type="float" office:value="57.8227">
            <text:p>57.8227</text:p>
          </table:table-cell>
          <table:table-cell office:value-type="float" office:value="187.177">
            <text:p>187.1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7898">
            <text:p>6.57898</text:p>
          </table:table-cell>
          <table:table-cell office:value-type="float" office:value="57.7618">
            <text:p>57.7618</text:p>
          </table:table-cell>
          <table:table-cell office:value-type="float" office:value="187.238">
            <text:p>187.2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1603">
            <text:p>6.61603</text:p>
          </table:table-cell>
          <table:table-cell office:value-type="float" office:value="57.6606">
            <text:p>57.6606</text:p>
          </table:table-cell>
          <table:table-cell office:value-type="float" office:value="187.339">
            <text:p>187.3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5002">
            <text:p>6.65002</text:p>
          </table:table-cell>
          <table:table-cell office:value-type="float" office:value="57.5676">
            <text:p>57.5676</text:p>
          </table:table-cell>
          <table:table-cell office:value-type="float" office:value="187.432">
            <text:p>187.4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8542">
            <text:p>6.68542</text:p>
          </table:table-cell>
          <table:table-cell office:value-type="float" office:value="57.4705">
            <text:p>57.4705</text:p>
          </table:table-cell>
          <table:table-cell office:value-type="float" office:value="187.529">
            <text:p>187.5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2052">
            <text:p>6.72052</text:p>
          </table:table-cell>
          <table:table-cell office:value-type="float" office:value="57.3742">
            <text:p>57.3742</text:p>
          </table:table-cell>
          <table:table-cell office:value-type="float" office:value="187.626">
            <text:p>187.6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5433">
            <text:p>6.75433</text:p>
          </table:table-cell>
          <table:table-cell office:value-type="float" office:value="57.2812">
            <text:p>57.2812</text:p>
          </table:table-cell>
          <table:table-cell office:value-type="float" office:value="187.719">
            <text:p>187.7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9102">
            <text:p>6.79102</text:p>
          </table:table-cell>
          <table:table-cell office:value-type="float" office:value="57.1803">
            <text:p>57.1803</text:p>
          </table:table-cell>
          <table:table-cell office:value-type="float" office:value="187.82">
            <text:p>187.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2385">
            <text:p>6.82385</text:p>
          </table:table-cell>
          <table:table-cell office:value-type="float" office:value="57.0898">
            <text:p>57.0898</text:p>
          </table:table-cell>
          <table:table-cell office:value-type="float" office:value="187.91">
            <text:p>187.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5986">
            <text:p>6.85986</text:p>
          </table:table-cell>
          <table:table-cell office:value-type="float" office:value="56.9905">
            <text:p>56.9905</text:p>
          </table:table-cell>
          <table:table-cell office:value-type="float" office:value="188.009">
            <text:p>188.0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9349">
            <text:p>6.89349</text:p>
          </table:table-cell>
          <table:table-cell office:value-type="float" office:value="56.8977">
            <text:p>56.8977</text:p>
          </table:table-cell>
          <table:table-cell office:value-type="float" office:value="188.102">
            <text:p>188.1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2621">
            <text:p>6.92621</text:p>
          </table:table-cell>
          <table:table-cell office:value-type="float" office:value="56.8072">
            <text:p>56.8072</text:p>
          </table:table-cell>
          <table:table-cell office:value-type="float" office:value="188.193">
            <text:p>188.1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5837">
            <text:p>6.95837</text:p>
          </table:table-cell>
          <table:table-cell office:value-type="float" office:value="56.7183">
            <text:p>56.7183</text:p>
          </table:table-cell>
          <table:table-cell office:value-type="float" office:value="188.282">
            <text:p>188.2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9426">
            <text:p>6.99426</text:p>
          </table:table-cell>
          <table:table-cell office:value-type="float" office:value="56.619">
            <text:p>56.619</text:p>
          </table:table-cell>
          <table:table-cell office:value-type="float" office:value="188.381">
            <text:p>188.3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2588">
            <text:p>7.02588</text:p>
          </table:table-cell>
          <table:table-cell office:value-type="float" office:value="56.5314">
            <text:p>56.5314</text:p>
          </table:table-cell>
          <table:table-cell office:value-type="float" office:value="188.469">
            <text:p>188.4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6036">
            <text:p>7.06036</text:p>
          </table:table-cell>
          <table:table-cell office:value-type="float" office:value="56.4357">
            <text:p>56.4357</text:p>
          </table:table-cell>
          <table:table-cell office:value-type="float" office:value="188.564">
            <text:p>188.5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9424">
            <text:p>7.09424</text:p>
          </table:table-cell>
          <table:table-cell office:value-type="float" office:value="56.3417">
            <text:p>56.3417</text:p>
          </table:table-cell>
          <table:table-cell office:value-type="float" office:value="188.658">
            <text:p>188.6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2933">
            <text:p>7.12933</text:p>
          </table:table-cell>
          <table:table-cell office:value-type="float" office:value="56.244">
            <text:p>56.244</text:p>
          </table:table-cell>
          <table:table-cell office:value-type="float" office:value="188.756">
            <text:p>188.7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6144">
            <text:p>7.16144</text:p>
          </table:table-cell>
          <table:table-cell office:value-type="float" office:value="56.1549">
            <text:p>56.1549</text:p>
          </table:table-cell>
          <table:table-cell office:value-type="float" office:value="188.845">
            <text:p>188.8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9489">
            <text:p>7.19489</text:p>
          </table:table-cell>
          <table:table-cell office:value-type="float" office:value="56.0616">
            <text:p>56.0616</text:p>
          </table:table-cell>
          <table:table-cell office:value-type="float" office:value="188.938">
            <text:p>188.9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3285">
            <text:p>7.23285</text:p>
          </table:table-cell>
          <table:table-cell office:value-type="float" office:value="55.9559">
            <text:p>55.9559</text:p>
          </table:table-cell>
          <table:table-cell office:value-type="float" office:value="189.044">
            <text:p>189.0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6459">
            <text:p>7.26459</text:p>
          </table:table-cell>
          <table:table-cell office:value-type="float" office:value="55.8675">
            <text:p>55.8675</text:p>
          </table:table-cell>
          <table:table-cell office:value-type="float" office:value="189.132">
            <text:p>189.1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9785">
            <text:p>7.29785</text:p>
          </table:table-cell>
          <table:table-cell office:value-type="float" office:value="55.7747">
            <text:p>55.7747</text:p>
          </table:table-cell>
          <table:table-cell office:value-type="float" office:value="189.225">
            <text:p>189.2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3008">
            <text:p>7.33008</text:p>
          </table:table-cell>
          <table:table-cell office:value-type="float" office:value="55.6846">
            <text:p>55.6846</text:p>
          </table:table-cell>
          <table:table-cell office:value-type="float" office:value="189.315">
            <text:p>189.3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6359">
            <text:p>7.36359</text:p>
          </table:table-cell>
          <table:table-cell office:value-type="float" office:value="55.5909">
            <text:p>55.5909</text:p>
          </table:table-cell>
          <table:table-cell office:value-type="float" office:value="189.409">
            <text:p>189.4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9722">
            <text:p>7.39722</text:p>
          </table:table-cell>
          <table:table-cell office:value-type="float" office:value="55.4968">
            <text:p>55.4968</text:p>
          </table:table-cell>
          <table:table-cell office:value-type="float" office:value="189.503">
            <text:p>189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2938">
            <text:p>7.42938</text:p>
          </table:table-cell>
          <table:table-cell office:value-type="float" office:value="55.407">
            <text:p>55.407</text:p>
          </table:table-cell>
          <table:table-cell office:value-type="float" office:value="189.593">
            <text:p>189.5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6631">
            <text:p>7.46631</text:p>
          </table:table-cell>
          <table:table-cell office:value-type="float" office:value="55.3034">
            <text:p>55.3034</text:p>
          </table:table-cell>
          <table:table-cell office:value-type="float" office:value="189.697">
            <text:p>189.6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0317">
            <text:p>7.50317</text:p>
          </table:table-cell>
          <table:table-cell office:value-type="float" office:value="55.2001">
            <text:p>55.2001</text:p>
          </table:table-cell>
          <table:table-cell office:value-type="float" office:value="189.8">
            <text:p>189.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3687">
            <text:p>7.53687</text:p>
          </table:table-cell>
          <table:table-cell office:value-type="float" office:value="55.1057">
            <text:p>55.1057</text:p>
          </table:table-cell>
          <table:table-cell office:value-type="float" office:value="189.894">
            <text:p>189.8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705">
            <text:p>7.5705</text:p>
          </table:table-cell>
          <table:table-cell office:value-type="float" office:value="55.0112">
            <text:p>55.0112</text:p>
          </table:table-cell>
          <table:table-cell office:value-type="float" office:value="189.989">
            <text:p>189.9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0376">
            <text:p>7.60376</text:p>
          </table:table-cell>
          <table:table-cell office:value-type="float" office:value="54.9179">
            <text:p>54.9179</text:p>
          </table:table-cell>
          <table:table-cell office:value-type="float" office:value="190.082">
            <text:p>190.0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413">
            <text:p>7.6413</text:p>
          </table:table-cell>
          <table:table-cell office:value-type="float" office:value="54.8123">
            <text:p>54.8123</text:p>
          </table:table-cell>
          <table:table-cell office:value-type="float" office:value="190.188">
            <text:p>190.1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7413">
            <text:p>7.67413</text:p>
          </table:table-cell>
          <table:table-cell office:value-type="float" office:value="54.7202">
            <text:p>54.7202</text:p>
          </table:table-cell>
          <table:table-cell office:value-type="float" office:value="190.28">
            <text:p>190.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0624">
            <text:p>7.70624</text:p>
          </table:table-cell>
          <table:table-cell office:value-type="float" office:value="54.6299">
            <text:p>54.6299</text:p>
          </table:table-cell>
          <table:table-cell office:value-type="float" office:value="190.37">
            <text:p>190.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392">
            <text:p>7.7392</text:p>
          </table:table-cell>
          <table:table-cell office:value-type="float" office:value="54.5372">
            <text:p>54.5372</text:p>
          </table:table-cell>
          <table:table-cell office:value-type="float" office:value="190.463">
            <text:p>190.4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7087">
            <text:p>7.77087</text:p>
          </table:table-cell>
          <table:table-cell office:value-type="float" office:value="54.4482">
            <text:p>54.4482</text:p>
          </table:table-cell>
          <table:table-cell office:value-type="float" office:value="190.552">
            <text:p>190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0377">
            <text:p>7.80377</text:p>
          </table:table-cell>
          <table:table-cell office:value-type="float" office:value="54.3555">
            <text:p>54.3555</text:p>
          </table:table-cell>
          <table:table-cell office:value-type="float" office:value="190.645">
            <text:p>190.6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3905">
            <text:p>7.83905</text:p>
          </table:table-cell>
          <table:table-cell office:value-type="float" office:value="54.2561">
            <text:p>54.2561</text:p>
          </table:table-cell>
          <table:table-cell office:value-type="float" office:value="190.744">
            <text:p>190.7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7476">
            <text:p>7.87476</text:p>
          </table:table-cell>
          <table:table-cell office:value-type="float" office:value="54.1555">
            <text:p>54.1555</text:p>
          </table:table-cell>
          <table:table-cell office:value-type="float" office:value="190.845">
            <text:p>190.8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1241">
            <text:p>7.91241</text:p>
          </table:table-cell>
          <table:table-cell office:value-type="float" office:value="54.0493">
            <text:p>54.0493</text:p>
          </table:table-cell>
          <table:table-cell office:value-type="float" office:value="190.951">
            <text:p>190.9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4818">
            <text:p>7.94818</text:p>
          </table:table-cell>
          <table:table-cell office:value-type="float" office:value="53.9484">
            <text:p>53.9484</text:p>
          </table:table-cell>
          <table:table-cell office:value-type="float" office:value="191.052">
            <text:p>191.0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8041">
            <text:p>7.98041</text:p>
          </table:table-cell>
          <table:table-cell office:value-type="float" office:value="53.8575">
            <text:p>53.8575</text:p>
          </table:table-cell>
          <table:table-cell office:value-type="float" office:value="191.143">
            <text:p>191.1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1434">
            <text:p>8.01434</text:p>
          </table:table-cell>
          <table:table-cell office:value-type="float" office:value="53.7617">
            <text:p>53.7617</text:p>
          </table:table-cell>
          <table:table-cell office:value-type="float" office:value="191.238">
            <text:p>191.2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4706">
            <text:p>8.04706</text:p>
          </table:table-cell>
          <table:table-cell office:value-type="float" office:value="53.6694">
            <text:p>53.6694</text:p>
          </table:table-cell>
          <table:table-cell office:value-type="float" office:value="191.331">
            <text:p>191.3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835">
            <text:p>8.0835</text:p>
          </table:table-cell>
          <table:table-cell office:value-type="float" office:value="53.5664">
            <text:p>53.5664</text:p>
          </table:table-cell>
          <table:table-cell office:value-type="float" office:value="191.434">
            <text:p>191.4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1737">
            <text:p>8.11737</text:p>
          </table:table-cell>
          <table:table-cell office:value-type="float" office:value="53.4707">
            <text:p>53.4707</text:p>
          </table:table-cell>
          <table:table-cell office:value-type="float" office:value="191.529">
            <text:p>191.5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4996">
            <text:p>8.14996</text:p>
          </table:table-cell>
          <table:table-cell office:value-type="float" office:value="53.3787">
            <text:p>53.3787</text:p>
          </table:table-cell>
          <table:table-cell office:value-type="float" office:value="191.621">
            <text:p>191.6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8512">
            <text:p>8.18512</text:p>
          </table:table-cell>
          <table:table-cell office:value-type="float" office:value="53.2793">
            <text:p>53.2793</text:p>
          </table:table-cell>
          <table:table-cell office:value-type="float" office:value="191.721">
            <text:p>191.7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1814">
            <text:p>8.21814</text:p>
          </table:table-cell>
          <table:table-cell office:value-type="float" office:value="53.186">
            <text:p>53.186</text:p>
          </table:table-cell>
          <table:table-cell office:value-type="float" office:value="191.814">
            <text:p>191.8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5299">
            <text:p>8.25299</text:p>
          </table:table-cell>
          <table:table-cell office:value-type="float" office:value="53.0874">
            <text:p>53.0874</text:p>
          </table:table-cell>
          <table:table-cell office:value-type="float" office:value="191.913">
            <text:p>191.9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8601">
            <text:p>8.28601</text:p>
          </table:table-cell>
          <table:table-cell office:value-type="float" office:value="52.9941">
            <text:p>52.9941</text:p>
          </table:table-cell>
          <table:table-cell office:value-type="float" office:value="192.006">
            <text:p>192.0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1989">
            <text:p>8.31989</text:p>
          </table:table-cell>
          <table:table-cell office:value-type="float" office:value="52.8982">
            <text:p>52.8982</text:p>
          </table:table-cell>
          <table:table-cell office:value-type="float" office:value="192.102">
            <text:p>192.1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5101">
            <text:p>8.35101</text:p>
          </table:table-cell>
          <table:table-cell office:value-type="float" office:value="52.8103">
            <text:p>52.8103</text:p>
          </table:table-cell>
          <table:table-cell office:value-type="float" office:value="192.19">
            <text:p>192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8904">
            <text:p>8.38904</text:p>
          </table:table-cell>
          <table:table-cell office:value-type="float" office:value="52.7026">
            <text:p>52.7026</text:p>
          </table:table-cell>
          <table:table-cell office:value-type="float" office:value="192.297">
            <text:p>192.2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2352">
            <text:p>8.42352</text:p>
          </table:table-cell>
          <table:table-cell office:value-type="float" office:value="52.6049">
            <text:p>52.6049</text:p>
          </table:table-cell>
          <table:table-cell office:value-type="float" office:value="192.395">
            <text:p>192.3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5807">
            <text:p>8.45807</text:p>
          </table:table-cell>
          <table:table-cell office:value-type="float" office:value="52.5071">
            <text:p>52.5071</text:p>
          </table:table-cell>
          <table:table-cell office:value-type="float" office:value="192.493">
            <text:p>192.4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9432">
            <text:p>8.49432</text:p>
          </table:table-cell>
          <table:table-cell office:value-type="float" office:value="52.4044">
            <text:p>52.4044</text:p>
          </table:table-cell>
          <table:table-cell office:value-type="float" office:value="192.596">
            <text:p>192.5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2972">
            <text:p>8.52972</text:p>
          </table:table-cell>
          <table:table-cell office:value-type="float" office:value="52.3041">
            <text:p>52.3041</text:p>
          </table:table-cell>
          <table:table-cell office:value-type="float" office:value="192.696">
            <text:p>192.6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6384">
            <text:p>8.56384</text:p>
          </table:table-cell>
          <table:table-cell office:value-type="float" office:value="52.2075">
            <text:p>52.2075</text:p>
          </table:table-cell>
          <table:table-cell office:value-type="float" office:value="192.793">
            <text:p>192.7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8856">
            <text:p>8.58856</text:p>
          </table:table-cell>
          <table:table-cell office:value-type="float" office:value="52.1371">
            <text:p>52.1371</text:p>
          </table:table-cell>
          <table:table-cell office:value-type="float" office:value="192.863">
            <text:p>192.8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0968">
            <text:p>8.60968</text:p>
          </table:table-cell>
          <table:table-cell office:value-type="float" office:value="52.0772">
            <text:p>52.0772</text:p>
          </table:table-cell>
          <table:table-cell office:value-type="float" office:value="192.923">
            <text:p>192.9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4508">
            <text:p>8.64508</text:p>
          </table:table-cell>
          <table:table-cell office:value-type="float" office:value="51.9769">
            <text:p>51.9769</text:p>
          </table:table-cell>
          <table:table-cell office:value-type="float" office:value="193.023">
            <text:p>193.0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792">
            <text:p>8.6792</text:p>
          </table:table-cell>
          <table:table-cell office:value-type="float" office:value="51.8803">
            <text:p>51.8803</text:p>
          </table:table-cell>
          <table:table-cell office:value-type="float" office:value="193.12">
            <text:p>193.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1472">
            <text:p>8.71472</text:p>
          </table:table-cell>
          <table:table-cell office:value-type="float" office:value="51.7796">
            <text:p>51.7796</text:p>
          </table:table-cell>
          <table:table-cell office:value-type="float" office:value="193.22">
            <text:p>193.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5006">
            <text:p>8.75006</text:p>
          </table:table-cell>
          <table:table-cell office:value-type="float" office:value="51.6795">
            <text:p>51.6795</text:p>
          </table:table-cell>
          <table:table-cell office:value-type="float" office:value="193.32">
            <text:p>193.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8607">
            <text:p>8.78607</text:p>
          </table:table-cell>
          <table:table-cell office:value-type="float" office:value="51.5774">
            <text:p>51.5774</text:p>
          </table:table-cell>
          <table:table-cell office:value-type="float" office:value="193.423">
            <text:p>193.4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1946">
            <text:p>8.81946</text:p>
          </table:table-cell>
          <table:table-cell office:value-type="float" office:value="51.4829">
            <text:p>51.4829</text:p>
          </table:table-cell>
          <table:table-cell office:value-type="float" office:value="193.517">
            <text:p>193.5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5413">
            <text:p>8.85413</text:p>
          </table:table-cell>
          <table:table-cell office:value-type="float" office:value="51.3846">
            <text:p>51.3846</text:p>
          </table:table-cell>
          <table:table-cell office:value-type="float" office:value="193.615">
            <text:p>193.6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9136">
            <text:p>8.89136</text:p>
          </table:table-cell>
          <table:table-cell office:value-type="float" office:value="51.2788">
            <text:p>51.2788</text:p>
          </table:table-cell>
          <table:table-cell office:value-type="float" office:value="193.721">
            <text:p>193.7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2719">
            <text:p>8.92719</text:p>
          </table:table-cell>
          <table:table-cell office:value-type="float" office:value="51.1774">
            <text:p>51.1774</text:p>
          </table:table-cell>
          <table:table-cell office:value-type="float" office:value="193.823">
            <text:p>193.8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6509">
            <text:p>8.96509</text:p>
          </table:table-cell>
          <table:table-cell office:value-type="float" office:value="51.0698">
            <text:p>51.0698</text:p>
          </table:table-cell>
          <table:table-cell office:value-type="float" office:value="193.93">
            <text:p>193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9872">
            <text:p>8.99872</text:p>
          </table:table-cell>
          <table:table-cell office:value-type="float" office:value="50.9745">
            <text:p>50.9745</text:p>
          </table:table-cell>
          <table:table-cell office:value-type="float" office:value="194.025">
            <text:p>194.0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3564">
            <text:p>9.03564</text:p>
          </table:table-cell>
          <table:table-cell office:value-type="float" office:value="50.8698">
            <text:p>50.8698</text:p>
          </table:table-cell>
          <table:table-cell office:value-type="float" office:value="194.13">
            <text:p>194.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705">
            <text:p>9.0705</text:p>
          </table:table-cell>
          <table:table-cell office:value-type="float" office:value="50.771">
            <text:p>50.771</text:p>
          </table:table-cell>
          <table:table-cell office:value-type="float" office:value="194.229">
            <text:p>194.2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0486">
            <text:p>9.10486</text:p>
          </table:table-cell>
          <table:table-cell office:value-type="float" office:value="50.6736">
            <text:p>50.6736</text:p>
          </table:table-cell>
          <table:table-cell office:value-type="float" office:value="194.326">
            <text:p>194.3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4185">
            <text:p>9.14185</text:p>
          </table:table-cell>
          <table:table-cell office:value-type="float" office:value="50.5686">
            <text:p>50.5686</text:p>
          </table:table-cell>
          <table:table-cell office:value-type="float" office:value="194.431">
            <text:p>194.4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7664">
            <text:p>9.17664</text:p>
          </table:table-cell>
          <table:table-cell office:value-type="float" office:value="50.47">
            <text:p>50.47</text:p>
          </table:table-cell>
          <table:table-cell office:value-type="float" office:value="194.53">
            <text:p>194.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149">
            <text:p>9.2149</text:p>
          </table:table-cell>
          <table:table-cell office:value-type="float" office:value="50.3613">
            <text:p>50.3613</text:p>
          </table:table-cell>
          <table:table-cell office:value-type="float" office:value="194.639">
            <text:p>194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4957">
            <text:p>9.24957</text:p>
          </table:table-cell>
          <table:table-cell office:value-type="float" office:value="50.2631">
            <text:p>50.2631</text:p>
          </table:table-cell>
          <table:table-cell office:value-type="float" office:value="194.737">
            <text:p>194.7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8894">
            <text:p>9.28894</text:p>
          </table:table-cell>
          <table:table-cell office:value-type="float" office:value="50.1514">
            <text:p>50.1514</text:p>
          </table:table-cell>
          <table:table-cell office:value-type="float" office:value="194.849">
            <text:p>194.8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2324">
            <text:p>9.32324</text:p>
          </table:table-cell>
          <table:table-cell office:value-type="float" office:value="50.0542">
            <text:p>50.0542</text:p>
          </table:table-cell>
          <table:table-cell office:value-type="float" office:value="194.946">
            <text:p>194.9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5736">
            <text:p>9.35736</text:p>
          </table:table-cell>
          <table:table-cell office:value-type="float" office:value="49.9575">
            <text:p>49.9575</text:p>
          </table:table-cell>
          <table:table-cell office:value-type="float" office:value="195.043">
            <text:p>195.0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9282">
            <text:p>9.39282</text:p>
          </table:table-cell>
          <table:table-cell office:value-type="float" office:value="49.8569">
            <text:p>49.8569</text:p>
          </table:table-cell>
          <table:table-cell office:value-type="float" office:value="195.143">
            <text:p>195.1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2914">
            <text:p>9.42914</text:p>
          </table:table-cell>
          <table:table-cell office:value-type="float" office:value="49.754">
            <text:p>49.754</text:p>
          </table:table-cell>
          <table:table-cell office:value-type="float" office:value="195.246">
            <text:p>195.2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6277">
            <text:p>9.46277</text:p>
          </table:table-cell>
          <table:table-cell office:value-type="float" office:value="49.6586">
            <text:p>49.6586</text:p>
          </table:table-cell>
          <table:table-cell office:value-type="float" office:value="195.341">
            <text:p>195.3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8401">
            <text:p>9.48401</text:p>
          </table:table-cell>
          <table:table-cell office:value-type="float" office:value="49.5983">
            <text:p>49.5983</text:p>
          </table:table-cell>
          <table:table-cell office:value-type="float" office:value="195.402">
            <text:p>195.4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1904">
            <text:p>9.51904</text:p>
          </table:table-cell>
          <table:table-cell office:value-type="float" office:value="49.4991">
            <text:p>49.4991</text:p>
          </table:table-cell>
          <table:table-cell office:value-type="float" office:value="195.501">
            <text:p>195.5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5255">
            <text:p>9.55255</text:p>
          </table:table-cell>
          <table:table-cell office:value-type="float" office:value="49.4041">
            <text:p>49.4041</text:p>
          </table:table-cell>
          <table:table-cell office:value-type="float" office:value="195.596">
            <text:p>195.5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9235">
            <text:p>9.59235</text:p>
          </table:table-cell>
          <table:table-cell office:value-type="float" office:value="49.2912">
            <text:p>49.2912</text:p>
          </table:table-cell>
          <table:table-cell office:value-type="float" office:value="195.709">
            <text:p>195.7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2585">
            <text:p>9.62585</text:p>
          </table:table-cell>
          <table:table-cell office:value-type="float" office:value="49.1961">
            <text:p>49.1961</text:p>
          </table:table-cell>
          <table:table-cell office:value-type="float" office:value="195.804">
            <text:p>195.8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6351">
            <text:p>9.66351</text:p>
          </table:table-cell>
          <table:table-cell office:value-type="float" office:value="49.0894">
            <text:p>49.0894</text:p>
          </table:table-cell>
          <table:table-cell office:value-type="float" office:value="195.911">
            <text:p>195.9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9977">
            <text:p>9.69977</text:p>
          </table:table-cell>
          <table:table-cell office:value-type="float" office:value="48.9867">
            <text:p>48.9867</text:p>
          </table:table-cell>
          <table:table-cell office:value-type="float" office:value="196.013">
            <text:p>196.0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3517">
            <text:p>9.73517</text:p>
          </table:table-cell>
          <table:table-cell office:value-type="float" office:value="48.8862">
            <text:p>48.8862</text:p>
          </table:table-cell>
          <table:table-cell office:value-type="float" office:value="196.114">
            <text:p>196.1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6013">
            <text:p>9.76013</text:p>
          </table:table-cell>
          <table:table-cell office:value-type="float" office:value="48.8153">
            <text:p>48.8153</text:p>
          </table:table-cell>
          <table:table-cell office:value-type="float" office:value="196.185">
            <text:p>196.1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9803">
            <text:p>9.79803</text:p>
          </table:table-cell>
          <table:table-cell office:value-type="float" office:value="48.7078">
            <text:p>48.7078</text:p>
          </table:table-cell>
          <table:table-cell office:value-type="float" office:value="196.292">
            <text:p>196.2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3356">
            <text:p>9.83356</text:p>
          </table:table-cell>
          <table:table-cell office:value-type="float" office:value="48.6071">
            <text:p>48.6071</text:p>
          </table:table-cell>
          <table:table-cell office:value-type="float" office:value="196.393">
            <text:p>196.3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6658">
            <text:p>9.86658</text:p>
          </table:table-cell>
          <table:table-cell office:value-type="float" office:value="48.5137">
            <text:p>48.5137</text:p>
          </table:table-cell>
          <table:table-cell office:value-type="float" office:value="196.486">
            <text:p>196.4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9948">
            <text:p>9.89948</text:p>
          </table:table-cell>
          <table:table-cell office:value-type="float" office:value="48.4206">
            <text:p>48.4206</text:p>
          </table:table-cell>
          <table:table-cell office:value-type="float" office:value="196.579">
            <text:p>196.5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3695">
            <text:p>9.93695</text:p>
          </table:table-cell>
          <table:table-cell office:value-type="float" office:value="48.3144">
            <text:p>48.3144</text:p>
          </table:table-cell>
          <table:table-cell office:value-type="float" office:value="196.686">
            <text:p>196.6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6991">
            <text:p>9.96991</text:p>
          </table:table-cell>
          <table:table-cell office:value-type="float" office:value="48.2209">
            <text:p>48.2209</text:p>
          </table:table-cell>
          <table:table-cell office:value-type="float" office:value="196.779">
            <text:p>196.7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041">
            <text:p>10.0041</text:p>
          </table:table-cell>
          <table:table-cell office:value-type="float" office:value="48.1242">
            <text:p>48.1242</text:p>
          </table:table-cell>
          <table:table-cell office:value-type="float" office:value="196.876">
            <text:p>196.8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363">
            <text:p>10.0363</text:p>
          </table:table-cell>
          <table:table-cell office:value-type="float" office:value="48.033">
            <text:p>48.033</text:p>
          </table:table-cell>
          <table:table-cell office:value-type="float" office:value="196.967">
            <text:p>196.9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746">
            <text:p>10.0746</text:p>
          </table:table-cell>
          <table:table-cell office:value-type="float" office:value="47.9242">
            <text:p>47.9242</text:p>
          </table:table-cell>
          <table:table-cell office:value-type="float" office:value="197.076">
            <text:p>197.0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083">
            <text:p>10.1083</text:p>
          </table:table-cell>
          <table:table-cell office:value-type="float" office:value="47.8291">
            <text:p>47.8291</text:p>
          </table:table-cell>
          <table:table-cell office:value-type="float" office:value="197.171">
            <text:p>197.1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417">
            <text:p>10.1417</text:p>
          </table:table-cell>
          <table:table-cell office:value-type="float" office:value="47.7345">
            <text:p>47.7345</text:p>
          </table:table-cell>
          <table:table-cell office:value-type="float" office:value="197.266">
            <text:p>197.2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62">
            <text:p>10.162</text:p>
          </table:table-cell>
          <table:table-cell office:value-type="float" office:value="47.6768">
            <text:p>47.6768</text:p>
          </table:table-cell>
          <table:table-cell office:value-type="float" office:value="197.323">
            <text:p>197.3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957">
            <text:p>10.1957</text:p>
          </table:table-cell>
          <table:table-cell office:value-type="float" office:value="47.5814">
            <text:p>47.5814</text:p>
          </table:table-cell>
          <table:table-cell office:value-type="float" office:value="197.419">
            <text:p>197.4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283">
            <text:p>10.2283</text:p>
          </table:table-cell>
          <table:table-cell office:value-type="float" office:value="47.4894">
            <text:p>47.4894</text:p>
          </table:table-cell>
          <table:table-cell office:value-type="float" office:value="197.511">
            <text:p>197.5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495">
            <text:p>10.2495</text:p>
          </table:table-cell>
          <table:table-cell office:value-type="float" office:value="47.429">
            <text:p>47.429</text:p>
          </table:table-cell>
          <table:table-cell office:value-type="float" office:value="197.571">
            <text:p>197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828">
            <text:p>10.2828</text:p>
          </table:table-cell>
          <table:table-cell office:value-type="float" office:value="47.3349">
            <text:p>47.3349</text:p>
          </table:table-cell>
          <table:table-cell office:value-type="float" office:value="197.665">
            <text:p>197.6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152">
            <text:p>10.3152</text:p>
          </table:table-cell>
          <table:table-cell office:value-type="float" office:value="47.243">
            <text:p>47.243</text:p>
          </table:table-cell>
          <table:table-cell office:value-type="float" office:value="197.757">
            <text:p>197.7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484">
            <text:p>10.3484</text:p>
          </table:table-cell>
          <table:table-cell office:value-type="float" office:value="47.149">
            <text:p>47.149</text:p>
          </table:table-cell>
          <table:table-cell office:value-type="float" office:value="197.851">
            <text:p>197.8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848">
            <text:p>10.3848</text:p>
          </table:table-cell>
          <table:table-cell office:value-type="float" office:value="47.0462">
            <text:p>47.0462</text:p>
          </table:table-cell>
          <table:table-cell office:value-type="float" office:value="197.954">
            <text:p>197.9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177">
            <text:p>10.4177</text:p>
          </table:table-cell>
          <table:table-cell office:value-type="float" office:value="46.9531">
            <text:p>46.9531</text:p>
          </table:table-cell>
          <table:table-cell office:value-type="float" office:value="198.047">
            <text:p>198.0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546">
            <text:p>10.4546</text:p>
          </table:table-cell>
          <table:table-cell office:value-type="float" office:value="46.8483">
            <text:p>46.8483</text:p>
          </table:table-cell>
          <table:table-cell office:value-type="float" office:value="198.152">
            <text:p>198.1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873">
            <text:p>10.4873</text:p>
          </table:table-cell>
          <table:table-cell office:value-type="float" office:value="46.7559">
            <text:p>46.7559</text:p>
          </table:table-cell>
          <table:table-cell office:value-type="float" office:value="198.244">
            <text:p>198.2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253">
            <text:p>10.5253</text:p>
          </table:table-cell>
          <table:table-cell office:value-type="float" office:value="46.6482">
            <text:p>46.6482</text:p>
          </table:table-cell>
          <table:table-cell office:value-type="float" office:value="198.352">
            <text:p>198.3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612">
            <text:p>10.5612</text:p>
          </table:table-cell>
          <table:table-cell office:value-type="float" office:value="46.5468">
            <text:p>46.5468</text:p>
          </table:table-cell>
          <table:table-cell office:value-type="float" office:value="198.453">
            <text:p>198.4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945">
            <text:p>10.5945</text:p>
          </table:table-cell>
          <table:table-cell office:value-type="float" office:value="46.4524">
            <text:p>46.4524</text:p>
          </table:table-cell>
          <table:table-cell office:value-type="float" office:value="198.548">
            <text:p>198.5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243">
            <text:p>10.6243</text:p>
          </table:table-cell>
          <table:table-cell office:value-type="float" office:value="46.3676">
            <text:p>46.3676</text:p>
          </table:table-cell>
          <table:table-cell office:value-type="float" office:value="198.632">
            <text:p>198.6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442">
            <text:p>10.6442</text:p>
          </table:table-cell>
          <table:table-cell office:value-type="float" office:value="46.311">
            <text:p>46.311</text:p>
          </table:table-cell>
          <table:table-cell office:value-type="float" office:value="198.689">
            <text:p>198.6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804">
            <text:p>10.6804</text:p>
          </table:table-cell>
          <table:table-cell office:value-type="float" office:value="46.2087">
            <text:p>46.2087</text:p>
          </table:table-cell>
          <table:table-cell office:value-type="float" office:value="198.791">
            <text:p>198.7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146">
            <text:p>10.7146</text:p>
          </table:table-cell>
          <table:table-cell office:value-type="float" office:value="46.1119">
            <text:p>46.1119</text:p>
          </table:table-cell>
          <table:table-cell office:value-type="float" office:value="198.888">
            <text:p>198.8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489">
            <text:p>10.7489</text:p>
          </table:table-cell>
          <table:table-cell office:value-type="float" office:value="46.015">
            <text:p>46.015</text:p>
          </table:table-cell>
          <table:table-cell office:value-type="float" office:value="198.985">
            <text:p>198.9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857">
            <text:p>10.7857</text:p>
          </table:table-cell>
          <table:table-cell office:value-type="float" office:value="45.9106">
            <text:p>45.9106</text:p>
          </table:table-cell>
          <table:table-cell office:value-type="float" office:value="199.089">
            <text:p>199.0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202">
            <text:p>10.8202</text:p>
          </table:table-cell>
          <table:table-cell office:value-type="float" office:value="45.813">
            <text:p>45.813</text:p>
          </table:table-cell>
          <table:table-cell office:value-type="float" office:value="199.187">
            <text:p>199.1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401">
            <text:p>10.8401</text:p>
          </table:table-cell>
          <table:table-cell office:value-type="float" office:value="45.7565">
            <text:p>45.7565</text:p>
          </table:table-cell>
          <table:table-cell office:value-type="float" office:value="199.243">
            <text:p>199.2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751">
            <text:p>10.8751</text:p>
          </table:table-cell>
          <table:table-cell office:value-type="float" office:value="45.6577">
            <text:p>45.6577</text:p>
          </table:table-cell>
          <table:table-cell office:value-type="float" office:value="199.342">
            <text:p>199.3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086">
            <text:p>10.9086</text:p>
          </table:table-cell>
          <table:table-cell office:value-type="float" office:value="45.5628">
            <text:p>45.5628</text:p>
          </table:table-cell>
          <table:table-cell office:value-type="float" office:value="199.437">
            <text:p>199.4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444">
            <text:p>10.9444</text:p>
          </table:table-cell>
          <table:table-cell office:value-type="float" office:value="45.4615">
            <text:p>45.4615</text:p>
          </table:table-cell>
          <table:table-cell office:value-type="float" office:value="199.538">
            <text:p>199.5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786">
            <text:p>10.9786</text:p>
          </table:table-cell>
          <table:table-cell office:value-type="float" office:value="45.3646">
            <text:p>45.3646</text:p>
          </table:table-cell>
          <table:table-cell office:value-type="float" office:value="199.635">
            <text:p>199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178">
            <text:p>11.0178</text:p>
          </table:table-cell>
          <table:table-cell office:value-type="float" office:value="45.2538">
            <text:p>45.2538</text:p>
          </table:table-cell>
          <table:table-cell office:value-type="float" office:value="199.746">
            <text:p>199.7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534">
            <text:p>11.0534</text:p>
          </table:table-cell>
          <table:table-cell office:value-type="float" office:value="45.153">
            <text:p>45.153</text:p>
          </table:table-cell>
          <table:table-cell office:value-type="float" office:value="199.847">
            <text:p>199.8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88">
            <text:p>11.088</text:p>
          </table:table-cell>
          <table:table-cell office:value-type="float" office:value="45.055">
            <text:p>45.055</text:p>
          </table:table-cell>
          <table:table-cell office:value-type="float" office:value="199.945">
            <text:p>199.9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216">
            <text:p>11.1216</text:p>
          </table:table-cell>
          <table:table-cell office:value-type="float" office:value="44.9598">
            <text:p>44.9598</text:p>
          </table:table-cell>
          <table:table-cell office:value-type="float" office:value="200.04">
            <text:p>200.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569">
            <text:p>11.1569</text:p>
          </table:table-cell>
          <table:table-cell office:value-type="float" office:value="44.8602">
            <text:p>44.8602</text:p>
          </table:table-cell>
          <table:table-cell office:value-type="float" office:value="200.14">
            <text:p>200.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886">
            <text:p>11.1886</text:p>
          </table:table-cell>
          <table:table-cell office:value-type="float" office:value="44.7703">
            <text:p>44.7703</text:p>
          </table:table-cell>
          <table:table-cell office:value-type="float" office:value="200.23">
            <text:p>200.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1">
            <text:p>11.21</text:p>
          </table:table-cell>
          <table:table-cell office:value-type="float" office:value="44.7098">
            <text:p>44.7098</text:p>
          </table:table-cell>
          <table:table-cell office:value-type="float" office:value="200.29">
            <text:p>200.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424">
            <text:p>11.2424</text:p>
          </table:table-cell>
          <table:table-cell office:value-type="float" office:value="44.618">
            <text:p>44.618</text:p>
          </table:table-cell>
          <table:table-cell office:value-type="float" office:value="200.382">
            <text:p>200.3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769">
            <text:p>11.2769</text:p>
          </table:table-cell>
          <table:table-cell office:value-type="float" office:value="44.5203">
            <text:p>44.5203</text:p>
          </table:table-cell>
          <table:table-cell office:value-type="float" office:value="200.48">
            <text:p>200.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119">
            <text:p>11.3119</text:p>
          </table:table-cell>
          <table:table-cell office:value-type="float" office:value="44.4212">
            <text:p>44.4212</text:p>
          </table:table-cell>
          <table:table-cell office:value-type="float" office:value="200.579">
            <text:p>200.5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462">
            <text:p>11.3462</text:p>
          </table:table-cell>
          <table:table-cell office:value-type="float" office:value="44.3243">
            <text:p>44.3243</text:p>
          </table:table-cell>
          <table:table-cell office:value-type="float" office:value="200.676">
            <text:p>200.6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815">
            <text:p>11.3815</text:p>
          </table:table-cell>
          <table:table-cell office:value-type="float" office:value="44.2243">
            <text:p>44.2243</text:p>
          </table:table-cell>
          <table:table-cell office:value-type="float" office:value="200.776">
            <text:p>200.7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026">
            <text:p>11.4026</text:p>
          </table:table-cell>
          <table:table-cell office:value-type="float" office:value="44.1645">
            <text:p>44.1645</text:p>
          </table:table-cell>
          <table:table-cell office:value-type="float" office:value="200.836">
            <text:p>200.8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368">
            <text:p>11.4368</text:p>
          </table:table-cell>
          <table:table-cell office:value-type="float" office:value="44.0675">
            <text:p>44.0675</text:p>
          </table:table-cell>
          <table:table-cell office:value-type="float" office:value="200.932">
            <text:p>200.9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722">
            <text:p>11.4722</text:p>
          </table:table-cell>
          <table:table-cell office:value-type="float" office:value="43.9675">
            <text:p>43.9675</text:p>
          </table:table-cell>
          <table:table-cell office:value-type="float" office:value="201.033">
            <text:p>201.0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944">
            <text:p>11.4944</text:p>
          </table:table-cell>
          <table:table-cell office:value-type="float" office:value="43.9045">
            <text:p>43.9045</text:p>
          </table:table-cell>
          <table:table-cell office:value-type="float" office:value="201.096">
            <text:p>201.0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305">
            <text:p>11.5305</text:p>
          </table:table-cell>
          <table:table-cell office:value-type="float" office:value="43.8021">
            <text:p>43.8021</text:p>
          </table:table-cell>
          <table:table-cell office:value-type="float" office:value="201.198">
            <text:p>201.1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628">
            <text:p>11.5628</text:p>
          </table:table-cell>
          <table:table-cell office:value-type="float" office:value="43.7107">
            <text:p>43.7107</text:p>
          </table:table-cell>
          <table:table-cell office:value-type="float" office:value="201.289">
            <text:p>201.2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001">
            <text:p>11.6001</text:p>
          </table:table-cell>
          <table:table-cell office:value-type="float" office:value="43.6051">
            <text:p>43.6051</text:p>
          </table:table-cell>
          <table:table-cell office:value-type="float" office:value="201.395">
            <text:p>201.3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351">
            <text:p>11.6351</text:p>
          </table:table-cell>
          <table:table-cell office:value-type="float" office:value="43.5061">
            <text:p>43.5061</text:p>
          </table:table-cell>
          <table:table-cell office:value-type="float" office:value="201.494">
            <text:p>201.4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689">
            <text:p>11.6689</text:p>
          </table:table-cell>
          <table:table-cell office:value-type="float" office:value="43.4102">
            <text:p>43.4102</text:p>
          </table:table-cell>
          <table:table-cell office:value-type="float" office:value="201.59">
            <text:p>201.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059">
            <text:p>11.7059</text:p>
          </table:table-cell>
          <table:table-cell office:value-type="float" office:value="43.3053">
            <text:p>43.3053</text:p>
          </table:table-cell>
          <table:table-cell office:value-type="float" office:value="201.695">
            <text:p>201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416">
            <text:p>11.7416</text:p>
          </table:table-cell>
          <table:table-cell office:value-type="float" office:value="43.2043">
            <text:p>43.2043</text:p>
          </table:table-cell>
          <table:table-cell office:value-type="float" office:value="201.796">
            <text:p>201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787">
            <text:p>11.7787</text:p>
          </table:table-cell>
          <table:table-cell office:value-type="float" office:value="43.099">
            <text:p>43.099</text:p>
          </table:table-cell>
          <table:table-cell office:value-type="float" office:value="201.901">
            <text:p>201.9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125">
            <text:p>11.8125</text:p>
          </table:table-cell>
          <table:table-cell office:value-type="float" office:value="43.0034">
            <text:p>43.0034</text:p>
          </table:table-cell>
          <table:table-cell office:value-type="float" office:value="201.997">
            <text:p>201.9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469">
            <text:p>11.8469</text:p>
          </table:table-cell>
          <table:table-cell office:value-type="float" office:value="42.9058">
            <text:p>42.9058</text:p>
          </table:table-cell>
          <table:table-cell office:value-type="float" office:value="202.094">
            <text:p>202.0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671">
            <text:p>11.8671</text:p>
          </table:table-cell>
          <table:table-cell office:value-type="float" office:value="42.8487">
            <text:p>42.8487</text:p>
          </table:table-cell>
          <table:table-cell office:value-type="float" office:value="202.151">
            <text:p>202.1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006">
            <text:p>11.9006</text:p>
          </table:table-cell>
          <table:table-cell office:value-type="float" office:value="42.7538">
            <text:p>42.7538</text:p>
          </table:table-cell>
          <table:table-cell office:value-type="float" office:value="202.246">
            <text:p>202.2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35">
            <text:p>11.935</text:p>
          </table:table-cell>
          <table:table-cell office:value-type="float" office:value="42.6563">
            <text:p>42.6563</text:p>
          </table:table-cell>
          <table:table-cell office:value-type="float" office:value="202.344">
            <text:p>202.3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691">
            <text:p>11.9691</text:p>
          </table:table-cell>
          <table:table-cell office:value-type="float" office:value="42.5596">
            <text:p>42.5596</text:p>
          </table:table-cell>
          <table:table-cell office:value-type="float" office:value="202.44">
            <text:p>202.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018">
            <text:p>12.0018</text:p>
          </table:table-cell>
          <table:table-cell office:value-type="float" office:value="42.4671">
            <text:p>42.4671</text:p>
          </table:table-cell>
          <table:table-cell office:value-type="float" office:value="202.533">
            <text:p>202.5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386">
            <text:p>12.0386</text:p>
          </table:table-cell>
          <table:table-cell office:value-type="float" office:value="42.3627">
            <text:p>42.3627</text:p>
          </table:table-cell>
          <table:table-cell office:value-type="float" office:value="202.637">
            <text:p>202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742">
            <text:p>12.0742</text:p>
          </table:table-cell>
          <table:table-cell office:value-type="float" office:value="42.2618">
            <text:p>42.2618</text:p>
          </table:table-cell>
          <table:table-cell office:value-type="float" office:value="202.738">
            <text:p>202.7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107">
            <text:p>12.1107</text:p>
          </table:table-cell>
          <table:table-cell office:value-type="float" office:value="42.1581">
            <text:p>42.1581</text:p>
          </table:table-cell>
          <table:table-cell office:value-type="float" office:value="202.842">
            <text:p>202.8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457">
            <text:p>12.1457</text:p>
          </table:table-cell>
          <table:table-cell office:value-type="float" office:value="42.0589">
            <text:p>42.0589</text:p>
          </table:table-cell>
          <table:table-cell office:value-type="float" office:value="202.941">
            <text:p>202.9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788">
            <text:p>12.1788</text:p>
          </table:table-cell>
          <table:table-cell office:value-type="float" office:value="41.9649">
            <text:p>41.9649</text:p>
          </table:table-cell>
          <table:table-cell office:value-type="float" office:value="203.035">
            <text:p>203.0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15">
            <text:p>12.215</text:p>
          </table:table-cell>
          <table:table-cell office:value-type="float" office:value="41.8623">
            <text:p>41.8623</text:p>
          </table:table-cell>
          <table:table-cell office:value-type="float" office:value="203.138">
            <text:p>203.1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49">
            <text:p>12.249</text:p>
          </table:table-cell>
          <table:table-cell office:value-type="float" office:value="41.7662">
            <text:p>41.7662</text:p>
          </table:table-cell>
          <table:table-cell office:value-type="float" office:value="203.234">
            <text:p>203.2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886">
            <text:p>12.2886</text:p>
          </table:table-cell>
          <table:table-cell office:value-type="float" office:value="41.6534">
            <text:p>41.6534</text:p>
          </table:table-cell>
          <table:table-cell office:value-type="float" office:value="203.347">
            <text:p>203.3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225">
            <text:p>12.3225</text:p>
          </table:table-cell>
          <table:table-cell office:value-type="float" office:value="41.5574">
            <text:p>41.5574</text:p>
          </table:table-cell>
          <table:table-cell office:value-type="float" office:value="203.443">
            <text:p>203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582">
            <text:p>12.3582</text:p>
          </table:table-cell>
          <table:table-cell office:value-type="float" office:value="41.4561">
            <text:p>41.4561</text:p>
          </table:table-cell>
          <table:table-cell office:value-type="float" office:value="203.544">
            <text:p>203.5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911">
            <text:p>12.3911</text:p>
          </table:table-cell>
          <table:table-cell office:value-type="float" office:value="41.3629">
            <text:p>41.3629</text:p>
          </table:table-cell>
          <table:table-cell office:value-type="float" office:value="203.637">
            <text:p>203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263">
            <text:p>12.4263</text:p>
          </table:table-cell>
          <table:table-cell office:value-type="float" office:value="41.2628">
            <text:p>41.2628</text:p>
          </table:table-cell>
          <table:table-cell office:value-type="float" office:value="203.737">
            <text:p>203.7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634">
            <text:p>12.4634</text:p>
          </table:table-cell>
          <table:table-cell office:value-type="float" office:value="41.1573">
            <text:p>41.1573</text:p>
          </table:table-cell>
          <table:table-cell office:value-type="float" office:value="203.843">
            <text:p>203.8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976">
            <text:p>12.4976</text:p>
          </table:table-cell>
          <table:table-cell office:value-type="float" office:value="41.0606">
            <text:p>41.0606</text:p>
          </table:table-cell>
          <table:table-cell office:value-type="float" office:value="203.939">
            <text:p>203.9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349">
            <text:p>12.5349</text:p>
          </table:table-cell>
          <table:table-cell office:value-type="float" office:value="40.9544">
            <text:p>40.9544</text:p>
          </table:table-cell>
          <table:table-cell office:value-type="float" office:value="204.046">
            <text:p>204.0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692">
            <text:p>12.5692</text:p>
          </table:table-cell>
          <table:table-cell office:value-type="float" office:value="40.8573">
            <text:p>40.8573</text:p>
          </table:table-cell>
          <table:table-cell office:value-type="float" office:value="204.143">
            <text:p>204.1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046">
            <text:p>12.6046</text:p>
          </table:table-cell>
          <table:table-cell office:value-type="float" office:value="40.7565">
            <text:p>40.7565</text:p>
          </table:table-cell>
          <table:table-cell office:value-type="float" office:value="204.243">
            <text:p>204.2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489">
            <text:p>12.6489</text:p>
          </table:table-cell>
          <table:table-cell office:value-type="float" office:value="40.6303">
            <text:p>40.6303</text:p>
          </table:table-cell>
          <table:table-cell office:value-type="float" office:value="204.37">
            <text:p>204.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85">
            <text:p>12.685</text:p>
          </table:table-cell>
          <table:table-cell office:value-type="float" office:value="40.5278">
            <text:p>40.5278</text:p>
          </table:table-cell>
          <table:table-cell office:value-type="float" office:value="204.472">
            <text:p>204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056">
            <text:p>12.7056</text:p>
          </table:table-cell>
          <table:table-cell office:value-type="float" office:value="40.4691">
            <text:p>40.4691</text:p>
          </table:table-cell>
          <table:table-cell office:value-type="float" office:value="204.531">
            <text:p>204.5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382">
            <text:p>12.7382</text:p>
          </table:table-cell>
          <table:table-cell office:value-type="float" office:value="40.3765">
            <text:p>40.3765</text:p>
          </table:table-cell>
          <table:table-cell office:value-type="float" office:value="204.623">
            <text:p>204.6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734">
            <text:p>12.7734</text:p>
          </table:table-cell>
          <table:table-cell office:value-type="float" office:value="40.2763">
            <text:p>40.2763</text:p>
          </table:table-cell>
          <table:table-cell office:value-type="float" office:value="204.724">
            <text:p>204.7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934">
            <text:p>12.7934</text:p>
          </table:table-cell>
          <table:table-cell office:value-type="float" office:value="40.2196">
            <text:p>40.2196</text:p>
          </table:table-cell>
          <table:table-cell office:value-type="float" office:value="204.78">
            <text:p>204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265">
            <text:p>12.8265</text:p>
          </table:table-cell>
          <table:table-cell office:value-type="float" office:value="40.1254">
            <text:p>40.1254</text:p>
          </table:table-cell>
          <table:table-cell office:value-type="float" office:value="204.875">
            <text:p>204.8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604">
            <text:p>12.8604</text:p>
          </table:table-cell>
          <table:table-cell office:value-type="float" office:value="40.0292">
            <text:p>40.0292</text:p>
          </table:table-cell>
          <table:table-cell office:value-type="float" office:value="204.971">
            <text:p>204.9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941">
            <text:p>12.8941</text:p>
          </table:table-cell>
          <table:table-cell office:value-type="float" office:value="39.9332">
            <text:p>39.9332</text:p>
          </table:table-cell>
          <table:table-cell office:value-type="float" office:value="205.067">
            <text:p>205.0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279">
            <text:p>12.9279</text:p>
          </table:table-cell>
          <table:table-cell office:value-type="float" office:value="39.8373">
            <text:p>39.8373</text:p>
          </table:table-cell>
          <table:table-cell office:value-type="float" office:value="205.163">
            <text:p>205.1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629">
            <text:p>12.9629</text:p>
          </table:table-cell>
          <table:table-cell office:value-type="float" office:value="39.7376">
            <text:p>39.7376</text:p>
          </table:table-cell>
          <table:table-cell office:value-type="float" office:value="205.262">
            <text:p>205.2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963">
            <text:p>12.9963</text:p>
          </table:table-cell>
          <table:table-cell office:value-type="float" office:value="39.6427">
            <text:p>39.6427</text:p>
          </table:table-cell>
          <table:table-cell office:value-type="float" office:value="205.357">
            <text:p>205.3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471">
            <text:p>13.0471</text:p>
          </table:table-cell>
          <table:table-cell office:value-type="float" office:value="39.4971">
            <text:p>39.4971</text:p>
          </table:table-cell>
          <table:table-cell office:value-type="float" office:value="205.503">
            <text:p>205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806">
            <text:p>13.0806</text:p>
          </table:table-cell>
          <table:table-cell office:value-type="float" office:value="39.4017">
            <text:p>39.4017</text:p>
          </table:table-cell>
          <table:table-cell office:value-type="float" office:value="205.598">
            <text:p>205.5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138">
            <text:p>13.1138</text:p>
          </table:table-cell>
          <table:table-cell office:value-type="float" office:value="39.3074">
            <text:p>39.3074</text:p>
          </table:table-cell>
          <table:table-cell office:value-type="float" office:value="205.693">
            <text:p>205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543">
            <text:p>13.1543</text:p>
          </table:table-cell>
          <table:table-cell office:value-type="float" office:value="39.1917">
            <text:p>39.1917</text:p>
          </table:table-cell>
          <table:table-cell office:value-type="float" office:value="205.808">
            <text:p>205.8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92">
            <text:p>13.192</text:p>
          </table:table-cell>
          <table:table-cell office:value-type="float" office:value="39.0845">
            <text:p>39.0845</text:p>
          </table:table-cell>
          <table:table-cell office:value-type="float" office:value="205.915">
            <text:p>205.9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28">
            <text:p>13.228</text:p>
          </table:table-cell>
          <table:table-cell office:value-type="float" office:value="38.9819">
            <text:p>38.9819</text:p>
          </table:table-cell>
          <table:table-cell office:value-type="float" office:value="206.018">
            <text:p>206.0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64">
            <text:p>13.264</text:p>
          </table:table-cell>
          <table:table-cell office:value-type="float" office:value="38.8792">
            <text:p>38.8792</text:p>
          </table:table-cell>
          <table:table-cell office:value-type="float" office:value="206.121">
            <text:p>206.1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997">
            <text:p>13.2997</text:p>
          </table:table-cell>
          <table:table-cell office:value-type="float" office:value="38.7776">
            <text:p>38.7776</text:p>
          </table:table-cell>
          <table:table-cell office:value-type="float" office:value="206.222">
            <text:p>206.2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333">
            <text:p>13.3333</text:p>
          </table:table-cell>
          <table:table-cell office:value-type="float" office:value="38.6816">
            <text:p>38.6816</text:p>
          </table:table-cell>
          <table:table-cell office:value-type="float" office:value="206.318">
            <text:p>206.3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545">
            <text:p>13.3545</text:p>
          </table:table-cell>
          <table:table-cell office:value-type="float" office:value="38.6212">
            <text:p>38.6212</text:p>
          </table:table-cell>
          <table:table-cell office:value-type="float" office:value="206.379">
            <text:p>206.3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878">
            <text:p>13.3878</text:p>
          </table:table-cell>
          <table:table-cell office:value-type="float" office:value="38.5263">
            <text:p>38.5263</text:p>
          </table:table-cell>
          <table:table-cell office:value-type="float" office:value="206.474">
            <text:p>206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267">
            <text:p>13.4267</text:p>
          </table:table-cell>
          <table:table-cell office:value-type="float" office:value="38.4151">
            <text:p>38.4151</text:p>
          </table:table-cell>
          <table:table-cell office:value-type="float" office:value="206.585">
            <text:p>206.5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612">
            <text:p>13.4612</text:p>
          </table:table-cell>
          <table:table-cell office:value-type="float" office:value="38.3168">
            <text:p>38.3168</text:p>
          </table:table-cell>
          <table:table-cell office:value-type="float" office:value="206.683">
            <text:p>206.6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952">
            <text:p>13.4952</text:p>
          </table:table-cell>
          <table:table-cell office:value-type="float" office:value="38.2198">
            <text:p>38.2198</text:p>
          </table:table-cell>
          <table:table-cell office:value-type="float" office:value="206.78">
            <text:p>206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156">
            <text:p>13.5156</text:p>
          </table:table-cell>
          <table:table-cell office:value-type="float" office:value="38.1614">
            <text:p>38.1614</text:p>
          </table:table-cell>
          <table:table-cell office:value-type="float" office:value="206.839">
            <text:p>206.8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516">
            <text:p>13.5516</text:p>
          </table:table-cell>
          <table:table-cell office:value-type="float" office:value="38.0584">
            <text:p>38.0584</text:p>
          </table:table-cell>
          <table:table-cell office:value-type="float" office:value="206.942">
            <text:p>206.9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867">
            <text:p>13.5867</text:p>
          </table:table-cell>
          <table:table-cell office:value-type="float" office:value="37.9585">
            <text:p>37.9585</text:p>
          </table:table-cell>
          <table:table-cell office:value-type="float" office:value="207.042">
            <text:p>207.0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215">
            <text:p>13.6215</text:p>
          </table:table-cell>
          <table:table-cell office:value-type="float" office:value="37.8591">
            <text:p>37.8591</text:p>
          </table:table-cell>
          <table:table-cell office:value-type="float" office:value="207.141">
            <text:p>207.1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534">
            <text:p>13.6534</text:p>
          </table:table-cell>
          <table:table-cell office:value-type="float" office:value="37.7677">
            <text:p>37.7677</text:p>
          </table:table-cell>
          <table:table-cell office:value-type="float" office:value="207.232">
            <text:p>207.2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903">
            <text:p>13.6903</text:p>
          </table:table-cell>
          <table:table-cell office:value-type="float" office:value="37.6624">
            <text:p>37.6624</text:p>
          </table:table-cell>
          <table:table-cell office:value-type="float" office:value="207.338">
            <text:p>207.3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249">
            <text:p>13.7249</text:p>
          </table:table-cell>
          <table:table-cell office:value-type="float" office:value="37.5635">
            <text:p>37.5635</text:p>
          </table:table-cell>
          <table:table-cell office:value-type="float" office:value="207.437">
            <text:p>207.4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611">
            <text:p>13.7611</text:p>
          </table:table-cell>
          <table:table-cell office:value-type="float" office:value="37.4598">
            <text:p>37.4598</text:p>
          </table:table-cell>
          <table:table-cell office:value-type="float" office:value="207.54">
            <text:p>207.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936">
            <text:p>13.7936</text:p>
          </table:table-cell>
          <table:table-cell office:value-type="float" office:value="37.3671">
            <text:p>37.3671</text:p>
          </table:table-cell>
          <table:table-cell office:value-type="float" office:value="207.633">
            <text:p>207.6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283">
            <text:p>13.8283</text:p>
          </table:table-cell>
          <table:table-cell office:value-type="float" office:value="37.2677">
            <text:p>37.2677</text:p>
          </table:table-cell>
          <table:table-cell office:value-type="float" office:value="207.732">
            <text:p>207.7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636">
            <text:p>13.8636</text:p>
          </table:table-cell>
          <table:table-cell office:value-type="float" office:value="37.1669">
            <text:p>37.1669</text:p>
          </table:table-cell>
          <table:table-cell office:value-type="float" office:value="207.833">
            <text:p>207.8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977">
            <text:p>13.8977</text:p>
          </table:table-cell>
          <table:table-cell office:value-type="float" office:value="37.0692">
            <text:p>37.0692</text:p>
          </table:table-cell>
          <table:table-cell office:value-type="float" office:value="207.931">
            <text:p>207.9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343">
            <text:p>13.9343</text:p>
          </table:table-cell>
          <table:table-cell office:value-type="float" office:value="36.9644">
            <text:p>36.9644</text:p>
          </table:table-cell>
          <table:table-cell office:value-type="float" office:value="208.036">
            <text:p>208.0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686">
            <text:p>13.9686</text:p>
          </table:table-cell>
          <table:table-cell office:value-type="float" office:value="36.8663">
            <text:p>36.8663</text:p>
          </table:table-cell>
          <table:table-cell office:value-type="float" office:value="208.134">
            <text:p>208.1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065">
            <text:p>14.0065</text:p>
          </table:table-cell>
          <table:table-cell office:value-type="float" office:value="36.7575">
            <text:p>36.7575</text:p>
          </table:table-cell>
          <table:table-cell office:value-type="float" office:value="208.242">
            <text:p>208.2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389">
            <text:p>14.0389</text:p>
          </table:table-cell>
          <table:table-cell office:value-type="float" office:value="36.6649">
            <text:p>36.6649</text:p>
          </table:table-cell>
          <table:table-cell office:value-type="float" office:value="208.335">
            <text:p>208.3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76">
            <text:p>14.076</text:p>
          </table:table-cell>
          <table:table-cell office:value-type="float" office:value="36.5584">
            <text:p>36.5584</text:p>
          </table:table-cell>
          <table:table-cell office:value-type="float" office:value="208.442">
            <text:p>208.4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106">
            <text:p>14.1106</text:p>
          </table:table-cell>
          <table:table-cell office:value-type="float" office:value="36.4594">
            <text:p>36.4594</text:p>
          </table:table-cell>
          <table:table-cell office:value-type="float" office:value="208.541">
            <text:p>208.5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444">
            <text:p>14.1444</text:p>
          </table:table-cell>
          <table:table-cell office:value-type="float" office:value="36.3624">
            <text:p>36.3624</text:p>
          </table:table-cell>
          <table:table-cell office:value-type="float" office:value="208.638">
            <text:p>208.6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644">
            <text:p>14.1644</text:p>
          </table:table-cell>
          <table:table-cell office:value-type="float" office:value="36.3048">
            <text:p>36.3048</text:p>
          </table:table-cell>
          <table:table-cell office:value-type="float" office:value="208.695">
            <text:p>208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978">
            <text:p>14.1978</text:p>
          </table:table-cell>
          <table:table-cell office:value-type="float" office:value="36.2092">
            <text:p>36.2092</text:p>
          </table:table-cell>
          <table:table-cell office:value-type="float" office:value="208.791">
            <text:p>208.7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366">
            <text:p>14.2366</text:p>
          </table:table-cell>
          <table:table-cell office:value-type="float" office:value="36.0977">
            <text:p>36.0977</text:p>
          </table:table-cell>
          <table:table-cell office:value-type="float" office:value="208.902">
            <text:p>208.9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702">
            <text:p>14.2702</text:p>
          </table:table-cell>
          <table:table-cell office:value-type="float" office:value="36.0013">
            <text:p>36.0013</text:p>
          </table:table-cell>
          <table:table-cell office:value-type="float" office:value="208.999">
            <text:p>208.9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036">
            <text:p>14.3036</text:p>
          </table:table-cell>
          <table:table-cell office:value-type="float" office:value="35.9054">
            <text:p>35.9054</text:p>
          </table:table-cell>
          <table:table-cell office:value-type="float" office:value="209.095">
            <text:p>209.0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415">
            <text:p>14.3415</text:p>
          </table:table-cell>
          <table:table-cell office:value-type="float" office:value="35.7966">
            <text:p>35.7966</text:p>
          </table:table-cell>
          <table:table-cell office:value-type="float" office:value="209.203">
            <text:p>209.2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754">
            <text:p>14.3754</text:p>
          </table:table-cell>
          <table:table-cell office:value-type="float" office:value="35.6994">
            <text:p>35.6994</text:p>
          </table:table-cell>
          <table:table-cell office:value-type="float" office:value="209.301">
            <text:p>209.3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113">
            <text:p>14.4113</text:p>
          </table:table-cell>
          <table:table-cell office:value-type="float" office:value="35.5964">
            <text:p>35.5964</text:p>
          </table:table-cell>
          <table:table-cell office:value-type="float" office:value="209.404">
            <text:p>209.4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478">
            <text:p>14.4478</text:p>
          </table:table-cell>
          <table:table-cell office:value-type="float" office:value="35.4911">
            <text:p>35.4911</text:p>
          </table:table-cell>
          <table:table-cell office:value-type="float" office:value="209.509">
            <text:p>209.5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877">
            <text:p>14.4877</text:p>
          </table:table-cell>
          <table:table-cell office:value-type="float" office:value="35.3764">
            <text:p>35.3764</text:p>
          </table:table-cell>
          <table:table-cell office:value-type="float" office:value="209.624">
            <text:p>209.6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221">
            <text:p>14.5221</text:p>
          </table:table-cell>
          <table:table-cell office:value-type="float" office:value="35.2776">
            <text:p>35.2776</text:p>
          </table:table-cell>
          <table:table-cell office:value-type="float" office:value="209.722">
            <text:p>209.7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558">
            <text:p>14.5558</text:p>
          </table:table-cell>
          <table:table-cell office:value-type="float" office:value="35.1806">
            <text:p>35.1806</text:p>
          </table:table-cell>
          <table:table-cell office:value-type="float" office:value="209.819">
            <text:p>209.8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783">
            <text:p>14.5783</text:p>
          </table:table-cell>
          <table:table-cell office:value-type="float" office:value="35.1156">
            <text:p>35.1156</text:p>
          </table:table-cell>
          <table:table-cell office:value-type="float" office:value="209.884">
            <text:p>209.8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134">
            <text:p>14.6134</text:p>
          </table:table-cell>
          <table:table-cell office:value-type="float" office:value="35.0147">
            <text:p>35.0147</text:p>
          </table:table-cell>
          <table:table-cell office:value-type="float" office:value="209.985">
            <text:p>209.9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503">
            <text:p>14.6503</text:p>
          </table:table-cell>
          <table:table-cell office:value-type="float" office:value="34.9084">
            <text:p>34.9084</text:p>
          </table:table-cell>
          <table:table-cell office:value-type="float" office:value="210.092">
            <text:p>210.0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732">
            <text:p>14.6732</text:p>
          </table:table-cell>
          <table:table-cell office:value-type="float" office:value="34.8425">
            <text:p>34.8425</text:p>
          </table:table-cell>
          <table:table-cell office:value-type="float" office:value="210.158">
            <text:p>210.1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964">
            <text:p>14.6964</text:p>
          </table:table-cell>
          <table:table-cell office:value-type="float" office:value="34.7755">
            <text:p>34.7755</text:p>
          </table:table-cell>
          <table:table-cell office:value-type="float" office:value="210.225">
            <text:p>210.2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317">
            <text:p>14.7317</text:p>
          </table:table-cell>
          <table:table-cell office:value-type="float" office:value="34.6738">
            <text:p>34.6738</text:p>
          </table:table-cell>
          <table:table-cell office:value-type="float" office:value="210.326">
            <text:p>210.3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676">
            <text:p>14.7676</text:p>
          </table:table-cell>
          <table:table-cell office:value-type="float" office:value="34.5702">
            <text:p>34.5702</text:p>
          </table:table-cell>
          <table:table-cell office:value-type="float" office:value="210.43">
            <text:p>210.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012">
            <text:p>14.8012</text:p>
          </table:table-cell>
          <table:table-cell office:value-type="float" office:value="34.4736">
            <text:p>34.4736</text:p>
          </table:table-cell>
          <table:table-cell office:value-type="float" office:value="210.526">
            <text:p>210.5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345">
            <text:p>14.8345</text:p>
          </table:table-cell>
          <table:table-cell office:value-type="float" office:value="34.3775">
            <text:p>34.3775</text:p>
          </table:table-cell>
          <table:table-cell office:value-type="float" office:value="210.623">
            <text:p>210.6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699">
            <text:p>14.8699</text:p>
          </table:table-cell>
          <table:table-cell office:value-type="float" office:value="34.2754">
            <text:p>34.2754</text:p>
          </table:table-cell>
          <table:table-cell office:value-type="float" office:value="210.725">
            <text:p>210.7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036">
            <text:p>14.9036</text:p>
          </table:table-cell>
          <table:table-cell office:value-type="float" office:value="34.1784">
            <text:p>34.1784</text:p>
          </table:table-cell>
          <table:table-cell office:value-type="float" office:value="210.822">
            <text:p>210.8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379">
            <text:p>14.9379</text:p>
          </table:table-cell>
          <table:table-cell office:value-type="float" office:value="34.0795">
            <text:p>34.0795</text:p>
          </table:table-cell>
          <table:table-cell office:value-type="float" office:value="210.921">
            <text:p>210.9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728">
            <text:p>14.9728</text:p>
          </table:table-cell>
          <table:table-cell office:value-type="float" office:value="33.9789">
            <text:p>33.9789</text:p>
          </table:table-cell>
          <table:table-cell office:value-type="float" office:value="211.021">
            <text:p>211.0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076">
            <text:p>15.0076</text:p>
          </table:table-cell>
          <table:table-cell office:value-type="float" office:value="33.8784">
            <text:p>33.8784</text:p>
          </table:table-cell>
          <table:table-cell office:value-type="float" office:value="211.122">
            <text:p>211.1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416">
            <text:p>15.0416</text:p>
          </table:table-cell>
          <table:table-cell office:value-type="float" office:value="33.7803">
            <text:p>33.7803</text:p>
          </table:table-cell>
          <table:table-cell office:value-type="float" office:value="211.22">
            <text:p>211.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74">
            <text:p>15.074</text:p>
          </table:table-cell>
          <table:table-cell office:value-type="float" office:value="33.687">
            <text:p>33.687</text:p>
          </table:table-cell>
          <table:table-cell office:value-type="float" office:value="211.313">
            <text:p>211.3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943">
            <text:p>15.0943</text:p>
          </table:table-cell>
          <table:table-cell office:value-type="float" office:value="33.6282">
            <text:p>33.6282</text:p>
          </table:table-cell>
          <table:table-cell office:value-type="float" office:value="211.372">
            <text:p>211.3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265">
            <text:p>15.1265</text:p>
          </table:table-cell>
          <table:table-cell office:value-type="float" office:value="33.535">
            <text:p>33.535</text:p>
          </table:table-cell>
          <table:table-cell office:value-type="float" office:value="211.465">
            <text:p>211.4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633">
            <text:p>15.1633</text:p>
          </table:table-cell>
          <table:table-cell office:value-type="float" office:value="33.4287">
            <text:p>33.4287</text:p>
          </table:table-cell>
          <table:table-cell office:value-type="float" office:value="211.571">
            <text:p>211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968">
            <text:p>15.1968</text:p>
          </table:table-cell>
          <table:table-cell office:value-type="float" office:value="33.3318">
            <text:p>33.3318</text:p>
          </table:table-cell>
          <table:table-cell office:value-type="float" office:value="211.668">
            <text:p>211.6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299">
            <text:p>15.2299</text:p>
          </table:table-cell>
          <table:table-cell office:value-type="float" office:value="33.2366">
            <text:p>33.2366</text:p>
          </table:table-cell>
          <table:table-cell office:value-type="float" office:value="211.763">
            <text:p>211.7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656">
            <text:p>15.2656</text:p>
          </table:table-cell>
          <table:table-cell office:value-type="float" office:value="33.133">
            <text:p>33.133</text:p>
          </table:table-cell>
          <table:table-cell office:value-type="float" office:value="211.867">
            <text:p>211.8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98">
            <text:p>15.298</text:p>
          </table:table-cell>
          <table:table-cell office:value-type="float" office:value="33.0393">
            <text:p>33.0393</text:p>
          </table:table-cell>
          <table:table-cell office:value-type="float" office:value="211.961">
            <text:p>211.9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351">
            <text:p>15.3351</text:p>
          </table:table-cell>
          <table:table-cell office:value-type="float" office:value="32.9319">
            <text:p>32.9319</text:p>
          </table:table-cell>
          <table:table-cell office:value-type="float" office:value="212.068">
            <text:p>212.0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682">
            <text:p>15.3682</text:p>
          </table:table-cell>
          <table:table-cell office:value-type="float" office:value="32.8362">
            <text:p>32.8362</text:p>
          </table:table-cell>
          <table:table-cell office:value-type="float" office:value="212.164">
            <text:p>212.1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044">
            <text:p>15.4044</text:p>
          </table:table-cell>
          <table:table-cell office:value-type="float" office:value="32.7316">
            <text:p>32.7316</text:p>
          </table:table-cell>
          <table:table-cell office:value-type="float" office:value="212.268">
            <text:p>212.2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406">
            <text:p>15.4406</text:p>
          </table:table-cell>
          <table:table-cell office:value-type="float" office:value="32.6264">
            <text:p>32.6264</text:p>
          </table:table-cell>
          <table:table-cell office:value-type="float" office:value="212.374">
            <text:p>212.3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772">
            <text:p>15.4772</text:p>
          </table:table-cell>
          <table:table-cell office:value-type="float" office:value="32.5206">
            <text:p>32.5206</text:p>
          </table:table-cell>
          <table:table-cell office:value-type="float" office:value="212.479">
            <text:p>212.4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973">
            <text:p>15.4973</text:p>
          </table:table-cell>
          <table:table-cell office:value-type="float" office:value="32.4621">
            <text:p>32.4621</text:p>
          </table:table-cell>
          <table:table-cell office:value-type="float" office:value="212.538">
            <text:p>212.5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173">
            <text:p>15.5173</text:p>
          </table:table-cell>
          <table:table-cell office:value-type="float" office:value="32.4042">
            <text:p>32.4042</text:p>
          </table:table-cell>
          <table:table-cell office:value-type="float" office:value="212.596">
            <text:p>212.5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503">
            <text:p>15.5503</text:p>
          </table:table-cell>
          <table:table-cell office:value-type="float" office:value="32.3087">
            <text:p>32.3087</text:p>
          </table:table-cell>
          <table:table-cell office:value-type="float" office:value="212.691">
            <text:p>212.6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859">
            <text:p>15.5859</text:p>
          </table:table-cell>
          <table:table-cell office:value-type="float" office:value="32.2054">
            <text:p>32.2054</text:p>
          </table:table-cell>
          <table:table-cell office:value-type="float" office:value="212.795">
            <text:p>212.7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189">
            <text:p>15.6189</text:p>
          </table:table-cell>
          <table:table-cell office:value-type="float" office:value="32.1098">
            <text:p>32.1098</text:p>
          </table:table-cell>
          <table:table-cell office:value-type="float" office:value="212.89">
            <text:p>212.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55">
            <text:p>15.655</text:p>
          </table:table-cell>
          <table:table-cell office:value-type="float" office:value="32.0052">
            <text:p>32.0052</text:p>
          </table:table-cell>
          <table:table-cell office:value-type="float" office:value="212.995">
            <text:p>212.9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889">
            <text:p>15.6889</text:p>
          </table:table-cell>
          <table:table-cell office:value-type="float" office:value="31.9069">
            <text:p>31.9069</text:p>
          </table:table-cell>
          <table:table-cell office:value-type="float" office:value="213.093">
            <text:p>213.0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228">
            <text:p>15.7228</text:p>
          </table:table-cell>
          <table:table-cell office:value-type="float" office:value="31.8085">
            <text:p>31.8085</text:p>
          </table:table-cell>
          <table:table-cell office:value-type="float" office:value="213.192">
            <text:p>213.1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61">
            <text:p>15.761</text:p>
          </table:table-cell>
          <table:table-cell office:value-type="float" office:value="31.6976">
            <text:p>31.6976</text:p>
          </table:table-cell>
          <table:table-cell office:value-type="float" office:value="213.302">
            <text:p>213.3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926">
            <text:p>15.7926</text:p>
          </table:table-cell>
          <table:table-cell office:value-type="float" office:value="31.6058">
            <text:p>31.6058</text:p>
          </table:table-cell>
          <table:table-cell office:value-type="float" office:value="213.394">
            <text:p>213.3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29">
            <text:p>15.829</text:p>
          </table:table-cell>
          <table:table-cell office:value-type="float" office:value="31.5002">
            <text:p>31.5002</text:p>
          </table:table-cell>
          <table:table-cell office:value-type="float" office:value="213.5">
            <text:p>213.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621">
            <text:p>15.8621</text:p>
          </table:table-cell>
          <table:table-cell office:value-type="float" office:value="31.404">
            <text:p>31.404</text:p>
          </table:table-cell>
          <table:table-cell office:value-type="float" office:value="213.596">
            <text:p>213.5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986">
            <text:p>15.8986</text:p>
          </table:table-cell>
          <table:table-cell office:value-type="float" office:value="31.2981">
            <text:p>31.2981</text:p>
          </table:table-cell>
          <table:table-cell office:value-type="float" office:value="213.702">
            <text:p>213.7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319">
            <text:p>15.9319</text:p>
          </table:table-cell>
          <table:table-cell office:value-type="float" office:value="31.2012">
            <text:p>31.2012</text:p>
          </table:table-cell>
          <table:table-cell office:value-type="float" office:value="213.799">
            <text:p>213.7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686">
            <text:p>15.9686</text:p>
          </table:table-cell>
          <table:table-cell office:value-type="float" office:value="31.0946">
            <text:p>31.0946</text:p>
          </table:table-cell>
          <table:table-cell office:value-type="float" office:value="213.905">
            <text:p>213.9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035">
            <text:p>16.0035</text:p>
          </table:table-cell>
          <table:table-cell office:value-type="float" office:value="30.993">
            <text:p>30.993</text:p>
          </table:table-cell>
          <table:table-cell office:value-type="float" office:value="214.007">
            <text:p>214.0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382">
            <text:p>16.0382</text:p>
          </table:table-cell>
          <table:table-cell office:value-type="float" office:value="30.8921">
            <text:p>30.8921</text:p>
          </table:table-cell>
          <table:table-cell office:value-type="float" office:value="214.108">
            <text:p>214.1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583">
            <text:p>16.0583</text:p>
          </table:table-cell>
          <table:table-cell office:value-type="float" office:value="30.8336">
            <text:p>30.8336</text:p>
          </table:table-cell>
          <table:table-cell office:value-type="float" office:value="214.166">
            <text:p>214.1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934">
            <text:p>16.0934</text:p>
          </table:table-cell>
          <table:table-cell office:value-type="float" office:value="30.7314">
            <text:p>30.7314</text:p>
          </table:table-cell>
          <table:table-cell office:value-type="float" office:value="214.269">
            <text:p>214.2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303">
            <text:p>16.1303</text:p>
          </table:table-cell>
          <table:table-cell office:value-type="float" office:value="30.624">
            <text:p>30.624</text:p>
          </table:table-cell>
          <table:table-cell office:value-type="float" office:value="214.376">
            <text:p>214.3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649">
            <text:p>16.1649</text:p>
          </table:table-cell>
          <table:table-cell office:value-type="float" office:value="30.5234">
            <text:p>30.5234</text:p>
          </table:table-cell>
          <table:table-cell office:value-type="float" office:value="214.477">
            <text:p>214.4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979">
            <text:p>16.1979</text:p>
          </table:table-cell>
          <table:table-cell office:value-type="float" office:value="30.4273">
            <text:p>30.4273</text:p>
          </table:table-cell>
          <table:table-cell office:value-type="float" office:value="214.573">
            <text:p>214.5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191">
            <text:p>16.2191</text:p>
          </table:table-cell>
          <table:table-cell office:value-type="float" office:value="30.3657">
            <text:p>30.3657</text:p>
          </table:table-cell>
          <table:table-cell office:value-type="float" office:value="214.634">
            <text:p>214.6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535">
            <text:p>16.2535</text:p>
          </table:table-cell>
          <table:table-cell office:value-type="float" office:value="30.2652">
            <text:p>30.2652</text:p>
          </table:table-cell>
          <table:table-cell office:value-type="float" office:value="214.735">
            <text:p>214.7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888">
            <text:p>16.2888</text:p>
          </table:table-cell>
          <table:table-cell office:value-type="float" office:value="30.1625">
            <text:p>30.1625</text:p>
          </table:table-cell>
          <table:table-cell office:value-type="float" office:value="214.837">
            <text:p>214.8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251">
            <text:p>16.3251</text:p>
          </table:table-cell>
          <table:table-cell office:value-type="float" office:value="30.0566">
            <text:p>30.0566</text:p>
          </table:table-cell>
          <table:table-cell office:value-type="float" office:value="214.943">
            <text:p>214.9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588">
            <text:p>16.3588</text:p>
          </table:table-cell>
          <table:table-cell office:value-type="float" office:value="29.9587">
            <text:p>29.9587</text:p>
          </table:table-cell>
          <table:table-cell office:value-type="float" office:value="215.041">
            <text:p>215.0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962">
            <text:p>16.3962</text:p>
          </table:table-cell>
          <table:table-cell office:value-type="float" office:value="29.8492">
            <text:p>29.8492</text:p>
          </table:table-cell>
          <table:table-cell office:value-type="float" office:value="215.151">
            <text:p>215.1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3">
            <text:p>16.43</text:p>
          </table:table-cell>
          <table:table-cell office:value-type="float" office:value="29.7509">
            <text:p>29.7509</text:p>
          </table:table-cell>
          <table:table-cell office:value-type="float" office:value="215.249">
            <text:p>215.2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669">
            <text:p>16.4669</text:p>
          </table:table-cell>
          <table:table-cell office:value-type="float" office:value="29.6431">
            <text:p>29.6431</text:p>
          </table:table-cell>
          <table:table-cell office:value-type="float" office:value="215.357">
            <text:p>215.3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018">
            <text:p>16.5018</text:p>
          </table:table-cell>
          <table:table-cell office:value-type="float" office:value="29.5414">
            <text:p>29.5414</text:p>
          </table:table-cell>
          <table:table-cell office:value-type="float" office:value="215.459">
            <text:p>215.4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392">
            <text:p>16.5392</text:p>
          </table:table-cell>
          <table:table-cell office:value-type="float" office:value="29.4322">
            <text:p>29.4322</text:p>
          </table:table-cell>
          <table:table-cell office:value-type="float" office:value="215.568">
            <text:p>215.5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733">
            <text:p>16.5733</text:p>
          </table:table-cell>
          <table:table-cell office:value-type="float" office:value="29.3327">
            <text:p>29.3327</text:p>
          </table:table-cell>
          <table:table-cell office:value-type="float" office:value="215.667">
            <text:p>215.6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118">
            <text:p>16.6118</text:p>
          </table:table-cell>
          <table:table-cell office:value-type="float" office:value="29.2202">
            <text:p>29.2202</text:p>
          </table:table-cell>
          <table:table-cell office:value-type="float" office:value="215.78">
            <text:p>215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455">
            <text:p>16.6455</text:p>
          </table:table-cell>
          <table:table-cell office:value-type="float" office:value="29.1219">
            <text:p>29.1219</text:p>
          </table:table-cell>
          <table:table-cell office:value-type="float" office:value="215.878">
            <text:p>215.8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816">
            <text:p>16.6816</text:p>
          </table:table-cell>
          <table:table-cell office:value-type="float" office:value="29.0166">
            <text:p>29.0166</text:p>
          </table:table-cell>
          <table:table-cell office:value-type="float" office:value="215.983">
            <text:p>215.9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037">
            <text:p>16.7037</text:p>
          </table:table-cell>
          <table:table-cell office:value-type="float" office:value="28.9517">
            <text:p>28.9517</text:p>
          </table:table-cell>
          <table:table-cell office:value-type="float" office:value="216.048">
            <text:p>216.0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24">
            <text:p>16.724</text:p>
          </table:table-cell>
          <table:table-cell office:value-type="float" office:value="28.8924">
            <text:p>28.8924</text:p>
          </table:table-cell>
          <table:table-cell office:value-type="float" office:value="216.108">
            <text:p>216.1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604">
            <text:p>16.7604</text:p>
          </table:table-cell>
          <table:table-cell office:value-type="float" office:value="28.7861">
            <text:p>28.7861</text:p>
          </table:table-cell>
          <table:table-cell office:value-type="float" office:value="216.214">
            <text:p>216.2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961">
            <text:p>16.7961</text:p>
          </table:table-cell>
          <table:table-cell office:value-type="float" office:value="28.6818">
            <text:p>28.6818</text:p>
          </table:table-cell>
          <table:table-cell office:value-type="float" office:value="216.318">
            <text:p>216.3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312">
            <text:p>16.8312</text:p>
          </table:table-cell>
          <table:table-cell office:value-type="float" office:value="28.5791">
            <text:p>28.5791</text:p>
          </table:table-cell>
          <table:table-cell office:value-type="float" office:value="216.421">
            <text:p>216.4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681">
            <text:p>16.8681</text:p>
          </table:table-cell>
          <table:table-cell office:value-type="float" office:value="28.4713">
            <text:p>28.4713</text:p>
          </table:table-cell>
          <table:table-cell office:value-type="float" office:value="216.529">
            <text:p>216.5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011">
            <text:p>16.9011</text:p>
          </table:table-cell>
          <table:table-cell office:value-type="float" office:value="28.3747">
            <text:p>28.3747</text:p>
          </table:table-cell>
          <table:table-cell office:value-type="float" office:value="216.625">
            <text:p>216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38">
            <text:p>16.938</text:p>
          </table:table-cell>
          <table:table-cell office:value-type="float" office:value="28.2669">
            <text:p>28.2669</text:p>
          </table:table-cell>
          <table:table-cell office:value-type="float" office:value="216.733">
            <text:p>216.7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725">
            <text:p>16.9725</text:p>
          </table:table-cell>
          <table:table-cell office:value-type="float" office:value="28.1661">
            <text:p>28.1661</text:p>
          </table:table-cell>
          <table:table-cell office:value-type="float" office:value="216.834">
            <text:p>216.8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088">
            <text:p>17.0088</text:p>
          </table:table-cell>
          <table:table-cell office:value-type="float" office:value="28.0598">
            <text:p>28.0598</text:p>
          </table:table-cell>
          <table:table-cell office:value-type="float" office:value="216.94">
            <text:p>216.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471">
            <text:p>17.0471</text:p>
          </table:table-cell>
          <table:table-cell office:value-type="float" office:value="27.9476">
            <text:p>27.9476</text:p>
          </table:table-cell>
          <table:table-cell office:value-type="float" office:value="217.052">
            <text:p>217.0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831">
            <text:p>17.0831</text:p>
          </table:table-cell>
          <table:table-cell office:value-type="float" office:value="27.8421">
            <text:p>27.8421</text:p>
          </table:table-cell>
          <table:table-cell office:value-type="float" office:value="217.158">
            <text:p>217.1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193">
            <text:p>17.1193</text:p>
          </table:table-cell>
          <table:table-cell office:value-type="float" office:value="27.7363">
            <text:p>27.7363</text:p>
          </table:table-cell>
          <table:table-cell office:value-type="float" office:value="217.264">
            <text:p>217.2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61">
            <text:p>17.161</text:p>
          </table:table-cell>
          <table:table-cell office:value-type="float" office:value="27.6139">
            <text:p>27.6139</text:p>
          </table:table-cell>
          <table:table-cell office:value-type="float" office:value="217.386">
            <text:p>217.3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819">
            <text:p>17.1819</text:p>
          </table:table-cell>
          <table:table-cell office:value-type="float" office:value="27.5524">
            <text:p>27.5524</text:p>
          </table:table-cell>
          <table:table-cell office:value-type="float" office:value="217.448">
            <text:p>217.4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159">
            <text:p>17.2159</text:p>
          </table:table-cell>
          <table:table-cell office:value-type="float" office:value="27.4529">
            <text:p>27.4529</text:p>
          </table:table-cell>
          <table:table-cell office:value-type="float" office:value="217.547">
            <text:p>217.5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497">
            <text:p>17.2497</text:p>
          </table:table-cell>
          <table:table-cell office:value-type="float" office:value="27.3541">
            <text:p>27.3541</text:p>
          </table:table-cell>
          <table:table-cell office:value-type="float" office:value="217.646">
            <text:p>217.6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847">
            <text:p>17.2847</text:p>
          </table:table-cell>
          <table:table-cell office:value-type="float" office:value="27.2513">
            <text:p>27.2513</text:p>
          </table:table-cell>
          <table:table-cell office:value-type="float" office:value="217.749">
            <text:p>217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061">
            <text:p>17.3061</text:p>
          </table:table-cell>
          <table:table-cell office:value-type="float" office:value="27.1886">
            <text:p>27.1886</text:p>
          </table:table-cell>
          <table:table-cell office:value-type="float" office:value="217.811">
            <text:p>217.8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398">
            <text:p>17.3398</text:p>
          </table:table-cell>
          <table:table-cell office:value-type="float" office:value="27.0898">
            <text:p>27.0898</text:p>
          </table:table-cell>
          <table:table-cell office:value-type="float" office:value="217.91">
            <text:p>217.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782">
            <text:p>17.3782</text:p>
          </table:table-cell>
          <table:table-cell office:value-type="float" office:value="26.9771">
            <text:p>26.9771</text:p>
          </table:table-cell>
          <table:table-cell office:value-type="float" office:value="218.023">
            <text:p>218.0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101">
            <text:p>17.4101</text:p>
          </table:table-cell>
          <table:table-cell office:value-type="float" office:value="26.8839">
            <text:p>26.8839</text:p>
          </table:table-cell>
          <table:table-cell office:value-type="float" office:value="218.116">
            <text:p>218.1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439">
            <text:p>17.4439</text:p>
          </table:table-cell>
          <table:table-cell office:value-type="float" office:value="26.7848">
            <text:p>26.7848</text:p>
          </table:table-cell>
          <table:table-cell office:value-type="float" office:value="218.215">
            <text:p>218.2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669">
            <text:p>17.4669</text:p>
          </table:table-cell>
          <table:table-cell office:value-type="float" office:value="26.7172">
            <text:p>26.7172</text:p>
          </table:table-cell>
          <table:table-cell office:value-type="float" office:value="218.283">
            <text:p>218.2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02">
            <text:p>17.502</text:p>
          </table:table-cell>
          <table:table-cell office:value-type="float" office:value="26.6142">
            <text:p>26.6142</text:p>
          </table:table-cell>
          <table:table-cell office:value-type="float" office:value="218.386">
            <text:p>218.3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367">
            <text:p>17.5367</text:p>
          </table:table-cell>
          <table:table-cell office:value-type="float" office:value="26.5126">
            <text:p>26.5126</text:p>
          </table:table-cell>
          <table:table-cell office:value-type="float" office:value="218.487">
            <text:p>218.4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74">
            <text:p>17.574</text:p>
          </table:table-cell>
          <table:table-cell office:value-type="float" office:value="26.4028">
            <text:p>26.4028</text:p>
          </table:table-cell>
          <table:table-cell office:value-type="float" office:value="218.597">
            <text:p>218.5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102">
            <text:p>17.6102</text:p>
          </table:table-cell>
          <table:table-cell office:value-type="float" office:value="26.2968">
            <text:p>26.2968</text:p>
          </table:table-cell>
          <table:table-cell office:value-type="float" office:value="218.703">
            <text:p>218.7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496">
            <text:p>17.6496</text:p>
          </table:table-cell>
          <table:table-cell office:value-type="float" office:value="26.181">
            <text:p>26.181</text:p>
          </table:table-cell>
          <table:table-cell office:value-type="float" office:value="218.819">
            <text:p>218.8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83">
            <text:p>17.683</text:p>
          </table:table-cell>
          <table:table-cell office:value-type="float" office:value="26.0831">
            <text:p>26.0831</text:p>
          </table:table-cell>
          <table:table-cell office:value-type="float" office:value="218.917">
            <text:p>218.9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184">
            <text:p>17.7184</text:p>
          </table:table-cell>
          <table:table-cell office:value-type="float" office:value="25.979">
            <text:p>25.979</text:p>
          </table:table-cell>
          <table:table-cell office:value-type="float" office:value="219.021">
            <text:p>219.0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529">
            <text:p>17.7529</text:p>
          </table:table-cell>
          <table:table-cell office:value-type="float" office:value="25.8777">
            <text:p>25.8777</text:p>
          </table:table-cell>
          <table:table-cell office:value-type="float" office:value="219.122">
            <text:p>219.1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879">
            <text:p>17.7879</text:p>
          </table:table-cell>
          <table:table-cell office:value-type="float" office:value="25.7751">
            <text:p>25.7751</text:p>
          </table:table-cell>
          <table:table-cell office:value-type="float" office:value="219.225">
            <text:p>219.2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26">
            <text:p>17.826</text:p>
          </table:table-cell>
          <table:table-cell office:value-type="float" office:value="25.6628">
            <text:p>25.6628</text:p>
          </table:table-cell>
          <table:table-cell office:value-type="float" office:value="219.337">
            <text:p>219.3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624">
            <text:p>17.8624</text:p>
          </table:table-cell>
          <table:table-cell office:value-type="float" office:value="25.5563">
            <text:p>25.5563</text:p>
          </table:table-cell>
          <table:table-cell office:value-type="float" office:value="219.444">
            <text:p>219.4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999">
            <text:p>17.8999</text:p>
          </table:table-cell>
          <table:table-cell office:value-type="float" office:value="25.4461">
            <text:p>25.4461</text:p>
          </table:table-cell>
          <table:table-cell office:value-type="float" office:value="219.554">
            <text:p>219.5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343">
            <text:p>17.9343</text:p>
          </table:table-cell>
          <table:table-cell office:value-type="float" office:value="25.3451">
            <text:p>25.3451</text:p>
          </table:table-cell>
          <table:table-cell office:value-type="float" office:value="219.655">
            <text:p>219.6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689">
            <text:p>17.9689</text:p>
          </table:table-cell>
          <table:table-cell office:value-type="float" office:value="25.2433">
            <text:p>25.2433</text:p>
          </table:table-cell>
          <table:table-cell office:value-type="float" office:value="219.757">
            <text:p>219.7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082">
            <text:p>18.0082</text:p>
          </table:table-cell>
          <table:table-cell office:value-type="float" office:value="25.1279">
            <text:p>25.1279</text:p>
          </table:table-cell>
          <table:table-cell office:value-type="float" office:value="219.872">
            <text:p>219.8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444">
            <text:p>18.0444</text:p>
          </table:table-cell>
          <table:table-cell office:value-type="float" office:value="25.0213">
            <text:p>25.0213</text:p>
          </table:table-cell>
          <table:table-cell office:value-type="float" office:value="219.979">
            <text:p>219.9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834">
            <text:p>18.0834</text:p>
          </table:table-cell>
          <table:table-cell office:value-type="float" office:value="24.9068">
            <text:p>24.9068</text:p>
          </table:table-cell>
          <table:table-cell office:value-type="float" office:value="220.093">
            <text:p>220.0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176">
            <text:p>18.1176</text:p>
          </table:table-cell>
          <table:table-cell office:value-type="float" office:value="24.8062">
            <text:p>24.8062</text:p>
          </table:table-cell>
          <table:table-cell office:value-type="float" office:value="220.194">
            <text:p>220.1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559">
            <text:p>18.1559</text:p>
          </table:table-cell>
          <table:table-cell office:value-type="float" office:value="24.6933">
            <text:p>24.6933</text:p>
          </table:table-cell>
          <table:table-cell office:value-type="float" office:value="220.307">
            <text:p>220.3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921">
            <text:p>18.1921</text:p>
          </table:table-cell>
          <table:table-cell office:value-type="float" office:value="24.5869">
            <text:p>24.5869</text:p>
          </table:table-cell>
          <table:table-cell office:value-type="float" office:value="220.413">
            <text:p>220.4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314">
            <text:p>18.2314</text:p>
          </table:table-cell>
          <table:table-cell office:value-type="float" office:value="24.4715">
            <text:p>24.4715</text:p>
          </table:table-cell>
          <table:table-cell office:value-type="float" office:value="220.528">
            <text:p>220.5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666">
            <text:p>18.2666</text:p>
          </table:table-cell>
          <table:table-cell office:value-type="float" office:value="24.3679">
            <text:p>24.3679</text:p>
          </table:table-cell>
          <table:table-cell office:value-type="float" office:value="220.632">
            <text:p>220.6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004">
            <text:p>18.3004</text:p>
          </table:table-cell>
          <table:table-cell office:value-type="float" office:value="24.2687">
            <text:p>24.2687</text:p>
          </table:table-cell>
          <table:table-cell office:value-type="float" office:value="220.731">
            <text:p>220.7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215">
            <text:p>18.3215</text:p>
          </table:table-cell>
          <table:table-cell office:value-type="float" office:value="24.2063">
            <text:p>24.2063</text:p>
          </table:table-cell>
          <table:table-cell office:value-type="float" office:value="220.794">
            <text:p>220.7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569">
            <text:p>18.3569</text:p>
          </table:table-cell>
          <table:table-cell office:value-type="float" office:value="24.1025">
            <text:p>24.1025</text:p>
          </table:table-cell>
          <table:table-cell office:value-type="float" office:value="220.898">
            <text:p>220.8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923">
            <text:p>18.3923</text:p>
          </table:table-cell>
          <table:table-cell office:value-type="float" office:value="23.998">
            <text:p>23.998</text:p>
          </table:table-cell>
          <table:table-cell office:value-type="float" office:value="221.002">
            <text:p>221.0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28">
            <text:p>18.428</text:p>
          </table:table-cell>
          <table:table-cell office:value-type="float" office:value="23.8931">
            <text:p>23.8931</text:p>
          </table:table-cell>
          <table:table-cell office:value-type="float" office:value="221.107">
            <text:p>221.1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608">
            <text:p>18.4608</text:p>
          </table:table-cell>
          <table:table-cell office:value-type="float" office:value="23.7969">
            <text:p>23.7969</text:p>
          </table:table-cell>
          <table:table-cell office:value-type="float" office:value="221.203">
            <text:p>221.2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995">
            <text:p>18.4995</text:p>
          </table:table-cell>
          <table:table-cell office:value-type="float" office:value="23.6827">
            <text:p>23.6827</text:p>
          </table:table-cell>
          <table:table-cell office:value-type="float" office:value="221.317">
            <text:p>221.3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33">
            <text:p>18.533</text:p>
          </table:table-cell>
          <table:table-cell office:value-type="float" office:value="23.5842">
            <text:p>23.5842</text:p>
          </table:table-cell>
          <table:table-cell office:value-type="float" office:value="221.416">
            <text:p>221.4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718">
            <text:p>18.5718</text:p>
          </table:table-cell>
          <table:table-cell office:value-type="float" office:value="23.4698">
            <text:p>23.4698</text:p>
          </table:table-cell>
          <table:table-cell office:value-type="float" office:value="221.53">
            <text:p>221.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057">
            <text:p>18.6057</text:p>
          </table:table-cell>
          <table:table-cell office:value-type="float" office:value="23.3702">
            <text:p>23.3702</text:p>
          </table:table-cell>
          <table:table-cell office:value-type="float" office:value="221.63">
            <text:p>221.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401">
            <text:p>18.6401</text:p>
          </table:table-cell>
          <table:table-cell office:value-type="float" office:value="23.269">
            <text:p>23.269</text:p>
          </table:table-cell>
          <table:table-cell office:value-type="float" office:value="221.731">
            <text:p>221.7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772">
            <text:p>18.6772</text:p>
          </table:table-cell>
          <table:table-cell office:value-type="float" office:value="23.1598">
            <text:p>23.1598</text:p>
          </table:table-cell>
          <table:table-cell office:value-type="float" office:value="221.84">
            <text:p>221.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12">
            <text:p>18.712</text:p>
          </table:table-cell>
          <table:table-cell office:value-type="float" office:value="23.0572">
            <text:p>23.0572</text:p>
          </table:table-cell>
          <table:table-cell office:value-type="float" office:value="221.943">
            <text:p>221.9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519">
            <text:p>18.7519</text:p>
          </table:table-cell>
          <table:table-cell office:value-type="float" office:value="22.9398">
            <text:p>22.9398</text:p>
          </table:table-cell>
          <table:table-cell office:value-type="float" office:value="222.06">
            <text:p>222.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867">
            <text:p>18.7867</text:p>
          </table:table-cell>
          <table:table-cell office:value-type="float" office:value="22.8374">
            <text:p>22.8374</text:p>
          </table:table-cell>
          <table:table-cell office:value-type="float" office:value="222.163">
            <text:p>222.1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199">
            <text:p>18.8199</text:p>
          </table:table-cell>
          <table:table-cell office:value-type="float" office:value="22.7395">
            <text:p>22.7395</text:p>
          </table:table-cell>
          <table:table-cell office:value-type="float" office:value="222.26">
            <text:p>222.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543">
            <text:p>18.8543</text:p>
          </table:table-cell>
          <table:table-cell office:value-type="float" office:value="22.6384">
            <text:p>22.6384</text:p>
          </table:table-cell>
          <table:table-cell office:value-type="float" office:value="222.362">
            <text:p>222.3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922">
            <text:p>18.8922</text:p>
          </table:table-cell>
          <table:table-cell office:value-type="float" office:value="22.527">
            <text:p>22.527</text:p>
          </table:table-cell>
          <table:table-cell office:value-type="float" office:value="222.473">
            <text:p>222.4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255">
            <text:p>18.9255</text:p>
          </table:table-cell>
          <table:table-cell office:value-type="float" office:value="22.4287">
            <text:p>22.4287</text:p>
          </table:table-cell>
          <table:table-cell office:value-type="float" office:value="222.571">
            <text:p>222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644">
            <text:p>18.9644</text:p>
          </table:table-cell>
          <table:table-cell office:value-type="float" office:value="22.3141">
            <text:p>22.3141</text:p>
          </table:table-cell>
          <table:table-cell office:value-type="float" office:value="222.686">
            <text:p>222.6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99">
            <text:p>18.999</text:p>
          </table:table-cell>
          <table:table-cell office:value-type="float" office:value="22.2123">
            <text:p>22.2123</text:p>
          </table:table-cell>
          <table:table-cell office:value-type="float" office:value="222.788">
            <text:p>222.7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37">
            <text:p>19.037</text:p>
          </table:table-cell>
          <table:table-cell office:value-type="float" office:value="22.1002">
            <text:p>22.1002</text:p>
          </table:table-cell>
          <table:table-cell office:value-type="float" office:value="222.9">
            <text:p>222.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722">
            <text:p>19.0722</text:p>
          </table:table-cell>
          <table:table-cell office:value-type="float" office:value="21.9967">
            <text:p>21.9967</text:p>
          </table:table-cell>
          <table:table-cell office:value-type="float" office:value="223.003">
            <text:p>223.0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091">
            <text:p>19.1091</text:p>
          </table:table-cell>
          <table:table-cell office:value-type="float" office:value="21.8879">
            <text:p>21.8879</text:p>
          </table:table-cell>
          <table:table-cell office:value-type="float" office:value="223.112">
            <text:p>223.1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428">
            <text:p>19.1428</text:p>
          </table:table-cell>
          <table:table-cell office:value-type="float" office:value="21.7887">
            <text:p>21.7887</text:p>
          </table:table-cell>
          <table:table-cell office:value-type="float" office:value="223.211">
            <text:p>223.2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768">
            <text:p>19.1768</text:p>
          </table:table-cell>
          <table:table-cell office:value-type="float" office:value="21.6888">
            <text:p>21.6888</text:p>
          </table:table-cell>
          <table:table-cell office:value-type="float" office:value="223.311">
            <text:p>223.3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144">
            <text:p>19.2144</text:p>
          </table:table-cell>
          <table:table-cell office:value-type="float" office:value="21.5779">
            <text:p>21.5779</text:p>
          </table:table-cell>
          <table:table-cell office:value-type="float" office:value="223.422">
            <text:p>223.4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502">
            <text:p>19.2502</text:p>
          </table:table-cell>
          <table:table-cell office:value-type="float" office:value="21.4724">
            <text:p>21.4724</text:p>
          </table:table-cell>
          <table:table-cell office:value-type="float" office:value="223.528">
            <text:p>223.5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833">
            <text:p>19.2833</text:p>
          </table:table-cell>
          <table:table-cell office:value-type="float" office:value="21.375">
            <text:p>21.375</text:p>
          </table:table-cell>
          <table:table-cell office:value-type="float" office:value="223.625">
            <text:p>223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04">
            <text:p>19.304</text:p>
          </table:table-cell>
          <table:table-cell office:value-type="float" office:value="21.314">
            <text:p>21.314</text:p>
          </table:table-cell>
          <table:table-cell office:value-type="float" office:value="223.686">
            <text:p>223.6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403">
            <text:p>19.3403</text:p>
          </table:table-cell>
          <table:table-cell office:value-type="float" office:value="21.2071">
            <text:p>21.2071</text:p>
          </table:table-cell>
          <table:table-cell office:value-type="float" office:value="223.793">
            <text:p>223.7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766">
            <text:p>19.3766</text:p>
          </table:table-cell>
          <table:table-cell office:value-type="float" office:value="21.1002">
            <text:p>21.1002</text:p>
          </table:table-cell>
          <table:table-cell office:value-type="float" office:value="223.9">
            <text:p>223.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12">
            <text:p>19.412</text:p>
          </table:table-cell>
          <table:table-cell office:value-type="float" office:value="20.9958">
            <text:p>20.9958</text:p>
          </table:table-cell>
          <table:table-cell office:value-type="float" office:value="224.004">
            <text:p>224.0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452">
            <text:p>19.4452</text:p>
          </table:table-cell>
          <table:table-cell office:value-type="float" office:value="20.8982">
            <text:p>20.8982</text:p>
          </table:table-cell>
          <table:table-cell office:value-type="float" office:value="224.102">
            <text:p>224.1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829">
            <text:p>19.4829</text:p>
          </table:table-cell>
          <table:table-cell office:value-type="float" office:value="20.7871">
            <text:p>20.7871</text:p>
          </table:table-cell>
          <table:table-cell office:value-type="float" office:value="224.213">
            <text:p>224.2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178">
            <text:p>19.5178</text:p>
          </table:table-cell>
          <table:table-cell office:value-type="float" office:value="20.6844">
            <text:p>20.6844</text:p>
          </table:table-cell>
          <table:table-cell office:value-type="float" office:value="224.316">
            <text:p>224.3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523">
            <text:p>19.5523</text:p>
          </table:table-cell>
          <table:table-cell office:value-type="float" office:value="20.5828">
            <text:p>20.5828</text:p>
          </table:table-cell>
          <table:table-cell office:value-type="float" office:value="224.417">
            <text:p>224.4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878">
            <text:p>19.5878</text:p>
          </table:table-cell>
          <table:table-cell office:value-type="float" office:value="20.4781">
            <text:p>20.4781</text:p>
          </table:table-cell>
          <table:table-cell office:value-type="float" office:value="224.522">
            <text:p>224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24">
            <text:p>19.624</text:p>
          </table:table-cell>
          <table:table-cell office:value-type="float" office:value="20.3717">
            <text:p>20.3717</text:p>
          </table:table-cell>
          <table:table-cell office:value-type="float" office:value="224.628">
            <text:p>224.6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616">
            <text:p>19.6616</text:p>
          </table:table-cell>
          <table:table-cell office:value-type="float" office:value="20.2606">
            <text:p>20.2606</text:p>
          </table:table-cell>
          <table:table-cell office:value-type="float" office:value="224.739">
            <text:p>224.7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962">
            <text:p>19.6962</text:p>
          </table:table-cell>
          <table:table-cell office:value-type="float" office:value="20.1588">
            <text:p>20.1588</text:p>
          </table:table-cell>
          <table:table-cell office:value-type="float" office:value="224.841">
            <text:p>224.8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321">
            <text:p>19.7321</text:p>
          </table:table-cell>
          <table:table-cell office:value-type="float" office:value="20.0532">
            <text:p>20.0532</text:p>
          </table:table-cell>
          <table:table-cell office:value-type="float" office:value="224.947">
            <text:p>224.9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685">
            <text:p>19.7685</text:p>
          </table:table-cell>
          <table:table-cell office:value-type="float" office:value="19.946">
            <text:p>19.946</text:p>
          </table:table-cell>
          <table:table-cell office:value-type="float" office:value="225.054">
            <text:p>225.0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036">
            <text:p>19.8036</text:p>
          </table:table-cell>
          <table:table-cell office:value-type="float" office:value="19.8427">
            <text:p>19.8427</text:p>
          </table:table-cell>
          <table:table-cell office:value-type="float" office:value="225.157">
            <text:p>225.1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419">
            <text:p>19.8419</text:p>
          </table:table-cell>
          <table:table-cell office:value-type="float" office:value="19.7297">
            <text:p>19.7297</text:p>
          </table:table-cell>
          <table:table-cell office:value-type="float" office:value="225.27">
            <text:p>225.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764">
            <text:p>19.8764</text:p>
          </table:table-cell>
          <table:table-cell office:value-type="float" office:value="19.6282">
            <text:p>19.6282</text:p>
          </table:table-cell>
          <table:table-cell office:value-type="float" office:value="225.372">
            <text:p>225.3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122">
            <text:p>19.9122</text:p>
          </table:table-cell>
          <table:table-cell office:value-type="float" office:value="19.523">
            <text:p>19.523</text:p>
          </table:table-cell>
          <table:table-cell office:value-type="float" office:value="225.477">
            <text:p>225.4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623">
            <text:p>19.9623</text:p>
          </table:table-cell>
          <table:table-cell office:value-type="float" office:value="19.3746">
            <text:p>19.3746</text:p>
          </table:table-cell>
          <table:table-cell office:value-type="float" office:value="225.625">
            <text:p>225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976">
            <text:p>19.9976</text:p>
          </table:table-cell>
          <table:table-cell office:value-type="float" office:value="19.2708">
            <text:p>19.2708</text:p>
          </table:table-cell>
          <table:table-cell office:value-type="float" office:value="225.729">
            <text:p>225.7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341">
            <text:p>20.0341</text:p>
          </table:table-cell>
          <table:table-cell office:value-type="float" office:value="19.1635">
            <text:p>19.1635</text:p>
          </table:table-cell>
          <table:table-cell office:value-type="float" office:value="225.836">
            <text:p>225.8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688">
            <text:p>20.0688</text:p>
          </table:table-cell>
          <table:table-cell office:value-type="float" office:value="19.0612">
            <text:p>19.0612</text:p>
          </table:table-cell>
          <table:table-cell office:value-type="float" office:value="225.939">
            <text:p>225.9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036">
            <text:p>20.1036</text:p>
          </table:table-cell>
          <table:table-cell office:value-type="float" office:value="18.959">
            <text:p>18.959</text:p>
          </table:table-cell>
          <table:table-cell office:value-type="float" office:value="226.041">
            <text:p>226.0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417">
            <text:p>20.1417</text:p>
          </table:table-cell>
          <table:table-cell office:value-type="float" office:value="18.8468">
            <text:p>18.8468</text:p>
          </table:table-cell>
          <table:table-cell office:value-type="float" office:value="226.153">
            <text:p>226.1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781">
            <text:p>20.1781</text:p>
          </table:table-cell>
          <table:table-cell office:value-type="float" office:value="18.7398">
            <text:p>18.7398</text:p>
          </table:table-cell>
          <table:table-cell office:value-type="float" office:value="226.26">
            <text:p>226.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145">
            <text:p>20.2145</text:p>
          </table:table-cell>
          <table:table-cell office:value-type="float" office:value="18.6328">
            <text:p>18.6328</text:p>
          </table:table-cell>
          <table:table-cell office:value-type="float" office:value="226.367">
            <text:p>226.3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481">
            <text:p>20.2481</text:p>
          </table:table-cell>
          <table:table-cell office:value-type="float" office:value="18.534">
            <text:p>18.534</text:p>
          </table:table-cell>
          <table:table-cell office:value-type="float" office:value="226.466">
            <text:p>226.4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817">
            <text:p>20.2817</text:p>
          </table:table-cell>
          <table:table-cell office:value-type="float" office:value="18.4353">
            <text:p>18.4353</text:p>
          </table:table-cell>
          <table:table-cell office:value-type="float" office:value="226.565">
            <text:p>226.5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183">
            <text:p>20.3183</text:p>
          </table:table-cell>
          <table:table-cell office:value-type="float" office:value="18.3275">
            <text:p>18.3275</text:p>
          </table:table-cell>
          <table:table-cell office:value-type="float" office:value="226.673">
            <text:p>226.6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543">
            <text:p>20.3543</text:p>
          </table:table-cell>
          <table:table-cell office:value-type="float" office:value="18.2215">
            <text:p>18.2215</text:p>
          </table:table-cell>
          <table:table-cell office:value-type="float" office:value="226.778">
            <text:p>226.7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917">
            <text:p>20.3917</text:p>
          </table:table-cell>
          <table:table-cell office:value-type="float" office:value="18.1115">
            <text:p>18.1115</text:p>
          </table:table-cell>
          <table:table-cell office:value-type="float" office:value="226.888">
            <text:p>226.8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282">
            <text:p>20.4282</text:p>
          </table:table-cell>
          <table:table-cell office:value-type="float" office:value="18.0042">
            <text:p>18.0042</text:p>
          </table:table-cell>
          <table:table-cell office:value-type="float" office:value="226.996">
            <text:p>226.9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619">
            <text:p>20.4619</text:p>
          </table:table-cell>
          <table:table-cell office:value-type="float" office:value="17.9054">
            <text:p>17.9054</text:p>
          </table:table-cell>
          <table:table-cell office:value-type="float" office:value="227.095">
            <text:p>227.0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001">
            <text:p>20.5001</text:p>
          </table:table-cell>
          <table:table-cell office:value-type="float" office:value="17.793">
            <text:p>17.793</text:p>
          </table:table-cell>
          <table:table-cell office:value-type="float" office:value="227.207">
            <text:p>227.2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364">
            <text:p>20.5364</text:p>
          </table:table-cell>
          <table:table-cell office:value-type="float" office:value="17.686">
            <text:p>17.686</text:p>
          </table:table-cell>
          <table:table-cell office:value-type="float" office:value="227.314">
            <text:p>227.3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724">
            <text:p>20.5724</text:p>
          </table:table-cell>
          <table:table-cell office:value-type="float" office:value="17.5802">
            <text:p>17.5802</text:p>
          </table:table-cell>
          <table:table-cell office:value-type="float" office:value="227.42">
            <text:p>227.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092">
            <text:p>20.6092</text:p>
          </table:table-cell>
          <table:table-cell office:value-type="float" office:value="17.4721">
            <text:p>17.4721</text:p>
          </table:table-cell>
          <table:table-cell office:value-type="float" office:value="227.528">
            <text:p>227.5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457">
            <text:p>20.6457</text:p>
          </table:table-cell>
          <table:table-cell office:value-type="float" office:value="17.3648">
            <text:p>17.3648</text:p>
          </table:table-cell>
          <table:table-cell office:value-type="float" office:value="227.635">
            <text:p>227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792">
            <text:p>20.6792</text:p>
          </table:table-cell>
          <table:table-cell office:value-type="float" office:value="17.2664">
            <text:p>17.2664</text:p>
          </table:table-cell>
          <table:table-cell office:value-type="float" office:value="227.734">
            <text:p>227.7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003">
            <text:p>20.7003</text:p>
          </table:table-cell>
          <table:table-cell office:value-type="float" office:value="17.2045">
            <text:p>17.2045</text:p>
          </table:table-cell>
          <table:table-cell office:value-type="float" office:value="227.795">
            <text:p>227.7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364">
            <text:p>20.7364</text:p>
          </table:table-cell>
          <table:table-cell office:value-type="float" office:value="17.0984">
            <text:p>17.0984</text:p>
          </table:table-cell>
          <table:table-cell office:value-type="float" office:value="227.902">
            <text:p>227.9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573">
            <text:p>20.7573</text:p>
          </table:table-cell>
          <table:table-cell office:value-type="float" office:value="17.037">
            <text:p>17.037</text:p>
          </table:table-cell>
          <table:table-cell office:value-type="float" office:value="227.963">
            <text:p>227.9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795">
            <text:p>20.7795</text:p>
          </table:table-cell>
          <table:table-cell office:value-type="float" office:value="16.9716">
            <text:p>16.9716</text:p>
          </table:table-cell>
          <table:table-cell office:value-type="float" office:value="228.028">
            <text:p>228.0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148">
            <text:p>20.8148</text:p>
          </table:table-cell>
          <table:table-cell office:value-type="float" office:value="16.868">
            <text:p>16.868</text:p>
          </table:table-cell>
          <table:table-cell office:value-type="float" office:value="228.132">
            <text:p>228.1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48">
            <text:p>20.848</text:p>
          </table:table-cell>
          <table:table-cell office:value-type="float" office:value="16.7704">
            <text:p>16.7704</text:p>
          </table:table-cell>
          <table:table-cell office:value-type="float" office:value="228.23">
            <text:p>228.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843">
            <text:p>20.8843</text:p>
          </table:table-cell>
          <table:table-cell office:value-type="float" office:value="16.6637">
            <text:p>16.6637</text:p>
          </table:table-cell>
          <table:table-cell office:value-type="float" office:value="228.336">
            <text:p>228.3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058">
            <text:p>20.9058</text:p>
          </table:table-cell>
          <table:table-cell office:value-type="float" office:value="16.6005">
            <text:p>16.6005</text:p>
          </table:table-cell>
          <table:table-cell office:value-type="float" office:value="228.4">
            <text:p>228.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399">
            <text:p>20.9399</text:p>
          </table:table-cell>
          <table:table-cell office:value-type="float" office:value="16.5004">
            <text:p>16.5004</text:p>
          </table:table-cell>
          <table:table-cell office:value-type="float" office:value="228.5">
            <text:p>228.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727">
            <text:p>20.9727</text:p>
          </table:table-cell>
          <table:table-cell office:value-type="float" office:value="16.4045">
            <text:p>16.4045</text:p>
          </table:table-cell>
          <table:table-cell office:value-type="float" office:value="228.596">
            <text:p>228.5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934">
            <text:p>20.9934</text:p>
          </table:table-cell>
          <table:table-cell office:value-type="float" office:value="16.3435">
            <text:p>16.3435</text:p>
          </table:table-cell>
          <table:table-cell office:value-type="float" office:value="228.657">
            <text:p>228.6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301">
            <text:p>21.0301</text:p>
          </table:table-cell>
          <table:table-cell office:value-type="float" office:value="16.2358">
            <text:p>16.2358</text:p>
          </table:table-cell>
          <table:table-cell office:value-type="float" office:value="228.764">
            <text:p>228.7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532">
            <text:p>21.0532</text:p>
          </table:table-cell>
          <table:table-cell office:value-type="float" office:value="16.168">
            <text:p>16.168</text:p>
          </table:table-cell>
          <table:table-cell office:value-type="float" office:value="228.832">
            <text:p>228.8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906">
            <text:p>21.0906</text:p>
          </table:table-cell>
          <table:table-cell office:value-type="float" office:value="16.0581">
            <text:p>16.0581</text:p>
          </table:table-cell>
          <table:table-cell office:value-type="float" office:value="228.942">
            <text:p>228.9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23">
            <text:p>21.123</text:p>
          </table:table-cell>
          <table:table-cell office:value-type="float" office:value="15.9632">
            <text:p>15.9632</text:p>
          </table:table-cell>
          <table:table-cell office:value-type="float" office:value="229.037">
            <text:p>229.0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57">
            <text:p>21.157</text:p>
          </table:table-cell>
          <table:table-cell office:value-type="float" office:value="15.8637">
            <text:p>15.8637</text:p>
          </table:table-cell>
          <table:table-cell office:value-type="float" office:value="229.136">
            <text:p>229.1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89">
            <text:p>21.189</text:p>
          </table:table-cell>
          <table:table-cell office:value-type="float" office:value="15.7699">
            <text:p>15.7699</text:p>
          </table:table-cell>
          <table:table-cell office:value-type="float" office:value="229.23">
            <text:p>229.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269">
            <text:p>21.2269</text:p>
          </table:table-cell>
          <table:table-cell office:value-type="float" office:value="15.6585">
            <text:p>15.6585</text:p>
          </table:table-cell>
          <table:table-cell office:value-type="float" office:value="229.342">
            <text:p>229.3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617">
            <text:p>21.2617</text:p>
          </table:table-cell>
          <table:table-cell office:value-type="float" office:value="15.5566">
            <text:p>15.5566</text:p>
          </table:table-cell>
          <table:table-cell office:value-type="float" office:value="229.443">
            <text:p>229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986">
            <text:p>21.2986</text:p>
          </table:table-cell>
          <table:table-cell office:value-type="float" office:value="15.4486">
            <text:p>15.4486</text:p>
          </table:table-cell>
          <table:table-cell office:value-type="float" office:value="229.551">
            <text:p>229.5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353">
            <text:p>21.3353</text:p>
          </table:table-cell>
          <table:table-cell office:value-type="float" office:value="15.341">
            <text:p>15.341</text:p>
          </table:table-cell>
          <table:table-cell office:value-type="float" office:value="229.659">
            <text:p>229.6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697">
            <text:p>21.3697</text:p>
          </table:table-cell>
          <table:table-cell office:value-type="float" office:value="15.2402">
            <text:p>15.2402</text:p>
          </table:table-cell>
          <table:table-cell office:value-type="float" office:value="229.76">
            <text:p>229.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904">
            <text:p>21.3904</text:p>
          </table:table-cell>
          <table:table-cell office:value-type="float" office:value="15.1795">
            <text:p>15.1795</text:p>
          </table:table-cell>
          <table:table-cell office:value-type="float" office:value="229.821">
            <text:p>229.8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258">
            <text:p>21.4258</text:p>
          </table:table-cell>
          <table:table-cell office:value-type="float" office:value="15.0757">
            <text:p>15.0757</text:p>
          </table:table-cell>
          <table:table-cell office:value-type="float" office:value="229.924">
            <text:p>229.9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604">
            <text:p>21.4604</text:p>
          </table:table-cell>
          <table:table-cell office:value-type="float" office:value="14.9744">
            <text:p>14.9744</text:p>
          </table:table-cell>
          <table:table-cell office:value-type="float" office:value="230.026">
            <text:p>230.0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81">
            <text:p>21.481</text:p>
          </table:table-cell>
          <table:table-cell office:value-type="float" office:value="14.9139">
            <text:p>14.9139</text:p>
          </table:table-cell>
          <table:table-cell office:value-type="float" office:value="230.086">
            <text:p>230.0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144">
            <text:p>21.5144</text:p>
          </table:table-cell>
          <table:table-cell office:value-type="float" office:value="14.8162">
            <text:p>14.8162</text:p>
          </table:table-cell>
          <table:table-cell office:value-type="float" office:value="230.184">
            <text:p>230.1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502">
            <text:p>21.5502</text:p>
          </table:table-cell>
          <table:table-cell office:value-type="float" office:value="14.7113">
            <text:p>14.7113</text:p>
          </table:table-cell>
          <table:table-cell office:value-type="float" office:value="230.289">
            <text:p>230.2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869">
            <text:p>21.5869</text:p>
          </table:table-cell>
          <table:table-cell office:value-type="float" office:value="14.604">
            <text:p>14.604</text:p>
          </table:table-cell>
          <table:table-cell office:value-type="float" office:value="230.396">
            <text:p>230.3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218">
            <text:p>21.6218</text:p>
          </table:table-cell>
          <table:table-cell office:value-type="float" office:value="14.5018">
            <text:p>14.5018</text:p>
          </table:table-cell>
          <table:table-cell office:value-type="float" office:value="230.498">
            <text:p>230.4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569">
            <text:p>21.6569</text:p>
          </table:table-cell>
          <table:table-cell office:value-type="float" office:value="14.399">
            <text:p>14.399</text:p>
          </table:table-cell>
          <table:table-cell office:value-type="float" office:value="230.601">
            <text:p>230.6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907">
            <text:p>21.6907</text:p>
          </table:table-cell>
          <table:table-cell office:value-type="float" office:value="14.3">
            <text:p>14.3</text:p>
          </table:table-cell>
          <table:table-cell office:value-type="float" office:value="230.7">
            <text:p>230.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273">
            <text:p>21.7273</text:p>
          </table:table-cell>
          <table:table-cell office:value-type="float" office:value="14.1929">
            <text:p>14.1929</text:p>
          </table:table-cell>
          <table:table-cell office:value-type="float" office:value="230.807">
            <text:p>230.8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607">
            <text:p>21.7607</text:p>
          </table:table-cell>
          <table:table-cell office:value-type="float" office:value="14.0954">
            <text:p>14.0954</text:p>
          </table:table-cell>
          <table:table-cell office:value-type="float" office:value="230.905">
            <text:p>230.9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943">
            <text:p>21.7943</text:p>
          </table:table-cell>
          <table:table-cell office:value-type="float" office:value="13.9972">
            <text:p>13.9972</text:p>
          </table:table-cell>
          <table:table-cell office:value-type="float" office:value="231.003">
            <text:p>231.0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285">
            <text:p>21.8285</text:p>
          </table:table-cell>
          <table:table-cell office:value-type="float" office:value="13.8971">
            <text:p>13.8971</text:p>
          </table:table-cell>
          <table:table-cell office:value-type="float" office:value="231.103">
            <text:p>231.1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643">
            <text:p>21.8643</text:p>
          </table:table-cell>
          <table:table-cell office:value-type="float" office:value="13.7926">
            <text:p>13.7926</text:p>
          </table:table-cell>
          <table:table-cell office:value-type="float" office:value="231.207">
            <text:p>231.2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957">
            <text:p>21.8957</text:p>
          </table:table-cell>
          <table:table-cell office:value-type="float" office:value="13.7009">
            <text:p>13.7009</text:p>
          </table:table-cell>
          <table:table-cell office:value-type="float" office:value="231.299">
            <text:p>231.2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325">
            <text:p>21.9325</text:p>
          </table:table-cell>
          <table:table-cell office:value-type="float" office:value="13.5931">
            <text:p>13.5931</text:p>
          </table:table-cell>
          <table:table-cell office:value-type="float" office:value="231.407">
            <text:p>231.4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653">
            <text:p>21.9653</text:p>
          </table:table-cell>
          <table:table-cell office:value-type="float" office:value="13.4973">
            <text:p>13.4973</text:p>
          </table:table-cell>
          <table:table-cell office:value-type="float" office:value="231.503">
            <text:p>231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015">
            <text:p>22.0015</text:p>
          </table:table-cell>
          <table:table-cell office:value-type="float" office:value="13.3917">
            <text:p>13.3917</text:p>
          </table:table-cell>
          <table:table-cell office:value-type="float" office:value="231.608">
            <text:p>231.6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35">
            <text:p>22.035</text:p>
          </table:table-cell>
          <table:table-cell office:value-type="float" office:value="13.2937">
            <text:p>13.2937</text:p>
          </table:table-cell>
          <table:table-cell office:value-type="float" office:value="231.706">
            <text:p>231.7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679">
            <text:p>22.0679</text:p>
          </table:table-cell>
          <table:table-cell office:value-type="float" office:value="13.1978">
            <text:p>13.1978</text:p>
          </table:table-cell>
          <table:table-cell office:value-type="float" office:value="231.802">
            <text:p>231.8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005">
            <text:p>22.1005</text:p>
          </table:table-cell>
          <table:table-cell office:value-type="float" office:value="13.1026">
            <text:p>13.1026</text:p>
          </table:table-cell>
          <table:table-cell office:value-type="float" office:value="231.897">
            <text:p>231.8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209">
            <text:p>22.1209</text:p>
          </table:table-cell>
          <table:table-cell office:value-type="float" office:value="13.0429">
            <text:p>13.0429</text:p>
          </table:table-cell>
          <table:table-cell office:value-type="float" office:value="231.957">
            <text:p>231.9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531">
            <text:p>22.1531</text:p>
          </table:table-cell>
          <table:table-cell office:value-type="float" office:value="12.9491">
            <text:p>12.9491</text:p>
          </table:table-cell>
          <table:table-cell office:value-type="float" office:value="232.051">
            <text:p>232.0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871">
            <text:p>22.1871</text:p>
          </table:table-cell>
          <table:table-cell office:value-type="float" office:value="12.8499">
            <text:p>12.8499</text:p>
          </table:table-cell>
          <table:table-cell office:value-type="float" office:value="232.15">
            <text:p>232.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073">
            <text:p>22.2073</text:p>
          </table:table-cell>
          <table:table-cell office:value-type="float" office:value="12.791">
            <text:p>12.791</text:p>
          </table:table-cell>
          <table:table-cell office:value-type="float" office:value="232.209">
            <text:p>232.2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408">
            <text:p>22.2408</text:p>
          </table:table-cell>
          <table:table-cell office:value-type="float" office:value="12.6933">
            <text:p>12.6933</text:p>
          </table:table-cell>
          <table:table-cell office:value-type="float" office:value="232.307">
            <text:p>232.3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726">
            <text:p>22.2726</text:p>
          </table:table-cell>
          <table:table-cell office:value-type="float" office:value="12.6004">
            <text:p>12.6004</text:p>
          </table:table-cell>
          <table:table-cell office:value-type="float" office:value="232.4">
            <text:p>232.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089">
            <text:p>22.3089</text:p>
          </table:table-cell>
          <table:table-cell office:value-type="float" office:value="12.4945">
            <text:p>12.4945</text:p>
          </table:table-cell>
          <table:table-cell office:value-type="float" office:value="232.506">
            <text:p>232.5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416">
            <text:p>22.3416</text:p>
          </table:table-cell>
          <table:table-cell office:value-type="float" office:value="12.3991">
            <text:p>12.3991</text:p>
          </table:table-cell>
          <table:table-cell office:value-type="float" office:value="232.601">
            <text:p>232.6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751">
            <text:p>22.3751</text:p>
          </table:table-cell>
          <table:table-cell office:value-type="float" office:value="12.3015">
            <text:p>12.3015</text:p>
          </table:table-cell>
          <table:table-cell office:value-type="float" office:value="232.698">
            <text:p>232.6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085">
            <text:p>22.4085</text:p>
          </table:table-cell>
          <table:table-cell office:value-type="float" office:value="12.2043">
            <text:p>12.2043</text:p>
          </table:table-cell>
          <table:table-cell office:value-type="float" office:value="232.796">
            <text:p>232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288">
            <text:p>22.4288</text:p>
          </table:table-cell>
          <table:table-cell office:value-type="float" office:value="12.145">
            <text:p>12.145</text:p>
          </table:table-cell>
          <table:table-cell office:value-type="float" office:value="232.855">
            <text:p>232.8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642">
            <text:p>22.4642</text:p>
          </table:table-cell>
          <table:table-cell office:value-type="float" office:value="12.042">
            <text:p>12.042</text:p>
          </table:table-cell>
          <table:table-cell office:value-type="float" office:value="232.958">
            <text:p>232.9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004">
            <text:p>22.5004</text:p>
          </table:table-cell>
          <table:table-cell office:value-type="float" office:value="11.9365">
            <text:p>11.9365</text:p>
          </table:table-cell>
          <table:table-cell office:value-type="float" office:value="233.064">
            <text:p>233.0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359">
            <text:p>22.5359</text:p>
          </table:table-cell>
          <table:table-cell office:value-type="float" office:value="11.833">
            <text:p>11.833</text:p>
          </table:table-cell>
          <table:table-cell office:value-type="float" office:value="233.167">
            <text:p>233.1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712">
            <text:p>22.5712</text:p>
          </table:table-cell>
          <table:table-cell office:value-type="float" office:value="11.7303">
            <text:p>11.7303</text:p>
          </table:table-cell>
          <table:table-cell office:value-type="float" office:value="233.27">
            <text:p>233.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92">
            <text:p>22.592</text:p>
          </table:table-cell>
          <table:table-cell office:value-type="float" office:value="11.6698">
            <text:p>11.6698</text:p>
          </table:table-cell>
          <table:table-cell office:value-type="float" office:value="233.33">
            <text:p>233.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308">
            <text:p>22.6308</text:p>
          </table:table-cell>
          <table:table-cell office:value-type="float" office:value="11.5569">
            <text:p>11.5569</text:p>
          </table:table-cell>
          <table:table-cell office:value-type="float" office:value="233.443">
            <text:p>233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642">
            <text:p>22.6642</text:p>
          </table:table-cell>
          <table:table-cell office:value-type="float" office:value="11.4599">
            <text:p>11.4599</text:p>
          </table:table-cell>
          <table:table-cell office:value-type="float" office:value="233.54">
            <text:p>233.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993">
            <text:p>22.6993</text:p>
          </table:table-cell>
          <table:table-cell office:value-type="float" office:value="11.3576">
            <text:p>11.3576</text:p>
          </table:table-cell>
          <table:table-cell office:value-type="float" office:value="233.642">
            <text:p>233.6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324">
            <text:p>22.7324</text:p>
          </table:table-cell>
          <table:table-cell office:value-type="float" office:value="11.2615">
            <text:p>11.2615</text:p>
          </table:table-cell>
          <table:table-cell office:value-type="float" office:value="233.739">
            <text:p>233.7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653">
            <text:p>22.7653</text:p>
          </table:table-cell>
          <table:table-cell office:value-type="float" office:value="11.1658">
            <text:p>11.1658</text:p>
          </table:table-cell>
          <table:table-cell office:value-type="float" office:value="233.834">
            <text:p>233.8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857">
            <text:p>22.7857</text:p>
          </table:table-cell>
          <table:table-cell office:value-type="float" office:value="11.1065">
            <text:p>11.1065</text:p>
          </table:table-cell>
          <table:table-cell office:value-type="float" office:value="233.894">
            <text:p>233.8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076">
            <text:p>22.8076</text:p>
          </table:table-cell>
          <table:table-cell office:value-type="float" office:value="11.0427">
            <text:p>11.0427</text:p>
          </table:table-cell>
          <table:table-cell office:value-type="float" office:value="233.957">
            <text:p>233.9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448">
            <text:p>22.8448</text:p>
          </table:table-cell>
          <table:table-cell office:value-type="float" office:value="10.9348">
            <text:p>10.9348</text:p>
          </table:table-cell>
          <table:table-cell office:value-type="float" office:value="234.065">
            <text:p>234.0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815">
            <text:p>22.8815</text:p>
          </table:table-cell>
          <table:table-cell office:value-type="float" office:value="10.8279">
            <text:p>10.8279</text:p>
          </table:table-cell>
          <table:table-cell office:value-type="float" office:value="234.172">
            <text:p>234.1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169">
            <text:p>22.9169</text:p>
          </table:table-cell>
          <table:table-cell office:value-type="float" office:value="10.7253">
            <text:p>10.7253</text:p>
          </table:table-cell>
          <table:table-cell office:value-type="float" office:value="234.275">
            <text:p>234.2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496">
            <text:p>22.9496</text:p>
          </table:table-cell>
          <table:table-cell office:value-type="float" office:value="10.6305">
            <text:p>10.6305</text:p>
          </table:table-cell>
          <table:table-cell office:value-type="float" office:value="234.369">
            <text:p>234.3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854">
            <text:p>22.9854</text:p>
          </table:table-cell>
          <table:table-cell office:value-type="float" office:value="10.5265">
            <text:p>10.5265</text:p>
          </table:table-cell>
          <table:table-cell office:value-type="float" office:value="234.473">
            <text:p>234.4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191">
            <text:p>23.0191</text:p>
          </table:table-cell>
          <table:table-cell office:value-type="float" office:value="10.4287">
            <text:p>10.4287</text:p>
          </table:table-cell>
          <table:table-cell office:value-type="float" office:value="234.571">
            <text:p>234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542">
            <text:p>23.0542</text:p>
          </table:table-cell>
          <table:table-cell office:value-type="float" office:value="10.3269">
            <text:p>10.3269</text:p>
          </table:table-cell>
          <table:table-cell office:value-type="float" office:value="234.673">
            <text:p>234.6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903">
            <text:p>23.0903</text:p>
          </table:table-cell>
          <table:table-cell office:value-type="float" office:value="10.2221">
            <text:p>10.2221</text:p>
          </table:table-cell>
          <table:table-cell office:value-type="float" office:value="234.778">
            <text:p>234.7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271">
            <text:p>23.1271</text:p>
          </table:table-cell>
          <table:table-cell office:value-type="float" office:value="10.1154">
            <text:p>10.1154</text:p>
          </table:table-cell>
          <table:table-cell office:value-type="float" office:value="234.885">
            <text:p>234.8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594">
            <text:p>23.1594</text:p>
          </table:table-cell>
          <table:table-cell office:value-type="float" office:value="10.0219">
            <text:p>10.0219</text:p>
          </table:table-cell>
          <table:table-cell office:value-type="float" office:value="234.978">
            <text:p>234.9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943">
            <text:p>23.1943</text:p>
          </table:table-cell>
          <table:table-cell office:value-type="float" office:value="9.92062">
            <text:p>9.92062</text:p>
          </table:table-cell>
          <table:table-cell office:value-type="float" office:value="235.079">
            <text:p>235.0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277">
            <text:p>23.2277</text:p>
          </table:table-cell>
          <table:table-cell office:value-type="float" office:value="9.82401">
            <text:p>9.82401</text:p>
          </table:table-cell>
          <table:table-cell office:value-type="float" office:value="235.176">
            <text:p>235.1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637">
            <text:p>23.2637</text:p>
          </table:table-cell>
          <table:table-cell office:value-type="float" office:value="9.71962">
            <text:p>9.71962</text:p>
          </table:table-cell>
          <table:table-cell office:value-type="float" office:value="235.28">
            <text:p>235.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961">
            <text:p>23.2961</text:p>
          </table:table-cell>
          <table:table-cell office:value-type="float" office:value="9.62585">
            <text:p>9.62585</text:p>
          </table:table-cell>
          <table:table-cell office:value-type="float" office:value="235.374">
            <text:p>235.3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294">
            <text:p>23.3294</text:p>
          </table:table-cell>
          <table:table-cell office:value-type="float" office:value="9.52946">
            <text:p>9.52946</text:p>
          </table:table-cell>
          <table:table-cell office:value-type="float" office:value="235.471">
            <text:p>235.4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609">
            <text:p>23.3609</text:p>
          </table:table-cell>
          <table:table-cell office:value-type="float" office:value="9.4384">
            <text:p>9.4384</text:p>
          </table:table-cell>
          <table:table-cell office:value-type="float" office:value="235.562">
            <text:p>235.5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995">
            <text:p>23.3995</text:p>
          </table:table-cell>
          <table:table-cell office:value-type="float" office:value="9.32648">
            <text:p>9.32648</text:p>
          </table:table-cell>
          <table:table-cell office:value-type="float" office:value="235.674">
            <text:p>235.6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338">
            <text:p>23.4338</text:p>
          </table:table-cell>
          <table:table-cell office:value-type="float" office:value="9.22739">
            <text:p>9.22739</text:p>
          </table:table-cell>
          <table:table-cell office:value-type="float" office:value="235.773">
            <text:p>235.7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542">
            <text:p>23.4542</text:p>
          </table:table-cell>
          <table:table-cell office:value-type="float" office:value="9.16832">
            <text:p>9.16832</text:p>
          </table:table-cell>
          <table:table-cell office:value-type="float" office:value="235.832">
            <text:p>235.8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897">
            <text:p>23.4897</text:p>
          </table:table-cell>
          <table:table-cell office:value-type="float" office:value="9.06554">
            <text:p>9.06554</text:p>
          </table:table-cell>
          <table:table-cell office:value-type="float" office:value="235.934">
            <text:p>235.9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262">
            <text:p>23.5262</text:p>
          </table:table-cell>
          <table:table-cell office:value-type="float" office:value="8.96005">
            <text:p>8.96005</text:p>
          </table:table-cell>
          <table:table-cell office:value-type="float" office:value="236.04">
            <text:p>236.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605">
            <text:p>23.5605</text:p>
          </table:table-cell>
          <table:table-cell office:value-type="float" office:value="8.86064">
            <text:p>8.86064</text:p>
          </table:table-cell>
          <table:table-cell office:value-type="float" office:value="236.139">
            <text:p>236.1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933">
            <text:p>23.5933</text:p>
          </table:table-cell>
          <table:table-cell office:value-type="float" office:value="8.76611">
            <text:p>8.76611</text:p>
          </table:table-cell>
          <table:table-cell office:value-type="float" office:value="236.234">
            <text:p>236.2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143">
            <text:p>23.6143</text:p>
          </table:table-cell>
          <table:table-cell office:value-type="float" office:value="8.70529">
            <text:p>8.70529</text:p>
          </table:table-cell>
          <table:table-cell office:value-type="float" office:value="236.295">
            <text:p>236.2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506">
            <text:p>23.6506</text:p>
          </table:table-cell>
          <table:table-cell office:value-type="float" office:value="8.60052">
            <text:p>8.60052</text:p>
          </table:table-cell>
          <table:table-cell office:value-type="float" office:value="236.399">
            <text:p>236.3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889">
            <text:p>23.6889</text:p>
          </table:table-cell>
          <table:table-cell office:value-type="float" office:value="8.48972">
            <text:p>8.48972</text:p>
          </table:table-cell>
          <table:table-cell office:value-type="float" office:value="236.51">
            <text:p>236.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221">
            <text:p>23.7221</text:p>
          </table:table-cell>
          <table:table-cell office:value-type="float" office:value="8.39395">
            <text:p>8.39395</text:p>
          </table:table-cell>
          <table:table-cell office:value-type="float" office:value="236.606">
            <text:p>236.6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548">
            <text:p>23.7548</text:p>
          </table:table-cell>
          <table:table-cell office:value-type="float" office:value="8.29962">
            <text:p>8.29962</text:p>
          </table:table-cell>
          <table:table-cell office:value-type="float" office:value="236.7">
            <text:p>236.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877">
            <text:p>23.7877</text:p>
          </table:table-cell>
          <table:table-cell office:value-type="float" office:value="8.20483">
            <text:p>8.20483</text:p>
          </table:table-cell>
          <table:table-cell office:value-type="float" office:value="236.795">
            <text:p>236.7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228">
            <text:p>23.8228</text:p>
          </table:table-cell>
          <table:table-cell office:value-type="float" office:value="8.10349">
            <text:p>8.10349</text:p>
          </table:table-cell>
          <table:table-cell office:value-type="float" office:value="236.897">
            <text:p>236.8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574">
            <text:p>23.8574</text:p>
          </table:table-cell>
          <table:table-cell office:value-type="float" office:value="8.00372">
            <text:p>8.00372</text:p>
          </table:table-cell>
          <table:table-cell office:value-type="float" office:value="236.996">
            <text:p>236.9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895">
            <text:p>23.8895</text:p>
          </table:table-cell>
          <table:table-cell office:value-type="float" office:value="7.91129">
            <text:p>7.91129</text:p>
          </table:table-cell>
          <table:table-cell office:value-type="float" office:value="237.089">
            <text:p>237.0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246">
            <text:p>23.9246</text:p>
          </table:table-cell>
          <table:table-cell office:value-type="float" office:value="7.81026">
            <text:p>7.81026</text:p>
          </table:table-cell>
          <table:table-cell office:value-type="float" office:value="237.19">
            <text:p>237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573">
            <text:p>23.9573</text:p>
          </table:table-cell>
          <table:table-cell office:value-type="float" office:value="7.71571">
            <text:p>7.71571</text:p>
          </table:table-cell>
          <table:table-cell office:value-type="float" office:value="237.284">
            <text:p>237.2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905">
            <text:p>23.9905</text:p>
          </table:table-cell>
          <table:table-cell office:value-type="float" office:value="7.62027">
            <text:p>7.62027</text:p>
          </table:table-cell>
          <table:table-cell office:value-type="float" office:value="237.38">
            <text:p>237.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237">
            <text:p>24.0237</text:p>
          </table:table-cell>
          <table:table-cell office:value-type="float" office:value="7.5246">
            <text:p>7.5246</text:p>
          </table:table-cell>
          <table:table-cell office:value-type="float" office:value="237.475">
            <text:p>237.4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694">
            <text:p>24.0694</text:p>
          </table:table-cell>
          <table:table-cell office:value-type="float" office:value="7.39281">
            <text:p>7.39281</text:p>
          </table:table-cell>
          <table:table-cell office:value-type="float" office:value="237.607">
            <text:p>237.6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058">
            <text:p>24.1058</text:p>
          </table:table-cell>
          <table:table-cell office:value-type="float" office:value="7.2879">
            <text:p>7.2879</text:p>
          </table:table-cell>
          <table:table-cell office:value-type="float" office:value="237.712">
            <text:p>237.7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418">
            <text:p>24.1418</text:p>
          </table:table-cell>
          <table:table-cell office:value-type="float" office:value="7.18437">
            <text:p>7.18437</text:p>
          </table:table-cell>
          <table:table-cell office:value-type="float" office:value="237.816">
            <text:p>237.8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777">
            <text:p>24.1777</text:p>
          </table:table-cell>
          <table:table-cell office:value-type="float" office:value="7.08098">
            <text:p>7.08098</text:p>
          </table:table-cell>
          <table:table-cell office:value-type="float" office:value="237.919">
            <text:p>237.9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115">
            <text:p>24.2115</text:p>
          </table:table-cell>
          <table:table-cell office:value-type="float" office:value="6.98383">
            <text:p>6.98383</text:p>
          </table:table-cell>
          <table:table-cell office:value-type="float" office:value="238.016">
            <text:p>238.0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466">
            <text:p>24.2466</text:p>
          </table:table-cell>
          <table:table-cell office:value-type="float" office:value="6.88316">
            <text:p>6.88316</text:p>
          </table:table-cell>
          <table:table-cell office:value-type="float" office:value="238.117">
            <text:p>238.1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676">
            <text:p>24.2676</text:p>
          </table:table-cell>
          <table:table-cell office:value-type="float" office:value="6.82251">
            <text:p>6.82251</text:p>
          </table:table-cell>
          <table:table-cell office:value-type="float" office:value="238.177">
            <text:p>238.1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014">
            <text:p>24.3014</text:p>
          </table:table-cell>
          <table:table-cell office:value-type="float" office:value="6.72566">
            <text:p>6.72566</text:p>
          </table:table-cell>
          <table:table-cell office:value-type="float" office:value="238.274">
            <text:p>238.2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369">
            <text:p>24.3369</text:p>
          </table:table-cell>
          <table:table-cell office:value-type="float" office:value="6.62358">
            <text:p>6.62358</text:p>
          </table:table-cell>
          <table:table-cell office:value-type="float" office:value="238.376">
            <text:p>238.3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717">
            <text:p>24.3717</text:p>
          </table:table-cell>
          <table:table-cell office:value-type="float" office:value="6.52362">
            <text:p>6.52362</text:p>
          </table:table-cell>
          <table:table-cell office:value-type="float" office:value="238.476">
            <text:p>238.4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061">
            <text:p>24.4061</text:p>
          </table:table-cell>
          <table:table-cell office:value-type="float" office:value="6.42496">
            <text:p>6.42496</text:p>
          </table:table-cell>
          <table:table-cell office:value-type="float" office:value="238.575">
            <text:p>238.5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409">
            <text:p>24.4409</text:p>
          </table:table-cell>
          <table:table-cell office:value-type="float" office:value="6.32515">
            <text:p>6.32515</text:p>
          </table:table-cell>
          <table:table-cell office:value-type="float" office:value="238.675">
            <text:p>238.6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822">
            <text:p>24.4822</text:p>
          </table:table-cell>
          <table:table-cell office:value-type="float" office:value="6.2065">
            <text:p>6.2065</text:p>
          </table:table-cell>
          <table:table-cell office:value-type="float" office:value="238.794">
            <text:p>238.7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155">
            <text:p>24.5155</text:p>
          </table:table-cell>
          <table:table-cell office:value-type="float" office:value="6.11095">
            <text:p>6.11095</text:p>
          </table:table-cell>
          <table:table-cell office:value-type="float" office:value="238.889">
            <text:p>238.8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514">
            <text:p>24.5514</text:p>
          </table:table-cell>
          <table:table-cell office:value-type="float" office:value="6.00815">
            <text:p>6.00815</text:p>
          </table:table-cell>
          <table:table-cell office:value-type="float" office:value="238.992">
            <text:p>238.9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858">
            <text:p>24.5858</text:p>
          </table:table-cell>
          <table:table-cell office:value-type="float" office:value="5.9095">
            <text:p>5.9095</text:p>
          </table:table-cell>
          <table:table-cell office:value-type="float" office:value="239.09">
            <text:p>239.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209">
            <text:p>24.6209</text:p>
          </table:table-cell>
          <table:table-cell office:value-type="float" office:value="5.80876">
            <text:p>5.80876</text:p>
          </table:table-cell>
          <table:table-cell office:value-type="float" office:value="239.191">
            <text:p>239.1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539">
            <text:p>24.6539</text:p>
          </table:table-cell>
          <table:table-cell office:value-type="float" office:value="5.71422">
            <text:p>5.71422</text:p>
          </table:table-cell>
          <table:table-cell office:value-type="float" office:value="239.286">
            <text:p>239.2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742">
            <text:p>24.6742</text:p>
          </table:table-cell>
          <table:table-cell office:value-type="float" office:value="5.65607">
            <text:p>5.65607</text:p>
          </table:table-cell>
          <table:table-cell office:value-type="float" office:value="239.344">
            <text:p>239.3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096">
            <text:p>24.7096</text:p>
          </table:table-cell>
          <table:table-cell office:value-type="float" office:value="5.55475">
            <text:p>5.55475</text:p>
          </table:table-cell>
          <table:table-cell office:value-type="float" office:value="239.445">
            <text:p>239.4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485">
            <text:p>24.7485</text:p>
          </table:table-cell>
          <table:table-cell office:value-type="float" office:value="5.44331">
            <text:p>5.44331</text:p>
          </table:table-cell>
          <table:table-cell office:value-type="float" office:value="239.557">
            <text:p>239.5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831">
            <text:p>24.7831</text:p>
          </table:table-cell>
          <table:table-cell office:value-type="float" office:value="5.34406">
            <text:p>5.34406</text:p>
          </table:table-cell>
          <table:table-cell office:value-type="float" office:value="239.656">
            <text:p>239.6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047">
            <text:p>24.8047</text:p>
          </table:table-cell>
          <table:table-cell office:value-type="float" office:value="5.28246">
            <text:p>5.28246</text:p>
          </table:table-cell>
          <table:table-cell office:value-type="float" office:value="239.718">
            <text:p>239.7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252">
            <text:p>24.8252</text:p>
          </table:table-cell>
          <table:table-cell office:value-type="float" office:value="5.22366">
            <text:p>5.22366</text:p>
          </table:table-cell>
          <table:table-cell office:value-type="float" office:value="239.776">
            <text:p>239.7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601">
            <text:p>24.8601</text:p>
          </table:table-cell>
          <table:table-cell office:value-type="float" office:value="5.12389">
            <text:p>5.12389</text:p>
          </table:table-cell>
          <table:table-cell office:value-type="float" office:value="239.876">
            <text:p>239.8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944">
            <text:p>24.8944</text:p>
          </table:table-cell>
          <table:table-cell office:value-type="float" office:value="5.02586">
            <text:p>5.02586</text:p>
          </table:table-cell>
          <table:table-cell office:value-type="float" office:value="239.974">
            <text:p>239.9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152">
            <text:p>24.9152</text:p>
          </table:table-cell>
          <table:table-cell office:value-type="float" office:value="4.96646">
            <text:p>4.96646</text:p>
          </table:table-cell>
          <table:table-cell office:value-type="float" office:value="240.034">
            <text:p>240.0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508">
            <text:p>24.9508</text:p>
          </table:table-cell>
          <table:table-cell office:value-type="float" office:value="4.86456">
            <text:p>4.86456</text:p>
          </table:table-cell>
          <table:table-cell office:value-type="float" office:value="240.135">
            <text:p>240.1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833">
            <text:p>24.9833</text:p>
          </table:table-cell>
          <table:table-cell office:value-type="float" office:value="4.77184">
            <text:p>4.77184</text:p>
          </table:table-cell>
          <table:table-cell office:value-type="float" office:value="240.228">
            <text:p>240.2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169">
            <text:p>25.0169</text:p>
          </table:table-cell>
          <table:table-cell office:value-type="float" office:value="4.6759">
            <text:p>4.6759</text:p>
          </table:table-cell>
          <table:table-cell office:value-type="float" office:value="240.324">
            <text:p>240.3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532">
            <text:p>25.0532</text:p>
          </table:table-cell>
          <table:table-cell office:value-type="float" office:value="4.57239">
            <text:p>4.57239</text:p>
          </table:table-cell>
          <table:table-cell office:value-type="float" office:value="240.428">
            <text:p>240.4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874">
            <text:p>25.0874</text:p>
          </table:table-cell>
          <table:table-cell office:value-type="float" office:value="4.47475">
            <text:p>4.47475</text:p>
          </table:table-cell>
          <table:table-cell office:value-type="float" office:value="240.525">
            <text:p>240.5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077">
            <text:p>25.1077</text:p>
          </table:table-cell>
          <table:table-cell office:value-type="float" office:value="4.41661">
            <text:p>4.41661</text:p>
          </table:table-cell>
          <table:table-cell office:value-type="float" office:value="240.583">
            <text:p>240.5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446">
            <text:p>25.1446</text:p>
          </table:table-cell>
          <table:table-cell office:value-type="float" office:value="4.3114">
            <text:p>4.3114</text:p>
          </table:table-cell>
          <table:table-cell office:value-type="float" office:value="240.689">
            <text:p>240.6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823">
            <text:p>25.1823</text:p>
          </table:table-cell>
          <table:table-cell office:value-type="float" office:value="4.20386">
            <text:p>4.20386</text:p>
          </table:table-cell>
          <table:table-cell office:value-type="float" office:value="240.796">
            <text:p>240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195">
            <text:p>25.2195</text:p>
          </table:table-cell>
          <table:table-cell office:value-type="float" office:value="4.09773">
            <text:p>4.09773</text:p>
          </table:table-cell>
          <table:table-cell office:value-type="float" office:value="240.902">
            <text:p>240.9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534">
            <text:p>25.2534</text:p>
          </table:table-cell>
          <table:table-cell office:value-type="float" office:value="4.00133">
            <text:p>4.00133</text:p>
          </table:table-cell>
          <table:table-cell office:value-type="float" office:value="240.999">
            <text:p>240.9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896">
            <text:p>25.2896</text:p>
          </table:table-cell>
          <table:table-cell office:value-type="float" office:value="3.89827">
            <text:p>3.89827</text:p>
          </table:table-cell>
          <table:table-cell office:value-type="float" office:value="241.102">
            <text:p>241.1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247">
            <text:p>25.3247</text:p>
          </table:table-cell>
          <table:table-cell office:value-type="float" office:value="3.79808">
            <text:p>3.79808</text:p>
          </table:table-cell>
          <table:table-cell office:value-type="float" office:value="241.202">
            <text:p>241.2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579">
            <text:p>25.3579</text:p>
          </table:table-cell>
          <table:table-cell office:value-type="float" office:value="3.70363">
            <text:p>3.70363</text:p>
          </table:table-cell>
          <table:table-cell office:value-type="float" office:value="241.296">
            <text:p>241.2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964">
            <text:p>25.3964</text:p>
          </table:table-cell>
          <table:table-cell office:value-type="float" office:value="3.59398">
            <text:p>3.59398</text:p>
          </table:table-cell>
          <table:table-cell office:value-type="float" office:value="241.406">
            <text:p>241.4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323">
            <text:p>25.4323</text:p>
          </table:table-cell>
          <table:table-cell office:value-type="float" office:value="3.49179">
            <text:p>3.49179</text:p>
          </table:table-cell>
          <table:table-cell office:value-type="float" office:value="241.508">
            <text:p>241.5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686">
            <text:p>25.4686</text:p>
          </table:table-cell>
          <table:table-cell office:value-type="float" office:value="3.38857">
            <text:p>3.38857</text:p>
          </table:table-cell>
          <table:table-cell office:value-type="float" office:value="241.611">
            <text:p>241.6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042">
            <text:p>25.5042</text:p>
          </table:table-cell>
          <table:table-cell office:value-type="float" office:value="3.28741">
            <text:p>3.28741</text:p>
          </table:table-cell>
          <table:table-cell office:value-type="float" office:value="241.713">
            <text:p>241.7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425">
            <text:p>25.5425</text:p>
          </table:table-cell>
          <table:table-cell office:value-type="float" office:value="3.17839">
            <text:p>3.17839</text:p>
          </table:table-cell>
          <table:table-cell office:value-type="float" office:value="241.822">
            <text:p>241.8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806">
            <text:p>25.5806</text:p>
          </table:table-cell>
          <table:table-cell office:value-type="float" office:value="3.06987">
            <text:p>3.06987</text:p>
          </table:table-cell>
          <table:table-cell office:value-type="float" office:value="241.93">
            <text:p>241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18">
            <text:p>25.618</text:p>
          </table:table-cell>
          <table:table-cell office:value-type="float" office:value="2.96356">
            <text:p>2.96356</text:p>
          </table:table-cell>
          <table:table-cell office:value-type="float" office:value="242.036">
            <text:p>242.0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541">
            <text:p>25.6541</text:p>
          </table:table-cell>
          <table:table-cell office:value-type="float" office:value="2.86131">
            <text:p>2.86131</text:p>
          </table:table-cell>
          <table:table-cell office:value-type="float" office:value="242.139">
            <text:p>242.1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89">
            <text:p>25.689</text:p>
          </table:table-cell>
          <table:table-cell office:value-type="float" office:value="2.76205">
            <text:p>2.76205</text:p>
          </table:table-cell>
          <table:table-cell office:value-type="float" office:value="242.238">
            <text:p>242.2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261">
            <text:p>25.7261</text:p>
          </table:table-cell>
          <table:table-cell office:value-type="float" office:value="2.65689">
            <text:p>2.65689</text:p>
          </table:table-cell>
          <table:table-cell office:value-type="float" office:value="242.343">
            <text:p>242.3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609">
            <text:p>25.7609</text:p>
          </table:table-cell>
          <table:table-cell office:value-type="float" office:value="2.55797">
            <text:p>2.55797</text:p>
          </table:table-cell>
          <table:table-cell office:value-type="float" office:value="242.442">
            <text:p>242.4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964">
            <text:p>25.7964</text:p>
          </table:table-cell>
          <table:table-cell office:value-type="float" office:value="2.45747">
            <text:p>2.45747</text:p>
          </table:table-cell>
          <table:table-cell office:value-type="float" office:value="242.543">
            <text:p>242.5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331">
            <text:p>25.8331</text:p>
          </table:table-cell>
          <table:table-cell office:value-type="float" office:value="2.35347">
            <text:p>2.35347</text:p>
          </table:table-cell>
          <table:table-cell office:value-type="float" office:value="242.647">
            <text:p>242.6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679">
            <text:p>25.8679</text:p>
          </table:table-cell>
          <table:table-cell office:value-type="float" office:value="2.25482">
            <text:p>2.25482</text:p>
          </table:table-cell>
          <table:table-cell office:value-type="float" office:value="242.745">
            <text:p>242.7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881">
            <text:p>25.8881</text:p>
          </table:table-cell>
          <table:table-cell office:value-type="float" office:value="2.19756">
            <text:p>2.19756</text:p>
          </table:table-cell>
          <table:table-cell office:value-type="float" office:value="242.802">
            <text:p>242.8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219">
            <text:p>25.9219</text:p>
          </table:table-cell>
          <table:table-cell office:value-type="float" office:value="2.10147">
            <text:p>2.10147</text:p>
          </table:table-cell>
          <table:table-cell office:value-type="float" office:value="242.899">
            <text:p>242.8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579">
            <text:p>25.9579</text:p>
          </table:table-cell>
          <table:table-cell office:value-type="float" office:value="1.99969">
            <text:p>1.99969</text:p>
          </table:table-cell>
          <table:table-cell office:value-type="float" office:value="243">
            <text:p>2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919">
            <text:p>25.9919</text:p>
          </table:table-cell>
          <table:table-cell office:value-type="float" office:value="1.9034">
            <text:p>1.9034</text:p>
          </table:table-cell>
          <table:table-cell office:value-type="float" office:value="243.097">
            <text:p>243.0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268">
            <text:p>26.0268</text:p>
          </table:table-cell>
          <table:table-cell office:value-type="float" office:value="1.80466">
            <text:p>1.80466</text:p>
          </table:table-cell>
          <table:table-cell office:value-type="float" office:value="243.195">
            <text:p>243.1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499">
            <text:p>26.0499</text:p>
          </table:table-cell>
          <table:table-cell office:value-type="float" office:value="1.73914">
            <text:p>1.73914</text:p>
          </table:table-cell>
          <table:table-cell office:value-type="float" office:value="243.261">
            <text:p>243.2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853">
            <text:p>26.0853</text:p>
          </table:table-cell>
          <table:table-cell office:value-type="float" office:value="1.63879">
            <text:p>1.63879</text:p>
          </table:table-cell>
          <table:table-cell office:value-type="float" office:value="243.361">
            <text:p>243.3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21">
            <text:p>26.121</text:p>
          </table:table-cell>
          <table:table-cell office:value-type="float" office:value="1.53783">
            <text:p>1.53783</text:p>
          </table:table-cell>
          <table:table-cell office:value-type="float" office:value="243.462">
            <text:p>243.4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42">
            <text:p>26.142</text:p>
          </table:table-cell>
          <table:table-cell office:value-type="float" office:value="1.47844">
            <text:p>1.47844</text:p>
          </table:table-cell>
          <table:table-cell office:value-type="float" office:value="243.522">
            <text:p>243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623">
            <text:p>26.1623</text:p>
          </table:table-cell>
          <table:table-cell office:value-type="float" office:value="1.42107">
            <text:p>1.42107</text:p>
          </table:table-cell>
          <table:table-cell office:value-type="float" office:value="243.579">
            <text:p>243.5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971">
            <text:p>26.1971</text:p>
          </table:table-cell>
          <table:table-cell office:value-type="float" office:value="1.32266">
            <text:p>1.32266</text:p>
          </table:table-cell>
          <table:table-cell office:value-type="float" office:value="243.677">
            <text:p>243.6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368">
            <text:p>26.2368</text:p>
          </table:table-cell>
          <table:table-cell office:value-type="float" office:value="1.21051">
            <text:p>1.21051</text:p>
          </table:table-cell>
          <table:table-cell office:value-type="float" office:value="243.789">
            <text:p>243.7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72">
            <text:p>26.272</text:p>
          </table:table-cell>
          <table:table-cell office:value-type="float" office:value="1.11116">
            <text:p>1.11116</text:p>
          </table:table-cell>
          <table:table-cell office:value-type="float" office:value="243.889">
            <text:p>243.889</text:p>
          </table:table-cell>
          <table:table-cell office:value-type="float" office:value="0.83337">
            <text:p>0.833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097">
            <text:p>26.3097</text:p>
          </table:table-cell>
          <table:table-cell office:value-type="float" office:value="1.00459">
            <text:p>1.00459</text:p>
          </table:table-cell>
          <table:table-cell office:value-type="float" office:value="243.995">
            <text:p>243.995</text:p>
          </table:table-cell>
          <table:table-cell office:value-type="float" office:value="0.753445">
            <text:p>0.7534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452">
            <text:p>26.3452</text:p>
          </table:table-cell>
          <table:table-cell office:value-type="float" office:value="0.904282">
            <text:p>0.904282</text:p>
          </table:table-cell>
          <table:table-cell office:value-type="float" office:value="244.096">
            <text:p>244.096</text:p>
          </table:table-cell>
          <table:table-cell office:value-type="float" office:value="0.678211">
            <text:p>0.6782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798">
            <text:p>26.3798</text:p>
          </table:table-cell>
          <table:table-cell office:value-type="float" office:value="0.807007">
            <text:p>0.807007</text:p>
          </table:table-cell>
          <table:table-cell office:value-type="float" office:value="244.193">
            <text:p>244.193</text:p>
          </table:table-cell>
          <table:table-cell office:value-type="float" office:value="0.605255">
            <text:p>0.6052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168">
            <text:p>26.4168</text:p>
          </table:table-cell>
          <table:table-cell office:value-type="float" office:value="0.702347">
            <text:p>0.702347</text:p>
          </table:table-cell>
          <table:table-cell office:value-type="float" office:value="244.298">
            <text:p>244.298</text:p>
          </table:table-cell>
          <table:table-cell office:value-type="float" office:value="0.52676">
            <text:p>0.526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528">
            <text:p>26.4528</text:p>
          </table:table-cell>
          <table:table-cell office:value-type="float" office:value="0.601013">
            <text:p>0.601013</text:p>
          </table:table-cell>
          <table:table-cell office:value-type="float" office:value="244.399">
            <text:p>244.399</text:p>
          </table:table-cell>
          <table:table-cell office:value-type="float" office:value="0.45076">
            <text:p>0.450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736">
            <text:p>26.4736</text:p>
          </table:table-cell>
          <table:table-cell office:value-type="float" office:value="0.542297">
            <text:p>0.542297</text:p>
          </table:table-cell>
          <table:table-cell office:value-type="float" office:value="244.458">
            <text:p>244.458</text:p>
          </table:table-cell>
          <table:table-cell office:value-type="float" office:value="0.406723">
            <text:p>0.4067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095">
            <text:p>26.5095</text:p>
          </table:table-cell>
          <table:table-cell office:value-type="float" office:value="0.441162">
            <text:p>0.441162</text:p>
          </table:table-cell>
          <table:table-cell office:value-type="float" office:value="244.559">
            <text:p>244.559</text:p>
          </table:table-cell>
          <table:table-cell office:value-type="float" office:value="0.330872">
            <text:p>0.3308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435">
            <text:p>26.5435</text:p>
          </table:table-cell>
          <table:table-cell office:value-type="float" office:value="0.34523">
            <text:p>0.34523</text:p>
          </table:table-cell>
          <table:table-cell office:value-type="float" office:value="244.655">
            <text:p>244.655</text:p>
          </table:table-cell>
          <table:table-cell office:value-type="float" office:value="0.258923">
            <text:p>0.2589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804">
            <text:p>26.5804</text:p>
          </table:table-cell>
          <table:table-cell office:value-type="float" office:value="0.241287">
            <text:p>0.241287</text:p>
          </table:table-cell>
          <table:table-cell office:value-type="float" office:value="244.759">
            <text:p>244.759</text:p>
          </table:table-cell>
          <table:table-cell office:value-type="float" office:value="0.180965">
            <text:p>0.1809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167">
            <text:p>26.6167</text:p>
          </table:table-cell>
          <table:table-cell office:value-type="float" office:value="0.139252">
            <text:p>0.139252</text:p>
          </table:table-cell>
          <table:table-cell office:value-type="float" office:value="244.861">
            <text:p>244.861</text:p>
          </table:table-cell>
          <table:table-cell office:value-type="float" office:value="0.104439">
            <text:p>0.1044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503">
            <text:p>26.6503</text:p>
          </table:table-cell>
          <table:table-cell office:value-type="float" office:value="0.0450592">
            <text:p>0.0450592</text:p>
          </table:table-cell>
          <table:table-cell office:value-type="float" office:value="244.955">
            <text:p>244.955</text:p>
          </table:table-cell>
          <table:table-cell office:value-type="float" office:value="0.0337944">
            <text:p>0.03379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852">
            <text:p>26.6852</text:p>
          </table:table-cell>
          <table:table-cell office:value-type="float" office:value="-0.0530396">
            <text:p>-0.0530396</text:p>
          </table:table-cell>
          <table:table-cell office:value-type="float" office:value="245.053">
            <text:p>245.053</text:p>
          </table:table-cell>
          <table:table-cell office:value-type="float" office:value="-0.0397797">
            <text:p>-0.03977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056">
            <text:p>26.7056</text:p>
          </table:table-cell>
          <table:table-cell office:value-type="float" office:value="-0.110107">
            <text:p>-0.110107</text:p>
          </table:table-cell>
          <table:table-cell office:value-type="float" office:value="245.11">
            <text:p>245.11</text:p>
          </table:table-cell>
          <table:table-cell office:value-type="float" office:value="-0.0825806">
            <text:p>-0.08258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401">
            <text:p>26.7401</text:p>
          </table:table-cell>
          <table:table-cell office:value-type="float" office:value="-0.206436">
            <text:p>-0.206436</text:p>
          </table:table-cell>
          <table:table-cell office:value-type="float" office:value="245.206">
            <text:p>245.206</text:p>
          </table:table-cell>
          <table:table-cell office:value-type="float" office:value="-0.154827">
            <text:p>-0.1548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781">
            <text:p>26.7781</text:p>
          </table:table-cell>
          <table:table-cell office:value-type="float" office:value="-0.31279">
            <text:p>-0.31279</text:p>
          </table:table-cell>
          <table:table-cell office:value-type="float" office:value="245.313">
            <text:p>245.313</text:p>
          </table:table-cell>
          <table:table-cell office:value-type="float" office:value="-0.234592">
            <text:p>-0.2345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163">
            <text:p>26.8163</text:p>
          </table:table-cell>
          <table:table-cell office:value-type="float" office:value="-0.419296">
            <text:p>-0.419296</text:p>
          </table:table-cell>
          <table:table-cell office:value-type="float" office:value="245.419">
            <text:p>245.419</text:p>
          </table:table-cell>
          <table:table-cell office:value-type="float" office:value="-0.314472">
            <text:p>-0.3144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378">
            <text:p>26.8378</text:p>
          </table:table-cell>
          <table:table-cell office:value-type="float" office:value="-0.47905">
            <text:p>-0.47905</text:p>
          </table:table-cell>
          <table:table-cell office:value-type="float" office:value="245.479">
            <text:p>245.479</text:p>
          </table:table-cell>
          <table:table-cell office:value-type="float" office:value="-0.359287">
            <text:p>-0.3592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752">
            <text:p>26.8752</text:p>
          </table:table-cell>
          <table:table-cell office:value-type="float" office:value="-0.582642">
            <text:p>-0.582642</text:p>
          </table:table-cell>
          <table:table-cell office:value-type="float" office:value="245.583">
            <text:p>245.583</text:p>
          </table:table-cell>
          <table:table-cell office:value-type="float" office:value="-0.436981">
            <text:p>-0.4369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083">
            <text:p>26.9083</text:p>
          </table:table-cell>
          <table:table-cell office:value-type="float" office:value="-0.673782">
            <text:p>-0.673782</text:p>
          </table:table-cell>
          <table:table-cell office:value-type="float" office:value="245.674">
            <text:p>245.674</text:p>
          </table:table-cell>
          <table:table-cell office:value-type="float" office:value="-0.505337">
            <text:p>-0.5053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418">
            <text:p>26.9418</text:p>
          </table:table-cell>
          <table:table-cell office:value-type="float" office:value="-0.765701">
            <text:p>-0.765701</text:p>
          </table:table-cell>
          <table:table-cell office:value-type="float" office:value="245.766">
            <text:p>245.766</text:p>
          </table:table-cell>
          <table:table-cell office:value-type="float" office:value="-0.574276">
            <text:p>-0.5742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738">
            <text:p>26.9738</text:p>
          </table:table-cell>
          <table:table-cell office:value-type="float" office:value="-0.852905">
            <text:p>-0.852905</text:p>
          </table:table-cell>
          <table:table-cell office:value-type="float" office:value="245.853">
            <text:p>245.853</text:p>
          </table:table-cell>
          <table:table-cell office:value-type="float" office:value="-0.639679">
            <text:p>-0.6396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097">
            <text:p>27.0097</text:p>
          </table:table-cell>
          <table:table-cell office:value-type="float" office:value="-0.950394">
            <text:p>-0.950394</text:p>
          </table:table-cell>
          <table:table-cell office:value-type="float" office:value="245.95">
            <text:p>245.95</text:p>
          </table:table-cell>
          <table:table-cell office:value-type="float" office:value="-0.712795">
            <text:p>-0.7127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308">
            <text:p>27.0308</text:p>
          </table:table-cell>
          <table:table-cell office:value-type="float" office:value="-1.00717">
            <text:p>-1.00717</text:p>
          </table:table-cell>
          <table:table-cell office:value-type="float" office:value="246.007">
            <text:p>246.007</text:p>
          </table:table-cell>
          <table:table-cell office:value-type="float" office:value="-0.755379">
            <text:p>-0.7553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657">
            <text:p>27.0657</text:p>
          </table:table-cell>
          <table:table-cell office:value-type="float" office:value="-1.10114">
            <text:p>-1.10114</text:p>
          </table:table-cell>
          <table:table-cell office:value-type="float" office:value="246.101">
            <text:p>246.101</text:p>
          </table:table-cell>
          <table:table-cell office:value-type="float" office:value="-0.825851">
            <text:p>-0.8258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">
            <text:p>27.1</text:p>
          </table:table-cell>
          <table:table-cell office:value-type="float" office:value="-1.19243">
            <text:p>-1.19243</text:p>
          </table:table-cell>
          <table:table-cell office:value-type="float" office:value="246.192">
            <text:p>246.192</text:p>
          </table:table-cell>
          <table:table-cell office:value-type="float" office:value="-0.894321">
            <text:p>-0.8943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357">
            <text:p>27.1357</text:p>
          </table:table-cell>
          <table:table-cell office:value-type="float" office:value="-1.28662">
            <text:p>-1.28662</text:p>
          </table:table-cell>
          <table:table-cell office:value-type="float" office:value="246.287">
            <text:p>246.2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693">
            <text:p>27.1693</text:p>
          </table:table-cell>
          <table:table-cell office:value-type="float" office:value="-1.37457">
            <text:p>-1.37457</text:p>
          </table:table-cell>
          <table:table-cell office:value-type="float" office:value="246.375">
            <text:p>246.3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03">
            <text:p>27.203</text:p>
          </table:table-cell>
          <table:table-cell office:value-type="float" office:value="-1.46178">
            <text:p>-1.46178</text:p>
          </table:table-cell>
          <table:table-cell office:value-type="float" office:value="246.462">
            <text:p>246.4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371">
            <text:p>27.2371</text:p>
          </table:table-cell>
          <table:table-cell office:value-type="float" office:value="-1.54892">
            <text:p>-1.54892</text:p>
          </table:table-cell>
          <table:table-cell office:value-type="float" office:value="246.549">
            <text:p>246.54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699">
            <text:p>27.2699</text:p>
          </table:table-cell>
          <table:table-cell office:value-type="float" office:value="-1.63203">
            <text:p>-1.63203</text:p>
          </table:table-cell>
          <table:table-cell office:value-type="float" office:value="246.632">
            <text:p>246.6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068">
            <text:p>27.3068</text:p>
          </table:table-cell>
          <table:table-cell office:value-type="float" office:value="-1.72444">
            <text:p>-1.72444</text:p>
          </table:table-cell>
          <table:table-cell office:value-type="float" office:value="246.724">
            <text:p>246.7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426">
            <text:p>27.3426</text:p>
          </table:table-cell>
          <table:table-cell office:value-type="float" office:value="-1.81265">
            <text:p>-1.81265</text:p>
          </table:table-cell>
          <table:table-cell office:value-type="float" office:value="246.813">
            <text:p>246.8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809">
            <text:p>27.3809</text:p>
          </table:table-cell>
          <table:table-cell office:value-type="float" office:value="-1.90564">
            <text:p>-1.90564</text:p>
          </table:table-cell>
          <table:table-cell office:value-type="float" office:value="246.906">
            <text:p>246.90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166">
            <text:p>27.4166</text:p>
          </table:table-cell>
          <table:table-cell office:value-type="float" office:value="-1.99089">
            <text:p>-1.99089</text:p>
          </table:table-cell>
          <table:table-cell office:value-type="float" office:value="246.991">
            <text:p>246.9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526">
            <text:p>27.4526</text:p>
          </table:table-cell>
          <table:table-cell office:value-type="float" office:value="-2.07533">
            <text:p>-2.07533</text:p>
          </table:table-cell>
          <table:table-cell office:value-type="float" office:value="247.075">
            <text:p>247.0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878">
            <text:p>27.4878</text:p>
          </table:table-cell>
          <table:table-cell office:value-type="float" office:value="-2.15654">
            <text:p>-2.15654</text:p>
          </table:table-cell>
          <table:table-cell office:value-type="float" office:value="247.157">
            <text:p>247.1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226">
            <text:p>27.5226</text:p>
          </table:table-cell>
          <table:table-cell office:value-type="float" office:value="-2.23521">
            <text:p>-2.23521</text:p>
          </table:table-cell>
          <table:table-cell office:value-type="float" office:value="247.235">
            <text:p>247.2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427">
            <text:p>27.5427</text:p>
          </table:table-cell>
          <table:table-cell office:value-type="float" office:value="-2.28008">
            <text:p>-2.28008</text:p>
          </table:table-cell>
          <table:table-cell office:value-type="float" office:value="247.28">
            <text:p>247.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764">
            <text:p>27.5764</text:p>
          </table:table-cell>
          <table:table-cell office:value-type="float" office:value="-2.35402">
            <text:p>-2.35402</text:p>
          </table:table-cell>
          <table:table-cell office:value-type="float" office:value="247.354">
            <text:p>247.3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141">
            <text:p>27.6141</text:p>
          </table:table-cell>
          <table:table-cell office:value-type="float" office:value="-2.43503">
            <text:p>-2.43503</text:p>
          </table:table-cell>
          <table:table-cell office:value-type="float" office:value="247.435">
            <text:p>247.4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511">
            <text:p>27.6511</text:p>
          </table:table-cell>
          <table:table-cell office:value-type="float" office:value="-2.51256">
            <text:p>-2.51256</text:p>
          </table:table-cell>
          <table:table-cell office:value-type="float" office:value="247.513">
            <text:p>247.5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871">
            <text:p>27.6871</text:p>
          </table:table-cell>
          <table:table-cell office:value-type="float" office:value="-2.58612">
            <text:p>-2.58612</text:p>
          </table:table-cell>
          <table:table-cell office:value-type="float" office:value="247.586">
            <text:p>247.5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24">
            <text:p>27.724</text:p>
          </table:table-cell>
          <table:table-cell office:value-type="float" office:value="-2.65979">
            <text:p>-2.65979</text:p>
          </table:table-cell>
          <table:table-cell office:value-type="float" office:value="247.66">
            <text:p>247.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598">
            <text:p>27.7598</text:p>
          </table:table-cell>
          <table:table-cell office:value-type="float" office:value="-2.72945">
            <text:p>-2.72945</text:p>
          </table:table-cell>
          <table:table-cell office:value-type="float" office:value="247.729">
            <text:p>247.7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947">
            <text:p>27.7947</text:p>
          </table:table-cell>
          <table:table-cell office:value-type="float" office:value="-2.79521">
            <text:p>-2.79521</text:p>
          </table:table-cell>
          <table:table-cell office:value-type="float" office:value="247.795">
            <text:p>247.7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315">
            <text:p>27.8315</text:p>
          </table:table-cell>
          <table:table-cell office:value-type="float" office:value="-2.86282">
            <text:p>-2.86282</text:p>
          </table:table-cell>
          <table:table-cell office:value-type="float" office:value="247.863">
            <text:p>247.8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687">
            <text:p>27.8687</text:p>
          </table:table-cell>
          <table:table-cell office:value-type="float" office:value="-2.92915">
            <text:p>-2.92915</text:p>
          </table:table-cell>
          <table:table-cell office:value-type="float" office:value="247.929">
            <text:p>247.9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066">
            <text:p>27.9066</text:p>
          </table:table-cell>
          <table:table-cell office:value-type="float" office:value="-2.99454">
            <text:p>-2.99454</text:p>
          </table:table-cell>
          <table:table-cell office:value-type="float" office:value="247.995">
            <text:p>247.9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421">
            <text:p>27.9421</text:p>
          </table:table-cell>
          <table:table-cell office:value-type="float" office:value="-3.05359">
            <text:p>-3.05359</text:p>
          </table:table-cell>
          <table:table-cell office:value-type="float" office:value="248.054">
            <text:p>248.0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789">
            <text:p>27.9789</text:p>
          </table:table-cell>
          <table:table-cell office:value-type="float" office:value="-3.11296">
            <text:p>-3.11296</text:p>
          </table:table-cell>
          <table:table-cell office:value-type="float" office:value="248.113">
            <text:p>248.1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157">
            <text:p>28.0157</text:p>
          </table:table-cell>
          <table:table-cell office:value-type="float" office:value="-3.17018">
            <text:p>-3.17018</text:p>
          </table:table-cell>
          <table:table-cell office:value-type="float" office:value="248.17">
            <text:p>248.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513">
            <text:p>28.0513</text:p>
          </table:table-cell>
          <table:table-cell office:value-type="float" office:value="-3.22343">
            <text:p>-3.22343</text:p>
          </table:table-cell>
          <table:table-cell office:value-type="float" office:value="248.223">
            <text:p>248.2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881">
            <text:p>28.0881</text:p>
          </table:table-cell>
          <table:table-cell office:value-type="float" office:value="-3.27646">
            <text:p>-3.27646</text:p>
          </table:table-cell>
          <table:table-cell office:value-type="float" office:value="248.276">
            <text:p>248.2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226">
            <text:p>28.1226</text:p>
          </table:table-cell>
          <table:table-cell office:value-type="float" office:value="-3.32411">
            <text:p>-3.32411</text:p>
          </table:table-cell>
          <table:table-cell office:value-type="float" office:value="248.324">
            <text:p>248.3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606">
            <text:p>28.1606</text:p>
          </table:table-cell>
          <table:table-cell office:value-type="float" office:value="-3.3746">
            <text:p>-3.3746</text:p>
          </table:table-cell>
          <table:table-cell office:value-type="float" office:value="248.375">
            <text:p>248.3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976">
            <text:p>28.1976</text:p>
          </table:table-cell>
          <table:table-cell office:value-type="float" office:value="-3.42146">
            <text:p>-3.42146</text:p>
          </table:table-cell>
          <table:table-cell office:value-type="float" office:value="248.421">
            <text:p>248.4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325">
            <text:p>28.2325</text:p>
          </table:table-cell>
          <table:table-cell office:value-type="float" office:value="-3.46359">
            <text:p>-3.46359</text:p>
          </table:table-cell>
          <table:table-cell office:value-type="float" office:value="248.464">
            <text:p>248.4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664">
            <text:p>28.2664</text:p>
          </table:table-cell>
          <table:table-cell office:value-type="float" office:value="-3.50285">
            <text:p>-3.50285</text:p>
          </table:table-cell>
          <table:table-cell office:value-type="float" office:value="248.503">
            <text:p>248.5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993">
            <text:p>28.2993</text:p>
          </table:table-cell>
          <table:table-cell office:value-type="float" office:value="-3.53911">
            <text:p>-3.53911</text:p>
          </table:table-cell>
          <table:table-cell office:value-type="float" office:value="248.539">
            <text:p>248.53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323">
            <text:p>28.3323</text:p>
          </table:table-cell>
          <table:table-cell office:value-type="float" office:value="-3.5739">
            <text:p>-3.5739</text:p>
          </table:table-cell>
          <table:table-cell office:value-type="float" office:value="248.574">
            <text:p>248.5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66">
            <text:p>28.366</text:p>
          </table:table-cell>
          <table:table-cell office:value-type="float" office:value="-3.60756">
            <text:p>-3.60756</text:p>
          </table:table-cell>
          <table:table-cell office:value-type="float" office:value="248.608">
            <text:p>248.6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005">
            <text:p>28.4005</text:p>
          </table:table-cell>
          <table:table-cell office:value-type="float" office:value="-3.6402">
            <text:p>-3.6402</text:p>
          </table:table-cell>
          <table:table-cell office:value-type="float" office:value="248.64">
            <text:p>248.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368">
            <text:p>28.4368</text:p>
          </table:table-cell>
          <table:table-cell office:value-type="float" office:value="-3.67276">
            <text:p>-3.67276</text:p>
          </table:table-cell>
          <table:table-cell office:value-type="float" office:value="248.673">
            <text:p>248.6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702">
            <text:p>28.4702</text:p>
          </table:table-cell>
          <table:table-cell office:value-type="float" office:value="-3.70078">
            <text:p>-3.70078</text:p>
          </table:table-cell>
          <table:table-cell office:value-type="float" office:value="248.701">
            <text:p>248.7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03">
            <text:p>28.503</text:p>
          </table:table-cell>
          <table:table-cell office:value-type="float" office:value="-3.72667">
            <text:p>-3.72667</text:p>
          </table:table-cell>
          <table:table-cell office:value-type="float" office:value="248.727">
            <text:p>248.7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37">
            <text:p>28.537</text:p>
          </table:table-cell>
          <table:table-cell office:value-type="float" office:value="-3.75191">
            <text:p>-3.75191</text:p>
          </table:table-cell>
          <table:table-cell office:value-type="float" office:value="248.752">
            <text:p>248.7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704">
            <text:p>28.5704</text:p>
          </table:table-cell>
          <table:table-cell office:value-type="float" office:value="-3.77493">
            <text:p>-3.77493</text:p>
          </table:table-cell>
          <table:table-cell office:value-type="float" office:value="248.775">
            <text:p>248.7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042">
            <text:p>28.6042</text:p>
          </table:table-cell>
          <table:table-cell office:value-type="float" office:value="-3.79662">
            <text:p>-3.79662</text:p>
          </table:table-cell>
          <table:table-cell office:value-type="float" office:value="248.797">
            <text:p>248.7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38">
            <text:p>28.638</text:p>
          </table:table-cell>
          <table:table-cell office:value-type="float" office:value="-3.81664">
            <text:p>-3.81664</text:p>
          </table:table-cell>
          <table:table-cell office:value-type="float" office:value="248.817">
            <text:p>248.8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755">
            <text:p>28.6755</text:p>
          </table:table-cell>
          <table:table-cell office:value-type="float" office:value="-3.83691">
            <text:p>-3.83691</text:p>
          </table:table-cell>
          <table:table-cell office:value-type="float" office:value="248.837">
            <text:p>248.8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091">
            <text:p>28.7091</text:p>
          </table:table-cell>
          <table:table-cell office:value-type="float" office:value="-3.85339">
            <text:p>-3.85339</text:p>
          </table:table-cell>
          <table:table-cell office:value-type="float" office:value="248.853">
            <text:p>248.8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421">
            <text:p>28.7421</text:p>
          </table:table-cell>
          <table:table-cell office:value-type="float" office:value="-3.86806">
            <text:p>-3.86806</text:p>
          </table:table-cell>
          <table:table-cell office:value-type="float" office:value="248.868">
            <text:p>248.8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769">
            <text:p>28.7769</text:p>
          </table:table-cell>
          <table:table-cell office:value-type="float" office:value="-3.88188">
            <text:p>-3.88188</text:p>
          </table:table-cell>
          <table:table-cell office:value-type="float" office:value="248.882">
            <text:p>248.8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12">
            <text:p>28.812</text:p>
          </table:table-cell>
          <table:table-cell office:value-type="float" office:value="-3.89415">
            <text:p>-3.89415</text:p>
          </table:table-cell>
          <table:table-cell office:value-type="float" office:value="248.894">
            <text:p>248.8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44">
            <text:p>28.844</text:p>
          </table:table-cell>
          <table:table-cell office:value-type="float" office:value="-3.90393">
            <text:p>-3.90393</text:p>
          </table:table-cell>
          <table:table-cell office:value-type="float" office:value="248.904">
            <text:p>248.9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643">
            <text:p>28.8643</text:p>
          </table:table-cell>
          <table:table-cell office:value-type="float" office:value="-3.90939">
            <text:p>-3.90939</text:p>
          </table:table-cell>
          <table:table-cell office:value-type="float" office:value="248.909">
            <text:p>248.9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862">
            <text:p>28.8862</text:p>
          </table:table-cell>
          <table:table-cell office:value-type="float" office:value="-3.91472">
            <text:p>-3.91472</text:p>
          </table:table-cell>
          <table:table-cell office:value-type="float" office:value="248.915">
            <text:p>248.9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063">
            <text:p>28.9063</text:p>
          </table:table-cell>
          <table:table-cell office:value-type="float" office:value="-3.91904">
            <text:p>-3.91904</text:p>
          </table:table-cell>
          <table:table-cell office:value-type="float" office:value="248.919">
            <text:p>248.9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407">
            <text:p>28.9407</text:p>
          </table:table-cell>
          <table:table-cell office:value-type="float" office:value="-3.92519">
            <text:p>-3.92519</text:p>
          </table:table-cell>
          <table:table-cell office:value-type="float" office:value="248.925">
            <text:p>248.9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761">
            <text:p>28.9761</text:p>
          </table:table-cell>
          <table:table-cell office:value-type="float" office:value="-3.92995">
            <text:p>-3.92995</text:p>
          </table:table-cell>
          <table:table-cell office:value-type="float" office:value="248.93">
            <text:p>248.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101">
            <text:p>29.0101</text:p>
          </table:table-cell>
          <table:table-cell office:value-type="float" office:value="-3.93306">
            <text:p>-3.93306</text:p>
          </table:table-cell>
          <table:table-cell office:value-type="float" office:value="248.933">
            <text:p>248.9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532">
            <text:p>29.0532</text:p>
          </table:table-cell>
          <table:table-cell office:value-type="float" office:value="-3.93495">
            <text:p>-3.93495</text:p>
          </table:table-cell>
          <table:table-cell office:value-type="float" office:value="248.935">
            <text:p>248.9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894">
            <text:p>29.0894</text:p>
          </table:table-cell>
          <table:table-cell office:value-type="float" office:value="-3.93484">
            <text:p>-3.93484</text:p>
          </table:table-cell>
          <table:table-cell office:value-type="float" office:value="248.935">
            <text:p>248.9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265">
            <text:p>29.1265</text:p>
          </table:table-cell>
          <table:table-cell office:value-type="float" office:value="-3.93309">
            <text:p>-3.93309</text:p>
          </table:table-cell>
          <table:table-cell office:value-type="float" office:value="248.933">
            <text:p>248.9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618">
            <text:p>29.1618</text:p>
          </table:table-cell>
          <table:table-cell office:value-type="float" office:value="-3.92993">
            <text:p>-3.92993</text:p>
          </table:table-cell>
          <table:table-cell office:value-type="float" office:value="248.93">
            <text:p>248.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945">
            <text:p>29.1945</text:p>
          </table:table-cell>
          <table:table-cell office:value-type="float" office:value="-3.92575">
            <text:p>-3.92575</text:p>
          </table:table-cell>
          <table:table-cell office:value-type="float" office:value="248.926">
            <text:p>248.9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167">
            <text:p>29.2167</text:p>
          </table:table-cell>
          <table:table-cell office:value-type="float" office:value="-3.92224">
            <text:p>-3.92224</text:p>
          </table:table-cell>
          <table:table-cell office:value-type="float" office:value="248.922">
            <text:p>248.9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525">
            <text:p>29.2525</text:p>
          </table:table-cell>
          <table:table-cell office:value-type="float" office:value="-3.91539">
            <text:p>-3.91539</text:p>
          </table:table-cell>
          <table:table-cell office:value-type="float" office:value="248.915">
            <text:p>248.9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881">
            <text:p>29.2881</text:p>
          </table:table-cell>
          <table:table-cell office:value-type="float" office:value="-3.90727">
            <text:p>-3.90727</text:p>
          </table:table-cell>
          <table:table-cell office:value-type="float" office:value="248.907">
            <text:p>248.9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226">
            <text:p>29.3226</text:p>
          </table:table-cell>
          <table:table-cell office:value-type="float" office:value="-3.89812">
            <text:p>-3.89812</text:p>
          </table:table-cell>
          <table:table-cell office:value-type="float" office:value="248.898">
            <text:p>248.8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621">
            <text:p>29.3621</text:p>
          </table:table-cell>
          <table:table-cell office:value-type="float" office:value="-3.88609">
            <text:p>-3.88609</text:p>
          </table:table-cell>
          <table:table-cell office:value-type="float" office:value="248.886">
            <text:p>248.8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981">
            <text:p>29.3981</text:p>
          </table:table-cell>
          <table:table-cell office:value-type="float" office:value="-3.87384">
            <text:p>-3.87384</text:p>
          </table:table-cell>
          <table:table-cell office:value-type="float" office:value="248.874">
            <text:p>248.8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302">
            <text:p>29.4302</text:p>
          </table:table-cell>
          <table:table-cell office:value-type="float" office:value="-3.86182">
            <text:p>-3.86182</text:p>
          </table:table-cell>
          <table:table-cell office:value-type="float" office:value="248.862">
            <text:p>248.8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658">
            <text:p>29.4658</text:p>
          </table:table-cell>
          <table:table-cell office:value-type="float" office:value="-3.84729">
            <text:p>-3.84729</text:p>
          </table:table-cell>
          <table:table-cell office:value-type="float" office:value="248.847">
            <text:p>248.8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986">
            <text:p>29.4986</text:p>
          </table:table-cell>
          <table:table-cell office:value-type="float" office:value="-3.83282">
            <text:p>-3.83282</text:p>
          </table:table-cell>
          <table:table-cell office:value-type="float" office:value="248.833">
            <text:p>248.8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322">
            <text:p>29.5322</text:p>
          </table:table-cell>
          <table:table-cell office:value-type="float" office:value="-3.81703">
            <text:p>-3.81703</text:p>
          </table:table-cell>
          <table:table-cell office:value-type="float" office:value="248.817">
            <text:p>248.8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646">
            <text:p>29.5646</text:p>
          </table:table-cell>
          <table:table-cell office:value-type="float" office:value="-3.80086">
            <text:p>-3.80086</text:p>
          </table:table-cell>
          <table:table-cell office:value-type="float" office:value="248.801">
            <text:p>248.8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033">
            <text:p>29.6033</text:p>
          </table:table-cell>
          <table:table-cell office:value-type="float" office:value="-3.78026">
            <text:p>-3.78026</text:p>
          </table:table-cell>
          <table:table-cell office:value-type="float" office:value="248.78">
            <text:p>248.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395">
            <text:p>29.6395</text:p>
          </table:table-cell>
          <table:table-cell office:value-type="float" office:value="-3.7598">
            <text:p>-3.7598</text:p>
          </table:table-cell>
          <table:table-cell office:value-type="float" office:value="248.76">
            <text:p>248.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6">
            <text:p>29.66</text:p>
          </table:table-cell>
          <table:table-cell office:value-type="float" office:value="-3.74771">
            <text:p>-3.74771</text:p>
          </table:table-cell>
          <table:table-cell office:value-type="float" office:value="248.748">
            <text:p>248.7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94">
            <text:p>29.694</text:p>
          </table:table-cell>
          <table:table-cell office:value-type="float" office:value="-3.72702">
            <text:p>-3.72702</text:p>
          </table:table-cell>
          <table:table-cell office:value-type="float" office:value="248.727">
            <text:p>248.7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299">
            <text:p>29.7299</text:p>
          </table:table-cell>
          <table:table-cell office:value-type="float" office:value="-3.70419">
            <text:p>-3.70419</text:p>
          </table:table-cell>
          <table:table-cell office:value-type="float" office:value="248.704">
            <text:p>248.7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665">
            <text:p>29.7665</text:p>
          </table:table-cell>
          <table:table-cell office:value-type="float" office:value="-3.67984">
            <text:p>-3.67984</text:p>
          </table:table-cell>
          <table:table-cell office:value-type="float" office:value="248.68">
            <text:p>248.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033">
            <text:p>29.8033</text:p>
          </table:table-cell>
          <table:table-cell office:value-type="float" office:value="-3.65436">
            <text:p>-3.65436</text:p>
          </table:table-cell>
          <table:table-cell office:value-type="float" office:value="248.654">
            <text:p>248.6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254">
            <text:p>29.8254</text:p>
          </table:table-cell>
          <table:table-cell office:value-type="float" office:value="-3.63849">
            <text:p>-3.63849</text:p>
          </table:table-cell>
          <table:table-cell office:value-type="float" office:value="248.638">
            <text:p>248.6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619">
            <text:p>29.8619</text:p>
          </table:table-cell>
          <table:table-cell office:value-type="float" office:value="-3.61171">
            <text:p>-3.61171</text:p>
          </table:table-cell>
          <table:table-cell office:value-type="float" office:value="248.612">
            <text:p>248.6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958">
            <text:p>29.8958</text:p>
          </table:table-cell>
          <table:table-cell office:value-type="float" office:value="-3.58595">
            <text:p>-3.58595</text:p>
          </table:table-cell>
          <table:table-cell office:value-type="float" office:value="248.586">
            <text:p>248.5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168">
            <text:p>29.9168</text:p>
          </table:table-cell>
          <table:table-cell office:value-type="float" office:value="-3.56958">
            <text:p>-3.56958</text:p>
          </table:table-cell>
          <table:table-cell office:value-type="float" office:value="248.57">
            <text:p>248.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498">
            <text:p>29.9498</text:p>
          </table:table-cell>
          <table:table-cell office:value-type="float" office:value="-3.54335">
            <text:p>-3.54335</text:p>
          </table:table-cell>
          <table:table-cell office:value-type="float" office:value="248.543">
            <text:p>248.5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844">
            <text:p>29.9844</text:p>
          </table:table-cell>
          <table:table-cell office:value-type="float" office:value="-3.51509">
            <text:p>-3.51509</text:p>
          </table:table-cell>
          <table:table-cell office:value-type="float" office:value="248.515">
            <text:p>248.5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222">
            <text:p>30.0222</text:p>
          </table:table-cell>
          <table:table-cell office:value-type="float" office:value="-3.48337">
            <text:p>-3.48337</text:p>
          </table:table-cell>
          <table:table-cell office:value-type="float" office:value="248.483">
            <text:p>248.4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565">
            <text:p>30.0565</text:p>
          </table:table-cell>
          <table:table-cell office:value-type="float" office:value="-3.45383">
            <text:p>-3.45383</text:p>
          </table:table-cell>
          <table:table-cell office:value-type="float" office:value="248.454">
            <text:p>248.4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931">
            <text:p>30.0931</text:p>
          </table:table-cell>
          <table:table-cell office:value-type="float" office:value="-3.42142">
            <text:p>-3.42142</text:p>
          </table:table-cell>
          <table:table-cell office:value-type="float" office:value="248.421">
            <text:p>248.4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292">
            <text:p>30.1292</text:p>
          </table:table-cell>
          <table:table-cell office:value-type="float" office:value="-3.38889">
            <text:p>-3.38889</text:p>
          </table:table-cell>
          <table:table-cell office:value-type="float" office:value="248.389">
            <text:p>248.3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66">
            <text:p>30.166</text:p>
          </table:table-cell>
          <table:table-cell office:value-type="float" office:value="-3.35492">
            <text:p>-3.35492</text:p>
          </table:table-cell>
          <table:table-cell office:value-type="float" office:value="248.355">
            <text:p>248.3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989">
            <text:p>30.1989</text:p>
          </table:table-cell>
          <table:table-cell office:value-type="float" office:value="-3.32391">
            <text:p>-3.32391</text:p>
          </table:table-cell>
          <table:table-cell office:value-type="float" office:value="248.324">
            <text:p>248.3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332">
            <text:p>30.2332</text:p>
          </table:table-cell>
          <table:table-cell office:value-type="float" office:value="-3.29106">
            <text:p>-3.29106</text:p>
          </table:table-cell>
          <table:table-cell office:value-type="float" office:value="248.291">
            <text:p>248.2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708">
            <text:p>30.2708</text:p>
          </table:table-cell>
          <table:table-cell office:value-type="float" office:value="-3.25429">
            <text:p>-3.25429</text:p>
          </table:table-cell>
          <table:table-cell office:value-type="float" office:value="248.254">
            <text:p>248.2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06">
            <text:p>30.306</text:p>
          </table:table-cell>
          <table:table-cell office:value-type="float" office:value="-3.21927">
            <text:p>-3.21927</text:p>
          </table:table-cell>
          <table:table-cell office:value-type="float" office:value="248.219">
            <text:p>248.2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441">
            <text:p>30.3441</text:p>
          </table:table-cell>
          <table:table-cell office:value-type="float" office:value="-3.18073">
            <text:p>-3.18073</text:p>
          </table:table-cell>
          <table:table-cell office:value-type="float" office:value="248.181">
            <text:p>248.18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789">
            <text:p>30.3789</text:p>
          </table:table-cell>
          <table:table-cell office:value-type="float" office:value="-3.14494">
            <text:p>-3.14494</text:p>
          </table:table-cell>
          <table:table-cell office:value-type="float" office:value="248.145">
            <text:p>248.1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123">
            <text:p>30.4123</text:p>
          </table:table-cell>
          <table:table-cell office:value-type="float" office:value="-3.11015">
            <text:p>-3.11015</text:p>
          </table:table-cell>
          <table:table-cell office:value-type="float" office:value="248.11">
            <text:p>248.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495">
            <text:p>30.4495</text:p>
          </table:table-cell>
          <table:table-cell office:value-type="float" office:value="-3.07074">
            <text:p>-3.07074</text:p>
          </table:table-cell>
          <table:table-cell office:value-type="float" office:value="248.071">
            <text:p>248.0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86">
            <text:p>30.486</text:p>
          </table:table-cell>
          <table:table-cell office:value-type="float" office:value="-3.03162">
            <text:p>-3.03162</text:p>
          </table:table-cell>
          <table:table-cell office:value-type="float" office:value="248.032">
            <text:p>248.0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247">
            <text:p>30.5247</text:p>
          </table:table-cell>
          <table:table-cell office:value-type="float" office:value="-2.98956">
            <text:p>-2.98956</text:p>
          </table:table-cell>
          <table:table-cell office:value-type="float" office:value="247.99">
            <text:p>247.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609">
            <text:p>30.5609</text:p>
          </table:table-cell>
          <table:table-cell office:value-type="float" office:value="-2.94972">
            <text:p>-2.94972</text:p>
          </table:table-cell>
          <table:table-cell office:value-type="float" office:value="247.95">
            <text:p>247.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964">
            <text:p>30.5964</text:p>
          </table:table-cell>
          <table:table-cell office:value-type="float" office:value="-2.91016">
            <text:p>-2.91016</text:p>
          </table:table-cell>
          <table:table-cell office:value-type="float" office:value="247.91">
            <text:p>247.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312">
            <text:p>30.6312</text:p>
          </table:table-cell>
          <table:table-cell office:value-type="float" office:value="-2.87109">
            <text:p>-2.87109</text:p>
          </table:table-cell>
          <table:table-cell office:value-type="float" office:value="247.871">
            <text:p>247.8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647">
            <text:p>30.6647</text:p>
          </table:table-cell>
          <table:table-cell office:value-type="float" office:value="-2.83293">
            <text:p>-2.83293</text:p>
          </table:table-cell>
          <table:table-cell office:value-type="float" office:value="247.833">
            <text:p>247.8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875">
            <text:p>30.6875</text:p>
          </table:table-cell>
          <table:table-cell office:value-type="float" office:value="-2.80676">
            <text:p>-2.80676</text:p>
          </table:table-cell>
          <table:table-cell office:value-type="float" office:value="247.807">
            <text:p>247.8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213">
            <text:p>30.7213</text:p>
          </table:table-cell>
          <table:table-cell office:value-type="float" office:value="-2.76781">
            <text:p>-2.76781</text:p>
          </table:table-cell>
          <table:table-cell office:value-type="float" office:value="247.768">
            <text:p>247.7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582">
            <text:p>30.7582</text:p>
          </table:table-cell>
          <table:table-cell office:value-type="float" office:value="-2.72479">
            <text:p>-2.72479</text:p>
          </table:table-cell>
          <table:table-cell office:value-type="float" office:value="247.725">
            <text:p>247.7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911">
            <text:p>30.7911</text:p>
          </table:table-cell>
          <table:table-cell office:value-type="float" office:value="-2.68611">
            <text:p>-2.68611</text:p>
          </table:table-cell>
          <table:table-cell office:value-type="float" office:value="247.686">
            <text:p>247.6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264">
            <text:p>30.8264</text:p>
          </table:table-cell>
          <table:table-cell office:value-type="float" office:value="-2.64438">
            <text:p>-2.64438</text:p>
          </table:table-cell>
          <table:table-cell office:value-type="float" office:value="247.644">
            <text:p>247.6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632">
            <text:p>30.8632</text:p>
          </table:table-cell>
          <table:table-cell office:value-type="float" office:value="-2.60033">
            <text:p>-2.60033</text:p>
          </table:table-cell>
          <table:table-cell office:value-type="float" office:value="247.6">
            <text:p>247.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838">
            <text:p>30.8838</text:p>
          </table:table-cell>
          <table:table-cell office:value-type="float" office:value="-2.57556">
            <text:p>-2.57556</text:p>
          </table:table-cell>
          <table:table-cell office:value-type="float" office:value="247.576">
            <text:p>247.5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21">
            <text:p>30.921</text:p>
          </table:table-cell>
          <table:table-cell office:value-type="float" office:value="-2.53062">
            <text:p>-2.53062</text:p>
          </table:table-cell>
          <table:table-cell office:value-type="float" office:value="247.531">
            <text:p>247.5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543">
            <text:p>30.9543</text:p>
          </table:table-cell>
          <table:table-cell office:value-type="float" office:value="-2.49001">
            <text:p>-2.49001</text:p>
          </table:table-cell>
          <table:table-cell office:value-type="float" office:value="247.49">
            <text:p>247.4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886">
            <text:p>30.9886</text:p>
          </table:table-cell>
          <table:table-cell office:value-type="float" office:value="-2.4482">
            <text:p>-2.4482</text:p>
          </table:table-cell>
          <table:table-cell office:value-type="float" office:value="247.448">
            <text:p>247.4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095">
            <text:p>31.0095</text:p>
          </table:table-cell>
          <table:table-cell office:value-type="float" office:value="-2.42247">
            <text:p>-2.42247</text:p>
          </table:table-cell>
          <table:table-cell office:value-type="float" office:value="247.422">
            <text:p>247.4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44">
            <text:p>31.044</text:p>
          </table:table-cell>
          <table:table-cell office:value-type="float" office:value="-2.37984">
            <text:p>-2.37984</text:p>
          </table:table-cell>
          <table:table-cell office:value-type="float" office:value="247.38">
            <text:p>247.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813">
            <text:p>31.0813</text:p>
          </table:table-cell>
          <table:table-cell office:value-type="float" office:value="-2.33356">
            <text:p>-2.33356</text:p>
          </table:table-cell>
          <table:table-cell office:value-type="float" office:value="247.334">
            <text:p>247.3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138">
            <text:p>31.1138</text:p>
          </table:table-cell>
          <table:table-cell office:value-type="float" office:value="-2.29301">
            <text:p>-2.29301</text:p>
          </table:table-cell>
          <table:table-cell office:value-type="float" office:value="247.293">
            <text:p>247.2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52">
            <text:p>31.152</text:p>
          </table:table-cell>
          <table:table-cell office:value-type="float" office:value="-2.24487">
            <text:p>-2.24487</text:p>
          </table:table-cell>
          <table:table-cell office:value-type="float" office:value="247.245">
            <text:p>247.2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857">
            <text:p>31.1857</text:p>
          </table:table-cell>
          <table:table-cell office:value-type="float" office:value="-2.20238">
            <text:p>-2.20238</text:p>
          </table:table-cell>
          <table:table-cell office:value-type="float" office:value="247.202">
            <text:p>247.2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191">
            <text:p>31.2191</text:p>
          </table:table-cell>
          <table:table-cell office:value-type="float" office:value="-2.16016">
            <text:p>-2.16016</text:p>
          </table:table-cell>
          <table:table-cell office:value-type="float" office:value="247.16">
            <text:p>247.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546">
            <text:p>31.2546</text:p>
          </table:table-cell>
          <table:table-cell office:value-type="float" office:value="-2.11502">
            <text:p>-2.11502</text:p>
          </table:table-cell>
          <table:table-cell office:value-type="float" office:value="247.115">
            <text:p>247.1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888">
            <text:p>31.2888</text:p>
          </table:table-cell>
          <table:table-cell office:value-type="float" office:value="-2.0713">
            <text:p>-2.0713</text:p>
          </table:table-cell>
          <table:table-cell office:value-type="float" office:value="247.071">
            <text:p>247.0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244">
            <text:p>31.3244</text:p>
          </table:table-cell>
          <table:table-cell office:value-type="float" office:value="-2.02576">
            <text:p>-2.02576</text:p>
          </table:table-cell>
          <table:table-cell office:value-type="float" office:value="247.026">
            <text:p>247.0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574">
            <text:p>31.3574</text:p>
          </table:table-cell>
          <table:table-cell office:value-type="float" office:value="-1.9834">
            <text:p>-1.9834</text:p>
          </table:table-cell>
          <table:table-cell office:value-type="float" office:value="246.983">
            <text:p>246.9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907">
            <text:p>31.3907</text:p>
          </table:table-cell>
          <table:table-cell office:value-type="float" office:value="-1.94049">
            <text:p>-1.94049</text:p>
          </table:table-cell>
          <table:table-cell office:value-type="float" office:value="246.94">
            <text:p>246.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267">
            <text:p>31.4267</text:p>
          </table:table-cell>
          <table:table-cell office:value-type="float" office:value="-1.89389">
            <text:p>-1.89389</text:p>
          </table:table-cell>
          <table:table-cell office:value-type="float" office:value="246.894">
            <text:p>246.8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605">
            <text:p>31.4605</text:p>
          </table:table-cell>
          <table:table-cell office:value-type="float" office:value="-1.85002">
            <text:p>-1.85002</text:p>
          </table:table-cell>
          <table:table-cell office:value-type="float" office:value="246.85">
            <text:p>246.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963">
            <text:p>31.4963</text:p>
          </table:table-cell>
          <table:table-cell office:value-type="float" office:value="-1.80341">
            <text:p>-1.80341</text:p>
          </table:table-cell>
          <table:table-cell office:value-type="float" office:value="246.803">
            <text:p>246.8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312">
            <text:p>31.5312</text:p>
          </table:table-cell>
          <table:table-cell office:value-type="float" office:value="-1.75792">
            <text:p>-1.75792</text:p>
          </table:table-cell>
          <table:table-cell office:value-type="float" office:value="246.758">
            <text:p>246.7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663">
            <text:p>31.5663</text:p>
          </table:table-cell>
          <table:table-cell office:value-type="float" office:value="-1.71194">
            <text:p>-1.71194</text:p>
          </table:table-cell>
          <table:table-cell office:value-type="float" office:value="246.712">
            <text:p>246.7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003">
            <text:p>31.6003</text:p>
          </table:table-cell>
          <table:table-cell office:value-type="float" office:value="-1.66742">
            <text:p>-1.66742</text:p>
          </table:table-cell>
          <table:table-cell office:value-type="float" office:value="246.667">
            <text:p>246.6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4">
            <text:p>31.64</text:p>
          </table:table-cell>
          <table:table-cell office:value-type="float" office:value="-1.61533">
            <text:p>-1.61533</text:p>
          </table:table-cell>
          <table:table-cell office:value-type="float" office:value="246.615">
            <text:p>246.6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752">
            <text:p>31.6752</text:p>
          </table:table-cell>
          <table:table-cell office:value-type="float" office:value="-1.56895">
            <text:p>-1.56895</text:p>
          </table:table-cell>
          <table:table-cell office:value-type="float" office:value="246.569">
            <text:p>246.5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132">
            <text:p>31.7132</text:p>
          </table:table-cell>
          <table:table-cell office:value-type="float" office:value="-1.51886">
            <text:p>-1.51886</text:p>
          </table:table-cell>
          <table:table-cell office:value-type="float" office:value="246.519">
            <text:p>246.5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474">
            <text:p>31.7474</text:p>
          </table:table-cell>
          <table:table-cell office:value-type="float" office:value="-1.47374">
            <text:p>-1.47374</text:p>
          </table:table-cell>
          <table:table-cell office:value-type="float" office:value="246.474">
            <text:p>246.4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872">
            <text:p>31.7872</text:p>
          </table:table-cell>
          <table:table-cell office:value-type="float" office:value="-1.42113">
            <text:p>-1.42113</text:p>
          </table:table-cell>
          <table:table-cell office:value-type="float" office:value="246.421">
            <text:p>246.4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229">
            <text:p>31.8229</text:p>
          </table:table-cell>
          <table:table-cell office:value-type="float" office:value="-1.37383">
            <text:p>-1.37383</text:p>
          </table:table-cell>
          <table:table-cell office:value-type="float" office:value="246.374">
            <text:p>246.3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569">
            <text:p>31.8569</text:p>
          </table:table-cell>
          <table:table-cell office:value-type="float" office:value="-1.32878">
            <text:p>-1.32878</text:p>
          </table:table-cell>
          <table:table-cell office:value-type="float" office:value="246.329">
            <text:p>246.3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948">
            <text:p>31.8948</text:p>
          </table:table-cell>
          <table:table-cell office:value-type="float" office:value="-1.27852">
            <text:p>-1.27852</text:p>
          </table:table-cell>
          <table:table-cell office:value-type="float" office:value="246.279">
            <text:p>246.2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291">
            <text:p>31.9291</text:p>
          </table:table-cell>
          <table:table-cell office:value-type="float" office:value="-1.23303">
            <text:p>-1.23303</text:p>
          </table:table-cell>
          <table:table-cell office:value-type="float" office:value="246.233">
            <text:p>246.2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667">
            <text:p>31.9667</text:p>
          </table:table-cell>
          <table:table-cell office:value-type="float" office:value="-1.18311">
            <text:p>-1.18311</text:p>
          </table:table-cell>
          <table:table-cell office:value-type="float" office:value="246.183">
            <text:p>246.183</text:p>
          </table:table-cell>
          <table:table-cell office:value-type="float" office:value="-0.887329">
            <text:p>-0.8873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995">
            <text:p>31.9995</text:p>
          </table:table-cell>
          <table:table-cell office:value-type="float" office:value="-1.13951">
            <text:p>-1.13951</text:p>
          </table:table-cell>
          <table:table-cell office:value-type="float" office:value="246.14">
            <text:p>246.14</text:p>
          </table:table-cell>
          <table:table-cell office:value-type="float" office:value="-0.854633">
            <text:p>-0.8546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375">
            <text:p>32.0375</text:p>
          </table:table-cell>
          <table:table-cell office:value-type="float" office:value="-1.08887">
            <text:p>-1.08887</text:p>
          </table:table-cell>
          <table:table-cell office:value-type="float" office:value="246.089">
            <text:p>246.089</text:p>
          </table:table-cell>
          <table:table-cell office:value-type="float" office:value="-0.81665">
            <text:p>-0.816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731">
            <text:p>32.0731</text:p>
          </table:table-cell>
          <table:table-cell office:value-type="float" office:value="-1.04163">
            <text:p>-1.04163</text:p>
          </table:table-cell>
          <table:table-cell office:value-type="float" office:value="246.042">
            <text:p>246.042</text:p>
          </table:table-cell>
          <table:table-cell office:value-type="float" office:value="-0.781219">
            <text:p>-0.7812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122">
            <text:p>32.1122</text:p>
          </table:table-cell>
          <table:table-cell office:value-type="float" office:value="-0.989563">
            <text:p>-0.989563</text:p>
          </table:table-cell>
          <table:table-cell office:value-type="float" office:value="245.99">
            <text:p>245.99</text:p>
          </table:table-cell>
          <table:table-cell office:value-type="float" office:value="-0.742172">
            <text:p>-0.7421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482">
            <text:p>32.1482</text:p>
          </table:table-cell>
          <table:table-cell office:value-type="float" office:value="-0.94165">
            <text:p>-0.94165</text:p>
          </table:table-cell>
          <table:table-cell office:value-type="float" office:value="245.942">
            <text:p>245.942</text:p>
          </table:table-cell>
          <table:table-cell office:value-type="float" office:value="-0.706238">
            <text:p>-0.7062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827">
            <text:p>32.1827</text:p>
          </table:table-cell>
          <table:table-cell office:value-type="float" office:value="-0.895828">
            <text:p>-0.895828</text:p>
          </table:table-cell>
          <table:table-cell office:value-type="float" office:value="245.896">
            <text:p>245.896</text:p>
          </table:table-cell>
          <table:table-cell office:value-type="float" office:value="-0.671871">
            <text:p>-0.6718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051">
            <text:p>32.2051</text:p>
          </table:table-cell>
          <table:table-cell office:value-type="float" office:value="-0.866013">
            <text:p>-0.866013</text:p>
          </table:table-cell>
          <table:table-cell office:value-type="float" office:value="245.866">
            <text:p>245.866</text:p>
          </table:table-cell>
          <table:table-cell office:value-type="float" office:value="-0.649509">
            <text:p>-0.6495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421">
            <text:p>32.2421</text:p>
          </table:table-cell>
          <table:table-cell office:value-type="float" office:value="-0.816727">
            <text:p>-0.816727</text:p>
          </table:table-cell>
          <table:table-cell office:value-type="float" office:value="245.817">
            <text:p>245.817</text:p>
          </table:table-cell>
          <table:table-cell office:value-type="float" office:value="-0.612545">
            <text:p>-0.6125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81">
            <text:p>32.281</text:p>
          </table:table-cell>
          <table:table-cell office:value-type="float" office:value="-0.764908">
            <text:p>-0.764908</text:p>
          </table:table-cell>
          <table:table-cell office:value-type="float" office:value="245.765">
            <text:p>245.765</text:p>
          </table:table-cell>
          <table:table-cell office:value-type="float" office:value="-0.573681">
            <text:p>-0.5736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168">
            <text:p>32.3168</text:p>
          </table:table-cell>
          <table:table-cell office:value-type="float" office:value="-0.717255">
            <text:p>-0.717255</text:p>
          </table:table-cell>
          <table:table-cell office:value-type="float" office:value="245.717">
            <text:p>245.717</text:p>
          </table:table-cell>
          <table:table-cell office:value-type="float" office:value="-0.537941">
            <text:p>-0.5379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547">
            <text:p>32.3547</text:p>
          </table:table-cell>
          <table:table-cell office:value-type="float" office:value="-0.666962">
            <text:p>-0.666962</text:p>
          </table:table-cell>
          <table:table-cell office:value-type="float" office:value="245.667">
            <text:p>245.667</text:p>
          </table:table-cell>
          <table:table-cell office:value-type="float" office:value="-0.500221">
            <text:p>-0.5002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902">
            <text:p>32.3902</text:p>
          </table:table-cell>
          <table:table-cell office:value-type="float" office:value="-0.619766">
            <text:p>-0.619766</text:p>
          </table:table-cell>
          <table:table-cell office:value-type="float" office:value="245.62">
            <text:p>245.62</text:p>
          </table:table-cell>
          <table:table-cell office:value-type="float" office:value="-0.464825">
            <text:p>-0.4648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272">
            <text:p>32.4272</text:p>
          </table:table-cell>
          <table:table-cell office:value-type="float" office:value="-0.570694">
            <text:p>-0.570694</text:p>
          </table:table-cell>
          <table:table-cell office:value-type="float" office:value="245.571">
            <text:p>245.571</text:p>
          </table:table-cell>
          <table:table-cell office:value-type="float" office:value="-0.42802">
            <text:p>-0.428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623">
            <text:p>32.4623</text:p>
          </table:table-cell>
          <table:table-cell office:value-type="float" office:value="-0.523941">
            <text:p>-0.523941</text:p>
          </table:table-cell>
          <table:table-cell office:value-type="float" office:value="245.524">
            <text:p>245.524</text:p>
          </table:table-cell>
          <table:table-cell office:value-type="float" office:value="-0.392956">
            <text:p>-0.3929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982">
            <text:p>32.4982</text:p>
          </table:table-cell>
          <table:table-cell office:value-type="float" office:value="-0.476471">
            <text:p>-0.476471</text:p>
          </table:table-cell>
          <table:table-cell office:value-type="float" office:value="245.476">
            <text:p>245.476</text:p>
          </table:table-cell>
          <table:table-cell office:value-type="float" office:value="-0.357353">
            <text:p>-0.3573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333">
            <text:p>32.5333</text:p>
          </table:table-cell>
          <table:table-cell office:value-type="float" office:value="-0.429901">
            <text:p>-0.429901</text:p>
          </table:table-cell>
          <table:table-cell office:value-type="float" office:value="245.43">
            <text:p>245.43</text:p>
          </table:table-cell>
          <table:table-cell office:value-type="float" office:value="-0.322426">
            <text:p>-0.3224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704">
            <text:p>32.5704</text:p>
          </table:table-cell>
          <table:table-cell office:value-type="float" office:value="-0.380768">
            <text:p>-0.380768</text:p>
          </table:table-cell>
          <table:table-cell office:value-type="float" office:value="245.381">
            <text:p>245.381</text:p>
          </table:table-cell>
          <table:table-cell office:value-type="float" office:value="-0.285576">
            <text:p>-0.2855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052">
            <text:p>32.6052</text:p>
          </table:table-cell>
          <table:table-cell office:value-type="float" office:value="-0.334717">
            <text:p>-0.334717</text:p>
          </table:table-cell>
          <table:table-cell office:value-type="float" office:value="245.335">
            <text:p>245.335</text:p>
          </table:table-cell>
          <table:table-cell office:value-type="float" office:value="-0.251038">
            <text:p>-0.2510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4">
            <text:p>32.64</text:p>
          </table:table-cell>
          <table:table-cell office:value-type="float" office:value="-0.288895">
            <text:p>-0.288895</text:p>
          </table:table-cell>
          <table:table-cell office:value-type="float" office:value="245.289">
            <text:p>245.289</text:p>
          </table:table-cell>
          <table:table-cell office:value-type="float" office:value="-0.216671">
            <text:p>-0.2166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611">
            <text:p>32.6611</text:p>
          </table:table-cell>
          <table:table-cell office:value-type="float" office:value="-0.260895">
            <text:p>-0.260895</text:p>
          </table:table-cell>
          <table:table-cell office:value-type="float" office:value="245.261">
            <text:p>245.261</text:p>
          </table:table-cell>
          <table:table-cell office:value-type="float" office:value="-0.195671">
            <text:p>-0.1956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97">
            <text:p>32.697</text:p>
          </table:table-cell>
          <table:table-cell office:value-type="float" office:value="-0.213425">
            <text:p>-0.213425</text:p>
          </table:table-cell>
          <table:table-cell office:value-type="float" office:value="245.213">
            <text:p>245.213</text:p>
          </table:table-cell>
          <table:table-cell office:value-type="float" office:value="-0.160069">
            <text:p>-0.1600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371">
            <text:p>32.7371</text:p>
          </table:table-cell>
          <table:table-cell office:value-type="float" office:value="-0.160599">
            <text:p>-0.160599</text:p>
          </table:table-cell>
          <table:table-cell office:value-type="float" office:value="245.161">
            <text:p>245.161</text:p>
          </table:table-cell>
          <table:table-cell office:value-type="float" office:value="-0.120449">
            <text:p>-0.1204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714">
            <text:p>32.7714</text:p>
          </table:table-cell>
          <table:table-cell office:value-type="float" office:value="-0.115524">
            <text:p>-0.115524</text:p>
          </table:table-cell>
          <table:table-cell office:value-type="float" office:value="245.116">
            <text:p>245.116</text:p>
          </table:table-cell>
          <table:table-cell office:value-type="float" office:value="-0.0866432">
            <text:p>-0.08664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069">
            <text:p>32.8069</text:p>
          </table:table-cell>
          <table:table-cell office:value-type="float" office:value="-0.0688782">
            <text:p>-0.0688782</text:p>
          </table:table-cell>
          <table:table-cell office:value-type="float" office:value="245.069">
            <text:p>245.069</text:p>
          </table:table-cell>
          <table:table-cell office:value-type="float" office:value="-0.0516586">
            <text:p>-0.05165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406">
            <text:p>32.8406</text:p>
          </table:table-cell>
          <table:table-cell office:value-type="float" office:value="-0.0246582">
            <text:p>-0.0246582</text:p>
          </table:table-cell>
          <table:table-cell office:value-type="float" office:value="245.025">
            <text:p>245.025</text:p>
          </table:table-cell>
          <table:table-cell office:value-type="float" office:value="-0.0184937">
            <text:p>-0.01849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728">
            <text:p>32.8728</text:p>
          </table:table-cell>
          <table:table-cell office:value-type="float" office:value="0.0174561">
            <text:p>0.0174561</text:p>
          </table:table-cell>
          <table:table-cell office:value-type="float" office:value="244.983">
            <text:p>244.983</text:p>
          </table:table-cell>
          <table:table-cell office:value-type="float" office:value="0.013092">
            <text:p>0.0130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932">
            <text:p>32.8932</text:p>
          </table:table-cell>
          <table:table-cell office:value-type="float" office:value="0.0441895">
            <text:p>0.0441895</text:p>
          </table:table-cell>
          <table:table-cell office:value-type="float" office:value="244.956">
            <text:p>244.956</text:p>
          </table:table-cell>
          <table:table-cell office:value-type="float" office:value="0.0331421">
            <text:p>0.03314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134">
            <text:p>32.9134</text:p>
          </table:table-cell>
          <table:table-cell office:value-type="float" office:value="0.0707092">
            <text:p>0.0707092</text:p>
          </table:table-cell>
          <table:table-cell office:value-type="float" office:value="244.929">
            <text:p>244.929</text:p>
          </table:table-cell>
          <table:table-cell office:value-type="float" office:value="0.0530319">
            <text:p>0.05303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342">
            <text:p>32.9342</text:p>
          </table:table-cell>
          <table:table-cell office:value-type="float" office:value="0.0979919">
            <text:p>0.0979919</text:p>
          </table:table-cell>
          <table:table-cell office:value-type="float" office:value="244.902">
            <text:p>244.902</text:p>
          </table:table-cell>
          <table:table-cell office:value-type="float" office:value="0.073494">
            <text:p>0.0734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719">
            <text:p>32.9719</text:p>
          </table:table-cell>
          <table:table-cell office:value-type="float" office:value="0.147217">
            <text:p>0.147217</text:p>
          </table:table-cell>
          <table:table-cell office:value-type="float" office:value="244.853">
            <text:p>244.853</text:p>
          </table:table-cell>
          <table:table-cell office:value-type="float" office:value="0.110413">
            <text:p>0.1104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046">
            <text:p>33.0046</text:p>
          </table:table-cell>
          <table:table-cell office:value-type="float" office:value="0.189911">
            <text:p>0.189911</text:p>
          </table:table-cell>
          <table:table-cell office:value-type="float" office:value="244.81">
            <text:p>244.81</text:p>
          </table:table-cell>
          <table:table-cell office:value-type="float" office:value="0.142433">
            <text:p>0.1424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402">
            <text:p>33.0402</text:p>
          </table:table-cell>
          <table:table-cell office:value-type="float" office:value="0.236176">
            <text:p>0.236176</text:p>
          </table:table-cell>
          <table:table-cell office:value-type="float" office:value="244.764">
            <text:p>244.764</text:p>
          </table:table-cell>
          <table:table-cell office:value-type="float" office:value="0.177132">
            <text:p>0.1771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609">
            <text:p>33.0609</text:p>
          </table:table-cell>
          <table:table-cell office:value-type="float" office:value="0.263306">
            <text:p>0.263306</text:p>
          </table:table-cell>
          <table:table-cell office:value-type="float" office:value="244.737">
            <text:p>244.737</text:p>
          </table:table-cell>
          <table:table-cell office:value-type="float" office:value="0.197479">
            <text:p>0.1974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957">
            <text:p>33.0957</text:p>
          </table:table-cell>
          <table:table-cell office:value-type="float" office:value="0.308563">
            <text:p>0.308563</text:p>
          </table:table-cell>
          <table:table-cell office:value-type="float" office:value="244.691">
            <text:p>244.691</text:p>
          </table:table-cell>
          <table:table-cell office:value-type="float" office:value="0.231422">
            <text:p>0.23142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317">
            <text:p>33.1317</text:p>
          </table:table-cell>
          <table:table-cell office:value-type="float" office:value="0.355255">
            <text:p>0.355255</text:p>
          </table:table-cell>
          <table:table-cell office:value-type="float" office:value="244.645">
            <text:p>244.645</text:p>
          </table:table-cell>
          <table:table-cell office:value-type="float" office:value="0.266441">
            <text:p>0.2664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656">
            <text:p>33.1656</text:p>
          </table:table-cell>
          <table:table-cell office:value-type="float" office:value="0.399246">
            <text:p>0.399246</text:p>
          </table:table-cell>
          <table:table-cell office:value-type="float" office:value="244.601">
            <text:p>244.601</text:p>
          </table:table-cell>
          <table:table-cell office:value-type="float" office:value="0.299435">
            <text:p>0.2994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003">
            <text:p>33.2003</text:p>
          </table:table-cell>
          <table:table-cell office:value-type="float" office:value="0.444061">
            <text:p>0.444061</text:p>
          </table:table-cell>
          <table:table-cell office:value-type="float" office:value="244.556">
            <text:p>244.556</text:p>
          </table:table-cell>
          <table:table-cell office:value-type="float" office:value="0.333046">
            <text:p>0.3330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222">
            <text:p>33.2222</text:p>
          </table:table-cell>
          <table:table-cell office:value-type="float" office:value="0.472382">
            <text:p>0.472382</text:p>
          </table:table-cell>
          <table:table-cell office:value-type="float" office:value="244.528">
            <text:p>244.528</text:p>
          </table:table-cell>
          <table:table-cell office:value-type="float" office:value="0.354286">
            <text:p>0.3542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569">
            <text:p>33.2569</text:p>
          </table:table-cell>
          <table:table-cell office:value-type="float" office:value="0.517227">
            <text:p>0.517227</text:p>
          </table:table-cell>
          <table:table-cell office:value-type="float" office:value="244.483">
            <text:p>244.483</text:p>
          </table:table-cell>
          <table:table-cell office:value-type="float" office:value="0.38792">
            <text:p>0.387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935">
            <text:p>33.2935</text:p>
          </table:table-cell>
          <table:table-cell office:value-type="float" office:value="0.564331">
            <text:p>0.564331</text:p>
          </table:table-cell>
          <table:table-cell office:value-type="float" office:value="244.436">
            <text:p>244.436</text:p>
          </table:table-cell>
          <table:table-cell office:value-type="float" office:value="0.423248">
            <text:p>0.4232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263">
            <text:p>33.3263</text:p>
          </table:table-cell>
          <table:table-cell office:value-type="float" office:value="0.606522">
            <text:p>0.606522</text:p>
          </table:table-cell>
          <table:table-cell office:value-type="float" office:value="244.393">
            <text:p>244.393</text:p>
          </table:table-cell>
          <table:table-cell office:value-type="float" office:value="0.454891">
            <text:p>0.4548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596">
            <text:p>33.3596</text:p>
          </table:table-cell>
          <table:table-cell office:value-type="float" office:value="0.649261">
            <text:p>0.649261</text:p>
          </table:table-cell>
          <table:table-cell office:value-type="float" office:value="244.351">
            <text:p>244.351</text:p>
          </table:table-cell>
          <table:table-cell office:value-type="float" office:value="0.486946">
            <text:p>0.4869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798">
            <text:p>33.3798</text:p>
          </table:table-cell>
          <table:table-cell office:value-type="float" office:value="0.675156">
            <text:p>0.675156</text:p>
          </table:table-cell>
          <table:table-cell office:value-type="float" office:value="244.325">
            <text:p>244.325</text:p>
          </table:table-cell>
          <table:table-cell office:value-type="float" office:value="0.506367">
            <text:p>0.5063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137">
            <text:p>33.4137</text:p>
          </table:table-cell>
          <table:table-cell office:value-type="float" office:value="0.718597">
            <text:p>0.718597</text:p>
          </table:table-cell>
          <table:table-cell office:value-type="float" office:value="244.281">
            <text:p>244.281</text:p>
          </table:table-cell>
          <table:table-cell office:value-type="float" office:value="0.538948">
            <text:p>0.5389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462">
            <text:p>33.4462</text:p>
          </table:table-cell>
          <table:table-cell office:value-type="float" office:value="0.760132">
            <text:p>0.760132</text:p>
          </table:table-cell>
          <table:table-cell office:value-type="float" office:value="244.24">
            <text:p>244.24</text:p>
          </table:table-cell>
          <table:table-cell office:value-type="float" office:value="0.570099">
            <text:p>0.5700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665">
            <text:p>33.4665</text:p>
          </table:table-cell>
          <table:table-cell office:value-type="float" office:value="0.786041">
            <text:p>0.786041</text:p>
          </table:table-cell>
          <table:table-cell office:value-type="float" office:value="244.214">
            <text:p>244.214</text:p>
          </table:table-cell>
          <table:table-cell office:value-type="float" office:value="0.589531">
            <text:p>0.5895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009">
            <text:p>33.5009</text:p>
          </table:table-cell>
          <table:table-cell office:value-type="float" office:value="0.829803">
            <text:p>0.829803</text:p>
          </table:table-cell>
          <table:table-cell office:value-type="float" office:value="244.17">
            <text:p>244.17</text:p>
          </table:table-cell>
          <table:table-cell office:value-type="float" office:value="0.622353">
            <text:p>0.6223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349">
            <text:p>33.5349</text:p>
          </table:table-cell>
          <table:table-cell office:value-type="float" office:value="0.873032">
            <text:p>0.873032</text:p>
          </table:table-cell>
          <table:table-cell office:value-type="float" office:value="244.127">
            <text:p>244.127</text:p>
          </table:table-cell>
          <table:table-cell office:value-type="float" office:value="0.654774">
            <text:p>0.6547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548">
            <text:p>33.5548</text:p>
          </table:table-cell>
          <table:table-cell office:value-type="float" office:value="0.898483">
            <text:p>0.898483</text:p>
          </table:table-cell>
          <table:table-cell office:value-type="float" office:value="244.102">
            <text:p>244.102</text:p>
          </table:table-cell>
          <table:table-cell office:value-type="float" office:value="0.673862">
            <text:p>0.6738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9">
            <text:p>33.59</text:p>
          </table:table-cell>
          <table:table-cell office:value-type="float" office:value="0.943085">
            <text:p>0.943085</text:p>
          </table:table-cell>
          <table:table-cell office:value-type="float" office:value="244.057">
            <text:p>244.057</text:p>
          </table:table-cell>
          <table:table-cell office:value-type="float" office:value="0.707314">
            <text:p>0.7073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227">
            <text:p>33.6227</text:p>
          </table:table-cell>
          <table:table-cell office:value-type="float" office:value="0.984406">
            <text:p>0.984406</text:p>
          </table:table-cell>
          <table:table-cell office:value-type="float" office:value="244.016">
            <text:p>244.016</text:p>
          </table:table-cell>
          <table:table-cell office:value-type="float" office:value="0.738304">
            <text:p>0.7383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441">
            <text:p>33.6441</text:p>
          </table:table-cell>
          <table:table-cell office:value-type="float" office:value="1.01152">
            <text:p>1.01152</text:p>
          </table:table-cell>
          <table:table-cell office:value-type="float" office:value="243.988">
            <text:p>243.988</text:p>
          </table:table-cell>
          <table:table-cell office:value-type="float" office:value="0.75864">
            <text:p>0.758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798">
            <text:p>33.6798</text:p>
          </table:table-cell>
          <table:table-cell office:value-type="float" office:value="1.05649">
            <text:p>1.05649</text:p>
          </table:table-cell>
          <table:table-cell office:value-type="float" office:value="243.944">
            <text:p>243.944</text:p>
          </table:table-cell>
          <table:table-cell office:value-type="float" office:value="0.792366">
            <text:p>0.7923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131">
            <text:p>33.7131</text:p>
          </table:table-cell>
          <table:table-cell office:value-type="float" office:value="1.09848">
            <text:p>1.09848</text:p>
          </table:table-cell>
          <table:table-cell office:value-type="float" office:value="243.902">
            <text:p>243.902</text:p>
          </table:table-cell>
          <table:table-cell office:value-type="float" office:value="0.82386">
            <text:p>0.823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341">
            <text:p>33.7341</text:p>
          </table:table-cell>
          <table:table-cell office:value-type="float" office:value="1.12491">
            <text:p>1.12491</text:p>
          </table:table-cell>
          <table:table-cell office:value-type="float" office:value="243.875">
            <text:p>243.875</text:p>
          </table:table-cell>
          <table:table-cell office:value-type="float" office:value="0.843681">
            <text:p>0.8436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703">
            <text:p>33.7703</text:p>
          </table:table-cell>
          <table:table-cell office:value-type="float" office:value="1.17039">
            <text:p>1.17039</text:p>
          </table:table-cell>
          <table:table-cell office:value-type="float" office:value="243.83">
            <text:p>243.83</text:p>
          </table:table-cell>
          <table:table-cell office:value-type="float" office:value="0.877796">
            <text:p>0.8777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052">
            <text:p>33.8052</text:p>
          </table:table-cell>
          <table:table-cell office:value-type="float" office:value="1.21416">
            <text:p>1.21416</text:p>
          </table:table-cell>
          <table:table-cell office:value-type="float" office:value="243.786">
            <text:p>243.7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433">
            <text:p>33.8433</text:p>
          </table:table-cell>
          <table:table-cell office:value-type="float" office:value="1.26163">
            <text:p>1.26163</text:p>
          </table:table-cell>
          <table:table-cell office:value-type="float" office:value="243.738">
            <text:p>243.7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768">
            <text:p>33.8768</text:p>
          </table:table-cell>
          <table:table-cell office:value-type="float" office:value="1.30341">
            <text:p>1.30341</text:p>
          </table:table-cell>
          <table:table-cell office:value-type="float" office:value="243.697">
            <text:p>243.6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16">
            <text:p>33.916</text:p>
          </table:table-cell>
          <table:table-cell office:value-type="float" office:value="1.3522">
            <text:p>1.3522</text:p>
          </table:table-cell>
          <table:table-cell office:value-type="float" office:value="243.648">
            <text:p>243.6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481">
            <text:p>33.9481</text:p>
          </table:table-cell>
          <table:table-cell office:value-type="float" office:value="1.39191">
            <text:p>1.39191</text:p>
          </table:table-cell>
          <table:table-cell office:value-type="float" office:value="243.608">
            <text:p>243.6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845">
            <text:p>33.9845</text:p>
          </table:table-cell>
          <table:table-cell office:value-type="float" office:value="1.43684">
            <text:p>1.43684</text:p>
          </table:table-cell>
          <table:table-cell office:value-type="float" office:value="243.563">
            <text:p>243.5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173">
            <text:p>34.0173</text:p>
          </table:table-cell>
          <table:table-cell office:value-type="float" office:value="1.47723">
            <text:p>1.47723</text:p>
          </table:table-cell>
          <table:table-cell office:value-type="float" office:value="243.523">
            <text:p>243.5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543">
            <text:p>34.0543</text:p>
          </table:table-cell>
          <table:table-cell office:value-type="float" office:value="1.52267">
            <text:p>1.52267</text:p>
          </table:table-cell>
          <table:table-cell office:value-type="float" office:value="243.477">
            <text:p>243.4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906">
            <text:p>34.0906</text:p>
          </table:table-cell>
          <table:table-cell office:value-type="float" office:value="1.56718">
            <text:p>1.56718</text:p>
          </table:table-cell>
          <table:table-cell office:value-type="float" office:value="243.433">
            <text:p>243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238">
            <text:p>34.1238</text:p>
          </table:table-cell>
          <table:table-cell office:value-type="float" office:value="1.60768">
            <text:p>1.60768</text:p>
          </table:table-cell>
          <table:table-cell office:value-type="float" office:value="243.392">
            <text:p>243.3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613">
            <text:p>34.1613</text:p>
          </table:table-cell>
          <table:table-cell office:value-type="float" office:value="1.65312">
            <text:p>1.65312</text:p>
          </table:table-cell>
          <table:table-cell office:value-type="float" office:value="243.347">
            <text:p>243.3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945">
            <text:p>34.1945</text:p>
          </table:table-cell>
          <table:table-cell office:value-type="float" office:value="1.69327">
            <text:p>1.69327</text:p>
          </table:table-cell>
          <table:table-cell office:value-type="float" office:value="243.307">
            <text:p>243.3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327">
            <text:p>34.2327</text:p>
          </table:table-cell>
          <table:table-cell office:value-type="float" office:value="1.73924">
            <text:p>1.73924</text:p>
          </table:table-cell>
          <table:table-cell office:value-type="float" office:value="243.261">
            <text:p>243.2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654">
            <text:p>34.2654</text:p>
          </table:table-cell>
          <table:table-cell office:value-type="float" office:value="1.77841">
            <text:p>1.77841</text:p>
          </table:table-cell>
          <table:table-cell office:value-type="float" office:value="243.222">
            <text:p>243.2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013">
            <text:p>34.3013</text:p>
          </table:table-cell>
          <table:table-cell office:value-type="float" office:value="1.82126">
            <text:p>1.82126</text:p>
          </table:table-cell>
          <table:table-cell office:value-type="float" office:value="243.179">
            <text:p>243.1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342">
            <text:p>34.3342</text:p>
          </table:table-cell>
          <table:table-cell office:value-type="float" office:value="1.86028">
            <text:p>1.86028</text:p>
          </table:table-cell>
          <table:table-cell office:value-type="float" office:value="243.14">
            <text:p>243.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682">
            <text:p>34.3682</text:p>
          </table:table-cell>
          <table:table-cell office:value-type="float" office:value="1.90042">
            <text:p>1.90042</text:p>
          </table:table-cell>
          <table:table-cell office:value-type="float" office:value="243.1">
            <text:p>243.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887">
            <text:p>34.3887</text:p>
          </table:table-cell>
          <table:table-cell office:value-type="float" office:value="1.92451">
            <text:p>1.92451</text:p>
          </table:table-cell>
          <table:table-cell office:value-type="float" office:value="243.075">
            <text:p>243.0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25">
            <text:p>34.425</text:p>
          </table:table-cell>
          <table:table-cell office:value-type="float" office:value="1.96692">
            <text:p>1.96692</text:p>
          </table:table-cell>
          <table:table-cell office:value-type="float" office:value="243.033">
            <text:p>243.0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588">
            <text:p>34.4588</text:p>
          </table:table-cell>
          <table:table-cell office:value-type="float" office:value="2.006">
            <text:p>2.006</text:p>
          </table:table-cell>
          <table:table-cell office:value-type="float" office:value="242.994">
            <text:p>242.9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916">
            <text:p>34.4916</text:p>
          </table:table-cell>
          <table:table-cell office:value-type="float" office:value="2.04376">
            <text:p>2.04376</text:p>
          </table:table-cell>
          <table:table-cell office:value-type="float" office:value="242.956">
            <text:p>242.9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248">
            <text:p>34.5248</text:p>
          </table:table-cell>
          <table:table-cell office:value-type="float" office:value="2.08171">
            <text:p>2.08171</text:p>
          </table:table-cell>
          <table:table-cell office:value-type="float" office:value="242.918">
            <text:p>242.9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615">
            <text:p>34.5615</text:p>
          </table:table-cell>
          <table:table-cell office:value-type="float" office:value="2.12328">
            <text:p>2.12328</text:p>
          </table:table-cell>
          <table:table-cell office:value-type="float" office:value="242.877">
            <text:p>242.8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966">
            <text:p>34.5966</text:p>
          </table:table-cell>
          <table:table-cell office:value-type="float" office:value="2.16277">
            <text:p>2.16277</text:p>
          </table:table-cell>
          <table:table-cell office:value-type="float" office:value="242.837">
            <text:p>242.8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307">
            <text:p>34.6307</text:p>
          </table:table-cell>
          <table:table-cell office:value-type="float" office:value="2.20082">
            <text:p>2.20082</text:p>
          </table:table-cell>
          <table:table-cell office:value-type="float" office:value="242.799">
            <text:p>242.7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508">
            <text:p>34.6508</text:p>
          </table:table-cell>
          <table:table-cell office:value-type="float" office:value="2.22307">
            <text:p>2.22307</text:p>
          </table:table-cell>
          <table:table-cell office:value-type="float" office:value="242.777">
            <text:p>242.7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865">
            <text:p>34.6865</text:p>
          </table:table-cell>
          <table:table-cell office:value-type="float" office:value="2.2623">
            <text:p>2.2623</text:p>
          </table:table-cell>
          <table:table-cell office:value-type="float" office:value="242.738">
            <text:p>242.7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209">
            <text:p>34.7209</text:p>
          </table:table-cell>
          <table:table-cell office:value-type="float" office:value="2.29968">
            <text:p>2.29968</text:p>
          </table:table-cell>
          <table:table-cell office:value-type="float" office:value="242.7">
            <text:p>242.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432">
            <text:p>34.7432</text:p>
          </table:table-cell>
          <table:table-cell office:value-type="float" office:value="2.32382">
            <text:p>2.32382</text:p>
          </table:table-cell>
          <table:table-cell office:value-type="float" office:value="242.676">
            <text:p>242.6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763">
            <text:p>34.7763</text:p>
          </table:table-cell>
          <table:table-cell office:value-type="float" office:value="2.35919">
            <text:p>2.35919</text:p>
          </table:table-cell>
          <table:table-cell office:value-type="float" office:value="242.641">
            <text:p>242.6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094">
            <text:p>34.8094</text:p>
          </table:table-cell>
          <table:table-cell office:value-type="float" office:value="2.39421">
            <text:p>2.39421</text:p>
          </table:table-cell>
          <table:table-cell office:value-type="float" office:value="242.606">
            <text:p>242.6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436">
            <text:p>34.8436</text:p>
          </table:table-cell>
          <table:table-cell office:value-type="float" office:value="2.43004">
            <text:p>2.43004</text:p>
          </table:table-cell>
          <table:table-cell office:value-type="float" office:value="242.57">
            <text:p>242.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797">
            <text:p>34.8797</text:p>
          </table:table-cell>
          <table:table-cell office:value-type="float" office:value="2.46735">
            <text:p>2.46735</text:p>
          </table:table-cell>
          <table:table-cell office:value-type="float" office:value="242.533">
            <text:p>242.5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135">
            <text:p>34.9135</text:p>
          </table:table-cell>
          <table:table-cell office:value-type="float" office:value="2.5018">
            <text:p>2.5018</text:p>
          </table:table-cell>
          <table:table-cell office:value-type="float" office:value="242.498">
            <text:p>242.4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451">
            <text:p>34.9451</text:p>
          </table:table-cell>
          <table:table-cell office:value-type="float" office:value="2.53386">
            <text:p>2.53386</text:p>
          </table:table-cell>
          <table:table-cell office:value-type="float" office:value="242.466">
            <text:p>242.4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725">
            <text:p>34.9725</text:p>
          </table:table-cell>
          <table:table-cell office:value-type="float" office:value="2.56122">
            <text:p>2.56122</text:p>
          </table:table-cell>
          <table:table-cell office:value-type="float" office:value="242.439">
            <text:p>242.4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063">
            <text:p>35.0063</text:p>
          </table:table-cell>
          <table:table-cell office:value-type="float" office:value="2.59451">
            <text:p>2.59451</text:p>
          </table:table-cell>
          <table:table-cell office:value-type="float" office:value="242.405">
            <text:p>242.4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394">
            <text:p>35.0394</text:p>
          </table:table-cell>
          <table:table-cell office:value-type="float" office:value="2.6265">
            <text:p>2.6265</text:p>
          </table:table-cell>
          <table:table-cell office:value-type="float" office:value="242.374">
            <text:p>242.3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757">
            <text:p>35.0757</text:p>
          </table:table-cell>
          <table:table-cell office:value-type="float" office:value="2.66112">
            <text:p>2.66112</text:p>
          </table:table-cell>
          <table:table-cell office:value-type="float" office:value="242.339">
            <text:p>242.3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072">
            <text:p>35.1072</text:p>
          </table:table-cell>
          <table:table-cell office:value-type="float" office:value="2.69075">
            <text:p>2.69075</text:p>
          </table:table-cell>
          <table:table-cell office:value-type="float" office:value="242.309">
            <text:p>242.3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414">
            <text:p>35.1414</text:p>
          </table:table-cell>
          <table:table-cell office:value-type="float" office:value="2.72226">
            <text:p>2.72226</text:p>
          </table:table-cell>
          <table:table-cell office:value-type="float" office:value="242.278">
            <text:p>242.2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752">
            <text:p>35.1752</text:p>
          </table:table-cell>
          <table:table-cell office:value-type="float" office:value="2.75296">
            <text:p>2.75296</text:p>
          </table:table-cell>
          <table:table-cell office:value-type="float" office:value="242.247">
            <text:p>242.2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073">
            <text:p>35.2073</text:p>
          </table:table-cell>
          <table:table-cell office:value-type="float" office:value="2.78163">
            <text:p>2.78163</text:p>
          </table:table-cell>
          <table:table-cell office:value-type="float" office:value="242.218">
            <text:p>242.2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394">
            <text:p>35.2394</text:p>
          </table:table-cell>
          <table:table-cell office:value-type="float" office:value="2.80968">
            <text:p>2.80968</text:p>
          </table:table-cell>
          <table:table-cell office:value-type="float" office:value="242.19">
            <text:p>242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604">
            <text:p>35.2604</text:p>
          </table:table-cell>
          <table:table-cell office:value-type="float" office:value="2.82794">
            <text:p>2.82794</text:p>
          </table:table-cell>
          <table:table-cell office:value-type="float" office:value="242.172">
            <text:p>242.1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95">
            <text:p>35.295</text:p>
          </table:table-cell>
          <table:table-cell office:value-type="float" office:value="2.85736">
            <text:p>2.85736</text:p>
          </table:table-cell>
          <table:table-cell office:value-type="float" office:value="242.143">
            <text:p>242.1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294">
            <text:p>35.3294</text:p>
          </table:table-cell>
          <table:table-cell office:value-type="float" office:value="2.886">
            <text:p>2.886</text:p>
          </table:table-cell>
          <table:table-cell office:value-type="float" office:value="242.114">
            <text:p>242.1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496">
            <text:p>35.3496</text:p>
          </table:table-cell>
          <table:table-cell office:value-type="float" office:value="2.90257">
            <text:p>2.90257</text:p>
          </table:table-cell>
          <table:table-cell office:value-type="float" office:value="242.097">
            <text:p>242.0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857">
            <text:p>35.3857</text:p>
          </table:table-cell>
          <table:table-cell office:value-type="float" office:value="2.93164">
            <text:p>2.93164</text:p>
          </table:table-cell>
          <table:table-cell office:value-type="float" office:value="242.068">
            <text:p>242.0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193">
            <text:p>35.4193</text:p>
          </table:table-cell>
          <table:table-cell office:value-type="float" office:value="2.9579">
            <text:p>2.9579</text:p>
          </table:table-cell>
          <table:table-cell office:value-type="float" office:value="242.042">
            <text:p>242.0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532">
            <text:p>35.4532</text:p>
          </table:table-cell>
          <table:table-cell office:value-type="float" office:value="2.98392">
            <text:p>2.98392</text:p>
          </table:table-cell>
          <table:table-cell office:value-type="float" office:value="242.016">
            <text:p>242.0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862">
            <text:p>35.4862</text:p>
          </table:table-cell>
          <table:table-cell office:value-type="float" office:value="3.00847">
            <text:p>3.00847</text:p>
          </table:table-cell>
          <table:table-cell office:value-type="float" office:value="241.992">
            <text:p>241.9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198">
            <text:p>35.5198</text:p>
          </table:table-cell>
          <table:table-cell office:value-type="float" office:value="3.0329">
            <text:p>3.0329</text:p>
          </table:table-cell>
          <table:table-cell office:value-type="float" office:value="241.967">
            <text:p>241.9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518">
            <text:p>35.5518</text:p>
          </table:table-cell>
          <table:table-cell office:value-type="float" office:value="3.05551">
            <text:p>3.05551</text:p>
          </table:table-cell>
          <table:table-cell office:value-type="float" office:value="241.944">
            <text:p>241.9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73">
            <text:p>35.573</text:p>
          </table:table-cell>
          <table:table-cell office:value-type="float" office:value="3.07024">
            <text:p>3.07024</text:p>
          </table:table-cell>
          <table:table-cell office:value-type="float" office:value="241.93">
            <text:p>241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066">
            <text:p>35.6066</text:p>
          </table:table-cell>
          <table:table-cell office:value-type="float" office:value="3.09297">
            <text:p>3.09297</text:p>
          </table:table-cell>
          <table:table-cell office:value-type="float" office:value="241.907">
            <text:p>241.9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391">
            <text:p>35.6391</text:p>
          </table:table-cell>
          <table:table-cell office:value-type="float" office:value="3.11429">
            <text:p>3.11429</text:p>
          </table:table-cell>
          <table:table-cell office:value-type="float" office:value="241.886">
            <text:p>241.8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717">
            <text:p>35.6717</text:p>
          </table:table-cell>
          <table:table-cell office:value-type="float" office:value="3.13499">
            <text:p>3.13499</text:p>
          </table:table-cell>
          <table:table-cell office:value-type="float" office:value="241.865">
            <text:p>241.8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063">
            <text:p>35.7063</text:p>
          </table:table-cell>
          <table:table-cell office:value-type="float" office:value="3.15619">
            <text:p>3.15619</text:p>
          </table:table-cell>
          <table:table-cell office:value-type="float" office:value="241.844">
            <text:p>241.8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402">
            <text:p>35.7402</text:p>
          </table:table-cell>
          <table:table-cell office:value-type="float" office:value="3.17625">
            <text:p>3.17625</text:p>
          </table:table-cell>
          <table:table-cell office:value-type="float" office:value="241.824">
            <text:p>241.8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751">
            <text:p>35.7751</text:p>
          </table:table-cell>
          <table:table-cell office:value-type="float" office:value="3.19595">
            <text:p>3.19595</text:p>
          </table:table-cell>
          <table:table-cell office:value-type="float" office:value="241.804">
            <text:p>241.8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079">
            <text:p>35.8079</text:p>
          </table:table-cell>
          <table:table-cell office:value-type="float" office:value="3.21379">
            <text:p>3.21379</text:p>
          </table:table-cell>
          <table:table-cell office:value-type="float" office:value="241.786">
            <text:p>241.7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403">
            <text:p>35.8403</text:p>
          </table:table-cell>
          <table:table-cell office:value-type="float" office:value="3.23065">
            <text:p>3.23065</text:p>
          </table:table-cell>
          <table:table-cell office:value-type="float" office:value="241.769">
            <text:p>241.7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716">
            <text:p>35.8716</text:p>
          </table:table-cell>
          <table:table-cell office:value-type="float" office:value="3.24622">
            <text:p>3.24622</text:p>
          </table:table-cell>
          <table:table-cell office:value-type="float" office:value="241.754">
            <text:p>241.7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022">
            <text:p>35.9022</text:p>
          </table:table-cell>
          <table:table-cell office:value-type="float" office:value="3.26077">
            <text:p>3.26077</text:p>
          </table:table-cell>
          <table:table-cell office:value-type="float" office:value="241.739">
            <text:p>241.7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384">
            <text:p>35.9384</text:p>
          </table:table-cell>
          <table:table-cell office:value-type="float" office:value="3.27716">
            <text:p>3.27716</text:p>
          </table:table-cell>
          <table:table-cell office:value-type="float" office:value="241.723">
            <text:p>241.7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722">
            <text:p>35.9722</text:p>
          </table:table-cell>
          <table:table-cell office:value-type="float" office:value="3.2915">
            <text:p>3.2915</text:p>
          </table:table-cell>
          <table:table-cell office:value-type="float" office:value="241.708">
            <text:p>241.7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061">
            <text:p>36.0061</text:p>
          </table:table-cell>
          <table:table-cell office:value-type="float" office:value="3.3051">
            <text:p>3.3051</text:p>
          </table:table-cell>
          <table:table-cell office:value-type="float" office:value="241.695">
            <text:p>241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413">
            <text:p>36.0413</text:p>
          </table:table-cell>
          <table:table-cell office:value-type="float" office:value="3.31827">
            <text:p>3.31827</text:p>
          </table:table-cell>
          <table:table-cell office:value-type="float" office:value="241.682">
            <text:p>241.6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742">
            <text:p>36.0742</text:p>
          </table:table-cell>
          <table:table-cell office:value-type="float" office:value="3.32961">
            <text:p>3.32961</text:p>
          </table:table-cell>
          <table:table-cell office:value-type="float" office:value="241.67">
            <text:p>241.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072">
            <text:p>36.1072</text:p>
          </table:table-cell>
          <table:table-cell office:value-type="float" office:value="3.34015">
            <text:p>3.34015</text:p>
          </table:table-cell>
          <table:table-cell office:value-type="float" office:value="241.66">
            <text:p>241.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425">
            <text:p>36.1425</text:p>
          </table:table-cell>
          <table:table-cell office:value-type="float" office:value="3.35048">
            <text:p>3.35048</text:p>
          </table:table-cell>
          <table:table-cell office:value-type="float" office:value="241.65">
            <text:p>241.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809">
            <text:p>36.1809</text:p>
          </table:table-cell>
          <table:table-cell office:value-type="float" office:value="3.36055">
            <text:p>3.36055</text:p>
          </table:table-cell>
          <table:table-cell office:value-type="float" office:value="241.639">
            <text:p>241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143">
            <text:p>36.2143</text:p>
          </table:table-cell>
          <table:table-cell office:value-type="float" office:value="3.36824">
            <text:p>3.36824</text:p>
          </table:table-cell>
          <table:table-cell office:value-type="float" office:value="241.632">
            <text:p>241.6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353">
            <text:p>36.2353</text:p>
          </table:table-cell>
          <table:table-cell office:value-type="float" office:value="3.37263">
            <text:p>3.37263</text:p>
          </table:table-cell>
          <table:table-cell office:value-type="float" office:value="241.627">
            <text:p>241.6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702">
            <text:p>36.2702</text:p>
          </table:table-cell>
          <table:table-cell office:value-type="float" office:value="3.37907">
            <text:p>3.37907</text:p>
          </table:table-cell>
          <table:table-cell office:value-type="float" office:value="241.621">
            <text:p>241.6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036">
            <text:p>36.3036</text:p>
          </table:table-cell>
          <table:table-cell office:value-type="float" office:value="3.38423">
            <text:p>3.38423</text:p>
          </table:table-cell>
          <table:table-cell office:value-type="float" office:value="241.616">
            <text:p>241.6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396">
            <text:p>36.3396</text:p>
          </table:table-cell>
          <table:table-cell office:value-type="float" office:value="3.38869">
            <text:p>3.38869</text:p>
          </table:table-cell>
          <table:table-cell office:value-type="float" office:value="241.611">
            <text:p>241.6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744">
            <text:p>36.3744</text:p>
          </table:table-cell>
          <table:table-cell office:value-type="float" office:value="3.39185">
            <text:p>3.39185</text:p>
          </table:table-cell>
          <table:table-cell office:value-type="float" office:value="241.608">
            <text:p>241.6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1">
            <text:p>36.41</text:p>
          </table:table-cell>
          <table:table-cell office:value-type="float" office:value="3.394">
            <text:p>3.394</text:p>
          </table:table-cell>
          <table:table-cell office:value-type="float" office:value="241.606">
            <text:p>241.6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428">
            <text:p>36.4428</text:p>
          </table:table-cell>
          <table:table-cell office:value-type="float" office:value="3.39491">
            <text:p>3.39491</text:p>
          </table:table-cell>
          <table:table-cell office:value-type="float" office:value="241.605">
            <text:p>241.6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766">
            <text:p>36.4766</text:p>
          </table:table-cell>
          <table:table-cell office:value-type="float" office:value="3.39474">
            <text:p>3.39474</text:p>
          </table:table-cell>
          <table:table-cell office:value-type="float" office:value="241.605">
            <text:p>241.6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102">
            <text:p>36.5102</text:p>
          </table:table-cell>
          <table:table-cell office:value-type="float" office:value="3.39352">
            <text:p>3.39352</text:p>
          </table:table-cell>
          <table:table-cell office:value-type="float" office:value="241.606">
            <text:p>241.6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452">
            <text:p>36.5452</text:p>
          </table:table-cell>
          <table:table-cell office:value-type="float" office:value="3.39113">
            <text:p>3.39113</text:p>
          </table:table-cell>
          <table:table-cell office:value-type="float" office:value="241.609">
            <text:p>241.6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801">
            <text:p>36.5801</text:p>
          </table:table-cell>
          <table:table-cell office:value-type="float" office:value="3.38748">
            <text:p>3.38748</text:p>
          </table:table-cell>
          <table:table-cell office:value-type="float" office:value="241.613">
            <text:p>241.6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154">
            <text:p>36.6154</text:p>
          </table:table-cell>
          <table:table-cell office:value-type="float" office:value="3.3826">
            <text:p>3.3826</text:p>
          </table:table-cell>
          <table:table-cell office:value-type="float" office:value="241.617">
            <text:p>241.6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484">
            <text:p>36.6484</text:p>
          </table:table-cell>
          <table:table-cell office:value-type="float" office:value="3.37692">
            <text:p>3.37692</text:p>
          </table:table-cell>
          <table:table-cell office:value-type="float" office:value="241.623">
            <text:p>241.6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692">
            <text:p>36.6692</text:p>
          </table:table-cell>
          <table:table-cell office:value-type="float" office:value="3.37274">
            <text:p>3.37274</text:p>
          </table:table-cell>
          <table:table-cell office:value-type="float" office:value="241.627">
            <text:p>241.6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03">
            <text:p>36.703</text:p>
          </table:table-cell>
          <table:table-cell office:value-type="float" office:value="3.36504">
            <text:p>3.36504</text:p>
          </table:table-cell>
          <table:table-cell office:value-type="float" office:value="241.635">
            <text:p>241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372">
            <text:p>36.7372</text:p>
          </table:table-cell>
          <table:table-cell office:value-type="float" office:value="3.35597">
            <text:p>3.35597</text:p>
          </table:table-cell>
          <table:table-cell office:value-type="float" office:value="241.644">
            <text:p>241.6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73">
            <text:p>36.773</text:p>
          </table:table-cell>
          <table:table-cell office:value-type="float" office:value="3.34515">
            <text:p>3.34515</text:p>
          </table:table-cell>
          <table:table-cell office:value-type="float" office:value="241.655">
            <text:p>241.6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082">
            <text:p>36.8082</text:p>
          </table:table-cell>
          <table:table-cell office:value-type="float" office:value="3.33322">
            <text:p>3.33322</text:p>
          </table:table-cell>
          <table:table-cell office:value-type="float" office:value="241.667">
            <text:p>241.6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411">
            <text:p>36.8411</text:p>
          </table:table-cell>
          <table:table-cell office:value-type="float" office:value="3.32083">
            <text:p>3.32083</text:p>
          </table:table-cell>
          <table:table-cell office:value-type="float" office:value="241.679">
            <text:p>241.6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616">
            <text:p>36.8616</text:p>
          </table:table-cell>
          <table:table-cell office:value-type="float" office:value="3.31247">
            <text:p>3.31247</text:p>
          </table:table-cell>
          <table:table-cell office:value-type="float" office:value="241.688">
            <text:p>241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957">
            <text:p>36.8957</text:p>
          </table:table-cell>
          <table:table-cell office:value-type="float" office:value="3.29764">
            <text:p>3.29764</text:p>
          </table:table-cell>
          <table:table-cell office:value-type="float" office:value="241.702">
            <text:p>241.7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303">
            <text:p>36.9303</text:p>
          </table:table-cell>
          <table:table-cell office:value-type="float" office:value="3.28131">
            <text:p>3.28131</text:p>
          </table:table-cell>
          <table:table-cell office:value-type="float" office:value="241.719">
            <text:p>241.7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517">
            <text:p>36.9517</text:p>
          </table:table-cell>
          <table:table-cell office:value-type="float" office:value="3.27052">
            <text:p>3.27052</text:p>
          </table:table-cell>
          <table:table-cell office:value-type="float" office:value="241.729">
            <text:p>241.7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879">
            <text:p>36.9879</text:p>
          </table:table-cell>
          <table:table-cell office:value-type="float" office:value="3.25107">
            <text:p>3.25107</text:p>
          </table:table-cell>
          <table:table-cell office:value-type="float" office:value="241.749">
            <text:p>241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204">
            <text:p>37.0204</text:p>
          </table:table-cell>
          <table:table-cell office:value-type="float" office:value="3.23238">
            <text:p>3.23238</text:p>
          </table:table-cell>
          <table:table-cell office:value-type="float" office:value="241.768">
            <text:p>241.7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535">
            <text:p>37.0535</text:p>
          </table:table-cell>
          <table:table-cell office:value-type="float" office:value="3.21219">
            <text:p>3.21219</text:p>
          </table:table-cell>
          <table:table-cell office:value-type="float" office:value="241.788">
            <text:p>241.7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851">
            <text:p>37.0851</text:p>
          </table:table-cell>
          <table:table-cell office:value-type="float" office:value="3.19173">
            <text:p>3.19173</text:p>
          </table:table-cell>
          <table:table-cell office:value-type="float" office:value="241.808">
            <text:p>241.8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218">
            <text:p>37.1218</text:p>
          </table:table-cell>
          <table:table-cell office:value-type="float" office:value="3.16649">
            <text:p>3.16649</text:p>
          </table:table-cell>
          <table:table-cell office:value-type="float" office:value="241.834">
            <text:p>241.8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545">
            <text:p>37.1545</text:p>
          </table:table-cell>
          <table:table-cell office:value-type="float" office:value="3.14273">
            <text:p>3.14273</text:p>
          </table:table-cell>
          <table:table-cell office:value-type="float" office:value="241.857">
            <text:p>241.8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866">
            <text:p>37.1866</text:p>
          </table:table-cell>
          <table:table-cell office:value-type="float" office:value="3.11833">
            <text:p>3.11833</text:p>
          </table:table-cell>
          <table:table-cell office:value-type="float" office:value="241.882">
            <text:p>241.8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181">
            <text:p>37.2181</text:p>
          </table:table-cell>
          <table:table-cell office:value-type="float" office:value="3.09317">
            <text:p>3.09317</text:p>
          </table:table-cell>
          <table:table-cell office:value-type="float" office:value="241.907">
            <text:p>241.9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502">
            <text:p>37.2502</text:p>
          </table:table-cell>
          <table:table-cell office:value-type="float" office:value="3.06641">
            <text:p>3.06641</text:p>
          </table:table-cell>
          <table:table-cell office:value-type="float" office:value="241.934">
            <text:p>241.9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906">
            <text:p>37.2906</text:p>
          </table:table-cell>
          <table:table-cell office:value-type="float" office:value="3.03105">
            <text:p>3.03105</text:p>
          </table:table-cell>
          <table:table-cell office:value-type="float" office:value="241.969">
            <text:p>241.9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257">
            <text:p>37.3257</text:p>
          </table:table-cell>
          <table:table-cell office:value-type="float" office:value="2.99886">
            <text:p>2.99886</text:p>
          </table:table-cell>
          <table:table-cell office:value-type="float" office:value="242.001">
            <text:p>242.0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618">
            <text:p>37.3618</text:p>
          </table:table-cell>
          <table:table-cell office:value-type="float" office:value="2.96425">
            <text:p>2.96425</text:p>
          </table:table-cell>
          <table:table-cell office:value-type="float" office:value="242.036">
            <text:p>242.0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972">
            <text:p>37.3972</text:p>
          </table:table-cell>
          <table:table-cell office:value-type="float" office:value="2.92912">
            <text:p>2.92912</text:p>
          </table:table-cell>
          <table:table-cell office:value-type="float" office:value="242.071">
            <text:p>242.0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3">
            <text:p>37.43</text:p>
          </table:table-cell>
          <table:table-cell office:value-type="float" office:value="2.89516">
            <text:p>2.89516</text:p>
          </table:table-cell>
          <table:table-cell office:value-type="float" office:value="242.105">
            <text:p>242.1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662">
            <text:p>37.4662</text:p>
          </table:table-cell>
          <table:table-cell office:value-type="float" office:value="2.85628">
            <text:p>2.85628</text:p>
          </table:table-cell>
          <table:table-cell office:value-type="float" office:value="242.144">
            <text:p>242.1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989">
            <text:p>37.4989</text:p>
          </table:table-cell>
          <table:table-cell office:value-type="float" office:value="2.82004">
            <text:p>2.82004</text:p>
          </table:table-cell>
          <table:table-cell office:value-type="float" office:value="242.18">
            <text:p>242.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348">
            <text:p>37.5348</text:p>
          </table:table-cell>
          <table:table-cell office:value-type="float" office:value="2.77878">
            <text:p>2.77878</text:p>
          </table:table-cell>
          <table:table-cell office:value-type="float" office:value="242.221">
            <text:p>242.2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695">
            <text:p>37.5695</text:p>
          </table:table-cell>
          <table:table-cell office:value-type="float" office:value="2.7377">
            <text:p>2.7377</text:p>
          </table:table-cell>
          <table:table-cell office:value-type="float" office:value="242.262">
            <text:p>242.2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021">
            <text:p>37.6021</text:p>
          </table:table-cell>
          <table:table-cell office:value-type="float" office:value="2.69788">
            <text:p>2.69788</text:p>
          </table:table-cell>
          <table:table-cell office:value-type="float" office:value="242.302">
            <text:p>242.3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384">
            <text:p>37.6384</text:p>
          </table:table-cell>
          <table:table-cell office:value-type="float" office:value="2.65224">
            <text:p>2.65224</text:p>
          </table:table-cell>
          <table:table-cell office:value-type="float" office:value="242.348">
            <text:p>242.3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704">
            <text:p>37.6704</text:p>
          </table:table-cell>
          <table:table-cell office:value-type="float" office:value="2.61082">
            <text:p>2.61082</text:p>
          </table:table-cell>
          <table:table-cell office:value-type="float" office:value="242.389">
            <text:p>242.3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07">
            <text:p>37.707</text:p>
          </table:table-cell>
          <table:table-cell office:value-type="float" office:value="2.56227">
            <text:p>2.56227</text:p>
          </table:table-cell>
          <table:table-cell office:value-type="float" office:value="242.438">
            <text:p>242.4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423">
            <text:p>37.7423</text:p>
          </table:table-cell>
          <table:table-cell office:value-type="float" office:value="2.51393">
            <text:p>2.51393</text:p>
          </table:table-cell>
          <table:table-cell office:value-type="float" office:value="242.486">
            <text:p>242.4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784">
            <text:p>37.7784</text:p>
          </table:table-cell>
          <table:table-cell office:value-type="float" office:value="2.46323">
            <text:p>2.46323</text:p>
          </table:table-cell>
          <table:table-cell office:value-type="float" office:value="242.537">
            <text:p>242.5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131">
            <text:p>37.8131</text:p>
          </table:table-cell>
          <table:table-cell office:value-type="float" office:value="2.41345">
            <text:p>2.41345</text:p>
          </table:table-cell>
          <table:table-cell office:value-type="float" office:value="242.587">
            <text:p>242.5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476">
            <text:p>37.8476</text:p>
          </table:table-cell>
          <table:table-cell office:value-type="float" office:value="2.36264">
            <text:p>2.36264</text:p>
          </table:table-cell>
          <table:table-cell office:value-type="float" office:value="242.637">
            <text:p>242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837">
            <text:p>37.8837</text:p>
          </table:table-cell>
          <table:table-cell office:value-type="float" office:value="2.30826">
            <text:p>2.30826</text:p>
          </table:table-cell>
          <table:table-cell office:value-type="float" office:value="242.692">
            <text:p>242.6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149">
            <text:p>37.9149</text:p>
          </table:table-cell>
          <table:table-cell office:value-type="float" office:value="2.26031">
            <text:p>2.26031</text:p>
          </table:table-cell>
          <table:table-cell office:value-type="float" office:value="242.74">
            <text:p>242.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492">
            <text:p>37.9492</text:p>
          </table:table-cell>
          <table:table-cell office:value-type="float" office:value="2.20667">
            <text:p>2.20667</text:p>
          </table:table-cell>
          <table:table-cell office:value-type="float" office:value="242.793">
            <text:p>242.7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816">
            <text:p>37.9816</text:p>
          </table:table-cell>
          <table:table-cell office:value-type="float" office:value="2.15479">
            <text:p>2.15479</text:p>
          </table:table-cell>
          <table:table-cell office:value-type="float" office:value="242.845">
            <text:p>242.8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132">
            <text:p>38.0132</text:p>
          </table:table-cell>
          <table:table-cell office:value-type="float" office:value="2.10324">
            <text:p>2.10324</text:p>
          </table:table-cell>
          <table:table-cell office:value-type="float" office:value="242.897">
            <text:p>242.8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491">
            <text:p>38.0491</text:p>
          </table:table-cell>
          <table:table-cell office:value-type="float" office:value="2.04372">
            <text:p>2.04372</text:p>
          </table:table-cell>
          <table:table-cell office:value-type="float" office:value="242.956">
            <text:p>242.9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838">
            <text:p>38.0838</text:p>
          </table:table-cell>
          <table:table-cell office:value-type="float" office:value="1.98492">
            <text:p>1.98492</text:p>
          </table:table-cell>
          <table:table-cell office:value-type="float" office:value="243.015">
            <text:p>243.0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187">
            <text:p>38.1187</text:p>
          </table:table-cell>
          <table:table-cell office:value-type="float" office:value="1.92474">
            <text:p>1.92474</text:p>
          </table:table-cell>
          <table:table-cell office:value-type="float" office:value="243.075">
            <text:p>243.0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548">
            <text:p>38.1548</text:p>
          </table:table-cell>
          <table:table-cell office:value-type="float" office:value="1.86133">
            <text:p>1.86133</text:p>
          </table:table-cell>
          <table:table-cell office:value-type="float" office:value="243.139">
            <text:p>243.1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876">
            <text:p>38.1876</text:p>
          </table:table-cell>
          <table:table-cell office:value-type="float" office:value="1.80301">
            <text:p>1.80301</text:p>
          </table:table-cell>
          <table:table-cell office:value-type="float" office:value="243.197">
            <text:p>243.1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22">
            <text:p>38.222</text:p>
          </table:table-cell>
          <table:table-cell office:value-type="float" office:value="1.74062">
            <text:p>1.74062</text:p>
          </table:table-cell>
          <table:table-cell office:value-type="float" office:value="243.259">
            <text:p>243.2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532">
            <text:p>38.2532</text:p>
          </table:table-cell>
          <table:table-cell office:value-type="float" office:value="1.68353">
            <text:p>1.68353</text:p>
          </table:table-cell>
          <table:table-cell office:value-type="float" office:value="243.316">
            <text:p>243.3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892">
            <text:p>38.2892</text:p>
          </table:table-cell>
          <table:table-cell office:value-type="float" office:value="1.6163">
            <text:p>1.6163</text:p>
          </table:table-cell>
          <table:table-cell office:value-type="float" office:value="243.384">
            <text:p>243.3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218">
            <text:p>38.3218</text:p>
          </table:table-cell>
          <table:table-cell office:value-type="float" office:value="1.55484">
            <text:p>1.55484</text:p>
          </table:table-cell>
          <table:table-cell office:value-type="float" office:value="243.445">
            <text:p>243.4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558">
            <text:p>38.3558</text:p>
          </table:table-cell>
          <table:table-cell office:value-type="float" office:value="1.48952">
            <text:p>1.48952</text:p>
          </table:table-cell>
          <table:table-cell office:value-type="float" office:value="243.51">
            <text:p>243.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884">
            <text:p>38.3884</text:p>
          </table:table-cell>
          <table:table-cell office:value-type="float" office:value="1.42638">
            <text:p>1.42638</text:p>
          </table:table-cell>
          <table:table-cell office:value-type="float" office:value="243.574">
            <text:p>243.5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208">
            <text:p>38.4208</text:p>
          </table:table-cell>
          <table:table-cell office:value-type="float" office:value="1.36275">
            <text:p>1.36275</text:p>
          </table:table-cell>
          <table:table-cell office:value-type="float" office:value="243.637">
            <text:p>243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565">
            <text:p>38.4565</text:p>
          </table:table-cell>
          <table:table-cell office:value-type="float" office:value="1.29147">
            <text:p>1.29147</text:p>
          </table:table-cell>
          <table:table-cell office:value-type="float" office:value="243.709">
            <text:p>243.7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891">
            <text:p>38.4891</text:p>
          </table:table-cell>
          <table:table-cell office:value-type="float" office:value="1.2258">
            <text:p>1.2258</text:p>
          </table:table-cell>
          <table:table-cell office:value-type="float" office:value="243.774">
            <text:p>243.7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253">
            <text:p>38.5253</text:p>
          </table:table-cell>
          <table:table-cell office:value-type="float" office:value="1.15195">
            <text:p>1.15195</text:p>
          </table:table-cell>
          <table:table-cell office:value-type="float" office:value="243.848">
            <text:p>243.848</text:p>
          </table:table-cell>
          <table:table-cell office:value-type="float" office:value="0.86396">
            <text:p>0.863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564">
            <text:p>38.5564</text:p>
          </table:table-cell>
          <table:table-cell office:value-type="float" office:value="1.088">
            <text:p>1.088</text:p>
          </table:table-cell>
          <table:table-cell office:value-type="float" office:value="243.912">
            <text:p>243.912</text:p>
          </table:table-cell>
          <table:table-cell office:value-type="float" office:value="0.815998">
            <text:p>0.8159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931">
            <text:p>38.5931</text:p>
          </table:table-cell>
          <table:table-cell office:value-type="float" office:value="1.01125">
            <text:p>1.01125</text:p>
          </table:table-cell>
          <table:table-cell office:value-type="float" office:value="243.989">
            <text:p>243.989</text:p>
          </table:table-cell>
          <table:table-cell office:value-type="float" office:value="0.758434">
            <text:p>0.7584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259">
            <text:p>38.6259</text:p>
          </table:table-cell>
          <table:table-cell office:value-type="float" office:value="0.942215">
            <text:p>0.942215</text:p>
          </table:table-cell>
          <table:table-cell office:value-type="float" office:value="244.058">
            <text:p>244.058</text:p>
          </table:table-cell>
          <table:table-cell office:value-type="float" office:value="0.706661">
            <text:p>0.7066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619">
            <text:p>38.6619</text:p>
          </table:table-cell>
          <table:table-cell office:value-type="float" office:value="0.865463">
            <text:p>0.865463</text:p>
          </table:table-cell>
          <table:table-cell office:value-type="float" office:value="244.135">
            <text:p>244.135</text:p>
          </table:table-cell>
          <table:table-cell office:value-type="float" office:value="0.649097">
            <text:p>0.6490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932">
            <text:p>38.6932</text:p>
          </table:table-cell>
          <table:table-cell office:value-type="float" office:value="0.798264">
            <text:p>0.798264</text:p>
          </table:table-cell>
          <table:table-cell office:value-type="float" office:value="244.202">
            <text:p>244.202</text:p>
          </table:table-cell>
          <table:table-cell office:value-type="float" office:value="0.598698">
            <text:p>0.5986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263">
            <text:p>38.7263</text:p>
          </table:table-cell>
          <table:table-cell office:value-type="float" office:value="0.726532">
            <text:p>0.726532</text:p>
          </table:table-cell>
          <table:table-cell office:value-type="float" office:value="244.273">
            <text:p>244.273</text:p>
          </table:table-cell>
          <table:table-cell office:value-type="float" office:value="0.544899">
            <text:p>0.5448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614">
            <text:p>38.7614</text:p>
          </table:table-cell>
          <table:table-cell office:value-type="float" office:value="0.649612">
            <text:p>0.649612</text:p>
          </table:table-cell>
          <table:table-cell office:value-type="float" office:value="244.35">
            <text:p>244.35</text:p>
          </table:table-cell>
          <table:table-cell office:value-type="float" office:value="0.487209">
            <text:p>0.4872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928">
            <text:p>38.7928</text:p>
          </table:table-cell>
          <table:table-cell office:value-type="float" office:value="0.580292">
            <text:p>0.580292</text:p>
          </table:table-cell>
          <table:table-cell office:value-type="float" office:value="244.42">
            <text:p>244.42</text:p>
          </table:table-cell>
          <table:table-cell office:value-type="float" office:value="0.435219">
            <text:p>0.4352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284">
            <text:p>38.8284</text:p>
          </table:table-cell>
          <table:table-cell office:value-type="float" office:value="0.501083">
            <text:p>0.501083</text:p>
          </table:table-cell>
          <table:table-cell office:value-type="float" office:value="244.499">
            <text:p>244.499</text:p>
          </table:table-cell>
          <table:table-cell office:value-type="float" office:value="0.375813">
            <text:p>0.3758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641">
            <text:p>38.8641</text:p>
          </table:table-cell>
          <table:table-cell office:value-type="float" office:value="0.421204">
            <text:p>0.421204</text:p>
          </table:table-cell>
          <table:table-cell office:value-type="float" office:value="244.579">
            <text:p>244.579</text:p>
          </table:table-cell>
          <table:table-cell office:value-type="float" office:value="0.315903">
            <text:p>0.3159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978">
            <text:p>38.8978</text:p>
          </table:table-cell>
          <table:table-cell office:value-type="float" office:value="0.345215">
            <text:p>0.345215</text:p>
          </table:table-cell>
          <table:table-cell office:value-type="float" office:value="244.655">
            <text:p>244.655</text:p>
          </table:table-cell>
          <table:table-cell office:value-type="float" office:value="0.258911">
            <text:p>0.2589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304">
            <text:p>38.9304</text:p>
          </table:table-cell>
          <table:table-cell office:value-type="float" office:value="0.271011">
            <text:p>0.271011</text:p>
          </table:table-cell>
          <table:table-cell office:value-type="float" office:value="244.729">
            <text:p>244.729</text:p>
          </table:table-cell>
          <table:table-cell office:value-type="float" office:value="0.203259">
            <text:p>0.2032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651">
            <text:p>38.9651</text:p>
          </table:table-cell>
          <table:table-cell office:value-type="float" office:value="0.191666">
            <text:p>0.191666</text:p>
          </table:table-cell>
          <table:table-cell office:value-type="float" office:value="244.808">
            <text:p>244.808</text:p>
          </table:table-cell>
          <table:table-cell office:value-type="float" office:value="0.143749">
            <text:p>0.1437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877">
            <text:p>38.9877</text:p>
          </table:table-cell>
          <table:table-cell office:value-type="float" office:value="0.139648">
            <text:p>0.139648</text:p>
          </table:table-cell>
          <table:table-cell office:value-type="float" office:value="244.86">
            <text:p>244.86</text:p>
          </table:table-cell>
          <table:table-cell office:value-type="float" office:value="0.104736">
            <text:p>0.1047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208">
            <text:p>39.0208</text:p>
          </table:table-cell>
          <table:table-cell office:value-type="float" office:value="0.0634155">
            <text:p>0.0634155</text:p>
          </table:table-cell>
          <table:table-cell office:value-type="float" office:value="244.937">
            <text:p>244.937</text:p>
          </table:table-cell>
          <table:table-cell office:value-type="float" office:value="0.0475616">
            <text:p>0.04756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562">
            <text:p>39.0562</text:p>
          </table:table-cell>
          <table:table-cell office:value-type="float" office:value="-0.0184479">
            <text:p>-0.0184479</text:p>
          </table:table-cell>
          <table:table-cell office:value-type="float" office:value="245.018">
            <text:p>245.018</text:p>
          </table:table-cell>
          <table:table-cell office:value-type="float" office:value="-0.0138359">
            <text:p>-0.01383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886">
            <text:p>39.0886</text:p>
          </table:table-cell>
          <table:table-cell office:value-type="float" office:value="-0.0936737">
            <text:p>-0.0936737</text:p>
          </table:table-cell>
          <table:table-cell office:value-type="float" office:value="245.094">
            <text:p>245.094</text:p>
          </table:table-cell>
          <table:table-cell office:value-type="float" office:value="-0.0702553">
            <text:p>-0.07025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199">
            <text:p>39.1199</text:p>
          </table:table-cell>
          <table:table-cell office:value-type="float" office:value="-0.166519">
            <text:p>-0.166519</text:p>
          </table:table-cell>
          <table:table-cell office:value-type="float" office:value="245.167">
            <text:p>245.167</text:p>
          </table:table-cell>
          <table:table-cell office:value-type="float" office:value="-0.124889">
            <text:p>-0.1248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556">
            <text:p>39.1556</text:p>
          </table:table-cell>
          <table:table-cell office:value-type="float" office:value="-0.249619">
            <text:p>-0.249619</text:p>
          </table:table-cell>
          <table:table-cell office:value-type="float" office:value="245.25">
            <text:p>245.25</text:p>
          </table:table-cell>
          <table:table-cell office:value-type="float" office:value="-0.187214">
            <text:p>-0.1872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874">
            <text:p>39.1874</text:p>
          </table:table-cell>
          <table:table-cell office:value-type="float" office:value="-0.323776">
            <text:p>-0.323776</text:p>
          </table:table-cell>
          <table:table-cell office:value-type="float" office:value="245.324">
            <text:p>245.324</text:p>
          </table:table-cell>
          <table:table-cell office:value-type="float" office:value="-0.242832">
            <text:p>-0.2428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219">
            <text:p>39.2219</text:p>
          </table:table-cell>
          <table:table-cell office:value-type="float" office:value="-0.404556">
            <text:p>-0.404556</text:p>
          </table:table-cell>
          <table:table-cell office:value-type="float" office:value="245.405">
            <text:p>245.405</text:p>
          </table:table-cell>
          <table:table-cell office:value-type="float" office:value="-0.303417">
            <text:p>-0.3034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546">
            <text:p>39.2546</text:p>
          </table:table-cell>
          <table:table-cell office:value-type="float" office:value="-0.480835">
            <text:p>-0.480835</text:p>
          </table:table-cell>
          <table:table-cell office:value-type="float" office:value="245.481">
            <text:p>245.481</text:p>
          </table:table-cell>
          <table:table-cell office:value-type="float" office:value="-0.360626">
            <text:p>-0.3606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888">
            <text:p>39.2888</text:p>
          </table:table-cell>
          <table:table-cell office:value-type="float" office:value="-0.560471">
            <text:p>-0.560471</text:p>
          </table:table-cell>
          <table:table-cell office:value-type="float" office:value="245.56">
            <text:p>245.56</text:p>
          </table:table-cell>
          <table:table-cell office:value-type="float" office:value="-0.420353">
            <text:p>-0.4203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226">
            <text:p>39.3226</text:p>
          </table:table-cell>
          <table:table-cell office:value-type="float" office:value="-0.639038">
            <text:p>-0.639038</text:p>
          </table:table-cell>
          <table:table-cell office:value-type="float" office:value="245.639">
            <text:p>245.639</text:p>
          </table:table-cell>
          <table:table-cell office:value-type="float" office:value="-0.479279">
            <text:p>-0.4792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533">
            <text:p>39.3533</text:p>
          </table:table-cell>
          <table:table-cell office:value-type="float" office:value="-0.710129">
            <text:p>-0.710129</text:p>
          </table:table-cell>
          <table:table-cell office:value-type="float" office:value="245.71">
            <text:p>245.71</text:p>
          </table:table-cell>
          <table:table-cell office:value-type="float" office:value="-0.532597">
            <text:p>-0.5325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739">
            <text:p>39.3739</text:p>
          </table:table-cell>
          <table:table-cell office:value-type="float" office:value="-0.757736">
            <text:p>-0.757736</text:p>
          </table:table-cell>
          <table:table-cell office:value-type="float" office:value="245.758">
            <text:p>245.758</text:p>
          </table:table-cell>
          <table:table-cell office:value-type="float" office:value="-0.568302">
            <text:p>-0.5683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073">
            <text:p>39.4073</text:p>
          </table:table-cell>
          <table:table-cell office:value-type="float" office:value="-0.834869">
            <text:p>-0.834869</text:p>
          </table:table-cell>
          <table:table-cell office:value-type="float" office:value="245.835">
            <text:p>245.835</text:p>
          </table:table-cell>
          <table:table-cell office:value-type="float" office:value="-0.626152">
            <text:p>-0.6261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379">
            <text:p>39.4379</text:p>
          </table:table-cell>
          <table:table-cell office:value-type="float" office:value="-0.904861">
            <text:p>-0.904861</text:p>
          </table:table-cell>
          <table:table-cell office:value-type="float" office:value="245.905">
            <text:p>245.905</text:p>
          </table:table-cell>
          <table:table-cell office:value-type="float" office:value="-0.678646">
            <text:p>-0.6786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743">
            <text:p>39.4743</text:p>
          </table:table-cell>
          <table:table-cell office:value-type="float" office:value="-0.987595">
            <text:p>-0.987595</text:p>
          </table:table-cell>
          <table:table-cell office:value-type="float" office:value="245.988">
            <text:p>245.988</text:p>
          </table:table-cell>
          <table:table-cell office:value-type="float" office:value="-0.740696">
            <text:p>-0.7406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074">
            <text:p>39.5074</text:p>
          </table:table-cell>
          <table:table-cell office:value-type="float" office:value="-1.0625">
            <text:p>-1.0625</text:p>
          </table:table-cell>
          <table:table-cell office:value-type="float" office:value="246.062">
            <text:p>246.062</text:p>
          </table:table-cell>
          <table:table-cell office:value-type="float" office:value="-0.796875">
            <text:p>-0.7968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434">
            <text:p>39.5434</text:p>
          </table:table-cell>
          <table:table-cell office:value-type="float" office:value="-1.14305">
            <text:p>-1.14305</text:p>
          </table:table-cell>
          <table:table-cell office:value-type="float" office:value="246.143">
            <text:p>246.143</text:p>
          </table:table-cell>
          <table:table-cell office:value-type="float" office:value="-0.857288">
            <text:p>-0.8572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784">
            <text:p>39.5784</text:p>
          </table:table-cell>
          <table:table-cell office:value-type="float" office:value="-1.22061">
            <text:p>-1.22061</text:p>
          </table:table-cell>
          <table:table-cell office:value-type="float" office:value="246.221">
            <text:p>246.2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115">
            <text:p>39.6115</text:p>
          </table:table-cell>
          <table:table-cell office:value-type="float" office:value="-1.2933">
            <text:p>-1.2933</text:p>
          </table:table-cell>
          <table:table-cell office:value-type="float" office:value="246.293">
            <text:p>246.2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461">
            <text:p>39.6461</text:p>
          </table:table-cell>
          <table:table-cell office:value-type="float" office:value="-1.36829">
            <text:p>-1.36829</text:p>
          </table:table-cell>
          <table:table-cell office:value-type="float" office:value="246.368">
            <text:p>246.3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77">
            <text:p>39.677</text:p>
          </table:table-cell>
          <table:table-cell office:value-type="float" office:value="-1.43457">
            <text:p>-1.43457</text:p>
          </table:table-cell>
          <table:table-cell office:value-type="float" office:value="246.435">
            <text:p>246.4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128">
            <text:p>39.7128</text:p>
          </table:table-cell>
          <table:table-cell office:value-type="float" office:value="-1.51015">
            <text:p>-1.51015</text:p>
          </table:table-cell>
          <table:table-cell office:value-type="float" office:value="246.51">
            <text:p>246.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462">
            <text:p>39.7462</text:p>
          </table:table-cell>
          <table:table-cell office:value-type="float" office:value="-1.57976">
            <text:p>-1.57976</text:p>
          </table:table-cell>
          <table:table-cell office:value-type="float" office:value="246.58">
            <text:p>246.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823">
            <text:p>39.7823</text:p>
          </table:table-cell>
          <table:table-cell office:value-type="float" office:value="-1.65388">
            <text:p>-1.65388</text:p>
          </table:table-cell>
          <table:table-cell office:value-type="float" office:value="246.654">
            <text:p>246.6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159">
            <text:p>39.8159</text:p>
          </table:table-cell>
          <table:table-cell office:value-type="float" office:value="-1.72159">
            <text:p>-1.72159</text:p>
          </table:table-cell>
          <table:table-cell office:value-type="float" office:value="246.722">
            <text:p>246.7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517">
            <text:p>39.8517</text:p>
          </table:table-cell>
          <table:table-cell office:value-type="float" office:value="-1.79276">
            <text:p>-1.79276</text:p>
          </table:table-cell>
          <table:table-cell office:value-type="float" office:value="246.793">
            <text:p>246.7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862">
            <text:p>39.8862</text:p>
          </table:table-cell>
          <table:table-cell office:value-type="float" office:value="-1.85957">
            <text:p>-1.85957</text:p>
          </table:table-cell>
          <table:table-cell office:value-type="float" office:value="246.86">
            <text:p>246.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204">
            <text:p>39.9204</text:p>
          </table:table-cell>
          <table:table-cell office:value-type="float" office:value="-1.92487">
            <text:p>-1.92487</text:p>
          </table:table-cell>
          <table:table-cell office:value-type="float" office:value="246.925">
            <text:p>246.9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415">
            <text:p>39.9415</text:p>
          </table:table-cell>
          <table:table-cell office:value-type="float" office:value="-1.96448">
            <text:p>-1.96448</text:p>
          </table:table-cell>
          <table:table-cell office:value-type="float" office:value="246.964">
            <text:p>246.9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739">
            <text:p>39.9739</text:p>
          </table:table-cell>
          <table:table-cell office:value-type="float" office:value="-2.02414">
            <text:p>-2.02414</text:p>
          </table:table-cell>
          <table:table-cell office:value-type="float" office:value="247.024">
            <text:p>247.0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111">
            <text:p>40.0111</text:p>
          </table:table-cell>
          <table:table-cell office:value-type="float" office:value="-2.09091">
            <text:p>-2.09091</text:p>
          </table:table-cell>
          <table:table-cell office:value-type="float" office:value="247.091">
            <text:p>247.0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438">
            <text:p>40.0438</text:p>
          </table:table-cell>
          <table:table-cell office:value-type="float" office:value="-2.14818">
            <text:p>-2.14818</text:p>
          </table:table-cell>
          <table:table-cell office:value-type="float" office:value="247.148">
            <text:p>247.1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764">
            <text:p>40.0764</text:p>
          </table:table-cell>
          <table:table-cell office:value-type="float" office:value="-2.20413">
            <text:p>-2.20413</text:p>
          </table:table-cell>
          <table:table-cell office:value-type="float" office:value="247.204">
            <text:p>247.2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118">
            <text:p>40.1118</text:p>
          </table:table-cell>
          <table:table-cell office:value-type="float" office:value="-2.26309">
            <text:p>-2.26309</text:p>
          </table:table-cell>
          <table:table-cell office:value-type="float" office:value="247.263">
            <text:p>247.2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465">
            <text:p>40.1465</text:p>
          </table:table-cell>
          <table:table-cell office:value-type="float" office:value="-2.3194">
            <text:p>-2.3194</text:p>
          </table:table-cell>
          <table:table-cell office:value-type="float" office:value="247.319">
            <text:p>247.3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814">
            <text:p>40.1814</text:p>
          </table:table-cell>
          <table:table-cell office:value-type="float" office:value="-2.3744">
            <text:p>-2.3744</text:p>
          </table:table-cell>
          <table:table-cell office:value-type="float" office:value="247.374">
            <text:p>247.3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143">
            <text:p>40.2143</text:p>
          </table:table-cell>
          <table:table-cell office:value-type="float" office:value="-2.42468">
            <text:p>-2.42468</text:p>
          </table:table-cell>
          <table:table-cell office:value-type="float" office:value="247.425">
            <text:p>247.4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493">
            <text:p>40.2493</text:p>
          </table:table-cell>
          <table:table-cell office:value-type="float" office:value="-2.47649">
            <text:p>-2.47649</text:p>
          </table:table-cell>
          <table:table-cell office:value-type="float" office:value="247.476">
            <text:p>247.4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849">
            <text:p>40.2849</text:p>
          </table:table-cell>
          <table:table-cell office:value-type="float" office:value="-2.52744">
            <text:p>-2.52744</text:p>
          </table:table-cell>
          <table:table-cell office:value-type="float" office:value="247.527">
            <text:p>247.5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197">
            <text:p>40.3197</text:p>
          </table:table-cell>
          <table:table-cell office:value-type="float" office:value="-2.57561">
            <text:p>-2.57561</text:p>
          </table:table-cell>
          <table:table-cell office:value-type="float" office:value="247.576">
            <text:p>247.5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512">
            <text:p>40.3512</text:p>
          </table:table-cell>
          <table:table-cell office:value-type="float" office:value="-2.61763">
            <text:p>-2.61763</text:p>
          </table:table-cell>
          <table:table-cell office:value-type="float" office:value="247.618">
            <text:p>247.6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835">
            <text:p>40.3835</text:p>
          </table:table-cell>
          <table:table-cell office:value-type="float" office:value="-2.65933">
            <text:p>-2.65933</text:p>
          </table:table-cell>
          <table:table-cell office:value-type="float" office:value="247.659">
            <text:p>247.65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192">
            <text:p>40.4192</text:p>
          </table:table-cell>
          <table:table-cell office:value-type="float" office:value="-2.70351">
            <text:p>-2.70351</text:p>
          </table:table-cell>
          <table:table-cell office:value-type="float" office:value="247.704">
            <text:p>247.7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528">
            <text:p>40.4528</text:p>
          </table:table-cell>
          <table:table-cell office:value-type="float" office:value="-2.74341">
            <text:p>-2.74341</text:p>
          </table:table-cell>
          <table:table-cell office:value-type="float" office:value="247.743">
            <text:p>247.7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865">
            <text:p>40.4865</text:p>
          </table:table-cell>
          <table:table-cell office:value-type="float" office:value="-2.78186">
            <text:p>-2.78186</text:p>
          </table:table-cell>
          <table:table-cell office:value-type="float" office:value="247.782">
            <text:p>247.7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189">
            <text:p>40.5189</text:p>
          </table:table-cell>
          <table:table-cell office:value-type="float" office:value="-2.81731">
            <text:p>-2.81731</text:p>
          </table:table-cell>
          <table:table-cell office:value-type="float" office:value="247.817">
            <text:p>247.8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535">
            <text:p>40.5535</text:p>
          </table:table-cell>
          <table:table-cell office:value-type="float" office:value="-2.85338">
            <text:p>-2.85338</text:p>
          </table:table-cell>
          <table:table-cell office:value-type="float" office:value="247.853">
            <text:p>247.8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868">
            <text:p>40.5868</text:p>
          </table:table-cell>
          <table:table-cell office:value-type="float" office:value="-2.88644">
            <text:p>-2.88644</text:p>
          </table:table-cell>
          <table:table-cell office:value-type="float" office:value="247.886">
            <text:p>247.8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194">
            <text:p>40.6194</text:p>
          </table:table-cell>
          <table:table-cell office:value-type="float" office:value="-2.91725">
            <text:p>-2.91725</text:p>
          </table:table-cell>
          <table:table-cell office:value-type="float" office:value="247.917">
            <text:p>247.9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4">
            <text:p>40.64</text:p>
          </table:table-cell>
          <table:table-cell office:value-type="float" office:value="-2.93588">
            <text:p>-2.93588</text:p>
          </table:table-cell>
          <table:table-cell office:value-type="float" office:value="247.936">
            <text:p>247.9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727">
            <text:p>40.6727</text:p>
          </table:table-cell>
          <table:table-cell office:value-type="float" office:value="-2.96422">
            <text:p>-2.96422</text:p>
          </table:table-cell>
          <table:table-cell office:value-type="float" office:value="247.964">
            <text:p>247.9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08">
            <text:p>40.708</text:p>
          </table:table-cell>
          <table:table-cell office:value-type="float" office:value="-2.99315">
            <text:p>-2.99315</text:p>
          </table:table-cell>
          <table:table-cell office:value-type="float" office:value="247.993">
            <text:p>247.9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404">
            <text:p>40.7404</text:p>
          </table:table-cell>
          <table:table-cell office:value-type="float" office:value="-3.01804">
            <text:p>-3.01804</text:p>
          </table:table-cell>
          <table:table-cell office:value-type="float" office:value="248.018">
            <text:p>248.0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734">
            <text:p>40.7734</text:p>
          </table:table-cell>
          <table:table-cell office:value-type="float" office:value="-3.0419">
            <text:p>-3.0419</text:p>
          </table:table-cell>
          <table:table-cell office:value-type="float" office:value="248.042">
            <text:p>248.0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085">
            <text:p>40.8085</text:p>
          </table:table-cell>
          <table:table-cell office:value-type="float" office:value="-3.06549">
            <text:p>-3.06549</text:p>
          </table:table-cell>
          <table:table-cell office:value-type="float" office:value="248.065">
            <text:p>248.0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392">
            <text:p>40.8392</text:p>
          </table:table-cell>
          <table:table-cell office:value-type="float" office:value="-3.08473">
            <text:p>-3.08473</text:p>
          </table:table-cell>
          <table:table-cell office:value-type="float" office:value="248.085">
            <text:p>248.0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76">
            <text:p>40.876</text:p>
          </table:table-cell>
          <table:table-cell office:value-type="float" office:value="-3.10606">
            <text:p>-3.10606</text:p>
          </table:table-cell>
          <table:table-cell office:value-type="float" office:value="248.106">
            <text:p>248.10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073">
            <text:p>40.9073</text:p>
          </table:table-cell>
          <table:table-cell office:value-type="float" office:value="-3.12268">
            <text:p>-3.12268</text:p>
          </table:table-cell>
          <table:table-cell office:value-type="float" office:value="248.123">
            <text:p>248.1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391">
            <text:p>40.9391</text:p>
          </table:table-cell>
          <table:table-cell office:value-type="float" office:value="-3.13815">
            <text:p>-3.13815</text:p>
          </table:table-cell>
          <table:table-cell office:value-type="float" office:value="248.138">
            <text:p>248.1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595">
            <text:p>40.9595</text:p>
          </table:table-cell>
          <table:table-cell office:value-type="float" office:value="-3.14732">
            <text:p>-3.14732</text:p>
          </table:table-cell>
          <table:table-cell office:value-type="float" office:value="248.147">
            <text:p>248.1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953">
            <text:p>40.9953</text:p>
          </table:table-cell>
          <table:table-cell office:value-type="float" office:value="-3.16206">
            <text:p>-3.16206</text:p>
          </table:table-cell>
          <table:table-cell office:value-type="float" office:value="248.162">
            <text:p>248.1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333">
            <text:p>41.0333</text:p>
          </table:table-cell>
          <table:table-cell office:value-type="float" office:value="-3.1758">
            <text:p>-3.1758</text:p>
          </table:table-cell>
          <table:table-cell office:value-type="float" office:value="248.176">
            <text:p>248.1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691">
            <text:p>41.0691</text:p>
          </table:table-cell>
          <table:table-cell office:value-type="float" office:value="-3.18692">
            <text:p>-3.18692</text:p>
          </table:table-cell>
          <table:table-cell office:value-type="float" office:value="248.187">
            <text:p>248.1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996">
            <text:p>41.0996</text:p>
          </table:table-cell>
          <table:table-cell office:value-type="float" office:value="-3.19508">
            <text:p>-3.19508</text:p>
          </table:table-cell>
          <table:table-cell office:value-type="float" office:value="248.195">
            <text:p>248.1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349">
            <text:p>41.1349</text:p>
          </table:table-cell>
          <table:table-cell office:value-type="float" office:value="-3.20305">
            <text:p>-3.20305</text:p>
          </table:table-cell>
          <table:table-cell office:value-type="float" office:value="248.203">
            <text:p>248.2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666">
            <text:p>41.1666</text:p>
          </table:table-cell>
          <table:table-cell office:value-type="float" office:value="-3.20871">
            <text:p>-3.20871</text:p>
          </table:table-cell>
          <table:table-cell office:value-type="float" office:value="248.209">
            <text:p>248.2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987">
            <text:p>41.1987</text:p>
          </table:table-cell>
          <table:table-cell office:value-type="float" office:value="-3.21323">
            <text:p>-3.21323</text:p>
          </table:table-cell>
          <table:table-cell office:value-type="float" office:value="248.213">
            <text:p>248.2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34">
            <text:p>41.234</text:p>
          </table:table-cell>
          <table:table-cell office:value-type="float" office:value="-3.21666">
            <text:p>-3.21666</text:p>
          </table:table-cell>
          <table:table-cell office:value-type="float" office:value="248.217">
            <text:p>248.2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669">
            <text:p>41.2669</text:p>
          </table:table-cell>
          <table:table-cell office:value-type="float" office:value="-3.21844">
            <text:p>-3.21844</text:p>
          </table:table-cell>
          <table:table-cell office:value-type="float" office:value="248.218">
            <text:p>248.2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017">
            <text:p>41.3017</text:p>
          </table:table-cell>
          <table:table-cell office:value-type="float" office:value="-3.2189">
            <text:p>-3.2189</text:p>
          </table:table-cell>
          <table:table-cell office:value-type="float" office:value="248.219">
            <text:p>248.2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345">
            <text:p>41.3345</text:p>
          </table:table-cell>
          <table:table-cell office:value-type="float" office:value="-3.21793">
            <text:p>-3.21793</text:p>
          </table:table-cell>
          <table:table-cell office:value-type="float" office:value="248.218">
            <text:p>248.2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693">
            <text:p>41.3693</text:p>
          </table:table-cell>
          <table:table-cell office:value-type="float" office:value="-3.21547">
            <text:p>-3.21547</text:p>
          </table:table-cell>
          <table:table-cell office:value-type="float" office:value="248.215">
            <text:p>248.2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021">
            <text:p>41.4021</text:p>
          </table:table-cell>
          <table:table-cell office:value-type="float" office:value="-3.21191">
            <text:p>-3.21191</text:p>
          </table:table-cell>
          <table:table-cell office:value-type="float" office:value="248.212">
            <text:p>248.2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352">
            <text:p>41.4352</text:p>
          </table:table-cell>
          <table:table-cell office:value-type="float" office:value="-3.20705">
            <text:p>-3.20705</text:p>
          </table:table-cell>
          <table:table-cell office:value-type="float" office:value="248.207">
            <text:p>248.2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685">
            <text:p>41.4685</text:p>
          </table:table-cell>
          <table:table-cell office:value-type="float" office:value="-3.20079">
            <text:p>-3.20079</text:p>
          </table:table-cell>
          <table:table-cell office:value-type="float" office:value="248.201">
            <text:p>248.2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996">
            <text:p>41.4996</text:p>
          </table:table-cell>
          <table:table-cell office:value-type="float" office:value="-3.19392">
            <text:p>-3.19392</text:p>
          </table:table-cell>
          <table:table-cell office:value-type="float" office:value="248.194">
            <text:p>248.1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204">
            <text:p>41.5204</text:p>
          </table:table-cell>
          <table:table-cell office:value-type="float" office:value="-3.18867">
            <text:p>-3.18867</text:p>
          </table:table-cell>
          <table:table-cell office:value-type="float" office:value="248.189">
            <text:p>248.1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529">
            <text:p>41.5529</text:p>
          </table:table-cell>
          <table:table-cell office:value-type="float" office:value="-3.17958">
            <text:p>-3.17958</text:p>
          </table:table-cell>
          <table:table-cell office:value-type="float" office:value="248.18">
            <text:p>248.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848">
            <text:p>41.5848</text:p>
          </table:table-cell>
          <table:table-cell office:value-type="float" office:value="-3.1696">
            <text:p>-3.1696</text:p>
          </table:table-cell>
          <table:table-cell office:value-type="float" office:value="248.17">
            <text:p>248.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047">
            <text:p>41.6047</text:p>
          </table:table-cell>
          <table:table-cell office:value-type="float" office:value="-3.16272">
            <text:p>-3.16272</text:p>
          </table:table-cell>
          <table:table-cell office:value-type="float" office:value="248.163">
            <text:p>248.1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378">
            <text:p>41.6378</text:p>
          </table:table-cell>
          <table:table-cell office:value-type="float" office:value="-3.15054">
            <text:p>-3.15054</text:p>
          </table:table-cell>
          <table:table-cell office:value-type="float" office:value="248.151">
            <text:p>248.1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689">
            <text:p>41.6689</text:p>
          </table:table-cell>
          <table:table-cell office:value-type="float" office:value="-3.13795">
            <text:p>-3.13795</text:p>
          </table:table-cell>
          <table:table-cell office:value-type="float" office:value="248.138">
            <text:p>248.1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036">
            <text:p>41.7036</text:p>
          </table:table-cell>
          <table:table-cell office:value-type="float" office:value="-3.12271">
            <text:p>-3.12271</text:p>
          </table:table-cell>
          <table:table-cell office:value-type="float" office:value="248.123">
            <text:p>248.1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353">
            <text:p>41.7353</text:p>
          </table:table-cell>
          <table:table-cell office:value-type="float" office:value="-3.10782">
            <text:p>-3.10782</text:p>
          </table:table-cell>
          <table:table-cell office:value-type="float" office:value="248.108">
            <text:p>248.1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709">
            <text:p>41.7709</text:p>
          </table:table-cell>
          <table:table-cell office:value-type="float" office:value="-3.08997">
            <text:p>-3.08997</text:p>
          </table:table-cell>
          <table:table-cell office:value-type="float" office:value="248.09">
            <text:p>248.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032">
            <text:p>41.8032</text:p>
          </table:table-cell>
          <table:table-cell office:value-type="float" office:value="-3.07272">
            <text:p>-3.07272</text:p>
          </table:table-cell>
          <table:table-cell office:value-type="float" office:value="248.073">
            <text:p>248.0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34">
            <text:p>41.834</text:p>
          </table:table-cell>
          <table:table-cell office:value-type="float" office:value="-3.05528">
            <text:p>-3.05528</text:p>
          </table:table-cell>
          <table:table-cell office:value-type="float" office:value="248.055">
            <text:p>248.0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696">
            <text:p>41.8696</text:p>
          </table:table-cell>
          <table:table-cell office:value-type="float" office:value="-3.03409">
            <text:p>-3.03409</text:p>
          </table:table-cell>
          <table:table-cell office:value-type="float" office:value="248.034">
            <text:p>248.0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017">
            <text:p>41.9017</text:p>
          </table:table-cell>
          <table:table-cell office:value-type="float" office:value="-3.01401">
            <text:p>-3.01401</text:p>
          </table:table-cell>
          <table:table-cell office:value-type="float" office:value="248.014">
            <text:p>248.0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382">
            <text:p>41.9382</text:p>
          </table:table-cell>
          <table:table-cell office:value-type="float" office:value="-2.99005">
            <text:p>-2.99005</text:p>
          </table:table-cell>
          <table:table-cell office:value-type="float" office:value="247.99">
            <text:p>247.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694">
            <text:p>41.9694</text:p>
          </table:table-cell>
          <table:table-cell office:value-type="float" office:value="-2.96872">
            <text:p>-2.96872</text:p>
          </table:table-cell>
          <table:table-cell office:value-type="float" office:value="247.969">
            <text:p>247.9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033">
            <text:p>42.0033</text:p>
          </table:table-cell>
          <table:table-cell office:value-type="float" office:value="-2.94455">
            <text:p>-2.94455</text:p>
          </table:table-cell>
          <table:table-cell office:value-type="float" office:value="247.945">
            <text:p>247.9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355">
            <text:p>42.0355</text:p>
          </table:table-cell>
          <table:table-cell office:value-type="float" office:value="-2.9207">
            <text:p>-2.9207</text:p>
          </table:table-cell>
          <table:table-cell office:value-type="float" office:value="247.921">
            <text:p>247.9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693">
            <text:p>42.0693</text:p>
          </table:table-cell>
          <table:table-cell office:value-type="float" office:value="-2.89478">
            <text:p>-2.89478</text:p>
          </table:table-cell>
          <table:table-cell office:value-type="float" office:value="247.895">
            <text:p>247.8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003">
            <text:p>42.1003</text:p>
          </table:table-cell>
          <table:table-cell office:value-type="float" office:value="-2.87019">
            <text:p>-2.87019</text:p>
          </table:table-cell>
          <table:table-cell office:value-type="float" office:value="247.87">
            <text:p>247.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32">
            <text:p>42.132</text:p>
          </table:table-cell>
          <table:table-cell office:value-type="float" office:value="-2.84441">
            <text:p>-2.84441</text:p>
          </table:table-cell>
          <table:table-cell office:value-type="float" office:value="247.844">
            <text:p>247.8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644">
            <text:p>42.1644</text:p>
          </table:table-cell>
          <table:table-cell office:value-type="float" office:value="-2.81706">
            <text:p>-2.81706</text:p>
          </table:table-cell>
          <table:table-cell office:value-type="float" office:value="247.817">
            <text:p>247.8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866">
            <text:p>42.1866</text:p>
          </table:table-cell>
          <table:table-cell office:value-type="float" office:value="-2.79784">
            <text:p>-2.79784</text:p>
          </table:table-cell>
          <table:table-cell office:value-type="float" office:value="247.798">
            <text:p>247.7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213">
            <text:p>42.2213</text:p>
          </table:table-cell>
          <table:table-cell office:value-type="float" office:value="-2.76738">
            <text:p>-2.76738</text:p>
          </table:table-cell>
          <table:table-cell office:value-type="float" office:value="247.767">
            <text:p>247.7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556">
            <text:p>42.2556</text:p>
          </table:table-cell>
          <table:table-cell office:value-type="float" office:value="-2.73631">
            <text:p>-2.73631</text:p>
          </table:table-cell>
          <table:table-cell office:value-type="float" office:value="247.736">
            <text:p>247.7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761">
            <text:p>42.2761</text:p>
          </table:table-cell>
          <table:table-cell office:value-type="float" office:value="-2.71735">
            <text:p>-2.71735</text:p>
          </table:table-cell>
          <table:table-cell office:value-type="float" office:value="247.717">
            <text:p>247.7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09">
            <text:p>42.309</text:p>
          </table:table-cell>
          <table:table-cell office:value-type="float" office:value="-2.68631">
            <text:p>-2.68631</text:p>
          </table:table-cell>
          <table:table-cell office:value-type="float" office:value="247.686">
            <text:p>247.6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409">
            <text:p>42.3409</text:p>
          </table:table-cell>
          <table:table-cell office:value-type="float" office:value="-2.65565">
            <text:p>-2.65565</text:p>
          </table:table-cell>
          <table:table-cell office:value-type="float" office:value="247.656">
            <text:p>247.65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765">
            <text:p>42.3765</text:p>
          </table:table-cell>
          <table:table-cell office:value-type="float" office:value="-2.62054">
            <text:p>-2.62054</text:p>
          </table:table-cell>
          <table:table-cell office:value-type="float" office:value="247.621">
            <text:p>247.6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109">
            <text:p>42.4109</text:p>
          </table:table-cell>
          <table:table-cell office:value-type="float" office:value="-2.58585">
            <text:p>-2.58585</text:p>
          </table:table-cell>
          <table:table-cell office:value-type="float" office:value="247.586">
            <text:p>247.5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43">
            <text:p>42.443</text:p>
          </table:table-cell>
          <table:table-cell office:value-type="float" office:value="-2.55293">
            <text:p>-2.55293</text:p>
          </table:table-cell>
          <table:table-cell office:value-type="float" office:value="247.553">
            <text:p>247.5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785">
            <text:p>42.4785</text:p>
          </table:table-cell>
          <table:table-cell office:value-type="float" office:value="-2.51562">
            <text:p>-2.51562</text:p>
          </table:table-cell>
          <table:table-cell office:value-type="float" office:value="247.516">
            <text:p>247.5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114">
            <text:p>42.5114</text:p>
          </table:table-cell>
          <table:table-cell office:value-type="float" office:value="-2.48064">
            <text:p>-2.48064</text:p>
          </table:table-cell>
          <table:table-cell office:value-type="float" office:value="247.481">
            <text:p>247.48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448">
            <text:p>42.5448</text:p>
          </table:table-cell>
          <table:table-cell office:value-type="float" office:value="-2.44431">
            <text:p>-2.44431</text:p>
          </table:table-cell>
          <table:table-cell office:value-type="float" office:value="247.444">
            <text:p>247.4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806">
            <text:p>42.5806</text:p>
          </table:table-cell>
          <table:table-cell office:value-type="float" office:value="-2.40475">
            <text:p>-2.40475</text:p>
          </table:table-cell>
          <table:table-cell office:value-type="float" office:value="247.405">
            <text:p>247.4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138">
            <text:p>42.6138</text:p>
          </table:table-cell>
          <table:table-cell office:value-type="float" office:value="-2.36742">
            <text:p>-2.36742</text:p>
          </table:table-cell>
          <table:table-cell office:value-type="float" office:value="247.367">
            <text:p>247.3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472">
            <text:p>42.6472</text:p>
          </table:table-cell>
          <table:table-cell office:value-type="float" office:value="-2.32935">
            <text:p>-2.32935</text:p>
          </table:table-cell>
          <table:table-cell office:value-type="float" office:value="247.329">
            <text:p>247.3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78">
            <text:p>42.678</text:p>
          </table:table-cell>
          <table:table-cell office:value-type="float" office:value="-2.29364">
            <text:p>-2.29364</text:p>
          </table:table-cell>
          <table:table-cell office:value-type="float" office:value="247.294">
            <text:p>247.2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104">
            <text:p>42.7104</text:p>
          </table:table-cell>
          <table:table-cell office:value-type="float" office:value="-2.25566">
            <text:p>-2.25566</text:p>
          </table:table-cell>
          <table:table-cell office:value-type="float" office:value="247.256">
            <text:p>247.25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412">
            <text:p>42.7412</text:p>
          </table:table-cell>
          <table:table-cell office:value-type="float" office:value="-2.2191">
            <text:p>-2.2191</text:p>
          </table:table-cell>
          <table:table-cell office:value-type="float" office:value="247.219">
            <text:p>247.2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74">
            <text:p>42.774</text:p>
          </table:table-cell>
          <table:table-cell office:value-type="float" office:value="-2.1796">
            <text:p>-2.1796</text:p>
          </table:table-cell>
          <table:table-cell office:value-type="float" office:value="247.18">
            <text:p>247.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098">
            <text:p>42.8098</text:p>
          </table:table-cell>
          <table:table-cell office:value-type="float" office:value="-2.13603">
            <text:p>-2.13603</text:p>
          </table:table-cell>
          <table:table-cell office:value-type="float" office:value="247.136">
            <text:p>247.1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45">
            <text:p>42.845</text:p>
          </table:table-cell>
          <table:table-cell office:value-type="float" office:value="-2.09264">
            <text:p>-2.09264</text:p>
          </table:table-cell>
          <table:table-cell office:value-type="float" office:value="247.093">
            <text:p>247.0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768">
            <text:p>42.8768</text:p>
          </table:table-cell>
          <table:table-cell office:value-type="float" office:value="-2.05302">
            <text:p>-2.05302</text:p>
          </table:table-cell>
          <table:table-cell office:value-type="float" office:value="247.053">
            <text:p>247.0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117">
            <text:p>42.9117</text:p>
          </table:table-cell>
          <table:table-cell office:value-type="float" office:value="-2.00885">
            <text:p>-2.00885</text:p>
          </table:table-cell>
          <table:table-cell office:value-type="float" office:value="247.009">
            <text:p>247.0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442">
            <text:p>42.9442</text:p>
          </table:table-cell>
          <table:table-cell office:value-type="float" office:value="-1.96748">
            <text:p>-1.96748</text:p>
          </table:table-cell>
          <table:table-cell office:value-type="float" office:value="246.967">
            <text:p>246.9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763">
            <text:p>42.9763</text:p>
          </table:table-cell>
          <table:table-cell office:value-type="float" office:value="-1.92619">
            <text:p>-1.92619</text:p>
          </table:table-cell>
          <table:table-cell office:value-type="float" office:value="246.926">
            <text:p>246.9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244">
            <text:p>43.0244</text:p>
          </table:table-cell>
          <table:table-cell office:value-type="float" office:value="-1.86316">
            <text:p>-1.86316</text:p>
          </table:table-cell>
          <table:table-cell office:value-type="float" office:value="246.863">
            <text:p>246.8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617">
            <text:p>43.0617</text:p>
          </table:table-cell>
          <table:table-cell office:value-type="float" office:value="-1.81393">
            <text:p>-1.81393</text:p>
          </table:table-cell>
          <table:table-cell office:value-type="float" office:value="246.814">
            <text:p>246.8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949">
            <text:p>43.0949</text:p>
          </table:table-cell>
          <table:table-cell office:value-type="float" office:value="-1.76978">
            <text:p>-1.76978</text:p>
          </table:table-cell>
          <table:table-cell office:value-type="float" office:value="246.77">
            <text:p>246.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268">
            <text:p>43.1268</text:p>
          </table:table-cell>
          <table:table-cell office:value-type="float" office:value="-1.72705">
            <text:p>-1.72705</text:p>
          </table:table-cell>
          <table:table-cell office:value-type="float" office:value="246.727">
            <text:p>246.7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624">
            <text:p>43.1624</text:p>
          </table:table-cell>
          <table:table-cell office:value-type="float" office:value="-1.67896">
            <text:p>-1.67896</text:p>
          </table:table-cell>
          <table:table-cell office:value-type="float" office:value="246.679">
            <text:p>246.6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951">
            <text:p>43.1951</text:p>
          </table:table-cell>
          <table:table-cell office:value-type="float" office:value="-1.6344">
            <text:p>-1.6344</text:p>
          </table:table-cell>
          <table:table-cell office:value-type="float" office:value="246.634">
            <text:p>246.6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305">
            <text:p>43.2305</text:p>
          </table:table-cell>
          <table:table-cell office:value-type="float" office:value="-1.58565">
            <text:p>-1.58565</text:p>
          </table:table-cell>
          <table:table-cell office:value-type="float" office:value="246.586">
            <text:p>246.5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624">
            <text:p>43.2624</text:p>
          </table:table-cell>
          <table:table-cell office:value-type="float" office:value="-1.54156">
            <text:p>-1.54156</text:p>
          </table:table-cell>
          <table:table-cell office:value-type="float" office:value="246.542">
            <text:p>246.5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988">
            <text:p>43.2988</text:p>
          </table:table-cell>
          <table:table-cell office:value-type="float" office:value="-1.49081">
            <text:p>-1.49081</text:p>
          </table:table-cell>
          <table:table-cell office:value-type="float" office:value="246.491">
            <text:p>246.4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309">
            <text:p>43.3309</text:p>
          </table:table-cell>
          <table:table-cell office:value-type="float" office:value="-1.44591">
            <text:p>-1.44591</text:p>
          </table:table-cell>
          <table:table-cell office:value-type="float" office:value="246.446">
            <text:p>246.4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668">
            <text:p>43.3668</text:p>
          </table:table-cell>
          <table:table-cell office:value-type="float" office:value="-1.39523">
            <text:p>-1.39523</text:p>
          </table:table-cell>
          <table:table-cell office:value-type="float" office:value="246.395">
            <text:p>246.3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001">
            <text:p>43.4001</text:p>
          </table:table-cell>
          <table:table-cell office:value-type="float" office:value="-1.34781">
            <text:p>-1.34781</text:p>
          </table:table-cell>
          <table:table-cell office:value-type="float" office:value="246.348">
            <text:p>246.3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32">
            <text:p>43.432</text:p>
          </table:table-cell>
          <table:table-cell office:value-type="float" office:value="-1.30241">
            <text:p>-1.30241</text:p>
          </table:table-cell>
          <table:table-cell office:value-type="float" office:value="246.302">
            <text:p>246.3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692">
            <text:p>43.4692</text:p>
          </table:table-cell>
          <table:table-cell office:value-type="float" office:value="-1.24893">
            <text:p>-1.24893</text:p>
          </table:table-cell>
          <table:table-cell office:value-type="float" office:value="246.249">
            <text:p>246.24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037">
            <text:p>43.5037</text:p>
          </table:table-cell>
          <table:table-cell office:value-type="float" office:value="-1.19901">
            <text:p>-1.19901</text:p>
          </table:table-cell>
          <table:table-cell office:value-type="float" office:value="246.199">
            <text:p>246.199</text:p>
          </table:table-cell>
          <table:table-cell office:value-type="float" office:value="-0.899254">
            <text:p>-0.8992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399">
            <text:p>43.5399</text:p>
          </table:table-cell>
          <table:table-cell office:value-type="float" office:value="-1.14639">
            <text:p>-1.14639</text:p>
          </table:table-cell>
          <table:table-cell office:value-type="float" office:value="246.146">
            <text:p>246.146</text:p>
          </table:table-cell>
          <table:table-cell office:value-type="float" office:value="-0.859795">
            <text:p>-0.8597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728">
            <text:p>43.5728</text:p>
          </table:table-cell>
          <table:table-cell office:value-type="float" office:value="-1.0984">
            <text:p>-1.0984</text:p>
          </table:table-cell>
          <table:table-cell office:value-type="float" office:value="246.098">
            <text:p>246.098</text:p>
          </table:table-cell>
          <table:table-cell office:value-type="float" office:value="-0.823803">
            <text:p>-0.8238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06">
            <text:p>43.606</text:p>
          </table:table-cell>
          <table:table-cell office:value-type="float" office:value="-1.04971">
            <text:p>-1.04971</text:p>
          </table:table-cell>
          <table:table-cell office:value-type="float" office:value="246.05">
            <text:p>246.05</text:p>
          </table:table-cell>
          <table:table-cell office:value-type="float" office:value="-0.787285">
            <text:p>-0.7872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414">
            <text:p>43.6414</text:p>
          </table:table-cell>
          <table:table-cell office:value-type="float" office:value="-0.997406">
            <text:p>-0.997406</text:p>
          </table:table-cell>
          <table:table-cell office:value-type="float" office:value="245.997">
            <text:p>245.997</text:p>
          </table:table-cell>
          <table:table-cell office:value-type="float" office:value="-0.748055">
            <text:p>-0.7480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759">
            <text:p>43.6759</text:p>
          </table:table-cell>
          <table:table-cell office:value-type="float" office:value="-0.946426">
            <text:p>-0.946426</text:p>
          </table:table-cell>
          <table:table-cell office:value-type="float" office:value="245.946">
            <text:p>245.946</text:p>
          </table:table-cell>
          <table:table-cell office:value-type="float" office:value="-0.70982">
            <text:p>-0.709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138">
            <text:p>43.7138</text:p>
          </table:table-cell>
          <table:table-cell office:value-type="float" office:value="-0.89003">
            <text:p>-0.89003</text:p>
          </table:table-cell>
          <table:table-cell office:value-type="float" office:value="245.89">
            <text:p>245.89</text:p>
          </table:table-cell>
          <table:table-cell office:value-type="float" office:value="-0.667522">
            <text:p>-0.66752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471">
            <text:p>43.7471</text:p>
          </table:table-cell>
          <table:table-cell office:value-type="float" office:value="-0.840286">
            <text:p>-0.840286</text:p>
          </table:table-cell>
          <table:table-cell office:value-type="float" office:value="245.84">
            <text:p>245.84</text:p>
          </table:table-cell>
          <table:table-cell office:value-type="float" office:value="-0.630215">
            <text:p>-0.6302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828">
            <text:p>43.7828</text:p>
          </table:table-cell>
          <table:table-cell office:value-type="float" office:value="-0.786743">
            <text:p>-0.786743</text:p>
          </table:table-cell>
          <table:table-cell office:value-type="float" office:value="245.787">
            <text:p>245.787</text:p>
          </table:table-cell>
          <table:table-cell office:value-type="float" office:value="-0.590057">
            <text:p>-0.5900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171">
            <text:p>43.8171</text:p>
          </table:table-cell>
          <table:table-cell office:value-type="float" office:value="-0.735336">
            <text:p>-0.735336</text:p>
          </table:table-cell>
          <table:table-cell office:value-type="float" office:value="245.735">
            <text:p>245.735</text:p>
          </table:table-cell>
          <table:table-cell office:value-type="float" office:value="-0.551502">
            <text:p>-0.5515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51">
            <text:p>43.851</text:p>
          </table:table-cell>
          <table:table-cell office:value-type="float" office:value="-0.684052">
            <text:p>-0.684052</text:p>
          </table:table-cell>
          <table:table-cell office:value-type="float" office:value="245.684">
            <text:p>245.684</text:p>
          </table:table-cell>
          <table:table-cell office:value-type="float" office:value="-0.513039">
            <text:p>-0.5130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851">
            <text:p>43.8851</text:p>
          </table:table-cell>
          <table:table-cell office:value-type="float" office:value="-0.632477">
            <text:p>-0.632477</text:p>
          </table:table-cell>
          <table:table-cell office:value-type="float" office:value="245.632">
            <text:p>245.632</text:p>
          </table:table-cell>
          <table:table-cell office:value-type="float" office:value="-0.474358">
            <text:p>-0.4743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224">
            <text:p>43.9224</text:p>
          </table:table-cell>
          <table:table-cell office:value-type="float" office:value="-0.575806">
            <text:p>-0.575806</text:p>
          </table:table-cell>
          <table:table-cell office:value-type="float" office:value="245.576">
            <text:p>245.576</text:p>
          </table:table-cell>
          <table:table-cell office:value-type="float" office:value="-0.431854">
            <text:p>-0.4318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554">
            <text:p>43.9554</text:p>
          </table:table-cell>
          <table:table-cell office:value-type="float" office:value="-0.525543">
            <text:p>-0.525543</text:p>
          </table:table-cell>
          <table:table-cell office:value-type="float" office:value="245.526">
            <text:p>245.526</text:p>
          </table:table-cell>
          <table:table-cell office:value-type="float" office:value="-0.394157">
            <text:p>-0.3941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917">
            <text:p>43.9917</text:p>
          </table:table-cell>
          <table:table-cell office:value-type="float" office:value="-0.470139">
            <text:p>-0.470139</text:p>
          </table:table-cell>
          <table:table-cell office:value-type="float" office:value="245.47">
            <text:p>245.47</text:p>
          </table:table-cell>
          <table:table-cell office:value-type="float" office:value="-0.352604">
            <text:p>-0.3526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249">
            <text:p>44.0249</text:p>
          </table:table-cell>
          <table:table-cell office:value-type="float" office:value="-0.419357">
            <text:p>-0.419357</text:p>
          </table:table-cell>
          <table:table-cell office:value-type="float" office:value="245.419">
            <text:p>245.419</text:p>
          </table:table-cell>
          <table:table-cell office:value-type="float" office:value="-0.314518">
            <text:p>-0.3145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571">
            <text:p>44.0571</text:p>
          </table:table-cell>
          <table:table-cell office:value-type="float" office:value="-0.369919">
            <text:p>-0.369919</text:p>
          </table:table-cell>
          <table:table-cell office:value-type="float" office:value="245.37">
            <text:p>245.37</text:p>
          </table:table-cell>
          <table:table-cell office:value-type="float" office:value="-0.277439">
            <text:p>-0.2774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944">
            <text:p>44.0944</text:p>
          </table:table-cell>
          <table:table-cell office:value-type="float" office:value="-0.312637">
            <text:p>-0.312637</text:p>
          </table:table-cell>
          <table:table-cell office:value-type="float" office:value="245.313">
            <text:p>245.313</text:p>
          </table:table-cell>
          <table:table-cell office:value-type="float" office:value="-0.234478">
            <text:p>-0.2344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28">
            <text:p>44.128</text:p>
          </table:table-cell>
          <table:table-cell office:value-type="float" office:value="-0.260788">
            <text:p>-0.260788</text:p>
          </table:table-cell>
          <table:table-cell office:value-type="float" office:value="245.261">
            <text:p>245.261</text:p>
          </table:table-cell>
          <table:table-cell office:value-type="float" office:value="-0.195591">
            <text:p>-0.1955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627">
            <text:p>44.1627</text:p>
          </table:table-cell>
          <table:table-cell office:value-type="float" office:value="-0.207199">
            <text:p>-0.207199</text:p>
          </table:table-cell>
          <table:table-cell office:value-type="float" office:value="245.207">
            <text:p>245.207</text:p>
          </table:table-cell>
          <table:table-cell office:value-type="float" office:value="-0.155399">
            <text:p>-0.1553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976">
            <text:p>44.1976</text:p>
          </table:table-cell>
          <table:table-cell office:value-type="float" office:value="-0.153152">
            <text:p>-0.153152</text:p>
          </table:table-cell>
          <table:table-cell office:value-type="float" office:value="245.153">
            <text:p>245.153</text:p>
          </table:table-cell>
          <table:table-cell office:value-type="float" office:value="-0.114864">
            <text:p>-0.1148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192">
            <text:p>44.2192</text:p>
          </table:table-cell>
          <table:table-cell office:value-type="float" office:value="-0.119492">
            <text:p>-0.119492</text:p>
          </table:table-cell>
          <table:table-cell office:value-type="float" office:value="245.119">
            <text:p>245.119</text:p>
          </table:table-cell>
          <table:table-cell office:value-type="float" office:value="-0.0896187">
            <text:p>-0.08961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4">
            <text:p>44.24</text:p>
          </table:table-cell>
          <table:table-cell office:value-type="float" office:value="-0.0872345">
            <text:p>-0.0872345</text:p>
          </table:table-cell>
          <table:table-cell office:value-type="float" office:value="245.087">
            <text:p>245.087</text:p>
          </table:table-cell>
          <table:table-cell office:value-type="float" office:value="-0.0654259">
            <text:p>-0.06542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732">
            <text:p>44.2732</text:p>
          </table:table-cell>
          <table:table-cell office:value-type="float" office:value="-0.0355988">
            <text:p>-0.0355988</text:p>
          </table:table-cell>
          <table:table-cell office:value-type="float" office:value="245.036">
            <text:p>245.036</text:p>
          </table:table-cell>
          <table:table-cell office:value-type="float" office:value="-0.0266991">
            <text:p>-0.02669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069">
            <text:p>44.3069</text:p>
          </table:table-cell>
          <table:table-cell office:value-type="float" office:value="0.0166779">
            <text:p>0.0166779</text:p>
          </table:table-cell>
          <table:table-cell office:value-type="float" office:value="244.983">
            <text:p>244.983</text:p>
          </table:table-cell>
          <table:table-cell office:value-type="float" office:value="0.0125084">
            <text:p>0.01250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383">
            <text:p>44.3383</text:p>
          </table:table-cell>
          <table:table-cell office:value-type="float" office:value="0.0657043">
            <text:p>0.0657043</text:p>
          </table:table-cell>
          <table:table-cell office:value-type="float" office:value="244.934">
            <text:p>244.934</text:p>
          </table:table-cell>
          <table:table-cell office:value-type="float" office:value="0.0492783">
            <text:p>0.04927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702">
            <text:p>44.3702</text:p>
          </table:table-cell>
          <table:table-cell office:value-type="float" office:value="0.115295">
            <text:p>0.115295</text:p>
          </table:table-cell>
          <table:table-cell office:value-type="float" office:value="244.885">
            <text:p>244.885</text:p>
          </table:table-cell>
          <table:table-cell office:value-type="float" office:value="0.0864716">
            <text:p>0.08647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903">
            <text:p>44.3903</text:p>
          </table:table-cell>
          <table:table-cell office:value-type="float" office:value="0.146713">
            <text:p>0.146713</text:p>
          </table:table-cell>
          <table:table-cell office:value-type="float" office:value="244.853">
            <text:p>244.853</text:p>
          </table:table-cell>
          <table:table-cell office:value-type="float" office:value="0.110035">
            <text:p>0.1100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256">
            <text:p>44.4256</text:p>
          </table:table-cell>
          <table:table-cell office:value-type="float" office:value="0.201996">
            <text:p>0.201996</text:p>
          </table:table-cell>
          <table:table-cell office:value-type="float" office:value="244.798">
            <text:p>244.798</text:p>
          </table:table-cell>
          <table:table-cell office:value-type="float" office:value="0.151497">
            <text:p>0.1514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609">
            <text:p>44.4609</text:p>
          </table:table-cell>
          <table:table-cell office:value-type="float" office:value="0.257217">
            <text:p>0.257217</text:p>
          </table:table-cell>
          <table:table-cell office:value-type="float" office:value="244.743">
            <text:p>244.743</text:p>
          </table:table-cell>
          <table:table-cell office:value-type="float" office:value="0.192913">
            <text:p>0.1929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953">
            <text:p>44.4953</text:p>
          </table:table-cell>
          <table:table-cell office:value-type="float" office:value="0.311142">
            <text:p>0.311142</text:p>
          </table:table-cell>
          <table:table-cell office:value-type="float" office:value="244.689">
            <text:p>244.689</text:p>
          </table:table-cell>
          <table:table-cell office:value-type="float" office:value="0.233356">
            <text:p>0.2333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275">
            <text:p>44.5275</text:p>
          </table:table-cell>
          <table:table-cell office:value-type="float" office:value="0.361588">
            <text:p>0.361588</text:p>
          </table:table-cell>
          <table:table-cell office:value-type="float" office:value="244.638">
            <text:p>244.638</text:p>
          </table:table-cell>
          <table:table-cell office:value-type="float" office:value="0.271191">
            <text:p>0.2711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64">
            <text:p>44.564</text:p>
          </table:table-cell>
          <table:table-cell office:value-type="float" office:value="0.418839">
            <text:p>0.418839</text:p>
          </table:table-cell>
          <table:table-cell office:value-type="float" office:value="244.581">
            <text:p>244.581</text:p>
          </table:table-cell>
          <table:table-cell office:value-type="float" office:value="0.314129">
            <text:p>0.3141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982">
            <text:p>44.5982</text:p>
          </table:table-cell>
          <table:table-cell office:value-type="float" office:value="0.472473">
            <text:p>0.472473</text:p>
          </table:table-cell>
          <table:table-cell office:value-type="float" office:value="244.528">
            <text:p>244.528</text:p>
          </table:table-cell>
          <table:table-cell office:value-type="float" office:value="0.354355">
            <text:p>0.3543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349">
            <text:p>44.6349</text:p>
          </table:table-cell>
          <table:table-cell office:value-type="float" office:value="0.530197">
            <text:p>0.530197</text:p>
          </table:table-cell>
          <table:table-cell office:value-type="float" office:value="244.47">
            <text:p>244.47</text:p>
          </table:table-cell>
          <table:table-cell office:value-type="float" office:value="0.397648">
            <text:p>0.3976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68">
            <text:p>44.668</text:p>
          </table:table-cell>
          <table:table-cell office:value-type="float" office:value="0.582184">
            <text:p>0.582184</text:p>
          </table:table-cell>
          <table:table-cell office:value-type="float" office:value="244.418">
            <text:p>244.418</text:p>
          </table:table-cell>
          <table:table-cell office:value-type="float" office:value="0.436638">
            <text:p>0.4366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059">
            <text:p>44.7059</text:p>
          </table:table-cell>
          <table:table-cell office:value-type="float" office:value="0.641876">
            <text:p>0.641876</text:p>
          </table:table-cell>
          <table:table-cell office:value-type="float" office:value="244.358">
            <text:p>244.358</text:p>
          </table:table-cell>
          <table:table-cell office:value-type="float" office:value="0.481407">
            <text:p>0.4814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404">
            <text:p>44.7404</text:p>
          </table:table-cell>
          <table:table-cell office:value-type="float" office:value="0.696304">
            <text:p>0.696304</text:p>
          </table:table-cell>
          <table:table-cell office:value-type="float" office:value="244.304">
            <text:p>244.304</text:p>
          </table:table-cell>
          <table:table-cell office:value-type="float" office:value="0.522228">
            <text:p>0.52222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737">
            <text:p>44.7737</text:p>
          </table:table-cell>
          <table:table-cell office:value-type="float" office:value="0.748688">
            <text:p>0.748688</text:p>
          </table:table-cell>
          <table:table-cell office:value-type="float" office:value="244.251">
            <text:p>244.251</text:p>
          </table:table-cell>
          <table:table-cell office:value-type="float" office:value="0.561516">
            <text:p>0.5615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074">
            <text:p>44.8074</text:p>
          </table:table-cell>
          <table:table-cell office:value-type="float" office:value="0.80162">
            <text:p>0.80162</text:p>
          </table:table-cell>
          <table:table-cell office:value-type="float" office:value="244.198">
            <text:p>244.198</text:p>
          </table:table-cell>
          <table:table-cell office:value-type="float" office:value="0.601215">
            <text:p>0.6012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389">
            <text:p>44.8389</text:p>
          </table:table-cell>
          <table:table-cell office:value-type="float" office:value="0.851273">
            <text:p>0.851273</text:p>
          </table:table-cell>
          <table:table-cell office:value-type="float" office:value="244.149">
            <text:p>244.149</text:p>
          </table:table-cell>
          <table:table-cell office:value-type="float" office:value="0.638454">
            <text:p>0.6384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743">
            <text:p>44.8743</text:p>
          </table:table-cell>
          <table:table-cell office:value-type="float" office:value="0.90683">
            <text:p>0.90683</text:p>
          </table:table-cell>
          <table:table-cell office:value-type="float" office:value="244.093">
            <text:p>244.093</text:p>
          </table:table-cell>
          <table:table-cell office:value-type="float" office:value="0.680122">
            <text:p>0.68012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078">
            <text:p>44.9078</text:p>
          </table:table-cell>
          <table:table-cell office:value-type="float" office:value="0.959641">
            <text:p>0.959641</text:p>
          </table:table-cell>
          <table:table-cell office:value-type="float" office:value="244.04">
            <text:p>244.04</text:p>
          </table:table-cell>
          <table:table-cell office:value-type="float" office:value="0.71973">
            <text:p>0.719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451">
            <text:p>44.9451</text:p>
          </table:table-cell>
          <table:table-cell office:value-type="float" office:value="1.0183">
            <text:p>1.0183</text:p>
          </table:table-cell>
          <table:table-cell office:value-type="float" office:value="243.982">
            <text:p>243.982</text:p>
          </table:table-cell>
          <table:table-cell office:value-type="float" office:value="0.763721">
            <text:p>0.7637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799">
            <text:p>44.9799</text:p>
          </table:table-cell>
          <table:table-cell office:value-type="float" office:value="1.0731">
            <text:p>1.0731</text:p>
          </table:table-cell>
          <table:table-cell office:value-type="float" office:value="243.927">
            <text:p>243.927</text:p>
          </table:table-cell>
          <table:table-cell office:value-type="float" office:value="0.804829">
            <text:p>0.8048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154">
            <text:p>45.0154</text:p>
          </table:table-cell>
          <table:table-cell office:value-type="float" office:value="1.12889">
            <text:p>1.12889</text:p>
          </table:table-cell>
          <table:table-cell office:value-type="float" office:value="243.871">
            <text:p>243.871</text:p>
          </table:table-cell>
          <table:table-cell office:value-type="float" office:value="0.846668">
            <text:p>0.8466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355">
            <text:p>45.0355</text:p>
          </table:table-cell>
          <table:table-cell office:value-type="float" office:value="1.16058">
            <text:p>1.16058</text:p>
          </table:table-cell>
          <table:table-cell office:value-type="float" office:value="243.839">
            <text:p>243.839</text:p>
          </table:table-cell>
          <table:table-cell office:value-type="float" office:value="0.870438">
            <text:p>0.8704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75">
            <text:p>45.075</text:p>
          </table:table-cell>
          <table:table-cell office:value-type="float" office:value="1.2229">
            <text:p>1.2229</text:p>
          </table:table-cell>
          <table:table-cell office:value-type="float" office:value="243.777">
            <text:p>243.7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958">
            <text:p>45.0958</text:p>
          </table:table-cell>
          <table:table-cell office:value-type="float" office:value="1.25565">
            <text:p>1.25565</text:p>
          </table:table-cell>
          <table:table-cell office:value-type="float" office:value="243.744">
            <text:p>243.7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277">
            <text:p>45.1277</text:p>
          </table:table-cell>
          <table:table-cell office:value-type="float" office:value="1.30566">
            <text:p>1.30566</text:p>
          </table:table-cell>
          <table:table-cell office:value-type="float" office:value="243.694">
            <text:p>243.6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634">
            <text:p>45.1634</text:p>
          </table:table-cell>
          <table:table-cell office:value-type="float" office:value="1.36174">
            <text:p>1.36174</text:p>
          </table:table-cell>
          <table:table-cell office:value-type="float" office:value="243.638">
            <text:p>243.6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948">
            <text:p>45.1948</text:p>
          </table:table-cell>
          <table:table-cell office:value-type="float" office:value="1.4109">
            <text:p>1.4109</text:p>
          </table:table-cell>
          <table:table-cell office:value-type="float" office:value="243.589">
            <text:p>243.5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269">
            <text:p>45.2269</text:p>
          </table:table-cell>
          <table:table-cell office:value-type="float" office:value="1.46117">
            <text:p>1.46117</text:p>
          </table:table-cell>
          <table:table-cell office:value-type="float" office:value="243.539">
            <text:p>243.5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633">
            <text:p>45.2633</text:p>
          </table:table-cell>
          <table:table-cell office:value-type="float" office:value="1.51816">
            <text:p>1.51816</text:p>
          </table:table-cell>
          <table:table-cell office:value-type="float" office:value="243.482">
            <text:p>243.4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953">
            <text:p>45.2953</text:p>
          </table:table-cell>
          <table:table-cell office:value-type="float" office:value="1.56816">
            <text:p>1.56816</text:p>
          </table:table-cell>
          <table:table-cell office:value-type="float" office:value="243.432">
            <text:p>243.4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298">
            <text:p>45.3298</text:p>
          </table:table-cell>
          <table:table-cell office:value-type="float" office:value="1.62195">
            <text:p>1.62195</text:p>
          </table:table-cell>
          <table:table-cell office:value-type="float" office:value="243.378">
            <text:p>243.3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625">
            <text:p>45.3625</text:p>
          </table:table-cell>
          <table:table-cell office:value-type="float" office:value="1.67294">
            <text:p>1.67294</text:p>
          </table:table-cell>
          <table:table-cell office:value-type="float" office:value="243.327">
            <text:p>243.3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939">
            <text:p>45.3939</text:p>
          </table:table-cell>
          <table:table-cell office:value-type="float" office:value="1.72171">
            <text:p>1.72171</text:p>
          </table:table-cell>
          <table:table-cell office:value-type="float" office:value="243.278">
            <text:p>243.2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301">
            <text:p>45.4301</text:p>
          </table:table-cell>
          <table:table-cell office:value-type="float" office:value="1.77798">
            <text:p>1.77798</text:p>
          </table:table-cell>
          <table:table-cell office:value-type="float" office:value="243.222">
            <text:p>243.2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621">
            <text:p>45.4621</text:p>
          </table:table-cell>
          <table:table-cell office:value-type="float" office:value="1.82774">
            <text:p>1.82774</text:p>
          </table:table-cell>
          <table:table-cell office:value-type="float" office:value="243.172">
            <text:p>243.1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987">
            <text:p>45.4987</text:p>
          </table:table-cell>
          <table:table-cell office:value-type="float" office:value="1.8844">
            <text:p>1.8844</text:p>
          </table:table-cell>
          <table:table-cell office:value-type="float" office:value="243.116">
            <text:p>243.1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319">
            <text:p>45.5319</text:p>
          </table:table-cell>
          <table:table-cell office:value-type="float" office:value="1.9357">
            <text:p>1.9357</text:p>
          </table:table-cell>
          <table:table-cell office:value-type="float" office:value="243.064">
            <text:p>243.0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672">
            <text:p>45.5672</text:p>
          </table:table-cell>
          <table:table-cell office:value-type="float" office:value="1.9902">
            <text:p>1.9902</text:p>
          </table:table-cell>
          <table:table-cell office:value-type="float" office:value="243.01">
            <text:p>243.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989">
            <text:p>45.5989</text:p>
          </table:table-cell>
          <table:table-cell office:value-type="float" office:value="2.03893">
            <text:p>2.03893</text:p>
          </table:table-cell>
          <table:table-cell office:value-type="float" office:value="242.961">
            <text:p>242.9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333">
            <text:p>45.6333</text:p>
          </table:table-cell>
          <table:table-cell office:value-type="float" office:value="2.09169">
            <text:p>2.09169</text:p>
          </table:table-cell>
          <table:table-cell office:value-type="float" office:value="242.908">
            <text:p>242.9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685">
            <text:p>45.6685</text:p>
          </table:table-cell>
          <table:table-cell office:value-type="float" office:value="2.14546">
            <text:p>2.14546</text:p>
          </table:table-cell>
          <table:table-cell office:value-type="float" office:value="242.855">
            <text:p>242.8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998">
            <text:p>45.6998</text:p>
          </table:table-cell>
          <table:table-cell office:value-type="float" office:value="2.19318">
            <text:p>2.19318</text:p>
          </table:table-cell>
          <table:table-cell office:value-type="float" office:value="242.807">
            <text:p>242.8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357">
            <text:p>45.7357</text:p>
          </table:table-cell>
          <table:table-cell office:value-type="float" office:value="2.24765">
            <text:p>2.24765</text:p>
          </table:table-cell>
          <table:table-cell office:value-type="float" office:value="242.752">
            <text:p>242.7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693">
            <text:p>45.7693</text:p>
          </table:table-cell>
          <table:table-cell office:value-type="float" office:value="2.29866">
            <text:p>2.29866</text:p>
          </table:table-cell>
          <table:table-cell office:value-type="float" office:value="242.701">
            <text:p>242.7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042">
            <text:p>45.8042</text:p>
          </table:table-cell>
          <table:table-cell office:value-type="float" office:value="2.35106">
            <text:p>2.35106</text:p>
          </table:table-cell>
          <table:table-cell office:value-type="float" office:value="242.649">
            <text:p>242.6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374">
            <text:p>45.8374</text:p>
          </table:table-cell>
          <table:table-cell office:value-type="float" office:value="2.40086">
            <text:p>2.40086</text:p>
          </table:table-cell>
          <table:table-cell office:value-type="float" office:value="242.599">
            <text:p>242.5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74">
            <text:p>45.874</text:p>
          </table:table-cell>
          <table:table-cell office:value-type="float" office:value="2.45538">
            <text:p>2.45538</text:p>
          </table:table-cell>
          <table:table-cell office:value-type="float" office:value="242.545">
            <text:p>242.5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075">
            <text:p>45.9075</text:p>
          </table:table-cell>
          <table:table-cell office:value-type="float" office:value="2.5051">
            <text:p>2.5051</text:p>
          </table:table-cell>
          <table:table-cell office:value-type="float" office:value="242.495">
            <text:p>242.4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4">
            <text:p>45.94</text:p>
          </table:table-cell>
          <table:table-cell office:value-type="float" office:value="2.55301">
            <text:p>2.55301</text:p>
          </table:table-cell>
          <table:table-cell office:value-type="float" office:value="242.447">
            <text:p>242.4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609">
            <text:p>45.9609</text:p>
          </table:table-cell>
          <table:table-cell office:value-type="float" office:value="2.58385">
            <text:p>2.58385</text:p>
          </table:table-cell>
          <table:table-cell office:value-type="float" office:value="242.416">
            <text:p>242.4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957">
            <text:p>45.9957</text:p>
          </table:table-cell>
          <table:table-cell office:value-type="float" office:value="2.6347">
            <text:p>2.6347</text:p>
          </table:table-cell>
          <table:table-cell office:value-type="float" office:value="242.365">
            <text:p>242.3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298">
            <text:p>46.0298</text:p>
          </table:table-cell>
          <table:table-cell office:value-type="float" office:value="2.68422">
            <text:p>2.68422</text:p>
          </table:table-cell>
          <table:table-cell office:value-type="float" office:value="242.316">
            <text:p>242.3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677">
            <text:p>46.0677</text:p>
          </table:table-cell>
          <table:table-cell office:value-type="float" office:value="2.73892">
            <text:p>2.73892</text:p>
          </table:table-cell>
          <table:table-cell office:value-type="float" office:value="242.261">
            <text:p>242.2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011">
            <text:p>46.1011</text:p>
          </table:table-cell>
          <table:table-cell office:value-type="float" office:value="2.78658">
            <text:p>2.78658</text:p>
          </table:table-cell>
          <table:table-cell office:value-type="float" office:value="242.213">
            <text:p>242.2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368">
            <text:p>46.1368</text:p>
          </table:table-cell>
          <table:table-cell office:value-type="float" office:value="2.83743">
            <text:p>2.83743</text:p>
          </table:table-cell>
          <table:table-cell office:value-type="float" office:value="242.163">
            <text:p>242.1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685">
            <text:p>46.1685</text:p>
          </table:table-cell>
          <table:table-cell office:value-type="float" office:value="2.88196">
            <text:p>2.88196</text:p>
          </table:table-cell>
          <table:table-cell office:value-type="float" office:value="242.118">
            <text:p>242.1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012">
            <text:p>46.2012</text:p>
          </table:table-cell>
          <table:table-cell office:value-type="float" office:value="2.92761">
            <text:p>2.92761</text:p>
          </table:table-cell>
          <table:table-cell office:value-type="float" office:value="242.072">
            <text:p>242.0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372">
            <text:p>46.2372</text:p>
          </table:table-cell>
          <table:table-cell office:value-type="float" office:value="2.97742">
            <text:p>2.97742</text:p>
          </table:table-cell>
          <table:table-cell office:value-type="float" office:value="242.023">
            <text:p>242.0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687">
            <text:p>46.2687</text:p>
          </table:table-cell>
          <table:table-cell office:value-type="float" office:value="3.02072">
            <text:p>3.02072</text:p>
          </table:table-cell>
          <table:table-cell office:value-type="float" office:value="241.979">
            <text:p>241.9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046">
            <text:p>46.3046</text:p>
          </table:table-cell>
          <table:table-cell office:value-type="float" office:value="3.06947">
            <text:p>3.06947</text:p>
          </table:table-cell>
          <table:table-cell office:value-type="float" office:value="241.931">
            <text:p>241.9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373">
            <text:p>46.3373</text:p>
          </table:table-cell>
          <table:table-cell office:value-type="float" office:value="3.11354">
            <text:p>3.11354</text:p>
          </table:table-cell>
          <table:table-cell office:value-type="float" office:value="241.886">
            <text:p>241.8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745">
            <text:p>46.3745</text:p>
          </table:table-cell>
          <table:table-cell office:value-type="float" office:value="3.16306">
            <text:p>3.16306</text:p>
          </table:table-cell>
          <table:table-cell office:value-type="float" office:value="241.837">
            <text:p>241.8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063">
            <text:p>46.4063</text:p>
          </table:table-cell>
          <table:table-cell office:value-type="float" office:value="3.20508">
            <text:p>3.20508</text:p>
          </table:table-cell>
          <table:table-cell office:value-type="float" office:value="241.795">
            <text:p>241.7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391">
            <text:p>46.4391</text:p>
          </table:table-cell>
          <table:table-cell office:value-type="float" office:value="3.24788">
            <text:p>3.24788</text:p>
          </table:table-cell>
          <table:table-cell office:value-type="float" office:value="241.752">
            <text:p>241.7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727">
            <text:p>46.4727</text:p>
          </table:table-cell>
          <table:table-cell office:value-type="float" office:value="3.29117">
            <text:p>3.29117</text:p>
          </table:table-cell>
          <table:table-cell office:value-type="float" office:value="241.709">
            <text:p>241.7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054">
            <text:p>46.5054</text:p>
          </table:table-cell>
          <table:table-cell office:value-type="float" office:value="3.33286">
            <text:p>3.33286</text:p>
          </table:table-cell>
          <table:table-cell office:value-type="float" office:value="241.667">
            <text:p>241.6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396">
            <text:p>46.5396</text:p>
          </table:table-cell>
          <table:table-cell office:value-type="float" office:value="3.37599">
            <text:p>3.37599</text:p>
          </table:table-cell>
          <table:table-cell office:value-type="float" office:value="241.624">
            <text:p>241.6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728">
            <text:p>46.5728</text:p>
          </table:table-cell>
          <table:table-cell office:value-type="float" office:value="3.41716">
            <text:p>3.41716</text:p>
          </table:table-cell>
          <table:table-cell office:value-type="float" office:value="241.583">
            <text:p>241.5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085">
            <text:p>46.6085</text:p>
          </table:table-cell>
          <table:table-cell office:value-type="float" office:value="3.46097">
            <text:p>3.46097</text:p>
          </table:table-cell>
          <table:table-cell office:value-type="float" office:value="241.539">
            <text:p>241.5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409">
            <text:p>46.6409</text:p>
          </table:table-cell>
          <table:table-cell office:value-type="float" office:value="3.50015">
            <text:p>3.50015</text:p>
          </table:table-cell>
          <table:table-cell office:value-type="float" office:value="241.5">
            <text:p>241.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734">
            <text:p>46.6734</text:p>
          </table:table-cell>
          <table:table-cell office:value-type="float" office:value="3.53888">
            <text:p>3.53888</text:p>
          </table:table-cell>
          <table:table-cell office:value-type="float" office:value="241.461">
            <text:p>241.4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081">
            <text:p>46.7081</text:p>
          </table:table-cell>
          <table:table-cell office:value-type="float" office:value="3.57962">
            <text:p>3.57962</text:p>
          </table:table-cell>
          <table:table-cell office:value-type="float" office:value="241.42">
            <text:p>241.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415">
            <text:p>46.7415</text:p>
          </table:table-cell>
          <table:table-cell office:value-type="float" office:value="3.61819">
            <text:p>3.61819</text:p>
          </table:table-cell>
          <table:table-cell office:value-type="float" office:value="241.382">
            <text:p>241.3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771">
            <text:p>46.7771</text:p>
          </table:table-cell>
          <table:table-cell office:value-type="float" office:value="3.65874">
            <text:p>3.65874</text:p>
          </table:table-cell>
          <table:table-cell office:value-type="float" office:value="241.341">
            <text:p>241.3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107">
            <text:p>46.8107</text:p>
          </table:table-cell>
          <table:table-cell office:value-type="float" office:value="3.69623">
            <text:p>3.69623</text:p>
          </table:table-cell>
          <table:table-cell office:value-type="float" office:value="241.304">
            <text:p>241.3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453">
            <text:p>46.8453</text:p>
          </table:table-cell>
          <table:table-cell office:value-type="float" office:value="3.73425">
            <text:p>3.73425</text:p>
          </table:table-cell>
          <table:table-cell office:value-type="float" office:value="241.266">
            <text:p>241.2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796">
            <text:p>46.8796</text:p>
          </table:table-cell>
          <table:table-cell office:value-type="float" office:value="3.77124">
            <text:p>3.77124</text:p>
          </table:table-cell>
          <table:table-cell office:value-type="float" office:value="241.229">
            <text:p>241.2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125">
            <text:p>46.9125</text:p>
          </table:table-cell>
          <table:table-cell office:value-type="float" office:value="3.80605">
            <text:p>3.80605</text:p>
          </table:table-cell>
          <table:table-cell office:value-type="float" office:value="241.194">
            <text:p>241.1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485">
            <text:p>46.9485</text:p>
          </table:table-cell>
          <table:table-cell office:value-type="float" office:value="3.84331">
            <text:p>3.84331</text:p>
          </table:table-cell>
          <table:table-cell office:value-type="float" office:value="241.157">
            <text:p>241.1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816">
            <text:p>46.9816</text:p>
          </table:table-cell>
          <table:table-cell office:value-type="float" office:value="3.87679">
            <text:p>3.87679</text:p>
          </table:table-cell>
          <table:table-cell office:value-type="float" office:value="241.123">
            <text:p>241.1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182">
            <text:p>47.0182</text:p>
          </table:table-cell>
          <table:table-cell office:value-type="float" office:value="3.91301">
            <text:p>3.91301</text:p>
          </table:table-cell>
          <table:table-cell office:value-type="float" office:value="241.087">
            <text:p>241.0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541">
            <text:p>47.0541</text:p>
          </table:table-cell>
          <table:table-cell office:value-type="float" office:value="3.94774">
            <text:p>3.94774</text:p>
          </table:table-cell>
          <table:table-cell office:value-type="float" office:value="241.052">
            <text:p>241.0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753">
            <text:p>47.0753</text:p>
          </table:table-cell>
          <table:table-cell office:value-type="float" office:value="3.96785">
            <text:p>3.96785</text:p>
          </table:table-cell>
          <table:table-cell office:value-type="float" office:value="241.032">
            <text:p>241.0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966">
            <text:p>47.0966</text:p>
          </table:table-cell>
          <table:table-cell office:value-type="float" office:value="3.98778">
            <text:p>3.98778</text:p>
          </table:table-cell>
          <table:table-cell office:value-type="float" office:value="241.012">
            <text:p>241.0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291">
            <text:p>47.1291</text:p>
          </table:table-cell>
          <table:table-cell office:value-type="float" office:value="4.01747">
            <text:p>4.01747</text:p>
          </table:table-cell>
          <table:table-cell office:value-type="float" office:value="240.983">
            <text:p>240.9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636">
            <text:p>47.1636</text:p>
          </table:table-cell>
          <table:table-cell office:value-type="float" office:value="4.04829">
            <text:p>4.04829</text:p>
          </table:table-cell>
          <table:table-cell office:value-type="float" office:value="240.952">
            <text:p>240.9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984">
            <text:p>47.1984</text:p>
          </table:table-cell>
          <table:table-cell office:value-type="float" office:value="4.07841">
            <text:p>4.07841</text:p>
          </table:table-cell>
          <table:table-cell office:value-type="float" office:value="240.922">
            <text:p>240.9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338">
            <text:p>47.2338</text:p>
          </table:table-cell>
          <table:table-cell office:value-type="float" office:value="4.10817">
            <text:p>4.10817</text:p>
          </table:table-cell>
          <table:table-cell office:value-type="float" office:value="240.892">
            <text:p>240.8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661">
            <text:p>47.2661</text:p>
          </table:table-cell>
          <table:table-cell office:value-type="float" office:value="4.13455">
            <text:p>4.13455</text:p>
          </table:table-cell>
          <table:table-cell office:value-type="float" office:value="240.865">
            <text:p>240.8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974">
            <text:p>47.2974</text:p>
          </table:table-cell>
          <table:table-cell office:value-type="float" office:value="4.15932">
            <text:p>4.15932</text:p>
          </table:table-cell>
          <table:table-cell office:value-type="float" office:value="240.841">
            <text:p>240.8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192">
            <text:p>47.3192</text:p>
          </table:table-cell>
          <table:table-cell office:value-type="float" office:value="4.17619">
            <text:p>4.17619</text:p>
          </table:table-cell>
          <table:table-cell office:value-type="float" office:value="240.824">
            <text:p>240.8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519">
            <text:p>47.3519</text:p>
          </table:table-cell>
          <table:table-cell office:value-type="float" office:value="4.20061">
            <text:p>4.20061</text:p>
          </table:table-cell>
          <table:table-cell office:value-type="float" office:value="240.799">
            <text:p>240.7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885">
            <text:p>47.3885</text:p>
          </table:table-cell>
          <table:table-cell office:value-type="float" office:value="4.22702">
            <text:p>4.22702</text:p>
          </table:table-cell>
          <table:table-cell office:value-type="float" office:value="240.773">
            <text:p>240.7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201">
            <text:p>47.4201</text:p>
          </table:table-cell>
          <table:table-cell office:value-type="float" office:value="4.24896">
            <text:p>4.24896</text:p>
          </table:table-cell>
          <table:table-cell office:value-type="float" office:value="240.751">
            <text:p>240.7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528">
            <text:p>47.4528</text:p>
          </table:table-cell>
          <table:table-cell office:value-type="float" office:value="4.27077">
            <text:p>4.27077</text:p>
          </table:table-cell>
          <table:table-cell office:value-type="float" office:value="240.729">
            <text:p>240.7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73">
            <text:p>47.473</text:p>
          </table:table-cell>
          <table:table-cell office:value-type="float" office:value="4.28387">
            <text:p>4.28387</text:p>
          </table:table-cell>
          <table:table-cell office:value-type="float" office:value="240.716">
            <text:p>240.7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106">
            <text:p>47.5106</text:p>
          </table:table-cell>
          <table:table-cell office:value-type="float" office:value="4.30724">
            <text:p>4.30724</text:p>
          </table:table-cell>
          <table:table-cell office:value-type="float" office:value="240.693">
            <text:p>240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42">
            <text:p>47.542</text:p>
          </table:table-cell>
          <table:table-cell office:value-type="float" office:value="4.32585">
            <text:p>4.32585</text:p>
          </table:table-cell>
          <table:table-cell office:value-type="float" office:value="240.674">
            <text:p>240.6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625">
            <text:p>47.5625</text:p>
          </table:table-cell>
          <table:table-cell office:value-type="float" office:value="4.33748">
            <text:p>4.33748</text:p>
          </table:table-cell>
          <table:table-cell office:value-type="float" office:value="240.663">
            <text:p>240.6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953">
            <text:p>47.5953</text:p>
          </table:table-cell>
          <table:table-cell office:value-type="float" office:value="4.35539">
            <text:p>4.35539</text:p>
          </table:table-cell>
          <table:table-cell office:value-type="float" office:value="240.645">
            <text:p>240.6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295">
            <text:p>47.6295</text:p>
          </table:table-cell>
          <table:table-cell office:value-type="float" office:value="4.37305">
            <text:p>4.37305</text:p>
          </table:table-cell>
          <table:table-cell office:value-type="float" office:value="240.627">
            <text:p>240.6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519">
            <text:p>47.6519</text:p>
          </table:table-cell>
          <table:table-cell office:value-type="float" office:value="4.38403">
            <text:p>4.38403</text:p>
          </table:table-cell>
          <table:table-cell office:value-type="float" office:value="240.616">
            <text:p>240.6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865">
            <text:p>47.6865</text:p>
          </table:table-cell>
          <table:table-cell office:value-type="float" office:value="4.40013">
            <text:p>4.40013</text:p>
          </table:table-cell>
          <table:table-cell office:value-type="float" office:value="240.6">
            <text:p>240.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22">
            <text:p>47.722</text:p>
          </table:table-cell>
          <table:table-cell office:value-type="float" office:value="4.41548">
            <text:p>4.41548</text:p>
          </table:table-cell>
          <table:table-cell office:value-type="float" office:value="240.585">
            <text:p>240.5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556">
            <text:p>47.7556</text:p>
          </table:table-cell>
          <table:table-cell office:value-type="float" office:value="4.42888">
            <text:p>4.42888</text:p>
          </table:table-cell>
          <table:table-cell office:value-type="float" office:value="240.571">
            <text:p>240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885">
            <text:p>47.7885</text:p>
          </table:table-cell>
          <table:table-cell office:value-type="float" office:value="4.44098">
            <text:p>4.44098</text:p>
          </table:table-cell>
          <table:table-cell office:value-type="float" office:value="240.559">
            <text:p>240.5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087">
            <text:p>47.8087</text:p>
          </table:table-cell>
          <table:table-cell office:value-type="float" office:value="4.44786">
            <text:p>4.44786</text:p>
          </table:table-cell>
          <table:table-cell office:value-type="float" office:value="240.552">
            <text:p>240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416">
            <text:p>47.8416</text:p>
          </table:table-cell>
          <table:table-cell office:value-type="float" office:value="4.45822">
            <text:p>4.45822</text:p>
          </table:table-cell>
          <table:table-cell office:value-type="float" office:value="240.542">
            <text:p>240.5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754">
            <text:p>47.8754</text:p>
          </table:table-cell>
          <table:table-cell office:value-type="float" office:value="4.4678">
            <text:p>4.4678</text:p>
          </table:table-cell>
          <table:table-cell office:value-type="float" office:value="240.532">
            <text:p>240.5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121">
            <text:p>47.9121</text:p>
          </table:table-cell>
          <table:table-cell office:value-type="float" office:value="4.47691">
            <text:p>4.47691</text:p>
          </table:table-cell>
          <table:table-cell office:value-type="float" office:value="240.523">
            <text:p>240.5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448">
            <text:p>47.9448</text:p>
          </table:table-cell>
          <table:table-cell office:value-type="float" office:value="4.4838">
            <text:p>4.4838</text:p>
          </table:table-cell>
          <table:table-cell office:value-type="float" office:value="240.516">
            <text:p>240.5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824">
            <text:p>47.9824</text:p>
          </table:table-cell>
          <table:table-cell office:value-type="float" office:value="4.49031">
            <text:p>4.49031</text:p>
          </table:table-cell>
          <table:table-cell office:value-type="float" office:value="240.51">
            <text:p>240.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168">
            <text:p>48.0168</text:p>
          </table:table-cell>
          <table:table-cell office:value-type="float" office:value="4.49501">
            <text:p>4.49501</text:p>
          </table:table-cell>
          <table:table-cell office:value-type="float" office:value="240.505">
            <text:p>240.5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541">
            <text:p>48.0541</text:p>
          </table:table-cell>
          <table:table-cell office:value-type="float" office:value="4.49866">
            <text:p>4.49866</text:p>
          </table:table-cell>
          <table:table-cell office:value-type="float" office:value="240.501">
            <text:p>240.5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861">
            <text:p>48.0861</text:p>
          </table:table-cell>
          <table:table-cell office:value-type="float" office:value="4.5006">
            <text:p>4.5006</text:p>
          </table:table-cell>
          <table:table-cell office:value-type="float" office:value="240.499">
            <text:p>240.4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246">
            <text:p>48.1246</text:p>
          </table:table-cell>
          <table:table-cell office:value-type="float" office:value="4.5014">
            <text:p>4.5014</text:p>
          </table:table-cell>
          <table:table-cell office:value-type="float" office:value="240.499">
            <text:p>240.4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577">
            <text:p>48.1577</text:p>
          </table:table-cell>
          <table:table-cell office:value-type="float" office:value="4.50079">
            <text:p>4.50079</text:p>
          </table:table-cell>
          <table:table-cell office:value-type="float" office:value="240.499">
            <text:p>240.4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92">
            <text:p>48.192</text:p>
          </table:table-cell>
          <table:table-cell office:value-type="float" office:value="4.49883">
            <text:p>4.49883</text:p>
          </table:table-cell>
          <table:table-cell office:value-type="float" office:value="240.501">
            <text:p>240.5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267">
            <text:p>48.2267</text:p>
          </table:table-cell>
          <table:table-cell office:value-type="float" office:value="4.49559">
            <text:p>4.49559</text:p>
          </table:table-cell>
          <table:table-cell office:value-type="float" office:value="240.504">
            <text:p>240.5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606">
            <text:p>48.2606</text:p>
          </table:table-cell>
          <table:table-cell office:value-type="float" office:value="4.49104">
            <text:p>4.49104</text:p>
          </table:table-cell>
          <table:table-cell office:value-type="float" office:value="240.509">
            <text:p>240.5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805">
            <text:p>48.2805</text:p>
          </table:table-cell>
          <table:table-cell office:value-type="float" office:value="4.48778">
            <text:p>4.48778</text:p>
          </table:table-cell>
          <table:table-cell office:value-type="float" office:value="240.512">
            <text:p>240.5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156">
            <text:p>48.3156</text:p>
          </table:table-cell>
          <table:table-cell office:value-type="float" office:value="4.48085">
            <text:p>4.48085</text:p>
          </table:table-cell>
          <table:table-cell office:value-type="float" office:value="240.519">
            <text:p>240.5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484">
            <text:p>48.3484</text:p>
          </table:table-cell>
          <table:table-cell office:value-type="float" office:value="4.47308">
            <text:p>4.47308</text:p>
          </table:table-cell>
          <table:table-cell office:value-type="float" office:value="240.527">
            <text:p>240.5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69">
            <text:p>48.369</text:p>
          </table:table-cell>
          <table:table-cell office:value-type="float" office:value="4.46747">
            <text:p>4.46747</text:p>
          </table:table-cell>
          <table:table-cell office:value-type="float" office:value="240.533">
            <text:p>240.5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006">
            <text:p>48.4006</text:p>
          </table:table-cell>
          <table:table-cell office:value-type="float" office:value="4.45799">
            <text:p>4.45799</text:p>
          </table:table-cell>
          <table:table-cell office:value-type="float" office:value="240.542">
            <text:p>240.5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343">
            <text:p>48.4343</text:p>
          </table:table-cell>
          <table:table-cell office:value-type="float" office:value="4.44661">
            <text:p>4.44661</text:p>
          </table:table-cell>
          <table:table-cell office:value-type="float" office:value="240.553">
            <text:p>240.5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553">
            <text:p>48.4553</text:p>
          </table:table-cell>
          <table:table-cell office:value-type="float" office:value="4.43875">
            <text:p>4.43875</text:p>
          </table:table-cell>
          <table:table-cell office:value-type="float" office:value="240.561">
            <text:p>240.5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886">
            <text:p>48.4886</text:p>
          </table:table-cell>
          <table:table-cell office:value-type="float" office:value="4.42526">
            <text:p>4.42526</text:p>
          </table:table-cell>
          <table:table-cell office:value-type="float" office:value="240.575">
            <text:p>240.5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211">
            <text:p>48.5211</text:p>
          </table:table-cell>
          <table:table-cell office:value-type="float" office:value="4.4108">
            <text:p>4.4108</text:p>
          </table:table-cell>
          <table:table-cell office:value-type="float" office:value="240.589">
            <text:p>240.5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411">
            <text:p>48.5411</text:p>
          </table:table-cell>
          <table:table-cell office:value-type="float" office:value="4.40118">
            <text:p>4.40118</text:p>
          </table:table-cell>
          <table:table-cell office:value-type="float" office:value="240.599">
            <text:p>240.5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737">
            <text:p>48.5737</text:p>
          </table:table-cell>
          <table:table-cell office:value-type="float" office:value="4.3846">
            <text:p>4.3846</text:p>
          </table:table-cell>
          <table:table-cell office:value-type="float" office:value="240.615">
            <text:p>240.6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08">
            <text:p>48.608</text:p>
          </table:table-cell>
          <table:table-cell office:value-type="float" office:value="4.36568">
            <text:p>4.36568</text:p>
          </table:table-cell>
          <table:table-cell office:value-type="float" office:value="240.634">
            <text:p>240.6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446">
            <text:p>48.6446</text:p>
          </table:table-cell>
          <table:table-cell office:value-type="float" office:value="4.34386">
            <text:p>4.34386</text:p>
          </table:table-cell>
          <table:table-cell office:value-type="float" office:value="240.656">
            <text:p>240.6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755">
            <text:p>48.6755</text:p>
          </table:table-cell>
          <table:table-cell office:value-type="float" office:value="4.32425">
            <text:p>4.32425</text:p>
          </table:table-cell>
          <table:table-cell office:value-type="float" office:value="240.676">
            <text:p>240.6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065">
            <text:p>48.7065</text:p>
          </table:table-cell>
          <table:table-cell office:value-type="float" office:value="4.30336">
            <text:p>4.30336</text:p>
          </table:table-cell>
          <table:table-cell office:value-type="float" office:value="240.697">
            <text:p>240.6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407">
            <text:p>48.7407</text:p>
          </table:table-cell>
          <table:table-cell office:value-type="float" office:value="4.27893">
            <text:p>4.27893</text:p>
          </table:table-cell>
          <table:table-cell office:value-type="float" office:value="240.721">
            <text:p>240.7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739">
            <text:p>48.7739</text:p>
          </table:table-cell>
          <table:table-cell office:value-type="float" office:value="4.25383">
            <text:p>4.25383</text:p>
          </table:table-cell>
          <table:table-cell office:value-type="float" office:value="240.746">
            <text:p>240.7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082">
            <text:p>48.8082</text:p>
          </table:table-cell>
          <table:table-cell office:value-type="float" office:value="4.22641">
            <text:p>4.22641</text:p>
          </table:table-cell>
          <table:table-cell office:value-type="float" office:value="240.774">
            <text:p>240.7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405">
            <text:p>48.8405</text:p>
          </table:table-cell>
          <table:table-cell office:value-type="float" office:value="4.19937">
            <text:p>4.19937</text:p>
          </table:table-cell>
          <table:table-cell office:value-type="float" office:value="240.801">
            <text:p>240.8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74">
            <text:p>48.874</text:p>
          </table:table-cell>
          <table:table-cell office:value-type="float" office:value="4.16995">
            <text:p>4.16995</text:p>
          </table:table-cell>
          <table:table-cell office:value-type="float" office:value="240.83">
            <text:p>240.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074">
            <text:p>48.9074</text:p>
          </table:table-cell>
          <table:table-cell office:value-type="float" office:value="4.13925">
            <text:p>4.13925</text:p>
          </table:table-cell>
          <table:table-cell office:value-type="float" office:value="240.861">
            <text:p>240.8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38">
            <text:p>48.938</text:p>
          </table:table-cell>
          <table:table-cell office:value-type="float" office:value="4.10988">
            <text:p>4.10988</text:p>
          </table:table-cell>
          <table:table-cell office:value-type="float" office:value="240.89">
            <text:p>240.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731">
            <text:p>48.9731</text:p>
          </table:table-cell>
          <table:table-cell office:value-type="float" office:value="4.07484">
            <text:p>4.07484</text:p>
          </table:table-cell>
          <table:table-cell office:value-type="float" office:value="240.925">
            <text:p>240.9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046">
            <text:p>49.0046</text:p>
          </table:table-cell>
          <table:table-cell office:value-type="float" office:value="4.04227">
            <text:p>4.04227</text:p>
          </table:table-cell>
          <table:table-cell office:value-type="float" office:value="240.958">
            <text:p>240.9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385">
            <text:p>49.0385</text:p>
          </table:table-cell>
          <table:table-cell office:value-type="float" office:value="4.00581">
            <text:p>4.00581</text:p>
          </table:table-cell>
          <table:table-cell office:value-type="float" office:value="240.994">
            <text:p>240.9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769">
            <text:p>49.0769</text:p>
          </table:table-cell>
          <table:table-cell office:value-type="float" office:value="3.96272">
            <text:p>3.96272</text:p>
          </table:table-cell>
          <table:table-cell office:value-type="float" office:value="241.037">
            <text:p>241.0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133">
            <text:p>49.1133</text:p>
          </table:table-cell>
          <table:table-cell office:value-type="float" office:value="3.92033">
            <text:p>3.92033</text:p>
          </table:table-cell>
          <table:table-cell office:value-type="float" office:value="241.08">
            <text:p>241.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459">
            <text:p>49.1459</text:p>
          </table:table-cell>
          <table:table-cell office:value-type="float" office:value="3.8813">
            <text:p>3.8813</text:p>
          </table:table-cell>
          <table:table-cell office:value-type="float" office:value="241.119">
            <text:p>241.1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766">
            <text:p>49.1766</text:p>
          </table:table-cell>
          <table:table-cell office:value-type="float" office:value="3.84323">
            <text:p>3.84323</text:p>
          </table:table-cell>
          <table:table-cell office:value-type="float" office:value="241.157">
            <text:p>241.1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091">
            <text:p>49.2091</text:p>
          </table:table-cell>
          <table:table-cell office:value-type="float" office:value="3.80197">
            <text:p>3.80197</text:p>
          </table:table-cell>
          <table:table-cell office:value-type="float" office:value="241.198">
            <text:p>241.1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394">
            <text:p>49.2394</text:p>
          </table:table-cell>
          <table:table-cell office:value-type="float" office:value="3.7623">
            <text:p>3.7623</text:p>
          </table:table-cell>
          <table:table-cell office:value-type="float" office:value="241.238">
            <text:p>241.2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751">
            <text:p>49.2751</text:p>
          </table:table-cell>
          <table:table-cell office:value-type="float" office:value="3.71423">
            <text:p>3.71423</text:p>
          </table:table-cell>
          <table:table-cell office:value-type="float" office:value="241.286">
            <text:p>241.2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07">
            <text:p>49.307</text:p>
          </table:table-cell>
          <table:table-cell office:value-type="float" office:value="3.67023">
            <text:p>3.67023</text:p>
          </table:table-cell>
          <table:table-cell office:value-type="float" office:value="241.33">
            <text:p>241.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414">
            <text:p>49.3414</text:p>
          </table:table-cell>
          <table:table-cell office:value-type="float" office:value="3.62132">
            <text:p>3.62132</text:p>
          </table:table-cell>
          <table:table-cell office:value-type="float" office:value="241.379">
            <text:p>241.3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739">
            <text:p>49.3739</text:p>
          </table:table-cell>
          <table:table-cell office:value-type="float" office:value="3.5741">
            <text:p>3.5741</text:p>
          </table:table-cell>
          <table:table-cell office:value-type="float" office:value="241.426">
            <text:p>241.4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056">
            <text:p>49.4056</text:p>
          </table:table-cell>
          <table:table-cell office:value-type="float" office:value="3.52698">
            <text:p>3.52698</text:p>
          </table:table-cell>
          <table:table-cell office:value-type="float" office:value="241.473">
            <text:p>241.4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368">
            <text:p>49.4368</text:p>
          </table:table-cell>
          <table:table-cell office:value-type="float" office:value="3.47952">
            <text:p>3.47952</text:p>
          </table:table-cell>
          <table:table-cell office:value-type="float" office:value="241.52">
            <text:p>241.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714">
            <text:p>49.4714</text:p>
          </table:table-cell>
          <table:table-cell office:value-type="float" office:value="3.42575">
            <text:p>3.42575</text:p>
          </table:table-cell>
          <table:table-cell office:value-type="float" office:value="241.574">
            <text:p>241.5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033">
            <text:p>49.5033</text:p>
          </table:table-cell>
          <table:table-cell office:value-type="float" office:value="3.37514">
            <text:p>3.37514</text:p>
          </table:table-cell>
          <table:table-cell office:value-type="float" office:value="241.625">
            <text:p>241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349">
            <text:p>49.5349</text:p>
          </table:table-cell>
          <table:table-cell office:value-type="float" office:value="3.32396">
            <text:p>3.32396</text:p>
          </table:table-cell>
          <table:table-cell office:value-type="float" office:value="241.676">
            <text:p>241.6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67">
            <text:p>49.567</text:p>
          </table:table-cell>
          <table:table-cell office:value-type="float" office:value="3.27089">
            <text:p>3.27089</text:p>
          </table:table-cell>
          <table:table-cell office:value-type="float" office:value="241.729">
            <text:p>241.7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003">
            <text:p>49.6003</text:p>
          </table:table-cell>
          <table:table-cell office:value-type="float" office:value="3.21497">
            <text:p>3.21497</text:p>
          </table:table-cell>
          <table:table-cell office:value-type="float" office:value="241.785">
            <text:p>241.7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334">
            <text:p>49.6334</text:p>
          </table:table-cell>
          <table:table-cell office:value-type="float" office:value="3.1582">
            <text:p>3.1582</text:p>
          </table:table-cell>
          <table:table-cell office:value-type="float" office:value="241.842">
            <text:p>241.8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678">
            <text:p>49.6678</text:p>
          </table:table-cell>
          <table:table-cell office:value-type="float" office:value="3.09804">
            <text:p>3.09804</text:p>
          </table:table-cell>
          <table:table-cell office:value-type="float" office:value="241.902">
            <text:p>241.9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989">
            <text:p>49.6989</text:p>
          </table:table-cell>
          <table:table-cell office:value-type="float" office:value="3.04303">
            <text:p>3.04303</text:p>
          </table:table-cell>
          <table:table-cell office:value-type="float" office:value="241.957">
            <text:p>241.9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197">
            <text:p>49.7197</text:p>
          </table:table-cell>
          <table:table-cell office:value-type="float" office:value="3.00546">
            <text:p>3.00546</text:p>
          </table:table-cell>
          <table:table-cell office:value-type="float" office:value="241.995">
            <text:p>241.9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542">
            <text:p>49.7542</text:p>
          </table:table-cell>
          <table:table-cell office:value-type="float" office:value="2.94258">
            <text:p>2.94258</text:p>
          </table:table-cell>
          <table:table-cell office:value-type="float" office:value="242.057">
            <text:p>242.0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896">
            <text:p>49.7896</text:p>
          </table:table-cell>
          <table:table-cell office:value-type="float" office:value="2.87709">
            <text:p>2.87709</text:p>
          </table:table-cell>
          <table:table-cell office:value-type="float" office:value="242.123">
            <text:p>242.1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248">
            <text:p>49.8248</text:p>
          </table:table-cell>
          <table:table-cell office:value-type="float" office:value="2.81058">
            <text:p>2.81058</text:p>
          </table:table-cell>
          <table:table-cell office:value-type="float" office:value="242.189">
            <text:p>242.1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571">
            <text:p>49.8571</text:p>
          </table:table-cell>
          <table:table-cell office:value-type="float" office:value="2.74883">
            <text:p>2.74883</text:p>
          </table:table-cell>
          <table:table-cell office:value-type="float" office:value="242.251">
            <text:p>242.2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933">
            <text:p>49.8933</text:p>
          </table:table-cell>
          <table:table-cell office:value-type="float" office:value="2.67865">
            <text:p>2.67865</text:p>
          </table:table-cell>
          <table:table-cell office:value-type="float" office:value="242.321">
            <text:p>242.3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288">
            <text:p>49.9288</text:p>
          </table:table-cell>
          <table:table-cell office:value-type="float" office:value="2.60878">
            <text:p>2.60878</text:p>
          </table:table-cell>
          <table:table-cell office:value-type="float" office:value="242.391">
            <text:p>242.3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644">
            <text:p>49.9644</text:p>
          </table:table-cell>
          <table:table-cell office:value-type="float" office:value="2.53761">
            <text:p>2.53761</text:p>
          </table:table-cell>
          <table:table-cell office:value-type="float" office:value="242.462">
            <text:p>242.4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979">
            <text:p>49.9979</text:p>
          </table:table-cell>
          <table:table-cell office:value-type="float" office:value="2.46982">
            <text:p>2.46982</text:p>
          </table:table-cell>
          <table:table-cell office:value-type="float" office:value="242.53">
            <text:p>242.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312">
            <text:p>50.0312</text:p>
          </table:table-cell>
          <table:table-cell office:value-type="float" office:value="2.40143">
            <text:p>2.40143</text:p>
          </table:table-cell>
          <table:table-cell office:value-type="float" office:value="242.599">
            <text:p>242.5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632">
            <text:p>50.0632</text:p>
          </table:table-cell>
          <table:table-cell office:value-type="float" office:value="2.33536">
            <text:p>2.33536</text:p>
          </table:table-cell>
          <table:table-cell office:value-type="float" office:value="242.665">
            <text:p>242.6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991">
            <text:p>50.0991</text:p>
          </table:table-cell>
          <table:table-cell office:value-type="float" office:value="2.26018">
            <text:p>2.26018</text:p>
          </table:table-cell>
          <table:table-cell office:value-type="float" office:value="242.74">
            <text:p>242.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339">
            <text:p>50.1339</text:p>
          </table:table-cell>
          <table:table-cell office:value-type="float" office:value="2.18619">
            <text:p>2.18619</text:p>
          </table:table-cell>
          <table:table-cell office:value-type="float" office:value="242.814">
            <text:p>242.8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683">
            <text:p>50.1683</text:p>
          </table:table-cell>
          <table:table-cell office:value-type="float" office:value="2.11234">
            <text:p>2.11234</text:p>
          </table:table-cell>
          <table:table-cell office:value-type="float" office:value="242.888">
            <text:p>242.8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038">
            <text:p>50.2038</text:p>
          </table:table-cell>
          <table:table-cell office:value-type="float" office:value="2.03548">
            <text:p>2.03548</text:p>
          </table:table-cell>
          <table:table-cell office:value-type="float" office:value="242.965">
            <text:p>242.9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366">
            <text:p>50.2366</text:p>
          </table:table-cell>
          <table:table-cell office:value-type="float" office:value="1.9635">
            <text:p>1.9635</text:p>
          </table:table-cell>
          <table:table-cell office:value-type="float" office:value="243.036">
            <text:p>243.0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723">
            <text:p>50.2723</text:p>
          </table:table-cell>
          <table:table-cell office:value-type="float" office:value="1.88463">
            <text:p>1.88463</text:p>
          </table:table-cell>
          <table:table-cell office:value-type="float" office:value="243.115">
            <text:p>243.1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055">
            <text:p>50.3055</text:p>
          </table:table-cell>
          <table:table-cell office:value-type="float" office:value="1.81033">
            <text:p>1.81033</text:p>
          </table:table-cell>
          <table:table-cell office:value-type="float" office:value="243.19">
            <text:p>243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388">
            <text:p>50.3388</text:p>
          </table:table-cell>
          <table:table-cell office:value-type="float" office:value="1.7355">
            <text:p>1.7355</text:p>
          </table:table-cell>
          <table:table-cell office:value-type="float" office:value="243.264">
            <text:p>243.2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762">
            <text:p>50.3762</text:p>
          </table:table-cell>
          <table:table-cell office:value-type="float" office:value="1.65033">
            <text:p>1.65033</text:p>
          </table:table-cell>
          <table:table-cell office:value-type="float" office:value="243.35">
            <text:p>243.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127">
            <text:p>50.4127</text:p>
          </table:table-cell>
          <table:table-cell office:value-type="float" office:value="1.56659">
            <text:p>1.56659</text:p>
          </table:table-cell>
          <table:table-cell office:value-type="float" office:value="243.433">
            <text:p>243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501">
            <text:p>50.4501</text:p>
          </table:table-cell>
          <table:table-cell office:value-type="float" office:value="1.47993">
            <text:p>1.47993</text:p>
          </table:table-cell>
          <table:table-cell office:value-type="float" office:value="243.52">
            <text:p>243.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852">
            <text:p>50.4852</text:p>
          </table:table-cell>
          <table:table-cell office:value-type="float" office:value="1.39815">
            <text:p>1.39815</text:p>
          </table:table-cell>
          <table:table-cell office:value-type="float" office:value="243.602">
            <text:p>243.6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165">
            <text:p>50.5165</text:p>
          </table:table-cell>
          <table:table-cell office:value-type="float" office:value="1.32463">
            <text:p>1.32463</text:p>
          </table:table-cell>
          <table:table-cell office:value-type="float" office:value="243.675">
            <text:p>243.6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513">
            <text:p>50.5513</text:p>
          </table:table-cell>
          <table:table-cell office:value-type="float" office:value="1.24236">
            <text:p>1.24236</text:p>
          </table:table-cell>
          <table:table-cell office:value-type="float" office:value="243.758">
            <text:p>243.7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834">
            <text:p>50.5834</text:p>
          </table:table-cell>
          <table:table-cell office:value-type="float" office:value="1.1658">
            <text:p>1.1658</text:p>
          </table:table-cell>
          <table:table-cell office:value-type="float" office:value="243.834">
            <text:p>243.834</text:p>
          </table:table-cell>
          <table:table-cell office:value-type="float" office:value="0.874352">
            <text:p>0.8743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226">
            <text:p>50.6226</text:p>
          </table:table-cell>
          <table:table-cell office:value-type="float" office:value="1.07178">
            <text:p>1.07178</text:p>
          </table:table-cell>
          <table:table-cell office:value-type="float" office:value="243.928">
            <text:p>243.928</text:p>
          </table:table-cell>
          <table:table-cell office:value-type="float" office:value="0.803833">
            <text:p>0.8038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629">
            <text:p>50.6629</text:p>
          </table:table-cell>
          <table:table-cell office:value-type="float" office:value="0.974136">
            <text:p>0.974136</text:p>
          </table:table-cell>
          <table:table-cell office:value-type="float" office:value="244.026">
            <text:p>244.026</text:p>
          </table:table-cell>
          <table:table-cell office:value-type="float" office:value="0.730602">
            <text:p>0.7306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957">
            <text:p>50.6957</text:p>
          </table:table-cell>
          <table:table-cell office:value-type="float" office:value="0.894119">
            <text:p>0.894119</text:p>
          </table:table-cell>
          <table:table-cell office:value-type="float" office:value="244.106">
            <text:p>244.106</text:p>
          </table:table-cell>
          <table:table-cell office:value-type="float" office:value="0.670589">
            <text:p>0.6705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298">
            <text:p>50.7298</text:p>
          </table:table-cell>
          <table:table-cell office:value-type="float" office:value="0.810822">
            <text:p>0.810822</text:p>
          </table:table-cell>
          <table:table-cell office:value-type="float" office:value="244.189">
            <text:p>244.189</text:p>
          </table:table-cell>
          <table:table-cell office:value-type="float" office:value="0.608116">
            <text:p>0.6081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633">
            <text:p>50.7633</text:p>
          </table:table-cell>
          <table:table-cell office:value-type="float" office:value="0.728348">
            <text:p>0.728348</text:p>
          </table:table-cell>
          <table:table-cell office:value-type="float" office:value="244.272">
            <text:p>244.272</text:p>
          </table:table-cell>
          <table:table-cell office:value-type="float" office:value="0.546261">
            <text:p>0.5462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938">
            <text:p>50.7938</text:p>
          </table:table-cell>
          <table:table-cell office:value-type="float" office:value="0.652878">
            <text:p>0.652878</text:p>
          </table:table-cell>
          <table:table-cell office:value-type="float" office:value="244.347">
            <text:p>244.347</text:p>
          </table:table-cell>
          <table:table-cell office:value-type="float" office:value="0.489658">
            <text:p>0.4896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293">
            <text:p>50.8293</text:p>
          </table:table-cell>
          <table:table-cell office:value-type="float" office:value="0.564636">
            <text:p>0.564636</text:p>
          </table:table-cell>
          <table:table-cell office:value-type="float" office:value="244.435">
            <text:p>244.435</text:p>
          </table:table-cell>
          <table:table-cell office:value-type="float" office:value="0.423477">
            <text:p>0.4234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607">
            <text:p>50.8607</text:p>
          </table:table-cell>
          <table:table-cell office:value-type="float" office:value="0.486282">
            <text:p>0.486282</text:p>
          </table:table-cell>
          <table:table-cell office:value-type="float" office:value="244.514">
            <text:p>244.514</text:p>
          </table:table-cell>
          <table:table-cell office:value-type="float" office:value="0.364712">
            <text:p>0.3647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972">
            <text:p>50.8972</text:p>
          </table:table-cell>
          <table:table-cell office:value-type="float" office:value="0.394592">
            <text:p>0.394592</text:p>
          </table:table-cell>
          <table:table-cell office:value-type="float" office:value="244.605">
            <text:p>244.605</text:p>
          </table:table-cell>
          <table:table-cell office:value-type="float" office:value="0.295944">
            <text:p>0.2959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304">
            <text:p>50.9304</text:p>
          </table:table-cell>
          <table:table-cell office:value-type="float" office:value="0.311066">
            <text:p>0.311066</text:p>
          </table:table-cell>
          <table:table-cell office:value-type="float" office:value="244.689">
            <text:p>244.689</text:p>
          </table:table-cell>
          <table:table-cell office:value-type="float" office:value="0.233299">
            <text:p>0.2332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664">
            <text:p>50.9664</text:p>
          </table:table-cell>
          <table:table-cell office:value-type="float" office:value="0.219696">
            <text:p>0.219696</text:p>
          </table:table-cell>
          <table:table-cell office:value-type="float" office:value="244.78">
            <text:p>244.78</text:p>
          </table:table-cell>
          <table:table-cell office:value-type="float" office:value="0.164772">
            <text:p>0.1647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026">
            <text:p>51.0026</text:p>
          </table:table-cell>
          <table:table-cell office:value-type="float" office:value="0.12796">
            <text:p>0.12796</text:p>
          </table:table-cell>
          <table:table-cell office:value-type="float" office:value="244.872">
            <text:p>244.872</text:p>
          </table:table-cell>
          <table:table-cell office:value-type="float" office:value="0.0959702">
            <text:p>0.09597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366">
            <text:p>51.0366</text:p>
          </table:table-cell>
          <table:table-cell office:value-type="float" office:value="0.0413208">
            <text:p>0.0413208</text:p>
          </table:table-cell>
          <table:table-cell office:value-type="float" office:value="244.959">
            <text:p>244.959</text:p>
          </table:table-cell>
          <table:table-cell office:value-type="float" office:value="0.0309906">
            <text:p>0.03099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731">
            <text:p>51.0731</text:p>
          </table:table-cell>
          <table:table-cell office:value-type="float" office:value="-0.0518951">
            <text:p>-0.0518951</text:p>
          </table:table-cell>
          <table:table-cell office:value-type="float" office:value="245.052">
            <text:p>245.052</text:p>
          </table:table-cell>
          <table:table-cell office:value-type="float" office:value="-0.0389214">
            <text:p>-0.03892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961">
            <text:p>51.0961</text:p>
          </table:table-cell>
          <table:table-cell office:value-type="float" office:value="-0.110672">
            <text:p>-0.110672</text:p>
          </table:table-cell>
          <table:table-cell office:value-type="float" office:value="245.111">
            <text:p>245.111</text:p>
          </table:table-cell>
          <table:table-cell office:value-type="float" office:value="-0.083004">
            <text:p>-0.0830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362">
            <text:p>51.1362</text:p>
          </table:table-cell>
          <table:table-cell office:value-type="float" office:value="-0.213409">
            <text:p>-0.213409</text:p>
          </table:table-cell>
          <table:table-cell office:value-type="float" office:value="245.213">
            <text:p>245.213</text:p>
          </table:table-cell>
          <table:table-cell office:value-type="float" office:value="-0.160057">
            <text:p>-0.1600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703">
            <text:p>51.1703</text:p>
          </table:table-cell>
          <table:table-cell office:value-type="float" office:value="-0.300659">
            <text:p>-0.300659</text:p>
          </table:table-cell>
          <table:table-cell office:value-type="float" office:value="245.301">
            <text:p>245.301</text:p>
          </table:table-cell>
          <table:table-cell office:value-type="float" office:value="-0.225494">
            <text:p>-0.2254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03">
            <text:p>51.203</text:p>
          </table:table-cell>
          <table:table-cell office:value-type="float" office:value="-0.384277">
            <text:p>-0.384277</text:p>
          </table:table-cell>
          <table:table-cell office:value-type="float" office:value="245.384">
            <text:p>245.384</text:p>
          </table:table-cell>
          <table:table-cell office:value-type="float" office:value="-0.288208">
            <text:p>-0.2882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382">
            <text:p>51.2382</text:p>
          </table:table-cell>
          <table:table-cell office:value-type="float" office:value="-0.474136">
            <text:p>-0.474136</text:p>
          </table:table-cell>
          <table:table-cell office:value-type="float" office:value="245.474">
            <text:p>245.474</text:p>
          </table:table-cell>
          <table:table-cell office:value-type="float" office:value="-0.355602">
            <text:p>-0.3556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692">
            <text:p>51.2692</text:p>
          </table:table-cell>
          <table:table-cell office:value-type="float" office:value="-0.552994">
            <text:p>-0.552994</text:p>
          </table:table-cell>
          <table:table-cell office:value-type="float" office:value="245.553">
            <text:p>245.553</text:p>
          </table:table-cell>
          <table:table-cell office:value-type="float" office:value="-0.414745">
            <text:p>-0.4147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047">
            <text:p>51.3047</text:p>
          </table:table-cell>
          <table:table-cell office:value-type="float" office:value="-0.643387">
            <text:p>-0.643387</text:p>
          </table:table-cell>
          <table:table-cell office:value-type="float" office:value="245.643">
            <text:p>245.643</text:p>
          </table:table-cell>
          <table:table-cell office:value-type="float" office:value="-0.48254">
            <text:p>-0.482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375">
            <text:p>51.3375</text:p>
          </table:table-cell>
          <table:table-cell office:value-type="float" office:value="-0.726334">
            <text:p>-0.726334</text:p>
          </table:table-cell>
          <table:table-cell office:value-type="float" office:value="245.726">
            <text:p>245.726</text:p>
          </table:table-cell>
          <table:table-cell office:value-type="float" office:value="-0.54475">
            <text:p>-0.544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744">
            <text:p>51.3744</text:p>
          </table:table-cell>
          <table:table-cell office:value-type="float" office:value="-0.81955">
            <text:p>-0.81955</text:p>
          </table:table-cell>
          <table:table-cell office:value-type="float" office:value="245.82">
            <text:p>245.82</text:p>
          </table:table-cell>
          <table:table-cell office:value-type="float" office:value="-0.614662">
            <text:p>-0.6146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067">
            <text:p>51.4067</text:p>
          </table:table-cell>
          <table:table-cell office:value-type="float" office:value="-0.900848">
            <text:p>-0.900848</text:p>
          </table:table-cell>
          <table:table-cell office:value-type="float" office:value="245.901">
            <text:p>245.901</text:p>
          </table:table-cell>
          <table:table-cell office:value-type="float" office:value="-0.675636">
            <text:p>-0.6756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444">
            <text:p>51.4444</text:p>
          </table:table-cell>
          <table:table-cell office:value-type="float" office:value="-0.994781">
            <text:p>-0.994781</text:p>
          </table:table-cell>
          <table:table-cell office:value-type="float" office:value="245.995">
            <text:p>245.995</text:p>
          </table:table-cell>
          <table:table-cell office:value-type="float" office:value="-0.746086">
            <text:p>-0.7460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781">
            <text:p>51.4781</text:p>
          </table:table-cell>
          <table:table-cell office:value-type="float" office:value="-1.07838">
            <text:p>-1.07838</text:p>
          </table:table-cell>
          <table:table-cell office:value-type="float" office:value="246.078">
            <text:p>246.078</text:p>
          </table:table-cell>
          <table:table-cell office:value-type="float" office:value="-0.808788">
            <text:p>-0.8087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11">
            <text:p>51.511</text:p>
          </table:table-cell>
          <table:table-cell office:value-type="float" office:value="-1.15907">
            <text:p>-1.15907</text:p>
          </table:table-cell>
          <table:table-cell office:value-type="float" office:value="246.159">
            <text:p>246.159</text:p>
          </table:table-cell>
          <table:table-cell office:value-type="float" office:value="-0.869305">
            <text:p>-0.8693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31">
            <text:p>51.531</text:p>
          </table:table-cell>
          <table:table-cell office:value-type="float" office:value="-1.20801">
            <text:p>-1.20801</text:p>
          </table:table-cell>
          <table:table-cell office:value-type="float" office:value="246.208">
            <text:p>246.2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648">
            <text:p>51.5648</text:p>
          </table:table-cell>
          <table:table-cell office:value-type="float" office:value="-1.28983">
            <text:p>-1.28983</text:p>
          </table:table-cell>
          <table:table-cell office:value-type="float" office:value="246.29">
            <text:p>246.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975">
            <text:p>51.5975</text:p>
          </table:table-cell>
          <table:table-cell office:value-type="float" office:value="-1.36855">
            <text:p>-1.36855</text:p>
          </table:table-cell>
          <table:table-cell office:value-type="float" office:value="246.369">
            <text:p>246.3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177">
            <text:p>51.6177</text:p>
          </table:table-cell>
          <table:table-cell office:value-type="float" office:value="-1.41644">
            <text:p>-1.41644</text:p>
          </table:table-cell>
          <table:table-cell office:value-type="float" office:value="246.416">
            <text:p>246.4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503">
            <text:p>51.6503</text:p>
          </table:table-cell>
          <table:table-cell office:value-type="float" office:value="-1.4933">
            <text:p>-1.4933</text:p>
          </table:table-cell>
          <table:table-cell office:value-type="float" office:value="246.493">
            <text:p>246.4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871">
            <text:p>51.6871</text:p>
          </table:table-cell>
          <table:table-cell office:value-type="float" office:value="-1.57924">
            <text:p>-1.57924</text:p>
          </table:table-cell>
          <table:table-cell office:value-type="float" office:value="246.579">
            <text:p>246.5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1">
            <text:p>51.71</text:p>
          </table:table-cell>
          <table:table-cell office:value-type="float" office:value="-1.63191">
            <text:p>-1.63191</text:p>
          </table:table-cell>
          <table:table-cell office:value-type="float" office:value="246.632">
            <text:p>246.6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426">
            <text:p>51.7426</text:p>
          </table:table-cell>
          <table:table-cell office:value-type="float" office:value="-1.7058">
            <text:p>-1.7058</text:p>
          </table:table-cell>
          <table:table-cell office:value-type="float" office:value="246.706">
            <text:p>246.70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775">
            <text:p>51.7775</text:p>
          </table:table-cell>
          <table:table-cell office:value-type="float" office:value="-1.78398">
            <text:p>-1.78398</text:p>
          </table:table-cell>
          <table:table-cell office:value-type="float" office:value="246.784">
            <text:p>246.7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104">
            <text:p>51.8104</text:p>
          </table:table-cell>
          <table:table-cell office:value-type="float" office:value="-1.85646">
            <text:p>-1.85646</text:p>
          </table:table-cell>
          <table:table-cell office:value-type="float" office:value="246.856">
            <text:p>246.85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416">
            <text:p>51.8416</text:p>
          </table:table-cell>
          <table:table-cell office:value-type="float" office:value="-1.92398">
            <text:p>-1.92398</text:p>
          </table:table-cell>
          <table:table-cell office:value-type="float" office:value="246.924">
            <text:p>246.9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76">
            <text:p>51.876</text:p>
          </table:table-cell>
          <table:table-cell office:value-type="float" office:value="-1.99734">
            <text:p>-1.99734</text:p>
          </table:table-cell>
          <table:table-cell office:value-type="float" office:value="246.997">
            <text:p>246.9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082">
            <text:p>51.9082</text:p>
          </table:table-cell>
          <table:table-cell office:value-type="float" office:value="-2.06448">
            <text:p>-2.06448</text:p>
          </table:table-cell>
          <table:table-cell office:value-type="float" office:value="247.064">
            <text:p>247.0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456">
            <text:p>51.9456</text:p>
          </table:table-cell>
          <table:table-cell office:value-type="float" office:value="-2.14098">
            <text:p>-2.14098</text:p>
          </table:table-cell>
          <table:table-cell office:value-type="float" office:value="247.141">
            <text:p>247.1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783">
            <text:p>51.9783</text:p>
          </table:table-cell>
          <table:table-cell office:value-type="float" office:value="-2.20662">
            <text:p>-2.20662</text:p>
          </table:table-cell>
          <table:table-cell office:value-type="float" office:value="247.207">
            <text:p>247.2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13">
            <text:p>52.013</text:p>
          </table:table-cell>
          <table:table-cell office:value-type="float" office:value="-2.27466">
            <text:p>-2.27466</text:p>
          </table:table-cell>
          <table:table-cell office:value-type="float" office:value="247.275">
            <text:p>247.2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449">
            <text:p>52.0449</text:p>
          </table:table-cell>
          <table:table-cell office:value-type="float" office:value="-2.33569">
            <text:p>-2.33569</text:p>
          </table:table-cell>
          <table:table-cell office:value-type="float" office:value="247.336">
            <text:p>247.3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754">
            <text:p>52.0754</text:p>
          </table:table-cell>
          <table:table-cell office:value-type="float" office:value="-2.39255">
            <text:p>-2.39255</text:p>
          </table:table-cell>
          <table:table-cell office:value-type="float" office:value="247.393">
            <text:p>247.3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121">
            <text:p>52.1121</text:p>
          </table:table-cell>
          <table:table-cell office:value-type="float" office:value="-2.45959">
            <text:p>-2.45959</text:p>
          </table:table-cell>
          <table:table-cell office:value-type="float" office:value="247.46">
            <text:p>247.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444">
            <text:p>52.1444</text:p>
          </table:table-cell>
          <table:table-cell office:value-type="float" office:value="-2.51685">
            <text:p>-2.51685</text:p>
          </table:table-cell>
          <table:table-cell office:value-type="float" office:value="247.517">
            <text:p>247.5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782">
            <text:p>52.1782</text:p>
          </table:table-cell>
          <table:table-cell office:value-type="float" office:value="-2.57513">
            <text:p>-2.57513</text:p>
          </table:table-cell>
          <table:table-cell office:value-type="float" office:value="247.575">
            <text:p>247.5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12">
            <text:p>52.212</text:p>
          </table:table-cell>
          <table:table-cell office:value-type="float" office:value="-2.63193">
            <text:p>-2.63193</text:p>
          </table:table-cell>
          <table:table-cell office:value-type="float" office:value="247.632">
            <text:p>247.6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44">
            <text:p>52.244</text:p>
          </table:table-cell>
          <table:table-cell office:value-type="float" office:value="-2.68391">
            <text:p>-2.68391</text:p>
          </table:table-cell>
          <table:table-cell office:value-type="float" office:value="247.684">
            <text:p>247.6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64">
            <text:p>52.264</text:p>
          </table:table-cell>
          <table:table-cell office:value-type="float" office:value="-2.71588">
            <text:p>-2.71588</text:p>
          </table:table-cell>
          <table:table-cell office:value-type="float" office:value="247.716">
            <text:p>247.7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962">
            <text:p>52.2962</text:p>
          </table:table-cell>
          <table:table-cell office:value-type="float" office:value="-2.76562">
            <text:p>-2.76562</text:p>
          </table:table-cell>
          <table:table-cell office:value-type="float" office:value="247.766">
            <text:p>247.7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285">
            <text:p>52.3285</text:p>
          </table:table-cell>
          <table:table-cell office:value-type="float" office:value="-2.81412">
            <text:p>-2.81412</text:p>
          </table:table-cell>
          <table:table-cell office:value-type="float" office:value="247.814">
            <text:p>247.8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627">
            <text:p>52.3627</text:p>
          </table:table-cell>
          <table:table-cell office:value-type="float" office:value="-2.86354">
            <text:p>-2.86354</text:p>
          </table:table-cell>
          <table:table-cell office:value-type="float" office:value="247.864">
            <text:p>247.8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945">
            <text:p>52.3945</text:p>
          </table:table-cell>
          <table:table-cell office:value-type="float" office:value="-2.90814">
            <text:p>-2.90814</text:p>
          </table:table-cell>
          <table:table-cell office:value-type="float" office:value="247.908">
            <text:p>247.9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299">
            <text:p>52.4299</text:p>
          </table:table-cell>
          <table:table-cell office:value-type="float" office:value="-2.95576">
            <text:p>-2.95576</text:p>
          </table:table-cell>
          <table:table-cell office:value-type="float" office:value="247.956">
            <text:p>247.95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658">
            <text:p>52.4658</text:p>
          </table:table-cell>
          <table:table-cell office:value-type="float" office:value="-3.00211">
            <text:p>-3.00211</text:p>
          </table:table-cell>
          <table:table-cell office:value-type="float" office:value="248.002">
            <text:p>248.0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012">
            <text:p>52.5012</text:p>
          </table:table-cell>
          <table:table-cell office:value-type="float" office:value="-3.04588">
            <text:p>-3.04588</text:p>
          </table:table-cell>
          <table:table-cell office:value-type="float" office:value="248.046">
            <text:p>248.0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32">
            <text:p>52.532</text:p>
          </table:table-cell>
          <table:table-cell office:value-type="float" office:value="-3.08241">
            <text:p>-3.08241</text:p>
          </table:table-cell>
          <table:table-cell office:value-type="float" office:value="248.082">
            <text:p>248.0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63">
            <text:p>52.563</text:p>
          </table:table-cell>
          <table:table-cell office:value-type="float" office:value="-3.11761">
            <text:p>-3.11761</text:p>
          </table:table-cell>
          <table:table-cell office:value-type="float" office:value="248.118">
            <text:p>248.1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836">
            <text:p>52.5836</text:p>
          </table:table-cell>
          <table:table-cell office:value-type="float" office:value="-3.14017">
            <text:p>-3.14017</text:p>
          </table:table-cell>
          <table:table-cell office:value-type="float" office:value="248.14">
            <text:p>248.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158">
            <text:p>52.6158</text:p>
          </table:table-cell>
          <table:table-cell office:value-type="float" office:value="-3.17409">
            <text:p>-3.17409</text:p>
          </table:table-cell>
          <table:table-cell office:value-type="float" office:value="248.174">
            <text:p>248.1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485">
            <text:p>52.6485</text:p>
          </table:table-cell>
          <table:table-cell office:value-type="float" office:value="-3.20697">
            <text:p>-3.20697</text:p>
          </table:table-cell>
          <table:table-cell office:value-type="float" office:value="248.207">
            <text:p>248.2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843">
            <text:p>52.6843</text:p>
          </table:table-cell>
          <table:table-cell office:value-type="float" office:value="-3.24104">
            <text:p>-3.24104</text:p>
          </table:table-cell>
          <table:table-cell office:value-type="float" office:value="248.241">
            <text:p>248.2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151">
            <text:p>52.7151</text:p>
          </table:table-cell>
          <table:table-cell office:value-type="float" office:value="-3.2686">
            <text:p>-3.2686</text:p>
          </table:table-cell>
          <table:table-cell office:value-type="float" office:value="248.269">
            <text:p>248.2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518">
            <text:p>52.7518</text:p>
          </table:table-cell>
          <table:table-cell office:value-type="float" office:value="-3.29968">
            <text:p>-3.29968</text:p>
          </table:table-cell>
          <table:table-cell office:value-type="float" office:value="248.3">
            <text:p>248.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844">
            <text:p>52.7844</text:p>
          </table:table-cell>
          <table:table-cell office:value-type="float" office:value="-3.32559">
            <text:p>-3.32559</text:p>
          </table:table-cell>
          <table:table-cell office:value-type="float" office:value="248.326">
            <text:p>248.3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199">
            <text:p>52.8199</text:p>
          </table:table-cell>
          <table:table-cell office:value-type="float" office:value="-3.35197">
            <text:p>-3.35197</text:p>
          </table:table-cell>
          <table:table-cell office:value-type="float" office:value="248.352">
            <text:p>248.3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509">
            <text:p>52.8509</text:p>
          </table:table-cell>
          <table:table-cell office:value-type="float" office:value="-3.37337">
            <text:p>-3.37337</text:p>
          </table:table-cell>
          <table:table-cell office:value-type="float" office:value="248.373">
            <text:p>248.3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853">
            <text:p>52.8853</text:p>
          </table:table-cell>
          <table:table-cell office:value-type="float" office:value="-3.39542">
            <text:p>-3.39542</text:p>
          </table:table-cell>
          <table:table-cell office:value-type="float" office:value="248.395">
            <text:p>248.3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185">
            <text:p>52.9185</text:p>
          </table:table-cell>
          <table:table-cell office:value-type="float" office:value="-3.41515">
            <text:p>-3.41515</text:p>
          </table:table-cell>
          <table:table-cell office:value-type="float" office:value="248.415">
            <text:p>248.4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504">
            <text:p>52.9504</text:p>
          </table:table-cell>
          <table:table-cell office:value-type="float" office:value="-3.43248">
            <text:p>-3.43248</text:p>
          </table:table-cell>
          <table:table-cell office:value-type="float" office:value="248.432">
            <text:p>248.4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852">
            <text:p>52.9852</text:p>
          </table:table-cell>
          <table:table-cell office:value-type="float" office:value="-3.44963">
            <text:p>-3.44963</text:p>
          </table:table-cell>
          <table:table-cell office:value-type="float" office:value="248.45">
            <text:p>248.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172">
            <text:p>53.0172</text:p>
          </table:table-cell>
          <table:table-cell office:value-type="float" office:value="-3.46379">
            <text:p>-3.46379</text:p>
          </table:table-cell>
          <table:table-cell office:value-type="float" office:value="248.464">
            <text:p>248.4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504">
            <text:p>53.0504</text:p>
          </table:table-cell>
          <table:table-cell office:value-type="float" office:value="-3.47704">
            <text:p>-3.47704</text:p>
          </table:table-cell>
          <table:table-cell office:value-type="float" office:value="248.477">
            <text:p>248.4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817">
            <text:p>53.0817</text:p>
          </table:table-cell>
          <table:table-cell office:value-type="float" office:value="-3.48807">
            <text:p>-3.48807</text:p>
          </table:table-cell>
          <table:table-cell office:value-type="float" office:value="248.488">
            <text:p>248.4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172">
            <text:p>53.1172</text:p>
          </table:table-cell>
          <table:table-cell office:value-type="float" office:value="-3.49892">
            <text:p>-3.49892</text:p>
          </table:table-cell>
          <table:table-cell office:value-type="float" office:value="248.499">
            <text:p>248.4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395">
            <text:p>53.1395</text:p>
          </table:table-cell>
          <table:table-cell office:value-type="float" office:value="-3.50484">
            <text:p>-3.50484</text:p>
          </table:table-cell>
          <table:table-cell office:value-type="float" office:value="248.505">
            <text:p>248.5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717">
            <text:p>53.1717</text:p>
          </table:table-cell>
          <table:table-cell office:value-type="float" office:value="-3.51219">
            <text:p>-3.51219</text:p>
          </table:table-cell>
          <table:table-cell office:value-type="float" office:value="248.512">
            <text:p>248.5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05">
            <text:p>53.205</text:p>
          </table:table-cell>
          <table:table-cell office:value-type="float" office:value="-3.51825">
            <text:p>-3.51825</text:p>
          </table:table-cell>
          <table:table-cell office:value-type="float" office:value="248.518">
            <text:p>248.5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396">
            <text:p>53.2396</text:p>
          </table:table-cell>
          <table:table-cell office:value-type="float" office:value="-3.52306">
            <text:p>-3.52306</text:p>
          </table:table-cell>
          <table:table-cell office:value-type="float" office:value="248.523">
            <text:p>248.5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738">
            <text:p>53.2738</text:p>
          </table:table-cell>
          <table:table-cell office:value-type="float" office:value="-3.52617">
            <text:p>-3.52617</text:p>
          </table:table-cell>
          <table:table-cell office:value-type="float" office:value="248.526">
            <text:p>248.5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088">
            <text:p>53.3088</text:p>
          </table:table-cell>
          <table:table-cell office:value-type="float" office:value="-3.5278">
            <text:p>-3.5278</text:p>
          </table:table-cell>
          <table:table-cell office:value-type="float" office:value="248.528">
            <text:p>248.5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432">
            <text:p>53.3432</text:p>
          </table:table-cell>
          <table:table-cell office:value-type="float" office:value="-3.52786">
            <text:p>-3.52786</text:p>
          </table:table-cell>
          <table:table-cell office:value-type="float" office:value="248.528">
            <text:p>248.5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802">
            <text:p>53.3802</text:p>
          </table:table-cell>
          <table:table-cell office:value-type="float" office:value="-3.52617">
            <text:p>-3.52617</text:p>
          </table:table-cell>
          <table:table-cell office:value-type="float" office:value="248.526">
            <text:p>248.5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154">
            <text:p>53.4154</text:p>
          </table:table-cell>
          <table:table-cell office:value-type="float" office:value="-3.52307">
            <text:p>-3.52307</text:p>
          </table:table-cell>
          <table:table-cell office:value-type="float" office:value="248.523">
            <text:p>248.5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497">
            <text:p>53.4497</text:p>
          </table:table-cell>
          <table:table-cell office:value-type="float" office:value="-3.51849">
            <text:p>-3.51849</text:p>
          </table:table-cell>
          <table:table-cell office:value-type="float" office:value="248.518">
            <text:p>248.5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703">
            <text:p>53.4703</text:p>
          </table:table-cell>
          <table:table-cell office:value-type="float" office:value="-3.51506">
            <text:p>-3.51506</text:p>
          </table:table-cell>
          <table:table-cell office:value-type="float" office:value="248.515">
            <text:p>248.5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034">
            <text:p>53.5034</text:p>
          </table:table-cell>
          <table:table-cell office:value-type="float" office:value="-3.50853">
            <text:p>-3.50853</text:p>
          </table:table-cell>
          <table:table-cell office:value-type="float" office:value="248.509">
            <text:p>248.5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366">
            <text:p>53.5366</text:p>
          </table:table-cell>
          <table:table-cell office:value-type="float" office:value="-3.50064">
            <text:p>-3.50064</text:p>
          </table:table-cell>
          <table:table-cell office:value-type="float" office:value="248.501">
            <text:p>248.5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714">
            <text:p>53.5714</text:p>
          </table:table-cell>
          <table:table-cell office:value-type="float" office:value="-3.49107">
            <text:p>-3.49107</text:p>
          </table:table-cell>
          <table:table-cell office:value-type="float" office:value="248.491">
            <text:p>248.4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024">
            <text:p>53.6024</text:p>
          </table:table-cell>
          <table:table-cell office:value-type="float" office:value="-3.48134">
            <text:p>-3.48134</text:p>
          </table:table-cell>
          <table:table-cell office:value-type="float" office:value="248.481">
            <text:p>248.48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371">
            <text:p>53.6371</text:p>
          </table:table-cell>
          <table:table-cell office:value-type="float" office:value="-3.46915">
            <text:p>-3.46915</text:p>
          </table:table-cell>
          <table:table-cell office:value-type="float" office:value="248.469">
            <text:p>248.4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681">
            <text:p>53.6681</text:p>
          </table:table-cell>
          <table:table-cell office:value-type="float" office:value="-3.4572">
            <text:p>-3.4572</text:p>
          </table:table-cell>
          <table:table-cell office:value-type="float" office:value="248.457">
            <text:p>248.4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032">
            <text:p>53.7032</text:p>
          </table:table-cell>
          <table:table-cell office:value-type="float" office:value="-3.44241">
            <text:p>-3.44241</text:p>
          </table:table-cell>
          <table:table-cell office:value-type="float" office:value="248.442">
            <text:p>248.4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348">
            <text:p>53.7348</text:p>
          </table:table-cell>
          <table:table-cell office:value-type="float" office:value="-3.42804">
            <text:p>-3.42804</text:p>
          </table:table-cell>
          <table:table-cell office:value-type="float" office:value="248.428">
            <text:p>248.4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672">
            <text:p>53.7672</text:p>
          </table:table-cell>
          <table:table-cell office:value-type="float" office:value="-3.41219">
            <text:p>-3.41219</text:p>
          </table:table-cell>
          <table:table-cell office:value-type="float" office:value="248.412">
            <text:p>248.4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018">
            <text:p>53.8018</text:p>
          </table:table-cell>
          <table:table-cell office:value-type="float" office:value="-3.39397">
            <text:p>-3.39397</text:p>
          </table:table-cell>
          <table:table-cell office:value-type="float" office:value="248.394">
            <text:p>248.3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339">
            <text:p>53.8339</text:p>
          </table:table-cell>
          <table:table-cell office:value-type="float" office:value="-3.37607">
            <text:p>-3.37607</text:p>
          </table:table-cell>
          <table:table-cell office:value-type="float" office:value="248.376">
            <text:p>248.3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652">
            <text:p>53.8652</text:p>
          </table:table-cell>
          <table:table-cell office:value-type="float" office:value="-3.35759">
            <text:p>-3.35759</text:p>
          </table:table-cell>
          <table:table-cell office:value-type="float" office:value="248.358">
            <text:p>248.3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006">
            <text:p>53.9006</text:p>
          </table:table-cell>
          <table:table-cell office:value-type="float" office:value="-3.33562">
            <text:p>-3.33562</text:p>
          </table:table-cell>
          <table:table-cell office:value-type="float" office:value="248.336">
            <text:p>248.3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349">
            <text:p>53.9349</text:p>
          </table:table-cell>
          <table:table-cell office:value-type="float" office:value="-3.3132">
            <text:p>-3.3132</text:p>
          </table:table-cell>
          <table:table-cell office:value-type="float" office:value="248.313">
            <text:p>248.3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674">
            <text:p>53.9674</text:p>
          </table:table-cell>
          <table:table-cell office:value-type="float" office:value="-3.29099">
            <text:p>-3.29099</text:p>
          </table:table-cell>
          <table:table-cell office:value-type="float" office:value="248.291">
            <text:p>248.2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875">
            <text:p>53.9875</text:p>
          </table:table-cell>
          <table:table-cell office:value-type="float" office:value="-3.2767">
            <text:p>-3.2767</text:p>
          </table:table-cell>
          <table:table-cell office:value-type="float" office:value="248.277">
            <text:p>248.2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208">
            <text:p>54.0208</text:p>
          </table:table-cell>
          <table:table-cell office:value-type="float" office:value="-3.25238">
            <text:p>-3.25238</text:p>
          </table:table-cell>
          <table:table-cell office:value-type="float" office:value="248.252">
            <text:p>248.2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569">
            <text:p>54.0569</text:p>
          </table:table-cell>
          <table:table-cell office:value-type="float" office:value="-3.22481">
            <text:p>-3.22481</text:p>
          </table:table-cell>
          <table:table-cell office:value-type="float" office:value="248.225">
            <text:p>248.2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905">
            <text:p>54.0905</text:p>
          </table:table-cell>
          <table:table-cell office:value-type="float" office:value="-3.1982">
            <text:p>-3.1982</text:p>
          </table:table-cell>
          <table:table-cell office:value-type="float" office:value="248.198">
            <text:p>248.1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26">
            <text:p>54.126</text:p>
          </table:table-cell>
          <table:table-cell office:value-type="float" office:value="-3.16907">
            <text:p>-3.16907</text:p>
          </table:table-cell>
          <table:table-cell office:value-type="float" office:value="248.169">
            <text:p>248.1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595">
            <text:p>54.1595</text:p>
          </table:table-cell>
          <table:table-cell office:value-type="float" office:value="-3.14067">
            <text:p>-3.14067</text:p>
          </table:table-cell>
          <table:table-cell office:value-type="float" office:value="248.141">
            <text:p>248.1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921">
            <text:p>54.1921</text:p>
          </table:table-cell>
          <table:table-cell office:value-type="float" office:value="-3.11221">
            <text:p>-3.11221</text:p>
          </table:table-cell>
          <table:table-cell office:value-type="float" office:value="248.112">
            <text:p>248.1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295">
            <text:p>54.2295</text:p>
          </table:table-cell>
          <table:table-cell office:value-type="float" office:value="-3.07849">
            <text:p>-3.07849</text:p>
          </table:table-cell>
          <table:table-cell office:value-type="float" office:value="248.078">
            <text:p>248.0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634">
            <text:p>54.2634</text:p>
          </table:table-cell>
          <table:table-cell office:value-type="float" office:value="-3.04716">
            <text:p>-3.04716</text:p>
          </table:table-cell>
          <table:table-cell office:value-type="float" office:value="248.047">
            <text:p>248.0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007">
            <text:p>54.3007</text:p>
          </table:table-cell>
          <table:table-cell office:value-type="float" office:value="-3.0116">
            <text:p>-3.0116</text:p>
          </table:table-cell>
          <table:table-cell office:value-type="float" office:value="248.012">
            <text:p>248.0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345">
            <text:p>54.3345</text:p>
          </table:table-cell>
          <table:table-cell office:value-type="float" office:value="-2.97859">
            <text:p>-2.97859</text:p>
          </table:table-cell>
          <table:table-cell office:value-type="float" office:value="247.979">
            <text:p>247.9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662">
            <text:p>54.3662</text:p>
          </table:table-cell>
          <table:table-cell office:value-type="float" office:value="-2.94696">
            <text:p>-2.94696</text:p>
          </table:table-cell>
          <table:table-cell office:value-type="float" office:value="247.947">
            <text:p>247.9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018">
            <text:p>54.4018</text:p>
          </table:table-cell>
          <table:table-cell office:value-type="float" office:value="-2.9106">
            <text:p>-2.9106</text:p>
          </table:table-cell>
          <table:table-cell office:value-type="float" office:value="247.911">
            <text:p>247.9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374">
            <text:p>54.4374</text:p>
          </table:table-cell>
          <table:table-cell office:value-type="float" office:value="-2.87343">
            <text:p>-2.87343</text:p>
          </table:table-cell>
          <table:table-cell office:value-type="float" office:value="247.873">
            <text:p>247.8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753">
            <text:p>54.4753</text:p>
          </table:table-cell>
          <table:table-cell office:value-type="float" office:value="-2.83289">
            <text:p>-2.83289</text:p>
          </table:table-cell>
          <table:table-cell office:value-type="float" office:value="247.833">
            <text:p>247.8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086">
            <text:p>54.5086</text:p>
          </table:table-cell>
          <table:table-cell office:value-type="float" office:value="-2.79668">
            <text:p>-2.79668</text:p>
          </table:table-cell>
          <table:table-cell office:value-type="float" office:value="247.797">
            <text:p>247.7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424">
            <text:p>54.5424</text:p>
          </table:table-cell>
          <table:table-cell office:value-type="float" office:value="-2.75929">
            <text:p>-2.75929</text:p>
          </table:table-cell>
          <table:table-cell office:value-type="float" office:value="247.759">
            <text:p>247.75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776">
            <text:p>54.5776</text:p>
          </table:table-cell>
          <table:table-cell office:value-type="float" office:value="-2.71948">
            <text:p>-2.71948</text:p>
          </table:table-cell>
          <table:table-cell office:value-type="float" office:value="247.719">
            <text:p>247.7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124">
            <text:p>54.6124</text:p>
          </table:table-cell>
          <table:table-cell office:value-type="float" office:value="-2.67949">
            <text:p>-2.67949</text:p>
          </table:table-cell>
          <table:table-cell office:value-type="float" office:value="247.679">
            <text:p>247.6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447">
            <text:p>54.6447</text:p>
          </table:table-cell>
          <table:table-cell office:value-type="float" office:value="-2.64178">
            <text:p>-2.64178</text:p>
          </table:table-cell>
          <table:table-cell office:value-type="float" office:value="247.642">
            <text:p>247.6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654">
            <text:p>54.6654</text:p>
          </table:table-cell>
          <table:table-cell office:value-type="float" office:value="-2.61729">
            <text:p>-2.61729</text:p>
          </table:table-cell>
          <table:table-cell office:value-type="float" office:value="247.617">
            <text:p>247.6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001">
            <text:p>54.7001</text:p>
          </table:table-cell>
          <table:table-cell office:value-type="float" office:value="-2.57576">
            <text:p>-2.57576</text:p>
          </table:table-cell>
          <table:table-cell office:value-type="float" office:value="247.576">
            <text:p>247.5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363">
            <text:p>54.7363</text:p>
          </table:table-cell>
          <table:table-cell office:value-type="float" office:value="-2.53183">
            <text:p>-2.53183</text:p>
          </table:table-cell>
          <table:table-cell office:value-type="float" office:value="247.532">
            <text:p>247.5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69">
            <text:p>54.769</text:p>
          </table:table-cell>
          <table:table-cell office:value-type="float" office:value="-2.49159">
            <text:p>-2.49159</text:p>
          </table:table-cell>
          <table:table-cell office:value-type="float" office:value="247.492">
            <text:p>247.4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898">
            <text:p>54.7898</text:p>
          </table:table-cell>
          <table:table-cell office:value-type="float" office:value="-2.46567">
            <text:p>-2.46567</text:p>
          </table:table-cell>
          <table:table-cell office:value-type="float" office:value="247.466">
            <text:p>247.4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237">
            <text:p>54.8237</text:p>
          </table:table-cell>
          <table:table-cell office:value-type="float" office:value="-2.42297">
            <text:p>-2.42297</text:p>
          </table:table-cell>
          <table:table-cell office:value-type="float" office:value="247.423">
            <text:p>247.4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583">
            <text:p>54.8583</text:p>
          </table:table-cell>
          <table:table-cell office:value-type="float" office:value="-2.37909">
            <text:p>-2.37909</text:p>
          </table:table-cell>
          <table:table-cell office:value-type="float" office:value="247.379">
            <text:p>247.3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903">
            <text:p>54.8903</text:p>
          </table:table-cell>
          <table:table-cell office:value-type="float" office:value="-2.33795">
            <text:p>-2.33795</text:p>
          </table:table-cell>
          <table:table-cell office:value-type="float" office:value="247.338">
            <text:p>247.3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279">
            <text:p>54.9279</text:p>
          </table:table-cell>
          <table:table-cell office:value-type="float" office:value="-2.28903">
            <text:p>-2.28903</text:p>
          </table:table-cell>
          <table:table-cell office:value-type="float" office:value="247.289">
            <text:p>247.2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629">
            <text:p>54.9629</text:p>
          </table:table-cell>
          <table:table-cell office:value-type="float" office:value="-2.24284">
            <text:p>-2.24284</text:p>
          </table:table-cell>
          <table:table-cell office:value-type="float" office:value="247.243">
            <text:p>247.2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849">
            <text:p>54.9849</text:p>
          </table:table-cell>
          <table:table-cell office:value-type="float" office:value="-2.21353">
            <text:p>-2.21353</text:p>
          </table:table-cell>
          <table:table-cell office:value-type="float" office:value="247.214">
            <text:p>247.2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18">
            <text:p>55.018</text:p>
          </table:table-cell>
          <table:table-cell office:value-type="float" office:value="-2.1693">
            <text:p>-2.1693</text:p>
          </table:table-cell>
          <table:table-cell office:value-type="float" office:value="247.169">
            <text:p>247.1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504">
            <text:p>55.0504</text:p>
          </table:table-cell>
          <table:table-cell office:value-type="float" office:value="-2.1256">
            <text:p>-2.1256</text:p>
          </table:table-cell>
          <table:table-cell office:value-type="float" office:value="247.126">
            <text:p>247.1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817">
            <text:p>55.0817</text:p>
          </table:table-cell>
          <table:table-cell office:value-type="float" office:value="-2.08293">
            <text:p>-2.08293</text:p>
          </table:table-cell>
          <table:table-cell office:value-type="float" office:value="247.083">
            <text:p>247.0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13">
            <text:p>55.113</text:p>
          </table:table-cell>
          <table:table-cell office:value-type="float" office:value="-2.04007">
            <text:p>-2.04007</text:p>
          </table:table-cell>
          <table:table-cell office:value-type="float" office:value="247.04">
            <text:p>247.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332">
            <text:p>55.1332</text:p>
          </table:table-cell>
          <table:table-cell office:value-type="float" office:value="-2.01204">
            <text:p>-2.01204</text:p>
          </table:table-cell>
          <table:table-cell office:value-type="float" office:value="247.012">
            <text:p>247.0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692">
            <text:p>55.1692</text:p>
          </table:table-cell>
          <table:table-cell office:value-type="float" office:value="-1.96199">
            <text:p>-1.96199</text:p>
          </table:table-cell>
          <table:table-cell office:value-type="float" office:value="246.962">
            <text:p>246.9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038">
            <text:p>55.2038</text:p>
          </table:table-cell>
          <table:table-cell office:value-type="float" office:value="-1.91344">
            <text:p>-1.91344</text:p>
          </table:table-cell>
          <table:table-cell office:value-type="float" office:value="246.913">
            <text:p>246.9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352">
            <text:p>55.2352</text:p>
          </table:table-cell>
          <table:table-cell office:value-type="float" office:value="-1.86909">
            <text:p>-1.86909</text:p>
          </table:table-cell>
          <table:table-cell office:value-type="float" office:value="246.869">
            <text:p>246.8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706">
            <text:p>55.2706</text:p>
          </table:table-cell>
          <table:table-cell office:value-type="float" office:value="-1.81876">
            <text:p>-1.81876</text:p>
          </table:table-cell>
          <table:table-cell office:value-type="float" office:value="246.819">
            <text:p>246.8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045">
            <text:p>55.3045</text:p>
          </table:table-cell>
          <table:table-cell office:value-type="float" office:value="-1.77011">
            <text:p>-1.77011</text:p>
          </table:table-cell>
          <table:table-cell office:value-type="float" office:value="246.77">
            <text:p>246.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365">
            <text:p>55.3365</text:p>
          </table:table-cell>
          <table:table-cell office:value-type="float" office:value="-1.72391">
            <text:p>-1.72391</text:p>
          </table:table-cell>
          <table:table-cell office:value-type="float" office:value="246.724">
            <text:p>246.7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693">
            <text:p>55.3693</text:p>
          </table:table-cell>
          <table:table-cell office:value-type="float" office:value="-1.67635">
            <text:p>-1.67635</text:p>
          </table:table-cell>
          <table:table-cell office:value-type="float" office:value="246.676">
            <text:p>246.6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008">
            <text:p>55.4008</text:p>
          </table:table-cell>
          <table:table-cell office:value-type="float" office:value="-1.63057">
            <text:p>-1.63057</text:p>
          </table:table-cell>
          <table:table-cell office:value-type="float" office:value="246.631">
            <text:p>246.6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33">
            <text:p>55.433</text:p>
          </table:table-cell>
          <table:table-cell office:value-type="float" office:value="-1.58321">
            <text:p>-1.58321</text:p>
          </table:table-cell>
          <table:table-cell office:value-type="float" office:value="246.583">
            <text:p>246.5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652">
            <text:p>55.4652</text:p>
          </table:table-cell>
          <table:table-cell office:value-type="float" office:value="-1.53566">
            <text:p>-1.53566</text:p>
          </table:table-cell>
          <table:table-cell office:value-type="float" office:value="246.536">
            <text:p>246.5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021">
            <text:p>55.5021</text:p>
          </table:table-cell>
          <table:table-cell office:value-type="float" office:value="-1.48085">
            <text:p>-1.48085</text:p>
          </table:table-cell>
          <table:table-cell office:value-type="float" office:value="246.481">
            <text:p>246.48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354">
            <text:p>55.5354</text:p>
          </table:table-cell>
          <table:table-cell office:value-type="float" office:value="-1.4313">
            <text:p>-1.4313</text:p>
          </table:table-cell>
          <table:table-cell office:value-type="float" office:value="246.431">
            <text:p>246.4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692">
            <text:p>55.5692</text:p>
          </table:table-cell>
          <table:table-cell office:value-type="float" office:value="-1.38057">
            <text:p>-1.38057</text:p>
          </table:table-cell>
          <table:table-cell office:value-type="float" office:value="246.381">
            <text:p>246.38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075">
            <text:p>55.6075</text:p>
          </table:table-cell>
          <table:table-cell office:value-type="float" office:value="-1.32285">
            <text:p>-1.32285</text:p>
          </table:table-cell>
          <table:table-cell office:value-type="float" office:value="246.323">
            <text:p>246.3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415">
            <text:p>55.6415</text:p>
          </table:table-cell>
          <table:table-cell office:value-type="float" office:value="-1.2715">
            <text:p>-1.2715</text:p>
          </table:table-cell>
          <table:table-cell office:value-type="float" office:value="246.271">
            <text:p>246.2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767">
            <text:p>55.6767</text:p>
          </table:table-cell>
          <table:table-cell office:value-type="float" office:value="-1.21791">
            <text:p>-1.21791</text:p>
          </table:table-cell>
          <table:table-cell office:value-type="float" office:value="246.218">
            <text:p>246.2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111">
            <text:p>55.7111</text:p>
          </table:table-cell>
          <table:table-cell office:value-type="float" office:value="-1.16547">
            <text:p>-1.16547</text:p>
          </table:table-cell>
          <table:table-cell office:value-type="float" office:value="246.165">
            <text:p>246.165</text:p>
          </table:table-cell>
          <table:table-cell office:value-type="float" office:value="-0.8741">
            <text:p>-0.87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434">
            <text:p>55.7434</text:p>
          </table:table-cell>
          <table:table-cell office:value-type="float" office:value="-1.11601">
            <text:p>-1.11601</text:p>
          </table:table-cell>
          <table:table-cell office:value-type="float" office:value="246.116">
            <text:p>246.116</text:p>
          </table:table-cell>
          <table:table-cell office:value-type="float" office:value="-0.837009">
            <text:p>-0.8370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745">
            <text:p>55.7745</text:p>
          </table:table-cell>
          <table:table-cell office:value-type="float" office:value="-1.06812">
            <text:p>-1.06812</text:p>
          </table:table-cell>
          <table:table-cell office:value-type="float" office:value="246.068">
            <text:p>246.068</text:p>
          </table:table-cell>
          <table:table-cell office:value-type="float" office:value="-0.801086">
            <text:p>-0.8010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95">
            <text:p>55.795</text:p>
          </table:table-cell>
          <table:table-cell office:value-type="float" office:value="-1.03648">
            <text:p>-1.03648</text:p>
          </table:table-cell>
          <table:table-cell office:value-type="float" office:value="246.036">
            <text:p>246.036</text:p>
          </table:table-cell>
          <table:table-cell office:value-type="float" office:value="-0.777363">
            <text:p>-0.7773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32">
            <text:p>55.832</text:p>
          </table:table-cell>
          <table:table-cell office:value-type="float" office:value="-0.979309">
            <text:p>-0.979309</text:p>
          </table:table-cell>
          <table:table-cell office:value-type="float" office:value="245.979">
            <text:p>245.979</text:p>
          </table:table-cell>
          <table:table-cell office:value-type="float" office:value="-0.734482">
            <text:p>-0.7344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645">
            <text:p>55.8645</text:p>
          </table:table-cell>
          <table:table-cell office:value-type="float" office:value="-0.928894">
            <text:p>-0.928894</text:p>
          </table:table-cell>
          <table:table-cell office:value-type="float" office:value="245.929">
            <text:p>245.929</text:p>
          </table:table-cell>
          <table:table-cell office:value-type="float" office:value="-0.696671">
            <text:p>-0.6966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847">
            <text:p>55.8847</text:p>
          </table:table-cell>
          <table:table-cell office:value-type="float" office:value="-0.897491">
            <text:p>-0.897491</text:p>
          </table:table-cell>
          <table:table-cell office:value-type="float" office:value="245.897">
            <text:p>245.897</text:p>
          </table:table-cell>
          <table:table-cell office:value-type="float" office:value="-0.673119">
            <text:p>-0.6731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177">
            <text:p>55.9177</text:p>
          </table:table-cell>
          <table:table-cell office:value-type="float" office:value="-0.846054">
            <text:p>-0.846054</text:p>
          </table:table-cell>
          <table:table-cell office:value-type="float" office:value="245.846">
            <text:p>245.846</text:p>
          </table:table-cell>
          <table:table-cell office:value-type="float" office:value="-0.634541">
            <text:p>-0.6345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537">
            <text:p>55.9537</text:p>
          </table:table-cell>
          <table:table-cell office:value-type="float" office:value="-0.78981">
            <text:p>-0.78981</text:p>
          </table:table-cell>
          <table:table-cell office:value-type="float" office:value="245.79">
            <text:p>245.79</text:p>
          </table:table-cell>
          <table:table-cell office:value-type="float" office:value="-0.592358">
            <text:p>-0.5923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905">
            <text:p>55.9905</text:p>
          </table:table-cell>
          <table:table-cell office:value-type="float" office:value="-0.732193">
            <text:p>-0.732193</text:p>
          </table:table-cell>
          <table:table-cell office:value-type="float" office:value="245.732">
            <text:p>245.732</text:p>
          </table:table-cell>
          <table:table-cell office:value-type="float" office:value="-0.549145">
            <text:p>-0.5491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241">
            <text:p>56.0241</text:p>
          </table:table-cell>
          <table:table-cell office:value-type="float" office:value="-0.67952">
            <text:p>-0.67952</text:p>
          </table:table-cell>
          <table:table-cell office:value-type="float" office:value="245.68">
            <text:p>245.68</text:p>
          </table:table-cell>
          <table:table-cell office:value-type="float" office:value="-0.50964">
            <text:p>-0.509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58">
            <text:p>56.058</text:p>
          </table:table-cell>
          <table:table-cell office:value-type="float" office:value="-0.626144">
            <text:p>-0.626144</text:p>
          </table:table-cell>
          <table:table-cell office:value-type="float" office:value="245.626">
            <text:p>245.626</text:p>
          </table:table-cell>
          <table:table-cell office:value-type="float" office:value="-0.469608">
            <text:p>-0.4696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952">
            <text:p>56.0952</text:p>
          </table:table-cell>
          <table:table-cell office:value-type="float" office:value="-0.567535">
            <text:p>-0.567535</text:p>
          </table:table-cell>
          <table:table-cell office:value-type="float" office:value="245.568">
            <text:p>245.568</text:p>
          </table:table-cell>
          <table:table-cell office:value-type="float" office:value="-0.425652">
            <text:p>-0.4256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287">
            <text:p>56.1287</text:p>
          </table:table-cell>
          <table:table-cell office:value-type="float" office:value="-0.514526">
            <text:p>-0.514526</text:p>
          </table:table-cell>
          <table:table-cell office:value-type="float" office:value="245.515">
            <text:p>245.515</text:p>
          </table:table-cell>
          <table:table-cell office:value-type="float" office:value="-0.385895">
            <text:p>-0.3858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641">
            <text:p>56.1641</text:p>
          </table:table-cell>
          <table:table-cell office:value-type="float" office:value="-0.458435">
            <text:p>-0.458435</text:p>
          </table:table-cell>
          <table:table-cell office:value-type="float" office:value="245.458">
            <text:p>245.458</text:p>
          </table:table-cell>
          <table:table-cell office:value-type="float" office:value="-0.343826">
            <text:p>-0.3438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976">
            <text:p>56.1976</text:p>
          </table:table-cell>
          <table:table-cell office:value-type="float" office:value="-0.405502">
            <text:p>-0.405502</text:p>
          </table:table-cell>
          <table:table-cell office:value-type="float" office:value="245.406">
            <text:p>245.406</text:p>
          </table:table-cell>
          <table:table-cell office:value-type="float" office:value="-0.304127">
            <text:p>-0.3041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328">
            <text:p>56.2328</text:p>
          </table:table-cell>
          <table:table-cell office:value-type="float" office:value="-0.34938">
            <text:p>-0.34938</text:p>
          </table:table-cell>
          <table:table-cell office:value-type="float" office:value="245.349">
            <text:p>245.349</text:p>
          </table:table-cell>
          <table:table-cell office:value-type="float" office:value="-0.262035">
            <text:p>-0.2620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651">
            <text:p>56.2651</text:p>
          </table:table-cell>
          <table:table-cell office:value-type="float" office:value="-0.298019">
            <text:p>-0.298019</text:p>
          </table:table-cell>
          <table:table-cell office:value-type="float" office:value="245.298">
            <text:p>245.298</text:p>
          </table:table-cell>
          <table:table-cell office:value-type="float" office:value="-0.223515">
            <text:p>-0.2235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981">
            <text:p>56.2981</text:p>
          </table:table-cell>
          <table:table-cell office:value-type="float" office:value="-0.245422">
            <text:p>-0.245422</text:p>
          </table:table-cell>
          <table:table-cell office:value-type="float" office:value="245.245">
            <text:p>245.245</text:p>
          </table:table-cell>
          <table:table-cell office:value-type="float" office:value="-0.184067">
            <text:p>-0.1840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35">
            <text:p>56.335</text:p>
          </table:table-cell>
          <table:table-cell office:value-type="float" office:value="-0.186584">
            <text:p>-0.186584</text:p>
          </table:table-cell>
          <table:table-cell office:value-type="float" office:value="245.187">
            <text:p>245.187</text:p>
          </table:table-cell>
          <table:table-cell office:value-type="float" office:value="-0.139938">
            <text:p>-0.1399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682">
            <text:p>56.3682</text:p>
          </table:table-cell>
          <table:table-cell office:value-type="float" office:value="-0.133499">
            <text:p>-0.133499</text:p>
          </table:table-cell>
          <table:table-cell office:value-type="float" office:value="245.133">
            <text:p>245.133</text:p>
          </table:table-cell>
          <table:table-cell office:value-type="float" office:value="-0.100124">
            <text:p>-0.10012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037">
            <text:p>56.4037</text:p>
          </table:table-cell>
          <table:table-cell office:value-type="float" office:value="-0.0766754">
            <text:p>-0.0766754</text:p>
          </table:table-cell>
          <table:table-cell office:value-type="float" office:value="245.077">
            <text:p>245.077</text:p>
          </table:table-cell>
          <table:table-cell office:value-type="float" office:value="-0.0575066">
            <text:p>-0.05750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371">
            <text:p>56.4371</text:p>
          </table:table-cell>
          <table:table-cell office:value-type="float" office:value="-0.0231476">
            <text:p>-0.0231476</text:p>
          </table:table-cell>
          <table:table-cell office:value-type="float" office:value="245.023">
            <text:p>245.023</text:p>
          </table:table-cell>
          <table:table-cell office:value-type="float" office:value="-0.0173607">
            <text:p>-0.01736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727">
            <text:p>56.4727</text:p>
          </table:table-cell>
          <table:table-cell office:value-type="float" office:value="0.0337982">
            <text:p>0.0337982</text:p>
          </table:table-cell>
          <table:table-cell office:value-type="float" office:value="244.966">
            <text:p>244.966</text:p>
          </table:table-cell>
          <table:table-cell office:value-type="float" office:value="0.0253487">
            <text:p>0.02534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042">
            <text:p>56.5042</text:p>
          </table:table-cell>
          <table:table-cell office:value-type="float" office:value="0.0843048">
            <text:p>0.0843048</text:p>
          </table:table-cell>
          <table:table-cell office:value-type="float" office:value="244.916">
            <text:p>244.916</text:p>
          </table:table-cell>
          <table:table-cell office:value-type="float" office:value="0.0632286">
            <text:p>0.06322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369">
            <text:p>56.5369</text:p>
          </table:table-cell>
          <table:table-cell office:value-type="float" office:value="0.136749">
            <text:p>0.136749</text:p>
          </table:table-cell>
          <table:table-cell office:value-type="float" office:value="244.863">
            <text:p>244.863</text:p>
          </table:table-cell>
          <table:table-cell office:value-type="float" office:value="0.102562">
            <text:p>0.1025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726">
            <text:p>56.5726</text:p>
          </table:table-cell>
          <table:table-cell office:value-type="float" office:value="0.194229">
            <text:p>0.194229</text:p>
          </table:table-cell>
          <table:table-cell office:value-type="float" office:value="244.806">
            <text:p>244.806</text:p>
          </table:table-cell>
          <table:table-cell office:value-type="float" office:value="0.145672">
            <text:p>0.1456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051">
            <text:p>56.6051</text:p>
          </table:table-cell>
          <table:table-cell office:value-type="float" office:value="0.246323">
            <text:p>0.246323</text:p>
          </table:table-cell>
          <table:table-cell office:value-type="float" office:value="244.754">
            <text:p>244.754</text:p>
          </table:table-cell>
          <table:table-cell office:value-type="float" office:value="0.184742">
            <text:p>0.1847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387">
            <text:p>56.6387</text:p>
          </table:table-cell>
          <table:table-cell office:value-type="float" office:value="0.300491">
            <text:p>0.300491</text:p>
          </table:table-cell>
          <table:table-cell office:value-type="float" office:value="244.7">
            <text:p>244.7</text:p>
          </table:table-cell>
          <table:table-cell office:value-type="float" office:value="0.225368">
            <text:p>0.2253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718">
            <text:p>56.6718</text:p>
          </table:table-cell>
          <table:table-cell office:value-type="float" office:value="0.353699">
            <text:p>0.353699</text:p>
          </table:table-cell>
          <table:table-cell office:value-type="float" office:value="244.646">
            <text:p>244.646</text:p>
          </table:table-cell>
          <table:table-cell office:value-type="float" office:value="0.265274">
            <text:p>0.2652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032">
            <text:p>56.7032</text:p>
          </table:table-cell>
          <table:table-cell office:value-type="float" office:value="0.404297">
            <text:p>0.404297</text:p>
          </table:table-cell>
          <table:table-cell office:value-type="float" office:value="244.596">
            <text:p>244.596</text:p>
          </table:table-cell>
          <table:table-cell office:value-type="float" office:value="0.303223">
            <text:p>0.3032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242">
            <text:p>56.7242</text:p>
          </table:table-cell>
          <table:table-cell office:value-type="float" office:value="0.438004">
            <text:p>0.438004</text:p>
          </table:table-cell>
          <table:table-cell office:value-type="float" office:value="244.562">
            <text:p>244.562</text:p>
          </table:table-cell>
          <table:table-cell office:value-type="float" office:value="0.328503">
            <text:p>0.3285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555">
            <text:p>56.7555</text:p>
          </table:table-cell>
          <table:table-cell office:value-type="float" office:value="0.488449">
            <text:p>0.488449</text:p>
          </table:table-cell>
          <table:table-cell office:value-type="float" office:value="244.512">
            <text:p>244.512</text:p>
          </table:table-cell>
          <table:table-cell office:value-type="float" office:value="0.366337">
            <text:p>0.3663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87">
            <text:p>56.787</text:p>
          </table:table-cell>
          <table:table-cell office:value-type="float" office:value="0.539108">
            <text:p>0.539108</text:p>
          </table:table-cell>
          <table:table-cell office:value-type="float" office:value="244.461">
            <text:p>244.461</text:p>
          </table:table-cell>
          <table:table-cell office:value-type="float" office:value="0.404331">
            <text:p>0.4043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219">
            <text:p>56.8219</text:p>
          </table:table-cell>
          <table:table-cell office:value-type="float" office:value="0.595306">
            <text:p>0.595306</text:p>
          </table:table-cell>
          <table:table-cell office:value-type="float" office:value="244.405">
            <text:p>244.405</text:p>
          </table:table-cell>
          <table:table-cell office:value-type="float" office:value="0.44648">
            <text:p>0.446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542">
            <text:p>56.8542</text:p>
          </table:table-cell>
          <table:table-cell office:value-type="float" office:value="0.647293">
            <text:p>0.647293</text:p>
          </table:table-cell>
          <table:table-cell office:value-type="float" office:value="244.353">
            <text:p>244.353</text:p>
          </table:table-cell>
          <table:table-cell office:value-type="float" office:value="0.48547">
            <text:p>0.485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889">
            <text:p>56.8889</text:p>
          </table:table-cell>
          <table:table-cell office:value-type="float" office:value="0.703079">
            <text:p>0.703079</text:p>
          </table:table-cell>
          <table:table-cell office:value-type="float" office:value="244.297">
            <text:p>244.297</text:p>
          </table:table-cell>
          <table:table-cell office:value-type="float" office:value="0.527309">
            <text:p>0.5273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227">
            <text:p>56.9227</text:p>
          </table:table-cell>
          <table:table-cell office:value-type="float" office:value="0.757401">
            <text:p>0.757401</text:p>
          </table:table-cell>
          <table:table-cell office:value-type="float" office:value="244.243">
            <text:p>244.243</text:p>
          </table:table-cell>
          <table:table-cell office:value-type="float" office:value="0.56805">
            <text:p>0.568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554">
            <text:p>56.9554</text:p>
          </table:table-cell>
          <table:table-cell office:value-type="float" office:value="0.810013">
            <text:p>0.810013</text:p>
          </table:table-cell>
          <table:table-cell office:value-type="float" office:value="244.19">
            <text:p>244.19</text:p>
          </table:table-cell>
          <table:table-cell office:value-type="float" office:value="0.60751">
            <text:p>0.607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927">
            <text:p>56.9927</text:p>
          </table:table-cell>
          <table:table-cell office:value-type="float" office:value="0.869934">
            <text:p>0.869934</text:p>
          </table:table-cell>
          <table:table-cell office:value-type="float" office:value="244.13">
            <text:p>244.13</text:p>
          </table:table-cell>
          <table:table-cell office:value-type="float" office:value="0.652451">
            <text:p>0.6524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27">
            <text:p>57.027</text:p>
          </table:table-cell>
          <table:table-cell office:value-type="float" office:value="0.924973">
            <text:p>0.924973</text:p>
          </table:table-cell>
          <table:table-cell office:value-type="float" office:value="244.075">
            <text:p>244.075</text:p>
          </table:table-cell>
          <table:table-cell office:value-type="float" office:value="0.693729">
            <text:p>0.6937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638">
            <text:p>57.0638</text:p>
          </table:table-cell>
          <table:table-cell office:value-type="float" office:value="0.984268">
            <text:p>0.984268</text:p>
          </table:table-cell>
          <table:table-cell office:value-type="float" office:value="244.016">
            <text:p>244.016</text:p>
          </table:table-cell>
          <table:table-cell office:value-type="float" office:value="0.738201">
            <text:p>0.7382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998">
            <text:p>57.0998</text:p>
          </table:table-cell>
          <table:table-cell office:value-type="float" office:value="1.04204">
            <text:p>1.04204</text:p>
          </table:table-cell>
          <table:table-cell office:value-type="float" office:value="243.958">
            <text:p>243.958</text:p>
          </table:table-cell>
          <table:table-cell office:value-type="float" office:value="0.781528">
            <text:p>0.78152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35">
            <text:p>57.135</text:p>
          </table:table-cell>
          <table:table-cell office:value-type="float" office:value="1.09853">
            <text:p>1.09853</text:p>
          </table:table-cell>
          <table:table-cell office:value-type="float" office:value="243.901">
            <text:p>243.901</text:p>
          </table:table-cell>
          <table:table-cell office:value-type="float" office:value="0.823895">
            <text:p>0.8238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754">
            <text:p>57.1754</text:p>
          </table:table-cell>
          <table:table-cell office:value-type="float" office:value="1.16321">
            <text:p>1.16321</text:p>
          </table:table-cell>
          <table:table-cell office:value-type="float" office:value="243.837">
            <text:p>243.837</text:p>
          </table:table-cell>
          <table:table-cell office:value-type="float" office:value="0.872406">
            <text:p>0.8724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117">
            <text:p>57.2117</text:p>
          </table:table-cell>
          <table:table-cell office:value-type="float" office:value="1.2215">
            <text:p>1.2215</text:p>
          </table:table-cell>
          <table:table-cell office:value-type="float" office:value="243.779">
            <text:p>243.7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448">
            <text:p>57.2448</text:p>
          </table:table-cell>
          <table:table-cell office:value-type="float" office:value="1.27432">
            <text:p>1.27432</text:p>
          </table:table-cell>
          <table:table-cell office:value-type="float" office:value="243.726">
            <text:p>243.7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757">
            <text:p>57.2757</text:p>
          </table:table-cell>
          <table:table-cell office:value-type="float" office:value="1.32364">
            <text:p>1.32364</text:p>
          </table:table-cell>
          <table:table-cell office:value-type="float" office:value="243.676">
            <text:p>243.6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107">
            <text:p>57.3107</text:p>
          </table:table-cell>
          <table:table-cell office:value-type="float" office:value="1.37953">
            <text:p>1.37953</text:p>
          </table:table-cell>
          <table:table-cell office:value-type="float" office:value="243.62">
            <text:p>243.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418">
            <text:p>57.3418</text:p>
          </table:table-cell>
          <table:table-cell office:value-type="float" office:value="1.42906">
            <text:p>1.42906</text:p>
          </table:table-cell>
          <table:table-cell office:value-type="float" office:value="243.571">
            <text:p>243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777">
            <text:p>57.3777</text:p>
          </table:table-cell>
          <table:table-cell office:value-type="float" office:value="1.48627">
            <text:p>1.48627</text:p>
          </table:table-cell>
          <table:table-cell office:value-type="float" office:value="243.514">
            <text:p>243.5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126">
            <text:p>57.4126</text:p>
          </table:table-cell>
          <table:table-cell office:value-type="float" office:value="1.54173">
            <text:p>1.54173</text:p>
          </table:table-cell>
          <table:table-cell office:value-type="float" office:value="243.458">
            <text:p>243.4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484">
            <text:p>57.4484</text:p>
          </table:table-cell>
          <table:table-cell office:value-type="float" office:value="1.59868">
            <text:p>1.59868</text:p>
          </table:table-cell>
          <table:table-cell office:value-type="float" office:value="243.401">
            <text:p>243.4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814">
            <text:p>57.4814</text:p>
          </table:table-cell>
          <table:table-cell office:value-type="float" office:value="1.65108">
            <text:p>1.65108</text:p>
          </table:table-cell>
          <table:table-cell office:value-type="float" office:value="243.349">
            <text:p>243.3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128">
            <text:p>57.5128</text:p>
          </table:table-cell>
          <table:table-cell office:value-type="float" office:value="1.70061">
            <text:p>1.70061</text:p>
          </table:table-cell>
          <table:table-cell office:value-type="float" office:value="243.299">
            <text:p>243.2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477">
            <text:p>57.5477</text:p>
          </table:table-cell>
          <table:table-cell office:value-type="float" office:value="1.75569">
            <text:p>1.75569</text:p>
          </table:table-cell>
          <table:table-cell office:value-type="float" office:value="243.244">
            <text:p>243.2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804">
            <text:p>57.5804</text:p>
          </table:table-cell>
          <table:table-cell office:value-type="float" office:value="1.80739">
            <text:p>1.80739</text:p>
          </table:table-cell>
          <table:table-cell office:value-type="float" office:value="243.193">
            <text:p>243.1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149">
            <text:p>57.6149</text:p>
          </table:table-cell>
          <table:table-cell office:value-type="float" office:value="1.8618">
            <text:p>1.8618</text:p>
          </table:table-cell>
          <table:table-cell office:value-type="float" office:value="243.138">
            <text:p>243.1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479">
            <text:p>57.6479</text:p>
          </table:table-cell>
          <table:table-cell office:value-type="float" office:value="1.91365">
            <text:p>1.91365</text:p>
          </table:table-cell>
          <table:table-cell office:value-type="float" office:value="243.086">
            <text:p>243.0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827">
            <text:p>57.6827</text:p>
          </table:table-cell>
          <table:table-cell office:value-type="float" office:value="1.96814">
            <text:p>1.96814</text:p>
          </table:table-cell>
          <table:table-cell office:value-type="float" office:value="243.032">
            <text:p>243.0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146">
            <text:p>57.7146</text:p>
          </table:table-cell>
          <table:table-cell office:value-type="float" office:value="2.01794">
            <text:p>2.01794</text:p>
          </table:table-cell>
          <table:table-cell office:value-type="float" office:value="242.982">
            <text:p>242.9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462">
            <text:p>57.7462</text:p>
          </table:table-cell>
          <table:table-cell office:value-type="float" office:value="2.06723">
            <text:p>2.06723</text:p>
          </table:table-cell>
          <table:table-cell office:value-type="float" office:value="242.933">
            <text:p>242.9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828">
            <text:p>57.7828</text:p>
          </table:table-cell>
          <table:table-cell office:value-type="float" office:value="2.12418">
            <text:p>2.12418</text:p>
          </table:table-cell>
          <table:table-cell office:value-type="float" office:value="242.876">
            <text:p>242.8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16">
            <text:p>57.816</text:p>
          </table:table-cell>
          <table:table-cell office:value-type="float" office:value="2.17554">
            <text:p>2.17554</text:p>
          </table:table-cell>
          <table:table-cell office:value-type="float" office:value="242.824">
            <text:p>242.8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494">
            <text:p>57.8494</text:p>
          </table:table-cell>
          <table:table-cell office:value-type="float" office:value="2.22708">
            <text:p>2.22708</text:p>
          </table:table-cell>
          <table:table-cell office:value-type="float" office:value="242.773">
            <text:p>242.7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694">
            <text:p>57.8694</text:p>
          </table:table-cell>
          <table:table-cell office:value-type="float" office:value="2.25793">
            <text:p>2.25793</text:p>
          </table:table-cell>
          <table:table-cell office:value-type="float" office:value="242.742">
            <text:p>242.7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047">
            <text:p>57.9047</text:p>
          </table:table-cell>
          <table:table-cell office:value-type="float" office:value="2.31203">
            <text:p>2.31203</text:p>
          </table:table-cell>
          <table:table-cell office:value-type="float" office:value="242.688">
            <text:p>242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392">
            <text:p>57.9392</text:p>
          </table:table-cell>
          <table:table-cell office:value-type="float" office:value="2.36482">
            <text:p>2.36482</text:p>
          </table:table-cell>
          <table:table-cell office:value-type="float" office:value="242.635">
            <text:p>242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74">
            <text:p>57.974</text:p>
          </table:table-cell>
          <table:table-cell office:value-type="float" office:value="2.41768">
            <text:p>2.41768</text:p>
          </table:table-cell>
          <table:table-cell office:value-type="float" office:value="242.582">
            <text:p>242.5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077">
            <text:p>58.0077</text:p>
          </table:table-cell>
          <table:table-cell office:value-type="float" office:value="2.46858">
            <text:p>2.46858</text:p>
          </table:table-cell>
          <table:table-cell office:value-type="float" office:value="242.531">
            <text:p>242.5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289">
            <text:p>58.0289</text:p>
          </table:table-cell>
          <table:table-cell office:value-type="float" office:value="2.50063">
            <text:p>2.50063</text:p>
          </table:table-cell>
          <table:table-cell office:value-type="float" office:value="242.499">
            <text:p>242.4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623">
            <text:p>58.0623</text:p>
          </table:table-cell>
          <table:table-cell office:value-type="float" office:value="2.55074">
            <text:p>2.55074</text:p>
          </table:table-cell>
          <table:table-cell office:value-type="float" office:value="242.449">
            <text:p>242.4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947">
            <text:p>58.0947</text:p>
          </table:table-cell>
          <table:table-cell office:value-type="float" office:value="2.59914">
            <text:p>2.59914</text:p>
          </table:table-cell>
          <table:table-cell office:value-type="float" office:value="242.401">
            <text:p>242.4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31">
            <text:p>58.131</text:p>
          </table:table-cell>
          <table:table-cell office:value-type="float" office:value="2.65292">
            <text:p>2.65292</text:p>
          </table:table-cell>
          <table:table-cell office:value-type="float" office:value="242.347">
            <text:p>242.3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658">
            <text:p>58.1658</text:p>
          </table:table-cell>
          <table:table-cell office:value-type="float" office:value="2.70407">
            <text:p>2.70407</text:p>
          </table:table-cell>
          <table:table-cell office:value-type="float" office:value="242.296">
            <text:p>242.2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983">
            <text:p>58.1983</text:p>
          </table:table-cell>
          <table:table-cell office:value-type="float" office:value="2.75166">
            <text:p>2.75166</text:p>
          </table:table-cell>
          <table:table-cell office:value-type="float" office:value="242.248">
            <text:p>242.2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358">
            <text:p>58.2358</text:p>
          </table:table-cell>
          <table:table-cell office:value-type="float" office:value="2.80614">
            <text:p>2.80614</text:p>
          </table:table-cell>
          <table:table-cell office:value-type="float" office:value="242.194">
            <text:p>242.1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689">
            <text:p>58.2689</text:p>
          </table:table-cell>
          <table:table-cell office:value-type="float" office:value="2.85385">
            <text:p>2.85385</text:p>
          </table:table-cell>
          <table:table-cell office:value-type="float" office:value="242.146">
            <text:p>242.1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049">
            <text:p>58.3049</text:p>
          </table:table-cell>
          <table:table-cell office:value-type="float" office:value="2.90533">
            <text:p>2.90533</text:p>
          </table:table-cell>
          <table:table-cell office:value-type="float" office:value="242.095">
            <text:p>242.0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394">
            <text:p>58.3394</text:p>
          </table:table-cell>
          <table:table-cell office:value-type="float" office:value="2.95422">
            <text:p>2.95422</text:p>
          </table:table-cell>
          <table:table-cell office:value-type="float" office:value="242.046">
            <text:p>242.0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773">
            <text:p>58.3773</text:p>
          </table:table-cell>
          <table:table-cell office:value-type="float" office:value="3.00752">
            <text:p>3.00752</text:p>
          </table:table-cell>
          <table:table-cell office:value-type="float" office:value="241.992">
            <text:p>241.9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117">
            <text:p>58.4117</text:p>
          </table:table-cell>
          <table:table-cell office:value-type="float" office:value="3.0555">
            <text:p>3.0555</text:p>
          </table:table-cell>
          <table:table-cell office:value-type="float" office:value="241.945">
            <text:p>241.9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531">
            <text:p>58.4531</text:p>
          </table:table-cell>
          <table:table-cell office:value-type="float" office:value="3.1125">
            <text:p>3.1125</text:p>
          </table:table-cell>
          <table:table-cell office:value-type="float" office:value="241.887">
            <text:p>241.8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858">
            <text:p>58.4858</text:p>
          </table:table-cell>
          <table:table-cell office:value-type="float" office:value="3.15709">
            <text:p>3.15709</text:p>
          </table:table-cell>
          <table:table-cell office:value-type="float" office:value="241.843">
            <text:p>241.8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197">
            <text:p>58.5197</text:p>
          </table:table-cell>
          <table:table-cell office:value-type="float" office:value="3.2029">
            <text:p>3.2029</text:p>
          </table:table-cell>
          <table:table-cell office:value-type="float" office:value="241.797">
            <text:p>241.7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526">
            <text:p>58.5526</text:p>
          </table:table-cell>
          <table:table-cell office:value-type="float" office:value="3.2467">
            <text:p>3.2467</text:p>
          </table:table-cell>
          <table:table-cell office:value-type="float" office:value="241.753">
            <text:p>241.7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829">
            <text:p>58.5829</text:p>
          </table:table-cell>
          <table:table-cell office:value-type="float" office:value="3.28687">
            <text:p>3.28687</text:p>
          </table:table-cell>
          <table:table-cell office:value-type="float" office:value="241.713">
            <text:p>241.7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034">
            <text:p>58.6034</text:p>
          </table:table-cell>
          <table:table-cell office:value-type="float" office:value="3.31372">
            <text:p>3.31372</text:p>
          </table:table-cell>
          <table:table-cell office:value-type="float" office:value="241.686">
            <text:p>241.6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396">
            <text:p>58.6396</text:p>
          </table:table-cell>
          <table:table-cell office:value-type="float" office:value="3.36078">
            <text:p>3.36078</text:p>
          </table:table-cell>
          <table:table-cell office:value-type="float" office:value="241.639">
            <text:p>241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754">
            <text:p>58.6754</text:p>
          </table:table-cell>
          <table:table-cell office:value-type="float" office:value="3.40652">
            <text:p>3.40652</text:p>
          </table:table-cell>
          <table:table-cell office:value-type="float" office:value="241.593">
            <text:p>241.5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066">
            <text:p>58.7066</text:p>
          </table:table-cell>
          <table:table-cell office:value-type="float" office:value="3.44601">
            <text:p>3.44601</text:p>
          </table:table-cell>
          <table:table-cell office:value-type="float" office:value="241.554">
            <text:p>241.5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386">
            <text:p>58.7386</text:p>
          </table:table-cell>
          <table:table-cell office:value-type="float" office:value="3.48604">
            <text:p>3.48604</text:p>
          </table:table-cell>
          <table:table-cell office:value-type="float" office:value="241.514">
            <text:p>241.5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726">
            <text:p>58.7726</text:p>
          </table:table-cell>
          <table:table-cell office:value-type="float" office:value="3.528">
            <text:p>3.528</text:p>
          </table:table-cell>
          <table:table-cell office:value-type="float" office:value="241.472">
            <text:p>241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07">
            <text:p>58.807</text:p>
          </table:table-cell>
          <table:table-cell office:value-type="float" office:value="3.56972">
            <text:p>3.56972</text:p>
          </table:table-cell>
          <table:table-cell office:value-type="float" office:value="241.43">
            <text:p>241.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403">
            <text:p>58.8403</text:p>
          </table:table-cell>
          <table:table-cell office:value-type="float" office:value="3.6096">
            <text:p>3.6096</text:p>
          </table:table-cell>
          <table:table-cell office:value-type="float" office:value="241.39">
            <text:p>241.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731">
            <text:p>58.8731</text:p>
          </table:table-cell>
          <table:table-cell office:value-type="float" office:value="3.64835">
            <text:p>3.64835</text:p>
          </table:table-cell>
          <table:table-cell office:value-type="float" office:value="241.352">
            <text:p>241.3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043">
            <text:p>58.9043</text:p>
          </table:table-cell>
          <table:table-cell office:value-type="float" office:value="3.68454">
            <text:p>3.68454</text:p>
          </table:table-cell>
          <table:table-cell office:value-type="float" office:value="241.315">
            <text:p>241.3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393">
            <text:p>58.9393</text:p>
          </table:table-cell>
          <table:table-cell office:value-type="float" office:value="3.72462">
            <text:p>3.72462</text:p>
          </table:table-cell>
          <table:table-cell office:value-type="float" office:value="241.275">
            <text:p>241.2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708">
            <text:p>58.9708</text:p>
          </table:table-cell>
          <table:table-cell office:value-type="float" office:value="3.75998">
            <text:p>3.75998</text:p>
          </table:table-cell>
          <table:table-cell office:value-type="float" office:value="241.24">
            <text:p>241.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038">
            <text:p>59.0038</text:p>
          </table:table-cell>
          <table:table-cell office:value-type="float" office:value="3.79645">
            <text:p>3.79645</text:p>
          </table:table-cell>
          <table:table-cell office:value-type="float" office:value="241.204">
            <text:p>241.2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383">
            <text:p>59.0383</text:p>
          </table:table-cell>
          <table:table-cell office:value-type="float" office:value="3.83391">
            <text:p>3.83391</text:p>
          </table:table-cell>
          <table:table-cell office:value-type="float" office:value="241.166">
            <text:p>241.1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698">
            <text:p>59.0698</text:p>
          </table:table-cell>
          <table:table-cell office:value-type="float" office:value="3.86742">
            <text:p>3.86742</text:p>
          </table:table-cell>
          <table:table-cell office:value-type="float" office:value="241.133">
            <text:p>241.1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048">
            <text:p>59.1048</text:p>
          </table:table-cell>
          <table:table-cell office:value-type="float" office:value="3.90401">
            <text:p>3.90401</text:p>
          </table:table-cell>
          <table:table-cell office:value-type="float" office:value="241.096">
            <text:p>241.0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384">
            <text:p>59.1384</text:p>
          </table:table-cell>
          <table:table-cell office:value-type="float" office:value="3.93837">
            <text:p>3.93837</text:p>
          </table:table-cell>
          <table:table-cell office:value-type="float" office:value="241.062">
            <text:p>241.0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73">
            <text:p>59.173</text:p>
          </table:table-cell>
          <table:table-cell office:value-type="float" office:value="3.97304">
            <text:p>3.97304</text:p>
          </table:table-cell>
          <table:table-cell office:value-type="float" office:value="241.027">
            <text:p>241.0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098">
            <text:p>59.2098</text:p>
          </table:table-cell>
          <table:table-cell office:value-type="float" office:value="4.00908">
            <text:p>4.00908</text:p>
          </table:table-cell>
          <table:table-cell office:value-type="float" office:value="240.991">
            <text:p>240.9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438">
            <text:p>59.2438</text:p>
          </table:table-cell>
          <table:table-cell office:value-type="float" office:value="4.04141">
            <text:p>4.04141</text:p>
          </table:table-cell>
          <table:table-cell office:value-type="float" office:value="240.959">
            <text:p>240.9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758">
            <text:p>59.2758</text:p>
          </table:table-cell>
          <table:table-cell office:value-type="float" office:value="4.07114">
            <text:p>4.07114</text:p>
          </table:table-cell>
          <table:table-cell office:value-type="float" office:value="240.929">
            <text:p>240.9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071">
            <text:p>59.3071</text:p>
          </table:table-cell>
          <table:table-cell office:value-type="float" office:value="4.09958">
            <text:p>4.09958</text:p>
          </table:table-cell>
          <table:table-cell office:value-type="float" office:value="240.9">
            <text:p>240.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39">
            <text:p>59.339</text:p>
          </table:table-cell>
          <table:table-cell office:value-type="float" office:value="4.12784">
            <text:p>4.12784</text:p>
          </table:table-cell>
          <table:table-cell office:value-type="float" office:value="240.872">
            <text:p>240.8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738">
            <text:p>59.3738</text:p>
          </table:table-cell>
          <table:table-cell office:value-type="float" office:value="4.15784">
            <text:p>4.15784</text:p>
          </table:table-cell>
          <table:table-cell office:value-type="float" office:value="240.842">
            <text:p>240.8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062">
            <text:p>59.4062</text:p>
          </table:table-cell>
          <table:table-cell office:value-type="float" office:value="4.18497">
            <text:p>4.18497</text:p>
          </table:table-cell>
          <table:table-cell office:value-type="float" office:value="240.815">
            <text:p>240.8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274">
            <text:p>59.4274</text:p>
          </table:table-cell>
          <table:table-cell office:value-type="float" office:value="4.20224">
            <text:p>4.20224</text:p>
          </table:table-cell>
          <table:table-cell office:value-type="float" office:value="240.798">
            <text:p>240.7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601">
            <text:p>59.4601</text:p>
          </table:table-cell>
          <table:table-cell office:value-type="float" office:value="4.22829">
            <text:p>4.22829</text:p>
          </table:table-cell>
          <table:table-cell office:value-type="float" office:value="240.772">
            <text:p>240.7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932">
            <text:p>59.4932</text:p>
          </table:table-cell>
          <table:table-cell office:value-type="float" office:value="4.25371">
            <text:p>4.25371</text:p>
          </table:table-cell>
          <table:table-cell office:value-type="float" office:value="240.746">
            <text:p>240.7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297">
            <text:p>59.5297</text:p>
          </table:table-cell>
          <table:table-cell office:value-type="float" office:value="4.28084">
            <text:p>4.28084</text:p>
          </table:table-cell>
          <table:table-cell office:value-type="float" office:value="240.719">
            <text:p>240.7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631">
            <text:p>59.5631</text:p>
          </table:table-cell>
          <table:table-cell office:value-type="float" office:value="4.30475">
            <text:p>4.30475</text:p>
          </table:table-cell>
          <table:table-cell office:value-type="float" office:value="240.695">
            <text:p>240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994">
            <text:p>59.5994</text:p>
          </table:table-cell>
          <table:table-cell office:value-type="float" office:value="4.32967">
            <text:p>4.32967</text:p>
          </table:table-cell>
          <table:table-cell office:value-type="float" office:value="240.67">
            <text:p>240.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324">
            <text:p>59.6324</text:p>
          </table:table-cell>
          <table:table-cell office:value-type="float" office:value="4.35143">
            <text:p>4.35143</text:p>
          </table:table-cell>
          <table:table-cell office:value-type="float" office:value="240.649">
            <text:p>240.6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696">
            <text:p>59.6696</text:p>
          </table:table-cell>
          <table:table-cell office:value-type="float" office:value="4.37469">
            <text:p>4.37469</text:p>
          </table:table-cell>
          <table:table-cell office:value-type="float" office:value="240.625">
            <text:p>240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043">
            <text:p>59.7043</text:p>
          </table:table-cell>
          <table:table-cell office:value-type="float" office:value="4.39552">
            <text:p>4.39552</text:p>
          </table:table-cell>
          <table:table-cell office:value-type="float" office:value="240.604">
            <text:p>240.6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375">
            <text:p>59.7375</text:p>
          </table:table-cell>
          <table:table-cell office:value-type="float" office:value="4.41438">
            <text:p>4.41438</text:p>
          </table:table-cell>
          <table:table-cell office:value-type="float" office:value="240.586">
            <text:p>240.5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576">
            <text:p>59.7576</text:p>
          </table:table-cell>
          <table:table-cell office:value-type="float" office:value="4.42532">
            <text:p>4.42532</text:p>
          </table:table-cell>
          <table:table-cell office:value-type="float" office:value="240.575">
            <text:p>240.5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927">
            <text:p>59.7927</text:p>
          </table:table-cell>
          <table:table-cell office:value-type="float" office:value="4.44357">
            <text:p>4.44357</text:p>
          </table:table-cell>
          <table:table-cell office:value-type="float" office:value="240.556">
            <text:p>240.5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296">
            <text:p>59.8296</text:p>
          </table:table-cell>
          <table:table-cell office:value-type="float" office:value="4.46156">
            <text:p>4.46156</text:p>
          </table:table-cell>
          <table:table-cell office:value-type="float" office:value="240.538">
            <text:p>240.5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652">
            <text:p>59.8652</text:p>
          </table:table-cell>
          <table:table-cell office:value-type="float" office:value="4.47771">
            <text:p>4.47771</text:p>
          </table:table-cell>
          <table:table-cell office:value-type="float" office:value="240.522">
            <text:p>240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997">
            <text:p>59.8997</text:p>
          </table:table-cell>
          <table:table-cell office:value-type="float" office:value="4.49217">
            <text:p>4.49217</text:p>
          </table:table-cell>
          <table:table-cell office:value-type="float" office:value="240.508">
            <text:p>240.5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354">
            <text:p>59.9354</text:p>
          </table:table-cell>
          <table:table-cell office:value-type="float" office:value="4.50598">
            <text:p>4.50598</text:p>
          </table:table-cell>
          <table:table-cell office:value-type="float" office:value="240.494">
            <text:p>240.4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669">
            <text:p>59.9669</text:p>
          </table:table-cell>
          <table:table-cell office:value-type="float" office:value="4.51715">
            <text:p>4.51715</text:p>
          </table:table-cell>
          <table:table-cell office:value-type="float" office:value="240.483">
            <text:p>240.4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022">
            <text:p>60.0022</text:p>
          </table:table-cell>
          <table:table-cell office:value-type="float" office:value="4.52855">
            <text:p>4.52855</text:p>
          </table:table-cell>
          <table:table-cell office:value-type="float" office:value="240.471">
            <text:p>240.4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387">
            <text:p>60.0387</text:p>
          </table:table-cell>
          <table:table-cell office:value-type="float" office:value="4.53894">
            <text:p>4.53894</text:p>
          </table:table-cell>
          <table:table-cell office:value-type="float" office:value="240.461">
            <text:p>240.4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718">
            <text:p>60.0718</text:p>
          </table:table-cell>
          <table:table-cell office:value-type="float" office:value="4.54723">
            <text:p>4.54723</text:p>
          </table:table-cell>
          <table:table-cell office:value-type="float" office:value="240.453">
            <text:p>240.4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061">
            <text:p>60.1061</text:p>
          </table:table-cell>
          <table:table-cell office:value-type="float" office:value="4.55473">
            <text:p>4.55473</text:p>
          </table:table-cell>
          <table:table-cell office:value-type="float" office:value="240.445">
            <text:p>240.4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405">
            <text:p>60.1405</text:p>
          </table:table-cell>
          <table:table-cell office:value-type="float" office:value="4.56099">
            <text:p>4.56099</text:p>
          </table:table-cell>
          <table:table-cell office:value-type="float" office:value="240.439">
            <text:p>240.4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605">
            <text:p>60.1605</text:p>
          </table:table-cell>
          <table:table-cell office:value-type="float" office:value="4.56407">
            <text:p>4.56407</text:p>
          </table:table-cell>
          <table:table-cell office:value-type="float" office:value="240.436">
            <text:p>240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932">
            <text:p>60.1932</text:p>
          </table:table-cell>
          <table:table-cell office:value-type="float" office:value="4.56818">
            <text:p>4.56818</text:p>
          </table:table-cell>
          <table:table-cell office:value-type="float" office:value="240.432">
            <text:p>240.4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247">
            <text:p>60.2247</text:p>
          </table:table-cell>
          <table:table-cell office:value-type="float" office:value="4.57103">
            <text:p>4.57103</text:p>
          </table:table-cell>
          <table:table-cell office:value-type="float" office:value="240.429">
            <text:p>240.4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46">
            <text:p>60.246</text:p>
          </table:table-cell>
          <table:table-cell office:value-type="float" office:value="4.57237">
            <text:p>4.57237</text:p>
          </table:table-cell>
          <table:table-cell office:value-type="float" office:value="240.428">
            <text:p>240.4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791">
            <text:p>60.2791</text:p>
          </table:table-cell>
          <table:table-cell office:value-type="float" office:value="4.57343">
            <text:p>4.57343</text:p>
          </table:table-cell>
          <table:table-cell office:value-type="float" office:value="240.427">
            <text:p>240.4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148">
            <text:p>60.3148</text:p>
          </table:table-cell>
          <table:table-cell office:value-type="float" office:value="4.57323">
            <text:p>4.57323</text:p>
          </table:table-cell>
          <table:table-cell office:value-type="float" office:value="240.427">
            <text:p>240.4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494">
            <text:p>60.3494</text:p>
          </table:table-cell>
          <table:table-cell office:value-type="float" office:value="4.57164">
            <text:p>4.57164</text:p>
          </table:table-cell>
          <table:table-cell office:value-type="float" office:value="240.428">
            <text:p>240.4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803">
            <text:p>60.3803</text:p>
          </table:table-cell>
          <table:table-cell office:value-type="float" office:value="4.56911">
            <text:p>4.56911</text:p>
          </table:table-cell>
          <table:table-cell office:value-type="float" office:value="240.431">
            <text:p>240.4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173">
            <text:p>60.4173</text:p>
          </table:table-cell>
          <table:table-cell office:value-type="float" office:value="4.56465">
            <text:p>4.56465</text:p>
          </table:table-cell>
          <table:table-cell office:value-type="float" office:value="240.435">
            <text:p>240.4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49">
            <text:p>60.449</text:p>
          </table:table-cell>
          <table:table-cell office:value-type="float" office:value="4.55956">
            <text:p>4.55956</text:p>
          </table:table-cell>
          <table:table-cell office:value-type="float" office:value="240.44">
            <text:p>240.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85">
            <text:p>60.485</text:p>
          </table:table-cell>
          <table:table-cell office:value-type="float" office:value="4.55234">
            <text:p>4.55234</text:p>
          </table:table-cell>
          <table:table-cell office:value-type="float" office:value="240.448">
            <text:p>240.4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176">
            <text:p>60.5176</text:p>
          </table:table-cell>
          <table:table-cell office:value-type="float" office:value="4.54453">
            <text:p>4.54453</text:p>
          </table:table-cell>
          <table:table-cell office:value-type="float" office:value="240.455">
            <text:p>240.4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536">
            <text:p>60.5536</text:p>
          </table:table-cell>
          <table:table-cell office:value-type="float" office:value="4.53435">
            <text:p>4.53435</text:p>
          </table:table-cell>
          <table:table-cell office:value-type="float" office:value="240.466">
            <text:p>240.4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858">
            <text:p>60.5858</text:p>
          </table:table-cell>
          <table:table-cell office:value-type="float" office:value="4.52391">
            <text:p>4.52391</text:p>
          </table:table-cell>
          <table:table-cell office:value-type="float" office:value="240.476">
            <text:p>240.4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172">
            <text:p>60.6172</text:p>
          </table:table-cell>
          <table:table-cell office:value-type="float" office:value="4.5126">
            <text:p>4.5126</text:p>
          </table:table-cell>
          <table:table-cell office:value-type="float" office:value="240.487">
            <text:p>240.4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528">
            <text:p>60.6528</text:p>
          </table:table-cell>
          <table:table-cell office:value-type="float" office:value="4.49834">
            <text:p>4.49834</text:p>
          </table:table-cell>
          <table:table-cell office:value-type="float" office:value="240.502">
            <text:p>240.5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854">
            <text:p>60.6854</text:p>
          </table:table-cell>
          <table:table-cell office:value-type="float" office:value="4.48383">
            <text:p>4.48383</text:p>
          </table:table-cell>
          <table:table-cell office:value-type="float" office:value="240.516">
            <text:p>240.5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191">
            <text:p>60.7191</text:p>
          </table:table-cell>
          <table:table-cell office:value-type="float" office:value="4.46745">
            <text:p>4.46745</text:p>
          </table:table-cell>
          <table:table-cell office:value-type="float" office:value="240.533">
            <text:p>240.5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54">
            <text:p>60.754</text:p>
          </table:table-cell>
          <table:table-cell office:value-type="float" office:value="4.44902">
            <text:p>4.44902</text:p>
          </table:table-cell>
          <table:table-cell office:value-type="float" office:value="240.551">
            <text:p>240.5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889">
            <text:p>60.7889</text:p>
          </table:table-cell>
          <table:table-cell office:value-type="float" office:value="4.42899">
            <text:p>4.42899</text:p>
          </table:table-cell>
          <table:table-cell office:value-type="float" office:value="240.571">
            <text:p>240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217">
            <text:p>60.8217</text:p>
          </table:table-cell>
          <table:table-cell office:value-type="float" office:value="4.40881">
            <text:p>4.40881</text:p>
          </table:table-cell>
          <table:table-cell office:value-type="float" office:value="240.591">
            <text:p>240.5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569">
            <text:p>60.8569</text:p>
          </table:table-cell>
          <table:table-cell office:value-type="float" office:value="4.38576">
            <text:p>4.38576</text:p>
          </table:table-cell>
          <table:table-cell office:value-type="float" office:value="240.614">
            <text:p>240.6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886">
            <text:p>60.8886</text:p>
          </table:table-cell>
          <table:table-cell office:value-type="float" office:value="4.3636">
            <text:p>4.3636</text:p>
          </table:table-cell>
          <table:table-cell office:value-type="float" office:value="240.636">
            <text:p>240.6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225">
            <text:p>60.9225</text:p>
          </table:table-cell>
          <table:table-cell office:value-type="float" office:value="4.33853">
            <text:p>4.33853</text:p>
          </table:table-cell>
          <table:table-cell office:value-type="float" office:value="240.661">
            <text:p>240.6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565">
            <text:p>60.9565</text:p>
          </table:table-cell>
          <table:table-cell office:value-type="float" office:value="4.31195">
            <text:p>4.31195</text:p>
          </table:table-cell>
          <table:table-cell office:value-type="float" office:value="240.688">
            <text:p>240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905">
            <text:p>60.9905</text:p>
          </table:table-cell>
          <table:table-cell office:value-type="float" office:value="4.28398">
            <text:p>4.28398</text:p>
          </table:table-cell>
          <table:table-cell office:value-type="float" office:value="240.716">
            <text:p>240.7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219">
            <text:p>61.0219</text:p>
          </table:table-cell>
          <table:table-cell office:value-type="float" office:value="4.25685">
            <text:p>4.25685</text:p>
          </table:table-cell>
          <table:table-cell office:value-type="float" office:value="240.743">
            <text:p>240.7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572">
            <text:p>61.0572</text:p>
          </table:table-cell>
          <table:table-cell office:value-type="float" office:value="4.22476">
            <text:p>4.22476</text:p>
          </table:table-cell>
          <table:table-cell office:value-type="float" office:value="240.775">
            <text:p>240.7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817">
            <text:p>61.0817</text:p>
          </table:table-cell>
          <table:table-cell office:value-type="float" office:value="4.20146">
            <text:p>4.20146</text:p>
          </table:table-cell>
          <table:table-cell office:value-type="float" office:value="240.799">
            <text:p>240.7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174">
            <text:p>61.1174</text:p>
          </table:table-cell>
          <table:table-cell office:value-type="float" office:value="4.16641">
            <text:p>4.16641</text:p>
          </table:table-cell>
          <table:table-cell office:value-type="float" office:value="240.834">
            <text:p>240.8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498">
            <text:p>61.1498</text:p>
          </table:table-cell>
          <table:table-cell office:value-type="float" office:value="4.13324">
            <text:p>4.13324</text:p>
          </table:table-cell>
          <table:table-cell office:value-type="float" office:value="240.867">
            <text:p>240.8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832">
            <text:p>61.1832</text:p>
          </table:table-cell>
          <table:table-cell office:value-type="float" office:value="4.09779">
            <text:p>4.09779</text:p>
          </table:table-cell>
          <table:table-cell office:value-type="float" office:value="240.902">
            <text:p>240.9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496">
            <text:p>61.2496</text:p>
          </table:table-cell>
          <table:table-cell office:value-type="float" office:value="4.02213">
            <text:p>4.02213</text:p>
          </table:table-cell>
          <table:table-cell office:value-type="float" office:value="240.978">
            <text:p>240.9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752">
            <text:p>61.2752</text:p>
          </table:table-cell>
          <table:table-cell office:value-type="float" office:value="3.99181">
            <text:p>3.99181</text:p>
          </table:table-cell>
          <table:table-cell office:value-type="float" office:value="241.008">
            <text:p>241.0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98">
            <text:p>61.298</text:p>
          </table:table-cell>
          <table:table-cell office:value-type="float" office:value="3.96428">
            <text:p>3.96428</text:p>
          </table:table-cell>
          <table:table-cell office:value-type="float" office:value="241.036">
            <text:p>241.0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24">
            <text:p>61.324</text:p>
          </table:table-cell>
          <table:table-cell office:value-type="float" office:value="3.9321">
            <text:p>3.9321</text:p>
          </table:table-cell>
          <table:table-cell office:value-type="float" office:value="241.068">
            <text:p>241.0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454">
            <text:p>61.3454</text:p>
          </table:table-cell>
          <table:table-cell office:value-type="float" office:value="3.90498">
            <text:p>3.90498</text:p>
          </table:table-cell>
          <table:table-cell office:value-type="float" office:value="241.095">
            <text:p>241.0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794">
            <text:p>61.3794</text:p>
          </table:table-cell>
          <table:table-cell office:value-type="float" office:value="3.8611">
            <text:p>3.8611</text:p>
          </table:table-cell>
          <table:table-cell office:value-type="float" office:value="241.139">
            <text:p>241.1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148">
            <text:p>61.4148</text:p>
          </table:table-cell>
          <table:table-cell office:value-type="float" office:value="3.81398">
            <text:p>3.81398</text:p>
          </table:table-cell>
          <table:table-cell office:value-type="float" office:value="241.186">
            <text:p>241.1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493">
            <text:p>61.4493</text:p>
          </table:table-cell>
          <table:table-cell office:value-type="float" office:value="3.76665">
            <text:p>3.76665</text:p>
          </table:table-cell>
          <table:table-cell office:value-type="float" office:value="241.233">
            <text:p>241.2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869">
            <text:p>61.4869</text:p>
          </table:table-cell>
          <table:table-cell office:value-type="float" office:value="3.71347">
            <text:p>3.71347</text:p>
          </table:table-cell>
          <table:table-cell office:value-type="float" office:value="241.287">
            <text:p>241.2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215">
            <text:p>61.5215</text:p>
          </table:table-cell>
          <table:table-cell office:value-type="float" office:value="3.66315">
            <text:p>3.66315</text:p>
          </table:table-cell>
          <table:table-cell office:value-type="float" office:value="241.337">
            <text:p>241.3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554">
            <text:p>61.5554</text:p>
          </table:table-cell>
          <table:table-cell office:value-type="float" office:value="3.61267">
            <text:p>3.61267</text:p>
          </table:table-cell>
          <table:table-cell office:value-type="float" office:value="241.387">
            <text:p>241.3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912">
            <text:p>61.5912</text:p>
          </table:table-cell>
          <table:table-cell office:value-type="float" office:value="3.55798">
            <text:p>3.55798</text:p>
          </table:table-cell>
          <table:table-cell office:value-type="float" office:value="241.442">
            <text:p>241.4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219">
            <text:p>61.6219</text:p>
          </table:table-cell>
          <table:table-cell office:value-type="float" office:value="3.50989">
            <text:p>3.50989</text:p>
          </table:table-cell>
          <table:table-cell office:value-type="float" office:value="241.49">
            <text:p>241.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544">
            <text:p>61.6544</text:p>
          </table:table-cell>
          <table:table-cell office:value-type="float" office:value="3.45821">
            <text:p>3.45821</text:p>
          </table:table-cell>
          <table:table-cell office:value-type="float" office:value="241.542">
            <text:p>241.5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859">
            <text:p>61.6859</text:p>
          </table:table-cell>
          <table:table-cell office:value-type="float" office:value="3.40698">
            <text:p>3.40698</text:p>
          </table:table-cell>
          <table:table-cell office:value-type="float" office:value="241.593">
            <text:p>241.5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178">
            <text:p>61.7178</text:p>
          </table:table-cell>
          <table:table-cell office:value-type="float" office:value="3.35393">
            <text:p>3.35393</text:p>
          </table:table-cell>
          <table:table-cell office:value-type="float" office:value="241.646">
            <text:p>241.6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529">
            <text:p>61.7529</text:p>
          </table:table-cell>
          <table:table-cell office:value-type="float" office:value="3.29433">
            <text:p>3.29433</text:p>
          </table:table-cell>
          <table:table-cell office:value-type="float" office:value="241.706">
            <text:p>241.7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731">
            <text:p>61.7731</text:p>
          </table:table-cell>
          <table:table-cell office:value-type="float" office:value="3.2596">
            <text:p>3.2596</text:p>
          </table:table-cell>
          <table:table-cell office:value-type="float" office:value="241.74">
            <text:p>241.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048">
            <text:p>61.8048</text:p>
          </table:table-cell>
          <table:table-cell office:value-type="float" office:value="3.20422">
            <text:p>3.20422</text:p>
          </table:table-cell>
          <table:table-cell office:value-type="float" office:value="241.796">
            <text:p>241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248">
            <text:p>61.8248</text:p>
          </table:table-cell>
          <table:table-cell office:value-type="float" office:value="3.16875">
            <text:p>3.16875</text:p>
          </table:table-cell>
          <table:table-cell office:value-type="float" office:value="241.831">
            <text:p>241.8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577">
            <text:p>61.8577</text:p>
          </table:table-cell>
          <table:table-cell office:value-type="float" office:value="3.10976">
            <text:p>3.10976</text:p>
          </table:table-cell>
          <table:table-cell office:value-type="float" office:value="241.89">
            <text:p>241.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911">
            <text:p>61.8911</text:p>
          </table:table-cell>
          <table:table-cell office:value-type="float" office:value="3.04869">
            <text:p>3.04869</text:p>
          </table:table-cell>
          <table:table-cell office:value-type="float" office:value="241.951">
            <text:p>241.9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22">
            <text:p>61.922</text:p>
          </table:table-cell>
          <table:table-cell office:value-type="float" office:value="2.99136">
            <text:p>2.99136</text:p>
          </table:table-cell>
          <table:table-cell office:value-type="float" office:value="242.009">
            <text:p>242.0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537">
            <text:p>61.9537</text:p>
          </table:table-cell>
          <table:table-cell office:value-type="float" office:value="2.93167">
            <text:p>2.93167</text:p>
          </table:table-cell>
          <table:table-cell office:value-type="float" office:value="242.068">
            <text:p>242.0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886">
            <text:p>61.9886</text:p>
          </table:table-cell>
          <table:table-cell office:value-type="float" office:value="2.86482">
            <text:p>2.86482</text:p>
          </table:table-cell>
          <table:table-cell office:value-type="float" office:value="242.135">
            <text:p>242.1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24">
            <text:p>62.024</text:p>
          </table:table-cell>
          <table:table-cell office:value-type="float" office:value="2.79601">
            <text:p>2.79601</text:p>
          </table:table-cell>
          <table:table-cell office:value-type="float" office:value="242.204">
            <text:p>242.2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606">
            <text:p>62.0606</text:p>
          </table:table-cell>
          <table:table-cell office:value-type="float" office:value="2.72371">
            <text:p>2.72371</text:p>
          </table:table-cell>
          <table:table-cell office:value-type="float" office:value="242.276">
            <text:p>242.2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953">
            <text:p>62.0953</text:p>
          </table:table-cell>
          <table:table-cell office:value-type="float" office:value="2.65407">
            <text:p>2.65407</text:p>
          </table:table-cell>
          <table:table-cell office:value-type="float" office:value="242.346">
            <text:p>242.3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293">
            <text:p>62.1293</text:p>
          </table:table-cell>
          <table:table-cell office:value-type="float" office:value="2.58514">
            <text:p>2.58514</text:p>
          </table:table-cell>
          <table:table-cell office:value-type="float" office:value="242.415">
            <text:p>242.4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638">
            <text:p>62.1638</text:p>
          </table:table-cell>
          <table:table-cell office:value-type="float" office:value="2.5141">
            <text:p>2.5141</text:p>
          </table:table-cell>
          <table:table-cell office:value-type="float" office:value="242.486">
            <text:p>242.4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981">
            <text:p>62.1981</text:p>
          </table:table-cell>
          <table:table-cell office:value-type="float" office:value="2.44246">
            <text:p>2.44246</text:p>
          </table:table-cell>
          <table:table-cell office:value-type="float" office:value="242.558">
            <text:p>242.5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186">
            <text:p>62.2186</text:p>
          </table:table-cell>
          <table:table-cell office:value-type="float" office:value="2.39932">
            <text:p>2.39932</text:p>
          </table:table-cell>
          <table:table-cell office:value-type="float" office:value="242.601">
            <text:p>242.6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534">
            <text:p>62.2534</text:p>
          </table:table-cell>
          <table:table-cell office:value-type="float" office:value="2.32545">
            <text:p>2.32545</text:p>
          </table:table-cell>
          <table:table-cell office:value-type="float" office:value="242.675">
            <text:p>242.6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88">
            <text:p>62.288</text:p>
          </table:table-cell>
          <table:table-cell office:value-type="float" office:value="2.25095">
            <text:p>2.25095</text:p>
          </table:table-cell>
          <table:table-cell office:value-type="float" office:value="242.749">
            <text:p>242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259">
            <text:p>62.3259</text:p>
          </table:table-cell>
          <table:table-cell office:value-type="float" office:value="2.16853">
            <text:p>2.16853</text:p>
          </table:table-cell>
          <table:table-cell office:value-type="float" office:value="242.831">
            <text:p>242.8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602">
            <text:p>62.3602</text:p>
          </table:table-cell>
          <table:table-cell office:value-type="float" office:value="2.09299">
            <text:p>2.09299</text:p>
          </table:table-cell>
          <table:table-cell office:value-type="float" office:value="242.907">
            <text:p>242.9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932">
            <text:p>62.3932</text:p>
          </table:table-cell>
          <table:table-cell office:value-type="float" office:value="2.01973">
            <text:p>2.01973</text:p>
          </table:table-cell>
          <table:table-cell office:value-type="float" office:value="242.98">
            <text:p>242.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256">
            <text:p>62.4256</text:p>
          </table:table-cell>
          <table:table-cell office:value-type="float" office:value="1.94722">
            <text:p>1.94722</text:p>
          </table:table-cell>
          <table:table-cell office:value-type="float" office:value="243.053">
            <text:p>243.0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59">
            <text:p>62.459</text:p>
          </table:table-cell>
          <table:table-cell office:value-type="float" office:value="1.87169">
            <text:p>1.87169</text:p>
          </table:table-cell>
          <table:table-cell office:value-type="float" office:value="243.128">
            <text:p>243.1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972">
            <text:p>62.4972</text:p>
          </table:table-cell>
          <table:table-cell office:value-type="float" office:value="1.78418">
            <text:p>1.78418</text:p>
          </table:table-cell>
          <table:table-cell office:value-type="float" office:value="243.216">
            <text:p>243.2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345">
            <text:p>62.5345</text:p>
          </table:table-cell>
          <table:table-cell office:value-type="float" office:value="1.698">
            <text:p>1.698</text:p>
          </table:table-cell>
          <table:table-cell office:value-type="float" office:value="243.302">
            <text:p>243.3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712">
            <text:p>62.5712</text:p>
          </table:table-cell>
          <table:table-cell office:value-type="float" office:value="1.61261">
            <text:p>1.61261</text:p>
          </table:table-cell>
          <table:table-cell office:value-type="float" office:value="243.387">
            <text:p>243.3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053">
            <text:p>62.6053</text:p>
          </table:table-cell>
          <table:table-cell office:value-type="float" office:value="1.5323">
            <text:p>1.5323</text:p>
          </table:table-cell>
          <table:table-cell office:value-type="float" office:value="243.468">
            <text:p>243.4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403">
            <text:p>62.6403</text:p>
          </table:table-cell>
          <table:table-cell office:value-type="float" office:value="1.44969">
            <text:p>1.44969</text:p>
          </table:table-cell>
          <table:table-cell office:value-type="float" office:value="243.55">
            <text:p>243.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602">
            <text:p>62.6602</text:p>
          </table:table-cell>
          <table:table-cell office:value-type="float" office:value="1.40204">
            <text:p>1.40204</text:p>
          </table:table-cell>
          <table:table-cell office:value-type="float" office:value="243.598">
            <text:p>243.5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935">
            <text:p>62.6935</text:p>
          </table:table-cell>
          <table:table-cell office:value-type="float" office:value="1.32251">
            <text:p>1.32251</text:p>
          </table:table-cell>
          <table:table-cell office:value-type="float" office:value="243.677">
            <text:p>243.6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269">
            <text:p>62.7269</text:p>
          </table:table-cell>
          <table:table-cell office:value-type="float" office:value="1.24173">
            <text:p>1.24173</text:p>
          </table:table-cell>
          <table:table-cell office:value-type="float" office:value="243.758">
            <text:p>243.7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637">
            <text:p>62.7637</text:p>
          </table:table-cell>
          <table:table-cell office:value-type="float" office:value="1.15245">
            <text:p>1.15245</text:p>
          </table:table-cell>
          <table:table-cell office:value-type="float" office:value="243.848">
            <text:p>243.848</text:p>
          </table:table-cell>
          <table:table-cell office:value-type="float" office:value="0.864338">
            <text:p>0.8643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971">
            <text:p>62.7971</text:p>
          </table:table-cell>
          <table:table-cell office:value-type="float" office:value="1.07083">
            <text:p>1.07083</text:p>
          </table:table-cell>
          <table:table-cell office:value-type="float" office:value="243.929">
            <text:p>243.929</text:p>
          </table:table-cell>
          <table:table-cell office:value-type="float" office:value="0.803123">
            <text:p>0.8031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349">
            <text:p>62.8349</text:p>
          </table:table-cell>
          <table:table-cell office:value-type="float" office:value="0.977661">
            <text:p>0.977661</text:p>
          </table:table-cell>
          <table:table-cell office:value-type="float" office:value="244.022">
            <text:p>244.022</text:p>
          </table:table-cell>
          <table:table-cell office:value-type="float" office:value="0.733246">
            <text:p>0.7332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672">
            <text:p>62.8672</text:p>
          </table:table-cell>
          <table:table-cell office:value-type="float" office:value="0.89769">
            <text:p>0.89769</text:p>
          </table:table-cell>
          <table:table-cell office:value-type="float" office:value="244.102">
            <text:p>244.102</text:p>
          </table:table-cell>
          <table:table-cell office:value-type="float" office:value="0.673267">
            <text:p>0.6732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039">
            <text:p>62.9039</text:p>
          </table:table-cell>
          <table:table-cell office:value-type="float" office:value="0.806168">
            <text:p>0.806168</text:p>
          </table:table-cell>
          <table:table-cell office:value-type="float" office:value="244.194">
            <text:p>244.194</text:p>
          </table:table-cell>
          <table:table-cell office:value-type="float" office:value="0.604626">
            <text:p>0.6046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395">
            <text:p>62.9395</text:p>
          </table:table-cell>
          <table:table-cell office:value-type="float" office:value="0.716965">
            <text:p>0.716965</text:p>
          </table:table-cell>
          <table:table-cell office:value-type="float" office:value="244.283">
            <text:p>244.283</text:p>
          </table:table-cell>
          <table:table-cell office:value-type="float" office:value="0.537724">
            <text:p>0.53772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731">
            <text:p>62.9731</text:p>
          </table:table-cell>
          <table:table-cell office:value-type="float" office:value="0.631958">
            <text:p>0.631958</text:p>
          </table:table-cell>
          <table:table-cell office:value-type="float" office:value="244.368">
            <text:p>244.368</text:p>
          </table:table-cell>
          <table:table-cell office:value-type="float" office:value="0.473969">
            <text:p>0.4739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086">
            <text:p>63.0086</text:p>
          </table:table-cell>
          <table:table-cell office:value-type="float" office:value="0.542191">
            <text:p>0.542191</text:p>
          </table:table-cell>
          <table:table-cell office:value-type="float" office:value="244.458">
            <text:p>244.458</text:p>
          </table:table-cell>
          <table:table-cell office:value-type="float" office:value="0.406643">
            <text:p>0.4066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416">
            <text:p>63.0416</text:p>
          </table:table-cell>
          <table:table-cell office:value-type="float" office:value="0.458252">
            <text:p>0.458252</text:p>
          </table:table-cell>
          <table:table-cell office:value-type="float" office:value="244.542">
            <text:p>244.542</text:p>
          </table:table-cell>
          <table:table-cell office:value-type="float" office:value="0.343689">
            <text:p>0.3436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774">
            <text:p>63.0774</text:p>
          </table:table-cell>
          <table:table-cell office:value-type="float" office:value="0.36673">
            <text:p>0.36673</text:p>
          </table:table-cell>
          <table:table-cell office:value-type="float" office:value="244.633">
            <text:p>244.633</text:p>
          </table:table-cell>
          <table:table-cell office:value-type="float" office:value="0.275047">
            <text:p>0.2750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11">
            <text:p>63.111</text:p>
          </table:table-cell>
          <table:table-cell office:value-type="float" office:value="0.280518">
            <text:p>0.280518</text:p>
          </table:table-cell>
          <table:table-cell office:value-type="float" office:value="244.719">
            <text:p>244.719</text:p>
          </table:table-cell>
          <table:table-cell office:value-type="float" office:value="0.210388">
            <text:p>0.2103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315">
            <text:p>63.1315</text:p>
          </table:table-cell>
          <table:table-cell office:value-type="float" office:value="0.227463">
            <text:p>0.227463</text:p>
          </table:table-cell>
          <table:table-cell office:value-type="float" office:value="244.773">
            <text:p>244.773</text:p>
          </table:table-cell>
          <table:table-cell office:value-type="float" office:value="0.170597">
            <text:p>0.1705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63">
            <text:p>63.163</text:p>
          </table:table-cell>
          <table:table-cell office:value-type="float" office:value="0.146332">
            <text:p>0.146332</text:p>
          </table:table-cell>
          <table:table-cell office:value-type="float" office:value="244.854">
            <text:p>244.854</text:p>
          </table:table-cell>
          <table:table-cell office:value-type="float" office:value="0.109749">
            <text:p>0.1097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949">
            <text:p>63.1949</text:p>
          </table:table-cell>
          <table:table-cell office:value-type="float" office:value="0.0641022">
            <text:p>0.0641022</text:p>
          </table:table-cell>
          <table:table-cell office:value-type="float" office:value="244.936">
            <text:p>244.936</text:p>
          </table:table-cell>
          <table:table-cell office:value-type="float" office:value="0.0480766">
            <text:p>0.04807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301">
            <text:p>63.2301</text:p>
          </table:table-cell>
          <table:table-cell office:value-type="float" office:value="-0.0272522">
            <text:p>-0.0272522</text:p>
          </table:table-cell>
          <table:table-cell office:value-type="float" office:value="245.027">
            <text:p>245.027</text:p>
          </table:table-cell>
          <table:table-cell office:value-type="float" office:value="-0.0204391">
            <text:p>-0.02043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525">
            <text:p>63.2525</text:p>
          </table:table-cell>
          <table:table-cell office:value-type="float" office:value="-0.085495">
            <text:p>-0.085495</text:p>
          </table:table-cell>
          <table:table-cell office:value-type="float" office:value="245.085">
            <text:p>245.085</text:p>
          </table:table-cell>
          <table:table-cell office:value-type="float" office:value="-0.0641212">
            <text:p>-0.06412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878">
            <text:p>63.2878</text:p>
          </table:table-cell>
          <table:table-cell office:value-type="float" office:value="-0.177094">
            <text:p>-0.177094</text:p>
          </table:table-cell>
          <table:table-cell office:value-type="float" office:value="245.177">
            <text:p>245.177</text:p>
          </table:table-cell>
          <table:table-cell office:value-type="float" office:value="-0.13282">
            <text:p>-0.132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198">
            <text:p>63.3198</text:p>
          </table:table-cell>
          <table:table-cell office:value-type="float" office:value="-0.260315">
            <text:p>-0.260315</text:p>
          </table:table-cell>
          <table:table-cell office:value-type="float" office:value="245.26">
            <text:p>245.26</text:p>
          </table:table-cell>
          <table:table-cell office:value-type="float" office:value="-0.195236">
            <text:p>-0.1952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51">
            <text:p>63.351</text:p>
          </table:table-cell>
          <table:table-cell office:value-type="float" office:value="-0.341217">
            <text:p>-0.341217</text:p>
          </table:table-cell>
          <table:table-cell office:value-type="float" office:value="245.341">
            <text:p>245.341</text:p>
          </table:table-cell>
          <table:table-cell office:value-type="float" office:value="-0.255913">
            <text:p>-0.2559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877">
            <text:p>63.3877</text:p>
          </table:table-cell>
          <table:table-cell office:value-type="float" office:value="-0.436737">
            <text:p>-0.436737</text:p>
          </table:table-cell>
          <table:table-cell office:value-type="float" office:value="245.437">
            <text:p>245.437</text:p>
          </table:table-cell>
          <table:table-cell office:value-type="float" office:value="-0.327553">
            <text:p>-0.3275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219">
            <text:p>63.4219</text:p>
          </table:table-cell>
          <table:table-cell office:value-type="float" office:value="-0.525558">
            <text:p>-0.525558</text:p>
          </table:table-cell>
          <table:table-cell office:value-type="float" office:value="245.526">
            <text:p>245.526</text:p>
          </table:table-cell>
          <table:table-cell office:value-type="float" office:value="-0.394169">
            <text:p>-0.3941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574">
            <text:p>63.4574</text:p>
          </table:table-cell>
          <table:table-cell office:value-type="float" office:value="-0.617493">
            <text:p>-0.617493</text:p>
          </table:table-cell>
          <table:table-cell office:value-type="float" office:value="245.617">
            <text:p>245.617</text:p>
          </table:table-cell>
          <table:table-cell office:value-type="float" office:value="-0.46312">
            <text:p>-0.463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93">
            <text:p>63.493</text:p>
          </table:table-cell>
          <table:table-cell office:value-type="float" office:value="-0.709442">
            <text:p>-0.709442</text:p>
          </table:table-cell>
          <table:table-cell office:value-type="float" office:value="245.709">
            <text:p>245.709</text:p>
          </table:table-cell>
          <table:table-cell office:value-type="float" office:value="-0.532082">
            <text:p>-0.5320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266">
            <text:p>63.5266</text:p>
          </table:table-cell>
          <table:table-cell office:value-type="float" office:value="-0.795746">
            <text:p>-0.795746</text:p>
          </table:table-cell>
          <table:table-cell office:value-type="float" office:value="245.796">
            <text:p>245.796</text:p>
          </table:table-cell>
          <table:table-cell office:value-type="float" office:value="-0.596809">
            <text:p>-0.5968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614">
            <text:p>63.5614</text:p>
          </table:table-cell>
          <table:table-cell office:value-type="float" office:value="-0.884857">
            <text:p>-0.884857</text:p>
          </table:table-cell>
          <table:table-cell office:value-type="float" office:value="245.885">
            <text:p>245.885</text:p>
          </table:table-cell>
          <table:table-cell office:value-type="float" office:value="-0.663643">
            <text:p>-0.6636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965">
            <text:p>63.5965</text:p>
          </table:table-cell>
          <table:table-cell office:value-type="float" office:value="-0.974258">
            <text:p>-0.974258</text:p>
          </table:table-cell>
          <table:table-cell office:value-type="float" office:value="245.974">
            <text:p>245.974</text:p>
          </table:table-cell>
          <table:table-cell office:value-type="float" office:value="-0.730694">
            <text:p>-0.7306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327">
            <text:p>63.6327</text:p>
          </table:table-cell>
          <table:table-cell office:value-type="float" office:value="-1.06581">
            <text:p>-1.06581</text:p>
          </table:table-cell>
          <table:table-cell office:value-type="float" office:value="246.066">
            <text:p>246.066</text:p>
          </table:table-cell>
          <table:table-cell office:value-type="float" office:value="-0.799358">
            <text:p>-0.7993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653">
            <text:p>63.6653</text:p>
          </table:table-cell>
          <table:table-cell office:value-type="float" office:value="-1.14755">
            <text:p>-1.14755</text:p>
          </table:table-cell>
          <table:table-cell office:value-type="float" office:value="246.148">
            <text:p>246.148</text:p>
          </table:table-cell>
          <table:table-cell office:value-type="float" office:value="-0.860664">
            <text:p>-0.8606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029">
            <text:p>63.7029</text:p>
          </table:table-cell>
          <table:table-cell office:value-type="float" office:value="-1.24118">
            <text:p>-1.24118</text:p>
          </table:table-cell>
          <table:table-cell office:value-type="float" office:value="246.241">
            <text:p>246.2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33">
            <text:p>63.733</text:p>
          </table:table-cell>
          <table:table-cell office:value-type="float" office:value="-1.31538">
            <text:p>-1.31538</text:p>
          </table:table-cell>
          <table:table-cell office:value-type="float" office:value="246.315">
            <text:p>246.3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644">
            <text:p>63.7644</text:p>
          </table:table-cell>
          <table:table-cell office:value-type="float" office:value="-1.39215">
            <text:p>-1.39215</text:p>
          </table:table-cell>
          <table:table-cell office:value-type="float" office:value="246.392">
            <text:p>246.3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996">
            <text:p>63.7996</text:p>
          </table:table-cell>
          <table:table-cell office:value-type="float" office:value="-1.47731">
            <text:p>-1.47731</text:p>
          </table:table-cell>
          <table:table-cell office:value-type="float" office:value="246.477">
            <text:p>246.4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307">
            <text:p>63.8307</text:p>
          </table:table-cell>
          <table:table-cell office:value-type="float" office:value="-1.55148">
            <text:p>-1.55148</text:p>
          </table:table-cell>
          <table:table-cell office:value-type="float" office:value="246.551">
            <text:p>246.5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641">
            <text:p>63.8641</text:p>
          </table:table-cell>
          <table:table-cell office:value-type="float" office:value="-1.63019">
            <text:p>-1.63019</text:p>
          </table:table-cell>
          <table:table-cell office:value-type="float" office:value="246.63">
            <text:p>246.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962">
            <text:p>63.8962</text:p>
          </table:table-cell>
          <table:table-cell office:value-type="float" office:value="-1.70517">
            <text:p>-1.70517</text:p>
          </table:table-cell>
          <table:table-cell office:value-type="float" office:value="246.705">
            <text:p>246.7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313">
            <text:p>63.9313</text:p>
          </table:table-cell>
          <table:table-cell office:value-type="float" office:value="-1.78577">
            <text:p>-1.78577</text:p>
          </table:table-cell>
          <table:table-cell office:value-type="float" office:value="246.786">
            <text:p>246.7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622">
            <text:p>63.9622</text:p>
          </table:table-cell>
          <table:table-cell office:value-type="float" office:value="-1.85536">
            <text:p>-1.85536</text:p>
          </table:table-cell>
          <table:table-cell office:value-type="float" office:value="246.855">
            <text:p>246.8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969">
            <text:p>63.9969</text:p>
          </table:table-cell>
          <table:table-cell office:value-type="float" office:value="-1.93275">
            <text:p>-1.93275</text:p>
          </table:table-cell>
          <table:table-cell office:value-type="float" office:value="246.933">
            <text:p>246.9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294">
            <text:p>64.0294</text:p>
          </table:table-cell>
          <table:table-cell office:value-type="float" office:value="-2.00377">
            <text:p>-2.00377</text:p>
          </table:table-cell>
          <table:table-cell office:value-type="float" office:value="247.004">
            <text:p>247.0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619">
            <text:p>64.0619</text:p>
          </table:table-cell>
          <table:table-cell office:value-type="float" office:value="-2.07352">
            <text:p>-2.07352</text:p>
          </table:table-cell>
          <table:table-cell office:value-type="float" office:value="247.074">
            <text:p>247.0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978">
            <text:p>64.0978</text:p>
          </table:table-cell>
          <table:table-cell office:value-type="float" office:value="-2.14925">
            <text:p>-2.14925</text:p>
          </table:table-cell>
          <table:table-cell office:value-type="float" office:value="247.149">
            <text:p>247.14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302">
            <text:p>64.1302</text:p>
          </table:table-cell>
          <table:table-cell office:value-type="float" office:value="-2.21599">
            <text:p>-2.21599</text:p>
          </table:table-cell>
          <table:table-cell office:value-type="float" office:value="247.216">
            <text:p>247.2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637">
            <text:p>64.1637</text:p>
          </table:table-cell>
          <table:table-cell office:value-type="float" office:value="-2.28377">
            <text:p>-2.28377</text:p>
          </table:table-cell>
          <table:table-cell office:value-type="float" office:value="247.284">
            <text:p>247.2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973">
            <text:p>64.1973</text:p>
          </table:table-cell>
          <table:table-cell office:value-type="float" office:value="-2.35007">
            <text:p>-2.35007</text:p>
          </table:table-cell>
          <table:table-cell office:value-type="float" office:value="247.35">
            <text:p>247.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28">
            <text:p>64.228</text:p>
          </table:table-cell>
          <table:table-cell office:value-type="float" office:value="-2.40944">
            <text:p>-2.40944</text:p>
          </table:table-cell>
          <table:table-cell office:value-type="float" office:value="247.409">
            <text:p>247.4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63">
            <text:p>64.263</text:p>
          </table:table-cell>
          <table:table-cell office:value-type="float" office:value="-2.47537">
            <text:p>-2.47537</text:p>
          </table:table-cell>
          <table:table-cell office:value-type="float" office:value="247.475">
            <text:p>247.4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93">
            <text:p>64.293</text:p>
          </table:table-cell>
          <table:table-cell office:value-type="float" office:value="-2.53038">
            <text:p>-2.53038</text:p>
          </table:table-cell>
          <table:table-cell office:value-type="float" office:value="247.53">
            <text:p>247.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292">
            <text:p>64.3292</text:p>
          </table:table-cell>
          <table:table-cell office:value-type="float" office:value="-2.5952">
            <text:p>-2.5952</text:p>
          </table:table-cell>
          <table:table-cell office:value-type="float" office:value="247.595">
            <text:p>247.5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605">
            <text:p>64.3605</text:p>
          </table:table-cell>
          <table:table-cell office:value-type="float" office:value="-2.6498">
            <text:p>-2.6498</text:p>
          </table:table-cell>
          <table:table-cell office:value-type="float" office:value="247.65">
            <text:p>247.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924">
            <text:p>64.3924</text:p>
          </table:table-cell>
          <table:table-cell office:value-type="float" office:value="-2.7038">
            <text:p>-2.7038</text:p>
          </table:table-cell>
          <table:table-cell office:value-type="float" office:value="247.704">
            <text:p>247.7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271">
            <text:p>64.4271</text:p>
          </table:table-cell>
          <table:table-cell office:value-type="float" office:value="-2.76071">
            <text:p>-2.76071</text:p>
          </table:table-cell>
          <table:table-cell office:value-type="float" office:value="247.761">
            <text:p>247.7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739">
            <text:p>64.4739</text:p>
          </table:table-cell>
          <table:table-cell office:value-type="float" office:value="-2.83504">
            <text:p>-2.83504</text:p>
          </table:table-cell>
          <table:table-cell office:value-type="float" office:value="247.835">
            <text:p>247.8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023">
            <text:p>64.5023</text:p>
          </table:table-cell>
          <table:table-cell office:value-type="float" office:value="-2.87834">
            <text:p>-2.87834</text:p>
          </table:table-cell>
          <table:table-cell office:value-type="float" office:value="247.878">
            <text:p>247.8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225">
            <text:p>64.5225</text:p>
          </table:table-cell>
          <table:table-cell office:value-type="float" office:value="-2.90839">
            <text:p>-2.90839</text:p>
          </table:table-cell>
          <table:table-cell office:value-type="float" office:value="247.908">
            <text:p>247.9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598">
            <text:p>64.5598</text:p>
          </table:table-cell>
          <table:table-cell office:value-type="float" office:value="-2.96208">
            <text:p>-2.96208</text:p>
          </table:table-cell>
          <table:table-cell office:value-type="float" office:value="247.962">
            <text:p>247.9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812">
            <text:p>64.5812</text:p>
          </table:table-cell>
          <table:table-cell office:value-type="float" office:value="-2.992">
            <text:p>-2.992</text:p>
          </table:table-cell>
          <table:table-cell office:value-type="float" office:value="247.992">
            <text:p>247.9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14">
            <text:p>64.614</text:p>
          </table:table-cell>
          <table:table-cell office:value-type="float" office:value="-3.03621">
            <text:p>-3.03621</text:p>
          </table:table-cell>
          <table:table-cell office:value-type="float" office:value="248.036">
            <text:p>248.0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511">
            <text:p>64.6511</text:p>
          </table:table-cell>
          <table:table-cell office:value-type="float" office:value="-3.08444">
            <text:p>-3.08444</text:p>
          </table:table-cell>
          <table:table-cell office:value-type="float" office:value="248.084">
            <text:p>248.0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857">
            <text:p>64.6857</text:p>
          </table:table-cell>
          <table:table-cell office:value-type="float" office:value="-3.12721">
            <text:p>-3.12721</text:p>
          </table:table-cell>
          <table:table-cell office:value-type="float" office:value="248.127">
            <text:p>248.1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081">
            <text:p>64.7081</text:p>
          </table:table-cell>
          <table:table-cell office:value-type="float" office:value="-3.15408">
            <text:p>-3.15408</text:p>
          </table:table-cell>
          <table:table-cell office:value-type="float" office:value="248.154">
            <text:p>248.1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295">
            <text:p>64.7295</text:p>
          </table:table-cell>
          <table:table-cell office:value-type="float" office:value="-3.17894">
            <text:p>-3.17894</text:p>
          </table:table-cell>
          <table:table-cell office:value-type="float" office:value="248.179">
            <text:p>248.1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629">
            <text:p>64.7629</text:p>
          </table:table-cell>
          <table:table-cell office:value-type="float" office:value="-3.21629">
            <text:p>-3.21629</text:p>
          </table:table-cell>
          <table:table-cell office:value-type="float" office:value="248.216">
            <text:p>248.2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154">
            <text:p>64.8154</text:p>
          </table:table-cell>
          <table:table-cell office:value-type="float" office:value="-3.27145">
            <text:p>-3.27145</text:p>
          </table:table-cell>
          <table:table-cell office:value-type="float" office:value="248.271">
            <text:p>248.2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483">
            <text:p>64.8483</text:p>
          </table:table-cell>
          <table:table-cell office:value-type="float" office:value="-3.30374">
            <text:p>-3.30374</text:p>
          </table:table-cell>
          <table:table-cell office:value-type="float" office:value="248.304">
            <text:p>248.3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843">
            <text:p>64.8843</text:p>
          </table:table-cell>
          <table:table-cell office:value-type="float" office:value="-3.3371">
            <text:p>-3.3371</text:p>
          </table:table-cell>
          <table:table-cell office:value-type="float" office:value="248.337">
            <text:p>248.3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182">
            <text:p>64.9182</text:p>
          </table:table-cell>
          <table:table-cell office:value-type="float" office:value="-3.36659">
            <text:p>-3.36659</text:p>
          </table:table-cell>
          <table:table-cell office:value-type="float" office:value="248.367">
            <text:p>248.3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406">
            <text:p>64.9406</text:p>
          </table:table-cell>
          <table:table-cell office:value-type="float" office:value="-3.3851">
            <text:p>-3.3851</text:p>
          </table:table-cell>
          <table:table-cell office:value-type="float" office:value="248.385">
            <text:p>248.3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626">
            <text:p>64.9626</text:p>
          </table:table-cell>
          <table:table-cell office:value-type="float" office:value="-3.40263">
            <text:p>-3.40263</text:p>
          </table:table-cell>
          <table:table-cell office:value-type="float" office:value="248.403">
            <text:p>248.4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969">
            <text:p>64.9969</text:p>
          </table:table-cell>
          <table:table-cell office:value-type="float" office:value="-3.4283">
            <text:p>-3.4283</text:p>
          </table:table-cell>
          <table:table-cell office:value-type="float" office:value="248.428">
            <text:p>248.4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38">
            <text:p>65.038</text:p>
          </table:table-cell>
          <table:table-cell office:value-type="float" office:value="-3.45679">
            <text:p>-3.45679</text:p>
          </table:table-cell>
          <table:table-cell office:value-type="float" office:value="248.457">
            <text:p>248.4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698">
            <text:p>65.0698</text:p>
          </table:table-cell>
          <table:table-cell office:value-type="float" office:value="-3.47701">
            <text:p>-3.47701</text:p>
          </table:table-cell>
          <table:table-cell office:value-type="float" office:value="248.477">
            <text:p>248.4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092">
            <text:p>65.1092</text:p>
          </table:table-cell>
          <table:table-cell office:value-type="float" office:value="-3.49991">
            <text:p>-3.49991</text:p>
          </table:table-cell>
          <table:table-cell office:value-type="float" office:value="248.5">
            <text:p>248.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422">
            <text:p>65.1422</text:p>
          </table:table-cell>
          <table:table-cell office:value-type="float" office:value="-3.51732">
            <text:p>-3.51732</text:p>
          </table:table-cell>
          <table:table-cell office:value-type="float" office:value="248.517">
            <text:p>248.5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641">
            <text:p>65.1641</text:p>
          </table:table-cell>
          <table:table-cell office:value-type="float" office:value="-3.52803">
            <text:p>-3.52803</text:p>
          </table:table-cell>
          <table:table-cell office:value-type="float" office:value="248.528">
            <text:p>248.5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872">
            <text:p>65.1872</text:p>
          </table:table-cell>
          <table:table-cell office:value-type="float" office:value="-3.53853">
            <text:p>-3.53853</text:p>
          </table:table-cell>
          <table:table-cell office:value-type="float" office:value="248.539">
            <text:p>248.53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201">
            <text:p>65.2201</text:p>
          </table:table-cell>
          <table:table-cell office:value-type="float" office:value="-3.55212">
            <text:p>-3.55212</text:p>
          </table:table-cell>
          <table:table-cell office:value-type="float" office:value="248.552">
            <text:p>248.5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6">
            <text:p>65.26</text:p>
          </table:table-cell>
          <table:table-cell office:value-type="float" office:value="-3.56651">
            <text:p>-3.56651</text:p>
          </table:table-cell>
          <table:table-cell office:value-type="float" office:value="248.567">
            <text:p>248.5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846">
            <text:p>65.2846</text:p>
          </table:table-cell>
          <table:table-cell office:value-type="float" office:value="-3.5742">
            <text:p>-3.5742</text:p>
          </table:table-cell>
          <table:table-cell office:value-type="float" office:value="248.574">
            <text:p>248.5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211">
            <text:p>65.3211</text:p>
          </table:table-cell>
          <table:table-cell office:value-type="float" office:value="-3.58412">
            <text:p>-3.58412</text:p>
          </table:table-cell>
          <table:table-cell office:value-type="float" office:value="248.584">
            <text:p>248.5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548">
            <text:p>65.3548</text:p>
          </table:table-cell>
          <table:table-cell office:value-type="float" office:value="-3.59157">
            <text:p>-3.59157</text:p>
          </table:table-cell>
          <table:table-cell office:value-type="float" office:value="248.592">
            <text:p>248.5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907">
            <text:p>65.3907</text:p>
          </table:table-cell>
          <table:table-cell office:value-type="float" office:value="-3.59784">
            <text:p>-3.59784</text:p>
          </table:table-cell>
          <table:table-cell office:value-type="float" office:value="248.598">
            <text:p>248.5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246">
            <text:p>65.4246</text:p>
          </table:table-cell>
          <table:table-cell office:value-type="float" office:value="-3.60213">
            <text:p>-3.60213</text:p>
          </table:table-cell>
          <table:table-cell office:value-type="float" office:value="248.602">
            <text:p>248.6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601">
            <text:p>65.4601</text:p>
          </table:table-cell>
          <table:table-cell office:value-type="float" office:value="-3.60493">
            <text:p>-3.60493</text:p>
          </table:table-cell>
          <table:table-cell office:value-type="float" office:value="248.605">
            <text:p>248.6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941">
            <text:p>65.4941</text:p>
          </table:table-cell>
          <table:table-cell office:value-type="float" office:value="-3.60606">
            <text:p>-3.60606</text:p>
          </table:table-cell>
          <table:table-cell office:value-type="float" office:value="248.606">
            <text:p>248.60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289">
            <text:p>65.5289</text:p>
          </table:table-cell>
          <table:table-cell office:value-type="float" office:value="-3.60571">
            <text:p>-3.60571</text:p>
          </table:table-cell>
          <table:table-cell office:value-type="float" office:value="248.606">
            <text:p>248.60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636">
            <text:p>65.5636</text:p>
          </table:table-cell>
          <table:table-cell office:value-type="float" office:value="-3.60378">
            <text:p>-3.60378</text:p>
          </table:table-cell>
          <table:table-cell office:value-type="float" office:value="248.604">
            <text:p>248.6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947">
            <text:p>65.5947</text:p>
          </table:table-cell>
          <table:table-cell office:value-type="float" office:value="-3.6008">
            <text:p>-3.6008</text:p>
          </table:table-cell>
          <table:table-cell office:value-type="float" office:value="248.601">
            <text:p>248.6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302">
            <text:p>65.6302</text:p>
          </table:table-cell>
          <table:table-cell office:value-type="float" office:value="-3.5959">
            <text:p>-3.5959</text:p>
          </table:table-cell>
          <table:table-cell office:value-type="float" office:value="248.596">
            <text:p>248.5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619">
            <text:p>65.6619</text:p>
          </table:table-cell>
          <table:table-cell office:value-type="float" office:value="-3.59016">
            <text:p>-3.59016</text:p>
          </table:table-cell>
          <table:table-cell office:value-type="float" office:value="248.59">
            <text:p>248.5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932">
            <text:p>65.6932</text:p>
          </table:table-cell>
          <table:table-cell office:value-type="float" office:value="-3.5833">
            <text:p>-3.5833</text:p>
          </table:table-cell>
          <table:table-cell office:value-type="float" office:value="248.583">
            <text:p>248.5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248">
            <text:p>65.7248</text:p>
          </table:table-cell>
          <table:table-cell office:value-type="float" office:value="-3.57524">
            <text:p>-3.57524</text:p>
          </table:table-cell>
          <table:table-cell office:value-type="float" office:value="248.575">
            <text:p>248.5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59">
            <text:p>65.759</text:p>
          </table:table-cell>
          <table:table-cell office:value-type="float" office:value="-3.56516">
            <text:p>-3.56516</text:p>
          </table:table-cell>
          <table:table-cell office:value-type="float" office:value="248.565">
            <text:p>248.5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913">
            <text:p>65.7913</text:p>
          </table:table-cell>
          <table:table-cell office:value-type="float" office:value="-3.55447">
            <text:p>-3.55447</text:p>
          </table:table-cell>
          <table:table-cell office:value-type="float" office:value="248.554">
            <text:p>248.5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264">
            <text:p>65.8264</text:p>
          </table:table-cell>
          <table:table-cell office:value-type="float" office:value="-3.54143">
            <text:p>-3.54143</text:p>
          </table:table-cell>
          <table:table-cell office:value-type="float" office:value="248.541">
            <text:p>248.5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587">
            <text:p>65.8587</text:p>
          </table:table-cell>
          <table:table-cell office:value-type="float" office:value="-3.52827">
            <text:p>-3.52827</text:p>
          </table:table-cell>
          <table:table-cell office:value-type="float" office:value="248.528">
            <text:p>248.5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937">
            <text:p>65.8937</text:p>
          </table:table-cell>
          <table:table-cell office:value-type="float" office:value="-3.51276">
            <text:p>-3.51276</text:p>
          </table:table-cell>
          <table:table-cell office:value-type="float" office:value="248.513">
            <text:p>248.5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271">
            <text:p>65.9271</text:p>
          </table:table-cell>
          <table:table-cell office:value-type="float" office:value="-3.49677">
            <text:p>-3.49677</text:p>
          </table:table-cell>
          <table:table-cell office:value-type="float" office:value="248.497">
            <text:p>248.4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59">
            <text:p>65.959</text:p>
          </table:table-cell>
          <table:table-cell office:value-type="float" office:value="-3.48041">
            <text:p>-3.48041</text:p>
          </table:table-cell>
          <table:table-cell office:value-type="float" office:value="248.48">
            <text:p>248.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965">
            <text:p>65.9965</text:p>
          </table:table-cell>
          <table:table-cell office:value-type="float" office:value="-3.45976">
            <text:p>-3.45976</text:p>
          </table:table-cell>
          <table:table-cell office:value-type="float" office:value="248.46">
            <text:p>248.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275">
            <text:p>66.0275</text:p>
          </table:table-cell>
          <table:table-cell office:value-type="float" office:value="-3.44168">
            <text:p>-3.44168</text:p>
          </table:table-cell>
          <table:table-cell office:value-type="float" office:value="248.442">
            <text:p>248.4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602">
            <text:p>66.0602</text:p>
          </table:table-cell>
          <table:table-cell office:value-type="float" office:value="-3.42155">
            <text:p>-3.42155</text:p>
          </table:table-cell>
          <table:table-cell office:value-type="float" office:value="248.422">
            <text:p>248.4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938">
            <text:p>66.0938</text:p>
          </table:table-cell>
          <table:table-cell office:value-type="float" office:value="-3.39981">
            <text:p>-3.39981</text:p>
          </table:table-cell>
          <table:table-cell office:value-type="float" office:value="248.4">
            <text:p>248.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265">
            <text:p>66.1265</text:p>
          </table:table-cell>
          <table:table-cell office:value-type="float" office:value="-3.37772">
            <text:p>-3.37772</text:p>
          </table:table-cell>
          <table:table-cell office:value-type="float" office:value="248.378">
            <text:p>248.3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583">
            <text:p>66.1583</text:p>
          </table:table-cell>
          <table:table-cell office:value-type="float" office:value="-3.35532">
            <text:p>-3.35532</text:p>
          </table:table-cell>
          <table:table-cell office:value-type="float" office:value="248.355">
            <text:p>248.3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923">
            <text:p>66.1923</text:p>
          </table:table-cell>
          <table:table-cell office:value-type="float" office:value="-3.33025">
            <text:p>-3.33025</text:p>
          </table:table-cell>
          <table:table-cell office:value-type="float" office:value="248.33">
            <text:p>248.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249">
            <text:p>66.2249</text:p>
          </table:table-cell>
          <table:table-cell office:value-type="float" office:value="-3.30527">
            <text:p>-3.30527</text:p>
          </table:table-cell>
          <table:table-cell office:value-type="float" office:value="248.305">
            <text:p>248.3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596">
            <text:p>66.2596</text:p>
          </table:table-cell>
          <table:table-cell office:value-type="float" office:value="-3.27773">
            <text:p>-3.27773</text:p>
          </table:table-cell>
          <table:table-cell office:value-type="float" office:value="248.278">
            <text:p>248.2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903">
            <text:p>66.2903</text:p>
          </table:table-cell>
          <table:table-cell office:value-type="float" office:value="-3.2525">
            <text:p>-3.2525</text:p>
          </table:table-cell>
          <table:table-cell office:value-type="float" office:value="248.253">
            <text:p>248.2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218">
            <text:p>66.3218</text:p>
          </table:table-cell>
          <table:table-cell office:value-type="float" office:value="-3.22578">
            <text:p>-3.22578</text:p>
          </table:table-cell>
          <table:table-cell office:value-type="float" office:value="248.226">
            <text:p>248.2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534">
            <text:p>66.3534</text:p>
          </table:table-cell>
          <table:table-cell office:value-type="float" office:value="-3.19832">
            <text:p>-3.19832</text:p>
          </table:table-cell>
          <table:table-cell office:value-type="float" office:value="248.198">
            <text:p>248.1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862">
            <text:p>66.3862</text:p>
          </table:table-cell>
          <table:table-cell office:value-type="float" office:value="-3.16891">
            <text:p>-3.16891</text:p>
          </table:table-cell>
          <table:table-cell office:value-type="float" office:value="248.169">
            <text:p>248.1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164">
            <text:p>66.4164</text:p>
          </table:table-cell>
          <table:table-cell office:value-type="float" office:value="-3.14104">
            <text:p>-3.14104</text:p>
          </table:table-cell>
          <table:table-cell office:value-type="float" office:value="248.141">
            <text:p>248.1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48">
            <text:p>66.448</text:p>
          </table:table-cell>
          <table:table-cell office:value-type="float" office:value="-3.11122">
            <text:p>-3.11122</text:p>
          </table:table-cell>
          <table:table-cell office:value-type="float" office:value="248.111">
            <text:p>248.1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807">
            <text:p>66.4807</text:p>
          </table:table-cell>
          <table:table-cell office:value-type="float" office:value="-3.07956">
            <text:p>-3.07956</text:p>
          </table:table-cell>
          <table:table-cell office:value-type="float" office:value="248.08">
            <text:p>248.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134">
            <text:p>66.5134</text:p>
          </table:table-cell>
          <table:table-cell office:value-type="float" office:value="-3.04726">
            <text:p>-3.04726</text:p>
          </table:table-cell>
          <table:table-cell office:value-type="float" office:value="248.047">
            <text:p>248.0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469">
            <text:p>66.5469</text:p>
          </table:table-cell>
          <table:table-cell office:value-type="float" office:value="-3.01326">
            <text:p>-3.01326</text:p>
          </table:table-cell>
          <table:table-cell office:value-type="float" office:value="248.013">
            <text:p>248.0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824">
            <text:p>66.5824</text:p>
          </table:table-cell>
          <table:table-cell office:value-type="float" office:value="-2.97639">
            <text:p>-2.97639</text:p>
          </table:table-cell>
          <table:table-cell office:value-type="float" office:value="247.976">
            <text:p>247.9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163">
            <text:p>66.6163</text:p>
          </table:table-cell>
          <table:table-cell office:value-type="float" office:value="-2.94054">
            <text:p>-2.94054</text:p>
          </table:table-cell>
          <table:table-cell office:value-type="float" office:value="247.941">
            <text:p>247.9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475">
            <text:p>66.6475</text:p>
          </table:table-cell>
          <table:table-cell office:value-type="float" office:value="-2.90677">
            <text:p>-2.90677</text:p>
          </table:table-cell>
          <table:table-cell office:value-type="float" office:value="247.907">
            <text:p>247.9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786">
            <text:p>66.6786</text:p>
          </table:table-cell>
          <table:table-cell office:value-type="float" office:value="-2.87262">
            <text:p>-2.87262</text:p>
          </table:table-cell>
          <table:table-cell office:value-type="float" office:value="247.873">
            <text:p>247.8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112">
            <text:p>66.7112</text:p>
          </table:table-cell>
          <table:table-cell office:value-type="float" office:value="-2.83611">
            <text:p>-2.83611</text:p>
          </table:table-cell>
          <table:table-cell office:value-type="float" office:value="247.836">
            <text:p>247.8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414">
            <text:p>66.7414</text:p>
          </table:table-cell>
          <table:table-cell office:value-type="float" office:value="-2.80182">
            <text:p>-2.80182</text:p>
          </table:table-cell>
          <table:table-cell office:value-type="float" office:value="247.802">
            <text:p>247.8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719">
            <text:p>66.7719</text:p>
          </table:table-cell>
          <table:table-cell office:value-type="float" office:value="-2.76656">
            <text:p>-2.76656</text:p>
          </table:table-cell>
          <table:table-cell office:value-type="float" office:value="247.767">
            <text:p>247.7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93">
            <text:p>66.793</text:p>
          </table:table-cell>
          <table:table-cell office:value-type="float" office:value="-2.74185">
            <text:p>-2.74185</text:p>
          </table:table-cell>
          <table:table-cell office:value-type="float" office:value="247.742">
            <text:p>247.7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141">
            <text:p>66.8141</text:p>
          </table:table-cell>
          <table:table-cell office:value-type="float" office:value="-2.71674">
            <text:p>-2.71674</text:p>
          </table:table-cell>
          <table:table-cell office:value-type="float" office:value="247.717">
            <text:p>247.7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482">
            <text:p>66.8482</text:p>
          </table:table-cell>
          <table:table-cell office:value-type="float" office:value="-2.67598">
            <text:p>-2.67598</text:p>
          </table:table-cell>
          <table:table-cell office:value-type="float" office:value="247.676">
            <text:p>247.6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838">
            <text:p>66.8838</text:p>
          </table:table-cell>
          <table:table-cell office:value-type="float" office:value="-2.6328">
            <text:p>-2.6328</text:p>
          </table:table-cell>
          <table:table-cell office:value-type="float" office:value="247.633">
            <text:p>247.6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165">
            <text:p>66.9165</text:p>
          </table:table-cell>
          <table:table-cell office:value-type="float" office:value="-2.59251">
            <text:p>-2.59251</text:p>
          </table:table-cell>
          <table:table-cell office:value-type="float" office:value="247.593">
            <text:p>247.5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521">
            <text:p>66.9521</text:p>
          </table:table-cell>
          <table:table-cell office:value-type="float" office:value="-2.54807">
            <text:p>-2.54807</text:p>
          </table:table-cell>
          <table:table-cell office:value-type="float" office:value="247.548">
            <text:p>247.5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831">
            <text:p>66.9831</text:p>
          </table:table-cell>
          <table:table-cell office:value-type="float" office:value="-2.50893">
            <text:p>-2.50893</text:p>
          </table:table-cell>
          <table:table-cell office:value-type="float" office:value="247.509">
            <text:p>247.5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152">
            <text:p>67.0152</text:p>
          </table:table-cell>
          <table:table-cell office:value-type="float" office:value="-2.46785">
            <text:p>-2.46785</text:p>
          </table:table-cell>
          <table:table-cell office:value-type="float" office:value="247.468">
            <text:p>247.4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513">
            <text:p>67.0513</text:p>
          </table:table-cell>
          <table:table-cell office:value-type="float" office:value="-2.42113">
            <text:p>-2.42113</text:p>
          </table:table-cell>
          <table:table-cell office:value-type="float" office:value="247.421">
            <text:p>247.4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845">
            <text:p>67.0845</text:p>
          </table:table-cell>
          <table:table-cell office:value-type="float" office:value="-2.37756">
            <text:p>-2.37756</text:p>
          </table:table-cell>
          <table:table-cell office:value-type="float" office:value="247.378">
            <text:p>247.3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176">
            <text:p>67.1176</text:p>
          </table:table-cell>
          <table:table-cell office:value-type="float" office:value="-2.33371">
            <text:p>-2.33371</text:p>
          </table:table-cell>
          <table:table-cell office:value-type="float" office:value="247.334">
            <text:p>247.3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522">
            <text:p>67.1522</text:p>
          </table:table-cell>
          <table:table-cell office:value-type="float" office:value="-2.28748">
            <text:p>-2.28748</text:p>
          </table:table-cell>
          <table:table-cell office:value-type="float" office:value="247.287">
            <text:p>247.2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822">
            <text:p>67.1822</text:p>
          </table:table-cell>
          <table:table-cell office:value-type="float" office:value="-2.24698">
            <text:p>-2.24698</text:p>
          </table:table-cell>
          <table:table-cell office:value-type="float" office:value="247.247">
            <text:p>247.2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131">
            <text:p>67.2131</text:p>
          </table:table-cell>
          <table:table-cell office:value-type="float" office:value="-2.20488">
            <text:p>-2.20488</text:p>
          </table:table-cell>
          <table:table-cell office:value-type="float" office:value="247.205">
            <text:p>247.2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496">
            <text:p>67.2496</text:p>
          </table:table-cell>
          <table:table-cell office:value-type="float" office:value="-2.15459">
            <text:p>-2.15459</text:p>
          </table:table-cell>
          <table:table-cell office:value-type="float" office:value="247.155">
            <text:p>247.1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805">
            <text:p>67.2805</text:p>
          </table:table-cell>
          <table:table-cell office:value-type="float" office:value="-2.1118">
            <text:p>-2.1118</text:p>
          </table:table-cell>
          <table:table-cell office:value-type="float" office:value="247.112">
            <text:p>247.1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006">
            <text:p>67.3006</text:p>
          </table:table-cell>
          <table:table-cell office:value-type="float" office:value="-2.08374">
            <text:p>-2.08374</text:p>
          </table:table-cell>
          <table:table-cell office:value-type="float" office:value="247.084">
            <text:p>247.0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361">
            <text:p>67.3361</text:p>
          </table:table-cell>
          <table:table-cell office:value-type="float" office:value="-2.03392">
            <text:p>-2.03392</text:p>
          </table:table-cell>
          <table:table-cell office:value-type="float" office:value="247.034">
            <text:p>247.0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664">
            <text:p>67.3664</text:p>
          </table:table-cell>
          <table:table-cell office:value-type="float" office:value="-1.99091">
            <text:p>-1.99091</text:p>
          </table:table-cell>
          <table:table-cell office:value-type="float" office:value="246.991">
            <text:p>246.9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006">
            <text:p>67.4006</text:p>
          </table:table-cell>
          <table:table-cell office:value-type="float" office:value="-1.94228">
            <text:p>-1.94228</text:p>
          </table:table-cell>
          <table:table-cell office:value-type="float" office:value="246.942">
            <text:p>246.9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33">
            <text:p>67.433</text:p>
          </table:table-cell>
          <table:table-cell office:value-type="float" office:value="-1.89558">
            <text:p>-1.89558</text:p>
          </table:table-cell>
          <table:table-cell office:value-type="float" office:value="246.896">
            <text:p>246.8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686">
            <text:p>67.4686</text:p>
          </table:table-cell>
          <table:table-cell office:value-type="float" office:value="-1.84407">
            <text:p>-1.84407</text:p>
          </table:table-cell>
          <table:table-cell office:value-type="float" office:value="246.844">
            <text:p>246.8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022">
            <text:p>67.5022</text:p>
          </table:table-cell>
          <table:table-cell office:value-type="float" office:value="-1.79512">
            <text:p>-1.79512</text:p>
          </table:table-cell>
          <table:table-cell office:value-type="float" office:value="246.795">
            <text:p>246.7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364">
            <text:p>67.5364</text:p>
          </table:table-cell>
          <table:table-cell office:value-type="float" office:value="-1.74503">
            <text:p>-1.74503</text:p>
          </table:table-cell>
          <table:table-cell office:value-type="float" office:value="246.745">
            <text:p>246.7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681">
            <text:p>67.5681</text:p>
          </table:table-cell>
          <table:table-cell office:value-type="float" office:value="-1.69832">
            <text:p>-1.69832</text:p>
          </table:table-cell>
          <table:table-cell office:value-type="float" office:value="246.698">
            <text:p>246.6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021">
            <text:p>67.6021</text:p>
          </table:table-cell>
          <table:table-cell office:value-type="float" office:value="-1.64775">
            <text:p>-1.64775</text:p>
          </table:table-cell>
          <table:table-cell office:value-type="float" office:value="246.648">
            <text:p>246.6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385">
            <text:p>67.6385</text:p>
          </table:table-cell>
          <table:table-cell office:value-type="float" office:value="-1.59344">
            <text:p>-1.59344</text:p>
          </table:table-cell>
          <table:table-cell office:value-type="float" office:value="246.593">
            <text:p>246.5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715">
            <text:p>67.6715</text:p>
          </table:table-cell>
          <table:table-cell office:value-type="float" office:value="-1.54391">
            <text:p>-1.54391</text:p>
          </table:table-cell>
          <table:table-cell office:value-type="float" office:value="246.544">
            <text:p>246.5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019">
            <text:p>67.7019</text:p>
          </table:table-cell>
          <table:table-cell office:value-type="float" office:value="-1.49812">
            <text:p>-1.49812</text:p>
          </table:table-cell>
          <table:table-cell office:value-type="float" office:value="246.498">
            <text:p>246.4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363">
            <text:p>67.7363</text:p>
          </table:table-cell>
          <table:table-cell office:value-type="float" office:value="-1.44608">
            <text:p>-1.44608</text:p>
          </table:table-cell>
          <table:table-cell office:value-type="float" office:value="246.446">
            <text:p>246.4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712">
            <text:p>67.7712</text:p>
          </table:table-cell>
          <table:table-cell office:value-type="float" office:value="-1.39287">
            <text:p>-1.39287</text:p>
          </table:table-cell>
          <table:table-cell office:value-type="float" office:value="246.393">
            <text:p>246.3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07">
            <text:p>67.807</text:p>
          </table:table-cell>
          <table:table-cell office:value-type="float" office:value="-1.33817">
            <text:p>-1.33817</text:p>
          </table:table-cell>
          <table:table-cell office:value-type="float" office:value="246.338">
            <text:p>246.3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414">
            <text:p>67.8414</text:p>
          </table:table-cell>
          <table:table-cell office:value-type="float" office:value="-1.28525">
            <text:p>-1.28525</text:p>
          </table:table-cell>
          <table:table-cell office:value-type="float" office:value="246.285">
            <text:p>246.2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759">
            <text:p>67.8759</text:p>
          </table:table-cell>
          <table:table-cell office:value-type="float" office:value="-1.23216">
            <text:p>-1.23216</text:p>
          </table:table-cell>
          <table:table-cell office:value-type="float" office:value="246.232">
            <text:p>246.2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085">
            <text:p>67.9085</text:p>
          </table:table-cell>
          <table:table-cell office:value-type="float" office:value="-1.18164">
            <text:p>-1.18164</text:p>
          </table:table-cell>
          <table:table-cell office:value-type="float" office:value="246.182">
            <text:p>246.182</text:p>
          </table:table-cell>
          <table:table-cell office:value-type="float" office:value="-0.88623">
            <text:p>-0.886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452">
            <text:p>67.9452</text:p>
          </table:table-cell>
          <table:table-cell office:value-type="float" office:value="-1.12462">
            <text:p>-1.12462</text:p>
          </table:table-cell>
          <table:table-cell office:value-type="float" office:value="246.125">
            <text:p>246.125</text:p>
          </table:table-cell>
          <table:table-cell office:value-type="float" office:value="-0.843464">
            <text:p>-0.8434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776">
            <text:p>67.9776</text:p>
          </table:table-cell>
          <table:table-cell office:value-type="float" office:value="-1.07405">
            <text:p>-1.07405</text:p>
          </table:table-cell>
          <table:table-cell office:value-type="float" office:value="246.074">
            <text:p>246.074</text:p>
          </table:table-cell>
          <table:table-cell office:value-type="float" office:value="-0.805538">
            <text:p>-0.8055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111">
            <text:p>68.0111</text:p>
          </table:table-cell>
          <table:table-cell office:value-type="float" office:value="-1.02159">
            <text:p>-1.02159</text:p>
          </table:table-cell>
          <table:table-cell office:value-type="float" office:value="246.022">
            <text:p>246.022</text:p>
          </table:table-cell>
          <table:table-cell office:value-type="float" office:value="-0.766193">
            <text:p>-0.7661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316">
            <text:p>68.0316</text:p>
          </table:table-cell>
          <table:table-cell office:value-type="float" office:value="-0.989532">
            <text:p>-0.989532</text:p>
          </table:table-cell>
          <table:table-cell office:value-type="float" office:value="245.99">
            <text:p>245.99</text:p>
          </table:table-cell>
          <table:table-cell office:value-type="float" office:value="-0.742149">
            <text:p>-0.7421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629">
            <text:p>68.0629</text:p>
          </table:table-cell>
          <table:table-cell office:value-type="float" office:value="-0.940247">
            <text:p>-0.940247</text:p>
          </table:table-cell>
          <table:table-cell office:value-type="float" office:value="245.94">
            <text:p>245.94</text:p>
          </table:table-cell>
          <table:table-cell office:value-type="float" office:value="-0.705185">
            <text:p>-0.7051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939">
            <text:p>68.0939</text:p>
          </table:table-cell>
          <table:table-cell office:value-type="float" office:value="-0.891403">
            <text:p>-0.891403</text:p>
          </table:table-cell>
          <table:table-cell office:value-type="float" office:value="245.891">
            <text:p>245.891</text:p>
          </table:table-cell>
          <table:table-cell office:value-type="float" office:value="-0.668552">
            <text:p>-0.6685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273">
            <text:p>68.1273</text:p>
          </table:table-cell>
          <table:table-cell office:value-type="float" office:value="-0.838654">
            <text:p>-0.838654</text:p>
          </table:table-cell>
          <table:table-cell office:value-type="float" office:value="245.839">
            <text:p>245.839</text:p>
          </table:table-cell>
          <table:table-cell office:value-type="float" office:value="-0.62899">
            <text:p>-0.628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59">
            <text:p>68.159</text:p>
          </table:table-cell>
          <table:table-cell office:value-type="float" office:value="-0.788422">
            <text:p>-0.788422</text:p>
          </table:table-cell>
          <table:table-cell office:value-type="float" office:value="245.788">
            <text:p>245.788</text:p>
          </table:table-cell>
          <table:table-cell office:value-type="float" office:value="-0.591316">
            <text:p>-0.5913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93">
            <text:p>68.193</text:p>
          </table:table-cell>
          <table:table-cell office:value-type="float" office:value="-0.73436">
            <text:p>-0.73436</text:p>
          </table:table-cell>
          <table:table-cell office:value-type="float" office:value="245.734">
            <text:p>245.734</text:p>
          </table:table-cell>
          <table:table-cell office:value-type="float" office:value="-0.55077">
            <text:p>-0.550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296">
            <text:p>68.2296</text:p>
          </table:table-cell>
          <table:table-cell office:value-type="float" office:value="-0.676086">
            <text:p>-0.676086</text:p>
          </table:table-cell>
          <table:table-cell office:value-type="float" office:value="245.676">
            <text:p>245.676</text:p>
          </table:table-cell>
          <table:table-cell office:value-type="float" office:value="-0.507065">
            <text:p>-0.5070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651">
            <text:p>68.2651</text:p>
          </table:table-cell>
          <table:table-cell office:value-type="float" office:value="-0.619308">
            <text:p>-0.619308</text:p>
          </table:table-cell>
          <table:table-cell office:value-type="float" office:value="245.619">
            <text:p>245.619</text:p>
          </table:table-cell>
          <table:table-cell office:value-type="float" office:value="-0.464481">
            <text:p>-0.4644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973">
            <text:p>68.2973</text:p>
          </table:table-cell>
          <table:table-cell office:value-type="float" office:value="-0.567902">
            <text:p>-0.567902</text:p>
          </table:table-cell>
          <table:table-cell office:value-type="float" office:value="245.568">
            <text:p>245.568</text:p>
          </table:table-cell>
          <table:table-cell office:value-type="float" office:value="-0.425926">
            <text:p>-0.4259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277">
            <text:p>68.3277</text:p>
          </table:table-cell>
          <table:table-cell office:value-type="float" office:value="-0.519287">
            <text:p>-0.519287</text:p>
          </table:table-cell>
          <table:table-cell office:value-type="float" office:value="245.519">
            <text:p>245.519</text:p>
          </table:table-cell>
          <table:table-cell office:value-type="float" office:value="-0.389465">
            <text:p>-0.3894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633">
            <text:p>68.3633</text:p>
          </table:table-cell>
          <table:table-cell office:value-type="float" office:value="-0.462097">
            <text:p>-0.462097</text:p>
          </table:table-cell>
          <table:table-cell office:value-type="float" office:value="245.462">
            <text:p>245.462</text:p>
          </table:table-cell>
          <table:table-cell office:value-type="float" office:value="-0.346573">
            <text:p>-0.3465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935">
            <text:p>68.3935</text:p>
          </table:table-cell>
          <table:table-cell office:value-type="float" office:value="-0.413666">
            <text:p>-0.413666</text:p>
          </table:table-cell>
          <table:table-cell office:value-type="float" office:value="245.414">
            <text:p>245.414</text:p>
          </table:table-cell>
          <table:table-cell office:value-type="float" office:value="-0.310249">
            <text:p>-0.3102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258">
            <text:p>68.4258</text:p>
          </table:table-cell>
          <table:table-cell office:value-type="float" office:value="-0.361603">
            <text:p>-0.361603</text:p>
          </table:table-cell>
          <table:table-cell office:value-type="float" office:value="245.362">
            <text:p>245.362</text:p>
          </table:table-cell>
          <table:table-cell office:value-type="float" office:value="-0.271202">
            <text:p>-0.2712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617">
            <text:p>68.4617</text:p>
          </table:table-cell>
          <table:table-cell office:value-type="float" office:value="-0.303802">
            <text:p>-0.303802</text:p>
          </table:table-cell>
          <table:table-cell office:value-type="float" office:value="245.304">
            <text:p>245.304</text:p>
          </table:table-cell>
          <table:table-cell office:value-type="float" office:value="-0.227852">
            <text:p>-0.2278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948">
            <text:p>68.4948</text:p>
          </table:table-cell>
          <table:table-cell office:value-type="float" office:value="-0.250443">
            <text:p>-0.250443</text:p>
          </table:table-cell>
          <table:table-cell office:value-type="float" office:value="245.25">
            <text:p>245.25</text:p>
          </table:table-cell>
          <table:table-cell office:value-type="float" office:value="-0.187832">
            <text:p>-0.1878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154">
            <text:p>68.5154</text:p>
          </table:table-cell>
          <table:table-cell office:value-type="float" office:value="-0.217087">
            <text:p>-0.217087</text:p>
          </table:table-cell>
          <table:table-cell office:value-type="float" office:value="245.217">
            <text:p>245.217</text:p>
          </table:table-cell>
          <table:table-cell office:value-type="float" office:value="-0.162815">
            <text:p>-0.1628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513">
            <text:p>68.5513</text:p>
          </table:table-cell>
          <table:table-cell office:value-type="float" office:value="-0.159042">
            <text:p>-0.159042</text:p>
          </table:table-cell>
          <table:table-cell office:value-type="float" office:value="245.159">
            <text:p>245.159</text:p>
          </table:table-cell>
          <table:table-cell office:value-type="float" office:value="-0.119282">
            <text:p>-0.1192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826">
            <text:p>68.5826</text:p>
          </table:table-cell>
          <table:table-cell office:value-type="float" office:value="-0.108383">
            <text:p>-0.108383</text:p>
          </table:table-cell>
          <table:table-cell office:value-type="float" office:value="245.108">
            <text:p>245.108</text:p>
          </table:table-cell>
          <table:table-cell office:value-type="float" office:value="-0.0812874">
            <text:p>-0.08128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178">
            <text:p>68.6178</text:p>
          </table:table-cell>
          <table:table-cell office:value-type="float" office:value="-0.0513306">
            <text:p>-0.0513306</text:p>
          </table:table-cell>
          <table:table-cell office:value-type="float" office:value="245.051">
            <text:p>245.051</text:p>
          </table:table-cell>
          <table:table-cell office:value-type="float" office:value="-0.0384979">
            <text:p>-0.03849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497">
            <text:p>68.6497</text:p>
          </table:table-cell>
          <table:table-cell office:value-type="float" office:value="0.000366211">
            <text:p>0.000366211</text:p>
          </table:table-cell>
          <table:table-cell office:value-type="float" office:value="245">
            <text:p>245</text:p>
          </table:table-cell>
          <table:table-cell office:value-type="float" office:value="0.000274658">
            <text:p>0.0002746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863">
            <text:p>68.6863</text:p>
          </table:table-cell>
          <table:table-cell office:value-type="float" office:value="0.0597534">
            <text:p>0.0597534</text:p>
          </table:table-cell>
          <table:table-cell office:value-type="float" office:value="244.94">
            <text:p>244.94</text:p>
          </table:table-cell>
          <table:table-cell office:value-type="float" office:value="0.0448151">
            <text:p>0.04481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188">
            <text:p>68.7188</text:p>
          </table:table-cell>
          <table:table-cell office:value-type="float" office:value="0.112488">
            <text:p>0.112488</text:p>
          </table:table-cell>
          <table:table-cell office:value-type="float" office:value="244.888">
            <text:p>244.888</text:p>
          </table:table-cell>
          <table:table-cell office:value-type="float" office:value="0.0843658">
            <text:p>0.08436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534">
            <text:p>68.7534</text:p>
          </table:table-cell>
          <table:table-cell office:value-type="float" office:value="0.168579">
            <text:p>0.168579</text:p>
          </table:table-cell>
          <table:table-cell office:value-type="float" office:value="244.831">
            <text:p>244.831</text:p>
          </table:table-cell>
          <table:table-cell office:value-type="float" office:value="0.126434">
            <text:p>0.1264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871">
            <text:p>68.7871</text:p>
          </table:table-cell>
          <table:table-cell office:value-type="float" office:value="0.223526">
            <text:p>0.223526</text:p>
          </table:table-cell>
          <table:table-cell office:value-type="float" office:value="244.776">
            <text:p>244.776</text:p>
          </table:table-cell>
          <table:table-cell office:value-type="float" office:value="0.167645">
            <text:p>0.1676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192">
            <text:p>68.8192</text:p>
          </table:table-cell>
          <table:table-cell office:value-type="float" office:value="0.275665">
            <text:p>0.275665</text:p>
          </table:table-cell>
          <table:table-cell office:value-type="float" office:value="244.724">
            <text:p>244.724</text:p>
          </table:table-cell>
          <table:table-cell office:value-type="float" office:value="0.206749">
            <text:p>0.2067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566">
            <text:p>68.8566</text:p>
          </table:table-cell>
          <table:table-cell office:value-type="float" office:value="0.336487">
            <text:p>0.336487</text:p>
          </table:table-cell>
          <table:table-cell office:value-type="float" office:value="244.664">
            <text:p>244.664</text:p>
          </table:table-cell>
          <table:table-cell office:value-type="float" office:value="0.252365">
            <text:p>0.2523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88">
            <text:p>68.888</text:p>
          </table:table-cell>
          <table:table-cell office:value-type="float" office:value="0.387543">
            <text:p>0.387543</text:p>
          </table:table-cell>
          <table:table-cell office:value-type="float" office:value="244.612">
            <text:p>244.612</text:p>
          </table:table-cell>
          <table:table-cell office:value-type="float" office:value="0.290657">
            <text:p>0.2906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083">
            <text:p>68.9083</text:p>
          </table:table-cell>
          <table:table-cell office:value-type="float" office:value="0.4207">
            <text:p>0.4207</text:p>
          </table:table-cell>
          <table:table-cell office:value-type="float" office:value="244.579">
            <text:p>244.579</text:p>
          </table:table-cell>
          <table:table-cell office:value-type="float" office:value="0.315525">
            <text:p>0.3155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399">
            <text:p>68.9399</text:p>
          </table:table-cell>
          <table:table-cell office:value-type="float" office:value="0.472031">
            <text:p>0.472031</text:p>
          </table:table-cell>
          <table:table-cell office:value-type="float" office:value="244.528">
            <text:p>244.528</text:p>
          </table:table-cell>
          <table:table-cell office:value-type="float" office:value="0.354023">
            <text:p>0.3540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724">
            <text:p>68.9724</text:p>
          </table:table-cell>
          <table:table-cell office:value-type="float" office:value="0.524872">
            <text:p>0.524872</text:p>
          </table:table-cell>
          <table:table-cell office:value-type="float" office:value="244.475">
            <text:p>244.475</text:p>
          </table:table-cell>
          <table:table-cell office:value-type="float" office:value="0.393654">
            <text:p>0.3936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071">
            <text:p>69.0071</text:p>
          </table:table-cell>
          <table:table-cell office:value-type="float" office:value="0.581253">
            <text:p>0.581253</text:p>
          </table:table-cell>
          <table:table-cell office:value-type="float" office:value="244.419">
            <text:p>244.419</text:p>
          </table:table-cell>
          <table:table-cell office:value-type="float" office:value="0.43594">
            <text:p>0.435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402">
            <text:p>69.0402</text:p>
          </table:table-cell>
          <table:table-cell office:value-type="float" office:value="0.634995">
            <text:p>0.634995</text:p>
          </table:table-cell>
          <table:table-cell office:value-type="float" office:value="244.365">
            <text:p>244.365</text:p>
          </table:table-cell>
          <table:table-cell office:value-type="float" office:value="0.476246">
            <text:p>0.4762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71">
            <text:p>69.071</text:p>
          </table:table-cell>
          <table:table-cell office:value-type="float" office:value="0.685226">
            <text:p>0.685226</text:p>
          </table:table-cell>
          <table:table-cell office:value-type="float" office:value="244.315">
            <text:p>244.315</text:p>
          </table:table-cell>
          <table:table-cell office:value-type="float" office:value="0.51392">
            <text:p>0.513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092">
            <text:p>69.1092</text:p>
          </table:table-cell>
          <table:table-cell office:value-type="float" office:value="0.747314">
            <text:p>0.747314</text:p>
          </table:table-cell>
          <table:table-cell office:value-type="float" office:value="244.253">
            <text:p>244.253</text:p>
          </table:table-cell>
          <table:table-cell office:value-type="float" office:value="0.560486">
            <text:p>0.5604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405">
            <text:p>69.1405</text:p>
          </table:table-cell>
          <table:table-cell office:value-type="float" office:value="0.798172">
            <text:p>0.798172</text:p>
          </table:table-cell>
          <table:table-cell office:value-type="float" office:value="244.202">
            <text:p>244.202</text:p>
          </table:table-cell>
          <table:table-cell office:value-type="float" office:value="0.598629">
            <text:p>0.5986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763">
            <text:p>69.1763</text:p>
          </table:table-cell>
          <table:table-cell office:value-type="float" office:value="0.856232">
            <text:p>0.856232</text:p>
          </table:table-cell>
          <table:table-cell office:value-type="float" office:value="244.144">
            <text:p>244.144</text:p>
          </table:table-cell>
          <table:table-cell office:value-type="float" office:value="0.642174">
            <text:p>0.6421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086">
            <text:p>69.2086</text:p>
          </table:table-cell>
          <table:table-cell office:value-type="float" office:value="0.908752">
            <text:p>0.908752</text:p>
          </table:table-cell>
          <table:table-cell office:value-type="float" office:value="244.091">
            <text:p>244.091</text:p>
          </table:table-cell>
          <table:table-cell office:value-type="float" office:value="0.681564">
            <text:p>0.6815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422">
            <text:p>69.2422</text:p>
          </table:table-cell>
          <table:table-cell office:value-type="float" office:value="0.963379">
            <text:p>0.963379</text:p>
          </table:table-cell>
          <table:table-cell office:value-type="float" office:value="244.037">
            <text:p>244.037</text:p>
          </table:table-cell>
          <table:table-cell office:value-type="float" office:value="0.722534">
            <text:p>0.7225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74">
            <text:p>69.274</text:p>
          </table:table-cell>
          <table:table-cell office:value-type="float" office:value="1.01495">
            <text:p>1.01495</text:p>
          </table:table-cell>
          <table:table-cell office:value-type="float" office:value="243.985">
            <text:p>243.985</text:p>
          </table:table-cell>
          <table:table-cell office:value-type="float" office:value="0.761215">
            <text:p>0.7612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054">
            <text:p>69.3054</text:p>
          </table:table-cell>
          <table:table-cell office:value-type="float" office:value="1.06564">
            <text:p>1.06564</text:p>
          </table:table-cell>
          <table:table-cell office:value-type="float" office:value="243.934">
            <text:p>243.934</text:p>
          </table:table-cell>
          <table:table-cell office:value-type="float" office:value="0.799232">
            <text:p>0.7992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367">
            <text:p>69.3367</text:p>
          </table:table-cell>
          <table:table-cell office:value-type="float" office:value="1.11674">
            <text:p>1.11674</text:p>
          </table:table-cell>
          <table:table-cell office:value-type="float" office:value="243.883">
            <text:p>243.883</text:p>
          </table:table-cell>
          <table:table-cell office:value-type="float" office:value="0.837559">
            <text:p>0.8375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694">
            <text:p>69.3694</text:p>
          </table:table-cell>
          <table:table-cell office:value-type="float" office:value="1.16969">
            <text:p>1.16969</text:p>
          </table:table-cell>
          <table:table-cell office:value-type="float" office:value="243.83">
            <text:p>243.83</text:p>
          </table:table-cell>
          <table:table-cell office:value-type="float" office:value="0.87727">
            <text:p>0.877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037">
            <text:p>69.4037</text:p>
          </table:table-cell>
          <table:table-cell office:value-type="float" office:value="1.22517">
            <text:p>1.22517</text:p>
          </table:table-cell>
          <table:table-cell office:value-type="float" office:value="243.775">
            <text:p>243.7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339">
            <text:p>69.4339</text:p>
          </table:table-cell>
          <table:table-cell office:value-type="float" office:value="1.2739">
            <text:p>1.2739</text:p>
          </table:table-cell>
          <table:table-cell office:value-type="float" office:value="243.726">
            <text:p>243.7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653">
            <text:p>69.4653</text:p>
          </table:table-cell>
          <table:table-cell office:value-type="float" office:value="1.32452">
            <text:p>1.32452</text:p>
          </table:table-cell>
          <table:table-cell office:value-type="float" office:value="243.675">
            <text:p>243.6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99">
            <text:p>69.499</text:p>
          </table:table-cell>
          <table:table-cell office:value-type="float" office:value="1.37875">
            <text:p>1.37875</text:p>
          </table:table-cell>
          <table:table-cell office:value-type="float" office:value="243.621">
            <text:p>243.6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302">
            <text:p>69.5302</text:p>
          </table:table-cell>
          <table:table-cell office:value-type="float" office:value="1.42897">
            <text:p>1.42897</text:p>
          </table:table-cell>
          <table:table-cell office:value-type="float" office:value="243.571">
            <text:p>243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611">
            <text:p>69.5611</text:p>
          </table:table-cell>
          <table:table-cell office:value-type="float" office:value="1.47871">
            <text:p>1.47871</text:p>
          </table:table-cell>
          <table:table-cell office:value-type="float" office:value="243.521">
            <text:p>243.5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95">
            <text:p>69.595</text:p>
          </table:table-cell>
          <table:table-cell office:value-type="float" office:value="1.53326">
            <text:p>1.53326</text:p>
          </table:table-cell>
          <table:table-cell office:value-type="float" office:value="243.467">
            <text:p>243.4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267">
            <text:p>69.6267</text:p>
          </table:table-cell>
          <table:table-cell office:value-type="float" office:value="1.58412">
            <text:p>1.58412</text:p>
          </table:table-cell>
          <table:table-cell office:value-type="float" office:value="243.416">
            <text:p>243.4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615">
            <text:p>69.6615</text:p>
          </table:table-cell>
          <table:table-cell office:value-type="float" office:value="1.63985">
            <text:p>1.63985</text:p>
          </table:table-cell>
          <table:table-cell office:value-type="float" office:value="243.36">
            <text:p>243.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923">
            <text:p>69.6923</text:p>
          </table:table-cell>
          <table:table-cell office:value-type="float" office:value="1.68904">
            <text:p>1.68904</text:p>
          </table:table-cell>
          <table:table-cell office:value-type="float" office:value="243.311">
            <text:p>243.3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278">
            <text:p>69.7278</text:p>
          </table:table-cell>
          <table:table-cell office:value-type="float" office:value="1.7458">
            <text:p>1.7458</text:p>
          </table:table-cell>
          <table:table-cell office:value-type="float" office:value="243.254">
            <text:p>243.2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582">
            <text:p>69.7582</text:p>
          </table:table-cell>
          <table:table-cell office:value-type="float" office:value="1.79437">
            <text:p>1.79437</text:p>
          </table:table-cell>
          <table:table-cell office:value-type="float" office:value="243.206">
            <text:p>243.2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919">
            <text:p>69.7919</text:p>
          </table:table-cell>
          <table:table-cell office:value-type="float" office:value="1.84798">
            <text:p>1.84798</text:p>
          </table:table-cell>
          <table:table-cell office:value-type="float" office:value="243.152">
            <text:p>243.1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257">
            <text:p>69.8257</text:p>
          </table:table-cell>
          <table:table-cell office:value-type="float" office:value="1.9017">
            <text:p>1.9017</text:p>
          </table:table-cell>
          <table:table-cell office:value-type="float" office:value="243.098">
            <text:p>243.0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584">
            <text:p>69.8584</text:p>
          </table:table-cell>
          <table:table-cell office:value-type="float" office:value="1.95335">
            <text:p>1.95335</text:p>
          </table:table-cell>
          <table:table-cell office:value-type="float" office:value="243.047">
            <text:p>243.0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939">
            <text:p>69.8939</text:p>
          </table:table-cell>
          <table:table-cell office:value-type="float" office:value="2.00949">
            <text:p>2.00949</text:p>
          </table:table-cell>
          <table:table-cell office:value-type="float" office:value="242.991">
            <text:p>242.9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259">
            <text:p>69.9259</text:p>
          </table:table-cell>
          <table:table-cell office:value-type="float" office:value="2.05997">
            <text:p>2.05997</text:p>
          </table:table-cell>
          <table:table-cell office:value-type="float" office:value="242.94">
            <text:p>242.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596">
            <text:p>69.9596</text:p>
          </table:table-cell>
          <table:table-cell office:value-type="float" office:value="2.11301">
            <text:p>2.11301</text:p>
          </table:table-cell>
          <table:table-cell office:value-type="float" office:value="242.887">
            <text:p>242.8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913">
            <text:p>69.9913</text:p>
          </table:table-cell>
          <table:table-cell office:value-type="float" office:value="2.16267">
            <text:p>2.16267</text:p>
          </table:table-cell>
          <table:table-cell office:value-type="float" office:value="242.837">
            <text:p>242.8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209">
            <text:p>70.0209</text:p>
          </table:table-cell>
          <table:table-cell office:value-type="float" office:value="2.20886">
            <text:p>2.20886</text:p>
          </table:table-cell>
          <table:table-cell office:value-type="float" office:value="242.791">
            <text:p>242.7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532">
            <text:p>70.0532</text:p>
          </table:table-cell>
          <table:table-cell office:value-type="float" office:value="2.25919">
            <text:p>2.25919</text:p>
          </table:table-cell>
          <table:table-cell office:value-type="float" office:value="242.741">
            <text:p>242.7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862">
            <text:p>70.0862</text:p>
          </table:table-cell>
          <table:table-cell office:value-type="float" office:value="2.31042">
            <text:p>2.31042</text:p>
          </table:table-cell>
          <table:table-cell office:value-type="float" office:value="242.69">
            <text:p>242.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1171">
            <text:p>70.1171</text:p>
          </table:table-cell>
          <table:table-cell office:value-type="float" office:value="2.35814">
            <text:p>2.35814</text:p>
          </table:table-cell>
          <table:table-cell office:value-type="float" office:value="242.642">
            <text:p>242.6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1497">
            <text:p>70.1497</text:p>
          </table:table-cell>
          <table:table-cell office:value-type="float" office:value="2.4082">
            <text:p>2.4082</text:p>
          </table:table-cell>
          <table:table-cell office:value-type="float" office:value="242.592">
            <text:p>242.5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1815">
            <text:p>70.1815</text:p>
          </table:table-cell>
          <table:table-cell office:value-type="float" office:value="2.45697">
            <text:p>2.45697</text:p>
          </table:table-cell>
          <table:table-cell office:value-type="float" office:value="242.543">
            <text:p>242.5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215">
            <text:p>70.215</text:p>
          </table:table-cell>
          <table:table-cell office:value-type="float" office:value="2.5081">
            <text:p>2.5081</text:p>
          </table:table-cell>
          <table:table-cell office:value-type="float" office:value="242.492">
            <text:p>242.4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2467">
            <text:p>70.2467</text:p>
          </table:table-cell>
          <table:table-cell office:value-type="float" office:value="2.55614">
            <text:p>2.55614</text:p>
          </table:table-cell>
          <table:table-cell office:value-type="float" office:value="242.444">
            <text:p>242.4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2761">
            <text:p>70.2761</text:p>
          </table:table-cell>
          <table:table-cell office:value-type="float" office:value="2.60065">
            <text:p>2.60065</text:p>
          </table:table-cell>
          <table:table-cell office:value-type="float" office:value="242.399">
            <text:p>242.3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3107">
            <text:p>70.3107</text:p>
          </table:table-cell>
          <table:table-cell office:value-type="float" office:value="2.6526">
            <text:p>2.6526</text:p>
          </table:table-cell>
          <table:table-cell office:value-type="float" office:value="242.347">
            <text:p>242.3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3403">
            <text:p>70.3403</text:p>
          </table:table-cell>
          <table:table-cell office:value-type="float" office:value="2.69676">
            <text:p>2.69676</text:p>
          </table:table-cell>
          <table:table-cell office:value-type="float" office:value="242.303">
            <text:p>242.3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3732">
            <text:p>70.3732</text:p>
          </table:table-cell>
          <table:table-cell office:value-type="float" office:value="2.74557">
            <text:p>2.74557</text:p>
          </table:table-cell>
          <table:table-cell office:value-type="float" office:value="242.254">
            <text:p>242.2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4049">
            <text:p>70.4049</text:p>
          </table:table-cell>
          <table:table-cell office:value-type="float" office:value="2.79231">
            <text:p>2.79231</text:p>
          </table:table-cell>
          <table:table-cell office:value-type="float" office:value="242.208">
            <text:p>242.2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4365">
            <text:p>70.4365</text:p>
          </table:table-cell>
          <table:table-cell office:value-type="float" office:value="2.83852">
            <text:p>2.83852</text:p>
          </table:table-cell>
          <table:table-cell office:value-type="float" office:value="242.161">
            <text:p>242.1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4697">
            <text:p>70.4697</text:p>
          </table:table-cell>
          <table:table-cell office:value-type="float" office:value="2.8869">
            <text:p>2.8869</text:p>
          </table:table-cell>
          <table:table-cell office:value-type="float" office:value="242.113">
            <text:p>242.1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5026">
            <text:p>70.5026</text:p>
          </table:table-cell>
          <table:table-cell office:value-type="float" office:value="2.93452">
            <text:p>2.93452</text:p>
          </table:table-cell>
          <table:table-cell office:value-type="float" office:value="242.065">
            <text:p>242.0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5382">
            <text:p>70.5382</text:p>
          </table:table-cell>
          <table:table-cell office:value-type="float" office:value="2.98561">
            <text:p>2.98561</text:p>
          </table:table-cell>
          <table:table-cell office:value-type="float" office:value="242.014">
            <text:p>242.0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5718">
            <text:p>70.5718</text:p>
          </table:table-cell>
          <table:table-cell office:value-type="float" office:value="3.03326">
            <text:p>3.03326</text:p>
          </table:table-cell>
          <table:table-cell office:value-type="float" office:value="241.967">
            <text:p>241.9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6035">
            <text:p>70.6035</text:p>
          </table:table-cell>
          <table:table-cell office:value-type="float" office:value="3.07793">
            <text:p>3.07793</text:p>
          </table:table-cell>
          <table:table-cell office:value-type="float" office:value="241.922">
            <text:p>241.9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6392">
            <text:p>70.6392</text:p>
          </table:table-cell>
          <table:table-cell office:value-type="float" office:value="3.12787">
            <text:p>3.12787</text:p>
          </table:table-cell>
          <table:table-cell office:value-type="float" office:value="241.872">
            <text:p>241.8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6765">
            <text:p>70.6765</text:p>
          </table:table-cell>
          <table:table-cell office:value-type="float" office:value="3.17952">
            <text:p>3.17952</text:p>
          </table:table-cell>
          <table:table-cell office:value-type="float" office:value="241.82">
            <text:p>241.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7106">
            <text:p>70.7106</text:p>
          </table:table-cell>
          <table:table-cell office:value-type="float" office:value="3.2261">
            <text:p>3.2261</text:p>
          </table:table-cell>
          <table:table-cell office:value-type="float" office:value="241.774">
            <text:p>241.7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745">
            <text:p>70.745</text:p>
          </table:table-cell>
          <table:table-cell office:value-type="float" office:value="3.27267">
            <text:p>3.27267</text:p>
          </table:table-cell>
          <table:table-cell office:value-type="float" office:value="241.727">
            <text:p>241.7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7799">
            <text:p>70.7799</text:p>
          </table:table-cell>
          <table:table-cell office:value-type="float" office:value="3.31953">
            <text:p>3.31953</text:p>
          </table:table-cell>
          <table:table-cell office:value-type="float" office:value="241.68">
            <text:p>241.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8132">
            <text:p>70.8132</text:p>
          </table:table-cell>
          <table:table-cell office:value-type="float" office:value="3.36357">
            <text:p>3.36357</text:p>
          </table:table-cell>
          <table:table-cell office:value-type="float" office:value="241.636">
            <text:p>241.6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8467">
            <text:p>70.8467</text:p>
          </table:table-cell>
          <table:table-cell office:value-type="float" office:value="3.40746">
            <text:p>3.40746</text:p>
          </table:table-cell>
          <table:table-cell office:value-type="float" office:value="241.593">
            <text:p>241.5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8801">
            <text:p>70.8801</text:p>
          </table:table-cell>
          <table:table-cell office:value-type="float" office:value="3.45049">
            <text:p>3.45049</text:p>
          </table:table-cell>
          <table:table-cell office:value-type="float" office:value="241.55">
            <text:p>241.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9109">
            <text:p>70.9109</text:p>
          </table:table-cell>
          <table:table-cell office:value-type="float" office:value="3.48984">
            <text:p>3.48984</text:p>
          </table:table-cell>
          <table:table-cell office:value-type="float" office:value="241.51">
            <text:p>241.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9464">
            <text:p>70.9464</text:p>
          </table:table-cell>
          <table:table-cell office:value-type="float" office:value="3.53474">
            <text:p>3.53474</text:p>
          </table:table-cell>
          <table:table-cell office:value-type="float" office:value="241.465">
            <text:p>241.4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9785">
            <text:p>70.9785</text:p>
          </table:table-cell>
          <table:table-cell office:value-type="float" office:value="3.5746">
            <text:p>3.5746</text:p>
          </table:table-cell>
          <table:table-cell office:value-type="float" office:value="241.425">
            <text:p>241.4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0122">
            <text:p>71.0122</text:p>
          </table:table-cell>
          <table:table-cell office:value-type="float" office:value="3.61598">
            <text:p>3.61598</text:p>
          </table:table-cell>
          <table:table-cell office:value-type="float" office:value="241.384">
            <text:p>241.3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0468">
            <text:p>71.0468</text:p>
          </table:table-cell>
          <table:table-cell office:value-type="float" office:value="3.65773">
            <text:p>3.65773</text:p>
          </table:table-cell>
          <table:table-cell office:value-type="float" office:value="241.342">
            <text:p>241.3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0825">
            <text:p>71.0825</text:p>
          </table:table-cell>
          <table:table-cell office:value-type="float" office:value="3.70036">
            <text:p>3.70036</text:p>
          </table:table-cell>
          <table:table-cell office:value-type="float" office:value="241.3">
            <text:p>241.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1177">
            <text:p>71.1177</text:p>
          </table:table-cell>
          <table:table-cell office:value-type="float" office:value="3.74158">
            <text:p>3.74158</text:p>
          </table:table-cell>
          <table:table-cell office:value-type="float" office:value="241.258">
            <text:p>241.2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1506">
            <text:p>71.1506</text:p>
          </table:table-cell>
          <table:table-cell office:value-type="float" office:value="3.77953">
            <text:p>3.77953</text:p>
          </table:table-cell>
          <table:table-cell office:value-type="float" office:value="241.22">
            <text:p>241.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1879">
            <text:p>71.1879</text:p>
          </table:table-cell>
          <table:table-cell office:value-type="float" office:value="3.82164">
            <text:p>3.82164</text:p>
          </table:table-cell>
          <table:table-cell office:value-type="float" office:value="241.178">
            <text:p>241.1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2187">
            <text:p>71.2187</text:p>
          </table:table-cell>
          <table:table-cell office:value-type="float" office:value="3.8559">
            <text:p>3.8559</text:p>
          </table:table-cell>
          <table:table-cell office:value-type="float" office:value="241.144">
            <text:p>241.1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2545">
            <text:p>71.2545</text:p>
          </table:table-cell>
          <table:table-cell office:value-type="float" office:value="3.89496">
            <text:p>3.89496</text:p>
          </table:table-cell>
          <table:table-cell office:value-type="float" office:value="241.105">
            <text:p>241.1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2879">
            <text:p>71.2879</text:p>
          </table:table-cell>
          <table:table-cell office:value-type="float" office:value="3.93076">
            <text:p>3.93076</text:p>
          </table:table-cell>
          <table:table-cell office:value-type="float" office:value="241.069">
            <text:p>241.0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3246">
            <text:p>71.3246</text:p>
          </table:table-cell>
          <table:table-cell office:value-type="float" office:value="3.96921">
            <text:p>3.96921</text:p>
          </table:table-cell>
          <table:table-cell office:value-type="float" office:value="241.031">
            <text:p>241.0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3588">
            <text:p>71.3588</text:p>
          </table:table-cell>
          <table:table-cell office:value-type="float" office:value="4.00435">
            <text:p>4.00435</text:p>
          </table:table-cell>
          <table:table-cell office:value-type="float" office:value="240.996">
            <text:p>240.9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3944">
            <text:p>71.3944</text:p>
          </table:table-cell>
          <table:table-cell office:value-type="float" office:value="4.04004">
            <text:p>4.04004</text:p>
          </table:table-cell>
          <table:table-cell office:value-type="float" office:value="240.96">
            <text:p>240.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4255">
            <text:p>71.4255</text:p>
          </table:table-cell>
          <table:table-cell office:value-type="float" office:value="4.07047">
            <text:p>4.07047</text:p>
          </table:table-cell>
          <table:table-cell office:value-type="float" office:value="240.93">
            <text:p>240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4568">
            <text:p>71.4568</text:p>
          </table:table-cell>
          <table:table-cell office:value-type="float" office:value="4.10051">
            <text:p>4.10051</text:p>
          </table:table-cell>
          <table:table-cell office:value-type="float" office:value="240.899">
            <text:p>240.8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4892">
            <text:p>71.4892</text:p>
          </table:table-cell>
          <table:table-cell office:value-type="float" office:value="4.13086">
            <text:p>4.13086</text:p>
          </table:table-cell>
          <table:table-cell office:value-type="float" office:value="240.869">
            <text:p>240.8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5195">
            <text:p>71.5195</text:p>
          </table:table-cell>
          <table:table-cell office:value-type="float" office:value="4.15852">
            <text:p>4.15852</text:p>
          </table:table-cell>
          <table:table-cell office:value-type="float" office:value="240.841">
            <text:p>240.8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5515">
            <text:p>71.5515</text:p>
          </table:table-cell>
          <table:table-cell office:value-type="float" office:value="4.1871">
            <text:p>4.1871</text:p>
          </table:table-cell>
          <table:table-cell office:value-type="float" office:value="240.813">
            <text:p>240.8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5862">
            <text:p>71.5862</text:p>
          </table:table-cell>
          <table:table-cell office:value-type="float" office:value="4.21725">
            <text:p>4.21725</text:p>
          </table:table-cell>
          <table:table-cell office:value-type="float" office:value="240.783">
            <text:p>240.7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6185">
            <text:p>71.6185</text:p>
          </table:table-cell>
          <table:table-cell office:value-type="float" office:value="4.24445">
            <text:p>4.24445</text:p>
          </table:table-cell>
          <table:table-cell office:value-type="float" office:value="240.756">
            <text:p>240.7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6534">
            <text:p>71.6534</text:p>
          </table:table-cell>
          <table:table-cell office:value-type="float" office:value="4.27312">
            <text:p>4.27312</text:p>
          </table:table-cell>
          <table:table-cell office:value-type="float" office:value="240.727">
            <text:p>240.7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6866">
            <text:p>71.6866</text:p>
          </table:table-cell>
          <table:table-cell office:value-type="float" office:value="4.29944">
            <text:p>4.29944</text:p>
          </table:table-cell>
          <table:table-cell office:value-type="float" office:value="240.701">
            <text:p>240.7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7197">
            <text:p>71.7197</text:p>
          </table:table-cell>
          <table:table-cell office:value-type="float" office:value="4.32483">
            <text:p>4.32483</text:p>
          </table:table-cell>
          <table:table-cell office:value-type="float" office:value="240.675">
            <text:p>240.6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7524">
            <text:p>71.7524</text:p>
          </table:table-cell>
          <table:table-cell office:value-type="float" office:value="4.34901">
            <text:p>4.34901</text:p>
          </table:table-cell>
          <table:table-cell office:value-type="float" office:value="240.651">
            <text:p>240.6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7725">
            <text:p>71.7725</text:p>
          </table:table-cell>
          <table:table-cell office:value-type="float" office:value="4.36351">
            <text:p>4.36351</text:p>
          </table:table-cell>
          <table:table-cell office:value-type="float" office:value="240.636">
            <text:p>240.6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063">
            <text:p>71.8063</text:p>
          </table:table-cell>
          <table:table-cell office:value-type="float" office:value="4.38708">
            <text:p>4.38708</text:p>
          </table:table-cell>
          <table:table-cell office:value-type="float" office:value="240.613">
            <text:p>240.6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361">
            <text:p>71.8361</text:p>
          </table:table-cell>
          <table:table-cell office:value-type="float" office:value="4.40712">
            <text:p>4.40712</text:p>
          </table:table-cell>
          <table:table-cell office:value-type="float" office:value="240.593">
            <text:p>240.5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663">
            <text:p>71.8663</text:p>
          </table:table-cell>
          <table:table-cell office:value-type="float" office:value="4.42661">
            <text:p>4.42661</text:p>
          </table:table-cell>
          <table:table-cell office:value-type="float" office:value="240.573">
            <text:p>240.5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999">
            <text:p>71.8999</text:p>
          </table:table-cell>
          <table:table-cell office:value-type="float" office:value="4.44739">
            <text:p>4.44739</text:p>
          </table:table-cell>
          <table:table-cell office:value-type="float" office:value="240.553">
            <text:p>240.5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9333">
            <text:p>71.9333</text:p>
          </table:table-cell>
          <table:table-cell office:value-type="float" office:value="4.46707">
            <text:p>4.46707</text:p>
          </table:table-cell>
          <table:table-cell office:value-type="float" office:value="240.533">
            <text:p>240.5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9669">
            <text:p>71.9669</text:p>
          </table:table-cell>
          <table:table-cell office:value-type="float" office:value="4.48589">
            <text:p>4.48589</text:p>
          </table:table-cell>
          <table:table-cell office:value-type="float" office:value="240.514">
            <text:p>240.5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0014">
            <text:p>72.0014</text:p>
          </table:table-cell>
          <table:table-cell office:value-type="float" office:value="4.50418">
            <text:p>4.50418</text:p>
          </table:table-cell>
          <table:table-cell office:value-type="float" office:value="240.496">
            <text:p>240.4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0319">
            <text:p>72.0319</text:p>
          </table:table-cell>
          <table:table-cell office:value-type="float" office:value="4.51938">
            <text:p>4.51938</text:p>
          </table:table-cell>
          <table:table-cell office:value-type="float" office:value="240.481">
            <text:p>240.4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0668">
            <text:p>72.0668</text:p>
          </table:table-cell>
          <table:table-cell office:value-type="float" office:value="4.53584">
            <text:p>4.53584</text:p>
          </table:table-cell>
          <table:table-cell office:value-type="float" office:value="240.464">
            <text:p>240.4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0992">
            <text:p>72.0992</text:p>
          </table:table-cell>
          <table:table-cell office:value-type="float" office:value="4.55006">
            <text:p>4.55006</text:p>
          </table:table-cell>
          <table:table-cell office:value-type="float" office:value="240.45">
            <text:p>240.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1354">
            <text:p>72.1354</text:p>
          </table:table-cell>
          <table:table-cell office:value-type="float" office:value="4.56476">
            <text:p>4.56476</text:p>
          </table:table-cell>
          <table:table-cell office:value-type="float" office:value="240.435">
            <text:p>240.4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1683">
            <text:p>72.1683</text:p>
          </table:table-cell>
          <table:table-cell office:value-type="float" office:value="4.57698">
            <text:p>4.57698</text:p>
          </table:table-cell>
          <table:table-cell office:value-type="float" office:value="240.423">
            <text:p>240.4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2041">
            <text:p>72.2041</text:p>
          </table:table-cell>
          <table:table-cell office:value-type="float" office:value="4.58914">
            <text:p>4.58914</text:p>
          </table:table-cell>
          <table:table-cell office:value-type="float" office:value="240.411">
            <text:p>240.4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2366">
            <text:p>72.2366</text:p>
          </table:table-cell>
          <table:table-cell office:value-type="float" office:value="4.59906">
            <text:p>4.59906</text:p>
          </table:table-cell>
          <table:table-cell office:value-type="float" office:value="240.401">
            <text:p>240.4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2705">
            <text:p>72.2705</text:p>
          </table:table-cell>
          <table:table-cell office:value-type="float" office:value="4.60823">
            <text:p>4.60823</text:p>
          </table:table-cell>
          <table:table-cell office:value-type="float" office:value="240.392">
            <text:p>240.3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3052">
            <text:p>72.3052</text:p>
          </table:table-cell>
          <table:table-cell office:value-type="float" office:value="4.61642">
            <text:p>4.61642</text:p>
          </table:table-cell>
          <table:table-cell office:value-type="float" office:value="240.384">
            <text:p>240.3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3381">
            <text:p>72.3381</text:p>
          </table:table-cell>
          <table:table-cell office:value-type="float" office:value="4.62309">
            <text:p>4.62309</text:p>
          </table:table-cell>
          <table:table-cell office:value-type="float" office:value="240.377">
            <text:p>240.3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3699">
            <text:p>72.3699</text:p>
          </table:table-cell>
          <table:table-cell office:value-type="float" office:value="4.62848">
            <text:p>4.62848</text:p>
          </table:table-cell>
          <table:table-cell office:value-type="float" office:value="240.372">
            <text:p>240.3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4058">
            <text:p>72.4058</text:p>
          </table:table-cell>
          <table:table-cell office:value-type="float" office:value="4.63322">
            <text:p>4.63322</text:p>
          </table:table-cell>
          <table:table-cell office:value-type="float" office:value="240.367">
            <text:p>240.3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4375">
            <text:p>72.4375</text:p>
          </table:table-cell>
          <table:table-cell office:value-type="float" office:value="4.63626">
            <text:p>4.63626</text:p>
          </table:table-cell>
          <table:table-cell office:value-type="float" office:value="240.364">
            <text:p>240.3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4698">
            <text:p>72.4698</text:p>
          </table:table-cell>
          <table:table-cell office:value-type="float" office:value="4.63826">
            <text:p>4.63826</text:p>
          </table:table-cell>
          <table:table-cell office:value-type="float" office:value="240.362">
            <text:p>240.3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5052">
            <text:p>72.5052</text:p>
          </table:table-cell>
          <table:table-cell office:value-type="float" office:value="4.63908">
            <text:p>4.63908</text:p>
          </table:table-cell>
          <table:table-cell office:value-type="float" office:value="240.361">
            <text:p>240.3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5375">
            <text:p>72.5375</text:p>
          </table:table-cell>
          <table:table-cell office:value-type="float" office:value="4.63867">
            <text:p>4.63867</text:p>
          </table:table-cell>
          <table:table-cell office:value-type="float" office:value="240.361">
            <text:p>240.3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5732">
            <text:p>72.5732</text:p>
          </table:table-cell>
          <table:table-cell office:value-type="float" office:value="4.6368">
            <text:p>4.6368</text:p>
          </table:table-cell>
          <table:table-cell office:value-type="float" office:value="240.363">
            <text:p>240.3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6045">
            <text:p>72.6045</text:p>
          </table:table-cell>
          <table:table-cell office:value-type="float" office:value="4.63397">
            <text:p>4.63397</text:p>
          </table:table-cell>
          <table:table-cell office:value-type="float" office:value="240.366">
            <text:p>240.3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6366">
            <text:p>72.6366</text:p>
          </table:table-cell>
          <table:table-cell office:value-type="float" office:value="4.62991">
            <text:p>4.62991</text:p>
          </table:table-cell>
          <table:table-cell office:value-type="float" office:value="240.37">
            <text:p>240.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6688">
            <text:p>72.6688</text:p>
          </table:table-cell>
          <table:table-cell office:value-type="float" office:value="4.62465">
            <text:p>4.62465</text:p>
          </table:table-cell>
          <table:table-cell office:value-type="float" office:value="240.375">
            <text:p>240.3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7045">
            <text:p>72.7045</text:p>
          </table:table-cell>
          <table:table-cell office:value-type="float" office:value="4.61732">
            <text:p>4.61732</text:p>
          </table:table-cell>
          <table:table-cell office:value-type="float" office:value="240.383">
            <text:p>240.3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7347">
            <text:p>72.7347</text:p>
          </table:table-cell>
          <table:table-cell office:value-type="float" office:value="4.60994">
            <text:p>4.60994</text:p>
          </table:table-cell>
          <table:table-cell office:value-type="float" office:value="240.39">
            <text:p>240.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77">
            <text:p>72.77</text:p>
          </table:table-cell>
          <table:table-cell office:value-type="float" office:value="4.59995">
            <text:p>4.59995</text:p>
          </table:table-cell>
          <table:table-cell office:value-type="float" office:value="240.4">
            <text:p>240.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8022">
            <text:p>72.8022</text:p>
          </table:table-cell>
          <table:table-cell office:value-type="float" office:value="4.58954">
            <text:p>4.58954</text:p>
          </table:table-cell>
          <table:table-cell office:value-type="float" office:value="240.41">
            <text:p>240.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8366">
            <text:p>72.8366</text:p>
          </table:table-cell>
          <table:table-cell office:value-type="float" office:value="4.57695">
            <text:p>4.57695</text:p>
          </table:table-cell>
          <table:table-cell office:value-type="float" office:value="240.423">
            <text:p>240.4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8687">
            <text:p>72.8687</text:p>
          </table:table-cell>
          <table:table-cell office:value-type="float" office:value="4.56395">
            <text:p>4.56395</text:p>
          </table:table-cell>
          <table:table-cell office:value-type="float" office:value="240.436">
            <text:p>240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9012">
            <text:p>72.9012</text:p>
          </table:table-cell>
          <table:table-cell office:value-type="float" office:value="4.54944">
            <text:p>4.54944</text:p>
          </table:table-cell>
          <table:table-cell office:value-type="float" office:value="240.451">
            <text:p>240.4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9329">
            <text:p>72.9329</text:p>
          </table:table-cell>
          <table:table-cell office:value-type="float" office:value="4.53406">
            <text:p>4.53406</text:p>
          </table:table-cell>
          <table:table-cell office:value-type="float" office:value="240.466">
            <text:p>240.4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9663">
            <text:p>72.9663</text:p>
          </table:table-cell>
          <table:table-cell office:value-type="float" office:value="4.51654">
            <text:p>4.51654</text:p>
          </table:table-cell>
          <table:table-cell office:value-type="float" office:value="240.483">
            <text:p>240.4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9993">
            <text:p>72.9993</text:p>
          </table:table-cell>
          <table:table-cell office:value-type="float" office:value="4.49783">
            <text:p>4.49783</text:p>
          </table:table-cell>
          <table:table-cell office:value-type="float" office:value="240.502">
            <text:p>240.5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0325">
            <text:p>73.0325</text:p>
          </table:table-cell>
          <table:table-cell office:value-type="float" office:value="4.47757">
            <text:p>4.47757</text:p>
          </table:table-cell>
          <table:table-cell office:value-type="float" office:value="240.522">
            <text:p>240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0641">
            <text:p>73.0641</text:p>
          </table:table-cell>
          <table:table-cell office:value-type="float" office:value="4.457">
            <text:p>4.457</text:p>
          </table:table-cell>
          <table:table-cell office:value-type="float" office:value="240.543">
            <text:p>240.5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1006">
            <text:p>73.1006</text:p>
          </table:table-cell>
          <table:table-cell office:value-type="float" office:value="4.43161">
            <text:p>4.43161</text:p>
          </table:table-cell>
          <table:table-cell office:value-type="float" office:value="240.568">
            <text:p>240.5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1332">
            <text:p>73.1332</text:p>
          </table:table-cell>
          <table:table-cell office:value-type="float" office:value="4.40758">
            <text:p>4.40758</text:p>
          </table:table-cell>
          <table:table-cell office:value-type="float" office:value="240.592">
            <text:p>240.5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1653">
            <text:p>73.1653</text:p>
          </table:table-cell>
          <table:table-cell office:value-type="float" office:value="4.38252">
            <text:p>4.38252</text:p>
          </table:table-cell>
          <table:table-cell office:value-type="float" office:value="240.617">
            <text:p>240.6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1973">
            <text:p>73.1973</text:p>
          </table:table-cell>
          <table:table-cell office:value-type="float" office:value="4.35638">
            <text:p>4.35638</text:p>
          </table:table-cell>
          <table:table-cell office:value-type="float" office:value="240.644">
            <text:p>240.6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2178">
            <text:p>73.2178</text:p>
          </table:table-cell>
          <table:table-cell office:value-type="float" office:value="4.33893">
            <text:p>4.33893</text:p>
          </table:table-cell>
          <table:table-cell office:value-type="float" office:value="240.661">
            <text:p>240.6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248">
            <text:p>73.248</text:p>
          </table:table-cell>
          <table:table-cell office:value-type="float" office:value="4.31227">
            <text:p>4.31227</text:p>
          </table:table-cell>
          <table:table-cell office:value-type="float" office:value="240.688">
            <text:p>240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2797">
            <text:p>73.2797</text:p>
          </table:table-cell>
          <table:table-cell office:value-type="float" office:value="4.28304">
            <text:p>4.28304</text:p>
          </table:table-cell>
          <table:table-cell office:value-type="float" office:value="240.717">
            <text:p>240.7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3142">
            <text:p>73.3142</text:p>
          </table:table-cell>
          <table:table-cell office:value-type="float" office:value="4.24973">
            <text:p>4.24973</text:p>
          </table:table-cell>
          <table:table-cell office:value-type="float" office:value="240.75">
            <text:p>240.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3478">
            <text:p>73.3478</text:p>
          </table:table-cell>
          <table:table-cell office:value-type="float" office:value="4.21584">
            <text:p>4.21584</text:p>
          </table:table-cell>
          <table:table-cell office:value-type="float" office:value="240.784">
            <text:p>240.7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3856">
            <text:p>73.3856</text:p>
          </table:table-cell>
          <table:table-cell office:value-type="float" office:value="4.17612">
            <text:p>4.17612</text:p>
          </table:table-cell>
          <table:table-cell office:value-type="float" office:value="240.824">
            <text:p>240.8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4197">
            <text:p>73.4197</text:p>
          </table:table-cell>
          <table:table-cell office:value-type="float" office:value="4.13881">
            <text:p>4.13881</text:p>
          </table:table-cell>
          <table:table-cell office:value-type="float" office:value="240.861">
            <text:p>240.8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45">
            <text:p>73.45</text:p>
          </table:table-cell>
          <table:table-cell office:value-type="float" office:value="4.10457">
            <text:p>4.10457</text:p>
          </table:table-cell>
          <table:table-cell office:value-type="float" office:value="240.895">
            <text:p>240.8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4796">
            <text:p>73.4796</text:p>
          </table:table-cell>
          <table:table-cell office:value-type="float" office:value="4.06989">
            <text:p>4.06989</text:p>
          </table:table-cell>
          <table:table-cell office:value-type="float" office:value="240.93">
            <text:p>240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5101">
            <text:p>73.5101</text:p>
          </table:table-cell>
          <table:table-cell office:value-type="float" office:value="4.03297">
            <text:p>4.03297</text:p>
          </table:table-cell>
          <table:table-cell office:value-type="float" office:value="240.967">
            <text:p>240.9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5441">
            <text:p>73.5441</text:p>
          </table:table-cell>
          <table:table-cell office:value-type="float" office:value="3.99062">
            <text:p>3.99062</text:p>
          </table:table-cell>
          <table:table-cell office:value-type="float" office:value="241.009">
            <text:p>241.0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5764">
            <text:p>73.5764</text:p>
          </table:table-cell>
          <table:table-cell office:value-type="float" office:value="3.94905">
            <text:p>3.94905</text:p>
          </table:table-cell>
          <table:table-cell office:value-type="float" office:value="241.051">
            <text:p>241.0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6103">
            <text:p>73.6103</text:p>
          </table:table-cell>
          <table:table-cell office:value-type="float" office:value="3.90414">
            <text:p>3.90414</text:p>
          </table:table-cell>
          <table:table-cell office:value-type="float" office:value="241.096">
            <text:p>241.0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6432">
            <text:p>73.6432</text:p>
          </table:table-cell>
          <table:table-cell office:value-type="float" office:value="3.85931">
            <text:p>3.85931</text:p>
          </table:table-cell>
          <table:table-cell office:value-type="float" office:value="241.141">
            <text:p>241.1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6754">
            <text:p>73.6754</text:p>
          </table:table-cell>
          <table:table-cell office:value-type="float" office:value="3.81421">
            <text:p>3.81421</text:p>
          </table:table-cell>
          <table:table-cell office:value-type="float" office:value="241.186">
            <text:p>241.1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7069">
            <text:p>73.7069</text:p>
          </table:table-cell>
          <table:table-cell office:value-type="float" office:value="3.76897">
            <text:p>3.76897</text:p>
          </table:table-cell>
          <table:table-cell office:value-type="float" office:value="241.231">
            <text:p>241.2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7383">
            <text:p>73.7383</text:p>
          </table:table-cell>
          <table:table-cell office:value-type="float" office:value="3.72285">
            <text:p>3.72285</text:p>
          </table:table-cell>
          <table:table-cell office:value-type="float" office:value="241.277">
            <text:p>241.2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7687">
            <text:p>73.7687</text:p>
          </table:table-cell>
          <table:table-cell office:value-type="float" office:value="3.67705">
            <text:p>3.67705</text:p>
          </table:table-cell>
          <table:table-cell office:value-type="float" office:value="241.323">
            <text:p>241.3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8054">
            <text:p>73.8054</text:p>
          </table:table-cell>
          <table:table-cell office:value-type="float" office:value="3.62027">
            <text:p>3.62027</text:p>
          </table:table-cell>
          <table:table-cell office:value-type="float" office:value="241.38">
            <text:p>241.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8394">
            <text:p>73.8394</text:p>
          </table:table-cell>
          <table:table-cell office:value-type="float" office:value="3.56651">
            <text:p>3.56651</text:p>
          </table:table-cell>
          <table:table-cell office:value-type="float" office:value="241.433">
            <text:p>241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8693">
            <text:p>73.8693</text:p>
          </table:table-cell>
          <table:table-cell office:value-type="float" office:value="3.51834">
            <text:p>3.51834</text:p>
          </table:table-cell>
          <table:table-cell office:value-type="float" office:value="241.482">
            <text:p>241.4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9">
            <text:p>73.9</text:p>
          </table:table-cell>
          <table:table-cell office:value-type="float" office:value="3.46762">
            <text:p>3.46762</text:p>
          </table:table-cell>
          <table:table-cell office:value-type="float" office:value="241.532">
            <text:p>241.5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9325">
            <text:p>73.9325</text:p>
          </table:table-cell>
          <table:table-cell office:value-type="float" office:value="3.41313">
            <text:p>3.41313</text:p>
          </table:table-cell>
          <table:table-cell office:value-type="float" office:value="241.587">
            <text:p>241.5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9647">
            <text:p>73.9647</text:p>
          </table:table-cell>
          <table:table-cell office:value-type="float" office:value="3.35806">
            <text:p>3.35806</text:p>
          </table:table-cell>
          <table:table-cell office:value-type="float" office:value="241.642">
            <text:p>241.6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9938">
            <text:p>73.9938</text:p>
          </table:table-cell>
          <table:table-cell office:value-type="float" office:value="3.30734">
            <text:p>3.30734</text:p>
          </table:table-cell>
          <table:table-cell office:value-type="float" office:value="241.693">
            <text:p>241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0285">
            <text:p>74.0285</text:p>
          </table:table-cell>
          <table:table-cell office:value-type="float" office:value="3.24562">
            <text:p>3.24562</text:p>
          </table:table-cell>
          <table:table-cell office:value-type="float" office:value="241.754">
            <text:p>241.7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0596">
            <text:p>74.0596</text:p>
          </table:table-cell>
          <table:table-cell office:value-type="float" office:value="3.18948">
            <text:p>3.18948</text:p>
          </table:table-cell>
          <table:table-cell office:value-type="float" office:value="241.811">
            <text:p>241.8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0925">
            <text:p>74.0925</text:p>
          </table:table-cell>
          <table:table-cell office:value-type="float" office:value="3.1291">
            <text:p>3.1291</text:p>
          </table:table-cell>
          <table:table-cell office:value-type="float" office:value="241.871">
            <text:p>241.8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1241">
            <text:p>74.1241</text:p>
          </table:table-cell>
          <table:table-cell office:value-type="float" office:value="3.06993">
            <text:p>3.06993</text:p>
          </table:table-cell>
          <table:table-cell office:value-type="float" office:value="241.93">
            <text:p>241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157">
            <text:p>74.157</text:p>
          </table:table-cell>
          <table:table-cell office:value-type="float" office:value="3.00769">
            <text:p>3.00769</text:p>
          </table:table-cell>
          <table:table-cell office:value-type="float" office:value="241.992">
            <text:p>241.9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1771">
            <text:p>74.1771</text:p>
          </table:table-cell>
          <table:table-cell office:value-type="float" office:value="2.96899">
            <text:p>2.96899</text:p>
          </table:table-cell>
          <table:table-cell office:value-type="float" office:value="242.031">
            <text:p>242.0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2123">
            <text:p>74.2123</text:p>
          </table:table-cell>
          <table:table-cell office:value-type="float" office:value="2.90034">
            <text:p>2.90034</text:p>
          </table:table-cell>
          <table:table-cell office:value-type="float" office:value="242.1">
            <text:p>242.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2448">
            <text:p>74.2448</text:p>
          </table:table-cell>
          <table:table-cell office:value-type="float" office:value="2.8364">
            <text:p>2.8364</text:p>
          </table:table-cell>
          <table:table-cell office:value-type="float" office:value="242.164">
            <text:p>242.1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2805">
            <text:p>74.2805</text:p>
          </table:table-cell>
          <table:table-cell office:value-type="float" office:value="2.7648">
            <text:p>2.7648</text:p>
          </table:table-cell>
          <table:table-cell office:value-type="float" office:value="242.235">
            <text:p>242.2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311">
            <text:p>74.311</text:p>
          </table:table-cell>
          <table:table-cell office:value-type="float" office:value="2.7029">
            <text:p>2.7029</text:p>
          </table:table-cell>
          <table:table-cell office:value-type="float" office:value="242.297">
            <text:p>242.2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3455">
            <text:p>74.3455</text:p>
          </table:table-cell>
          <table:table-cell office:value-type="float" office:value="2.63196">
            <text:p>2.63196</text:p>
          </table:table-cell>
          <table:table-cell office:value-type="float" office:value="242.368">
            <text:p>242.3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378">
            <text:p>74.378</text:p>
          </table:table-cell>
          <table:table-cell office:value-type="float" office:value="2.56412">
            <text:p>2.56412</text:p>
          </table:table-cell>
          <table:table-cell office:value-type="float" office:value="242.436">
            <text:p>242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4102">
            <text:p>74.4102</text:p>
          </table:table-cell>
          <table:table-cell office:value-type="float" office:value="2.49632">
            <text:p>2.49632</text:p>
          </table:table-cell>
          <table:table-cell office:value-type="float" office:value="242.504">
            <text:p>242.5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4434">
            <text:p>74.4434</text:p>
          </table:table-cell>
          <table:table-cell office:value-type="float" office:value="2.42548">
            <text:p>2.42548</text:p>
          </table:table-cell>
          <table:table-cell office:value-type="float" office:value="242.575">
            <text:p>242.5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475">
            <text:p>74.475</text:p>
          </table:table-cell>
          <table:table-cell office:value-type="float" office:value="2.35738">
            <text:p>2.35738</text:p>
          </table:table-cell>
          <table:table-cell office:value-type="float" office:value="242.643">
            <text:p>242.6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5042">
            <text:p>74.5042</text:p>
          </table:table-cell>
          <table:table-cell office:value-type="float" office:value="2.29366">
            <text:p>2.29366</text:p>
          </table:table-cell>
          <table:table-cell office:value-type="float" office:value="242.706">
            <text:p>242.7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5355">
            <text:p>74.5355</text:p>
          </table:table-cell>
          <table:table-cell office:value-type="float" office:value="2.22487">
            <text:p>2.22487</text:p>
          </table:table-cell>
          <table:table-cell office:value-type="float" office:value="242.775">
            <text:p>242.7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5696">
            <text:p>74.5696</text:p>
          </table:table-cell>
          <table:table-cell office:value-type="float" office:value="2.14893">
            <text:p>2.14893</text:p>
          </table:table-cell>
          <table:table-cell office:value-type="float" office:value="242.851">
            <text:p>242.8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6012">
            <text:p>74.6012</text:p>
          </table:table-cell>
          <table:table-cell office:value-type="float" office:value="2.078">
            <text:p>2.078</text:p>
          </table:table-cell>
          <table:table-cell office:value-type="float" office:value="242.922">
            <text:p>242.9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6324">
            <text:p>74.6324</text:p>
          </table:table-cell>
          <table:table-cell office:value-type="float" office:value="2.00716">
            <text:p>2.00716</text:p>
          </table:table-cell>
          <table:table-cell office:value-type="float" office:value="242.993">
            <text:p>242.9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667">
            <text:p>74.667</text:p>
          </table:table-cell>
          <table:table-cell office:value-type="float" office:value="1.92812">
            <text:p>1.92812</text:p>
          </table:table-cell>
          <table:table-cell office:value-type="float" office:value="243.072">
            <text:p>243.0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6972">
            <text:p>74.6972</text:p>
          </table:table-cell>
          <table:table-cell office:value-type="float" office:value="1.85835">
            <text:p>1.85835</text:p>
          </table:table-cell>
          <table:table-cell office:value-type="float" office:value="243.142">
            <text:p>243.1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7332">
            <text:p>74.7332</text:p>
          </table:table-cell>
          <table:table-cell office:value-type="float" office:value="1.77438">
            <text:p>1.77438</text:p>
          </table:table-cell>
          <table:table-cell office:value-type="float" office:value="243.226">
            <text:p>243.2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7674">
            <text:p>74.7674</text:p>
          </table:table-cell>
          <table:table-cell office:value-type="float" office:value="1.69409">
            <text:p>1.69409</text:p>
          </table:table-cell>
          <table:table-cell office:value-type="float" office:value="243.306">
            <text:p>243.3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8019">
            <text:p>74.8019</text:p>
          </table:table-cell>
          <table:table-cell office:value-type="float" office:value="1.61226">
            <text:p>1.61226</text:p>
          </table:table-cell>
          <table:table-cell office:value-type="float" office:value="243.388">
            <text:p>243.3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8376">
            <text:p>74.8376</text:p>
          </table:table-cell>
          <table:table-cell office:value-type="float" office:value="1.52707">
            <text:p>1.52707</text:p>
          </table:table-cell>
          <table:table-cell office:value-type="float" office:value="243.473">
            <text:p>243.4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8704">
            <text:p>74.8704</text:p>
          </table:table-cell>
          <table:table-cell office:value-type="float" office:value="1.44807">
            <text:p>1.44807</text:p>
          </table:table-cell>
          <table:table-cell office:value-type="float" office:value="243.552">
            <text:p>243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8914">
            <text:p>74.8914</text:p>
          </table:table-cell>
          <table:table-cell office:value-type="float" office:value="1.39716">
            <text:p>1.39716</text:p>
          </table:table-cell>
          <table:table-cell office:value-type="float" office:value="243.603">
            <text:p>243.6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9259">
            <text:p>74.9259</text:p>
          </table:table-cell>
          <table:table-cell office:value-type="float" office:value="1.31314">
            <text:p>1.31314</text:p>
          </table:table-cell>
          <table:table-cell office:value-type="float" office:value="243.687">
            <text:p>243.6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9601">
            <text:p>74.9601</text:p>
          </table:table-cell>
          <table:table-cell office:value-type="float" office:value="1.22926">
            <text:p>1.22926</text:p>
          </table:table-cell>
          <table:table-cell office:value-type="float" office:value="243.771">
            <text:p>243.7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9912">
            <text:p>74.9912</text:p>
          </table:table-cell>
          <table:table-cell office:value-type="float" office:value="1.15245">
            <text:p>1.15245</text:p>
          </table:table-cell>
          <table:table-cell office:value-type="float" office:value="243.848">
            <text:p>243.848</text:p>
          </table:table-cell>
          <table:table-cell office:value-type="float" office:value="0.864338">
            <text:p>0.8643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0236">
            <text:p>75.0236</text:p>
          </table:table-cell>
          <table:table-cell office:value-type="float" office:value="1.07234">
            <text:p>1.07234</text:p>
          </table:table-cell>
          <table:table-cell office:value-type="float" office:value="243.928">
            <text:p>243.928</text:p>
          </table:table-cell>
          <table:table-cell office:value-type="float" office:value="0.804256">
            <text:p>0.8042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0598">
            <text:p>75.0598</text:p>
          </table:table-cell>
          <table:table-cell office:value-type="float" office:value="0.981781">
            <text:p>0.981781</text:p>
          </table:table-cell>
          <table:table-cell office:value-type="float" office:value="244.018">
            <text:p>244.018</text:p>
          </table:table-cell>
          <table:table-cell office:value-type="float" office:value="0.736336">
            <text:p>0.7363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0944">
            <text:p>75.0944</text:p>
          </table:table-cell>
          <table:table-cell office:value-type="float" office:value="0.894623">
            <text:p>0.894623</text:p>
          </table:table-cell>
          <table:table-cell office:value-type="float" office:value="244.105">
            <text:p>244.105</text:p>
          </table:table-cell>
          <table:table-cell office:value-type="float" office:value="0.670967">
            <text:p>0.6709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1309">
            <text:p>75.1309</text:p>
          </table:table-cell>
          <table:table-cell office:value-type="float" office:value="0.802414">
            <text:p>0.802414</text:p>
          </table:table-cell>
          <table:table-cell office:value-type="float" office:value="244.198">
            <text:p>244.198</text:p>
          </table:table-cell>
          <table:table-cell office:value-type="float" office:value="0.60181">
            <text:p>0.601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1651">
            <text:p>75.1651</text:p>
          </table:table-cell>
          <table:table-cell office:value-type="float" office:value="0.715332">
            <text:p>0.715332</text:p>
          </table:table-cell>
          <table:table-cell office:value-type="float" office:value="244.285">
            <text:p>244.285</text:p>
          </table:table-cell>
          <table:table-cell office:value-type="float" office:value="0.536499">
            <text:p>0.5364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199">
            <text:p>75.199</text:p>
          </table:table-cell>
          <table:table-cell office:value-type="float" office:value="0.628906">
            <text:p>0.628906</text:p>
          </table:table-cell>
          <table:table-cell office:value-type="float" office:value="244.371">
            <text:p>244.371</text:p>
          </table:table-cell>
          <table:table-cell office:value-type="float" office:value="0.47168">
            <text:p>0.471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2329">
            <text:p>75.2329</text:p>
          </table:table-cell>
          <table:table-cell office:value-type="float" office:value="0.541794">
            <text:p>0.541794</text:p>
          </table:table-cell>
          <table:table-cell office:value-type="float" office:value="244.458">
            <text:p>244.458</text:p>
          </table:table-cell>
          <table:table-cell office:value-type="float" office:value="0.406345">
            <text:p>0.4063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267">
            <text:p>75.267</text:p>
          </table:table-cell>
          <table:table-cell office:value-type="float" office:value="0.453964">
            <text:p>0.453964</text:p>
          </table:table-cell>
          <table:table-cell office:value-type="float" office:value="244.546">
            <text:p>244.546</text:p>
          </table:table-cell>
          <table:table-cell office:value-type="float" office:value="0.340473">
            <text:p>0.3404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3019">
            <text:p>75.3019</text:p>
          </table:table-cell>
          <table:table-cell office:value-type="float" office:value="0.363419">
            <text:p>0.363419</text:p>
          </table:table-cell>
          <table:table-cell office:value-type="float" office:value="244.637">
            <text:p>244.637</text:p>
          </table:table-cell>
          <table:table-cell office:value-type="float" office:value="0.272564">
            <text:p>0.2725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3372">
            <text:p>75.3372</text:p>
          </table:table-cell>
          <table:table-cell office:value-type="float" office:value="0.271469">
            <text:p>0.271469</text:p>
          </table:table-cell>
          <table:table-cell office:value-type="float" office:value="244.729">
            <text:p>244.729</text:p>
          </table:table-cell>
          <table:table-cell office:value-type="float" office:value="0.203602">
            <text:p>0.2036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3694">
            <text:p>75.3694</text:p>
          </table:table-cell>
          <table:table-cell office:value-type="float" office:value="0.187592">
            <text:p>0.187592</text:p>
          </table:table-cell>
          <table:table-cell office:value-type="float" office:value="244.812">
            <text:p>244.812</text:p>
          </table:table-cell>
          <table:table-cell office:value-type="float" office:value="0.140694">
            <text:p>0.1406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3895">
            <text:p>75.3895</text:p>
          </table:table-cell>
          <table:table-cell office:value-type="float" office:value="0.134995">
            <text:p>0.134995</text:p>
          </table:table-cell>
          <table:table-cell office:value-type="float" office:value="244.865">
            <text:p>244.865</text:p>
          </table:table-cell>
          <table:table-cell office:value-type="float" office:value="0.101246">
            <text:p>0.1012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4108">
            <text:p>75.4108</text:p>
          </table:table-cell>
          <table:table-cell office:value-type="float" office:value="0.0791779">
            <text:p>0.0791779</text:p>
          </table:table-cell>
          <table:table-cell office:value-type="float" office:value="244.921">
            <text:p>244.921</text:p>
          </table:table-cell>
          <table:table-cell office:value-type="float" office:value="0.0593834">
            <text:p>0.05938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4438">
            <text:p>75.4438</text:p>
          </table:table-cell>
          <table:table-cell office:value-type="float" office:value="-0.00747681">
            <text:p>-0.00747681</text:p>
          </table:table-cell>
          <table:table-cell office:value-type="float" office:value="245.007">
            <text:p>245.007</text:p>
          </table:table-cell>
          <table:table-cell office:value-type="float" office:value="-0.0056076">
            <text:p>-0.00560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4772">
            <text:p>75.4772</text:p>
          </table:table-cell>
          <table:table-cell office:value-type="float" office:value="-0.0953217">
            <text:p>-0.0953217</text:p>
          </table:table-cell>
          <table:table-cell office:value-type="float" office:value="245.095">
            <text:p>245.095</text:p>
          </table:table-cell>
          <table:table-cell office:value-type="float" office:value="-0.0714912">
            <text:p>-0.07149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5091">
            <text:p>75.5091</text:p>
          </table:table-cell>
          <table:table-cell office:value-type="float" office:value="-0.179169">
            <text:p>-0.179169</text:p>
          </table:table-cell>
          <table:table-cell office:value-type="float" office:value="245.179">
            <text:p>245.179</text:p>
          </table:table-cell>
          <table:table-cell office:value-type="float" office:value="-0.134377">
            <text:p>-0.1343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5424">
            <text:p>75.5424</text:p>
          </table:table-cell>
          <table:table-cell office:value-type="float" office:value="-0.266754">
            <text:p>-0.266754</text:p>
          </table:table-cell>
          <table:table-cell office:value-type="float" office:value="245.267">
            <text:p>245.267</text:p>
          </table:table-cell>
          <table:table-cell office:value-type="float" office:value="-0.200066">
            <text:p>-0.2000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5758">
            <text:p>75.5758</text:p>
          </table:table-cell>
          <table:table-cell office:value-type="float" office:value="-0.354919">
            <text:p>-0.354919</text:p>
          </table:table-cell>
          <table:table-cell office:value-type="float" office:value="245.355">
            <text:p>245.355</text:p>
          </table:table-cell>
          <table:table-cell office:value-type="float" office:value="-0.26619">
            <text:p>-0.266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606">
            <text:p>75.606</text:p>
          </table:table-cell>
          <table:table-cell office:value-type="float" office:value="-0.434158">
            <text:p>-0.434158</text:p>
          </table:table-cell>
          <table:table-cell office:value-type="float" office:value="245.434">
            <text:p>245.434</text:p>
          </table:table-cell>
          <table:table-cell office:value-type="float" office:value="-0.325619">
            <text:p>-0.3256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6418">
            <text:p>75.6418</text:p>
          </table:table-cell>
          <table:table-cell office:value-type="float" office:value="-0.528656">
            <text:p>-0.528656</text:p>
          </table:table-cell>
          <table:table-cell office:value-type="float" office:value="245.529">
            <text:p>245.529</text:p>
          </table:table-cell>
          <table:table-cell office:value-type="float" office:value="-0.396492">
            <text:p>-0.3964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6735">
            <text:p>75.6735</text:p>
          </table:table-cell>
          <table:table-cell office:value-type="float" office:value="-0.611511">
            <text:p>-0.611511</text:p>
          </table:table-cell>
          <table:table-cell office:value-type="float" office:value="245.612">
            <text:p>245.612</text:p>
          </table:table-cell>
          <table:table-cell office:value-type="float" office:value="-0.458633">
            <text:p>-0.4586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7084">
            <text:p>75.7084</text:p>
          </table:table-cell>
          <table:table-cell office:value-type="float" office:value="-0.703125">
            <text:p>-0.703125</text:p>
          </table:table-cell>
          <table:table-cell office:value-type="float" office:value="245.703">
            <text:p>245.703</text:p>
          </table:table-cell>
          <table:table-cell office:value-type="float" office:value="-0.527344">
            <text:p>-0.5273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7402">
            <text:p>75.7402</text:p>
          </table:table-cell>
          <table:table-cell office:value-type="float" office:value="-0.78598">
            <text:p>-0.78598</text:p>
          </table:table-cell>
          <table:table-cell office:value-type="float" office:value="245.786">
            <text:p>245.786</text:p>
          </table:table-cell>
          <table:table-cell office:value-type="float" office:value="-0.589485">
            <text:p>-0.5894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7739">
            <text:p>75.7739</text:p>
          </table:table-cell>
          <table:table-cell office:value-type="float" office:value="-0.87326">
            <text:p>-0.87326</text:p>
          </table:table-cell>
          <table:table-cell office:value-type="float" office:value="245.873">
            <text:p>245.873</text:p>
          </table:table-cell>
          <table:table-cell office:value-type="float" office:value="-0.654945">
            <text:p>-0.6549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8064">
            <text:p>75.8064</text:p>
          </table:table-cell>
          <table:table-cell office:value-type="float" office:value="-0.957336">
            <text:p>-0.957336</text:p>
          </table:table-cell>
          <table:table-cell office:value-type="float" office:value="245.957">
            <text:p>245.957</text:p>
          </table:table-cell>
          <table:table-cell office:value-type="float" office:value="-0.718002">
            <text:p>-0.7180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8378">
            <text:p>75.8378</text:p>
          </table:table-cell>
          <table:table-cell office:value-type="float" office:value="-1.03784">
            <text:p>-1.03784</text:p>
          </table:table-cell>
          <table:table-cell office:value-type="float" office:value="246.038">
            <text:p>246.038</text:p>
          </table:table-cell>
          <table:table-cell office:value-type="float" office:value="-0.778381">
            <text:p>-0.7783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872">
            <text:p>75.872</text:p>
          </table:table-cell>
          <table:table-cell office:value-type="float" office:value="-1.12531">
            <text:p>-1.12531</text:p>
          </table:table-cell>
          <table:table-cell office:value-type="float" office:value="246.125">
            <text:p>246.125</text:p>
          </table:table-cell>
          <table:table-cell office:value-type="float" office:value="-0.843979">
            <text:p>-0.8439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9056">
            <text:p>75.9056</text:p>
          </table:table-cell>
          <table:table-cell office:value-type="float" office:value="-1.21049">
            <text:p>-1.21049</text:p>
          </table:table-cell>
          <table:table-cell office:value-type="float" office:value="246.21">
            <text:p>246.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9377">
            <text:p>75.9377</text:p>
          </table:table-cell>
          <table:table-cell office:value-type="float" office:value="-1.29108">
            <text:p>-1.29108</text:p>
          </table:table-cell>
          <table:table-cell office:value-type="float" office:value="246.291">
            <text:p>246.2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9701">
            <text:p>75.9701</text:p>
          </table:table-cell>
          <table:table-cell office:value-type="float" office:value="-1.37164">
            <text:p>-1.37164</text:p>
          </table:table-cell>
          <table:table-cell office:value-type="float" office:value="246.372">
            <text:p>246.37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0018">
            <text:p>76.0018</text:p>
          </table:table-cell>
          <table:table-cell office:value-type="float" office:value="-1.44981">
            <text:p>-1.44981</text:p>
          </table:table-cell>
          <table:table-cell office:value-type="float" office:value="246.45">
            <text:p>246.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0366">
            <text:p>76.0366</text:p>
          </table:table-cell>
          <table:table-cell office:value-type="float" office:value="-1.53452">
            <text:p>-1.53452</text:p>
          </table:table-cell>
          <table:table-cell office:value-type="float" office:value="246.535">
            <text:p>246.5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0669">
            <text:p>76.0669</text:p>
          </table:table-cell>
          <table:table-cell office:value-type="float" office:value="-1.60767">
            <text:p>-1.60767</text:p>
          </table:table-cell>
          <table:table-cell office:value-type="float" office:value="246.608">
            <text:p>246.6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1021">
            <text:p>76.1021</text:p>
          </table:table-cell>
          <table:table-cell office:value-type="float" office:value="-1.69145">
            <text:p>-1.69145</text:p>
          </table:table-cell>
          <table:table-cell office:value-type="float" office:value="246.691">
            <text:p>246.6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132">
            <text:p>76.132</text:p>
          </table:table-cell>
          <table:table-cell office:value-type="float" office:value="-1.76169">
            <text:p>-1.76169</text:p>
          </table:table-cell>
          <table:table-cell office:value-type="float" office:value="246.762">
            <text:p>246.7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1671">
            <text:p>76.1671</text:p>
          </table:table-cell>
          <table:table-cell office:value-type="float" office:value="-1.84296">
            <text:p>-1.84296</text:p>
          </table:table-cell>
          <table:table-cell office:value-type="float" office:value="246.843">
            <text:p>246.8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1971">
            <text:p>76.1971</text:p>
          </table:table-cell>
          <table:table-cell office:value-type="float" office:value="-1.91119">
            <text:p>-1.91119</text:p>
          </table:table-cell>
          <table:table-cell office:value-type="float" office:value="246.911">
            <text:p>246.9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2272">
            <text:p>76.2272</text:p>
          </table:table-cell>
          <table:table-cell office:value-type="float" office:value="-1.97878">
            <text:p>-1.97878</text:p>
          </table:table-cell>
          <table:table-cell office:value-type="float" office:value="246.979">
            <text:p>246.9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2618">
            <text:p>76.2618</text:p>
          </table:table-cell>
          <table:table-cell office:value-type="float" office:value="-2.05508">
            <text:p>-2.05508</text:p>
          </table:table-cell>
          <table:table-cell office:value-type="float" office:value="247.055">
            <text:p>247.0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2926">
            <text:p>76.2926</text:p>
          </table:table-cell>
          <table:table-cell office:value-type="float" office:value="-2.12186">
            <text:p>-2.12186</text:p>
          </table:table-cell>
          <table:table-cell office:value-type="float" office:value="247.122">
            <text:p>247.1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3257">
            <text:p>76.3257</text:p>
          </table:table-cell>
          <table:table-cell office:value-type="float" office:value="-2.19243">
            <text:p>-2.19243</text:p>
          </table:table-cell>
          <table:table-cell office:value-type="float" office:value="247.192">
            <text:p>247.1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3568">
            <text:p>76.3568</text:p>
          </table:table-cell>
          <table:table-cell office:value-type="float" office:value="-2.25726">
            <text:p>-2.25726</text:p>
          </table:table-cell>
          <table:table-cell office:value-type="float" office:value="247.257">
            <text:p>247.2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3865">
            <text:p>76.3865</text:p>
          </table:table-cell>
          <table:table-cell office:value-type="float" office:value="-2.31792">
            <text:p>-2.31792</text:p>
          </table:table-cell>
          <table:table-cell office:value-type="float" office:value="247.318">
            <text:p>247.3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4216">
            <text:p>76.4216</text:p>
          </table:table-cell>
          <table:table-cell office:value-type="float" office:value="-2.38826">
            <text:p>-2.38826</text:p>
          </table:table-cell>
          <table:table-cell office:value-type="float" office:value="247.388">
            <text:p>247.3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4509">
            <text:p>76.4509</text:p>
          </table:table-cell>
          <table:table-cell office:value-type="float" office:value="-2.44557">
            <text:p>-2.44557</text:p>
          </table:table-cell>
          <table:table-cell office:value-type="float" office:value="247.446">
            <text:p>247.4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4861">
            <text:p>76.4861</text:p>
          </table:table-cell>
          <table:table-cell office:value-type="float" office:value="-2.51299">
            <text:p>-2.51299</text:p>
          </table:table-cell>
          <table:table-cell office:value-type="float" office:value="247.513">
            <text:p>247.5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5157">
            <text:p>76.5157</text:p>
          </table:table-cell>
          <table:table-cell office:value-type="float" office:value="-2.56828">
            <text:p>-2.56828</text:p>
          </table:table-cell>
          <table:table-cell office:value-type="float" office:value="247.568">
            <text:p>247.5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5499">
            <text:p>76.5499</text:p>
          </table:table-cell>
          <table:table-cell office:value-type="float" office:value="-2.63046">
            <text:p>-2.63046</text:p>
          </table:table-cell>
          <table:table-cell office:value-type="float" office:value="247.63">
            <text:p>247.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5803">
            <text:p>76.5803</text:p>
          </table:table-cell>
          <table:table-cell office:value-type="float" office:value="-2.68413">
            <text:p>-2.68413</text:p>
          </table:table-cell>
          <table:table-cell office:value-type="float" office:value="247.684">
            <text:p>247.6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611">
            <text:p>76.611</text:p>
          </table:table-cell>
          <table:table-cell office:value-type="float" office:value="-2.73715">
            <text:p>-2.73715</text:p>
          </table:table-cell>
          <table:table-cell office:value-type="float" office:value="247.737">
            <text:p>247.7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6445">
            <text:p>76.6445</text:p>
          </table:table-cell>
          <table:table-cell office:value-type="float" office:value="-2.79341">
            <text:p>-2.79341</text:p>
          </table:table-cell>
          <table:table-cell office:value-type="float" office:value="247.793">
            <text:p>247.7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6783">
            <text:p>76.6783</text:p>
          </table:table-cell>
          <table:table-cell office:value-type="float" office:value="-2.84833">
            <text:p>-2.84833</text:p>
          </table:table-cell>
          <table:table-cell office:value-type="float" office:value="247.848">
            <text:p>247.8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7145">
            <text:p>76.7145</text:p>
          </table:table-cell>
          <table:table-cell office:value-type="float" office:value="-2.90517">
            <text:p>-2.90517</text:p>
          </table:table-cell>
          <table:table-cell office:value-type="float" office:value="247.905">
            <text:p>247.9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7463">
            <text:p>76.7463</text:p>
          </table:table-cell>
          <table:table-cell office:value-type="float" office:value="-2.95337">
            <text:p>-2.95337</text:p>
          </table:table-cell>
          <table:table-cell office:value-type="float" office:value="247.953">
            <text:p>247.9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7833">
            <text:p>76.7833</text:p>
          </table:table-cell>
          <table:table-cell office:value-type="float" office:value="-3.00751">
            <text:p>-3.00751</text:p>
          </table:table-cell>
          <table:table-cell office:value-type="float" office:value="248.008">
            <text:p>248.0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8142">
            <text:p>76.8142</text:p>
          </table:table-cell>
          <table:table-cell office:value-type="float" office:value="-3.05104">
            <text:p>-3.05104</text:p>
          </table:table-cell>
          <table:table-cell office:value-type="float" office:value="248.051">
            <text:p>248.0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8445">
            <text:p>76.8445</text:p>
          </table:table-cell>
          <table:table-cell office:value-type="float" office:value="-3.09232">
            <text:p>-3.09232</text:p>
          </table:table-cell>
          <table:table-cell office:value-type="float" office:value="248.092">
            <text:p>248.0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8779">
            <text:p>76.8779</text:p>
          </table:table-cell>
          <table:table-cell office:value-type="float" office:value="-3.13603">
            <text:p>-3.13603</text:p>
          </table:table-cell>
          <table:table-cell office:value-type="float" office:value="248.136">
            <text:p>248.1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9086">
            <text:p>76.9086</text:p>
          </table:table-cell>
          <table:table-cell office:value-type="float" office:value="-3.17464">
            <text:p>-3.17464</text:p>
          </table:table-cell>
          <table:table-cell office:value-type="float" office:value="248.175">
            <text:p>248.1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9418">
            <text:p>76.9418</text:p>
          </table:table-cell>
          <table:table-cell office:value-type="float" office:value="-3.21474">
            <text:p>-3.21474</text:p>
          </table:table-cell>
          <table:table-cell office:value-type="float" office:value="248.215">
            <text:p>248.2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9744">
            <text:p>76.9744</text:p>
          </table:table-cell>
          <table:table-cell office:value-type="float" office:value="-3.25223">
            <text:p>-3.25223</text:p>
          </table:table-cell>
          <table:table-cell office:value-type="float" office:value="248.252">
            <text:p>248.2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0066">
            <text:p>77.0066</text:p>
          </table:table-cell>
          <table:table-cell office:value-type="float" office:value="-3.2878">
            <text:p>-3.2878</text:p>
          </table:table-cell>
          <table:table-cell office:value-type="float" office:value="248.288">
            <text:p>248.2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0432">
            <text:p>77.0432</text:p>
          </table:table-cell>
          <table:table-cell office:value-type="float" office:value="-3.32613">
            <text:p>-3.32613</text:p>
          </table:table-cell>
          <table:table-cell office:value-type="float" office:value="248.326">
            <text:p>248.3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0735">
            <text:p>77.0735</text:p>
          </table:table-cell>
          <table:table-cell office:value-type="float" office:value="-3.35635">
            <text:p>-3.35635</text:p>
          </table:table-cell>
          <table:table-cell office:value-type="float" office:value="248.356">
            <text:p>248.35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1166">
            <text:p>77.1166</text:p>
          </table:table-cell>
          <table:table-cell office:value-type="float" office:value="-3.39673">
            <text:p>-3.39673</text:p>
          </table:table-cell>
          <table:table-cell office:value-type="float" office:value="248.397">
            <text:p>248.3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1478">
            <text:p>77.1478</text:p>
          </table:table-cell>
          <table:table-cell office:value-type="float" office:value="-3.42409">
            <text:p>-3.42409</text:p>
          </table:table-cell>
          <table:table-cell office:value-type="float" office:value="248.424">
            <text:p>248.4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1819">
            <text:p>77.1819</text:p>
          </table:table-cell>
          <table:table-cell office:value-type="float" office:value="-3.45232">
            <text:p>-3.45232</text:p>
          </table:table-cell>
          <table:table-cell office:value-type="float" office:value="248.452">
            <text:p>248.4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212">
            <text:p>77.212</text:p>
          </table:table-cell>
          <table:table-cell office:value-type="float" office:value="-3.47562">
            <text:p>-3.47562</text:p>
          </table:table-cell>
          <table:table-cell office:value-type="float" office:value="248.476">
            <text:p>248.4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2467">
            <text:p>77.2467</text:p>
          </table:table-cell>
          <table:table-cell office:value-type="float" office:value="-3.50076">
            <text:p>-3.50076</text:p>
          </table:table-cell>
          <table:table-cell office:value-type="float" office:value="248.501">
            <text:p>248.5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2777">
            <text:p>77.2777</text:p>
          </table:table-cell>
          <table:table-cell office:value-type="float" office:value="-3.52173">
            <text:p>-3.52173</text:p>
          </table:table-cell>
          <table:table-cell office:value-type="float" office:value="248.522">
            <text:p>248.5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3092">
            <text:p>77.3092</text:p>
          </table:table-cell>
          <table:table-cell office:value-type="float" office:value="-3.5415">
            <text:p>-3.5415</text:p>
          </table:table-cell>
          <table:table-cell office:value-type="float" office:value="248.542">
            <text:p>248.5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343">
            <text:p>77.343</text:p>
          </table:table-cell>
          <table:table-cell office:value-type="float" office:value="-3.561">
            <text:p>-3.561</text:p>
          </table:table-cell>
          <table:table-cell office:value-type="float" office:value="248.561">
            <text:p>248.5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3735">
            <text:p>77.3735</text:p>
          </table:table-cell>
          <table:table-cell office:value-type="float" office:value="-3.57718">
            <text:p>-3.57718</text:p>
          </table:table-cell>
          <table:table-cell office:value-type="float" office:value="248.577">
            <text:p>248.5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4054">
            <text:p>77.4054</text:p>
          </table:table-cell>
          <table:table-cell office:value-type="float" office:value="-3.59259">
            <text:p>-3.59259</text:p>
          </table:table-cell>
          <table:table-cell office:value-type="float" office:value="248.593">
            <text:p>248.5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4445">
            <text:p>77.4445</text:p>
          </table:table-cell>
          <table:table-cell office:value-type="float" office:value="-3.60945">
            <text:p>-3.60945</text:p>
          </table:table-cell>
          <table:table-cell office:value-type="float" office:value="248.609">
            <text:p>248.6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4803">
            <text:p>77.4803</text:p>
          </table:table-cell>
          <table:table-cell office:value-type="float" office:value="-3.62288">
            <text:p>-3.62288</text:p>
          </table:table-cell>
          <table:table-cell office:value-type="float" office:value="248.623">
            <text:p>248.6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516">
            <text:p>77.516</text:p>
          </table:table-cell>
          <table:table-cell office:value-type="float" office:value="-3.63438">
            <text:p>-3.63438</text:p>
          </table:table-cell>
          <table:table-cell office:value-type="float" office:value="248.634">
            <text:p>248.6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5485">
            <text:p>77.5485</text:p>
          </table:table-cell>
          <table:table-cell office:value-type="float" office:value="-3.64326">
            <text:p>-3.64326</text:p>
          </table:table-cell>
          <table:table-cell office:value-type="float" office:value="248.643">
            <text:p>248.6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5829">
            <text:p>77.5829</text:p>
          </table:table-cell>
          <table:table-cell office:value-type="float" office:value="-3.65105">
            <text:p>-3.65105</text:p>
          </table:table-cell>
          <table:table-cell office:value-type="float" office:value="248.651">
            <text:p>248.6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6149">
            <text:p>77.6149</text:p>
          </table:table-cell>
          <table:table-cell office:value-type="float" office:value="-3.65686">
            <text:p>-3.65686</text:p>
          </table:table-cell>
          <table:table-cell office:value-type="float" office:value="248.657">
            <text:p>248.6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6479">
            <text:p>77.6479</text:p>
          </table:table-cell>
          <table:table-cell office:value-type="float" office:value="-3.66141">
            <text:p>-3.66141</text:p>
          </table:table-cell>
          <table:table-cell office:value-type="float" office:value="248.661">
            <text:p>248.6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6799">
            <text:p>77.6799</text:p>
          </table:table-cell>
          <table:table-cell office:value-type="float" office:value="-3.66432">
            <text:p>-3.66432</text:p>
          </table:table-cell>
          <table:table-cell office:value-type="float" office:value="248.664">
            <text:p>248.6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7128">
            <text:p>77.7128</text:p>
          </table:table-cell>
          <table:table-cell office:value-type="float" office:value="-3.66592">
            <text:p>-3.66592</text:p>
          </table:table-cell>
          <table:table-cell office:value-type="float" office:value="248.666">
            <text:p>248.6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7465">
            <text:p>77.7465</text:p>
          </table:table-cell>
          <table:table-cell office:value-type="float" office:value="-3.66611">
            <text:p>-3.66611</text:p>
          </table:table-cell>
          <table:table-cell office:value-type="float" office:value="248.666">
            <text:p>248.6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7795">
            <text:p>77.7795</text:p>
          </table:table-cell>
          <table:table-cell office:value-type="float" office:value="-3.66486">
            <text:p>-3.66486</text:p>
          </table:table-cell>
          <table:table-cell office:value-type="float" office:value="248.665">
            <text:p>248.6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813">
            <text:p>77.813</text:p>
          </table:table-cell>
          <table:table-cell office:value-type="float" office:value="-3.66214">
            <text:p>-3.66214</text:p>
          </table:table-cell>
          <table:table-cell office:value-type="float" office:value="248.662">
            <text:p>248.6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847">
            <text:p>77.847</text:p>
          </table:table-cell>
          <table:table-cell office:value-type="float" office:value="-3.65788">
            <text:p>-3.65788</text:p>
          </table:table-cell>
          <table:table-cell office:value-type="float" office:value="248.658">
            <text:p>248.6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8795">
            <text:p>77.8795</text:p>
          </table:table-cell>
          <table:table-cell office:value-type="float" office:value="-3.65253">
            <text:p>-3.65253</text:p>
          </table:table-cell>
          <table:table-cell office:value-type="float" office:value="248.653">
            <text:p>248.6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9008">
            <text:p>77.9008</text:p>
          </table:table-cell>
          <table:table-cell office:value-type="float" office:value="-3.64828">
            <text:p>-3.64828</text:p>
          </table:table-cell>
          <table:table-cell office:value-type="float" office:value="248.648">
            <text:p>248.6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9349">
            <text:p>77.9349</text:p>
          </table:table-cell>
          <table:table-cell office:value-type="float" office:value="-3.64041">
            <text:p>-3.64041</text:p>
          </table:table-cell>
          <table:table-cell office:value-type="float" office:value="248.64">
            <text:p>248.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9684">
            <text:p>77.9684</text:p>
          </table:table-cell>
          <table:table-cell office:value-type="float" office:value="-3.63142">
            <text:p>-3.63142</text:p>
          </table:table-cell>
          <table:table-cell office:value-type="float" office:value="248.631">
            <text:p>248.6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9888">
            <text:p>77.9888</text:p>
          </table:table-cell>
          <table:table-cell office:value-type="float" office:value="-3.62521">
            <text:p>-3.62521</text:p>
          </table:table-cell>
          <table:table-cell office:value-type="float" office:value="248.625">
            <text:p>248.6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0262">
            <text:p>78.0262</text:p>
          </table:table-cell>
          <table:table-cell office:value-type="float" office:value="-3.61258">
            <text:p>-3.61258</text:p>
          </table:table-cell>
          <table:table-cell office:value-type="float" office:value="248.613">
            <text:p>248.6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0599">
            <text:p>78.0599</text:p>
          </table:table-cell>
          <table:table-cell office:value-type="float" office:value="-3.59987">
            <text:p>-3.59987</text:p>
          </table:table-cell>
          <table:table-cell office:value-type="float" office:value="248.6">
            <text:p>248.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0934">
            <text:p>78.0934</text:p>
          </table:table-cell>
          <table:table-cell office:value-type="float" office:value="-3.58598">
            <text:p>-3.58598</text:p>
          </table:table-cell>
          <table:table-cell office:value-type="float" office:value="248.586">
            <text:p>248.5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1256">
            <text:p>78.1256</text:p>
          </table:table-cell>
          <table:table-cell office:value-type="float" office:value="-3.57155">
            <text:p>-3.57155</text:p>
          </table:table-cell>
          <table:table-cell office:value-type="float" office:value="248.572">
            <text:p>248.57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1609">
            <text:p>78.1609</text:p>
          </table:table-cell>
          <table:table-cell office:value-type="float" office:value="-3.55443">
            <text:p>-3.55443</text:p>
          </table:table-cell>
          <table:table-cell office:value-type="float" office:value="248.554">
            <text:p>248.5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1949">
            <text:p>78.1949</text:p>
          </table:table-cell>
          <table:table-cell office:value-type="float" office:value="-3.53676">
            <text:p>-3.53676</text:p>
          </table:table-cell>
          <table:table-cell office:value-type="float" office:value="248.537">
            <text:p>248.5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2289">
            <text:p>78.2289</text:p>
          </table:table-cell>
          <table:table-cell office:value-type="float" office:value="-3.51785">
            <text:p>-3.51785</text:p>
          </table:table-cell>
          <table:table-cell office:value-type="float" office:value="248.518">
            <text:p>248.5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2603">
            <text:p>78.2603</text:p>
          </table:table-cell>
          <table:table-cell office:value-type="float" office:value="-3.49937">
            <text:p>-3.49937</text:p>
          </table:table-cell>
          <table:table-cell office:value-type="float" office:value="248.499">
            <text:p>248.4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2947">
            <text:p>78.2947</text:p>
          </table:table-cell>
          <table:table-cell office:value-type="float" office:value="-3.47798">
            <text:p>-3.47798</text:p>
          </table:table-cell>
          <table:table-cell office:value-type="float" office:value="248.478">
            <text:p>248.4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3276">
            <text:p>78.3276</text:p>
          </table:table-cell>
          <table:table-cell office:value-type="float" office:value="-3.45647">
            <text:p>-3.45647</text:p>
          </table:table-cell>
          <table:table-cell office:value-type="float" office:value="248.456">
            <text:p>248.45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3578">
            <text:p>78.3578</text:p>
          </table:table-cell>
          <table:table-cell office:value-type="float" office:value="-3.43587">
            <text:p>-3.43587</text:p>
          </table:table-cell>
          <table:table-cell office:value-type="float" office:value="248.436">
            <text:p>248.4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3898">
            <text:p>78.3898</text:p>
          </table:table-cell>
          <table:table-cell office:value-type="float" office:value="-3.41318">
            <text:p>-3.41318</text:p>
          </table:table-cell>
          <table:table-cell office:value-type="float" office:value="248.413">
            <text:p>248.4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4203">
            <text:p>78.4203</text:p>
          </table:table-cell>
          <table:table-cell office:value-type="float" office:value="-3.39059">
            <text:p>-3.39059</text:p>
          </table:table-cell>
          <table:table-cell office:value-type="float" office:value="248.391">
            <text:p>248.3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4498">
            <text:p>78.4498</text:p>
          </table:table-cell>
          <table:table-cell office:value-type="float" office:value="-3.36795">
            <text:p>-3.36795</text:p>
          </table:table-cell>
          <table:table-cell office:value-type="float" office:value="248.368">
            <text:p>248.3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4822">
            <text:p>78.4822</text:p>
          </table:table-cell>
          <table:table-cell office:value-type="float" office:value="-3.34238">
            <text:p>-3.34238</text:p>
          </table:table-cell>
          <table:table-cell office:value-type="float" office:value="248.342">
            <text:p>248.3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5039">
            <text:p>78.5039</text:p>
          </table:table-cell>
          <table:table-cell office:value-type="float" office:value="-3.32455">
            <text:p>-3.32455</text:p>
          </table:table-cell>
          <table:table-cell office:value-type="float" office:value="248.325">
            <text:p>248.3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5378">
            <text:p>78.5378</text:p>
          </table:table-cell>
          <table:table-cell office:value-type="float" office:value="-3.29607">
            <text:p>-3.29607</text:p>
          </table:table-cell>
          <table:table-cell office:value-type="float" office:value="248.296">
            <text:p>248.2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5754">
            <text:p>78.5754</text:p>
          </table:table-cell>
          <table:table-cell office:value-type="float" office:value="-3.26352">
            <text:p>-3.26352</text:p>
          </table:table-cell>
          <table:table-cell office:value-type="float" office:value="248.264">
            <text:p>248.2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6077">
            <text:p>78.6077</text:p>
          </table:table-cell>
          <table:table-cell office:value-type="float" office:value="-3.23457">
            <text:p>-3.23457</text:p>
          </table:table-cell>
          <table:table-cell office:value-type="float" office:value="248.235">
            <text:p>248.2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642">
            <text:p>78.642</text:p>
          </table:table-cell>
          <table:table-cell office:value-type="float" office:value="-3.20303">
            <text:p>-3.20303</text:p>
          </table:table-cell>
          <table:table-cell office:value-type="float" office:value="248.203">
            <text:p>248.2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6704">
            <text:p>78.6704</text:p>
          </table:table-cell>
          <table:table-cell office:value-type="float" office:value="-3.17612">
            <text:p>-3.17612</text:p>
          </table:table-cell>
          <table:table-cell office:value-type="float" office:value="248.176">
            <text:p>248.1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053">
            <text:p>78.7053</text:p>
          </table:table-cell>
          <table:table-cell office:value-type="float" office:value="-3.14238">
            <text:p>-3.14238</text:p>
          </table:table-cell>
          <table:table-cell office:value-type="float" office:value="248.142">
            <text:p>248.1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364">
            <text:p>78.7364</text:p>
          </table:table-cell>
          <table:table-cell office:value-type="float" office:value="-3.11157">
            <text:p>-3.11157</text:p>
          </table:table-cell>
          <table:table-cell office:value-type="float" office:value="248.112">
            <text:p>248.1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682">
            <text:p>78.7682</text:p>
          </table:table-cell>
          <table:table-cell office:value-type="float" office:value="-3.07927">
            <text:p>-3.07927</text:p>
          </table:table-cell>
          <table:table-cell office:value-type="float" office:value="248.079">
            <text:p>248.0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993">
            <text:p>78.7993</text:p>
          </table:table-cell>
          <table:table-cell office:value-type="float" office:value="-3.04706">
            <text:p>-3.04706</text:p>
          </table:table-cell>
          <table:table-cell office:value-type="float" office:value="248.047">
            <text:p>248.0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8301">
            <text:p>78.8301</text:p>
          </table:table-cell>
          <table:table-cell office:value-type="float" office:value="-3.01459">
            <text:p>-3.01459</text:p>
          </table:table-cell>
          <table:table-cell office:value-type="float" office:value="248.015">
            <text:p>248.0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8611">
            <text:p>78.8611</text:p>
          </table:table-cell>
          <table:table-cell office:value-type="float" office:value="-2.98129">
            <text:p>-2.98129</text:p>
          </table:table-cell>
          <table:table-cell office:value-type="float" office:value="247.981">
            <text:p>247.98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8915">
            <text:p>78.8915</text:p>
          </table:table-cell>
          <table:table-cell office:value-type="float" office:value="-2.94792">
            <text:p>-2.94792</text:p>
          </table:table-cell>
          <table:table-cell office:value-type="float" office:value="247.948">
            <text:p>247.9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9273">
            <text:p>78.9273</text:p>
          </table:table-cell>
          <table:table-cell office:value-type="float" office:value="-2.90796">
            <text:p>-2.90796</text:p>
          </table:table-cell>
          <table:table-cell office:value-type="float" office:value="247.908">
            <text:p>247.9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9595">
            <text:p>78.9595</text:p>
          </table:table-cell>
          <table:table-cell office:value-type="float" office:value="-2.8714">
            <text:p>-2.8714</text:p>
          </table:table-cell>
          <table:table-cell office:value-type="float" office:value="247.871">
            <text:p>247.8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9904">
            <text:p>78.9904</text:p>
          </table:table-cell>
          <table:table-cell office:value-type="float" office:value="-2.8358">
            <text:p>-2.8358</text:p>
          </table:table-cell>
          <table:table-cell office:value-type="float" office:value="247.836">
            <text:p>247.8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0225">
            <text:p>79.0225</text:p>
          </table:table-cell>
          <table:table-cell office:value-type="float" office:value="-2.79822">
            <text:p>-2.79822</text:p>
          </table:table-cell>
          <table:table-cell office:value-type="float" office:value="247.798">
            <text:p>247.7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0536">
            <text:p>79.0536</text:p>
          </table:table-cell>
          <table:table-cell office:value-type="float" office:value="-2.76111">
            <text:p>-2.76111</text:p>
          </table:table-cell>
          <table:table-cell office:value-type="float" office:value="247.761">
            <text:p>247.7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0859">
            <text:p>79.0859</text:p>
          </table:table-cell>
          <table:table-cell office:value-type="float" office:value="-2.7222">
            <text:p>-2.7222</text:p>
          </table:table-cell>
          <table:table-cell office:value-type="float" office:value="247.722">
            <text:p>247.7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1172">
            <text:p>79.1172</text:p>
          </table:table-cell>
          <table:table-cell office:value-type="float" office:value="-2.68382">
            <text:p>-2.68382</text:p>
          </table:table-cell>
          <table:table-cell office:value-type="float" office:value="247.684">
            <text:p>247.6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1525">
            <text:p>79.1525</text:p>
          </table:table-cell>
          <table:table-cell office:value-type="float" office:value="-2.64011">
            <text:p>-2.64011</text:p>
          </table:table-cell>
          <table:table-cell office:value-type="float" office:value="247.64">
            <text:p>247.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1854">
            <text:p>79.1854</text:p>
          </table:table-cell>
          <table:table-cell office:value-type="float" office:value="-2.59866">
            <text:p>-2.59866</text:p>
          </table:table-cell>
          <table:table-cell office:value-type="float" office:value="247.599">
            <text:p>247.5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2173">
            <text:p>79.2173</text:p>
          </table:table-cell>
          <table:table-cell office:value-type="float" office:value="-2.55807">
            <text:p>-2.55807</text:p>
          </table:table-cell>
          <table:table-cell office:value-type="float" office:value="247.558">
            <text:p>247.5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2509">
            <text:p>79.2509</text:p>
          </table:table-cell>
          <table:table-cell office:value-type="float" office:value="-2.51482">
            <text:p>-2.51482</text:p>
          </table:table-cell>
          <table:table-cell office:value-type="float" office:value="247.515">
            <text:p>247.5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282">
            <text:p>79.282</text:p>
          </table:table-cell>
          <table:table-cell office:value-type="float" office:value="-2.4744">
            <text:p>-2.4744</text:p>
          </table:table-cell>
          <table:table-cell office:value-type="float" office:value="247.474">
            <text:p>247.4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311">
            <text:p>79.311</text:p>
          </table:table-cell>
          <table:table-cell office:value-type="float" office:value="-2.43614">
            <text:p>-2.43614</text:p>
          </table:table-cell>
          <table:table-cell office:value-type="float" office:value="247.436">
            <text:p>247.4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3423">
            <text:p>79.3423</text:p>
          </table:table-cell>
          <table:table-cell office:value-type="float" office:value="-2.39461">
            <text:p>-2.39461</text:p>
          </table:table-cell>
          <table:table-cell office:value-type="float" office:value="247.395">
            <text:p>247.3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3713">
            <text:p>79.3713</text:p>
          </table:table-cell>
          <table:table-cell office:value-type="float" office:value="-2.35585">
            <text:p>-2.35585</text:p>
          </table:table-cell>
          <table:table-cell office:value-type="float" office:value="247.356">
            <text:p>247.35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4052">
            <text:p>79.4052</text:p>
          </table:table-cell>
          <table:table-cell office:value-type="float" office:value="-2.30989">
            <text:p>-2.30989</text:p>
          </table:table-cell>
          <table:table-cell office:value-type="float" office:value="247.31">
            <text:p>247.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4351">
            <text:p>79.4351</text:p>
          </table:table-cell>
          <table:table-cell office:value-type="float" office:value="-2.2691">
            <text:p>-2.2691</text:p>
          </table:table-cell>
          <table:table-cell office:value-type="float" office:value="247.269">
            <text:p>247.2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4727">
            <text:p>79.4727</text:p>
          </table:table-cell>
          <table:table-cell office:value-type="float" office:value="-2.21719">
            <text:p>-2.21719</text:p>
          </table:table-cell>
          <table:table-cell office:value-type="float" office:value="247.217">
            <text:p>247.2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5076">
            <text:p>79.5076</text:p>
          </table:table-cell>
          <table:table-cell office:value-type="float" office:value="-2.16846">
            <text:p>-2.16846</text:p>
          </table:table-cell>
          <table:table-cell office:value-type="float" office:value="247.168">
            <text:p>247.1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5396">
            <text:p>79.5396</text:p>
          </table:table-cell>
          <table:table-cell office:value-type="float" office:value="-2.12361">
            <text:p>-2.12361</text:p>
          </table:table-cell>
          <table:table-cell office:value-type="float" office:value="247.124">
            <text:p>247.1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572">
            <text:p>79.572</text:p>
          </table:table-cell>
          <table:table-cell office:value-type="float" office:value="-2.07776">
            <text:p>-2.07776</text:p>
          </table:table-cell>
          <table:table-cell office:value-type="float" office:value="247.078">
            <text:p>247.0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6075">
            <text:p>79.6075</text:p>
          </table:table-cell>
          <table:table-cell office:value-type="float" office:value="-2.02707">
            <text:p>-2.02707</text:p>
          </table:table-cell>
          <table:table-cell office:value-type="float" office:value="247.027">
            <text:p>247.0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64">
            <text:p>79.64</text:p>
          </table:table-cell>
          <table:table-cell office:value-type="float" office:value="-1.98032">
            <text:p>-1.98032</text:p>
          </table:table-cell>
          <table:table-cell office:value-type="float" office:value="246.98">
            <text:p>246.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6716">
            <text:p>79.6716</text:p>
          </table:table-cell>
          <table:table-cell office:value-type="float" office:value="-1.93457">
            <text:p>-1.93457</text:p>
          </table:table-cell>
          <table:table-cell office:value-type="float" office:value="246.935">
            <text:p>246.9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7034">
            <text:p>79.7034</text:p>
          </table:table-cell>
          <table:table-cell office:value-type="float" office:value="-1.88843">
            <text:p>-1.88843</text:p>
          </table:table-cell>
          <table:table-cell office:value-type="float" office:value="246.888">
            <text:p>246.8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7329">
            <text:p>79.7329</text:p>
          </table:table-cell>
          <table:table-cell office:value-type="float" office:value="-1.8452">
            <text:p>-1.8452</text:p>
          </table:table-cell>
          <table:table-cell office:value-type="float" office:value="246.845">
            <text:p>246.8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7635">
            <text:p>79.7635</text:p>
          </table:table-cell>
          <table:table-cell office:value-type="float" office:value="-1.80011">
            <text:p>-1.80011</text:p>
          </table:table-cell>
          <table:table-cell office:value-type="float" office:value="246.8">
            <text:p>246.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798">
            <text:p>79.798</text:p>
          </table:table-cell>
          <table:table-cell office:value-type="float" office:value="-1.74898">
            <text:p>-1.74898</text:p>
          </table:table-cell>
          <table:table-cell office:value-type="float" office:value="246.749">
            <text:p>246.74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829">
            <text:p>79.829</text:p>
          </table:table-cell>
          <table:table-cell office:value-type="float" office:value="-1.70282">
            <text:p>-1.70282</text:p>
          </table:table-cell>
          <table:table-cell office:value-type="float" office:value="246.703">
            <text:p>246.7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8607">
            <text:p>79.8607</text:p>
          </table:table-cell>
          <table:table-cell office:value-type="float" office:value="-1.65533">
            <text:p>-1.65533</text:p>
          </table:table-cell>
          <table:table-cell office:value-type="float" office:value="246.655">
            <text:p>246.6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8912">
            <text:p>79.8912</text:p>
          </table:table-cell>
          <table:table-cell office:value-type="float" office:value="-1.60941">
            <text:p>-1.60941</text:p>
          </table:table-cell>
          <table:table-cell office:value-type="float" office:value="246.609">
            <text:p>246.6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9196">
            <text:p>79.9196</text:p>
          </table:table-cell>
          <table:table-cell office:value-type="float" office:value="-1.56653">
            <text:p>-1.56653</text:p>
          </table:table-cell>
          <table:table-cell office:value-type="float" office:value="246.567">
            <text:p>246.5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9521">
            <text:p>79.9521</text:p>
          </table:table-cell>
          <table:table-cell office:value-type="float" office:value="-1.51715">
            <text:p>-1.51715</text:p>
          </table:table-cell>
          <table:table-cell office:value-type="float" office:value="246.517">
            <text:p>246.5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9816">
            <text:p>79.9816</text:p>
          </table:table-cell>
          <table:table-cell office:value-type="float" office:value="-1.47215">
            <text:p>-1.47215</text:p>
          </table:table-cell>
          <table:table-cell office:value-type="float" office:value="246.472">
            <text:p>246.47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0126">
            <text:p>80.0126</text:p>
          </table:table-cell>
          <table:table-cell office:value-type="float" office:value="-1.42467">
            <text:p>-1.42467</text:p>
          </table:table-cell>
          <table:table-cell office:value-type="float" office:value="246.425">
            <text:p>246.4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0437">
            <text:p>80.0437</text:p>
          </table:table-cell>
          <table:table-cell office:value-type="float" office:value="-1.37691">
            <text:p>-1.37691</text:p>
          </table:table-cell>
          <table:table-cell office:value-type="float" office:value="246.377">
            <text:p>246.3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0726">
            <text:p>80.0726</text:p>
          </table:table-cell>
          <table:table-cell office:value-type="float" office:value="-1.3324">
            <text:p>-1.3324</text:p>
          </table:table-cell>
          <table:table-cell office:value-type="float" office:value="246.332">
            <text:p>246.3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1061">
            <text:p>80.1061</text:p>
          </table:table-cell>
          <table:table-cell office:value-type="float" office:value="-1.28035">
            <text:p>-1.28035</text:p>
          </table:table-cell>
          <table:table-cell office:value-type="float" office:value="246.28">
            <text:p>246.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1371">
            <text:p>80.1371</text:p>
          </table:table-cell>
          <table:table-cell office:value-type="float" office:value="-1.23212">
            <text:p>-1.23212</text:p>
          </table:table-cell>
          <table:table-cell office:value-type="float" office:value="246.232">
            <text:p>246.2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1696">
            <text:p>80.1696</text:p>
          </table:table-cell>
          <table:table-cell office:value-type="float" office:value="-1.18159">
            <text:p>-1.18159</text:p>
          </table:table-cell>
          <table:table-cell office:value-type="float" office:value="246.182">
            <text:p>246.182</text:p>
          </table:table-cell>
          <table:table-cell office:value-type="float" office:value="-0.886196">
            <text:p>-0.8861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2002">
            <text:p>80.2002</text:p>
          </table:table-cell>
          <table:table-cell office:value-type="float" office:value="-1.1337">
            <text:p>-1.1337</text:p>
          </table:table-cell>
          <table:table-cell office:value-type="float" office:value="246.134">
            <text:p>246.134</text:p>
          </table:table-cell>
          <table:table-cell office:value-type="float" office:value="-0.850273">
            <text:p>-0.8502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2289">
            <text:p>80.2289</text:p>
          </table:table-cell>
          <table:table-cell office:value-type="float" office:value="-1.08849">
            <text:p>-1.08849</text:p>
          </table:table-cell>
          <table:table-cell office:value-type="float" office:value="246.088">
            <text:p>246.088</text:p>
          </table:table-cell>
          <table:table-cell office:value-type="float" office:value="-0.816364">
            <text:p>-0.8163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2626">
            <text:p>80.2626</text:p>
          </table:table-cell>
          <table:table-cell office:value-type="float" office:value="-1.03551">
            <text:p>-1.03551</text:p>
          </table:table-cell>
          <table:table-cell office:value-type="float" office:value="246.036">
            <text:p>246.036</text:p>
          </table:table-cell>
          <table:table-cell office:value-type="float" office:value="-0.77663">
            <text:p>-0.776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2912">
            <text:p>80.2912</text:p>
          </table:table-cell>
          <table:table-cell office:value-type="float" office:value="-0.990433">
            <text:p>-0.990433</text:p>
          </table:table-cell>
          <table:table-cell office:value-type="float" office:value="245.99">
            <text:p>245.99</text:p>
          </table:table-cell>
          <table:table-cell office:value-type="float" office:value="-0.742825">
            <text:p>-0.7428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3221">
            <text:p>80.3221</text:p>
          </table:table-cell>
          <table:table-cell office:value-type="float" office:value="-0.941544">
            <text:p>-0.941544</text:p>
          </table:table-cell>
          <table:table-cell office:value-type="float" office:value="245.942">
            <text:p>245.942</text:p>
          </table:table-cell>
          <table:table-cell office:value-type="float" office:value="-0.706158">
            <text:p>-0.7061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3551">
            <text:p>80.3551</text:p>
          </table:table-cell>
          <table:table-cell office:value-type="float" office:value="-0.889145">
            <text:p>-0.889145</text:p>
          </table:table-cell>
          <table:table-cell office:value-type="float" office:value="245.889">
            <text:p>245.889</text:p>
          </table:table-cell>
          <table:table-cell office:value-type="float" office:value="-0.666859">
            <text:p>-0.6668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3875">
            <text:p>80.3875</text:p>
          </table:table-cell>
          <table:table-cell office:value-type="float" office:value="-0.837677">
            <text:p>-0.837677</text:p>
          </table:table-cell>
          <table:table-cell office:value-type="float" office:value="245.838">
            <text:p>245.838</text:p>
          </table:table-cell>
          <table:table-cell office:value-type="float" office:value="-0.628258">
            <text:p>-0.6282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4192">
            <text:p>80.4192</text:p>
          </table:table-cell>
          <table:table-cell office:value-type="float" office:value="-0.787125">
            <text:p>-0.787125</text:p>
          </table:table-cell>
          <table:table-cell office:value-type="float" office:value="245.787">
            <text:p>245.787</text:p>
          </table:table-cell>
          <table:table-cell office:value-type="float" office:value="-0.590343">
            <text:p>-0.5903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4512">
            <text:p>80.4512</text:p>
          </table:table-cell>
          <table:table-cell office:value-type="float" office:value="-0.735916">
            <text:p>-0.735916</text:p>
          </table:table-cell>
          <table:table-cell office:value-type="float" office:value="245.736">
            <text:p>245.736</text:p>
          </table:table-cell>
          <table:table-cell office:value-type="float" office:value="-0.551937">
            <text:p>-0.5519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4808">
            <text:p>80.4808</text:p>
          </table:table-cell>
          <table:table-cell office:value-type="float" office:value="-0.688644">
            <text:p>-0.688644</text:p>
          </table:table-cell>
          <table:table-cell office:value-type="float" office:value="245.689">
            <text:p>245.689</text:p>
          </table:table-cell>
          <table:table-cell office:value-type="float" office:value="-0.516483">
            <text:p>-0.5164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5148">
            <text:p>80.5148</text:p>
          </table:table-cell>
          <table:table-cell office:value-type="float" office:value="-0.633972">
            <text:p>-0.633972</text:p>
          </table:table-cell>
          <table:table-cell office:value-type="float" office:value="245.634">
            <text:p>245.634</text:p>
          </table:table-cell>
          <table:table-cell office:value-type="float" office:value="-0.475479">
            <text:p>-0.4754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546">
            <text:p>80.546</text:p>
          </table:table-cell>
          <table:table-cell office:value-type="float" office:value="-0.583923">
            <text:p>-0.583923</text:p>
          </table:table-cell>
          <table:table-cell office:value-type="float" office:value="245.584">
            <text:p>245.584</text:p>
          </table:table-cell>
          <table:table-cell office:value-type="float" office:value="-0.437943">
            <text:p>-0.4379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5798">
            <text:p>80.5798</text:p>
          </table:table-cell>
          <table:table-cell office:value-type="float" office:value="-0.529358">
            <text:p>-0.529358</text:p>
          </table:table-cell>
          <table:table-cell office:value-type="float" office:value="245.529">
            <text:p>245.529</text:p>
          </table:table-cell>
          <table:table-cell office:value-type="float" office:value="-0.397018">
            <text:p>-0.3970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6119">
            <text:p>80.6119</text:p>
          </table:table-cell>
          <table:table-cell office:value-type="float" office:value="-0.477646">
            <text:p>-0.477646</text:p>
          </table:table-cell>
          <table:table-cell office:value-type="float" office:value="245.478">
            <text:p>245.478</text:p>
          </table:table-cell>
          <table:table-cell office:value-type="float" office:value="-0.358234">
            <text:p>-0.3582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6437">
            <text:p>80.6437</text:p>
          </table:table-cell>
          <table:table-cell office:value-type="float" office:value="-0.426208">
            <text:p>-0.426208</text:p>
          </table:table-cell>
          <table:table-cell office:value-type="float" office:value="245.426">
            <text:p>245.426</text:p>
          </table:table-cell>
          <table:table-cell office:value-type="float" office:value="-0.319656">
            <text:p>-0.3196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6779">
            <text:p>80.6779</text:p>
          </table:table-cell>
          <table:table-cell office:value-type="float" office:value="-0.370911">
            <text:p>-0.370911</text:p>
          </table:table-cell>
          <table:table-cell office:value-type="float" office:value="245.371">
            <text:p>245.371</text:p>
          </table:table-cell>
          <table:table-cell office:value-type="float" office:value="-0.278183">
            <text:p>-0.2781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7082">
            <text:p>80.7082</text:p>
          </table:table-cell>
          <table:table-cell office:value-type="float" office:value="-0.32193">
            <text:p>-0.32193</text:p>
          </table:table-cell>
          <table:table-cell office:value-type="float" office:value="245.322">
            <text:p>245.322</text:p>
          </table:table-cell>
          <table:table-cell office:value-type="float" office:value="-0.241447">
            <text:p>-0.2414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7401">
            <text:p>80.7401</text:p>
          </table:table-cell>
          <table:table-cell office:value-type="float" office:value="-0.270248">
            <text:p>-0.270248</text:p>
          </table:table-cell>
          <table:table-cell office:value-type="float" office:value="245.27">
            <text:p>245.27</text:p>
          </table:table-cell>
          <table:table-cell office:value-type="float" office:value="-0.202686">
            <text:p>-0.2026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7705">
            <text:p>80.7705</text:p>
          </table:table-cell>
          <table:table-cell office:value-type="float" office:value="-0.220932">
            <text:p>-0.220932</text:p>
          </table:table-cell>
          <table:table-cell office:value-type="float" office:value="245.221">
            <text:p>245.221</text:p>
          </table:table-cell>
          <table:table-cell office:value-type="float" office:value="-0.165699">
            <text:p>-0.1656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8031">
            <text:p>80.8031</text:p>
          </table:table-cell>
          <table:table-cell office:value-type="float" office:value="-0.167923">
            <text:p>-0.167923</text:p>
          </table:table-cell>
          <table:table-cell office:value-type="float" office:value="245.168">
            <text:p>245.168</text:p>
          </table:table-cell>
          <table:table-cell office:value-type="float" office:value="-0.125942">
            <text:p>-0.1259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836">
            <text:p>80.836</text:p>
          </table:table-cell>
          <table:table-cell office:value-type="float" office:value="-0.114487">
            <text:p>-0.114487</text:p>
          </table:table-cell>
          <table:table-cell office:value-type="float" office:value="245.114">
            <text:p>245.114</text:p>
          </table:table-cell>
          <table:table-cell office:value-type="float" office:value="-0.085865">
            <text:p>-0.0858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864">
            <text:p>80.864</text:p>
          </table:table-cell>
          <table:table-cell office:value-type="float" office:value="-0.069046">
            <text:p>-0.069046</text:p>
          </table:table-cell>
          <table:table-cell office:value-type="float" office:value="245.069">
            <text:p>245.069</text:p>
          </table:table-cell>
          <table:table-cell office:value-type="float" office:value="-0.0517845">
            <text:p>-0.05178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8965">
            <text:p>80.8965</text:p>
          </table:table-cell>
          <table:table-cell office:value-type="float" office:value="-0.015976">
            <text:p>-0.015976</text:p>
          </table:table-cell>
          <table:table-cell office:value-type="float" office:value="245.016">
            <text:p>245.016</text:p>
          </table:table-cell>
          <table:table-cell office:value-type="float" office:value="-0.011982">
            <text:p>-0.0119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9261">
            <text:p>80.9261</text:p>
          </table:table-cell>
          <table:table-cell office:value-type="float" office:value="0.0322266">
            <text:p>0.0322266</text:p>
          </table:table-cell>
          <table:table-cell office:value-type="float" office:value="244.968">
            <text:p>244.968</text:p>
          </table:table-cell>
          <table:table-cell office:value-type="float" office:value="0.0241699">
            <text:p>0.02416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9559">
            <text:p>80.9559</text:p>
          </table:table-cell>
          <table:table-cell office:value-type="float" office:value="0.0806274">
            <text:p>0.0806274</text:p>
          </table:table-cell>
          <table:table-cell office:value-type="float" office:value="244.919">
            <text:p>244.919</text:p>
          </table:table-cell>
          <table:table-cell office:value-type="float" office:value="0.0604706">
            <text:p>0.06047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9875">
            <text:p>80.9875</text:p>
          </table:table-cell>
          <table:table-cell office:value-type="float" office:value="0.132309">
            <text:p>0.132309</text:p>
          </table:table-cell>
          <table:table-cell office:value-type="float" office:value="244.868">
            <text:p>244.868</text:p>
          </table:table-cell>
          <table:table-cell office:value-type="float" office:value="0.0992317">
            <text:p>0.09923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0175">
            <text:p>81.0175</text:p>
          </table:table-cell>
          <table:table-cell office:value-type="float" office:value="0.181198">
            <text:p>0.181198</text:p>
          </table:table-cell>
          <table:table-cell office:value-type="float" office:value="244.819">
            <text:p>244.819</text:p>
          </table:table-cell>
          <table:table-cell office:value-type="float" office:value="0.135899">
            <text:p>0.1358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0488">
            <text:p>81.0488</text:p>
          </table:table-cell>
          <table:table-cell office:value-type="float" office:value="0.23233">
            <text:p>0.23233</text:p>
          </table:table-cell>
          <table:table-cell office:value-type="float" office:value="244.768">
            <text:p>244.768</text:p>
          </table:table-cell>
          <table:table-cell office:value-type="float" office:value="0.174248">
            <text:p>0.1742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0826">
            <text:p>81.0826</text:p>
          </table:table-cell>
          <table:table-cell office:value-type="float" office:value="0.287567">
            <text:p>0.287567</text:p>
          </table:table-cell>
          <table:table-cell office:value-type="float" office:value="244.712">
            <text:p>244.712</text:p>
          </table:table-cell>
          <table:table-cell office:value-type="float" office:value="0.215675">
            <text:p>0.2156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1166">
            <text:p>81.1166</text:p>
          </table:table-cell>
          <table:table-cell office:value-type="float" office:value="0.343079">
            <text:p>0.343079</text:p>
          </table:table-cell>
          <table:table-cell office:value-type="float" office:value="244.657">
            <text:p>244.657</text:p>
          </table:table-cell>
          <table:table-cell office:value-type="float" office:value="0.257309">
            <text:p>0.2573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1501">
            <text:p>81.1501</text:p>
          </table:table-cell>
          <table:table-cell office:value-type="float" office:value="0.397934">
            <text:p>0.397934</text:p>
          </table:table-cell>
          <table:table-cell office:value-type="float" office:value="244.602">
            <text:p>244.602</text:p>
          </table:table-cell>
          <table:table-cell office:value-type="float" office:value="0.29845">
            <text:p>0.298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1786">
            <text:p>81.1786</text:p>
          </table:table-cell>
          <table:table-cell office:value-type="float" office:value="0.444214">
            <text:p>0.444214</text:p>
          </table:table-cell>
          <table:table-cell office:value-type="float" office:value="244.556">
            <text:p>244.556</text:p>
          </table:table-cell>
          <table:table-cell office:value-type="float" office:value="0.33316">
            <text:p>0.333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2117">
            <text:p>81.2117</text:p>
          </table:table-cell>
          <table:table-cell office:value-type="float" office:value="0.498474">
            <text:p>0.498474</text:p>
          </table:table-cell>
          <table:table-cell office:value-type="float" office:value="244.502">
            <text:p>244.502</text:p>
          </table:table-cell>
          <table:table-cell office:value-type="float" office:value="0.373856">
            <text:p>0.3738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2418">
            <text:p>81.2418</text:p>
          </table:table-cell>
          <table:table-cell office:value-type="float" office:value="0.547516">
            <text:p>0.547516</text:p>
          </table:table-cell>
          <table:table-cell office:value-type="float" office:value="244.452">
            <text:p>244.452</text:p>
          </table:table-cell>
          <table:table-cell office:value-type="float" office:value="0.410637">
            <text:p>0.4106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2725">
            <text:p>81.2725</text:p>
          </table:table-cell>
          <table:table-cell office:value-type="float" office:value="0.597565">
            <text:p>0.597565</text:p>
          </table:table-cell>
          <table:table-cell office:value-type="float" office:value="244.402">
            <text:p>244.402</text:p>
          </table:table-cell>
          <table:table-cell office:value-type="float" office:value="0.448174">
            <text:p>0.4481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3058">
            <text:p>81.3058</text:p>
          </table:table-cell>
          <table:table-cell office:value-type="float" office:value="0.651855">
            <text:p>0.651855</text:p>
          </table:table-cell>
          <table:table-cell office:value-type="float" office:value="244.348">
            <text:p>244.348</text:p>
          </table:table-cell>
          <table:table-cell office:value-type="float" office:value="0.488892">
            <text:p>0.4888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3384">
            <text:p>81.3384</text:p>
          </table:table-cell>
          <table:table-cell office:value-type="float" office:value="0.705139">
            <text:p>0.705139</text:p>
          </table:table-cell>
          <table:table-cell office:value-type="float" office:value="244.295">
            <text:p>244.295</text:p>
          </table:table-cell>
          <table:table-cell office:value-type="float" office:value="0.528854">
            <text:p>0.5288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3705">
            <text:p>81.3705</text:p>
          </table:table-cell>
          <table:table-cell office:value-type="float" office:value="0.757462">
            <text:p>0.757462</text:p>
          </table:table-cell>
          <table:table-cell office:value-type="float" office:value="244.243">
            <text:p>244.243</text:p>
          </table:table-cell>
          <table:table-cell office:value-type="float" office:value="0.568096">
            <text:p>0.5680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4025">
            <text:p>81.4025</text:p>
          </table:table-cell>
          <table:table-cell office:value-type="float" office:value="0.809601">
            <text:p>0.809601</text:p>
          </table:table-cell>
          <table:table-cell office:value-type="float" office:value="244.19">
            <text:p>244.19</text:p>
          </table:table-cell>
          <table:table-cell office:value-type="float" office:value="0.607201">
            <text:p>0.6072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4339">
            <text:p>81.4339</text:p>
          </table:table-cell>
          <table:table-cell office:value-type="float" office:value="0.860825">
            <text:p>0.860825</text:p>
          </table:table-cell>
          <table:table-cell office:value-type="float" office:value="244.139">
            <text:p>244.139</text:p>
          </table:table-cell>
          <table:table-cell office:value-type="float" office:value="0.645618">
            <text:p>0.6456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4673">
            <text:p>81.4673</text:p>
          </table:table-cell>
          <table:table-cell office:value-type="float" office:value="0.915283">
            <text:p>0.915283</text:p>
          </table:table-cell>
          <table:table-cell office:value-type="float" office:value="244.085">
            <text:p>244.085</text:p>
          </table:table-cell>
          <table:table-cell office:value-type="float" office:value="0.686462">
            <text:p>0.6864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5014">
            <text:p>81.5014</text:p>
          </table:table-cell>
          <table:table-cell office:value-type="float" office:value="0.970871">
            <text:p>0.970871</text:p>
          </table:table-cell>
          <table:table-cell office:value-type="float" office:value="244.029">
            <text:p>244.029</text:p>
          </table:table-cell>
          <table:table-cell office:value-type="float" office:value="0.728153">
            <text:p>0.7281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5221">
            <text:p>81.5221</text:p>
          </table:table-cell>
          <table:table-cell office:value-type="float" office:value="1.00459">
            <text:p>1.00459</text:p>
          </table:table-cell>
          <table:table-cell office:value-type="float" office:value="243.995">
            <text:p>243.995</text:p>
          </table:table-cell>
          <table:table-cell office:value-type="float" office:value="0.753445">
            <text:p>0.7534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551">
            <text:p>81.551</text:p>
          </table:table-cell>
          <table:table-cell office:value-type="float" office:value="1.05148">
            <text:p>1.05148</text:p>
          </table:table-cell>
          <table:table-cell office:value-type="float" office:value="243.949">
            <text:p>243.949</text:p>
          </table:table-cell>
          <table:table-cell office:value-type="float" office:value="0.788612">
            <text:p>0.7886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5816">
            <text:p>81.5816</text:p>
          </table:table-cell>
          <table:table-cell office:value-type="float" office:value="1.10126">
            <text:p>1.10126</text:p>
          </table:table-cell>
          <table:table-cell office:value-type="float" office:value="243.899">
            <text:p>243.899</text:p>
          </table:table-cell>
          <table:table-cell office:value-type="float" office:value="0.825943">
            <text:p>0.8259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6143">
            <text:p>81.6143</text:p>
          </table:table-cell>
          <table:table-cell office:value-type="float" office:value="1.15431">
            <text:p>1.15431</text:p>
          </table:table-cell>
          <table:table-cell office:value-type="float" office:value="243.846">
            <text:p>243.846</text:p>
          </table:table-cell>
          <table:table-cell office:value-type="float" office:value="0.865734">
            <text:p>0.8657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6448">
            <text:p>81.6448</text:p>
          </table:table-cell>
          <table:table-cell office:value-type="float" office:value="1.20393">
            <text:p>1.20393</text:p>
          </table:table-cell>
          <table:table-cell office:value-type="float" office:value="243.796">
            <text:p>243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6762">
            <text:p>81.6762</text:p>
          </table:table-cell>
          <table:table-cell office:value-type="float" office:value="1.25476">
            <text:p>1.25476</text:p>
          </table:table-cell>
          <table:table-cell office:value-type="float" office:value="243.745">
            <text:p>243.7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7071">
            <text:p>81.7071</text:p>
          </table:table-cell>
          <table:table-cell office:value-type="float" office:value="1.30469">
            <text:p>1.30469</text:p>
          </table:table-cell>
          <table:table-cell office:value-type="float" office:value="243.695">
            <text:p>243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7365">
            <text:p>81.7365</text:p>
          </table:table-cell>
          <table:table-cell office:value-type="float" office:value="1.35217">
            <text:p>1.35217</text:p>
          </table:table-cell>
          <table:table-cell office:value-type="float" office:value="243.648">
            <text:p>243.6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7695">
            <text:p>81.7695</text:p>
          </table:table-cell>
          <table:table-cell office:value-type="float" office:value="1.40552">
            <text:p>1.40552</text:p>
          </table:table-cell>
          <table:table-cell office:value-type="float" office:value="243.594">
            <text:p>243.5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7999">
            <text:p>81.7999</text:p>
          </table:table-cell>
          <table:table-cell office:value-type="float" office:value="1.45439">
            <text:p>1.45439</text:p>
          </table:table-cell>
          <table:table-cell office:value-type="float" office:value="243.546">
            <text:p>243.5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8332">
            <text:p>81.8332</text:p>
          </table:table-cell>
          <table:table-cell office:value-type="float" office:value="1.50813">
            <text:p>1.50813</text:p>
          </table:table-cell>
          <table:table-cell office:value-type="float" office:value="243.492">
            <text:p>243.4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8629">
            <text:p>81.8629</text:p>
          </table:table-cell>
          <table:table-cell office:value-type="float" office:value="1.55577">
            <text:p>1.55577</text:p>
          </table:table-cell>
          <table:table-cell office:value-type="float" office:value="243.444">
            <text:p>243.4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8949">
            <text:p>81.8949</text:p>
          </table:table-cell>
          <table:table-cell office:value-type="float" office:value="1.60732">
            <text:p>1.60732</text:p>
          </table:table-cell>
          <table:table-cell office:value-type="float" office:value="243.393">
            <text:p>243.3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9247">
            <text:p>81.9247</text:p>
          </table:table-cell>
          <table:table-cell office:value-type="float" office:value="1.65511">
            <text:p>1.65511</text:p>
          </table:table-cell>
          <table:table-cell office:value-type="float" office:value="243.345">
            <text:p>243.3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9553">
            <text:p>81.9553</text:p>
          </table:table-cell>
          <table:table-cell office:value-type="float" office:value="1.70412">
            <text:p>1.70412</text:p>
          </table:table-cell>
          <table:table-cell office:value-type="float" office:value="243.296">
            <text:p>243.2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9869">
            <text:p>81.9869</text:p>
          </table:table-cell>
          <table:table-cell office:value-type="float" office:value="1.75473">
            <text:p>1.75473</text:p>
          </table:table-cell>
          <table:table-cell office:value-type="float" office:value="243.245">
            <text:p>243.2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018">
            <text:p>82.018</text:p>
          </table:table-cell>
          <table:table-cell office:value-type="float" office:value="1.80423">
            <text:p>1.80423</text:p>
          </table:table-cell>
          <table:table-cell office:value-type="float" office:value="243.196">
            <text:p>243.1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0497">
            <text:p>82.0497</text:p>
          </table:table-cell>
          <table:table-cell office:value-type="float" office:value="1.85474">
            <text:p>1.85474</text:p>
          </table:table-cell>
          <table:table-cell office:value-type="float" office:value="243.145">
            <text:p>243.1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0802">
            <text:p>82.0802</text:p>
          </table:table-cell>
          <table:table-cell office:value-type="float" office:value="1.90321">
            <text:p>1.90321</text:p>
          </table:table-cell>
          <table:table-cell office:value-type="float" office:value="243.097">
            <text:p>243.0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1086">
            <text:p>82.1086</text:p>
          </table:table-cell>
          <table:table-cell office:value-type="float" office:value="1.94821">
            <text:p>1.94821</text:p>
          </table:table-cell>
          <table:table-cell office:value-type="float" office:value="243.052">
            <text:p>243.0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1417">
            <text:p>82.1417</text:p>
          </table:table-cell>
          <table:table-cell office:value-type="float" office:value="2.00072">
            <text:p>2.00072</text:p>
          </table:table-cell>
          <table:table-cell office:value-type="float" office:value="242.999">
            <text:p>242.9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1711">
            <text:p>82.1711</text:p>
          </table:table-cell>
          <table:table-cell office:value-type="float" office:value="2.04703">
            <text:p>2.04703</text:p>
          </table:table-cell>
          <table:table-cell office:value-type="float" office:value="242.953">
            <text:p>242.9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201">
            <text:p>82.201</text:p>
          </table:table-cell>
          <table:table-cell office:value-type="float" office:value="2.09424">
            <text:p>2.09424</text:p>
          </table:table-cell>
          <table:table-cell office:value-type="float" office:value="242.906">
            <text:p>242.9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2327">
            <text:p>82.2327</text:p>
          </table:table-cell>
          <table:table-cell office:value-type="float" office:value="2.14394">
            <text:p>2.14394</text:p>
          </table:table-cell>
          <table:table-cell office:value-type="float" office:value="242.856">
            <text:p>242.8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2636">
            <text:p>82.2636</text:p>
          </table:table-cell>
          <table:table-cell office:value-type="float" office:value="2.19231">
            <text:p>2.19231</text:p>
          </table:table-cell>
          <table:table-cell office:value-type="float" office:value="242.808">
            <text:p>242.8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2941">
            <text:p>82.2941</text:p>
          </table:table-cell>
          <table:table-cell office:value-type="float" office:value="2.23991">
            <text:p>2.23991</text:p>
          </table:table-cell>
          <table:table-cell office:value-type="float" office:value="242.76">
            <text:p>242.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3243">
            <text:p>82.3243</text:p>
          </table:table-cell>
          <table:table-cell office:value-type="float" office:value="2.28702">
            <text:p>2.28702</text:p>
          </table:table-cell>
          <table:table-cell office:value-type="float" office:value="242.713">
            <text:p>242.7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3531">
            <text:p>82.3531</text:p>
          </table:table-cell>
          <table:table-cell office:value-type="float" office:value="2.33156">
            <text:p>2.33156</text:p>
          </table:table-cell>
          <table:table-cell office:value-type="float" office:value="242.668">
            <text:p>242.6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3869">
            <text:p>82.3869</text:p>
          </table:table-cell>
          <table:table-cell office:value-type="float" office:value="2.38376">
            <text:p>2.38376</text:p>
          </table:table-cell>
          <table:table-cell office:value-type="float" office:value="242.616">
            <text:p>242.6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4158">
            <text:p>82.4158</text:p>
          </table:table-cell>
          <table:table-cell office:value-type="float" office:value="2.42802">
            <text:p>2.42802</text:p>
          </table:table-cell>
          <table:table-cell office:value-type="float" office:value="242.572">
            <text:p>242.5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4483">
            <text:p>82.4483</text:p>
          </table:table-cell>
          <table:table-cell office:value-type="float" office:value="2.47786">
            <text:p>2.47786</text:p>
          </table:table-cell>
          <table:table-cell office:value-type="float" office:value="242.522">
            <text:p>242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4777">
            <text:p>82.4777</text:p>
          </table:table-cell>
          <table:table-cell office:value-type="float" office:value="2.52254">
            <text:p>2.52254</text:p>
          </table:table-cell>
          <table:table-cell office:value-type="float" office:value="242.477">
            <text:p>242.4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5073">
            <text:p>82.5073</text:p>
          </table:table-cell>
          <table:table-cell office:value-type="float" office:value="2.56758">
            <text:p>2.56758</text:p>
          </table:table-cell>
          <table:table-cell office:value-type="float" office:value="242.432">
            <text:p>242.4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5407">
            <text:p>82.5407</text:p>
          </table:table-cell>
          <table:table-cell office:value-type="float" office:value="2.61797">
            <text:p>2.61797</text:p>
          </table:table-cell>
          <table:table-cell office:value-type="float" office:value="242.382">
            <text:p>242.3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5707">
            <text:p>82.5707</text:p>
          </table:table-cell>
          <table:table-cell office:value-type="float" office:value="2.66286">
            <text:p>2.66286</text:p>
          </table:table-cell>
          <table:table-cell office:value-type="float" office:value="242.337">
            <text:p>242.3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6031">
            <text:p>82.6031</text:p>
          </table:table-cell>
          <table:table-cell office:value-type="float" office:value="2.7112">
            <text:p>2.7112</text:p>
          </table:table-cell>
          <table:table-cell office:value-type="float" office:value="242.289">
            <text:p>242.2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6349">
            <text:p>82.6349</text:p>
          </table:table-cell>
          <table:table-cell office:value-type="float" office:value="2.75822">
            <text:p>2.75822</text:p>
          </table:table-cell>
          <table:table-cell office:value-type="float" office:value="242.242">
            <text:p>242.2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6642">
            <text:p>82.6642</text:p>
          </table:table-cell>
          <table:table-cell office:value-type="float" office:value="2.80136">
            <text:p>2.80136</text:p>
          </table:table-cell>
          <table:table-cell office:value-type="float" office:value="242.199">
            <text:p>242.1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6982">
            <text:p>82.6982</text:p>
          </table:table-cell>
          <table:table-cell office:value-type="float" office:value="2.85129">
            <text:p>2.85129</text:p>
          </table:table-cell>
          <table:table-cell office:value-type="float" office:value="242.149">
            <text:p>242.1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7271">
            <text:p>82.7271</text:p>
          </table:table-cell>
          <table:table-cell office:value-type="float" office:value="2.89316">
            <text:p>2.89316</text:p>
          </table:table-cell>
          <table:table-cell office:value-type="float" office:value="242.107">
            <text:p>242.1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7592">
            <text:p>82.7592</text:p>
          </table:table-cell>
          <table:table-cell office:value-type="float" office:value="2.93933">
            <text:p>2.93933</text:p>
          </table:table-cell>
          <table:table-cell office:value-type="float" office:value="242.061">
            <text:p>242.0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7888">
            <text:p>82.7888</text:p>
          </table:table-cell>
          <table:table-cell office:value-type="float" office:value="2.98164">
            <text:p>2.98164</text:p>
          </table:table-cell>
          <table:table-cell office:value-type="float" office:value="242.018">
            <text:p>242.0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8179">
            <text:p>82.8179</text:p>
          </table:table-cell>
          <table:table-cell office:value-type="float" office:value="3.02304">
            <text:p>3.02304</text:p>
          </table:table-cell>
          <table:table-cell office:value-type="float" office:value="241.977">
            <text:p>241.9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8511">
            <text:p>82.8511</text:p>
          </table:table-cell>
          <table:table-cell office:value-type="float" office:value="3.06992">
            <text:p>3.06992</text:p>
          </table:table-cell>
          <table:table-cell office:value-type="float" office:value="241.93">
            <text:p>241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881">
            <text:p>82.881</text:p>
          </table:table-cell>
          <table:table-cell office:value-type="float" office:value="3.11177">
            <text:p>3.11177</text:p>
          </table:table-cell>
          <table:table-cell office:value-type="float" office:value="241.888">
            <text:p>241.8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9114">
            <text:p>82.9114</text:p>
          </table:table-cell>
          <table:table-cell office:value-type="float" office:value="3.15382">
            <text:p>3.15382</text:p>
          </table:table-cell>
          <table:table-cell office:value-type="float" office:value="241.846">
            <text:p>241.8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9441">
            <text:p>82.9441</text:p>
          </table:table-cell>
          <table:table-cell office:value-type="float" office:value="3.19864">
            <text:p>3.19864</text:p>
          </table:table-cell>
          <table:table-cell office:value-type="float" office:value="241.801">
            <text:p>241.8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9724">
            <text:p>82.9724</text:p>
          </table:table-cell>
          <table:table-cell office:value-type="float" office:value="3.23711">
            <text:p>3.23711</text:p>
          </table:table-cell>
          <table:table-cell office:value-type="float" office:value="241.763">
            <text:p>241.7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0043">
            <text:p>83.0043</text:p>
          </table:table-cell>
          <table:table-cell office:value-type="float" office:value="3.28015">
            <text:p>3.28015</text:p>
          </table:table-cell>
          <table:table-cell office:value-type="float" office:value="241.72">
            <text:p>241.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0346">
            <text:p>83.0346</text:p>
          </table:table-cell>
          <table:table-cell office:value-type="float" office:value="3.32048">
            <text:p>3.32048</text:p>
          </table:table-cell>
          <table:table-cell office:value-type="float" office:value="241.68">
            <text:p>241.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0654">
            <text:p>83.0654</text:p>
          </table:table-cell>
          <table:table-cell office:value-type="float" office:value="3.36124">
            <text:p>3.36124</text:p>
          </table:table-cell>
          <table:table-cell office:value-type="float" office:value="241.639">
            <text:p>241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0954">
            <text:p>83.0954</text:p>
          </table:table-cell>
          <table:table-cell office:value-type="float" office:value="3.40039">
            <text:p>3.40039</text:p>
          </table:table-cell>
          <table:table-cell office:value-type="float" office:value="241.6">
            <text:p>241.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1251">
            <text:p>83.1251</text:p>
          </table:table-cell>
          <table:table-cell office:value-type="float" office:value="3.43878">
            <text:p>3.43878</text:p>
          </table:table-cell>
          <table:table-cell office:value-type="float" office:value="241.561">
            <text:p>241.5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1569">
            <text:p>83.1569</text:p>
          </table:table-cell>
          <table:table-cell office:value-type="float" office:value="3.47937">
            <text:p>3.47937</text:p>
          </table:table-cell>
          <table:table-cell office:value-type="float" office:value="241.521">
            <text:p>241.5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1857">
            <text:p>83.1857</text:p>
          </table:table-cell>
          <table:table-cell office:value-type="float" office:value="3.51584">
            <text:p>3.51584</text:p>
          </table:table-cell>
          <table:table-cell office:value-type="float" office:value="241.484">
            <text:p>241.4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2186">
            <text:p>83.2186</text:p>
          </table:table-cell>
          <table:table-cell office:value-type="float" office:value="3.55682">
            <text:p>3.55682</text:p>
          </table:table-cell>
          <table:table-cell office:value-type="float" office:value="241.443">
            <text:p>241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2488">
            <text:p>83.2488</text:p>
          </table:table-cell>
          <table:table-cell office:value-type="float" office:value="3.59387">
            <text:p>3.59387</text:p>
          </table:table-cell>
          <table:table-cell office:value-type="float" office:value="241.406">
            <text:p>241.4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2777">
            <text:p>83.2777</text:p>
          </table:table-cell>
          <table:table-cell office:value-type="float" office:value="3.6291">
            <text:p>3.6291</text:p>
          </table:table-cell>
          <table:table-cell office:value-type="float" office:value="241.371">
            <text:p>241.3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3098">
            <text:p>83.3098</text:p>
          </table:table-cell>
          <table:table-cell office:value-type="float" office:value="3.66748">
            <text:p>3.66748</text:p>
          </table:table-cell>
          <table:table-cell office:value-type="float" office:value="241.333">
            <text:p>241.3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3387">
            <text:p>83.3387</text:p>
          </table:table-cell>
          <table:table-cell office:value-type="float" office:value="3.70163">
            <text:p>3.70163</text:p>
          </table:table-cell>
          <table:table-cell office:value-type="float" office:value="241.298">
            <text:p>241.2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3676">
            <text:p>83.3676</text:p>
          </table:table-cell>
          <table:table-cell office:value-type="float" office:value="3.73535">
            <text:p>3.73535</text:p>
          </table:table-cell>
          <table:table-cell office:value-type="float" office:value="241.265">
            <text:p>241.2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4009">
            <text:p>83.4009</text:p>
          </table:table-cell>
          <table:table-cell office:value-type="float" office:value="3.77365">
            <text:p>3.77365</text:p>
          </table:table-cell>
          <table:table-cell office:value-type="float" office:value="241.226">
            <text:p>241.2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4311">
            <text:p>83.4311</text:p>
          </table:table-cell>
          <table:table-cell office:value-type="float" office:value="3.80766">
            <text:p>3.80766</text:p>
          </table:table-cell>
          <table:table-cell office:value-type="float" office:value="241.192">
            <text:p>241.1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4619">
            <text:p>83.4619</text:p>
          </table:table-cell>
          <table:table-cell office:value-type="float" office:value="3.84198">
            <text:p>3.84198</text:p>
          </table:table-cell>
          <table:table-cell office:value-type="float" office:value="241.158">
            <text:p>241.1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4913">
            <text:p>83.4913</text:p>
          </table:table-cell>
          <table:table-cell office:value-type="float" office:value="3.87413">
            <text:p>3.87413</text:p>
          </table:table-cell>
          <table:table-cell office:value-type="float" office:value="241.126">
            <text:p>241.1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5267">
            <text:p>83.5267</text:p>
          </table:table-cell>
          <table:table-cell office:value-type="float" office:value="3.91225">
            <text:p>3.91225</text:p>
          </table:table-cell>
          <table:table-cell office:value-type="float" office:value="241.088">
            <text:p>241.0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5546">
            <text:p>83.5546</text:p>
          </table:table-cell>
          <table:table-cell office:value-type="float" office:value="3.94165">
            <text:p>3.94165</text:p>
          </table:table-cell>
          <table:table-cell office:value-type="float" office:value="241.058">
            <text:p>241.0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5856">
            <text:p>83.5856</text:p>
          </table:table-cell>
          <table:table-cell office:value-type="float" office:value="3.97363">
            <text:p>3.97363</text:p>
          </table:table-cell>
          <table:table-cell office:value-type="float" office:value="241.026">
            <text:p>241.0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6176">
            <text:p>83.6176</text:p>
          </table:table-cell>
          <table:table-cell office:value-type="float" office:value="4.0061">
            <text:p>4.0061</text:p>
          </table:table-cell>
          <table:table-cell office:value-type="float" office:value="240.994">
            <text:p>240.9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6512">
            <text:p>83.6512</text:p>
          </table:table-cell>
          <table:table-cell office:value-type="float" office:value="4.03947">
            <text:p>4.03947</text:p>
          </table:table-cell>
          <table:table-cell office:value-type="float" office:value="240.961">
            <text:p>240.9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6857">
            <text:p>83.6857</text:p>
          </table:table-cell>
          <table:table-cell office:value-type="float" office:value="4.07286">
            <text:p>4.07286</text:p>
          </table:table-cell>
          <table:table-cell office:value-type="float" office:value="240.927">
            <text:p>240.9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7211">
            <text:p>83.7211</text:p>
          </table:table-cell>
          <table:table-cell office:value-type="float" office:value="4.10643">
            <text:p>4.10643</text:p>
          </table:table-cell>
          <table:table-cell office:value-type="float" office:value="240.894">
            <text:p>240.8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7537">
            <text:p>83.7537</text:p>
          </table:table-cell>
          <table:table-cell office:value-type="float" office:value="4.13644">
            <text:p>4.13644</text:p>
          </table:table-cell>
          <table:table-cell office:value-type="float" office:value="240.864">
            <text:p>240.8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7861">
            <text:p>83.7861</text:p>
          </table:table-cell>
          <table:table-cell office:value-type="float" office:value="4.16551">
            <text:p>4.16551</text:p>
          </table:table-cell>
          <table:table-cell office:value-type="float" office:value="240.834">
            <text:p>240.8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8162">
            <text:p>83.8162</text:p>
          </table:table-cell>
          <table:table-cell office:value-type="float" office:value="4.19186">
            <text:p>4.19186</text:p>
          </table:table-cell>
          <table:table-cell office:value-type="float" office:value="240.808">
            <text:p>240.8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8502">
            <text:p>83.8502</text:p>
          </table:table-cell>
          <table:table-cell office:value-type="float" office:value="4.22095">
            <text:p>4.22095</text:p>
          </table:table-cell>
          <table:table-cell office:value-type="float" office:value="240.779">
            <text:p>240.7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8846">
            <text:p>83.8846</text:p>
          </table:table-cell>
          <table:table-cell office:value-type="float" office:value="4.24942">
            <text:p>4.24942</text:p>
          </table:table-cell>
          <table:table-cell office:value-type="float" office:value="240.751">
            <text:p>240.7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9185">
            <text:p>83.9185</text:p>
          </table:table-cell>
          <table:table-cell office:value-type="float" office:value="4.27658">
            <text:p>4.27658</text:p>
          </table:table-cell>
          <table:table-cell office:value-type="float" office:value="240.723">
            <text:p>240.7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9495">
            <text:p>83.9495</text:p>
          </table:table-cell>
          <table:table-cell office:value-type="float" office:value="4.30063">
            <text:p>4.30063</text:p>
          </table:table-cell>
          <table:table-cell office:value-type="float" office:value="240.699">
            <text:p>240.6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98">
            <text:p>83.98</text:p>
          </table:table-cell>
          <table:table-cell office:value-type="float" office:value="4.32352">
            <text:p>4.32352</text:p>
          </table:table-cell>
          <table:table-cell office:value-type="float" office:value="240.676">
            <text:p>240.6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012">
            <text:p>84.012</text:p>
          </table:table-cell>
          <table:table-cell office:value-type="float" office:value="4.34676">
            <text:p>4.34676</text:p>
          </table:table-cell>
          <table:table-cell office:value-type="float" office:value="240.653">
            <text:p>240.6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0407">
            <text:p>84.0407</text:p>
          </table:table-cell>
          <table:table-cell office:value-type="float" office:value="4.36691">
            <text:p>4.36691</text:p>
          </table:table-cell>
          <table:table-cell office:value-type="float" office:value="240.633">
            <text:p>240.6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0753">
            <text:p>84.0753</text:p>
          </table:table-cell>
          <table:table-cell office:value-type="float" office:value="4.39029">
            <text:p>4.39029</text:p>
          </table:table-cell>
          <table:table-cell office:value-type="float" office:value="240.61">
            <text:p>240.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1056">
            <text:p>84.1056</text:p>
          </table:table-cell>
          <table:table-cell office:value-type="float" office:value="4.40994">
            <text:p>4.40994</text:p>
          </table:table-cell>
          <table:table-cell office:value-type="float" office:value="240.59">
            <text:p>240.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136">
            <text:p>84.136</text:p>
          </table:table-cell>
          <table:table-cell office:value-type="float" office:value="4.42888">
            <text:p>4.42888</text:p>
          </table:table-cell>
          <table:table-cell office:value-type="float" office:value="240.571">
            <text:p>240.5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1689">
            <text:p>84.1689</text:p>
          </table:table-cell>
          <table:table-cell office:value-type="float" office:value="4.44846">
            <text:p>4.44846</text:p>
          </table:table-cell>
          <table:table-cell office:value-type="float" office:value="240.552">
            <text:p>240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2014">
            <text:p>84.2014</text:p>
          </table:table-cell>
          <table:table-cell office:value-type="float" office:value="4.46678">
            <text:p>4.46678</text:p>
          </table:table-cell>
          <table:table-cell office:value-type="float" office:value="240.533">
            <text:p>240.5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2336">
            <text:p>84.2336</text:p>
          </table:table-cell>
          <table:table-cell office:value-type="float" office:value="4.48409">
            <text:p>4.48409</text:p>
          </table:table-cell>
          <table:table-cell office:value-type="float" office:value="240.516">
            <text:p>240.5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2636">
            <text:p>84.2636</text:p>
          </table:table-cell>
          <table:table-cell office:value-type="float" office:value="4.49928">
            <text:p>4.49928</text:p>
          </table:table-cell>
          <table:table-cell office:value-type="float" office:value="240.501">
            <text:p>240.5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2947">
            <text:p>84.2947</text:p>
          </table:table-cell>
          <table:table-cell office:value-type="float" office:value="4.51427">
            <text:p>4.51427</text:p>
          </table:table-cell>
          <table:table-cell office:value-type="float" office:value="240.486">
            <text:p>240.4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33">
            <text:p>84.33</text:p>
          </table:table-cell>
          <table:table-cell office:value-type="float" office:value="4.53009">
            <text:p>4.53009</text:p>
          </table:table-cell>
          <table:table-cell office:value-type="float" office:value="240.47">
            <text:p>240.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3599">
            <text:p>84.3599</text:p>
          </table:table-cell>
          <table:table-cell office:value-type="float" office:value="4.54269">
            <text:p>4.54269</text:p>
          </table:table-cell>
          <table:table-cell office:value-type="float" office:value="240.457">
            <text:p>240.4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3922">
            <text:p>84.3922</text:p>
          </table:table-cell>
          <table:table-cell office:value-type="float" office:value="4.55522">
            <text:p>4.55522</text:p>
          </table:table-cell>
          <table:table-cell office:value-type="float" office:value="240.445">
            <text:p>240.4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4261">
            <text:p>84.4261</text:p>
          </table:table-cell>
          <table:table-cell office:value-type="float" office:value="4.5674">
            <text:p>4.5674</text:p>
          </table:table-cell>
          <table:table-cell office:value-type="float" office:value="240.433">
            <text:p>240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458">
            <text:p>84.458</text:p>
          </table:table-cell>
          <table:table-cell office:value-type="float" office:value="4.57773">
            <text:p>4.57773</text:p>
          </table:table-cell>
          <table:table-cell office:value-type="float" office:value="240.422">
            <text:p>240.4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4914">
            <text:p>84.4914</text:p>
          </table:table-cell>
          <table:table-cell office:value-type="float" office:value="4.58748">
            <text:p>4.58748</text:p>
          </table:table-cell>
          <table:table-cell office:value-type="float" office:value="240.413">
            <text:p>240.4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5226">
            <text:p>84.5226</text:p>
          </table:table-cell>
          <table:table-cell office:value-type="float" office:value="4.59554">
            <text:p>4.59554</text:p>
          </table:table-cell>
          <table:table-cell office:value-type="float" office:value="240.404">
            <text:p>240.4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5535">
            <text:p>84.5535</text:p>
          </table:table-cell>
          <table:table-cell office:value-type="float" office:value="4.60257">
            <text:p>4.60257</text:p>
          </table:table-cell>
          <table:table-cell office:value-type="float" office:value="240.397">
            <text:p>240.3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5869">
            <text:p>84.5869</text:p>
          </table:table-cell>
          <table:table-cell office:value-type="float" office:value="4.60907">
            <text:p>4.60907</text:p>
          </table:table-cell>
          <table:table-cell office:value-type="float" office:value="240.391">
            <text:p>240.3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6192">
            <text:p>84.6192</text:p>
          </table:table-cell>
          <table:table-cell office:value-type="float" office:value="4.61421">
            <text:p>4.61421</text:p>
          </table:table-cell>
          <table:table-cell office:value-type="float" office:value="240.386">
            <text:p>240.3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6514">
            <text:p>84.6514</text:p>
          </table:table-cell>
          <table:table-cell office:value-type="float" office:value="4.61823">
            <text:p>4.61823</text:p>
          </table:table-cell>
          <table:table-cell office:value-type="float" office:value="240.382">
            <text:p>240.3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6855">
            <text:p>84.6855</text:p>
          </table:table-cell>
          <table:table-cell office:value-type="float" office:value="4.62128">
            <text:p>4.62128</text:p>
          </table:table-cell>
          <table:table-cell office:value-type="float" office:value="240.379">
            <text:p>240.3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7174">
            <text:p>84.7174</text:p>
          </table:table-cell>
          <table:table-cell office:value-type="float" office:value="4.62309">
            <text:p>4.62309</text:p>
          </table:table-cell>
          <table:table-cell office:value-type="float" office:value="240.377">
            <text:p>240.3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7498">
            <text:p>84.7498</text:p>
          </table:table-cell>
          <table:table-cell office:value-type="float" office:value="4.6237">
            <text:p>4.6237</text:p>
          </table:table-cell>
          <table:table-cell office:value-type="float" office:value="240.376">
            <text:p>240.3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7816">
            <text:p>84.7816</text:p>
          </table:table-cell>
          <table:table-cell office:value-type="float" office:value="4.62312">
            <text:p>4.62312</text:p>
          </table:table-cell>
          <table:table-cell office:value-type="float" office:value="240.377">
            <text:p>240.3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8129">
            <text:p>84.8129</text:p>
          </table:table-cell>
          <table:table-cell office:value-type="float" office:value="4.62148">
            <text:p>4.62148</text:p>
          </table:table-cell>
          <table:table-cell office:value-type="float" office:value="240.379">
            <text:p>240.3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8484">
            <text:p>84.8484</text:p>
          </table:table-cell>
          <table:table-cell office:value-type="float" office:value="4.61818">
            <text:p>4.61818</text:p>
          </table:table-cell>
          <table:table-cell office:value-type="float" office:value="240.382">
            <text:p>240.3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8802">
            <text:p>84.8802</text:p>
          </table:table-cell>
          <table:table-cell office:value-type="float" office:value="4.61404">
            <text:p>4.61404</text:p>
          </table:table-cell>
          <table:table-cell office:value-type="float" office:value="240.386">
            <text:p>240.3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9139">
            <text:p>84.9139</text:p>
          </table:table-cell>
          <table:table-cell office:value-type="float" office:value="4.60837">
            <text:p>4.60837</text:p>
          </table:table-cell>
          <table:table-cell office:value-type="float" office:value="240.392">
            <text:p>240.3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9444">
            <text:p>84.9444</text:p>
          </table:table-cell>
          <table:table-cell office:value-type="float" office:value="4.60211">
            <text:p>4.60211</text:p>
          </table:table-cell>
          <table:table-cell office:value-type="float" office:value="240.398">
            <text:p>240.3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9797">
            <text:p>84.9797</text:p>
          </table:table-cell>
          <table:table-cell office:value-type="float" office:value="4.59337">
            <text:p>4.59337</text:p>
          </table:table-cell>
          <table:table-cell office:value-type="float" office:value="240.407">
            <text:p>240.4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0123">
            <text:p>85.0123</text:p>
          </table:table-cell>
          <table:table-cell office:value-type="float" office:value="4.58403">
            <text:p>4.58403</text:p>
          </table:table-cell>
          <table:table-cell office:value-type="float" office:value="240.416">
            <text:p>240.4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043">
            <text:p>85.043</text:p>
          </table:table-cell>
          <table:table-cell office:value-type="float" office:value="4.57405">
            <text:p>4.57405</text:p>
          </table:table-cell>
          <table:table-cell office:value-type="float" office:value="240.426">
            <text:p>240.4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0742">
            <text:p>85.0742</text:p>
          </table:table-cell>
          <table:table-cell office:value-type="float" office:value="4.56281">
            <text:p>4.56281</text:p>
          </table:table-cell>
          <table:table-cell office:value-type="float" office:value="240.437">
            <text:p>240.4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1247">
            <text:p>85.1247</text:p>
          </table:table-cell>
          <table:table-cell office:value-type="float" office:value="4.54175">
            <text:p>4.54175</text:p>
          </table:table-cell>
          <table:table-cell office:value-type="float" office:value="240.458">
            <text:p>240.4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1552">
            <text:p>85.1552</text:p>
          </table:table-cell>
          <table:table-cell office:value-type="float" office:value="4.52765">
            <text:p>4.52765</text:p>
          </table:table-cell>
          <table:table-cell office:value-type="float" office:value="240.472">
            <text:p>240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1863">
            <text:p>85.1863</text:p>
          </table:table-cell>
          <table:table-cell office:value-type="float" office:value="4.51218">
            <text:p>4.51218</text:p>
          </table:table-cell>
          <table:table-cell office:value-type="float" office:value="240.488">
            <text:p>240.4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2188">
            <text:p>85.2188</text:p>
          </table:table-cell>
          <table:table-cell office:value-type="float" office:value="4.49464">
            <text:p>4.49464</text:p>
          </table:table-cell>
          <table:table-cell office:value-type="float" office:value="240.505">
            <text:p>240.5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2495">
            <text:p>85.2495</text:p>
          </table:table-cell>
          <table:table-cell office:value-type="float" office:value="4.4769">
            <text:p>4.4769</text:p>
          </table:table-cell>
          <table:table-cell office:value-type="float" office:value="240.523">
            <text:p>240.5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2814">
            <text:p>85.2814</text:p>
          </table:table-cell>
          <table:table-cell office:value-type="float" office:value="4.45721">
            <text:p>4.45721</text:p>
          </table:table-cell>
          <table:table-cell office:value-type="float" office:value="240.543">
            <text:p>240.5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3115">
            <text:p>85.3115</text:p>
          </table:table-cell>
          <table:table-cell office:value-type="float" office:value="4.43744">
            <text:p>4.43744</text:p>
          </table:table-cell>
          <table:table-cell office:value-type="float" office:value="240.563">
            <text:p>240.5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3428">
            <text:p>85.3428</text:p>
          </table:table-cell>
          <table:table-cell office:value-type="float" office:value="4.41568">
            <text:p>4.41568</text:p>
          </table:table-cell>
          <table:table-cell office:value-type="float" office:value="240.584">
            <text:p>240.5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3762">
            <text:p>85.3762</text:p>
          </table:table-cell>
          <table:table-cell office:value-type="float" office:value="4.39108">
            <text:p>4.39108</text:p>
          </table:table-cell>
          <table:table-cell office:value-type="float" office:value="240.609">
            <text:p>240.6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4086">
            <text:p>85.4086</text:p>
          </table:table-cell>
          <table:table-cell office:value-type="float" office:value="4.3658">
            <text:p>4.3658</text:p>
          </table:table-cell>
          <table:table-cell office:value-type="float" office:value="240.634">
            <text:p>240.6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4399">
            <text:p>85.4399</text:p>
          </table:table-cell>
          <table:table-cell office:value-type="float" office:value="4.34026">
            <text:p>4.34026</text:p>
          </table:table-cell>
          <table:table-cell office:value-type="float" office:value="240.66">
            <text:p>240.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4738">
            <text:p>85.4738</text:p>
          </table:table-cell>
          <table:table-cell office:value-type="float" office:value="4.31111">
            <text:p>4.31111</text:p>
          </table:table-cell>
          <table:table-cell office:value-type="float" office:value="240.689">
            <text:p>240.6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5029">
            <text:p>85.5029</text:p>
          </table:table-cell>
          <table:table-cell office:value-type="float" office:value="4.28502">
            <text:p>4.28502</text:p>
          </table:table-cell>
          <table:table-cell office:value-type="float" office:value="240.715">
            <text:p>240.7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5408">
            <text:p>85.5408</text:p>
          </table:table-cell>
          <table:table-cell office:value-type="float" office:value="4.24928">
            <text:p>4.24928</text:p>
          </table:table-cell>
          <table:table-cell office:value-type="float" office:value="240.751">
            <text:p>240.7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5753">
            <text:p>85.5753</text:p>
          </table:table-cell>
          <table:table-cell office:value-type="float" office:value="4.21536">
            <text:p>4.21536</text:p>
          </table:table-cell>
          <table:table-cell office:value-type="float" office:value="240.785">
            <text:p>240.7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6075">
            <text:p>85.6075</text:p>
          </table:table-cell>
          <table:table-cell office:value-type="float" office:value="4.18225">
            <text:p>4.18225</text:p>
          </table:table-cell>
          <table:table-cell office:value-type="float" office:value="240.818">
            <text:p>240.8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638">
            <text:p>85.638</text:p>
          </table:table-cell>
          <table:table-cell office:value-type="float" office:value="4.14981">
            <text:p>4.14981</text:p>
          </table:table-cell>
          <table:table-cell office:value-type="float" office:value="240.85">
            <text:p>240.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6686">
            <text:p>85.6686</text:p>
          </table:table-cell>
          <table:table-cell office:value-type="float" office:value="4.11615">
            <text:p>4.11615</text:p>
          </table:table-cell>
          <table:table-cell office:value-type="float" office:value="240.884">
            <text:p>240.8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6986">
            <text:p>85.6986</text:p>
          </table:table-cell>
          <table:table-cell office:value-type="float" office:value="4.08206">
            <text:p>4.08206</text:p>
          </table:table-cell>
          <table:table-cell office:value-type="float" office:value="240.918">
            <text:p>240.9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7312">
            <text:p>85.7312</text:p>
          </table:table-cell>
          <table:table-cell office:value-type="float" office:value="4.04381">
            <text:p>4.04381</text:p>
          </table:table-cell>
          <table:table-cell office:value-type="float" office:value="240.956">
            <text:p>240.9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7614">
            <text:p>85.7614</text:p>
          </table:table-cell>
          <table:table-cell office:value-type="float" office:value="4.00729">
            <text:p>4.00729</text:p>
          </table:table-cell>
          <table:table-cell office:value-type="float" office:value="240.993">
            <text:p>240.9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7933">
            <text:p>85.7933</text:p>
          </table:table-cell>
          <table:table-cell office:value-type="float" office:value="3.96745">
            <text:p>3.96745</text:p>
          </table:table-cell>
          <table:table-cell office:value-type="float" office:value="241.033">
            <text:p>241.0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8294">
            <text:p>85.8294</text:p>
          </table:table-cell>
          <table:table-cell office:value-type="float" office:value="3.92087">
            <text:p>3.92087</text:p>
          </table:table-cell>
          <table:table-cell office:value-type="float" office:value="241.079">
            <text:p>241.0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8598">
            <text:p>85.8598</text:p>
          </table:table-cell>
          <table:table-cell office:value-type="float" office:value="3.88062">
            <text:p>3.88062</text:p>
          </table:table-cell>
          <table:table-cell office:value-type="float" office:value="241.119">
            <text:p>241.1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8922">
            <text:p>85.8922</text:p>
          </table:table-cell>
          <table:table-cell office:value-type="float" office:value="3.83649">
            <text:p>3.83649</text:p>
          </table:table-cell>
          <table:table-cell office:value-type="float" office:value="241.164">
            <text:p>241.1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9257">
            <text:p>85.9257</text:p>
          </table:table-cell>
          <table:table-cell office:value-type="float" office:value="3.78964">
            <text:p>3.78964</text:p>
          </table:table-cell>
          <table:table-cell office:value-type="float" office:value="241.21">
            <text:p>241.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9587">
            <text:p>85.9587</text:p>
          </table:table-cell>
          <table:table-cell office:value-type="float" office:value="3.74207">
            <text:p>3.74207</text:p>
          </table:table-cell>
          <table:table-cell office:value-type="float" office:value="241.258">
            <text:p>241.2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9901">
            <text:p>85.9901</text:p>
          </table:table-cell>
          <table:table-cell office:value-type="float" office:value="3.69603">
            <text:p>3.69603</text:p>
          </table:table-cell>
          <table:table-cell office:value-type="float" office:value="241.304">
            <text:p>241.3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0206">
            <text:p>86.0206</text:p>
          </table:table-cell>
          <table:table-cell office:value-type="float" office:value="3.64998">
            <text:p>3.64998</text:p>
          </table:table-cell>
          <table:table-cell office:value-type="float" office:value="241.35">
            <text:p>241.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0522">
            <text:p>86.0522</text:p>
          </table:table-cell>
          <table:table-cell office:value-type="float" office:value="3.60138">
            <text:p>3.60138</text:p>
          </table:table-cell>
          <table:table-cell office:value-type="float" office:value="241.399">
            <text:p>241.3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0859">
            <text:p>86.0859</text:p>
          </table:table-cell>
          <table:table-cell office:value-type="float" office:value="3.54829">
            <text:p>3.54829</text:p>
          </table:table-cell>
          <table:table-cell office:value-type="float" office:value="241.452">
            <text:p>241.4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1161">
            <text:p>86.1161</text:p>
          </table:table-cell>
          <table:table-cell office:value-type="float" office:value="3.49983">
            <text:p>3.49983</text:p>
          </table:table-cell>
          <table:table-cell office:value-type="float" office:value="241.5">
            <text:p>241.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1465">
            <text:p>86.1465</text:p>
          </table:table-cell>
          <table:table-cell office:value-type="float" office:value="3.45">
            <text:p>3.45</text:p>
          </table:table-cell>
          <table:table-cell office:value-type="float" office:value="241.55">
            <text:p>241.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176">
            <text:p>86.176</text:p>
          </table:table-cell>
          <table:table-cell office:value-type="float" office:value="3.40105">
            <text:p>3.40105</text:p>
          </table:table-cell>
          <table:table-cell office:value-type="float" office:value="241.599">
            <text:p>241.5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2062">
            <text:p>86.2062</text:p>
          </table:table-cell>
          <table:table-cell office:value-type="float" office:value="3.34966">
            <text:p>3.34966</text:p>
          </table:table-cell>
          <table:table-cell office:value-type="float" office:value="241.65">
            <text:p>241.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2355">
            <text:p>86.2355</text:p>
          </table:table-cell>
          <table:table-cell office:value-type="float" office:value="3.29924">
            <text:p>3.29924</text:p>
          </table:table-cell>
          <table:table-cell office:value-type="float" office:value="241.701">
            <text:p>241.7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2665">
            <text:p>86.2665</text:p>
          </table:table-cell>
          <table:table-cell office:value-type="float" office:value="3.24483">
            <text:p>3.24483</text:p>
          </table:table-cell>
          <table:table-cell office:value-type="float" office:value="241.755">
            <text:p>241.7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3012">
            <text:p>86.3012</text:p>
          </table:table-cell>
          <table:table-cell office:value-type="float" office:value="3.18266">
            <text:p>3.18266</text:p>
          </table:table-cell>
          <table:table-cell office:value-type="float" office:value="241.817">
            <text:p>241.8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3343">
            <text:p>86.3343</text:p>
          </table:table-cell>
          <table:table-cell office:value-type="float" office:value="3.12247">
            <text:p>3.12247</text:p>
          </table:table-cell>
          <table:table-cell office:value-type="float" office:value="241.878">
            <text:p>241.8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3677">
            <text:p>86.3677</text:p>
          </table:table-cell>
          <table:table-cell office:value-type="float" office:value="3.06056">
            <text:p>3.06056</text:p>
          </table:table-cell>
          <table:table-cell office:value-type="float" office:value="241.939">
            <text:p>241.9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3998">
            <text:p>86.3998</text:p>
          </table:table-cell>
          <table:table-cell office:value-type="float" office:value="3.00018">
            <text:p>3.00018</text:p>
          </table:table-cell>
          <table:table-cell office:value-type="float" office:value="242">
            <text:p>2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4327">
            <text:p>86.4327</text:p>
          </table:table-cell>
          <table:table-cell office:value-type="float" office:value="2.93752">
            <text:p>2.93752</text:p>
          </table:table-cell>
          <table:table-cell office:value-type="float" office:value="242.062">
            <text:p>242.0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4655">
            <text:p>86.4655</text:p>
          </table:table-cell>
          <table:table-cell office:value-type="float" office:value="2.87407">
            <text:p>2.87407</text:p>
          </table:table-cell>
          <table:table-cell office:value-type="float" office:value="242.126">
            <text:p>242.1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4984">
            <text:p>86.4984</text:p>
          </table:table-cell>
          <table:table-cell office:value-type="float" office:value="2.80946">
            <text:p>2.80946</text:p>
          </table:table-cell>
          <table:table-cell office:value-type="float" office:value="242.191">
            <text:p>242.1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5296">
            <text:p>86.5296</text:p>
          </table:table-cell>
          <table:table-cell office:value-type="float" office:value="2.7473">
            <text:p>2.7473</text:p>
          </table:table-cell>
          <table:table-cell office:value-type="float" office:value="242.253">
            <text:p>242.2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5639">
            <text:p>86.5639</text:p>
          </table:table-cell>
          <table:table-cell office:value-type="float" office:value="2.67793">
            <text:p>2.67793</text:p>
          </table:table-cell>
          <table:table-cell office:value-type="float" office:value="242.322">
            <text:p>242.3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5952">
            <text:p>86.5952</text:p>
          </table:table-cell>
          <table:table-cell office:value-type="float" office:value="2.61401">
            <text:p>2.61401</text:p>
          </table:table-cell>
          <table:table-cell office:value-type="float" office:value="242.386">
            <text:p>242.3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6304">
            <text:p>86.6304</text:p>
          </table:table-cell>
          <table:table-cell office:value-type="float" office:value="2.54124">
            <text:p>2.54124</text:p>
          </table:table-cell>
          <table:table-cell office:value-type="float" office:value="242.459">
            <text:p>242.4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6617">
            <text:p>86.6617</text:p>
          </table:table-cell>
          <table:table-cell office:value-type="float" office:value="2.4756">
            <text:p>2.4756</text:p>
          </table:table-cell>
          <table:table-cell office:value-type="float" office:value="242.524">
            <text:p>242.5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6945">
            <text:p>86.6945</text:p>
          </table:table-cell>
          <table:table-cell office:value-type="float" office:value="2.40619">
            <text:p>2.40619</text:p>
          </table:table-cell>
          <table:table-cell office:value-type="float" office:value="242.594">
            <text:p>242.5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7275">
            <text:p>86.7275</text:p>
          </table:table-cell>
          <table:table-cell office:value-type="float" office:value="2.33528">
            <text:p>2.33528</text:p>
          </table:table-cell>
          <table:table-cell office:value-type="float" office:value="242.665">
            <text:p>242.6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7595">
            <text:p>86.7595</text:p>
          </table:table-cell>
          <table:table-cell office:value-type="float" office:value="2.26608">
            <text:p>2.26608</text:p>
          </table:table-cell>
          <table:table-cell office:value-type="float" office:value="242.734">
            <text:p>242.7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7938">
            <text:p>86.7938</text:p>
          </table:table-cell>
          <table:table-cell office:value-type="float" office:value="2.19101">
            <text:p>2.19101</text:p>
          </table:table-cell>
          <table:table-cell office:value-type="float" office:value="242.809">
            <text:p>242.8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8248">
            <text:p>86.8248</text:p>
          </table:table-cell>
          <table:table-cell office:value-type="float" office:value="2.12262">
            <text:p>2.12262</text:p>
          </table:table-cell>
          <table:table-cell office:value-type="float" office:value="242.877">
            <text:p>242.8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8582">
            <text:p>86.8582</text:p>
          </table:table-cell>
          <table:table-cell office:value-type="float" office:value="2.04788">
            <text:p>2.04788</text:p>
          </table:table-cell>
          <table:table-cell office:value-type="float" office:value="242.952">
            <text:p>242.9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8933">
            <text:p>86.8933</text:p>
          </table:table-cell>
          <table:table-cell office:value-type="float" office:value="1.96873">
            <text:p>1.96873</text:p>
          </table:table-cell>
          <table:table-cell office:value-type="float" office:value="243.031">
            <text:p>243.0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9258">
            <text:p>86.9258</text:p>
          </table:table-cell>
          <table:table-cell office:value-type="float" office:value="1.89484">
            <text:p>1.89484</text:p>
          </table:table-cell>
          <table:table-cell office:value-type="float" office:value="243.105">
            <text:p>243.1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959">
            <text:p>86.959</text:p>
          </table:table-cell>
          <table:table-cell office:value-type="float" office:value="1.81862">
            <text:p>1.81862</text:p>
          </table:table-cell>
          <table:table-cell office:value-type="float" office:value="243.181">
            <text:p>243.1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9916">
            <text:p>86.9916</text:p>
          </table:table-cell>
          <table:table-cell office:value-type="float" office:value="1.74332">
            <text:p>1.74332</text:p>
          </table:table-cell>
          <table:table-cell office:value-type="float" office:value="243.257">
            <text:p>243.2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0207">
            <text:p>87.0207</text:p>
          </table:table-cell>
          <table:table-cell office:value-type="float" office:value="1.67551">
            <text:p>1.67551</text:p>
          </table:table-cell>
          <table:table-cell office:value-type="float" office:value="243.324">
            <text:p>243.3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0538">
            <text:p>87.0538</text:p>
          </table:table-cell>
          <table:table-cell office:value-type="float" office:value="1.5977">
            <text:p>1.5977</text:p>
          </table:table-cell>
          <table:table-cell office:value-type="float" office:value="243.402">
            <text:p>243.4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0828">
            <text:p>87.0828</text:p>
          </table:table-cell>
          <table:table-cell office:value-type="float" office:value="1.5291">
            <text:p>1.5291</text:p>
          </table:table-cell>
          <table:table-cell office:value-type="float" office:value="243.471">
            <text:p>243.4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1161">
            <text:p>87.1161</text:p>
          </table:table-cell>
          <table:table-cell office:value-type="float" office:value="1.44977">
            <text:p>1.44977</text:p>
          </table:table-cell>
          <table:table-cell office:value-type="float" office:value="243.55">
            <text:p>243.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1485">
            <text:p>87.1485</text:p>
          </table:table-cell>
          <table:table-cell office:value-type="float" office:value="1.37199">
            <text:p>1.37199</text:p>
          </table:table-cell>
          <table:table-cell office:value-type="float" office:value="243.628">
            <text:p>243.6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1832">
            <text:p>87.1832</text:p>
          </table:table-cell>
          <table:table-cell office:value-type="float" office:value="1.2881">
            <text:p>1.2881</text:p>
          </table:table-cell>
          <table:table-cell office:value-type="float" office:value="243.712">
            <text:p>243.7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213">
            <text:p>87.213</text:p>
          </table:table-cell>
          <table:table-cell office:value-type="float" office:value="1.21588">
            <text:p>1.21588</text:p>
          </table:table-cell>
          <table:table-cell office:value-type="float" office:value="243.784">
            <text:p>243.7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2457">
            <text:p>87.2457</text:p>
          </table:table-cell>
          <table:table-cell office:value-type="float" office:value="1.13553">
            <text:p>1.13553</text:p>
          </table:table-cell>
          <table:table-cell office:value-type="float" office:value="243.864">
            <text:p>243.864</text:p>
          </table:table-cell>
          <table:table-cell office:value-type="float" office:value="0.851646">
            <text:p>0.8516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281">
            <text:p>87.281</text:p>
          </table:table-cell>
          <table:table-cell office:value-type="float" office:value="1.04869">
            <text:p>1.04869</text:p>
          </table:table-cell>
          <table:table-cell office:value-type="float" office:value="243.951">
            <text:p>243.951</text:p>
          </table:table-cell>
          <table:table-cell office:value-type="float" office:value="0.786518">
            <text:p>0.7865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3129">
            <text:p>87.3129</text:p>
          </table:table-cell>
          <table:table-cell office:value-type="float" office:value="0.969681">
            <text:p>0.969681</text:p>
          </table:table-cell>
          <table:table-cell office:value-type="float" office:value="244.03">
            <text:p>244.03</text:p>
          </table:table-cell>
          <table:table-cell office:value-type="float" office:value="0.727261">
            <text:p>0.7272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3461">
            <text:p>87.3461</text:p>
          </table:table-cell>
          <table:table-cell office:value-type="float" office:value="0.886887">
            <text:p>0.886887</text:p>
          </table:table-cell>
          <table:table-cell office:value-type="float" office:value="244.113">
            <text:p>244.113</text:p>
          </table:table-cell>
          <table:table-cell office:value-type="float" office:value="0.665165">
            <text:p>0.6651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3759">
            <text:p>87.3759</text:p>
          </table:table-cell>
          <table:table-cell office:value-type="float" office:value="0.812378">
            <text:p>0.812378</text:p>
          </table:table-cell>
          <table:table-cell office:value-type="float" office:value="244.188">
            <text:p>244.188</text:p>
          </table:table-cell>
          <table:table-cell office:value-type="float" office:value="0.609283">
            <text:p>0.6092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4081">
            <text:p>87.4081</text:p>
          </table:table-cell>
          <table:table-cell office:value-type="float" office:value="0.731064">
            <text:p>0.731064</text:p>
          </table:table-cell>
          <table:table-cell office:value-type="float" office:value="244.269">
            <text:p>244.269</text:p>
          </table:table-cell>
          <table:table-cell office:value-type="float" office:value="0.548298">
            <text:p>0.5482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4393">
            <text:p>87.4393</text:p>
          </table:table-cell>
          <table:table-cell office:value-type="float" office:value="0.652328">
            <text:p>0.652328</text:p>
          </table:table-cell>
          <table:table-cell office:value-type="float" office:value="244.348">
            <text:p>244.348</text:p>
          </table:table-cell>
          <table:table-cell office:value-type="float" office:value="0.489246">
            <text:p>0.4892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4691">
            <text:p>87.4691</text:p>
          </table:table-cell>
          <table:table-cell office:value-type="float" office:value="0.576477">
            <text:p>0.576477</text:p>
          </table:table-cell>
          <table:table-cell office:value-type="float" office:value="244.424">
            <text:p>244.424</text:p>
          </table:table-cell>
          <table:table-cell office:value-type="float" office:value="0.432358">
            <text:p>0.4323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5026">
            <text:p>87.5026</text:p>
          </table:table-cell>
          <table:table-cell office:value-type="float" office:value="0.491013">
            <text:p>0.491013</text:p>
          </table:table-cell>
          <table:table-cell office:value-type="float" office:value="244.509">
            <text:p>244.509</text:p>
          </table:table-cell>
          <table:table-cell office:value-type="float" office:value="0.368259">
            <text:p>0.3682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5335">
            <text:p>87.5335</text:p>
          </table:table-cell>
          <table:table-cell office:value-type="float" office:value="0.411896">
            <text:p>0.411896</text:p>
          </table:table-cell>
          <table:table-cell office:value-type="float" office:value="244.588">
            <text:p>244.588</text:p>
          </table:table-cell>
          <table:table-cell office:value-type="float" office:value="0.308922">
            <text:p>0.30892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5538">
            <text:p>87.5538</text:p>
          </table:table-cell>
          <table:table-cell office:value-type="float" office:value="0.359589">
            <text:p>0.359589</text:p>
          </table:table-cell>
          <table:table-cell office:value-type="float" office:value="244.64">
            <text:p>244.64</text:p>
          </table:table-cell>
          <table:table-cell office:value-type="float" office:value="0.269691">
            <text:p>0.2696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5887">
            <text:p>87.5887</text:p>
          </table:table-cell>
          <table:table-cell office:value-type="float" office:value="0.269791">
            <text:p>0.269791</text:p>
          </table:table-cell>
          <table:table-cell office:value-type="float" office:value="244.73">
            <text:p>244.73</text:p>
          </table:table-cell>
          <table:table-cell office:value-type="float" office:value="0.202343">
            <text:p>0.2023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6198">
            <text:p>87.6198</text:p>
          </table:table-cell>
          <table:table-cell office:value-type="float" office:value="0.189346">
            <text:p>0.189346</text:p>
          </table:table-cell>
          <table:table-cell office:value-type="float" office:value="244.811">
            <text:p>244.811</text:p>
          </table:table-cell>
          <table:table-cell office:value-type="float" office:value="0.14201">
            <text:p>0.142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6539">
            <text:p>87.6539</text:p>
          </table:table-cell>
          <table:table-cell office:value-type="float" office:value="0.100906">
            <text:p>0.100906</text:p>
          </table:table-cell>
          <table:table-cell office:value-type="float" office:value="244.899">
            <text:p>244.899</text:p>
          </table:table-cell>
          <table:table-cell office:value-type="float" office:value="0.0756798">
            <text:p>0.07567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6844">
            <text:p>87.6844</text:p>
          </table:table-cell>
          <table:table-cell office:value-type="float" office:value="0.0215302">
            <text:p>0.0215302</text:p>
          </table:table-cell>
          <table:table-cell office:value-type="float" office:value="244.978">
            <text:p>244.978</text:p>
          </table:table-cell>
          <table:table-cell office:value-type="float" office:value="0.0161476">
            <text:p>0.01614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7169">
            <text:p>87.7169</text:p>
          </table:table-cell>
          <table:table-cell office:value-type="float" office:value="-0.0627594">
            <text:p>-0.0627594</text:p>
          </table:table-cell>
          <table:table-cell office:value-type="float" office:value="245.063">
            <text:p>245.063</text:p>
          </table:table-cell>
          <table:table-cell office:value-type="float" office:value="-0.0470695">
            <text:p>-0.04706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7518">
            <text:p>87.7518</text:p>
          </table:table-cell>
          <table:table-cell office:value-type="float" office:value="-0.153839">
            <text:p>-0.153839</text:p>
          </table:table-cell>
          <table:table-cell office:value-type="float" office:value="245.154">
            <text:p>245.154</text:p>
          </table:table-cell>
          <table:table-cell office:value-type="float" office:value="-0.115379">
            <text:p>-0.1153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7845">
            <text:p>87.7845</text:p>
          </table:table-cell>
          <table:table-cell office:value-type="float" office:value="-0.239227">
            <text:p>-0.239227</text:p>
          </table:table-cell>
          <table:table-cell office:value-type="float" office:value="245.239">
            <text:p>245.239</text:p>
          </table:table-cell>
          <table:table-cell office:value-type="float" office:value="-0.17942">
            <text:p>-0.179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817">
            <text:p>87.817</text:p>
          </table:table-cell>
          <table:table-cell office:value-type="float" office:value="-0.324036">
            <text:p>-0.324036</text:p>
          </table:table-cell>
          <table:table-cell office:value-type="float" office:value="245.324">
            <text:p>245.324</text:p>
          </table:table-cell>
          <table:table-cell office:value-type="float" office:value="-0.243027">
            <text:p>-0.2430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8475">
            <text:p>87.8475</text:p>
          </table:table-cell>
          <table:table-cell office:value-type="float" office:value="-0.403793">
            <text:p>-0.403793</text:p>
          </table:table-cell>
          <table:table-cell office:value-type="float" office:value="245.404">
            <text:p>245.404</text:p>
          </table:table-cell>
          <table:table-cell office:value-type="float" office:value="-0.302845">
            <text:p>-0.3028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8795">
            <text:p>87.8795</text:p>
          </table:table-cell>
          <table:table-cell office:value-type="float" office:value="-0.48703">
            <text:p>-0.48703</text:p>
          </table:table-cell>
          <table:table-cell office:value-type="float" office:value="245.487">
            <text:p>245.487</text:p>
          </table:table-cell>
          <table:table-cell office:value-type="float" office:value="-0.365273">
            <text:p>-0.3652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9097">
            <text:p>87.9097</text:p>
          </table:table-cell>
          <table:table-cell office:value-type="float" office:value="-0.565643">
            <text:p>-0.565643</text:p>
          </table:table-cell>
          <table:table-cell office:value-type="float" office:value="245.566">
            <text:p>245.566</text:p>
          </table:table-cell>
          <table:table-cell office:value-type="float" office:value="-0.424232">
            <text:p>-0.4242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9417">
            <text:p>87.9417</text:p>
          </table:table-cell>
          <table:table-cell office:value-type="float" office:value="-0.648926">
            <text:p>-0.648926</text:p>
          </table:table-cell>
          <table:table-cell office:value-type="float" office:value="245.649">
            <text:p>245.649</text:p>
          </table:table-cell>
          <table:table-cell office:value-type="float" office:value="-0.486694">
            <text:p>-0.4866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9725">
            <text:p>87.9725</text:p>
          </table:table-cell>
          <table:table-cell office:value-type="float" office:value="-0.728531">
            <text:p>-0.728531</text:p>
          </table:table-cell>
          <table:table-cell office:value-type="float" office:value="245.729">
            <text:p>245.729</text:p>
          </table:table-cell>
          <table:table-cell office:value-type="float" office:value="-0.546398">
            <text:p>-0.5463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0015">
            <text:p>88.0015</text:p>
          </table:table-cell>
          <table:table-cell office:value-type="float" office:value="-0.803543">
            <text:p>-0.803543</text:p>
          </table:table-cell>
          <table:table-cell office:value-type="float" office:value="245.804">
            <text:p>245.804</text:p>
          </table:table-cell>
          <table:table-cell office:value-type="float" office:value="-0.602657">
            <text:p>-0.6026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0352">
            <text:p>88.0352</text:p>
          </table:table-cell>
          <table:table-cell office:value-type="float" office:value="-0.890121">
            <text:p>-0.890121</text:p>
          </table:table-cell>
          <table:table-cell office:value-type="float" office:value="245.89">
            <text:p>245.89</text:p>
          </table:table-cell>
          <table:table-cell office:value-type="float" office:value="-0.667591">
            <text:p>-0.6675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0648">
            <text:p>88.0648</text:p>
          </table:table-cell>
          <table:table-cell office:value-type="float" office:value="-0.96579">
            <text:p>-0.96579</text:p>
          </table:table-cell>
          <table:table-cell office:value-type="float" office:value="245.966">
            <text:p>245.966</text:p>
          </table:table-cell>
          <table:table-cell office:value-type="float" office:value="-0.724342">
            <text:p>-0.7243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0976">
            <text:p>88.0976</text:p>
          </table:table-cell>
          <table:table-cell office:value-type="float" office:value="-1.04927">
            <text:p>-1.04927</text:p>
          </table:table-cell>
          <table:table-cell office:value-type="float" office:value="246.049">
            <text:p>246.049</text:p>
          </table:table-cell>
          <table:table-cell office:value-type="float" office:value="-0.786953">
            <text:p>-0.7869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1277">
            <text:p>88.1277</text:p>
          </table:table-cell>
          <table:table-cell office:value-type="float" office:value="-1.12518">
            <text:p>-1.12518</text:p>
          </table:table-cell>
          <table:table-cell office:value-type="float" office:value="246.125">
            <text:p>246.125</text:p>
          </table:table-cell>
          <table:table-cell office:value-type="float" office:value="-0.843887">
            <text:p>-0.8438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1616">
            <text:p>88.1616</text:p>
          </table:table-cell>
          <table:table-cell office:value-type="float" office:value="-1.21033">
            <text:p>-1.21033</text:p>
          </table:table-cell>
          <table:table-cell office:value-type="float" office:value="246.21">
            <text:p>246.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191">
            <text:p>88.191</text:p>
          </table:table-cell>
          <table:table-cell office:value-type="float" office:value="-1.28358">
            <text:p>-1.28358</text:p>
          </table:table-cell>
          <table:table-cell office:value-type="float" office:value="246.284">
            <text:p>246.2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2224">
            <text:p>88.2224</text:p>
          </table:table-cell>
          <table:table-cell office:value-type="float" office:value="-1.36089">
            <text:p>-1.36089</text:p>
          </table:table-cell>
          <table:table-cell office:value-type="float" office:value="246.361">
            <text:p>246.3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2554">
            <text:p>88.2554</text:p>
          </table:table-cell>
          <table:table-cell office:value-type="float" office:value="-1.44173">
            <text:p>-1.44173</text:p>
          </table:table-cell>
          <table:table-cell office:value-type="float" office:value="246.442">
            <text:p>246.4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2864">
            <text:p>88.2864</text:p>
          </table:table-cell>
          <table:table-cell office:value-type="float" office:value="-1.51663">
            <text:p>-1.51663</text:p>
          </table:table-cell>
          <table:table-cell office:value-type="float" office:value="246.517">
            <text:p>246.5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3184">
            <text:p>88.3184</text:p>
          </table:table-cell>
          <table:table-cell office:value-type="float" office:value="-1.59317">
            <text:p>-1.59317</text:p>
          </table:table-cell>
          <table:table-cell office:value-type="float" office:value="246.593">
            <text:p>246.5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3505">
            <text:p>88.3505</text:p>
          </table:table-cell>
          <table:table-cell office:value-type="float" office:value="-1.66884">
            <text:p>-1.66884</text:p>
          </table:table-cell>
          <table:table-cell office:value-type="float" office:value="246.669">
            <text:p>246.6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3812">
            <text:p>88.3812</text:p>
          </table:table-cell>
          <table:table-cell office:value-type="float" office:value="-1.74045">
            <text:p>-1.74045</text:p>
          </table:table-cell>
          <table:table-cell office:value-type="float" office:value="246.74">
            <text:p>246.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4143">
            <text:p>88.4143</text:p>
          </table:table-cell>
          <table:table-cell office:value-type="float" office:value="-1.81662">
            <text:p>-1.81662</text:p>
          </table:table-cell>
          <table:table-cell office:value-type="float" office:value="246.817">
            <text:p>246.8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4431">
            <text:p>88.4431</text:p>
          </table:table-cell>
          <table:table-cell office:value-type="float" office:value="-1.88182">
            <text:p>-1.88182</text:p>
          </table:table-cell>
          <table:table-cell office:value-type="float" office:value="246.882">
            <text:p>246.8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4742">
            <text:p>88.4742</text:p>
          </table:table-cell>
          <table:table-cell office:value-type="float" office:value="-1.95122">
            <text:p>-1.95122</text:p>
          </table:table-cell>
          <table:table-cell office:value-type="float" office:value="246.951">
            <text:p>246.9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5057">
            <text:p>88.5057</text:p>
          </table:table-cell>
          <table:table-cell office:value-type="float" office:value="-2.02058">
            <text:p>-2.02058</text:p>
          </table:table-cell>
          <table:table-cell office:value-type="float" office:value="247.021">
            <text:p>247.0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5357">
            <text:p>88.5357</text:p>
          </table:table-cell>
          <table:table-cell office:value-type="float" office:value="-2.08531">
            <text:p>-2.08531</text:p>
          </table:table-cell>
          <table:table-cell office:value-type="float" office:value="247.085">
            <text:p>247.0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5677">
            <text:p>88.5677</text:p>
          </table:table-cell>
          <table:table-cell office:value-type="float" office:value="-2.1532">
            <text:p>-2.1532</text:p>
          </table:table-cell>
          <table:table-cell office:value-type="float" office:value="247.153">
            <text:p>247.1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5975">
            <text:p>88.5975</text:p>
          </table:table-cell>
          <table:table-cell office:value-type="float" office:value="-2.21524">
            <text:p>-2.21524</text:p>
          </table:table-cell>
          <table:table-cell office:value-type="float" office:value="247.215">
            <text:p>247.2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6278">
            <text:p>88.6278</text:p>
          </table:table-cell>
          <table:table-cell office:value-type="float" office:value="-2.2773">
            <text:p>-2.2773</text:p>
          </table:table-cell>
          <table:table-cell office:value-type="float" office:value="247.277">
            <text:p>247.2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6594">
            <text:p>88.6594</text:p>
          </table:table-cell>
          <table:table-cell office:value-type="float" office:value="-2.34064">
            <text:p>-2.34064</text:p>
          </table:table-cell>
          <table:table-cell office:value-type="float" office:value="247.341">
            <text:p>247.3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6899">
            <text:p>88.6899</text:p>
          </table:table-cell>
          <table:table-cell office:value-type="float" office:value="-2.40033">
            <text:p>-2.40033</text:p>
          </table:table-cell>
          <table:table-cell office:value-type="float" office:value="247.4">
            <text:p>247.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7223">
            <text:p>88.7223</text:p>
          </table:table-cell>
          <table:table-cell office:value-type="float" office:value="-2.46252">
            <text:p>-2.46252</text:p>
          </table:table-cell>
          <table:table-cell office:value-type="float" office:value="247.463">
            <text:p>247.4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7513">
            <text:p>88.7513</text:p>
          </table:table-cell>
          <table:table-cell office:value-type="float" office:value="-2.51686">
            <text:p>-2.51686</text:p>
          </table:table-cell>
          <table:table-cell office:value-type="float" office:value="247.517">
            <text:p>247.5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7824">
            <text:p>88.7824</text:p>
          </table:table-cell>
          <table:table-cell office:value-type="float" office:value="-2.57387">
            <text:p>-2.57387</text:p>
          </table:table-cell>
          <table:table-cell office:value-type="float" office:value="247.574">
            <text:p>247.5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8156">
            <text:p>88.8156</text:p>
          </table:table-cell>
          <table:table-cell office:value-type="float" office:value="-2.63298">
            <text:p>-2.63298</text:p>
          </table:table-cell>
          <table:table-cell office:value-type="float" office:value="247.633">
            <text:p>247.6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8471">
            <text:p>88.8471</text:p>
          </table:table-cell>
          <table:table-cell office:value-type="float" office:value="-2.68776">
            <text:p>-2.68776</text:p>
          </table:table-cell>
          <table:table-cell office:value-type="float" office:value="247.688">
            <text:p>247.6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8787">
            <text:p>88.8787</text:p>
          </table:table-cell>
          <table:table-cell office:value-type="float" office:value="-2.74118">
            <text:p>-2.74118</text:p>
          </table:table-cell>
          <table:table-cell office:value-type="float" office:value="247.741">
            <text:p>247.7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9101">
            <text:p>88.9101</text:p>
          </table:table-cell>
          <table:table-cell office:value-type="float" office:value="-2.79268">
            <text:p>-2.79268</text:p>
          </table:table-cell>
          <table:table-cell office:value-type="float" office:value="247.793">
            <text:p>247.7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9422">
            <text:p>88.9422</text:p>
          </table:table-cell>
          <table:table-cell office:value-type="float" office:value="-2.84377">
            <text:p>-2.84377</text:p>
          </table:table-cell>
          <table:table-cell office:value-type="float" office:value="247.844">
            <text:p>247.8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9731">
            <text:p>88.9731</text:p>
          </table:table-cell>
          <table:table-cell office:value-type="float" office:value="-2.89143">
            <text:p>-2.89143</text:p>
          </table:table-cell>
          <table:table-cell office:value-type="float" office:value="247.891">
            <text:p>247.8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0015">
            <text:p>89.0015</text:p>
          </table:table-cell>
          <table:table-cell office:value-type="float" office:value="-2.93396">
            <text:p>-2.93396</text:p>
          </table:table-cell>
          <table:table-cell office:value-type="float" office:value="247.934">
            <text:p>247.9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035">
            <text:p>89.035</text:p>
          </table:table-cell>
          <table:table-cell office:value-type="float" office:value="-2.98259">
            <text:p>-2.98259</text:p>
          </table:table-cell>
          <table:table-cell office:value-type="float" office:value="247.983">
            <text:p>247.9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0638">
            <text:p>89.0638</text:p>
          </table:table-cell>
          <table:table-cell office:value-type="float" office:value="-3.0229">
            <text:p>-3.0229</text:p>
          </table:table-cell>
          <table:table-cell office:value-type="float" office:value="248.023">
            <text:p>248.0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0974">
            <text:p>89.0974</text:p>
          </table:table-cell>
          <table:table-cell office:value-type="float" office:value="-3.06836">
            <text:p>-3.06836</text:p>
          </table:table-cell>
          <table:table-cell office:value-type="float" office:value="248.068">
            <text:p>248.0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1265">
            <text:p>89.1265</text:p>
          </table:table-cell>
          <table:table-cell office:value-type="float" office:value="-3.10619">
            <text:p>-3.10619</text:p>
          </table:table-cell>
          <table:table-cell office:value-type="float" office:value="248.106">
            <text:p>248.10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1561">
            <text:p>89.1561</text:p>
          </table:table-cell>
          <table:table-cell office:value-type="float" office:value="-3.14326">
            <text:p>-3.14326</text:p>
          </table:table-cell>
          <table:table-cell office:value-type="float" office:value="248.143">
            <text:p>248.1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1888">
            <text:p>89.1888</text:p>
          </table:table-cell>
          <table:table-cell office:value-type="float" office:value="-3.18268">
            <text:p>-3.18268</text:p>
          </table:table-cell>
          <table:table-cell office:value-type="float" office:value="248.183">
            <text:p>248.1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2188">
            <text:p>89.2188</text:p>
          </table:table-cell>
          <table:table-cell office:value-type="float" office:value="-3.21738">
            <text:p>-3.21738</text:p>
          </table:table-cell>
          <table:table-cell office:value-type="float" office:value="248.217">
            <text:p>248.2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2513">
            <text:p>89.2513</text:p>
          </table:table-cell>
          <table:table-cell office:value-type="float" office:value="-3.25323">
            <text:p>-3.25323</text:p>
          </table:table-cell>
          <table:table-cell office:value-type="float" office:value="248.253">
            <text:p>248.2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2812">
            <text:p>89.2812</text:p>
          </table:table-cell>
          <table:table-cell office:value-type="float" office:value="-3.28487">
            <text:p>-3.28487</text:p>
          </table:table-cell>
          <table:table-cell office:value-type="float" office:value="248.285">
            <text:p>248.2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3134">
            <text:p>89.3134</text:p>
          </table:table-cell>
          <table:table-cell office:value-type="float" office:value="-3.31732">
            <text:p>-3.31732</text:p>
          </table:table-cell>
          <table:table-cell office:value-type="float" office:value="248.317">
            <text:p>248.3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348">
            <text:p>89.348</text:p>
          </table:table-cell>
          <table:table-cell office:value-type="float" office:value="-3.35037">
            <text:p>-3.35037</text:p>
          </table:table-cell>
          <table:table-cell office:value-type="float" office:value="248.35">
            <text:p>248.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3782">
            <text:p>89.3782</text:p>
          </table:table-cell>
          <table:table-cell office:value-type="float" office:value="-3.37761">
            <text:p>-3.37761</text:p>
          </table:table-cell>
          <table:table-cell office:value-type="float" office:value="248.378">
            <text:p>248.3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4108">
            <text:p>89.4108</text:p>
          </table:table-cell>
          <table:table-cell office:value-type="float" office:value="-3.40544">
            <text:p>-3.40544</text:p>
          </table:table-cell>
          <table:table-cell office:value-type="float" office:value="248.405">
            <text:p>248.4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4408">
            <text:p>89.4408</text:p>
          </table:table-cell>
          <table:table-cell office:value-type="float" office:value="-3.4296">
            <text:p>-3.4296</text:p>
          </table:table-cell>
          <table:table-cell office:value-type="float" office:value="248.43">
            <text:p>248.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4741">
            <text:p>89.4741</text:p>
          </table:table-cell>
          <table:table-cell office:value-type="float" office:value="-3.45477">
            <text:p>-3.45477</text:p>
          </table:table-cell>
          <table:table-cell office:value-type="float" office:value="248.455">
            <text:p>248.4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5032">
            <text:p>89.5032</text:p>
          </table:table-cell>
          <table:table-cell office:value-type="float" office:value="-3.47536">
            <text:p>-3.47536</text:p>
          </table:table-cell>
          <table:table-cell office:value-type="float" office:value="248.475">
            <text:p>248.4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5345">
            <text:p>89.5345</text:p>
          </table:table-cell>
          <table:table-cell office:value-type="float" office:value="-3.49608">
            <text:p>-3.49608</text:p>
          </table:table-cell>
          <table:table-cell office:value-type="float" office:value="248.496">
            <text:p>248.4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5659">
            <text:p>89.5659</text:p>
          </table:table-cell>
          <table:table-cell office:value-type="float" office:value="-3.51532">
            <text:p>-3.51532</text:p>
          </table:table-cell>
          <table:table-cell office:value-type="float" office:value="248.515">
            <text:p>248.5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5996">
            <text:p>89.5996</text:p>
          </table:table-cell>
          <table:table-cell office:value-type="float" office:value="-3.53433">
            <text:p>-3.53433</text:p>
          </table:table-cell>
          <table:table-cell office:value-type="float" office:value="248.534">
            <text:p>248.5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6351">
            <text:p>89.6351</text:p>
          </table:table-cell>
          <table:table-cell office:value-type="float" office:value="-3.55254">
            <text:p>-3.55254</text:p>
          </table:table-cell>
          <table:table-cell office:value-type="float" office:value="248.553">
            <text:p>248.5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6647">
            <text:p>89.6647</text:p>
          </table:table-cell>
          <table:table-cell office:value-type="float" office:value="-3.56619">
            <text:p>-3.56619</text:p>
          </table:table-cell>
          <table:table-cell office:value-type="float" office:value="248.566">
            <text:p>248.5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6973">
            <text:p>89.6973</text:p>
          </table:table-cell>
          <table:table-cell office:value-type="float" office:value="-3.5798">
            <text:p>-3.5798</text:p>
          </table:table-cell>
          <table:table-cell office:value-type="float" office:value="248.58">
            <text:p>248.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7267">
            <text:p>89.7267</text:p>
          </table:table-cell>
          <table:table-cell office:value-type="float" office:value="-3.59076">
            <text:p>-3.59076</text:p>
          </table:table-cell>
          <table:table-cell office:value-type="float" office:value="248.591">
            <text:p>248.5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7556">
            <text:p>89.7556</text:p>
          </table:table-cell>
          <table:table-cell office:value-type="float" office:value="-3.60036">
            <text:p>-3.60036</text:p>
          </table:table-cell>
          <table:table-cell office:value-type="float" office:value="248.6">
            <text:p>248.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4">11/04/2023</text:date>, <text:time>21:10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4T21:10:53.67</dc:date>
    <dc:creator>Thorsten Kuypers</dc:creator>
    <meta:document-statistic meta:table-count="1" meta:cell-count="13599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98cm" svg:height="18.836cm" xlink:href=".." xlink:type="simple" chart:class="chart:line" chart:style-name="ch1">
        <chart:legend chart:legend-position="end" svg:x="25.137cm" svg:y="8.844cm" style:legend-expansion="high" chart:style-name="ch2"/>
        <chart:plot-area chart:style-name="ch3" table:cell-range-address="Tabelle1.A10:Tabelle1.A2727 Tabelle1.C10:Tabelle1.C2727 Tabelle1.E10:Tabelle1.E2727" chart:data-source-has-labels="both" svg:x="1.003cm" svg:y="1.639cm" svg:width="23.028cm" svg:height="16.401cm">
          <chartooo:coordinate-region svg:x="1.81cm" svg:y="1.852cm" svg:width="21.887cm" svg:height="15.091cm"/>
          <chart:axis chart:dimension="x" chart:name="primary-x" chart:style-name="ch4" chartooo:axis-type="auto">
            <chartooo:date-scale/>
            <chart:categories table:cell-range-address="Tabelle1.A11:Tabelle1.A27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1:Tabelle1.C2727" chart:label-cell-address="Tabelle1.C10:Tabelle1.C10" chart:class="chart:line">
            <chart:data-point chart:repeated="2717"/>
          </chart:series>
          <chart:series chart:style-name="ch7" chart:values-cell-range-address="Tabelle1.E11:Tabelle1.E2727" chart:label-cell-address="Tabelle1.E10:Tabelle1.E10" chart:class="chart:line">
            <chart:data-point chart:repeated="27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0:Tabelle1.C10</svg:desc>
                </draw:g>
              </table:table-cell>
              <table:table-cell office:value-type="string">
                <text:p>setpoint</text:p>
                <draw:g>
                  <svg:desc>Tabelle1.E10:Tabelle1.E10</svg:desc>
                </draw:g>
              </table:table-cell>
            </table:table-row>
          </table:table-header-rows>
          <table:table-rows>
            <table:table-row>
              <table:table-cell office:value-type="float" office:value="0.0202637">
                <text:p>0</text:p>
                <draw:g>
                  <svg:desc>Tabelle1.A11:Tabelle1.A2727</svg:desc>
                </draw:g>
              </table:table-cell>
              <table:table-cell office:value-type="float" office:value="177.711">
                <text:p>177.711</text:p>
                <draw:g>
                  <svg:desc>Tabelle1.C11:Tabelle1.C2727</svg:desc>
                </draw:g>
              </table:table-cell>
              <table:table-cell office:value-type="float" office:value="245">
                <text:p>245</text:p>
                <draw:g>
                  <svg:desc>Tabelle1.E11:Tabelle1.E2727</svg:desc>
                </draw:g>
              </table:table-cell>
            </table:table-row>
            <table:table-row>
              <table:table-cell office:value-type="float" office:value="0.0578613">
                <text:p>0</text:p>
              </table:table-cell>
              <table:table-cell office:value-type="float" office:value="177.71">
                <text:p>177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0923462">
                <text:p>0</text:p>
              </table:table-cell>
              <table:table-cell office:value-type="float" office:value="177.708">
                <text:p>177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26465">
                <text:p>0</text:p>
              </table:table-cell>
              <table:table-cell office:value-type="float" office:value="177.707">
                <text:p>177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63086">
                <text:p>0</text:p>
              </table:table-cell>
              <table:table-cell office:value-type="float" office:value="177.705">
                <text:p>177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01538">
                <text:p>0</text:p>
              </table:table-cell>
              <table:table-cell office:value-type="float" office:value="177.704">
                <text:p>177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37427">
                <text:p>0</text:p>
              </table:table-cell>
              <table:table-cell office:value-type="float" office:value="177.703">
                <text:p>177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5946">
                <text:p>0</text:p>
              </table:table-cell>
              <table:table-cell office:value-type="float" office:value="177.702">
                <text:p>177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96387">
                <text:p>0</text:p>
              </table:table-cell>
              <table:table-cell office:value-type="float" office:value="177.7">
                <text:p>177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32703">
                <text:p>0</text:p>
              </table:table-cell>
              <table:table-cell office:value-type="float" office:value="177.699">
                <text:p>177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66638">
                <text:p>0</text:p>
              </table:table-cell>
              <table:table-cell office:value-type="float" office:value="177.698">
                <text:p>177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86841">
                <text:p>0</text:p>
              </table:table-cell>
              <table:table-cell office:value-type="float" office:value="177.697">
                <text:p>177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23645">
                <text:p>0</text:p>
              </table:table-cell>
              <table:table-cell office:value-type="float" office:value="177.696">
                <text:p>177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58618">
                <text:p>0</text:p>
              </table:table-cell>
              <table:table-cell office:value-type="float" office:value="177.694">
                <text:p>177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0885">
                <text:p>0</text:p>
              </table:table-cell>
              <table:table-cell office:value-type="float" office:value="177.693">
                <text:p>177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59082">
                <text:p>0</text:p>
              </table:table-cell>
              <table:table-cell office:value-type="float" office:value="177.691">
                <text:p>177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91309">
                <text:p>0</text:p>
              </table:table-cell>
              <table:table-cell office:value-type="float" office:value="177.69">
                <text:p>177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13464">
                <text:p>0</text:p>
              </table:table-cell>
              <table:table-cell office:value-type="float" office:value="177.69">
                <text:p>177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33484">
                <text:p>0</text:p>
              </table:table-cell>
              <table:table-cell office:value-type="float" office:value="177.689">
                <text:p>177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68701">
                <text:p>0</text:p>
              </table:table-cell>
              <table:table-cell office:value-type="float" office:value="177.689">
                <text:p>177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03735">
                <text:p>0</text:p>
              </table:table-cell>
              <table:table-cell office:value-type="float" office:value="177.688">
                <text:p>177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36633">
                <text:p>0</text:p>
              </table:table-cell>
              <table:table-cell office:value-type="float" office:value="177.688">
                <text:p>177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7124">
                <text:p>0</text:p>
              </table:table-cell>
              <table:table-cell office:value-type="float" office:value="177.688">
                <text:p>177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07251">
                <text:p>0</text:p>
              </table:table-cell>
              <table:table-cell office:value-type="float" office:value="177.689">
                <text:p>177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4021">
                <text:p>0</text:p>
              </table:table-cell>
              <table:table-cell office:value-type="float" office:value="177.69">
                <text:p>177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75122">
                <text:p>0</text:p>
              </table:table-cell>
              <table:table-cell office:value-type="float" office:value="177.691">
                <text:p>177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09485">
                <text:p>0</text:p>
              </table:table-cell>
              <table:table-cell office:value-type="float" office:value="177.692">
                <text:p>177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42993">
                <text:p>0</text:p>
              </table:table-cell>
              <table:table-cell office:value-type="float" office:value="177.694">
                <text:p>177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75037">
                <text:p>0</text:p>
              </table:table-cell>
              <table:table-cell office:value-type="float" office:value="177.696">
                <text:p>177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0928">
                <text:p/>
              </table:table-cell>
              <table:table-cell office:value-type="float" office:value="177.699">
                <text:p>177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2936">
                <text:p/>
              </table:table-cell>
              <table:table-cell office:value-type="float" office:value="177.701">
                <text:p>177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6464">
                <text:p/>
              </table:table-cell>
              <table:table-cell office:value-type="float" office:value="177.705">
                <text:p>177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993">
                <text:p/>
              </table:table-cell>
              <table:table-cell office:value-type="float" office:value="177.709">
                <text:p>177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3507">
                <text:p/>
              </table:table-cell>
              <table:table-cell office:value-type="float" office:value="177.714">
                <text:p>177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6711">
                <text:p/>
              </table:table-cell>
              <table:table-cell office:value-type="float" office:value="177.719">
                <text:p>177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0032">
                <text:p/>
              </table:table-cell>
              <table:table-cell office:value-type="float" office:value="177.725">
                <text:p>177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3297">
                <text:p/>
              </table:table-cell>
              <table:table-cell office:value-type="float" office:value="177.731">
                <text:p>177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6556">
                <text:p/>
              </table:table-cell>
              <table:table-cell office:value-type="float" office:value="177.738">
                <text:p>177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9846">
                <text:p/>
              </table:table-cell>
              <table:table-cell office:value-type="float" office:value="177.745">
                <text:p>177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3313">
                <text:p/>
              </table:table-cell>
              <table:table-cell office:value-type="float" office:value="177.754">
                <text:p>177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5925">
                <text:p/>
              </table:table-cell>
              <table:table-cell office:value-type="float" office:value="177.761">
                <text:p>177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9471">
                <text:p/>
              </table:table-cell>
              <table:table-cell office:value-type="float" office:value="177.771">
                <text:p>177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3317">
                <text:p/>
              </table:table-cell>
              <table:table-cell office:value-type="float" office:value="177.782">
                <text:p>177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66">
                <text:p/>
              </table:table-cell>
              <table:table-cell office:value-type="float" office:value="177.793">
                <text:p>177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9878">
                <text:p/>
              </table:table-cell>
              <table:table-cell office:value-type="float" office:value="177.805">
                <text:p>177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3217">
                <text:p/>
              </table:table-cell>
              <table:table-cell office:value-type="float" office:value="177.817">
                <text:p>177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6488">
                <text:p/>
              </table:table-cell>
              <table:table-cell office:value-type="float" office:value="177.83">
                <text:p>177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9869">
                <text:p/>
              </table:table-cell>
              <table:table-cell office:value-type="float" office:value="177.844">
                <text:p>177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3098">
                <text:p/>
              </table:table-cell>
              <table:table-cell office:value-type="float" office:value="177.858">
                <text:p>177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6907">
                <text:p/>
              </table:table-cell>
              <table:table-cell office:value-type="float" office:value="177.876">
                <text:p>177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052">
                <text:p/>
              </table:table-cell>
              <table:table-cell office:value-type="float" office:value="177.894">
                <text:p>177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4414">
                <text:p/>
              </table:table-cell>
              <table:table-cell office:value-type="float" office:value="177.914">
                <text:p>177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7789">
                <text:p/>
              </table:table-cell>
              <table:table-cell office:value-type="float" office:value="177.932">
                <text:p>177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1305">
                <text:p/>
              </table:table-cell>
              <table:table-cell office:value-type="float" office:value="177.952">
                <text:p>177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4723">
                <text:p/>
              </table:table-cell>
              <table:table-cell office:value-type="float" office:value="177.972">
                <text:p>177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8318">
                <text:p/>
              </table:table-cell>
              <table:table-cell office:value-type="float" office:value="177.994">
                <text:p>177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1803">
                <text:p/>
              </table:table-cell>
              <table:table-cell office:value-type="float" office:value="178.017">
                <text:p>178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5441">
                <text:p/>
              </table:table-cell>
              <table:table-cell office:value-type="float" office:value="178.041">
                <text:p>178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9048">
                <text:p/>
              </table:table-cell>
              <table:table-cell office:value-type="float" office:value="178.066">
                <text:p>178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2496">
                <text:p/>
              </table:table-cell>
              <table:table-cell office:value-type="float" office:value="178.091">
                <text:p>178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614">
                <text:p/>
              </table:table-cell>
              <table:table-cell office:value-type="float" office:value="178.118">
                <text:p>178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9698">
                <text:p/>
              </table:table-cell>
              <table:table-cell office:value-type="float" office:value="178.146">
                <text:p>178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2958">
                <text:p/>
              </table:table-cell>
              <table:table-cell office:value-type="float" office:value="178.172">
                <text:p>178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6162">
                <text:p/>
              </table:table-cell>
              <table:table-cell office:value-type="float" office:value="178.198">
                <text:p>178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9427">
                <text:p/>
              </table:table-cell>
              <table:table-cell office:value-type="float" office:value="178.226">
                <text:p>178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2791">
                <text:p/>
              </table:table-cell>
              <table:table-cell office:value-type="float" office:value="178.255">
                <text:p>178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178.275">
                <text:p>178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8473">
                <text:p/>
              </table:table-cell>
              <table:table-cell office:value-type="float" office:value="178.306">
                <text:p>178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1989">
                <text:p/>
              </table:table-cell>
              <table:table-cell office:value-type="float" office:value="178.339">
                <text:p>178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5706">
                <text:p/>
              </table:table-cell>
              <table:table-cell office:value-type="float" office:value="178.375">
                <text:p>178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9252">
                <text:p/>
              </table:table-cell>
              <table:table-cell office:value-type="float" office:value="178.411">
                <text:p>178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2456">
                <text:p/>
              </table:table-cell>
              <table:table-cell office:value-type="float" office:value="178.443">
                <text:p>178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5966">
                <text:p/>
              </table:table-cell>
              <table:table-cell office:value-type="float" office:value="178.48">
                <text:p>178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9713">
                <text:p/>
              </table:table-cell>
              <table:table-cell office:value-type="float" office:value="178.52">
                <text:p>178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3198">
                <text:p/>
              </table:table-cell>
              <table:table-cell office:value-type="float" office:value="178.558">
                <text:p>178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6488">
                <text:p/>
              </table:table-cell>
              <table:table-cell office:value-type="float" office:value="178.595">
                <text:p>178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8508">
                <text:p/>
              </table:table-cell>
              <table:table-cell office:value-type="float" office:value="178.618">
                <text:p>178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2048">
                <text:p/>
              </table:table-cell>
              <table:table-cell office:value-type="float" office:value="178.659">
                <text:p>178.6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5436">
                <text:p/>
              </table:table-cell>
              <table:table-cell office:value-type="float" office:value="178.699">
                <text:p>178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8823">
                <text:p/>
              </table:table-cell>
              <table:table-cell office:value-type="float" office:value="178.74">
                <text:p>178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207">
                <text:p/>
              </table:table-cell>
              <table:table-cell office:value-type="float" office:value="178.78">
                <text:p>178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5403">
                <text:p/>
              </table:table-cell>
              <table:table-cell office:value-type="float" office:value="178.822">
                <text:p>178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8723">
                <text:p/>
              </table:table-cell>
              <table:table-cell office:value-type="float" office:value="178.865">
                <text:p>178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2166">
                <text:p/>
              </table:table-cell>
              <table:table-cell office:value-type="float" office:value="178.91">
                <text:p>178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5852">
                <text:p/>
              </table:table-cell>
              <table:table-cell office:value-type="float" office:value="178.959">
                <text:p>178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9398">
                <text:p/>
              </table:table-cell>
              <table:table-cell office:value-type="float" office:value="179.007">
                <text:p>179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3152">
                <text:p/>
              </table:table-cell>
              <table:table-cell office:value-type="float" office:value="179.059">
                <text:p>179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6545">
                <text:p/>
              </table:table-cell>
              <table:table-cell office:value-type="float" office:value="179.106">
                <text:p>179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0055">
                <text:p/>
              </table:table-cell>
              <table:table-cell office:value-type="float" office:value="179.156">
                <text:p>179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3436">
                <text:p/>
              </table:table-cell>
              <table:table-cell office:value-type="float" office:value="179.205">
                <text:p>179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5475">
                <text:p/>
              </table:table-cell>
              <table:table-cell office:value-type="float" office:value="179.235">
                <text:p>179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8746">
                <text:p/>
              </table:table-cell>
              <table:table-cell office:value-type="float" office:value="179.284">
                <text:p>179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2097">
                <text:p/>
              </table:table-cell>
              <table:table-cell office:value-type="float" office:value="179.334">
                <text:p>179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5289">
                <text:p/>
              </table:table-cell>
              <table:table-cell office:value-type="float" office:value="179.383">
                <text:p>179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8573">
                <text:p/>
              </table:table-cell>
              <table:table-cell office:value-type="float" office:value="179.434">
                <text:p>179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1936">
                <text:p/>
              </table:table-cell>
              <table:table-cell office:value-type="float" office:value="179.487">
                <text:p>179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5354">
                <text:p/>
              </table:table-cell>
              <table:table-cell office:value-type="float" office:value="179.541">
                <text:p>179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9169">
                <text:p/>
              </table:table-cell>
              <table:table-cell office:value-type="float" office:value="179.603">
                <text:p>179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2648">
                <text:p/>
              </table:table-cell>
              <table:table-cell office:value-type="float" office:value="179.66">
                <text:p>179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6176">
                <text:p/>
              </table:table-cell>
              <table:table-cell office:value-type="float" office:value="179.719">
                <text:p>179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9447">
                <text:p/>
              </table:table-cell>
              <table:table-cell office:value-type="float" office:value="179.774">
                <text:p>179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2853">
                <text:p/>
              </table:table-cell>
              <table:table-cell office:value-type="float" office:value="179.832">
                <text:p>179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6173">
                <text:p/>
              </table:table-cell>
              <table:table-cell office:value-type="float" office:value="179.889">
                <text:p>179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953">
                <text:p/>
              </table:table-cell>
              <table:table-cell office:value-type="float" office:value="179.947">
                <text:p>179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2826">
                <text:p/>
              </table:table-cell>
              <table:table-cell office:value-type="float" office:value="180.005">
                <text:p>180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6384">
                <text:p/>
              </table:table-cell>
              <table:table-cell office:value-type="float" office:value="180.069">
                <text:p>180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849">
                <text:p/>
              </table:table-cell>
              <table:table-cell office:value-type="float" office:value="180.107">
                <text:p>180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2036">
                <text:p/>
              </table:table-cell>
              <table:table-cell office:value-type="float" office:value="180.171">
                <text:p>180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5387">
                <text:p/>
              </table:table-cell>
              <table:table-cell office:value-type="float" office:value="180.232">
                <text:p>180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9031">
                <text:p/>
              </table:table-cell>
              <table:table-cell office:value-type="float" office:value="180.3">
                <text:p>180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2205">
                <text:p/>
              </table:table-cell>
              <table:table-cell office:value-type="float" office:value="180.359">
                <text:p>180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5562">
                <text:p/>
              </table:table-cell>
              <table:table-cell office:value-type="float" office:value="180.422">
                <text:p>180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876">
                <text:p/>
              </table:table-cell>
              <table:table-cell office:value-type="float" office:value="180.483">
                <text:p>180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2544">
                <text:p/>
              </table:table-cell>
              <table:table-cell office:value-type="float" office:value="180.556">
                <text:p>180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6084">
                <text:p/>
              </table:table-cell>
              <table:table-cell office:value-type="float" office:value="180.625">
                <text:p>180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9532">
                <text:p/>
              </table:table-cell>
              <table:table-cell office:value-type="float" office:value="180.693">
                <text:p>180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3298">
                <text:p/>
              </table:table-cell>
              <table:table-cell office:value-type="float" office:value="180.767">
                <text:p>180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6985">
                <text:p/>
              </table:table-cell>
              <table:table-cell office:value-type="float" office:value="180.841">
                <text:p>180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0372">
                <text:p/>
              </table:table-cell>
              <table:table-cell office:value-type="float" office:value="180.909">
                <text:p>180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3851">
                <text:p/>
              </table:table-cell>
              <table:table-cell office:value-type="float" office:value="180.98">
                <text:p>180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7513">
                <text:p/>
              </table:table-cell>
              <table:table-cell office:value-type="float" office:value="181.055">
                <text:p>181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0968">
                <text:p/>
              </table:table-cell>
              <table:table-cell office:value-type="float" office:value="181.126">
                <text:p>181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4514">
                <text:p/>
              </table:table-cell>
              <table:table-cell office:value-type="float" office:value="181.2">
                <text:p>181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8079">
                <text:p/>
              </table:table-cell>
              <table:table-cell office:value-type="float" office:value="181.275">
                <text:p>181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1484">
                <text:p/>
              </table:table-cell>
              <table:table-cell office:value-type="float" office:value="181.347">
                <text:p>181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4835">
                <text:p/>
              </table:table-cell>
              <table:table-cell office:value-type="float" office:value="181.418">
                <text:p>181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8424">
                <text:p/>
              </table:table-cell>
              <table:table-cell office:value-type="float" office:value="181.495">
                <text:p>181.4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1604">
                <text:p/>
              </table:table-cell>
              <table:table-cell office:value-type="float" office:value="181.563">
                <text:p>181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4918">
                <text:p/>
              </table:table-cell>
              <table:table-cell office:value-type="float" office:value="181.635">
                <text:p>181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8165">
                <text:p/>
              </table:table-cell>
              <table:table-cell office:value-type="float" office:value="181.706">
                <text:p>181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1803">
                <text:p/>
              </table:table-cell>
              <table:table-cell office:value-type="float" office:value="181.787">
                <text:p>181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5392">
                <text:p/>
              </table:table-cell>
              <table:table-cell office:value-type="float" office:value="181.866">
                <text:p>181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8883">
                <text:p/>
              </table:table-cell>
              <table:table-cell office:value-type="float" office:value="181.944">
                <text:p>181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2429">
                <text:p/>
              </table:table-cell>
              <table:table-cell office:value-type="float" office:value="182.023">
                <text:p>182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5969">
                <text:p/>
              </table:table-cell>
              <table:table-cell office:value-type="float" office:value="182.103">
                <text:p>182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9155">
                <text:p/>
              </table:table-cell>
              <table:table-cell office:value-type="float" office:value="182.176">
                <text:p>182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2769">
                <text:p/>
              </table:table-cell>
              <table:table-cell office:value-type="float" office:value="182.258">
                <text:p>182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6119">
                <text:p/>
              </table:table-cell>
              <table:table-cell office:value-type="float" office:value="182.335">
                <text:p>182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9324">
                <text:p/>
              </table:table-cell>
              <table:table-cell office:value-type="float" office:value="182.409">
                <text:p>182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2626">
                <text:p/>
              </table:table-cell>
              <table:table-cell office:value-type="float" office:value="182.486">
                <text:p>182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5885">
                <text:p/>
              </table:table-cell>
              <table:table-cell office:value-type="float" office:value="182.561">
                <text:p>182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9193">
                <text:p/>
              </table:table-cell>
              <table:table-cell office:value-type="float" office:value="182.639">
                <text:p>182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28">
                <text:p/>
              </table:table-cell>
              <table:table-cell office:value-type="float" office:value="182.724">
                <text:p>182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6426">
                <text:p/>
              </table:table-cell>
              <table:table-cell office:value-type="float" office:value="182.81">
                <text:p>182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0002">
                <text:p/>
              </table:table-cell>
              <table:table-cell office:value-type="float" office:value="182.895">
                <text:p>182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3616">
                <text:p/>
              </table:table-cell>
              <table:table-cell office:value-type="float" office:value="182.981">
                <text:p>182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693">
                <text:p/>
              </table:table-cell>
              <table:table-cell office:value-type="float" office:value="183.061">
                <text:p>183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0153">
                <text:p>10</text:p>
              </table:table-cell>
              <table:table-cell office:value-type="float" office:value="183.138">
                <text:p>183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3503">
                <text:p>10</text:p>
              </table:table-cell>
              <table:table-cell office:value-type="float" office:value="183.22">
                <text:p>183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6812">
                <text:p>10</text:p>
              </table:table-cell>
              <table:table-cell office:value-type="float" office:value="183.3">
                <text:p>183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0455">
                <text:p>10</text:p>
              </table:table-cell>
              <table:table-cell office:value-type="float" office:value="183.389">
                <text:p>183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391">
                <text:p>10</text:p>
              </table:table-cell>
              <table:table-cell office:value-type="float" office:value="183.474">
                <text:p>183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7322">
                <text:p>10</text:p>
              </table:table-cell>
              <table:table-cell office:value-type="float" office:value="183.558">
                <text:p>183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0941">
                <text:p>10</text:p>
              </table:table-cell>
              <table:table-cell office:value-type="float" office:value="183.647">
                <text:p>183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4457">
                <text:p>10</text:p>
              </table:table-cell>
              <table:table-cell office:value-type="float" office:value="183.734">
                <text:p>183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7618">
                <text:p>10</text:p>
              </table:table-cell>
              <table:table-cell office:value-type="float" office:value="183.813">
                <text:p>183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0872">
                <text:p>10</text:p>
              </table:table-cell>
              <table:table-cell office:value-type="float" office:value="183.894">
                <text:p>183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4094">
                <text:p>10</text:p>
              </table:table-cell>
              <table:table-cell office:value-type="float" office:value="183.975">
                <text:p>183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7317">
                <text:p>10</text:p>
              </table:table-cell>
              <table:table-cell office:value-type="float" office:value="184.056">
                <text:p>184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057">
                <text:p>10</text:p>
              </table:table-cell>
              <table:table-cell office:value-type="float" office:value="184.138">
                <text:p>184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2871">
                <text:p>10</text:p>
              </table:table-cell>
              <table:table-cell office:value-type="float" office:value="184.197">
                <text:p>184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6265">
                <text:p>10</text:p>
              </table:table-cell>
              <table:table-cell office:value-type="float" office:value="184.282">
                <text:p>184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9658">
                <text:p>10</text:p>
              </table:table-cell>
              <table:table-cell office:value-type="float" office:value="184.369">
                <text:p>184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3149">
                <text:p>10</text:p>
              </table:table-cell>
              <table:table-cell office:value-type="float" office:value="184.458">
                <text:p>184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6775">
                <text:p>10</text:p>
              </table:table-cell>
              <table:table-cell office:value-type="float" office:value="184.551">
                <text:p>184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037">
                <text:p>10</text:p>
              </table:table-cell>
              <table:table-cell office:value-type="float" office:value="184.643">
                <text:p>184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3947">
                <text:p>10</text:p>
              </table:table-cell>
              <table:table-cell office:value-type="float" office:value="184.735">
                <text:p>184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7493">
                <text:p>10</text:p>
              </table:table-cell>
              <table:table-cell office:value-type="float" office:value="184.827">
                <text:p>184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0966">
                <text:p>10</text:p>
              </table:table-cell>
              <table:table-cell office:value-type="float" office:value="184.917">
                <text:p>184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4463">
                <text:p>10</text:p>
              </table:table-cell>
              <table:table-cell office:value-type="float" office:value="185.008">
                <text:p>185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7942">
                <text:p>10</text:p>
              </table:table-cell>
              <table:table-cell office:value-type="float" office:value="185.099">
                <text:p>185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1293">
                <text:p>10</text:p>
              </table:table-cell>
              <table:table-cell office:value-type="float" office:value="185.186">
                <text:p>185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4741">
                <text:p>10</text:p>
              </table:table-cell>
              <table:table-cell office:value-type="float" office:value="185.276">
                <text:p>185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8055">
                <text:p>10</text:p>
              </table:table-cell>
              <table:table-cell office:value-type="float" office:value="185.363">
                <text:p>185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1339">
                <text:p>10</text:p>
              </table:table-cell>
              <table:table-cell office:value-type="float" office:value="185.45">
                <text:p>185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3481">
                <text:p>10</text:p>
              </table:table-cell>
              <table:table-cell office:value-type="float" office:value="185.506">
                <text:p>185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7095">
                <text:p>10</text:p>
              </table:table-cell>
              <table:table-cell office:value-type="float" office:value="185.602">
                <text:p>185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0623">
                <text:p>10</text:p>
              </table:table-cell>
              <table:table-cell office:value-type="float" office:value="185.695">
                <text:p>185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3931">
                <text:p>10</text:p>
              </table:table-cell>
              <table:table-cell office:value-type="float" office:value="185.783">
                <text:p>185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7349">
                <text:p>10</text:p>
              </table:table-cell>
              <table:table-cell office:value-type="float" office:value="185.874">
                <text:p>185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0541">
                <text:p>10</text:p>
              </table:table-cell>
              <table:table-cell office:value-type="float" office:value="185.959">
                <text:p>185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2671">
                <text:p>10</text:p>
              </table:table-cell>
              <table:table-cell office:value-type="float" office:value="186.016">
                <text:p>186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6107">
                <text:p>10</text:p>
              </table:table-cell>
              <table:table-cell office:value-type="float" office:value="186.108">
                <text:p>186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9586">
                <text:p>10</text:p>
              </table:table-cell>
              <table:table-cell office:value-type="float" office:value="186.201">
                <text:p>186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287">
                <text:p>10</text:p>
              </table:table-cell>
              <table:table-cell office:value-type="float" office:value="186.289">
                <text:p>186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652">
                <text:p>10</text:p>
              </table:table-cell>
              <table:table-cell office:value-type="float" office:value="186.387">
                <text:p>186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9779">
                <text:p>10</text:p>
              </table:table-cell>
              <table:table-cell office:value-type="float" office:value="186.475">
                <text:p>186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3051">
                <text:p>10</text:p>
              </table:table-cell>
              <table:table-cell office:value-type="float" office:value="186.563">
                <text:p>186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6572">
                <text:p>10</text:p>
              </table:table-cell>
              <table:table-cell office:value-type="float" office:value="186.658">
                <text:p>186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0057">
                <text:p>10</text:p>
              </table:table-cell>
              <table:table-cell office:value-type="float" office:value="186.753">
                <text:p>186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3304">
                <text:p>10</text:p>
              </table:table-cell>
              <table:table-cell office:value-type="float" office:value="186.841">
                <text:p>186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6722">
                <text:p>10</text:p>
              </table:table-cell>
              <table:table-cell office:value-type="float" office:value="186.933">
                <text:p>186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0085">
                <text:p>10</text:p>
              </table:table-cell>
              <table:table-cell office:value-type="float" office:value="187.025">
                <text:p>187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3302">
                <text:p>10</text:p>
              </table:table-cell>
              <table:table-cell office:value-type="float" office:value="187.112">
                <text:p>187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567">
                <text:p>10</text:p>
              </table:table-cell>
              <table:table-cell office:value-type="float" office:value="187.177">
                <text:p>187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7898">
                <text:p>10</text:p>
              </table:table-cell>
              <table:table-cell office:value-type="float" office:value="187.238">
                <text:p>187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1603">
                <text:p>10</text:p>
              </table:table-cell>
              <table:table-cell office:value-type="float" office:value="187.339">
                <text:p>187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5002">
                <text:p>10</text:p>
              </table:table-cell>
              <table:table-cell office:value-type="float" office:value="187.432">
                <text:p>187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8542">
                <text:p>10</text:p>
              </table:table-cell>
              <table:table-cell office:value-type="float" office:value="187.529">
                <text:p>187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2052">
                <text:p>10</text:p>
              </table:table-cell>
              <table:table-cell office:value-type="float" office:value="187.626">
                <text:p>187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5433">
                <text:p>10</text:p>
              </table:table-cell>
              <table:table-cell office:value-type="float" office:value="187.719">
                <text:p>187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9102">
                <text:p>10</text:p>
              </table:table-cell>
              <table:table-cell office:value-type="float" office:value="187.82">
                <text:p>187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2385">
                <text:p>10</text:p>
              </table:table-cell>
              <table:table-cell office:value-type="float" office:value="187.91">
                <text:p>187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5986">
                <text:p>10</text:p>
              </table:table-cell>
              <table:table-cell office:value-type="float" office:value="188.009">
                <text:p>188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9349">
                <text:p>10</text:p>
              </table:table-cell>
              <table:table-cell office:value-type="float" office:value="188.102">
                <text:p>188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2621">
                <text:p>10</text:p>
              </table:table-cell>
              <table:table-cell office:value-type="float" office:value="188.193">
                <text:p>188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5837">
                <text:p>10</text:p>
              </table:table-cell>
              <table:table-cell office:value-type="float" office:value="188.282">
                <text:p>188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9426">
                <text:p>10</text:p>
              </table:table-cell>
              <table:table-cell office:value-type="float" office:value="188.381">
                <text:p>188.3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2588">
                <text:p>10</text:p>
              </table:table-cell>
              <table:table-cell office:value-type="float" office:value="188.469">
                <text:p>188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6036">
                <text:p>10</text:p>
              </table:table-cell>
              <table:table-cell office:value-type="float" office:value="188.564">
                <text:p>188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9424">
                <text:p>10</text:p>
              </table:table-cell>
              <table:table-cell office:value-type="float" office:value="188.658">
                <text:p>188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2933">
                <text:p>10</text:p>
              </table:table-cell>
              <table:table-cell office:value-type="float" office:value="188.756">
                <text:p>188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6144">
                <text:p>10</text:p>
              </table:table-cell>
              <table:table-cell office:value-type="float" office:value="188.845">
                <text:p>188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9489">
                <text:p>10</text:p>
              </table:table-cell>
              <table:table-cell office:value-type="float" office:value="188.938">
                <text:p>188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3285">
                <text:p>10</text:p>
              </table:table-cell>
              <table:table-cell office:value-type="float" office:value="189.044">
                <text:p>189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6459">
                <text:p>10</text:p>
              </table:table-cell>
              <table:table-cell office:value-type="float" office:value="189.132">
                <text:p>189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9785">
                <text:p>10</text:p>
              </table:table-cell>
              <table:table-cell office:value-type="float" office:value="189.225">
                <text:p>189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3008">
                <text:p>10</text:p>
              </table:table-cell>
              <table:table-cell office:value-type="float" office:value="189.315">
                <text:p>189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6359">
                <text:p>10</text:p>
              </table:table-cell>
              <table:table-cell office:value-type="float" office:value="189.409">
                <text:p>189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9722">
                <text:p>10</text:p>
              </table:table-cell>
              <table:table-cell office:value-type="float" office:value="189.503">
                <text:p>189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2938">
                <text:p>10</text:p>
              </table:table-cell>
              <table:table-cell office:value-type="float" office:value="189.593">
                <text:p>189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6631">
                <text:p>10</text:p>
              </table:table-cell>
              <table:table-cell office:value-type="float" office:value="189.697">
                <text:p>189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0317">
                <text:p>10</text:p>
              </table:table-cell>
              <table:table-cell office:value-type="float" office:value="189.8">
                <text:p>189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3687">
                <text:p>10</text:p>
              </table:table-cell>
              <table:table-cell office:value-type="float" office:value="189.894">
                <text:p>189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705">
                <text:p>10</text:p>
              </table:table-cell>
              <table:table-cell office:value-type="float" office:value="189.989">
                <text:p>189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0376">
                <text:p>10</text:p>
              </table:table-cell>
              <table:table-cell office:value-type="float" office:value="190.082">
                <text:p>190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413">
                <text:p>10</text:p>
              </table:table-cell>
              <table:table-cell office:value-type="float" office:value="190.188">
                <text:p>190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7413">
                <text:p>10</text:p>
              </table:table-cell>
              <table:table-cell office:value-type="float" office:value="190.28">
                <text:p>190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0624">
                <text:p>10</text:p>
              </table:table-cell>
              <table:table-cell office:value-type="float" office:value="190.37">
                <text:p>190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392">
                <text:p>10</text:p>
              </table:table-cell>
              <table:table-cell office:value-type="float" office:value="190.463">
                <text:p>190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7087">
                <text:p>10</text:p>
              </table:table-cell>
              <table:table-cell office:value-type="float" office:value="190.552">
                <text:p>190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0377">
                <text:p>10</text:p>
              </table:table-cell>
              <table:table-cell office:value-type="float" office:value="190.645">
                <text:p>190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3905">
                <text:p>10</text:p>
              </table:table-cell>
              <table:table-cell office:value-type="float" office:value="190.744">
                <text:p>190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7476">
                <text:p>10</text:p>
              </table:table-cell>
              <table:table-cell office:value-type="float" office:value="190.845">
                <text:p>190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1241">
                <text:p>10</text:p>
              </table:table-cell>
              <table:table-cell office:value-type="float" office:value="190.951">
                <text:p>190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4818">
                <text:p>10</text:p>
              </table:table-cell>
              <table:table-cell office:value-type="float" office:value="191.052">
                <text:p>191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8041">
                <text:p>10</text:p>
              </table:table-cell>
              <table:table-cell office:value-type="float" office:value="191.143">
                <text:p>191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1434">
                <text:p>10</text:p>
              </table:table-cell>
              <table:table-cell office:value-type="float" office:value="191.238">
                <text:p>191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4706">
                <text:p>10</text:p>
              </table:table-cell>
              <table:table-cell office:value-type="float" office:value="191.331">
                <text:p>191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835">
                <text:p>10</text:p>
              </table:table-cell>
              <table:table-cell office:value-type="float" office:value="191.434">
                <text:p>191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1737">
                <text:p>10</text:p>
              </table:table-cell>
              <table:table-cell office:value-type="float" office:value="191.529">
                <text:p>191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4996">
                <text:p>10</text:p>
              </table:table-cell>
              <table:table-cell office:value-type="float" office:value="191.621">
                <text:p>191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8512">
                <text:p>10</text:p>
              </table:table-cell>
              <table:table-cell office:value-type="float" office:value="191.721">
                <text:p>191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1814">
                <text:p>10</text:p>
              </table:table-cell>
              <table:table-cell office:value-type="float" office:value="191.814">
                <text:p>191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5299">
                <text:p>10</text:p>
              </table:table-cell>
              <table:table-cell office:value-type="float" office:value="191.913">
                <text:p>191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8601">
                <text:p>10</text:p>
              </table:table-cell>
              <table:table-cell office:value-type="float" office:value="192.006">
                <text:p>192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1989">
                <text:p>10</text:p>
              </table:table-cell>
              <table:table-cell office:value-type="float" office:value="192.102">
                <text:p>192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5101">
                <text:p>10</text:p>
              </table:table-cell>
              <table:table-cell office:value-type="float" office:value="192.19">
                <text:p>192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8904">
                <text:p>10</text:p>
              </table:table-cell>
              <table:table-cell office:value-type="float" office:value="192.297">
                <text:p>192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2352">
                <text:p>10</text:p>
              </table:table-cell>
              <table:table-cell office:value-type="float" office:value="192.395">
                <text:p>192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5807">
                <text:p>10</text:p>
              </table:table-cell>
              <table:table-cell office:value-type="float" office:value="192.493">
                <text:p>192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9432">
                <text:p>10</text:p>
              </table:table-cell>
              <table:table-cell office:value-type="float" office:value="192.596">
                <text:p>192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2972">
                <text:p>10</text:p>
              </table:table-cell>
              <table:table-cell office:value-type="float" office:value="192.696">
                <text:p>192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6384">
                <text:p>10</text:p>
              </table:table-cell>
              <table:table-cell office:value-type="float" office:value="192.793">
                <text:p>192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8856">
                <text:p>10</text:p>
              </table:table-cell>
              <table:table-cell office:value-type="float" office:value="192.863">
                <text:p>192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0968">
                <text:p>10</text:p>
              </table:table-cell>
              <table:table-cell office:value-type="float" office:value="192.923">
                <text:p>192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4508">
                <text:p>10</text:p>
              </table:table-cell>
              <table:table-cell office:value-type="float" office:value="193.023">
                <text:p>193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792">
                <text:p>10</text:p>
              </table:table-cell>
              <table:table-cell office:value-type="float" office:value="193.12">
                <text:p>193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1472">
                <text:p>10</text:p>
              </table:table-cell>
              <table:table-cell office:value-type="float" office:value="193.22">
                <text:p>193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5006">
                <text:p>10</text:p>
              </table:table-cell>
              <table:table-cell office:value-type="float" office:value="193.32">
                <text:p>193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8607">
                <text:p>10</text:p>
              </table:table-cell>
              <table:table-cell office:value-type="float" office:value="193.423">
                <text:p>193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1946">
                <text:p>10</text:p>
              </table:table-cell>
              <table:table-cell office:value-type="float" office:value="193.517">
                <text:p>193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5413">
                <text:p>10</text:p>
              </table:table-cell>
              <table:table-cell office:value-type="float" office:value="193.615">
                <text:p>193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9136">
                <text:p>10</text:p>
              </table:table-cell>
              <table:table-cell office:value-type="float" office:value="193.721">
                <text:p>193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2719">
                <text:p>10</text:p>
              </table:table-cell>
              <table:table-cell office:value-type="float" office:value="193.823">
                <text:p>193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6509">
                <text:p>10</text:p>
              </table:table-cell>
              <table:table-cell office:value-type="float" office:value="193.93">
                <text:p>193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9872">
                <text:p>10</text:p>
              </table:table-cell>
              <table:table-cell office:value-type="float" office:value="194.025">
                <text:p>194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3564">
                <text:p>10</text:p>
              </table:table-cell>
              <table:table-cell office:value-type="float" office:value="194.13">
                <text:p>194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705">
                <text:p>10</text:p>
              </table:table-cell>
              <table:table-cell office:value-type="float" office:value="194.229">
                <text:p>194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0486">
                <text:p>10</text:p>
              </table:table-cell>
              <table:table-cell office:value-type="float" office:value="194.326">
                <text:p>194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4185">
                <text:p>10</text:p>
              </table:table-cell>
              <table:table-cell office:value-type="float" office:value="194.431">
                <text:p>194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7664">
                <text:p>10</text:p>
              </table:table-cell>
              <table:table-cell office:value-type="float" office:value="194.53">
                <text:p>194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149">
                <text:p>10</text:p>
              </table:table-cell>
              <table:table-cell office:value-type="float" office:value="194.639">
                <text:p>194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4957">
                <text:p>10</text:p>
              </table:table-cell>
              <table:table-cell office:value-type="float" office:value="194.737">
                <text:p>194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8894">
                <text:p>10</text:p>
              </table:table-cell>
              <table:table-cell office:value-type="float" office:value="194.849">
                <text:p>194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2324">
                <text:p>10</text:p>
              </table:table-cell>
              <table:table-cell office:value-type="float" office:value="194.946">
                <text:p>194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5736">
                <text:p>10</text:p>
              </table:table-cell>
              <table:table-cell office:value-type="float" office:value="195.043">
                <text:p>195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9282">
                <text:p>10</text:p>
              </table:table-cell>
              <table:table-cell office:value-type="float" office:value="195.143">
                <text:p>195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2914">
                <text:p>10</text:p>
              </table:table-cell>
              <table:table-cell office:value-type="float" office:value="195.246">
                <text:p>195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6277">
                <text:p>10</text:p>
              </table:table-cell>
              <table:table-cell office:value-type="float" office:value="195.341">
                <text:p>195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8401">
                <text:p>10</text:p>
              </table:table-cell>
              <table:table-cell office:value-type="float" office:value="195.402">
                <text:p>195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1904">
                <text:p>10</text:p>
              </table:table-cell>
              <table:table-cell office:value-type="float" office:value="195.501">
                <text:p>195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5255">
                <text:p>10</text:p>
              </table:table-cell>
              <table:table-cell office:value-type="float" office:value="195.596">
                <text:p>195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9235">
                <text:p>10</text:p>
              </table:table-cell>
              <table:table-cell office:value-type="float" office:value="195.709">
                <text:p>195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2585">
                <text:p>10</text:p>
              </table:table-cell>
              <table:table-cell office:value-type="float" office:value="195.804">
                <text:p>195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6351">
                <text:p>10</text:p>
              </table:table-cell>
              <table:table-cell office:value-type="float" office:value="195.911">
                <text:p>195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9977">
                <text:p>10</text:p>
              </table:table-cell>
              <table:table-cell office:value-type="float" office:value="196.013">
                <text:p>196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3517">
                <text:p>10</text:p>
              </table:table-cell>
              <table:table-cell office:value-type="float" office:value="196.114">
                <text:p>196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6013">
                <text:p>10</text:p>
              </table:table-cell>
              <table:table-cell office:value-type="float" office:value="196.185">
                <text:p>196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9803">
                <text:p>10</text:p>
              </table:table-cell>
              <table:table-cell office:value-type="float" office:value="196.292">
                <text:p>196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3356">
                <text:p>10</text:p>
              </table:table-cell>
              <table:table-cell office:value-type="float" office:value="196.393">
                <text:p>196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6658">
                <text:p>10</text:p>
              </table:table-cell>
              <table:table-cell office:value-type="float" office:value="196.486">
                <text:p>196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9948">
                <text:p>10</text:p>
              </table:table-cell>
              <table:table-cell office:value-type="float" office:value="196.579">
                <text:p>196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3695">
                <text:p>10</text:p>
              </table:table-cell>
              <table:table-cell office:value-type="float" office:value="196.686">
                <text:p>196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6991">
                <text:p>10</text:p>
              </table:table-cell>
              <table:table-cell office:value-type="float" office:value="196.779">
                <text:p>196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041">
                <text:p>10</text:p>
              </table:table-cell>
              <table:table-cell office:value-type="float" office:value="196.876">
                <text:p>196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363">
                <text:p>10</text:p>
              </table:table-cell>
              <table:table-cell office:value-type="float" office:value="196.967">
                <text:p>196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746">
                <text:p>10</text:p>
              </table:table-cell>
              <table:table-cell office:value-type="float" office:value="197.076">
                <text:p>197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083">
                <text:p>10</text:p>
              </table:table-cell>
              <table:table-cell office:value-type="float" office:value="197.171">
                <text:p>197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417">
                <text:p>10</text:p>
              </table:table-cell>
              <table:table-cell office:value-type="float" office:value="197.266">
                <text:p>197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62">
                <text:p>10</text:p>
              </table:table-cell>
              <table:table-cell office:value-type="float" office:value="197.323">
                <text:p>197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957">
                <text:p>10</text:p>
              </table:table-cell>
              <table:table-cell office:value-type="float" office:value="197.419">
                <text:p>197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283">
                <text:p>10</text:p>
              </table:table-cell>
              <table:table-cell office:value-type="float" office:value="197.511">
                <text:p>197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495">
                <text:p>10</text:p>
              </table:table-cell>
              <table:table-cell office:value-type="float" office:value="197.571">
                <text:p>197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828">
                <text:p>10</text:p>
              </table:table-cell>
              <table:table-cell office:value-type="float" office:value="197.665">
                <text:p>197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152">
                <text:p>10</text:p>
              </table:table-cell>
              <table:table-cell office:value-type="float" office:value="197.757">
                <text:p>197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484">
                <text:p>10</text:p>
              </table:table-cell>
              <table:table-cell office:value-type="float" office:value="197.851">
                <text:p>197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848">
                <text:p>10</text:p>
              </table:table-cell>
              <table:table-cell office:value-type="float" office:value="197.954">
                <text:p>197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177">
                <text:p>10</text:p>
              </table:table-cell>
              <table:table-cell office:value-type="float" office:value="198.047">
                <text:p>198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546">
                <text:p>10</text:p>
              </table:table-cell>
              <table:table-cell office:value-type="float" office:value="198.152">
                <text:p>198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873">
                <text:p>10</text:p>
              </table:table-cell>
              <table:table-cell office:value-type="float" office:value="198.244">
                <text:p>198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253">
                <text:p>10</text:p>
              </table:table-cell>
              <table:table-cell office:value-type="float" office:value="198.352">
                <text:p>198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612">
                <text:p>10</text:p>
              </table:table-cell>
              <table:table-cell office:value-type="float" office:value="198.453">
                <text:p>198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945">
                <text:p>10</text:p>
              </table:table-cell>
              <table:table-cell office:value-type="float" office:value="198.548">
                <text:p>198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243">
                <text:p>10</text:p>
              </table:table-cell>
              <table:table-cell office:value-type="float" office:value="198.632">
                <text:p>198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442">
                <text:p>10</text:p>
              </table:table-cell>
              <table:table-cell office:value-type="float" office:value="198.689">
                <text:p>198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804">
                <text:p>10</text:p>
              </table:table-cell>
              <table:table-cell office:value-type="float" office:value="198.791">
                <text:p>198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146">
                <text:p>10</text:p>
              </table:table-cell>
              <table:table-cell office:value-type="float" office:value="198.888">
                <text:p>198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489">
                <text:p>10</text:p>
              </table:table-cell>
              <table:table-cell office:value-type="float" office:value="198.985">
                <text:p>198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857">
                <text:p>10</text:p>
              </table:table-cell>
              <table:table-cell office:value-type="float" office:value="199.089">
                <text:p>199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202">
                <text:p>10</text:p>
              </table:table-cell>
              <table:table-cell office:value-type="float" office:value="199.187">
                <text:p>199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401">
                <text:p>10</text:p>
              </table:table-cell>
              <table:table-cell office:value-type="float" office:value="199.243">
                <text:p>199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751">
                <text:p>10</text:p>
              </table:table-cell>
              <table:table-cell office:value-type="float" office:value="199.342">
                <text:p>199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086">
                <text:p>10</text:p>
              </table:table-cell>
              <table:table-cell office:value-type="float" office:value="199.437">
                <text:p>199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444">
                <text:p>10</text:p>
              </table:table-cell>
              <table:table-cell office:value-type="float" office:value="199.538">
                <text:p>199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786">
                <text:p>10</text:p>
              </table:table-cell>
              <table:table-cell office:value-type="float" office:value="199.635">
                <text:p>199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178">
                <text:p>10</text:p>
              </table:table-cell>
              <table:table-cell office:value-type="float" office:value="199.746">
                <text:p>199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534">
                <text:p>10</text:p>
              </table:table-cell>
              <table:table-cell office:value-type="float" office:value="199.847">
                <text:p>199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88">
                <text:p>10</text:p>
              </table:table-cell>
              <table:table-cell office:value-type="float" office:value="199.945">
                <text:p>199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216">
                <text:p>10</text:p>
              </table:table-cell>
              <table:table-cell office:value-type="float" office:value="200.04">
                <text:p>200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569">
                <text:p>10</text:p>
              </table:table-cell>
              <table:table-cell office:value-type="float" office:value="200.14">
                <text:p>200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886">
                <text:p>10</text:p>
              </table:table-cell>
              <table:table-cell office:value-type="float" office:value="200.23">
                <text:p>200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1">
                <text:p>10</text:p>
              </table:table-cell>
              <table:table-cell office:value-type="float" office:value="200.29">
                <text:p>200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424">
                <text:p>10</text:p>
              </table:table-cell>
              <table:table-cell office:value-type="float" office:value="200.382">
                <text:p>200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769">
                <text:p>10</text:p>
              </table:table-cell>
              <table:table-cell office:value-type="float" office:value="200.48">
                <text:p>200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119">
                <text:p>10</text:p>
              </table:table-cell>
              <table:table-cell office:value-type="float" office:value="200.579">
                <text:p>200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462">
                <text:p>10</text:p>
              </table:table-cell>
              <table:table-cell office:value-type="float" office:value="200.676">
                <text:p>200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815">
                <text:p>10</text:p>
              </table:table-cell>
              <table:table-cell office:value-type="float" office:value="200.776">
                <text:p>200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026">
                <text:p>10</text:p>
              </table:table-cell>
              <table:table-cell office:value-type="float" office:value="200.836">
                <text:p>200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368">
                <text:p>10</text:p>
              </table:table-cell>
              <table:table-cell office:value-type="float" office:value="200.932">
                <text:p>200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722">
                <text:p>10</text:p>
              </table:table-cell>
              <table:table-cell office:value-type="float" office:value="201.033">
                <text:p>201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944">
                <text:p>10</text:p>
              </table:table-cell>
              <table:table-cell office:value-type="float" office:value="201.096">
                <text:p>201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305">
                <text:p>10</text:p>
              </table:table-cell>
              <table:table-cell office:value-type="float" office:value="201.198">
                <text:p>201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628">
                <text:p>10</text:p>
              </table:table-cell>
              <table:table-cell office:value-type="float" office:value="201.289">
                <text:p>201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001">
                <text:p>10</text:p>
              </table:table-cell>
              <table:table-cell office:value-type="float" office:value="201.395">
                <text:p>201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351">
                <text:p>10</text:p>
              </table:table-cell>
              <table:table-cell office:value-type="float" office:value="201.494">
                <text:p>201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689">
                <text:p>10</text:p>
              </table:table-cell>
              <table:table-cell office:value-type="float" office:value="201.59">
                <text:p>201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059">
                <text:p>10</text:p>
              </table:table-cell>
              <table:table-cell office:value-type="float" office:value="201.695">
                <text:p>201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416">
                <text:p>10</text:p>
              </table:table-cell>
              <table:table-cell office:value-type="float" office:value="201.796">
                <text:p>201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787">
                <text:p>10</text:p>
              </table:table-cell>
              <table:table-cell office:value-type="float" office:value="201.901">
                <text:p>201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125">
                <text:p>10</text:p>
              </table:table-cell>
              <table:table-cell office:value-type="float" office:value="201.997">
                <text:p>201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469">
                <text:p>10</text:p>
              </table:table-cell>
              <table:table-cell office:value-type="float" office:value="202.094">
                <text:p>202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671">
                <text:p>10</text:p>
              </table:table-cell>
              <table:table-cell office:value-type="float" office:value="202.151">
                <text:p>202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006">
                <text:p>10</text:p>
              </table:table-cell>
              <table:table-cell office:value-type="float" office:value="202.246">
                <text:p>202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35">
                <text:p>10</text:p>
              </table:table-cell>
              <table:table-cell office:value-type="float" office:value="202.344">
                <text:p>202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691">
                <text:p>10</text:p>
              </table:table-cell>
              <table:table-cell office:value-type="float" office:value="202.44">
                <text:p>202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018">
                <text:p>10</text:p>
              </table:table-cell>
              <table:table-cell office:value-type="float" office:value="202.533">
                <text:p>202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386">
                <text:p>10</text:p>
              </table:table-cell>
              <table:table-cell office:value-type="float" office:value="202.637">
                <text:p>202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742">
                <text:p>10</text:p>
              </table:table-cell>
              <table:table-cell office:value-type="float" office:value="202.738">
                <text:p>202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107">
                <text:p>10</text:p>
              </table:table-cell>
              <table:table-cell office:value-type="float" office:value="202.842">
                <text:p>202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457">
                <text:p>10</text:p>
              </table:table-cell>
              <table:table-cell office:value-type="float" office:value="202.941">
                <text:p>202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788">
                <text:p>10</text:p>
              </table:table-cell>
              <table:table-cell office:value-type="float" office:value="203.035">
                <text:p>203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15">
                <text:p>10</text:p>
              </table:table-cell>
              <table:table-cell office:value-type="float" office:value="203.138">
                <text:p>203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49">
                <text:p>10</text:p>
              </table:table-cell>
              <table:table-cell office:value-type="float" office:value="203.234">
                <text:p>203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886">
                <text:p>10</text:p>
              </table:table-cell>
              <table:table-cell office:value-type="float" office:value="203.347">
                <text:p>203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225">
                <text:p>10</text:p>
              </table:table-cell>
              <table:table-cell office:value-type="float" office:value="203.443">
                <text:p>203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582">
                <text:p>10</text:p>
              </table:table-cell>
              <table:table-cell office:value-type="float" office:value="203.544">
                <text:p>203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911">
                <text:p>10</text:p>
              </table:table-cell>
              <table:table-cell office:value-type="float" office:value="203.637">
                <text:p>203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263">
                <text:p>10</text:p>
              </table:table-cell>
              <table:table-cell office:value-type="float" office:value="203.737">
                <text:p>203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634">
                <text:p>10</text:p>
              </table:table-cell>
              <table:table-cell office:value-type="float" office:value="203.843">
                <text:p>203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976">
                <text:p>10</text:p>
              </table:table-cell>
              <table:table-cell office:value-type="float" office:value="203.939">
                <text:p>203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349">
                <text:p>10</text:p>
              </table:table-cell>
              <table:table-cell office:value-type="float" office:value="204.046">
                <text:p>204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692">
                <text:p>10</text:p>
              </table:table-cell>
              <table:table-cell office:value-type="float" office:value="204.143">
                <text:p>204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046">
                <text:p>10</text:p>
              </table:table-cell>
              <table:table-cell office:value-type="float" office:value="204.243">
                <text:p>204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489">
                <text:p>10</text:p>
              </table:table-cell>
              <table:table-cell office:value-type="float" office:value="204.37">
                <text:p>204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85">
                <text:p>10</text:p>
              </table:table-cell>
              <table:table-cell office:value-type="float" office:value="204.472">
                <text:p>204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056">
                <text:p>10</text:p>
              </table:table-cell>
              <table:table-cell office:value-type="float" office:value="204.531">
                <text:p>204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382">
                <text:p>10</text:p>
              </table:table-cell>
              <table:table-cell office:value-type="float" office:value="204.623">
                <text:p>204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734">
                <text:p>10</text:p>
              </table:table-cell>
              <table:table-cell office:value-type="float" office:value="204.724">
                <text:p>204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934">
                <text:p>10</text:p>
              </table:table-cell>
              <table:table-cell office:value-type="float" office:value="204.78">
                <text:p>204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265">
                <text:p>10</text:p>
              </table:table-cell>
              <table:table-cell office:value-type="float" office:value="204.875">
                <text:p>204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604">
                <text:p>10</text:p>
              </table:table-cell>
              <table:table-cell office:value-type="float" office:value="204.971">
                <text:p>204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941">
                <text:p>10</text:p>
              </table:table-cell>
              <table:table-cell office:value-type="float" office:value="205.067">
                <text:p>20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279">
                <text:p>10</text:p>
              </table:table-cell>
              <table:table-cell office:value-type="float" office:value="205.163">
                <text:p>205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629">
                <text:p>10</text:p>
              </table:table-cell>
              <table:table-cell office:value-type="float" office:value="205.262">
                <text:p>205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963">
                <text:p>10</text:p>
              </table:table-cell>
              <table:table-cell office:value-type="float" office:value="205.357">
                <text:p>205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471">
                <text:p>10</text:p>
              </table:table-cell>
              <table:table-cell office:value-type="float" office:value="205.503">
                <text:p>205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806">
                <text:p>10</text:p>
              </table:table-cell>
              <table:table-cell office:value-type="float" office:value="205.598">
                <text:p>205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138">
                <text:p>10</text:p>
              </table:table-cell>
              <table:table-cell office:value-type="float" office:value="205.693">
                <text:p>205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543">
                <text:p>10</text:p>
              </table:table-cell>
              <table:table-cell office:value-type="float" office:value="205.808">
                <text:p>205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92">
                <text:p>10</text:p>
              </table:table-cell>
              <table:table-cell office:value-type="float" office:value="205.915">
                <text:p>205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28">
                <text:p>10</text:p>
              </table:table-cell>
              <table:table-cell office:value-type="float" office:value="206.018">
                <text:p>206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64">
                <text:p>10</text:p>
              </table:table-cell>
              <table:table-cell office:value-type="float" office:value="206.121">
                <text:p>206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997">
                <text:p>10</text:p>
              </table:table-cell>
              <table:table-cell office:value-type="float" office:value="206.222">
                <text:p>206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333">
                <text:p>10</text:p>
              </table:table-cell>
              <table:table-cell office:value-type="float" office:value="206.318">
                <text:p>206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545">
                <text:p>10</text:p>
              </table:table-cell>
              <table:table-cell office:value-type="float" office:value="206.379">
                <text:p>206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878">
                <text:p>10</text:p>
              </table:table-cell>
              <table:table-cell office:value-type="float" office:value="206.474">
                <text:p>206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267">
                <text:p>10</text:p>
              </table:table-cell>
              <table:table-cell office:value-type="float" office:value="206.585">
                <text:p>206.5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612">
                <text:p>10</text:p>
              </table:table-cell>
              <table:table-cell office:value-type="float" office:value="206.683">
                <text:p>206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952">
                <text:p>10</text:p>
              </table:table-cell>
              <table:table-cell office:value-type="float" office:value="206.78">
                <text:p>206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156">
                <text:p>10</text:p>
              </table:table-cell>
              <table:table-cell office:value-type="float" office:value="206.839">
                <text:p>206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516">
                <text:p>10</text:p>
              </table:table-cell>
              <table:table-cell office:value-type="float" office:value="206.942">
                <text:p>206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867">
                <text:p>10</text:p>
              </table:table-cell>
              <table:table-cell office:value-type="float" office:value="207.042">
                <text:p>207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215">
                <text:p>10</text:p>
              </table:table-cell>
              <table:table-cell office:value-type="float" office:value="207.141">
                <text:p>207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534">
                <text:p>10</text:p>
              </table:table-cell>
              <table:table-cell office:value-type="float" office:value="207.232">
                <text:p>207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903">
                <text:p>10</text:p>
              </table:table-cell>
              <table:table-cell office:value-type="float" office:value="207.338">
                <text:p>207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249">
                <text:p>10</text:p>
              </table:table-cell>
              <table:table-cell office:value-type="float" office:value="207.437">
                <text:p>207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611">
                <text:p>10</text:p>
              </table:table-cell>
              <table:table-cell office:value-type="float" office:value="207.54">
                <text:p>207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936">
                <text:p>10</text:p>
              </table:table-cell>
              <table:table-cell office:value-type="float" office:value="207.633">
                <text:p>207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283">
                <text:p>10</text:p>
              </table:table-cell>
              <table:table-cell office:value-type="float" office:value="207.732">
                <text:p>207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636">
                <text:p>10</text:p>
              </table:table-cell>
              <table:table-cell office:value-type="float" office:value="207.833">
                <text:p>207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977">
                <text:p>10</text:p>
              </table:table-cell>
              <table:table-cell office:value-type="float" office:value="207.931">
                <text:p>207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343">
                <text:p>10</text:p>
              </table:table-cell>
              <table:table-cell office:value-type="float" office:value="208.036">
                <text:p>208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686">
                <text:p>10</text:p>
              </table:table-cell>
              <table:table-cell office:value-type="float" office:value="208.134">
                <text:p>208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065">
                <text:p>10</text:p>
              </table:table-cell>
              <table:table-cell office:value-type="float" office:value="208.242">
                <text:p>208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389">
                <text:p>10</text:p>
              </table:table-cell>
              <table:table-cell office:value-type="float" office:value="208.335">
                <text:p>208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76">
                <text:p>10</text:p>
              </table:table-cell>
              <table:table-cell office:value-type="float" office:value="208.442">
                <text:p>208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106">
                <text:p>10</text:p>
              </table:table-cell>
              <table:table-cell office:value-type="float" office:value="208.541">
                <text:p>208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444">
                <text:p>10</text:p>
              </table:table-cell>
              <table:table-cell office:value-type="float" office:value="208.638">
                <text:p>208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644">
                <text:p>10</text:p>
              </table:table-cell>
              <table:table-cell office:value-type="float" office:value="208.695">
                <text:p>208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978">
                <text:p>10</text:p>
              </table:table-cell>
              <table:table-cell office:value-type="float" office:value="208.791">
                <text:p>208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366">
                <text:p>10</text:p>
              </table:table-cell>
              <table:table-cell office:value-type="float" office:value="208.902">
                <text:p>208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702">
                <text:p>10</text:p>
              </table:table-cell>
              <table:table-cell office:value-type="float" office:value="208.999">
                <text:p>208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036">
                <text:p>10</text:p>
              </table:table-cell>
              <table:table-cell office:value-type="float" office:value="209.095">
                <text:p>209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415">
                <text:p>10</text:p>
              </table:table-cell>
              <table:table-cell office:value-type="float" office:value="209.203">
                <text:p>209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754">
                <text:p>10</text:p>
              </table:table-cell>
              <table:table-cell office:value-type="float" office:value="209.301">
                <text:p>209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113">
                <text:p>10</text:p>
              </table:table-cell>
              <table:table-cell office:value-type="float" office:value="209.404">
                <text:p>209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478">
                <text:p>10</text:p>
              </table:table-cell>
              <table:table-cell office:value-type="float" office:value="209.509">
                <text:p>209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877">
                <text:p>10</text:p>
              </table:table-cell>
              <table:table-cell office:value-type="float" office:value="209.624">
                <text:p>209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221">
                <text:p>10</text:p>
              </table:table-cell>
              <table:table-cell office:value-type="float" office:value="209.722">
                <text:p>209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558">
                <text:p>10</text:p>
              </table:table-cell>
              <table:table-cell office:value-type="float" office:value="209.819">
                <text:p>209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783">
                <text:p>10</text:p>
              </table:table-cell>
              <table:table-cell office:value-type="float" office:value="209.884">
                <text:p>209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134">
                <text:p>10</text:p>
              </table:table-cell>
              <table:table-cell office:value-type="float" office:value="209.985">
                <text:p>209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503">
                <text:p>10</text:p>
              </table:table-cell>
              <table:table-cell office:value-type="float" office:value="210.092">
                <text:p>210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732">
                <text:p>10</text:p>
              </table:table-cell>
              <table:table-cell office:value-type="float" office:value="210.158">
                <text:p>210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964">
                <text:p>10</text:p>
              </table:table-cell>
              <table:table-cell office:value-type="float" office:value="210.225">
                <text:p>210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317">
                <text:p>10</text:p>
              </table:table-cell>
              <table:table-cell office:value-type="float" office:value="210.326">
                <text:p>210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676">
                <text:p>10</text:p>
              </table:table-cell>
              <table:table-cell office:value-type="float" office:value="210.43">
                <text:p>210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012">
                <text:p>10</text:p>
              </table:table-cell>
              <table:table-cell office:value-type="float" office:value="210.526">
                <text:p>210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345">
                <text:p>10</text:p>
              </table:table-cell>
              <table:table-cell office:value-type="float" office:value="210.623">
                <text:p>210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699">
                <text:p>10</text:p>
              </table:table-cell>
              <table:table-cell office:value-type="float" office:value="210.725">
                <text:p>210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036">
                <text:p>10</text:p>
              </table:table-cell>
              <table:table-cell office:value-type="float" office:value="210.822">
                <text:p>210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379">
                <text:p>10</text:p>
              </table:table-cell>
              <table:table-cell office:value-type="float" office:value="210.921">
                <text:p>210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728">
                <text:p>10</text:p>
              </table:table-cell>
              <table:table-cell office:value-type="float" office:value="211.021">
                <text:p>211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076">
                <text:p>20</text:p>
              </table:table-cell>
              <table:table-cell office:value-type="float" office:value="211.122">
                <text:p>211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416">
                <text:p>20</text:p>
              </table:table-cell>
              <table:table-cell office:value-type="float" office:value="211.22">
                <text:p>211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74">
                <text:p>20</text:p>
              </table:table-cell>
              <table:table-cell office:value-type="float" office:value="211.313">
                <text:p>211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943">
                <text:p>20</text:p>
              </table:table-cell>
              <table:table-cell office:value-type="float" office:value="211.372">
                <text:p>211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265">
                <text:p>20</text:p>
              </table:table-cell>
              <table:table-cell office:value-type="float" office:value="211.465">
                <text:p>211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633">
                <text:p>20</text:p>
              </table:table-cell>
              <table:table-cell office:value-type="float" office:value="211.571">
                <text:p>211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968">
                <text:p>20</text:p>
              </table:table-cell>
              <table:table-cell office:value-type="float" office:value="211.668">
                <text:p>211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299">
                <text:p>20</text:p>
              </table:table-cell>
              <table:table-cell office:value-type="float" office:value="211.763">
                <text:p>211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656">
                <text:p>20</text:p>
              </table:table-cell>
              <table:table-cell office:value-type="float" office:value="211.867">
                <text:p>211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98">
                <text:p>20</text:p>
              </table:table-cell>
              <table:table-cell office:value-type="float" office:value="211.961">
                <text:p>211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351">
                <text:p>20</text:p>
              </table:table-cell>
              <table:table-cell office:value-type="float" office:value="212.068">
                <text:p>212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682">
                <text:p>20</text:p>
              </table:table-cell>
              <table:table-cell office:value-type="float" office:value="212.164">
                <text:p>212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044">
                <text:p>20</text:p>
              </table:table-cell>
              <table:table-cell office:value-type="float" office:value="212.268">
                <text:p>212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406">
                <text:p>20</text:p>
              </table:table-cell>
              <table:table-cell office:value-type="float" office:value="212.374">
                <text:p>212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772">
                <text:p>20</text:p>
              </table:table-cell>
              <table:table-cell office:value-type="float" office:value="212.479">
                <text:p>212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973">
                <text:p>20</text:p>
              </table:table-cell>
              <table:table-cell office:value-type="float" office:value="212.538">
                <text:p>212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173">
                <text:p>20</text:p>
              </table:table-cell>
              <table:table-cell office:value-type="float" office:value="212.596">
                <text:p>212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503">
                <text:p>20</text:p>
              </table:table-cell>
              <table:table-cell office:value-type="float" office:value="212.691">
                <text:p>212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859">
                <text:p>20</text:p>
              </table:table-cell>
              <table:table-cell office:value-type="float" office:value="212.795">
                <text:p>212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189">
                <text:p>20</text:p>
              </table:table-cell>
              <table:table-cell office:value-type="float" office:value="212.89">
                <text:p>212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55">
                <text:p>20</text:p>
              </table:table-cell>
              <table:table-cell office:value-type="float" office:value="212.995">
                <text:p>212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889">
                <text:p>20</text:p>
              </table:table-cell>
              <table:table-cell office:value-type="float" office:value="213.093">
                <text:p>213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228">
                <text:p>20</text:p>
              </table:table-cell>
              <table:table-cell office:value-type="float" office:value="213.192">
                <text:p>213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61">
                <text:p>20</text:p>
              </table:table-cell>
              <table:table-cell office:value-type="float" office:value="213.302">
                <text:p>213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926">
                <text:p>20</text:p>
              </table:table-cell>
              <table:table-cell office:value-type="float" office:value="213.394">
                <text:p>213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29">
                <text:p>20</text:p>
              </table:table-cell>
              <table:table-cell office:value-type="float" office:value="213.5">
                <text:p>21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621">
                <text:p>20</text:p>
              </table:table-cell>
              <table:table-cell office:value-type="float" office:value="213.596">
                <text:p>213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986">
                <text:p>20</text:p>
              </table:table-cell>
              <table:table-cell office:value-type="float" office:value="213.702">
                <text:p>213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319">
                <text:p>20</text:p>
              </table:table-cell>
              <table:table-cell office:value-type="float" office:value="213.799">
                <text:p>213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686">
                <text:p>20</text:p>
              </table:table-cell>
              <table:table-cell office:value-type="float" office:value="213.905">
                <text:p>213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035">
                <text:p>20</text:p>
              </table:table-cell>
              <table:table-cell office:value-type="float" office:value="214.007">
                <text:p>214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382">
                <text:p>20</text:p>
              </table:table-cell>
              <table:table-cell office:value-type="float" office:value="214.108">
                <text:p>214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583">
                <text:p>20</text:p>
              </table:table-cell>
              <table:table-cell office:value-type="float" office:value="214.166">
                <text:p>214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934">
                <text:p>20</text:p>
              </table:table-cell>
              <table:table-cell office:value-type="float" office:value="214.269">
                <text:p>214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303">
                <text:p>20</text:p>
              </table:table-cell>
              <table:table-cell office:value-type="float" office:value="214.376">
                <text:p>214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649">
                <text:p>20</text:p>
              </table:table-cell>
              <table:table-cell office:value-type="float" office:value="214.477">
                <text:p>214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979">
                <text:p>20</text:p>
              </table:table-cell>
              <table:table-cell office:value-type="float" office:value="214.573">
                <text:p>214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191">
                <text:p>20</text:p>
              </table:table-cell>
              <table:table-cell office:value-type="float" office:value="214.634">
                <text:p>214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535">
                <text:p>20</text:p>
              </table:table-cell>
              <table:table-cell office:value-type="float" office:value="214.735">
                <text:p>214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888">
                <text:p>20</text:p>
              </table:table-cell>
              <table:table-cell office:value-type="float" office:value="214.837">
                <text:p>214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251">
                <text:p>20</text:p>
              </table:table-cell>
              <table:table-cell office:value-type="float" office:value="214.943">
                <text:p>214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588">
                <text:p>20</text:p>
              </table:table-cell>
              <table:table-cell office:value-type="float" office:value="215.041">
                <text:p>215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962">
                <text:p>20</text:p>
              </table:table-cell>
              <table:table-cell office:value-type="float" office:value="215.151">
                <text:p>215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3">
                <text:p>20</text:p>
              </table:table-cell>
              <table:table-cell office:value-type="float" office:value="215.249">
                <text:p>215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669">
                <text:p>20</text:p>
              </table:table-cell>
              <table:table-cell office:value-type="float" office:value="215.357">
                <text:p>215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018">
                <text:p>20</text:p>
              </table:table-cell>
              <table:table-cell office:value-type="float" office:value="215.459">
                <text:p>215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392">
                <text:p>20</text:p>
              </table:table-cell>
              <table:table-cell office:value-type="float" office:value="215.568">
                <text:p>215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733">
                <text:p>20</text:p>
              </table:table-cell>
              <table:table-cell office:value-type="float" office:value="215.667">
                <text:p>215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118">
                <text:p>20</text:p>
              </table:table-cell>
              <table:table-cell office:value-type="float" office:value="215.78">
                <text:p>215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455">
                <text:p>20</text:p>
              </table:table-cell>
              <table:table-cell office:value-type="float" office:value="215.878">
                <text:p>215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816">
                <text:p>20</text:p>
              </table:table-cell>
              <table:table-cell office:value-type="float" office:value="215.983">
                <text:p>215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037">
                <text:p>20</text:p>
              </table:table-cell>
              <table:table-cell office:value-type="float" office:value="216.048">
                <text:p>216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24">
                <text:p>20</text:p>
              </table:table-cell>
              <table:table-cell office:value-type="float" office:value="216.108">
                <text:p>216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604">
                <text:p>20</text:p>
              </table:table-cell>
              <table:table-cell office:value-type="float" office:value="216.214">
                <text:p>216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961">
                <text:p>20</text:p>
              </table:table-cell>
              <table:table-cell office:value-type="float" office:value="216.318">
                <text:p>216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312">
                <text:p>20</text:p>
              </table:table-cell>
              <table:table-cell office:value-type="float" office:value="216.421">
                <text:p>216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681">
                <text:p>20</text:p>
              </table:table-cell>
              <table:table-cell office:value-type="float" office:value="216.529">
                <text:p>216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011">
                <text:p>20</text:p>
              </table:table-cell>
              <table:table-cell office:value-type="float" office:value="216.625">
                <text:p>216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38">
                <text:p>20</text:p>
              </table:table-cell>
              <table:table-cell office:value-type="float" office:value="216.733">
                <text:p>216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725">
                <text:p>20</text:p>
              </table:table-cell>
              <table:table-cell office:value-type="float" office:value="216.834">
                <text:p>216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088">
                <text:p>20</text:p>
              </table:table-cell>
              <table:table-cell office:value-type="float" office:value="216.94">
                <text:p>216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471">
                <text:p>20</text:p>
              </table:table-cell>
              <table:table-cell office:value-type="float" office:value="217.052">
                <text:p>217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831">
                <text:p>20</text:p>
              </table:table-cell>
              <table:table-cell office:value-type="float" office:value="217.158">
                <text:p>217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193">
                <text:p>20</text:p>
              </table:table-cell>
              <table:table-cell office:value-type="float" office:value="217.264">
                <text:p>217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61">
                <text:p>20</text:p>
              </table:table-cell>
              <table:table-cell office:value-type="float" office:value="217.386">
                <text:p>217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819">
                <text:p>20</text:p>
              </table:table-cell>
              <table:table-cell office:value-type="float" office:value="217.448">
                <text:p>217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159">
                <text:p>20</text:p>
              </table:table-cell>
              <table:table-cell office:value-type="float" office:value="217.547">
                <text:p>217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497">
                <text:p>20</text:p>
              </table:table-cell>
              <table:table-cell office:value-type="float" office:value="217.646">
                <text:p>217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847">
                <text:p>20</text:p>
              </table:table-cell>
              <table:table-cell office:value-type="float" office:value="217.749">
                <text:p>217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061">
                <text:p>20</text:p>
              </table:table-cell>
              <table:table-cell office:value-type="float" office:value="217.811">
                <text:p>217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398">
                <text:p>20</text:p>
              </table:table-cell>
              <table:table-cell office:value-type="float" office:value="217.91">
                <text:p>217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782">
                <text:p>20</text:p>
              </table:table-cell>
              <table:table-cell office:value-type="float" office:value="218.023">
                <text:p>218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101">
                <text:p>20</text:p>
              </table:table-cell>
              <table:table-cell office:value-type="float" office:value="218.116">
                <text:p>218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439">
                <text:p>20</text:p>
              </table:table-cell>
              <table:table-cell office:value-type="float" office:value="218.215">
                <text:p>218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669">
                <text:p>20</text:p>
              </table:table-cell>
              <table:table-cell office:value-type="float" office:value="218.283">
                <text:p>218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02">
                <text:p>20</text:p>
              </table:table-cell>
              <table:table-cell office:value-type="float" office:value="218.386">
                <text:p>218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367">
                <text:p>20</text:p>
              </table:table-cell>
              <table:table-cell office:value-type="float" office:value="218.487">
                <text:p>218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74">
                <text:p>20</text:p>
              </table:table-cell>
              <table:table-cell office:value-type="float" office:value="218.597">
                <text:p>218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102">
                <text:p>20</text:p>
              </table:table-cell>
              <table:table-cell office:value-type="float" office:value="218.703">
                <text:p>218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496">
                <text:p>20</text:p>
              </table:table-cell>
              <table:table-cell office:value-type="float" office:value="218.819">
                <text:p>218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83">
                <text:p>20</text:p>
              </table:table-cell>
              <table:table-cell office:value-type="float" office:value="218.917">
                <text:p>218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184">
                <text:p>20</text:p>
              </table:table-cell>
              <table:table-cell office:value-type="float" office:value="219.021">
                <text:p>219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529">
                <text:p>20</text:p>
              </table:table-cell>
              <table:table-cell office:value-type="float" office:value="219.122">
                <text:p>219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879">
                <text:p>20</text:p>
              </table:table-cell>
              <table:table-cell office:value-type="float" office:value="219.225">
                <text:p>219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26">
                <text:p>20</text:p>
              </table:table-cell>
              <table:table-cell office:value-type="float" office:value="219.337">
                <text:p>219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624">
                <text:p>20</text:p>
              </table:table-cell>
              <table:table-cell office:value-type="float" office:value="219.444">
                <text:p>219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999">
                <text:p>20</text:p>
              </table:table-cell>
              <table:table-cell office:value-type="float" office:value="219.554">
                <text:p>219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343">
                <text:p>20</text:p>
              </table:table-cell>
              <table:table-cell office:value-type="float" office:value="219.655">
                <text:p>219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689">
                <text:p>20</text:p>
              </table:table-cell>
              <table:table-cell office:value-type="float" office:value="219.757">
                <text:p>219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082">
                <text:p>20</text:p>
              </table:table-cell>
              <table:table-cell office:value-type="float" office:value="219.872">
                <text:p>219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444">
                <text:p>20</text:p>
              </table:table-cell>
              <table:table-cell office:value-type="float" office:value="219.979">
                <text:p>219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834">
                <text:p>20</text:p>
              </table:table-cell>
              <table:table-cell office:value-type="float" office:value="220.093">
                <text:p>220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176">
                <text:p>20</text:p>
              </table:table-cell>
              <table:table-cell office:value-type="float" office:value="220.194">
                <text:p>220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559">
                <text:p>20</text:p>
              </table:table-cell>
              <table:table-cell office:value-type="float" office:value="220.307">
                <text:p>220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921">
                <text:p>20</text:p>
              </table:table-cell>
              <table:table-cell office:value-type="float" office:value="220.413">
                <text:p>220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314">
                <text:p>20</text:p>
              </table:table-cell>
              <table:table-cell office:value-type="float" office:value="220.528">
                <text:p>220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666">
                <text:p>20</text:p>
              </table:table-cell>
              <table:table-cell office:value-type="float" office:value="220.632">
                <text:p>220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004">
                <text:p>20</text:p>
              </table:table-cell>
              <table:table-cell office:value-type="float" office:value="220.731">
                <text:p>220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215">
                <text:p>20</text:p>
              </table:table-cell>
              <table:table-cell office:value-type="float" office:value="220.794">
                <text:p>220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569">
                <text:p>20</text:p>
              </table:table-cell>
              <table:table-cell office:value-type="float" office:value="220.898">
                <text:p>220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923">
                <text:p>20</text:p>
              </table:table-cell>
              <table:table-cell office:value-type="float" office:value="221.002">
                <text:p>221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28">
                <text:p>20</text:p>
              </table:table-cell>
              <table:table-cell office:value-type="float" office:value="221.107">
                <text:p>221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608">
                <text:p>20</text:p>
              </table:table-cell>
              <table:table-cell office:value-type="float" office:value="221.203">
                <text:p>221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995">
                <text:p>20</text:p>
              </table:table-cell>
              <table:table-cell office:value-type="float" office:value="221.317">
                <text:p>221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33">
                <text:p>20</text:p>
              </table:table-cell>
              <table:table-cell office:value-type="float" office:value="221.416">
                <text:p>221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718">
                <text:p>20</text:p>
              </table:table-cell>
              <table:table-cell office:value-type="float" office:value="221.53">
                <text:p>221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057">
                <text:p>20</text:p>
              </table:table-cell>
              <table:table-cell office:value-type="float" office:value="221.63">
                <text:p>221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401">
                <text:p>20</text:p>
              </table:table-cell>
              <table:table-cell office:value-type="float" office:value="221.731">
                <text:p>221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772">
                <text:p>20</text:p>
              </table:table-cell>
              <table:table-cell office:value-type="float" office:value="221.84">
                <text:p>221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12">
                <text:p>20</text:p>
              </table:table-cell>
              <table:table-cell office:value-type="float" office:value="221.943">
                <text:p>221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519">
                <text:p>20</text:p>
              </table:table-cell>
              <table:table-cell office:value-type="float" office:value="222.06">
                <text:p>222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867">
                <text:p>20</text:p>
              </table:table-cell>
              <table:table-cell office:value-type="float" office:value="222.163">
                <text:p>222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199">
                <text:p>20</text:p>
              </table:table-cell>
              <table:table-cell office:value-type="float" office:value="222.26">
                <text:p>222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543">
                <text:p>20</text:p>
              </table:table-cell>
              <table:table-cell office:value-type="float" office:value="222.362">
                <text:p>222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922">
                <text:p>20</text:p>
              </table:table-cell>
              <table:table-cell office:value-type="float" office:value="222.473">
                <text:p>222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255">
                <text:p>20</text:p>
              </table:table-cell>
              <table:table-cell office:value-type="float" office:value="222.571">
                <text:p>222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644">
                <text:p>20</text:p>
              </table:table-cell>
              <table:table-cell office:value-type="float" office:value="222.686">
                <text:p>222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99">
                <text:p>20</text:p>
              </table:table-cell>
              <table:table-cell office:value-type="float" office:value="222.788">
                <text:p>222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37">
                <text:p>20</text:p>
              </table:table-cell>
              <table:table-cell office:value-type="float" office:value="222.9">
                <text:p>222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722">
                <text:p>20</text:p>
              </table:table-cell>
              <table:table-cell office:value-type="float" office:value="223.003">
                <text:p>223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091">
                <text:p>20</text:p>
              </table:table-cell>
              <table:table-cell office:value-type="float" office:value="223.112">
                <text:p>223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428">
                <text:p>20</text:p>
              </table:table-cell>
              <table:table-cell office:value-type="float" office:value="223.211">
                <text:p>223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768">
                <text:p>20</text:p>
              </table:table-cell>
              <table:table-cell office:value-type="float" office:value="223.311">
                <text:p>223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144">
                <text:p>20</text:p>
              </table:table-cell>
              <table:table-cell office:value-type="float" office:value="223.422">
                <text:p>223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502">
                <text:p>20</text:p>
              </table:table-cell>
              <table:table-cell office:value-type="float" office:value="223.528">
                <text:p>223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833">
                <text:p>20</text:p>
              </table:table-cell>
              <table:table-cell office:value-type="float" office:value="223.625">
                <text:p>223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04">
                <text:p>20</text:p>
              </table:table-cell>
              <table:table-cell office:value-type="float" office:value="223.686">
                <text:p>223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403">
                <text:p>20</text:p>
              </table:table-cell>
              <table:table-cell office:value-type="float" office:value="223.793">
                <text:p>223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766">
                <text:p>20</text:p>
              </table:table-cell>
              <table:table-cell office:value-type="float" office:value="223.9">
                <text:p>223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12">
                <text:p>20</text:p>
              </table:table-cell>
              <table:table-cell office:value-type="float" office:value="224.004">
                <text:p>224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452">
                <text:p>20</text:p>
              </table:table-cell>
              <table:table-cell office:value-type="float" office:value="224.102">
                <text:p>224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829">
                <text:p>20</text:p>
              </table:table-cell>
              <table:table-cell office:value-type="float" office:value="224.213">
                <text:p>224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178">
                <text:p>20</text:p>
              </table:table-cell>
              <table:table-cell office:value-type="float" office:value="224.316">
                <text:p>224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523">
                <text:p>20</text:p>
              </table:table-cell>
              <table:table-cell office:value-type="float" office:value="224.417">
                <text:p>224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878">
                <text:p>20</text:p>
              </table:table-cell>
              <table:table-cell office:value-type="float" office:value="224.522">
                <text:p>224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24">
                <text:p>20</text:p>
              </table:table-cell>
              <table:table-cell office:value-type="float" office:value="224.628">
                <text:p>224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616">
                <text:p>20</text:p>
              </table:table-cell>
              <table:table-cell office:value-type="float" office:value="224.739">
                <text:p>224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962">
                <text:p>20</text:p>
              </table:table-cell>
              <table:table-cell office:value-type="float" office:value="224.841">
                <text:p>224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321">
                <text:p>20</text:p>
              </table:table-cell>
              <table:table-cell office:value-type="float" office:value="224.947">
                <text:p>224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685">
                <text:p>20</text:p>
              </table:table-cell>
              <table:table-cell office:value-type="float" office:value="225.054">
                <text:p>225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036">
                <text:p>20</text:p>
              </table:table-cell>
              <table:table-cell office:value-type="float" office:value="225.157">
                <text:p>225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419">
                <text:p>20</text:p>
              </table:table-cell>
              <table:table-cell office:value-type="float" office:value="225.27">
                <text:p>225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764">
                <text:p>20</text:p>
              </table:table-cell>
              <table:table-cell office:value-type="float" office:value="225.372">
                <text:p>225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122">
                <text:p>20</text:p>
              </table:table-cell>
              <table:table-cell office:value-type="float" office:value="225.477">
                <text:p>225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623">
                <text:p>20</text:p>
              </table:table-cell>
              <table:table-cell office:value-type="float" office:value="225.625">
                <text:p>225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976">
                <text:p>20</text:p>
              </table:table-cell>
              <table:table-cell office:value-type="float" office:value="225.729">
                <text:p>225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341">
                <text:p>20</text:p>
              </table:table-cell>
              <table:table-cell office:value-type="float" office:value="225.836">
                <text:p>225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688">
                <text:p>20</text:p>
              </table:table-cell>
              <table:table-cell office:value-type="float" office:value="225.939">
                <text:p>225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036">
                <text:p>20</text:p>
              </table:table-cell>
              <table:table-cell office:value-type="float" office:value="226.041">
                <text:p>226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417">
                <text:p>20</text:p>
              </table:table-cell>
              <table:table-cell office:value-type="float" office:value="226.153">
                <text:p>226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781">
                <text:p>20</text:p>
              </table:table-cell>
              <table:table-cell office:value-type="float" office:value="226.26">
                <text:p>226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145">
                <text:p>20</text:p>
              </table:table-cell>
              <table:table-cell office:value-type="float" office:value="226.367">
                <text:p>226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481">
                <text:p>20</text:p>
              </table:table-cell>
              <table:table-cell office:value-type="float" office:value="226.466">
                <text:p>226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817">
                <text:p>20</text:p>
              </table:table-cell>
              <table:table-cell office:value-type="float" office:value="226.565">
                <text:p>226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183">
                <text:p>20</text:p>
              </table:table-cell>
              <table:table-cell office:value-type="float" office:value="226.673">
                <text:p>226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543">
                <text:p>20</text:p>
              </table:table-cell>
              <table:table-cell office:value-type="float" office:value="226.778">
                <text:p>226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917">
                <text:p>20</text:p>
              </table:table-cell>
              <table:table-cell office:value-type="float" office:value="226.888">
                <text:p>226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282">
                <text:p>20</text:p>
              </table:table-cell>
              <table:table-cell office:value-type="float" office:value="226.996">
                <text:p>226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619">
                <text:p>20</text:p>
              </table:table-cell>
              <table:table-cell office:value-type="float" office:value="227.095">
                <text:p>227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001">
                <text:p>20</text:p>
              </table:table-cell>
              <table:table-cell office:value-type="float" office:value="227.207">
                <text:p>227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364">
                <text:p>20</text:p>
              </table:table-cell>
              <table:table-cell office:value-type="float" office:value="227.314">
                <text:p>227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724">
                <text:p>20</text:p>
              </table:table-cell>
              <table:table-cell office:value-type="float" office:value="227.42">
                <text:p>227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092">
                <text:p>20</text:p>
              </table:table-cell>
              <table:table-cell office:value-type="float" office:value="227.528">
                <text:p>227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457">
                <text:p>20</text:p>
              </table:table-cell>
              <table:table-cell office:value-type="float" office:value="227.635">
                <text:p>227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792">
                <text:p>20</text:p>
              </table:table-cell>
              <table:table-cell office:value-type="float" office:value="227.734">
                <text:p>227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003">
                <text:p>20</text:p>
              </table:table-cell>
              <table:table-cell office:value-type="float" office:value="227.795">
                <text:p>227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364">
                <text:p>20</text:p>
              </table:table-cell>
              <table:table-cell office:value-type="float" office:value="227.902">
                <text:p>227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573">
                <text:p>20</text:p>
              </table:table-cell>
              <table:table-cell office:value-type="float" office:value="227.963">
                <text:p>227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795">
                <text:p>20</text:p>
              </table:table-cell>
              <table:table-cell office:value-type="float" office:value="228.028">
                <text:p>228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148">
                <text:p>20</text:p>
              </table:table-cell>
              <table:table-cell office:value-type="float" office:value="228.132">
                <text:p>228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48">
                <text:p>20</text:p>
              </table:table-cell>
              <table:table-cell office:value-type="float" office:value="228.23">
                <text:p>228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843">
                <text:p>20</text:p>
              </table:table-cell>
              <table:table-cell office:value-type="float" office:value="228.336">
                <text:p>228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058">
                <text:p>20</text:p>
              </table:table-cell>
              <table:table-cell office:value-type="float" office:value="228.4">
                <text:p>228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399">
                <text:p>20</text:p>
              </table:table-cell>
              <table:table-cell office:value-type="float" office:value="228.5">
                <text:p>228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727">
                <text:p>20</text:p>
              </table:table-cell>
              <table:table-cell office:value-type="float" office:value="228.596">
                <text:p>228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934">
                <text:p>20</text:p>
              </table:table-cell>
              <table:table-cell office:value-type="float" office:value="228.657">
                <text:p>228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301">
                <text:p>20</text:p>
              </table:table-cell>
              <table:table-cell office:value-type="float" office:value="228.764">
                <text:p>228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532">
                <text:p>20</text:p>
              </table:table-cell>
              <table:table-cell office:value-type="float" office:value="228.832">
                <text:p>228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906">
                <text:p>20</text:p>
              </table:table-cell>
              <table:table-cell office:value-type="float" office:value="228.942">
                <text:p>228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23">
                <text:p>20</text:p>
              </table:table-cell>
              <table:table-cell office:value-type="float" office:value="229.037">
                <text:p>229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57">
                <text:p>20</text:p>
              </table:table-cell>
              <table:table-cell office:value-type="float" office:value="229.136">
                <text:p>229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89">
                <text:p>20</text:p>
              </table:table-cell>
              <table:table-cell office:value-type="float" office:value="229.23">
                <text:p>229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269">
                <text:p>20</text:p>
              </table:table-cell>
              <table:table-cell office:value-type="float" office:value="229.342">
                <text:p>229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617">
                <text:p>20</text:p>
              </table:table-cell>
              <table:table-cell office:value-type="float" office:value="229.443">
                <text:p>229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986">
                <text:p>20</text:p>
              </table:table-cell>
              <table:table-cell office:value-type="float" office:value="229.551">
                <text:p>229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353">
                <text:p>20</text:p>
              </table:table-cell>
              <table:table-cell office:value-type="float" office:value="229.659">
                <text:p>229.6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697">
                <text:p>20</text:p>
              </table:table-cell>
              <table:table-cell office:value-type="float" office:value="229.76">
                <text:p>229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904">
                <text:p>20</text:p>
              </table:table-cell>
              <table:table-cell office:value-type="float" office:value="229.821">
                <text:p>229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258">
                <text:p>20</text:p>
              </table:table-cell>
              <table:table-cell office:value-type="float" office:value="229.924">
                <text:p>229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604">
                <text:p>20</text:p>
              </table:table-cell>
              <table:table-cell office:value-type="float" office:value="230.026">
                <text:p>230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81">
                <text:p>20</text:p>
              </table:table-cell>
              <table:table-cell office:value-type="float" office:value="230.086">
                <text:p>230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144">
                <text:p>20</text:p>
              </table:table-cell>
              <table:table-cell office:value-type="float" office:value="230.184">
                <text:p>230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502">
                <text:p>20</text:p>
              </table:table-cell>
              <table:table-cell office:value-type="float" office:value="230.289">
                <text:p>230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869">
                <text:p>20</text:p>
              </table:table-cell>
              <table:table-cell office:value-type="float" office:value="230.396">
                <text:p>230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218">
                <text:p>20</text:p>
              </table:table-cell>
              <table:table-cell office:value-type="float" office:value="230.498">
                <text:p>230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569">
                <text:p>20</text:p>
              </table:table-cell>
              <table:table-cell office:value-type="float" office:value="230.601">
                <text:p>230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907">
                <text:p>20</text:p>
              </table:table-cell>
              <table:table-cell office:value-type="float" office:value="230.7">
                <text:p>230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273">
                <text:p>20</text:p>
              </table:table-cell>
              <table:table-cell office:value-type="float" office:value="230.807">
                <text:p>230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607">
                <text:p>20</text:p>
              </table:table-cell>
              <table:table-cell office:value-type="float" office:value="230.905">
                <text:p>230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943">
                <text:p>20</text:p>
              </table:table-cell>
              <table:table-cell office:value-type="float" office:value="231.003">
                <text:p>231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285">
                <text:p>20</text:p>
              </table:table-cell>
              <table:table-cell office:value-type="float" office:value="231.103">
                <text:p>231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643">
                <text:p>20</text:p>
              </table:table-cell>
              <table:table-cell office:value-type="float" office:value="231.207">
                <text:p>231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957">
                <text:p>20</text:p>
              </table:table-cell>
              <table:table-cell office:value-type="float" office:value="231.299">
                <text:p>231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325">
                <text:p>20</text:p>
              </table:table-cell>
              <table:table-cell office:value-type="float" office:value="231.407">
                <text:p>231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653">
                <text:p>20</text:p>
              </table:table-cell>
              <table:table-cell office:value-type="float" office:value="231.503">
                <text:p>231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015">
                <text:p>20</text:p>
              </table:table-cell>
              <table:table-cell office:value-type="float" office:value="231.608">
                <text:p>231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35">
                <text:p>20</text:p>
              </table:table-cell>
              <table:table-cell office:value-type="float" office:value="231.706">
                <text:p>231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679">
                <text:p>20</text:p>
              </table:table-cell>
              <table:table-cell office:value-type="float" office:value="231.802">
                <text:p>231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005">
                <text:p>20</text:p>
              </table:table-cell>
              <table:table-cell office:value-type="float" office:value="231.897">
                <text:p>231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209">
                <text:p>20</text:p>
              </table:table-cell>
              <table:table-cell office:value-type="float" office:value="231.957">
                <text:p>231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531">
                <text:p>20</text:p>
              </table:table-cell>
              <table:table-cell office:value-type="float" office:value="232.051">
                <text:p>232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871">
                <text:p>20</text:p>
              </table:table-cell>
              <table:table-cell office:value-type="float" office:value="232.15">
                <text:p>232.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073">
                <text:p>20</text:p>
              </table:table-cell>
              <table:table-cell office:value-type="float" office:value="232.209">
                <text:p>232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408">
                <text:p>20</text:p>
              </table:table-cell>
              <table:table-cell office:value-type="float" office:value="232.307">
                <text:p>232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726">
                <text:p>20</text:p>
              </table:table-cell>
              <table:table-cell office:value-type="float" office:value="232.4">
                <text:p>232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089">
                <text:p>20</text:p>
              </table:table-cell>
              <table:table-cell office:value-type="float" office:value="232.506">
                <text:p>232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416">
                <text:p>20</text:p>
              </table:table-cell>
              <table:table-cell office:value-type="float" office:value="232.601">
                <text:p>232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751">
                <text:p>20</text:p>
              </table:table-cell>
              <table:table-cell office:value-type="float" office:value="232.698">
                <text:p>232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085">
                <text:p>20</text:p>
              </table:table-cell>
              <table:table-cell office:value-type="float" office:value="232.796">
                <text:p>232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288">
                <text:p>20</text:p>
              </table:table-cell>
              <table:table-cell office:value-type="float" office:value="232.855">
                <text:p>232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642">
                <text:p>20</text:p>
              </table:table-cell>
              <table:table-cell office:value-type="float" office:value="232.958">
                <text:p>232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004">
                <text:p>20</text:p>
              </table:table-cell>
              <table:table-cell office:value-type="float" office:value="233.064">
                <text:p>233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359">
                <text:p>20</text:p>
              </table:table-cell>
              <table:table-cell office:value-type="float" office:value="233.167">
                <text:p>233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712">
                <text:p>20</text:p>
              </table:table-cell>
              <table:table-cell office:value-type="float" office:value="233.27">
                <text:p>233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92">
                <text:p>20</text:p>
              </table:table-cell>
              <table:table-cell office:value-type="float" office:value="233.33">
                <text:p>233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308">
                <text:p>20</text:p>
              </table:table-cell>
              <table:table-cell office:value-type="float" office:value="233.443">
                <text:p>233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642">
                <text:p>20</text:p>
              </table:table-cell>
              <table:table-cell office:value-type="float" office:value="233.54">
                <text:p>233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993">
                <text:p>20</text:p>
              </table:table-cell>
              <table:table-cell office:value-type="float" office:value="233.642">
                <text:p>233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324">
                <text:p>20</text:p>
              </table:table-cell>
              <table:table-cell office:value-type="float" office:value="233.739">
                <text:p>233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653">
                <text:p>20</text:p>
              </table:table-cell>
              <table:table-cell office:value-type="float" office:value="233.834">
                <text:p>233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857">
                <text:p>20</text:p>
              </table:table-cell>
              <table:table-cell office:value-type="float" office:value="233.894">
                <text:p>233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076">
                <text:p>20</text:p>
              </table:table-cell>
              <table:table-cell office:value-type="float" office:value="233.957">
                <text:p>233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448">
                <text:p>20</text:p>
              </table:table-cell>
              <table:table-cell office:value-type="float" office:value="234.065">
                <text:p>234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815">
                <text:p>20</text:p>
              </table:table-cell>
              <table:table-cell office:value-type="float" office:value="234.172">
                <text:p>234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169">
                <text:p>20</text:p>
              </table:table-cell>
              <table:table-cell office:value-type="float" office:value="234.275">
                <text:p>234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496">
                <text:p>20</text:p>
              </table:table-cell>
              <table:table-cell office:value-type="float" office:value="234.369">
                <text:p>234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854">
                <text:p>20</text:p>
              </table:table-cell>
              <table:table-cell office:value-type="float" office:value="234.473">
                <text:p>234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191">
                <text:p>20</text:p>
              </table:table-cell>
              <table:table-cell office:value-type="float" office:value="234.571">
                <text:p>234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542">
                <text:p>20</text:p>
              </table:table-cell>
              <table:table-cell office:value-type="float" office:value="234.673">
                <text:p>234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903">
                <text:p>20</text:p>
              </table:table-cell>
              <table:table-cell office:value-type="float" office:value="234.778">
                <text:p>234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271">
                <text:p>20</text:p>
              </table:table-cell>
              <table:table-cell office:value-type="float" office:value="234.885">
                <text:p>23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594">
                <text:p>20</text:p>
              </table:table-cell>
              <table:table-cell office:value-type="float" office:value="234.978">
                <text:p>234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943">
                <text:p>20</text:p>
              </table:table-cell>
              <table:table-cell office:value-type="float" office:value="235.079">
                <text:p>235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277">
                <text:p>20</text:p>
              </table:table-cell>
              <table:table-cell office:value-type="float" office:value="235.176">
                <text:p>235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637">
                <text:p>20</text:p>
              </table:table-cell>
              <table:table-cell office:value-type="float" office:value="235.28">
                <text:p>235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961">
                <text:p>20</text:p>
              </table:table-cell>
              <table:table-cell office:value-type="float" office:value="235.374">
                <text:p>235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294">
                <text:p>20</text:p>
              </table:table-cell>
              <table:table-cell office:value-type="float" office:value="235.471">
                <text:p>235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609">
                <text:p>20</text:p>
              </table:table-cell>
              <table:table-cell office:value-type="float" office:value="235.562">
                <text:p>235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995">
                <text:p>20</text:p>
              </table:table-cell>
              <table:table-cell office:value-type="float" office:value="235.674">
                <text:p>235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338">
                <text:p>20</text:p>
              </table:table-cell>
              <table:table-cell office:value-type="float" office:value="235.773">
                <text:p>235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542">
                <text:p>20</text:p>
              </table:table-cell>
              <table:table-cell office:value-type="float" office:value="235.832">
                <text:p>235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897">
                <text:p>20</text:p>
              </table:table-cell>
              <table:table-cell office:value-type="float" office:value="235.934">
                <text:p>235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262">
                <text:p>20</text:p>
              </table:table-cell>
              <table:table-cell office:value-type="float" office:value="236.04">
                <text:p>236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605">
                <text:p>20</text:p>
              </table:table-cell>
              <table:table-cell office:value-type="float" office:value="236.139">
                <text:p>236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933">
                <text:p>20</text:p>
              </table:table-cell>
              <table:table-cell office:value-type="float" office:value="236.234">
                <text:p>236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143">
                <text:p>20</text:p>
              </table:table-cell>
              <table:table-cell office:value-type="float" office:value="236.295">
                <text:p>236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506">
                <text:p>20</text:p>
              </table:table-cell>
              <table:table-cell office:value-type="float" office:value="236.399">
                <text:p>236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889">
                <text:p>20</text:p>
              </table:table-cell>
              <table:table-cell office:value-type="float" office:value="236.51">
                <text:p>236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221">
                <text:p>20</text:p>
              </table:table-cell>
              <table:table-cell office:value-type="float" office:value="236.606">
                <text:p>236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548">
                <text:p>20</text:p>
              </table:table-cell>
              <table:table-cell office:value-type="float" office:value="236.7">
                <text:p>236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877">
                <text:p>20</text:p>
              </table:table-cell>
              <table:table-cell office:value-type="float" office:value="236.795">
                <text:p>236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228">
                <text:p>20</text:p>
              </table:table-cell>
              <table:table-cell office:value-type="float" office:value="236.897">
                <text:p>236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574">
                <text:p>20</text:p>
              </table:table-cell>
              <table:table-cell office:value-type="float" office:value="236.996">
                <text:p>236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895">
                <text:p>20</text:p>
              </table:table-cell>
              <table:table-cell office:value-type="float" office:value="237.089">
                <text:p>237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246">
                <text:p>20</text:p>
              </table:table-cell>
              <table:table-cell office:value-type="float" office:value="237.19">
                <text:p>237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573">
                <text:p>20</text:p>
              </table:table-cell>
              <table:table-cell office:value-type="float" office:value="237.284">
                <text:p>237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905">
                <text:p>20</text:p>
              </table:table-cell>
              <table:table-cell office:value-type="float" office:value="237.38">
                <text:p>237.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237">
                <text:p>20</text:p>
              </table:table-cell>
              <table:table-cell office:value-type="float" office:value="237.475">
                <text:p>237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694">
                <text:p>20</text:p>
              </table:table-cell>
              <table:table-cell office:value-type="float" office:value="237.607">
                <text:p>237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058">
                <text:p>20</text:p>
              </table:table-cell>
              <table:table-cell office:value-type="float" office:value="237.712">
                <text:p>237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418">
                <text:p>20</text:p>
              </table:table-cell>
              <table:table-cell office:value-type="float" office:value="237.816">
                <text:p>237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777">
                <text:p>20</text:p>
              </table:table-cell>
              <table:table-cell office:value-type="float" office:value="237.919">
                <text:p>237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115">
                <text:p>20</text:p>
              </table:table-cell>
              <table:table-cell office:value-type="float" office:value="238.016">
                <text:p>238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466">
                <text:p>20</text:p>
              </table:table-cell>
              <table:table-cell office:value-type="float" office:value="238.117">
                <text:p>238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676">
                <text:p>20</text:p>
              </table:table-cell>
              <table:table-cell office:value-type="float" office:value="238.177">
                <text:p>238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014">
                <text:p>20</text:p>
              </table:table-cell>
              <table:table-cell office:value-type="float" office:value="238.274">
                <text:p>238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369">
                <text:p>20</text:p>
              </table:table-cell>
              <table:table-cell office:value-type="float" office:value="238.376">
                <text:p>238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717">
                <text:p>20</text:p>
              </table:table-cell>
              <table:table-cell office:value-type="float" office:value="238.476">
                <text:p>238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061">
                <text:p>20</text:p>
              </table:table-cell>
              <table:table-cell office:value-type="float" office:value="238.575">
                <text:p>238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409">
                <text:p>20</text:p>
              </table:table-cell>
              <table:table-cell office:value-type="float" office:value="238.675">
                <text:p>238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822">
                <text:p>20</text:p>
              </table:table-cell>
              <table:table-cell office:value-type="float" office:value="238.794">
                <text:p>238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155">
                <text:p>20</text:p>
              </table:table-cell>
              <table:table-cell office:value-type="float" office:value="238.889">
                <text:p>238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514">
                <text:p>20</text:p>
              </table:table-cell>
              <table:table-cell office:value-type="float" office:value="238.992">
                <text:p>238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858">
                <text:p>20</text:p>
              </table:table-cell>
              <table:table-cell office:value-type="float" office:value="239.09">
                <text:p>239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209">
                <text:p>20</text:p>
              </table:table-cell>
              <table:table-cell office:value-type="float" office:value="239.191">
                <text:p>239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539">
                <text:p>20</text:p>
              </table:table-cell>
              <table:table-cell office:value-type="float" office:value="239.286">
                <text:p>239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742">
                <text:p>20</text:p>
              </table:table-cell>
              <table:table-cell office:value-type="float" office:value="239.344">
                <text:p>239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096">
                <text:p>20</text:p>
              </table:table-cell>
              <table:table-cell office:value-type="float" office:value="239.445">
                <text:p>239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485">
                <text:p>20</text:p>
              </table:table-cell>
              <table:table-cell office:value-type="float" office:value="239.557">
                <text:p>239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831">
                <text:p>20</text:p>
              </table:table-cell>
              <table:table-cell office:value-type="float" office:value="239.656">
                <text:p>239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047">
                <text:p>20</text:p>
              </table:table-cell>
              <table:table-cell office:value-type="float" office:value="239.718">
                <text:p>239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252">
                <text:p>20</text:p>
              </table:table-cell>
              <table:table-cell office:value-type="float" office:value="239.776">
                <text:p>239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601">
                <text:p>20</text:p>
              </table:table-cell>
              <table:table-cell office:value-type="float" office:value="239.876">
                <text:p>239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944">
                <text:p>20</text:p>
              </table:table-cell>
              <table:table-cell office:value-type="float" office:value="239.974">
                <text:p>239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152">
                <text:p>20</text:p>
              </table:table-cell>
              <table:table-cell office:value-type="float" office:value="240.034">
                <text:p>240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508">
                <text:p>20</text:p>
              </table:table-cell>
              <table:table-cell office:value-type="float" office:value="240.135">
                <text:p>240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833">
                <text:p>20</text:p>
              </table:table-cell>
              <table:table-cell office:value-type="float" office:value="240.228">
                <text:p>240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169">
                <text:p>30</text:p>
              </table:table-cell>
              <table:table-cell office:value-type="float" office:value="240.324">
                <text:p>240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532">
                <text:p>30</text:p>
              </table:table-cell>
              <table:table-cell office:value-type="float" office:value="240.428">
                <text:p>240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874">
                <text:p>30</text:p>
              </table:table-cell>
              <table:table-cell office:value-type="float" office:value="240.525">
                <text:p>240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077">
                <text:p>30</text:p>
              </table:table-cell>
              <table:table-cell office:value-type="float" office:value="240.583">
                <text:p>240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446">
                <text:p>30</text:p>
              </table:table-cell>
              <table:table-cell office:value-type="float" office:value="240.689">
                <text:p>240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823">
                <text:p>30</text:p>
              </table:table-cell>
              <table:table-cell office:value-type="float" office:value="240.796">
                <text:p>240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195">
                <text:p>30</text:p>
              </table:table-cell>
              <table:table-cell office:value-type="float" office:value="240.902">
                <text:p>240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534">
                <text:p>30</text:p>
              </table:table-cell>
              <table:table-cell office:value-type="float" office:value="240.999">
                <text:p>240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896">
                <text:p>30</text:p>
              </table:table-cell>
              <table:table-cell office:value-type="float" office:value="241.102">
                <text:p>241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247">
                <text:p>30</text:p>
              </table:table-cell>
              <table:table-cell office:value-type="float" office:value="241.202">
                <text:p>241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579">
                <text:p>30</text:p>
              </table:table-cell>
              <table:table-cell office:value-type="float" office:value="241.296">
                <text:p>241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964">
                <text:p>30</text:p>
              </table:table-cell>
              <table:table-cell office:value-type="float" office:value="241.406">
                <text:p>241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323">
                <text:p>30</text:p>
              </table:table-cell>
              <table:table-cell office:value-type="float" office:value="241.508">
                <text:p>241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686">
                <text:p>30</text:p>
              </table:table-cell>
              <table:table-cell office:value-type="float" office:value="241.611">
                <text:p>241.6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042">
                <text:p>30</text:p>
              </table:table-cell>
              <table:table-cell office:value-type="float" office:value="241.713">
                <text:p>241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425">
                <text:p>30</text:p>
              </table:table-cell>
              <table:table-cell office:value-type="float" office:value="241.822">
                <text:p>241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806">
                <text:p>30</text:p>
              </table:table-cell>
              <table:table-cell office:value-type="float" office:value="241.93">
                <text:p>241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18">
                <text:p>30</text:p>
              </table:table-cell>
              <table:table-cell office:value-type="float" office:value="242.036">
                <text:p>242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541">
                <text:p>30</text:p>
              </table:table-cell>
              <table:table-cell office:value-type="float" office:value="242.139">
                <text:p>242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89">
                <text:p>30</text:p>
              </table:table-cell>
              <table:table-cell office:value-type="float" office:value="242.238">
                <text:p>242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261">
                <text:p>30</text:p>
              </table:table-cell>
              <table:table-cell office:value-type="float" office:value="242.343">
                <text:p>242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609">
                <text:p>30</text:p>
              </table:table-cell>
              <table:table-cell office:value-type="float" office:value="242.442">
                <text:p>242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964">
                <text:p>30</text:p>
              </table:table-cell>
              <table:table-cell office:value-type="float" office:value="242.543">
                <text:p>242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331">
                <text:p>30</text:p>
              </table:table-cell>
              <table:table-cell office:value-type="float" office:value="242.647">
                <text:p>242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679">
                <text:p>30</text:p>
              </table:table-cell>
              <table:table-cell office:value-type="float" office:value="242.745">
                <text:p>242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881">
                <text:p>30</text:p>
              </table:table-cell>
              <table:table-cell office:value-type="float" office:value="242.802">
                <text:p>242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219">
                <text:p>30</text:p>
              </table:table-cell>
              <table:table-cell office:value-type="float" office:value="242.899">
                <text:p>242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579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919">
                <text:p>30</text:p>
              </table:table-cell>
              <table:table-cell office:value-type="float" office:value="243.097">
                <text:p>243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268">
                <text:p>30</text:p>
              </table:table-cell>
              <table:table-cell office:value-type="float" office:value="243.195">
                <text:p>243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499">
                <text:p>30</text:p>
              </table:table-cell>
              <table:table-cell office:value-type="float" office:value="243.261">
                <text:p>243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853">
                <text:p>30</text:p>
              </table:table-cell>
              <table:table-cell office:value-type="float" office:value="243.361">
                <text:p>243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21">
                <text:p>30</text:p>
              </table:table-cell>
              <table:table-cell office:value-type="float" office:value="243.462">
                <text:p>243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42">
                <text:p>30</text:p>
              </table:table-cell>
              <table:table-cell office:value-type="float" office:value="243.522">
                <text:p>243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623">
                <text:p>30</text:p>
              </table:table-cell>
              <table:table-cell office:value-type="float" office:value="243.579">
                <text:p>243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971">
                <text:p>30</text:p>
              </table:table-cell>
              <table:table-cell office:value-type="float" office:value="243.677">
                <text:p>243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368">
                <text:p>30</text:p>
              </table:table-cell>
              <table:table-cell office:value-type="float" office:value="243.789">
                <text:p>243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72">
                <text:p>30</text:p>
              </table:table-cell>
              <table:table-cell office:value-type="float" office:value="243.889">
                <text:p>243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097">
                <text:p>30</text:p>
              </table:table-cell>
              <table:table-cell office:value-type="float" office:value="243.995">
                <text:p>243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452">
                <text:p>30</text:p>
              </table:table-cell>
              <table:table-cell office:value-type="float" office:value="244.096">
                <text:p>244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798">
                <text:p>30</text:p>
              </table:table-cell>
              <table:table-cell office:value-type="float" office:value="244.193">
                <text:p>244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168">
                <text:p>30</text:p>
              </table:table-cell>
              <table:table-cell office:value-type="float" office:value="244.298">
                <text:p>244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528">
                <text:p>30</text:p>
              </table:table-cell>
              <table:table-cell office:value-type="float" office:value="244.399">
                <text:p>244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736">
                <text:p>30</text:p>
              </table:table-cell>
              <table:table-cell office:value-type="float" office:value="244.458">
                <text:p>244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095">
                <text:p>30</text:p>
              </table:table-cell>
              <table:table-cell office:value-type="float" office:value="244.559">
                <text:p>244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435">
                <text:p>30</text:p>
              </table:table-cell>
              <table:table-cell office:value-type="float" office:value="244.655">
                <text:p>244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804">
                <text:p>30</text:p>
              </table:table-cell>
              <table:table-cell office:value-type="float" office:value="244.759">
                <text:p>244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167">
                <text:p>30</text:p>
              </table:table-cell>
              <table:table-cell office:value-type="float" office:value="244.861">
                <text:p>244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503">
                <text:p>30</text:p>
              </table:table-cell>
              <table:table-cell office:value-type="float" office:value="244.955">
                <text:p>244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852">
                <text:p>30</text:p>
              </table:table-cell>
              <table:table-cell office:value-type="float" office:value="245.053">
                <text:p>245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056">
                <text:p>30</text:p>
              </table:table-cell>
              <table:table-cell office:value-type="float" office:value="245.11">
                <text:p>245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401">
                <text:p>30</text:p>
              </table:table-cell>
              <table:table-cell office:value-type="float" office:value="245.206">
                <text:p>245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781">
                <text:p>30</text:p>
              </table:table-cell>
              <table:table-cell office:value-type="float" office:value="245.313">
                <text:p>245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163">
                <text:p>30</text:p>
              </table:table-cell>
              <table:table-cell office:value-type="float" office:value="245.419">
                <text:p>245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378">
                <text:p>30</text:p>
              </table:table-cell>
              <table:table-cell office:value-type="float" office:value="245.479">
                <text:p>245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752">
                <text:p>30</text:p>
              </table:table-cell>
              <table:table-cell office:value-type="float" office:value="245.583">
                <text:p>245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083">
                <text:p>30</text:p>
              </table:table-cell>
              <table:table-cell office:value-type="float" office:value="245.674">
                <text:p>245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418">
                <text:p>30</text:p>
              </table:table-cell>
              <table:table-cell office:value-type="float" office:value="245.766">
                <text:p>245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738">
                <text:p>30</text:p>
              </table:table-cell>
              <table:table-cell office:value-type="float" office:value="245.853">
                <text:p>245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097">
                <text:p>30</text:p>
              </table:table-cell>
              <table:table-cell office:value-type="float" office:value="245.95">
                <text:p>245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308">
                <text:p>30</text:p>
              </table:table-cell>
              <table:table-cell office:value-type="float" office:value="246.007">
                <text:p>246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657">
                <text:p>30</text:p>
              </table:table-cell>
              <table:table-cell office:value-type="float" office:value="246.101">
                <text:p>246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246.192">
                <text:p>246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357">
                <text:p>30</text:p>
              </table:table-cell>
              <table:table-cell office:value-type="float" office:value="246.287">
                <text:p>246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693">
                <text:p>30</text:p>
              </table:table-cell>
              <table:table-cell office:value-type="float" office:value="246.375">
                <text:p>246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03">
                <text:p>30</text:p>
              </table:table-cell>
              <table:table-cell office:value-type="float" office:value="246.462">
                <text:p>246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371">
                <text:p>30</text:p>
              </table:table-cell>
              <table:table-cell office:value-type="float" office:value="246.549">
                <text:p>246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699">
                <text:p>30</text:p>
              </table:table-cell>
              <table:table-cell office:value-type="float" office:value="246.632">
                <text:p>246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068">
                <text:p>30</text:p>
              </table:table-cell>
              <table:table-cell office:value-type="float" office:value="246.724">
                <text:p>246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426">
                <text:p>30</text:p>
              </table:table-cell>
              <table:table-cell office:value-type="float" office:value="246.813">
                <text:p>246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809">
                <text:p>30</text:p>
              </table:table-cell>
              <table:table-cell office:value-type="float" office:value="246.906">
                <text:p>246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166">
                <text:p>30</text:p>
              </table:table-cell>
              <table:table-cell office:value-type="float" office:value="246.991">
                <text:p>246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526">
                <text:p>30</text:p>
              </table:table-cell>
              <table:table-cell office:value-type="float" office:value="247.075">
                <text:p>247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878">
                <text:p>30</text:p>
              </table:table-cell>
              <table:table-cell office:value-type="float" office:value="247.157">
                <text:p>247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226">
                <text:p>30</text:p>
              </table:table-cell>
              <table:table-cell office:value-type="float" office:value="247.235">
                <text:p>247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427">
                <text:p>30</text:p>
              </table:table-cell>
              <table:table-cell office:value-type="float" office:value="247.28">
                <text:p>247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764">
                <text:p>30</text:p>
              </table:table-cell>
              <table:table-cell office:value-type="float" office:value="247.354">
                <text:p>247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141">
                <text:p>30</text:p>
              </table:table-cell>
              <table:table-cell office:value-type="float" office:value="247.435">
                <text:p>247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511">
                <text:p>30</text:p>
              </table:table-cell>
              <table:table-cell office:value-type="float" office:value="247.513">
                <text:p>247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871">
                <text:p>30</text:p>
              </table:table-cell>
              <table:table-cell office:value-type="float" office:value="247.586">
                <text:p>247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24">
                <text:p>30</text:p>
              </table:table-cell>
              <table:table-cell office:value-type="float" office:value="247.66">
                <text:p>247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598">
                <text:p>30</text:p>
              </table:table-cell>
              <table:table-cell office:value-type="float" office:value="247.729">
                <text:p>247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947">
                <text:p>30</text:p>
              </table:table-cell>
              <table:table-cell office:value-type="float" office:value="247.795">
                <text:p>247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315">
                <text:p>30</text:p>
              </table:table-cell>
              <table:table-cell office:value-type="float" office:value="247.863">
                <text:p>247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687">
                <text:p>30</text:p>
              </table:table-cell>
              <table:table-cell office:value-type="float" office:value="247.929">
                <text:p>247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066">
                <text:p>30</text:p>
              </table:table-cell>
              <table:table-cell office:value-type="float" office:value="247.995">
                <text:p>247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421">
                <text:p>30</text:p>
              </table:table-cell>
              <table:table-cell office:value-type="float" office:value="248.054">
                <text:p>248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789">
                <text:p>30</text:p>
              </table:table-cell>
              <table:table-cell office:value-type="float" office:value="248.113">
                <text:p>248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157">
                <text:p>30</text:p>
              </table:table-cell>
              <table:table-cell office:value-type="float" office:value="248.17">
                <text:p>248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513">
                <text:p>30</text:p>
              </table:table-cell>
              <table:table-cell office:value-type="float" office:value="248.223">
                <text:p>248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881">
                <text:p>30</text:p>
              </table:table-cell>
              <table:table-cell office:value-type="float" office:value="248.276">
                <text:p>248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226">
                <text:p>30</text:p>
              </table:table-cell>
              <table:table-cell office:value-type="float" office:value="248.324">
                <text:p>248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606">
                <text:p>30</text:p>
              </table:table-cell>
              <table:table-cell office:value-type="float" office:value="248.375">
                <text:p>248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976">
                <text:p>30</text:p>
              </table:table-cell>
              <table:table-cell office:value-type="float" office:value="248.421">
                <text:p>248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325">
                <text:p>30</text:p>
              </table:table-cell>
              <table:table-cell office:value-type="float" office:value="248.464">
                <text:p>248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664">
                <text:p>30</text:p>
              </table:table-cell>
              <table:table-cell office:value-type="float" office:value="248.503">
                <text:p>248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993">
                <text:p>30</text:p>
              </table:table-cell>
              <table:table-cell office:value-type="float" office:value="248.539">
                <text:p>248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323">
                <text:p>30</text:p>
              </table:table-cell>
              <table:table-cell office:value-type="float" office:value="248.574">
                <text:p>248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66">
                <text:p>30</text:p>
              </table:table-cell>
              <table:table-cell office:value-type="float" office:value="248.608">
                <text:p>248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005">
                <text:p>30</text:p>
              </table:table-cell>
              <table:table-cell office:value-type="float" office:value="248.64">
                <text:p>248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368">
                <text:p>30</text:p>
              </table:table-cell>
              <table:table-cell office:value-type="float" office:value="248.673">
                <text:p>248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702">
                <text:p>30</text:p>
              </table:table-cell>
              <table:table-cell office:value-type="float" office:value="248.701">
                <text:p>248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03">
                <text:p>30</text:p>
              </table:table-cell>
              <table:table-cell office:value-type="float" office:value="248.727">
                <text:p>248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37">
                <text:p>30</text:p>
              </table:table-cell>
              <table:table-cell office:value-type="float" office:value="248.752">
                <text:p>248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704">
                <text:p>30</text:p>
              </table:table-cell>
              <table:table-cell office:value-type="float" office:value="248.775">
                <text:p>248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042">
                <text:p>30</text:p>
              </table:table-cell>
              <table:table-cell office:value-type="float" office:value="248.797">
                <text:p>248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38">
                <text:p>30</text:p>
              </table:table-cell>
              <table:table-cell office:value-type="float" office:value="248.817">
                <text:p>248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755">
                <text:p>30</text:p>
              </table:table-cell>
              <table:table-cell office:value-type="float" office:value="248.837">
                <text:p>248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091">
                <text:p>30</text:p>
              </table:table-cell>
              <table:table-cell office:value-type="float" office:value="248.853">
                <text:p>248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421">
                <text:p>30</text:p>
              </table:table-cell>
              <table:table-cell office:value-type="float" office:value="248.868">
                <text:p>248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769">
                <text:p>30</text:p>
              </table:table-cell>
              <table:table-cell office:value-type="float" office:value="248.882">
                <text:p>248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12">
                <text:p>30</text:p>
              </table:table-cell>
              <table:table-cell office:value-type="float" office:value="248.894">
                <text:p>248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44">
                <text:p>30</text:p>
              </table:table-cell>
              <table:table-cell office:value-type="float" office:value="248.904">
                <text:p>248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643">
                <text:p>30</text:p>
              </table:table-cell>
              <table:table-cell office:value-type="float" office:value="248.909">
                <text:p>248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862">
                <text:p>30</text:p>
              </table:table-cell>
              <table:table-cell office:value-type="float" office:value="248.915">
                <text:p>248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063">
                <text:p>30</text:p>
              </table:table-cell>
              <table:table-cell office:value-type="float" office:value="248.919">
                <text:p>248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407">
                <text:p>30</text:p>
              </table:table-cell>
              <table:table-cell office:value-type="float" office:value="248.925">
                <text:p>248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761">
                <text:p>30</text:p>
              </table:table-cell>
              <table:table-cell office:value-type="float" office:value="248.93">
                <text:p>248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101">
                <text:p>30</text:p>
              </table:table-cell>
              <table:table-cell office:value-type="float" office:value="248.933">
                <text:p>248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532">
                <text:p>30</text:p>
              </table:table-cell>
              <table:table-cell office:value-type="float" office:value="248.935">
                <text:p>248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894">
                <text:p>30</text:p>
              </table:table-cell>
              <table:table-cell office:value-type="float" office:value="248.935">
                <text:p>248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265">
                <text:p>30</text:p>
              </table:table-cell>
              <table:table-cell office:value-type="float" office:value="248.933">
                <text:p>248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618">
                <text:p>30</text:p>
              </table:table-cell>
              <table:table-cell office:value-type="float" office:value="248.93">
                <text:p>248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945">
                <text:p>30</text:p>
              </table:table-cell>
              <table:table-cell office:value-type="float" office:value="248.926">
                <text:p>248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167">
                <text:p>30</text:p>
              </table:table-cell>
              <table:table-cell office:value-type="float" office:value="248.922">
                <text:p>248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525">
                <text:p>30</text:p>
              </table:table-cell>
              <table:table-cell office:value-type="float" office:value="248.915">
                <text:p>248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881">
                <text:p>30</text:p>
              </table:table-cell>
              <table:table-cell office:value-type="float" office:value="248.907">
                <text:p>248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226">
                <text:p>30</text:p>
              </table:table-cell>
              <table:table-cell office:value-type="float" office:value="248.898">
                <text:p>248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621">
                <text:p>30</text:p>
              </table:table-cell>
              <table:table-cell office:value-type="float" office:value="248.886">
                <text:p>248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981">
                <text:p>30</text:p>
              </table:table-cell>
              <table:table-cell office:value-type="float" office:value="248.874">
                <text:p>248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302">
                <text:p>30</text:p>
              </table:table-cell>
              <table:table-cell office:value-type="float" office:value="248.862">
                <text:p>248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658">
                <text:p>30</text:p>
              </table:table-cell>
              <table:table-cell office:value-type="float" office:value="248.847">
                <text:p>248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986">
                <text:p>30</text:p>
              </table:table-cell>
              <table:table-cell office:value-type="float" office:value="248.833">
                <text:p>248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322">
                <text:p>30</text:p>
              </table:table-cell>
              <table:table-cell office:value-type="float" office:value="248.817">
                <text:p>248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646">
                <text:p>30</text:p>
              </table:table-cell>
              <table:table-cell office:value-type="float" office:value="248.801">
                <text:p>248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033">
                <text:p>30</text:p>
              </table:table-cell>
              <table:table-cell office:value-type="float" office:value="248.78">
                <text:p>248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395">
                <text:p>30</text:p>
              </table:table-cell>
              <table:table-cell office:value-type="float" office:value="248.76">
                <text:p>248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6">
                <text:p>30</text:p>
              </table:table-cell>
              <table:table-cell office:value-type="float" office:value="248.748">
                <text:p>248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94">
                <text:p>30</text:p>
              </table:table-cell>
              <table:table-cell office:value-type="float" office:value="248.727">
                <text:p>248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299">
                <text:p>30</text:p>
              </table:table-cell>
              <table:table-cell office:value-type="float" office:value="248.704">
                <text:p>248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665">
                <text:p>30</text:p>
              </table:table-cell>
              <table:table-cell office:value-type="float" office:value="248.68">
                <text:p>248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033">
                <text:p>30</text:p>
              </table:table-cell>
              <table:table-cell office:value-type="float" office:value="248.654">
                <text:p>248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254">
                <text:p>30</text:p>
              </table:table-cell>
              <table:table-cell office:value-type="float" office:value="248.638">
                <text:p>248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619">
                <text:p>30</text:p>
              </table:table-cell>
              <table:table-cell office:value-type="float" office:value="248.612">
                <text:p>248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958">
                <text:p>30</text:p>
              </table:table-cell>
              <table:table-cell office:value-type="float" office:value="248.586">
                <text:p>248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168">
                <text:p>30</text:p>
              </table:table-cell>
              <table:table-cell office:value-type="float" office:value="248.57">
                <text:p>248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498">
                <text:p>30</text:p>
              </table:table-cell>
              <table:table-cell office:value-type="float" office:value="248.543">
                <text:p>248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844">
                <text:p>30</text:p>
              </table:table-cell>
              <table:table-cell office:value-type="float" office:value="248.515">
                <text:p>248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222">
                <text:p>30</text:p>
              </table:table-cell>
              <table:table-cell office:value-type="float" office:value="248.483">
                <text:p>248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565">
                <text:p>30</text:p>
              </table:table-cell>
              <table:table-cell office:value-type="float" office:value="248.454">
                <text:p>248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931">
                <text:p>30</text:p>
              </table:table-cell>
              <table:table-cell office:value-type="float" office:value="248.421">
                <text:p>248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292">
                <text:p>30</text:p>
              </table:table-cell>
              <table:table-cell office:value-type="float" office:value="248.389">
                <text:p>248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66">
                <text:p>30</text:p>
              </table:table-cell>
              <table:table-cell office:value-type="float" office:value="248.355">
                <text:p>248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989">
                <text:p>30</text:p>
              </table:table-cell>
              <table:table-cell office:value-type="float" office:value="248.324">
                <text:p>248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332">
                <text:p>30</text:p>
              </table:table-cell>
              <table:table-cell office:value-type="float" office:value="248.291">
                <text:p>248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708">
                <text:p>30</text:p>
              </table:table-cell>
              <table:table-cell office:value-type="float" office:value="248.254">
                <text:p>248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06">
                <text:p>30</text:p>
              </table:table-cell>
              <table:table-cell office:value-type="float" office:value="248.219">
                <text:p>248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441">
                <text:p>30</text:p>
              </table:table-cell>
              <table:table-cell office:value-type="float" office:value="248.181">
                <text:p>248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789">
                <text:p>30</text:p>
              </table:table-cell>
              <table:table-cell office:value-type="float" office:value="248.145">
                <text:p>248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123">
                <text:p>30</text:p>
              </table:table-cell>
              <table:table-cell office:value-type="float" office:value="248.11">
                <text:p>248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495">
                <text:p>30</text:p>
              </table:table-cell>
              <table:table-cell office:value-type="float" office:value="248.071">
                <text:p>248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86">
                <text:p>30</text:p>
              </table:table-cell>
              <table:table-cell office:value-type="float" office:value="248.032">
                <text:p>248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247">
                <text:p>30</text:p>
              </table:table-cell>
              <table:table-cell office:value-type="float" office:value="247.99">
                <text:p>247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609">
                <text:p>30</text:p>
              </table:table-cell>
              <table:table-cell office:value-type="float" office:value="247.95">
                <text:p>247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964">
                <text:p>30</text:p>
              </table:table-cell>
              <table:table-cell office:value-type="float" office:value="247.91">
                <text:p>247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312">
                <text:p>30</text:p>
              </table:table-cell>
              <table:table-cell office:value-type="float" office:value="247.871">
                <text:p>247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647">
                <text:p>30</text:p>
              </table:table-cell>
              <table:table-cell office:value-type="float" office:value="247.833">
                <text:p>247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875">
                <text:p>30</text:p>
              </table:table-cell>
              <table:table-cell office:value-type="float" office:value="247.807">
                <text:p>247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213">
                <text:p>30</text:p>
              </table:table-cell>
              <table:table-cell office:value-type="float" office:value="247.768">
                <text:p>247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582">
                <text:p>30</text:p>
              </table:table-cell>
              <table:table-cell office:value-type="float" office:value="247.725">
                <text:p>247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911">
                <text:p>30</text:p>
              </table:table-cell>
              <table:table-cell office:value-type="float" office:value="247.686">
                <text:p>247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264">
                <text:p>30</text:p>
              </table:table-cell>
              <table:table-cell office:value-type="float" office:value="247.644">
                <text:p>247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632">
                <text:p>30</text:p>
              </table:table-cell>
              <table:table-cell office:value-type="float" office:value="247.6">
                <text:p>247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838">
                <text:p>30</text:p>
              </table:table-cell>
              <table:table-cell office:value-type="float" office:value="247.576">
                <text:p>247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21">
                <text:p>30</text:p>
              </table:table-cell>
              <table:table-cell office:value-type="float" office:value="247.531">
                <text:p>247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543">
                <text:p>30</text:p>
              </table:table-cell>
              <table:table-cell office:value-type="float" office:value="247.49">
                <text:p>247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886">
                <text:p>30</text:p>
              </table:table-cell>
              <table:table-cell office:value-type="float" office:value="247.448">
                <text:p>247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095">
                <text:p>30</text:p>
              </table:table-cell>
              <table:table-cell office:value-type="float" office:value="247.422">
                <text:p>247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44">
                <text:p>30</text:p>
              </table:table-cell>
              <table:table-cell office:value-type="float" office:value="247.38">
                <text:p>247.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813">
                <text:p>30</text:p>
              </table:table-cell>
              <table:table-cell office:value-type="float" office:value="247.334">
                <text:p>247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138">
                <text:p>30</text:p>
              </table:table-cell>
              <table:table-cell office:value-type="float" office:value="247.293">
                <text:p>247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52">
                <text:p>30</text:p>
              </table:table-cell>
              <table:table-cell office:value-type="float" office:value="247.245">
                <text:p>247.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857">
                <text:p>30</text:p>
              </table:table-cell>
              <table:table-cell office:value-type="float" office:value="247.202">
                <text:p>247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191">
                <text:p>30</text:p>
              </table:table-cell>
              <table:table-cell office:value-type="float" office:value="247.16">
                <text:p>247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546">
                <text:p>30</text:p>
              </table:table-cell>
              <table:table-cell office:value-type="float" office:value="247.115">
                <text:p>247.1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888">
                <text:p>30</text:p>
              </table:table-cell>
              <table:table-cell office:value-type="float" office:value="247.071">
                <text:p>247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244">
                <text:p>30</text:p>
              </table:table-cell>
              <table:table-cell office:value-type="float" office:value="247.026">
                <text:p>247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574">
                <text:p>30</text:p>
              </table:table-cell>
              <table:table-cell office:value-type="float" office:value="246.983">
                <text:p>246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907">
                <text:p>30</text:p>
              </table:table-cell>
              <table:table-cell office:value-type="float" office:value="246.94">
                <text:p>246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267">
                <text:p>30</text:p>
              </table:table-cell>
              <table:table-cell office:value-type="float" office:value="246.894">
                <text:p>246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605">
                <text:p>30</text:p>
              </table:table-cell>
              <table:table-cell office:value-type="float" office:value="246.85">
                <text:p>246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963">
                <text:p>30</text:p>
              </table:table-cell>
              <table:table-cell office:value-type="float" office:value="246.803">
                <text:p>246.8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312">
                <text:p>30</text:p>
              </table:table-cell>
              <table:table-cell office:value-type="float" office:value="246.758">
                <text:p>246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663">
                <text:p>30</text:p>
              </table:table-cell>
              <table:table-cell office:value-type="float" office:value="246.712">
                <text:p>246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003">
                <text:p>30</text:p>
              </table:table-cell>
              <table:table-cell office:value-type="float" office:value="246.667">
                <text:p>246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4">
                <text:p>30</text:p>
              </table:table-cell>
              <table:table-cell office:value-type="float" office:value="246.615">
                <text:p>246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752">
                <text:p>30</text:p>
              </table:table-cell>
              <table:table-cell office:value-type="float" office:value="246.569">
                <text:p>246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132">
                <text:p>30</text:p>
              </table:table-cell>
              <table:table-cell office:value-type="float" office:value="246.519">
                <text:p>246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474">
                <text:p>30</text:p>
              </table:table-cell>
              <table:table-cell office:value-type="float" office:value="246.474">
                <text:p>246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872">
                <text:p>30</text:p>
              </table:table-cell>
              <table:table-cell office:value-type="float" office:value="246.421">
                <text:p>246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229">
                <text:p>30</text:p>
              </table:table-cell>
              <table:table-cell office:value-type="float" office:value="246.374">
                <text:p>246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569">
                <text:p>30</text:p>
              </table:table-cell>
              <table:table-cell office:value-type="float" office:value="246.329">
                <text:p>246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948">
                <text:p>30</text:p>
              </table:table-cell>
              <table:table-cell office:value-type="float" office:value="246.279">
                <text:p>246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291">
                <text:p>30</text:p>
              </table:table-cell>
              <table:table-cell office:value-type="float" office:value="246.233">
                <text:p>246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667">
                <text:p>30</text:p>
              </table:table-cell>
              <table:table-cell office:value-type="float" office:value="246.183">
                <text:p>246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995">
                <text:p>30</text:p>
              </table:table-cell>
              <table:table-cell office:value-type="float" office:value="246.14">
                <text:p>246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375">
                <text:p>30</text:p>
              </table:table-cell>
              <table:table-cell office:value-type="float" office:value="246.089">
                <text:p>246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731">
                <text:p>30</text:p>
              </table:table-cell>
              <table:table-cell office:value-type="float" office:value="246.042">
                <text:p>246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122">
                <text:p>30</text:p>
              </table:table-cell>
              <table:table-cell office:value-type="float" office:value="245.99">
                <text:p>245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482">
                <text:p>30</text:p>
              </table:table-cell>
              <table:table-cell office:value-type="float" office:value="245.942">
                <text:p>245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827">
                <text:p>30</text:p>
              </table:table-cell>
              <table:table-cell office:value-type="float" office:value="245.896">
                <text:p>245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051">
                <text:p>30</text:p>
              </table:table-cell>
              <table:table-cell office:value-type="float" office:value="245.866">
                <text:p>245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421">
                <text:p>30</text:p>
              </table:table-cell>
              <table:table-cell office:value-type="float" office:value="245.817">
                <text:p>245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81">
                <text:p>30</text:p>
              </table:table-cell>
              <table:table-cell office:value-type="float" office:value="245.765">
                <text:p>245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168">
                <text:p>30</text:p>
              </table:table-cell>
              <table:table-cell office:value-type="float" office:value="245.717">
                <text:p>245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547">
                <text:p>30</text:p>
              </table:table-cell>
              <table:table-cell office:value-type="float" office:value="245.667">
                <text:p>245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902">
                <text:p>30</text:p>
              </table:table-cell>
              <table:table-cell office:value-type="float" office:value="245.62">
                <text:p>245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272">
                <text:p>30</text:p>
              </table:table-cell>
              <table:table-cell office:value-type="float" office:value="245.571">
                <text:p>245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623">
                <text:p>30</text:p>
              </table:table-cell>
              <table:table-cell office:value-type="float" office:value="245.524">
                <text:p>245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982">
                <text:p>30</text:p>
              </table:table-cell>
              <table:table-cell office:value-type="float" office:value="245.476">
                <text:p>245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333">
                <text:p>30</text:p>
              </table:table-cell>
              <table:table-cell office:value-type="float" office:value="245.43">
                <text:p>245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704">
                <text:p>30</text:p>
              </table:table-cell>
              <table:table-cell office:value-type="float" office:value="245.381">
                <text:p>245.3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052">
                <text:p>30</text:p>
              </table:table-cell>
              <table:table-cell office:value-type="float" office:value="245.335">
                <text:p>245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4">
                <text:p>30</text:p>
              </table:table-cell>
              <table:table-cell office:value-type="float" office:value="245.289">
                <text:p>245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611">
                <text:p>30</text:p>
              </table:table-cell>
              <table:table-cell office:value-type="float" office:value="245.261">
                <text:p>245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97">
                <text:p>30</text:p>
              </table:table-cell>
              <table:table-cell office:value-type="float" office:value="245.213">
                <text:p>245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371">
                <text:p>30</text:p>
              </table:table-cell>
              <table:table-cell office:value-type="float" office:value="245.161">
                <text:p>245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714">
                <text:p>30</text:p>
              </table:table-cell>
              <table:table-cell office:value-type="float" office:value="245.116">
                <text:p>245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069">
                <text:p>30</text:p>
              </table:table-cell>
              <table:table-cell office:value-type="float" office:value="245.069">
                <text:p>245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406">
                <text:p>30</text:p>
              </table:table-cell>
              <table:table-cell office:value-type="float" office:value="245.025">
                <text:p>245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728">
                <text:p>30</text:p>
              </table:table-cell>
              <table:table-cell office:value-type="float" office:value="244.983">
                <text:p>244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932">
                <text:p>30</text:p>
              </table:table-cell>
              <table:table-cell office:value-type="float" office:value="244.956">
                <text:p>244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134">
                <text:p>30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342">
                <text:p>30</text:p>
              </table:table-cell>
              <table:table-cell office:value-type="float" office:value="244.902">
                <text:p>244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719">
                <text:p>30</text:p>
              </table:table-cell>
              <table:table-cell office:value-type="float" office:value="244.853">
                <text:p>244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046">
                <text:p>30</text:p>
              </table:table-cell>
              <table:table-cell office:value-type="float" office:value="244.81">
                <text:p>244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402">
                <text:p>30</text:p>
              </table:table-cell>
              <table:table-cell office:value-type="float" office:value="244.764">
                <text:p>244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609">
                <text:p>30</text:p>
              </table:table-cell>
              <table:table-cell office:value-type="float" office:value="244.737">
                <text:p>244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957">
                <text:p>30</text:p>
              </table:table-cell>
              <table:table-cell office:value-type="float" office:value="244.691">
                <text:p>244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317">
                <text:p>30</text:p>
              </table:table-cell>
              <table:table-cell office:value-type="float" office:value="244.645">
                <text:p>244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656">
                <text:p>30</text:p>
              </table:table-cell>
              <table:table-cell office:value-type="float" office:value="244.601">
                <text:p>244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003">
                <text:p>30</text:p>
              </table:table-cell>
              <table:table-cell office:value-type="float" office:value="244.556">
                <text:p>244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222">
                <text:p>30</text:p>
              </table:table-cell>
              <table:table-cell office:value-type="float" office:value="244.528">
                <text:p>244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569">
                <text:p>30</text:p>
              </table:table-cell>
              <table:table-cell office:value-type="float" office:value="244.483">
                <text:p>244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935">
                <text:p>30</text:p>
              </table:table-cell>
              <table:table-cell office:value-type="float" office:value="244.436">
                <text:p>244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263">
                <text:p>30</text:p>
              </table:table-cell>
              <table:table-cell office:value-type="float" office:value="244.393">
                <text:p>244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596">
                <text:p>30</text:p>
              </table:table-cell>
              <table:table-cell office:value-type="float" office:value="244.351">
                <text:p>244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798">
                <text:p>30</text:p>
              </table:table-cell>
              <table:table-cell office:value-type="float" office:value="244.325">
                <text:p>244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137">
                <text:p>30</text:p>
              </table:table-cell>
              <table:table-cell office:value-type="float" office:value="244.281">
                <text:p>244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462">
                <text:p>30</text:p>
              </table:table-cell>
              <table:table-cell office:value-type="float" office:value="244.24">
                <text:p>244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665">
                <text:p>30</text:p>
              </table:table-cell>
              <table:table-cell office:value-type="float" office:value="244.214">
                <text:p>244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009">
                <text:p>30</text:p>
              </table:table-cell>
              <table:table-cell office:value-type="float" office:value="244.17">
                <text:p>244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349">
                <text:p>30</text:p>
              </table:table-cell>
              <table:table-cell office:value-type="float" office:value="244.127">
                <text:p>244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548">
                <text:p>30</text:p>
              </table:table-cell>
              <table:table-cell office:value-type="float" office:value="244.102">
                <text:p>244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9">
                <text:p>30</text:p>
              </table:table-cell>
              <table:table-cell office:value-type="float" office:value="244.057">
                <text:p>244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227">
                <text:p>30</text:p>
              </table:table-cell>
              <table:table-cell office:value-type="float" office:value="244.016">
                <text:p>244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441">
                <text:p>30</text:p>
              </table:table-cell>
              <table:table-cell office:value-type="float" office:value="243.988">
                <text:p>243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798">
                <text:p>30</text:p>
              </table:table-cell>
              <table:table-cell office:value-type="float" office:value="243.944">
                <text:p>243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131">
                <text:p>30</text:p>
              </table:table-cell>
              <table:table-cell office:value-type="float" office:value="243.902">
                <text:p>243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341">
                <text:p>30</text:p>
              </table:table-cell>
              <table:table-cell office:value-type="float" office:value="243.875">
                <text:p>243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703">
                <text:p>30</text:p>
              </table:table-cell>
              <table:table-cell office:value-type="float" office:value="243.83">
                <text:p>243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052">
                <text:p>30</text:p>
              </table:table-cell>
              <table:table-cell office:value-type="float" office:value="243.786">
                <text:p>243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433">
                <text:p>30</text:p>
              </table:table-cell>
              <table:table-cell office:value-type="float" office:value="243.738">
                <text:p>243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768">
                <text:p>30</text:p>
              </table:table-cell>
              <table:table-cell office:value-type="float" office:value="243.697">
                <text:p>243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16">
                <text:p>30</text:p>
              </table:table-cell>
              <table:table-cell office:value-type="float" office:value="243.648">
                <text:p>243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481">
                <text:p>30</text:p>
              </table:table-cell>
              <table:table-cell office:value-type="float" office:value="243.608">
                <text:p>243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845">
                <text:p>30</text:p>
              </table:table-cell>
              <table:table-cell office:value-type="float" office:value="243.563">
                <text:p>243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173">
                <text:p>30</text:p>
              </table:table-cell>
              <table:table-cell office:value-type="float" office:value="243.523">
                <text:p>243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543">
                <text:p>30</text:p>
              </table:table-cell>
              <table:table-cell office:value-type="float" office:value="243.477">
                <text:p>243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906">
                <text:p>30</text:p>
              </table:table-cell>
              <table:table-cell office:value-type="float" office:value="243.433">
                <text:p>243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238">
                <text:p>30</text:p>
              </table:table-cell>
              <table:table-cell office:value-type="float" office:value="243.392">
                <text:p>243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613">
                <text:p>30</text:p>
              </table:table-cell>
              <table:table-cell office:value-type="float" office:value="243.347">
                <text:p>243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945">
                <text:p>30</text:p>
              </table:table-cell>
              <table:table-cell office:value-type="float" office:value="243.307">
                <text:p>243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327">
                <text:p>30</text:p>
              </table:table-cell>
              <table:table-cell office:value-type="float" office:value="243.261">
                <text:p>243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654">
                <text:p>30</text:p>
              </table:table-cell>
              <table:table-cell office:value-type="float" office:value="243.222">
                <text:p>243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013">
                <text:p>30</text:p>
              </table:table-cell>
              <table:table-cell office:value-type="float" office:value="243.179">
                <text:p>243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342">
                <text:p>30</text:p>
              </table:table-cell>
              <table:table-cell office:value-type="float" office:value="243.14">
                <text:p>243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682">
                <text:p>30</text:p>
              </table:table-cell>
              <table:table-cell office:value-type="float" office:value="243.1">
                <text:p>243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887">
                <text:p>30</text:p>
              </table:table-cell>
              <table:table-cell office:value-type="float" office:value="243.075">
                <text:p>243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25">
                <text:p>30</text:p>
              </table:table-cell>
              <table:table-cell office:value-type="float" office:value="243.033">
                <text:p>243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588">
                <text:p>30</text:p>
              </table:table-cell>
              <table:table-cell office:value-type="float" office:value="242.994">
                <text:p>242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916">
                <text:p>30</text:p>
              </table:table-cell>
              <table:table-cell office:value-type="float" office:value="242.956">
                <text:p>242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248">
                <text:p>30</text:p>
              </table:table-cell>
              <table:table-cell office:value-type="float" office:value="242.918">
                <text:p>242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615">
                <text:p>30</text:p>
              </table:table-cell>
              <table:table-cell office:value-type="float" office:value="242.877">
                <text:p>24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966">
                <text:p>30</text:p>
              </table:table-cell>
              <table:table-cell office:value-type="float" office:value="242.837">
                <text:p>242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307">
                <text:p>30</text:p>
              </table:table-cell>
              <table:table-cell office:value-type="float" office:value="242.799">
                <text:p>242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508">
                <text:p>30</text:p>
              </table:table-cell>
              <table:table-cell office:value-type="float" office:value="242.777">
                <text:p>242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865">
                <text:p>30</text:p>
              </table:table-cell>
              <table:table-cell office:value-type="float" office:value="242.738">
                <text:p>242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209">
                <text:p>30</text:p>
              </table:table-cell>
              <table:table-cell office:value-type="float" office:value="242.7">
                <text:p>242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432">
                <text:p>30</text:p>
              </table:table-cell>
              <table:table-cell office:value-type="float" office:value="242.676">
                <text:p>242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763">
                <text:p>30</text:p>
              </table:table-cell>
              <table:table-cell office:value-type="float" office:value="242.641">
                <text:p>242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094">
                <text:p>30</text:p>
              </table:table-cell>
              <table:table-cell office:value-type="float" office:value="242.606">
                <text:p>242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436">
                <text:p>30</text:p>
              </table:table-cell>
              <table:table-cell office:value-type="float" office:value="242.57">
                <text:p>242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797">
                <text:p>30</text:p>
              </table:table-cell>
              <table:table-cell office:value-type="float" office:value="242.533">
                <text:p>242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135">
                <text:p>30</text:p>
              </table:table-cell>
              <table:table-cell office:value-type="float" office:value="242.498">
                <text:p>242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451">
                <text:p>30</text:p>
              </table:table-cell>
              <table:table-cell office:value-type="float" office:value="242.466">
                <text:p>242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725">
                <text:p>30</text:p>
              </table:table-cell>
              <table:table-cell office:value-type="float" office:value="242.439">
                <text:p>242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063">
                <text:p>40</text:p>
              </table:table-cell>
              <table:table-cell office:value-type="float" office:value="242.405">
                <text:p>242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394">
                <text:p>40</text:p>
              </table:table-cell>
              <table:table-cell office:value-type="float" office:value="242.374">
                <text:p>242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757">
                <text:p>40</text:p>
              </table:table-cell>
              <table:table-cell office:value-type="float" office:value="242.339">
                <text:p>242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072">
                <text:p>40</text:p>
              </table:table-cell>
              <table:table-cell office:value-type="float" office:value="242.309">
                <text:p>242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414">
                <text:p>40</text:p>
              </table:table-cell>
              <table:table-cell office:value-type="float" office:value="242.278">
                <text:p>242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752">
                <text:p>40</text:p>
              </table:table-cell>
              <table:table-cell office:value-type="float" office:value="242.247">
                <text:p>242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073">
                <text:p>40</text:p>
              </table:table-cell>
              <table:table-cell office:value-type="float" office:value="242.218">
                <text:p>242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394">
                <text:p>40</text:p>
              </table:table-cell>
              <table:table-cell office:value-type="float" office:value="242.19">
                <text:p>242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604">
                <text:p>40</text:p>
              </table:table-cell>
              <table:table-cell office:value-type="float" office:value="242.172">
                <text:p>242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95">
                <text:p>40</text:p>
              </table:table-cell>
              <table:table-cell office:value-type="float" office:value="242.143">
                <text:p>242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294">
                <text:p>40</text:p>
              </table:table-cell>
              <table:table-cell office:value-type="float" office:value="242.114">
                <text:p>242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496">
                <text:p>40</text:p>
              </table:table-cell>
              <table:table-cell office:value-type="float" office:value="242.097">
                <text:p>242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857">
                <text:p>40</text:p>
              </table:table-cell>
              <table:table-cell office:value-type="float" office:value="242.068">
                <text:p>242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193">
                <text:p>40</text:p>
              </table:table-cell>
              <table:table-cell office:value-type="float" office:value="242.042">
                <text:p>242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532">
                <text:p>40</text:p>
              </table:table-cell>
              <table:table-cell office:value-type="float" office:value="242.016">
                <text:p>242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862">
                <text:p>40</text:p>
              </table:table-cell>
              <table:table-cell office:value-type="float" office:value="241.992">
                <text:p>241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198">
                <text:p>40</text:p>
              </table:table-cell>
              <table:table-cell office:value-type="float" office:value="241.967">
                <text:p>241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518">
                <text:p>40</text:p>
              </table:table-cell>
              <table:table-cell office:value-type="float" office:value="241.944">
                <text:p>241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73">
                <text:p>40</text:p>
              </table:table-cell>
              <table:table-cell office:value-type="float" office:value="241.93">
                <text:p>241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066">
                <text:p>40</text:p>
              </table:table-cell>
              <table:table-cell office:value-type="float" office:value="241.907">
                <text:p>241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391">
                <text:p>40</text:p>
              </table:table-cell>
              <table:table-cell office:value-type="float" office:value="241.886">
                <text:p>241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717">
                <text:p>40</text:p>
              </table:table-cell>
              <table:table-cell office:value-type="float" office:value="241.865">
                <text:p>241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063">
                <text:p>40</text:p>
              </table:table-cell>
              <table:table-cell office:value-type="float" office:value="241.844">
                <text:p>241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402">
                <text:p>40</text:p>
              </table:table-cell>
              <table:table-cell office:value-type="float" office:value="241.824">
                <text:p>241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751">
                <text:p>40</text:p>
              </table:table-cell>
              <table:table-cell office:value-type="float" office:value="241.804">
                <text:p>241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079">
                <text:p>40</text:p>
              </table:table-cell>
              <table:table-cell office:value-type="float" office:value="241.786">
                <text:p>241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403">
                <text:p>40</text:p>
              </table:table-cell>
              <table:table-cell office:value-type="float" office:value="241.769">
                <text:p>241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716">
                <text:p>40</text:p>
              </table:table-cell>
              <table:table-cell office:value-type="float" office:value="241.754">
                <text:p>241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022">
                <text:p>40</text:p>
              </table:table-cell>
              <table:table-cell office:value-type="float" office:value="241.739">
                <text:p>241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384">
                <text:p>40</text:p>
              </table:table-cell>
              <table:table-cell office:value-type="float" office:value="241.723">
                <text:p>241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722">
                <text:p>40</text:p>
              </table:table-cell>
              <table:table-cell office:value-type="float" office:value="241.708">
                <text:p>241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061">
                <text:p>40</text:p>
              </table:table-cell>
              <table:table-cell office:value-type="float" office:value="241.695">
                <text:p>241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413">
                <text:p>40</text:p>
              </table:table-cell>
              <table:table-cell office:value-type="float" office:value="241.682">
                <text:p>241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742">
                <text:p>40</text:p>
              </table:table-cell>
              <table:table-cell office:value-type="float" office:value="241.67">
                <text:p>241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072">
                <text:p>40</text:p>
              </table:table-cell>
              <table:table-cell office:value-type="float" office:value="241.66">
                <text:p>241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425">
                <text:p>40</text:p>
              </table:table-cell>
              <table:table-cell office:value-type="float" office:value="241.65">
                <text:p>241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809">
                <text:p>40</text:p>
              </table:table-cell>
              <table:table-cell office:value-type="float" office:value="241.639">
                <text:p>241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143">
                <text:p>40</text:p>
              </table:table-cell>
              <table:table-cell office:value-type="float" office:value="241.632">
                <text:p>241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353">
                <text:p>40</text:p>
              </table:table-cell>
              <table:table-cell office:value-type="float" office:value="241.627">
                <text:p>241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702">
                <text:p>40</text:p>
              </table:table-cell>
              <table:table-cell office:value-type="float" office:value="241.621">
                <text:p>241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036">
                <text:p>40</text:p>
              </table:table-cell>
              <table:table-cell office:value-type="float" office:value="241.616">
                <text:p>241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396">
                <text:p>40</text:p>
              </table:table-cell>
              <table:table-cell office:value-type="float" office:value="241.611">
                <text:p>241.6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744">
                <text:p>40</text:p>
              </table:table-cell>
              <table:table-cell office:value-type="float" office:value="241.608">
                <text:p>241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1">
                <text:p>40</text:p>
              </table:table-cell>
              <table:table-cell office:value-type="float" office:value="241.606">
                <text:p>241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428">
                <text:p>40</text:p>
              </table:table-cell>
              <table:table-cell office:value-type="float" office:value="241.605">
                <text:p>241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766">
                <text:p>40</text:p>
              </table:table-cell>
              <table:table-cell office:value-type="float" office:value="241.605">
                <text:p>241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102">
                <text:p>40</text:p>
              </table:table-cell>
              <table:table-cell office:value-type="float" office:value="241.606">
                <text:p>241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452">
                <text:p>40</text:p>
              </table:table-cell>
              <table:table-cell office:value-type="float" office:value="241.609">
                <text:p>241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801">
                <text:p>40</text:p>
              </table:table-cell>
              <table:table-cell office:value-type="float" office:value="241.613">
                <text:p>241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154">
                <text:p>40</text:p>
              </table:table-cell>
              <table:table-cell office:value-type="float" office:value="241.617">
                <text:p>241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484">
                <text:p>40</text:p>
              </table:table-cell>
              <table:table-cell office:value-type="float" office:value="241.623">
                <text:p>241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692">
                <text:p>40</text:p>
              </table:table-cell>
              <table:table-cell office:value-type="float" office:value="241.627">
                <text:p>241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03">
                <text:p>40</text:p>
              </table:table-cell>
              <table:table-cell office:value-type="float" office:value="241.635">
                <text:p>241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372">
                <text:p>40</text:p>
              </table:table-cell>
              <table:table-cell office:value-type="float" office:value="241.644">
                <text:p>241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73">
                <text:p>40</text:p>
              </table:table-cell>
              <table:table-cell office:value-type="float" office:value="241.655">
                <text:p>241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082">
                <text:p>40</text:p>
              </table:table-cell>
              <table:table-cell office:value-type="float" office:value="241.667">
                <text:p>241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411">
                <text:p>40</text:p>
              </table:table-cell>
              <table:table-cell office:value-type="float" office:value="241.679">
                <text:p>241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616">
                <text:p>40</text:p>
              </table:table-cell>
              <table:table-cell office:value-type="float" office:value="241.688">
                <text:p>241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957">
                <text:p>40</text:p>
              </table:table-cell>
              <table:table-cell office:value-type="float" office:value="241.702">
                <text:p>241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303">
                <text:p>40</text:p>
              </table:table-cell>
              <table:table-cell office:value-type="float" office:value="241.719">
                <text:p>241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517">
                <text:p>40</text:p>
              </table:table-cell>
              <table:table-cell office:value-type="float" office:value="241.729">
                <text:p>241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879">
                <text:p>40</text:p>
              </table:table-cell>
              <table:table-cell office:value-type="float" office:value="241.749">
                <text:p>241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204">
                <text:p>40</text:p>
              </table:table-cell>
              <table:table-cell office:value-type="float" office:value="241.768">
                <text:p>241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535">
                <text:p>40</text:p>
              </table:table-cell>
              <table:table-cell office:value-type="float" office:value="241.788">
                <text:p>241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851">
                <text:p>40</text:p>
              </table:table-cell>
              <table:table-cell office:value-type="float" office:value="241.808">
                <text:p>241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218">
                <text:p>40</text:p>
              </table:table-cell>
              <table:table-cell office:value-type="float" office:value="241.834">
                <text:p>241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545">
                <text:p>40</text:p>
              </table:table-cell>
              <table:table-cell office:value-type="float" office:value="241.857">
                <text:p>241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866">
                <text:p>40</text:p>
              </table:table-cell>
              <table:table-cell office:value-type="float" office:value="241.882">
                <text:p>241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181">
                <text:p>40</text:p>
              </table:table-cell>
              <table:table-cell office:value-type="float" office:value="241.907">
                <text:p>241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502">
                <text:p>40</text:p>
              </table:table-cell>
              <table:table-cell office:value-type="float" office:value="241.934">
                <text:p>241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906">
                <text:p>40</text:p>
              </table:table-cell>
              <table:table-cell office:value-type="float" office:value="241.969">
                <text:p>241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257">
                <text:p>40</text:p>
              </table:table-cell>
              <table:table-cell office:value-type="float" office:value="242.001">
                <text:p>242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618">
                <text:p>40</text:p>
              </table:table-cell>
              <table:table-cell office:value-type="float" office:value="242.036">
                <text:p>242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972">
                <text:p>40</text:p>
              </table:table-cell>
              <table:table-cell office:value-type="float" office:value="242.071">
                <text:p>242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3">
                <text:p>40</text:p>
              </table:table-cell>
              <table:table-cell office:value-type="float" office:value="242.105">
                <text:p>242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662">
                <text:p>40</text:p>
              </table:table-cell>
              <table:table-cell office:value-type="float" office:value="242.144">
                <text:p>242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989">
                <text:p>40</text:p>
              </table:table-cell>
              <table:table-cell office:value-type="float" office:value="242.18">
                <text:p>242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348">
                <text:p>40</text:p>
              </table:table-cell>
              <table:table-cell office:value-type="float" office:value="242.221">
                <text:p>242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695">
                <text:p>40</text:p>
              </table:table-cell>
              <table:table-cell office:value-type="float" office:value="242.262">
                <text:p>242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021">
                <text:p>40</text:p>
              </table:table-cell>
              <table:table-cell office:value-type="float" office:value="242.302">
                <text:p>242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384">
                <text:p>40</text:p>
              </table:table-cell>
              <table:table-cell office:value-type="float" office:value="242.348">
                <text:p>242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704">
                <text:p>40</text:p>
              </table:table-cell>
              <table:table-cell office:value-type="float" office:value="242.389">
                <text:p>242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07">
                <text:p>40</text:p>
              </table:table-cell>
              <table:table-cell office:value-type="float" office:value="242.438">
                <text:p>242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423">
                <text:p>40</text:p>
              </table:table-cell>
              <table:table-cell office:value-type="float" office:value="242.486">
                <text:p>242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784">
                <text:p>40</text:p>
              </table:table-cell>
              <table:table-cell office:value-type="float" office:value="242.537">
                <text:p>242.5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131">
                <text:p>40</text:p>
              </table:table-cell>
              <table:table-cell office:value-type="float" office:value="242.587">
                <text:p>242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476">
                <text:p>40</text:p>
              </table:table-cell>
              <table:table-cell office:value-type="float" office:value="242.637">
                <text:p>242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837">
                <text:p>40</text:p>
              </table:table-cell>
              <table:table-cell office:value-type="float" office:value="242.692">
                <text:p>242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149">
                <text:p>40</text:p>
              </table:table-cell>
              <table:table-cell office:value-type="float" office:value="242.74">
                <text:p>242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492">
                <text:p>40</text:p>
              </table:table-cell>
              <table:table-cell office:value-type="float" office:value="242.793">
                <text:p>242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816">
                <text:p>40</text:p>
              </table:table-cell>
              <table:table-cell office:value-type="float" office:value="242.845">
                <text:p>242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132">
                <text:p>40</text:p>
              </table:table-cell>
              <table:table-cell office:value-type="float" office:value="242.897">
                <text:p>242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491">
                <text:p>40</text:p>
              </table:table-cell>
              <table:table-cell office:value-type="float" office:value="242.956">
                <text:p>242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838">
                <text:p>40</text:p>
              </table:table-cell>
              <table:table-cell office:value-type="float" office:value="243.015">
                <text:p>243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187">
                <text:p>40</text:p>
              </table:table-cell>
              <table:table-cell office:value-type="float" office:value="243.075">
                <text:p>243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548">
                <text:p>40</text:p>
              </table:table-cell>
              <table:table-cell office:value-type="float" office:value="243.139">
                <text:p>243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876">
                <text:p>40</text:p>
              </table:table-cell>
              <table:table-cell office:value-type="float" office:value="243.197">
                <text:p>243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22">
                <text:p>40</text:p>
              </table:table-cell>
              <table:table-cell office:value-type="float" office:value="243.259">
                <text:p>243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532">
                <text:p>40</text:p>
              </table:table-cell>
              <table:table-cell office:value-type="float" office:value="243.316">
                <text:p>243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892">
                <text:p>40</text:p>
              </table:table-cell>
              <table:table-cell office:value-type="float" office:value="243.384">
                <text:p>243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218">
                <text:p>40</text:p>
              </table:table-cell>
              <table:table-cell office:value-type="float" office:value="243.445">
                <text:p>243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558">
                <text:p>40</text:p>
              </table:table-cell>
              <table:table-cell office:value-type="float" office:value="243.51">
                <text:p>243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884">
                <text:p>40</text:p>
              </table:table-cell>
              <table:table-cell office:value-type="float" office:value="243.574">
                <text:p>243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208">
                <text:p>40</text:p>
              </table:table-cell>
              <table:table-cell office:value-type="float" office:value="243.637">
                <text:p>243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565">
                <text:p>40</text:p>
              </table:table-cell>
              <table:table-cell office:value-type="float" office:value="243.709">
                <text:p>243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891">
                <text:p>40</text:p>
              </table:table-cell>
              <table:table-cell office:value-type="float" office:value="243.774">
                <text:p>243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253">
                <text:p>40</text:p>
              </table:table-cell>
              <table:table-cell office:value-type="float" office:value="243.848">
                <text:p>243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564">
                <text:p>40</text:p>
              </table:table-cell>
              <table:table-cell office:value-type="float" office:value="243.912">
                <text:p>243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931">
                <text:p>40</text:p>
              </table:table-cell>
              <table:table-cell office:value-type="float" office:value="243.989">
                <text:p>243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259">
                <text:p>40</text:p>
              </table:table-cell>
              <table:table-cell office:value-type="float" office:value="244.058">
                <text:p>244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619">
                <text:p>40</text:p>
              </table:table-cell>
              <table:table-cell office:value-type="float" office:value="244.135">
                <text:p>244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932">
                <text:p>40</text:p>
              </table:table-cell>
              <table:table-cell office:value-type="float" office:value="244.202">
                <text:p>244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263">
                <text:p>40</text:p>
              </table:table-cell>
              <table:table-cell office:value-type="float" office:value="244.273">
                <text:p>244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614">
                <text:p>40</text:p>
              </table:table-cell>
              <table:table-cell office:value-type="float" office:value="244.35">
                <text:p>244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928">
                <text:p>40</text:p>
              </table:table-cell>
              <table:table-cell office:value-type="float" office:value="244.42">
                <text:p>244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284">
                <text:p>40</text:p>
              </table:table-cell>
              <table:table-cell office:value-type="float" office:value="244.499">
                <text:p>244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641">
                <text:p>40</text:p>
              </table:table-cell>
              <table:table-cell office:value-type="float" office:value="244.579">
                <text:p>244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978">
                <text:p>40</text:p>
              </table:table-cell>
              <table:table-cell office:value-type="float" office:value="244.655">
                <text:p>244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304">
                <text:p>40</text:p>
              </table:table-cell>
              <table:table-cell office:value-type="float" office:value="244.729">
                <text:p>244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651">
                <text:p>40</text:p>
              </table:table-cell>
              <table:table-cell office:value-type="float" office:value="244.808">
                <text:p>244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877">
                <text:p>40</text:p>
              </table:table-cell>
              <table:table-cell office:value-type="float" office:value="244.86">
                <text:p>244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208">
                <text:p>40</text:p>
              </table:table-cell>
              <table:table-cell office:value-type="float" office:value="244.937">
                <text:p>244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562">
                <text:p>40</text:p>
              </table:table-cell>
              <table:table-cell office:value-type="float" office:value="245.018">
                <text:p>245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886">
                <text:p>40</text:p>
              </table:table-cell>
              <table:table-cell office:value-type="float" office:value="245.094">
                <text:p>245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199">
                <text:p>40</text:p>
              </table:table-cell>
              <table:table-cell office:value-type="float" office:value="245.167">
                <text:p>245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556">
                <text:p>40</text:p>
              </table:table-cell>
              <table:table-cell office:value-type="float" office:value="245.25">
                <text:p>245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874">
                <text:p>40</text:p>
              </table:table-cell>
              <table:table-cell office:value-type="float" office:value="245.324">
                <text:p>245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219">
                <text:p>40</text:p>
              </table:table-cell>
              <table:table-cell office:value-type="float" office:value="245.405">
                <text:p>245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546">
                <text:p>40</text:p>
              </table:table-cell>
              <table:table-cell office:value-type="float" office:value="245.481">
                <text:p>245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888">
                <text:p>40</text:p>
              </table:table-cell>
              <table:table-cell office:value-type="float" office:value="245.56">
                <text:p>245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226">
                <text:p>40</text:p>
              </table:table-cell>
              <table:table-cell office:value-type="float" office:value="245.639">
                <text:p>245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533">
                <text:p>40</text:p>
              </table:table-cell>
              <table:table-cell office:value-type="float" office:value="245.71">
                <text:p>245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739">
                <text:p>40</text:p>
              </table:table-cell>
              <table:table-cell office:value-type="float" office:value="245.758">
                <text:p>245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073">
                <text:p>40</text:p>
              </table:table-cell>
              <table:table-cell office:value-type="float" office:value="245.835">
                <text:p>245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379">
                <text:p>40</text:p>
              </table:table-cell>
              <table:table-cell office:value-type="float" office:value="245.905">
                <text:p>245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743">
                <text:p>40</text:p>
              </table:table-cell>
              <table:table-cell office:value-type="float" office:value="245.988">
                <text:p>245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074">
                <text:p>40</text:p>
              </table:table-cell>
              <table:table-cell office:value-type="float" office:value="246.062">
                <text:p>246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434">
                <text:p>40</text:p>
              </table:table-cell>
              <table:table-cell office:value-type="float" office:value="246.143">
                <text:p>246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784">
                <text:p>40</text:p>
              </table:table-cell>
              <table:table-cell office:value-type="float" office:value="246.221">
                <text:p>246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115">
                <text:p>40</text:p>
              </table:table-cell>
              <table:table-cell office:value-type="float" office:value="246.293">
                <text:p>246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461">
                <text:p>40</text:p>
              </table:table-cell>
              <table:table-cell office:value-type="float" office:value="246.368">
                <text:p>246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77">
                <text:p>40</text:p>
              </table:table-cell>
              <table:table-cell office:value-type="float" office:value="246.435">
                <text:p>246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128">
                <text:p>40</text:p>
              </table:table-cell>
              <table:table-cell office:value-type="float" office:value="246.51">
                <text:p>246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462">
                <text:p>40</text:p>
              </table:table-cell>
              <table:table-cell office:value-type="float" office:value="246.58">
                <text:p>246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823">
                <text:p>40</text:p>
              </table:table-cell>
              <table:table-cell office:value-type="float" office:value="246.654">
                <text:p>246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159">
                <text:p>40</text:p>
              </table:table-cell>
              <table:table-cell office:value-type="float" office:value="246.722">
                <text:p>246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517">
                <text:p>40</text:p>
              </table:table-cell>
              <table:table-cell office:value-type="float" office:value="246.793">
                <text:p>246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862">
                <text:p>40</text:p>
              </table:table-cell>
              <table:table-cell office:value-type="float" office:value="246.86">
                <text:p>246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204">
                <text:p>40</text:p>
              </table:table-cell>
              <table:table-cell office:value-type="float" office:value="246.925">
                <text:p>246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415">
                <text:p>40</text:p>
              </table:table-cell>
              <table:table-cell office:value-type="float" office:value="246.964">
                <text:p>246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739">
                <text:p>40</text:p>
              </table:table-cell>
              <table:table-cell office:value-type="float" office:value="247.024">
                <text:p>247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111">
                <text:p>40</text:p>
              </table:table-cell>
              <table:table-cell office:value-type="float" office:value="247.091">
                <text:p>247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438">
                <text:p>40</text:p>
              </table:table-cell>
              <table:table-cell office:value-type="float" office:value="247.148">
                <text:p>247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764">
                <text:p>40</text:p>
              </table:table-cell>
              <table:table-cell office:value-type="float" office:value="247.204">
                <text:p>247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118">
                <text:p>40</text:p>
              </table:table-cell>
              <table:table-cell office:value-type="float" office:value="247.263">
                <text:p>247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465">
                <text:p>40</text:p>
              </table:table-cell>
              <table:table-cell office:value-type="float" office:value="247.319">
                <text:p>247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814">
                <text:p>40</text:p>
              </table:table-cell>
              <table:table-cell office:value-type="float" office:value="247.374">
                <text:p>247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143">
                <text:p>40</text:p>
              </table:table-cell>
              <table:table-cell office:value-type="float" office:value="247.425">
                <text:p>247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493">
                <text:p>40</text:p>
              </table:table-cell>
              <table:table-cell office:value-type="float" office:value="247.476">
                <text:p>247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849">
                <text:p>40</text:p>
              </table:table-cell>
              <table:table-cell office:value-type="float" office:value="247.527">
                <text:p>247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197">
                <text:p>40</text:p>
              </table:table-cell>
              <table:table-cell office:value-type="float" office:value="247.576">
                <text:p>247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512">
                <text:p>40</text:p>
              </table:table-cell>
              <table:table-cell office:value-type="float" office:value="247.618">
                <text:p>247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835">
                <text:p>40</text:p>
              </table:table-cell>
              <table:table-cell office:value-type="float" office:value="247.659">
                <text:p>247.6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192">
                <text:p>40</text:p>
              </table:table-cell>
              <table:table-cell office:value-type="float" office:value="247.704">
                <text:p>247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528">
                <text:p>40</text:p>
              </table:table-cell>
              <table:table-cell office:value-type="float" office:value="247.743">
                <text:p>247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865">
                <text:p>40</text:p>
              </table:table-cell>
              <table:table-cell office:value-type="float" office:value="247.782">
                <text:p>247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189">
                <text:p>40</text:p>
              </table:table-cell>
              <table:table-cell office:value-type="float" office:value="247.817">
                <text:p>247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535">
                <text:p>40</text:p>
              </table:table-cell>
              <table:table-cell office:value-type="float" office:value="247.853">
                <text:p>247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868">
                <text:p>40</text:p>
              </table:table-cell>
              <table:table-cell office:value-type="float" office:value="247.886">
                <text:p>247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194">
                <text:p>40</text:p>
              </table:table-cell>
              <table:table-cell office:value-type="float" office:value="247.917">
                <text:p>247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4">
                <text:p>40</text:p>
              </table:table-cell>
              <table:table-cell office:value-type="float" office:value="247.936">
                <text:p>247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727">
                <text:p>40</text:p>
              </table:table-cell>
              <table:table-cell office:value-type="float" office:value="247.964">
                <text:p>247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08">
                <text:p>40</text:p>
              </table:table-cell>
              <table:table-cell office:value-type="float" office:value="247.993">
                <text:p>247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404">
                <text:p>40</text:p>
              </table:table-cell>
              <table:table-cell office:value-type="float" office:value="248.018">
                <text:p>248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734">
                <text:p>40</text:p>
              </table:table-cell>
              <table:table-cell office:value-type="float" office:value="248.042">
                <text:p>248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085">
                <text:p>40</text:p>
              </table:table-cell>
              <table:table-cell office:value-type="float" office:value="248.065">
                <text:p>248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392">
                <text:p>40</text:p>
              </table:table-cell>
              <table:table-cell office:value-type="float" office:value="248.085">
                <text:p>248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76">
                <text:p>40</text:p>
              </table:table-cell>
              <table:table-cell office:value-type="float" office:value="248.106">
                <text:p>248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073">
                <text:p>40</text:p>
              </table:table-cell>
              <table:table-cell office:value-type="float" office:value="248.123">
                <text:p>248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391">
                <text:p>40</text:p>
              </table:table-cell>
              <table:table-cell office:value-type="float" office:value="248.138">
                <text:p>248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595">
                <text:p>40</text:p>
              </table:table-cell>
              <table:table-cell office:value-type="float" office:value="248.147">
                <text:p>248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953">
                <text:p>40</text:p>
              </table:table-cell>
              <table:table-cell office:value-type="float" office:value="248.162">
                <text:p>248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333">
                <text:p>40</text:p>
              </table:table-cell>
              <table:table-cell office:value-type="float" office:value="248.176">
                <text:p>248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691">
                <text:p>40</text:p>
              </table:table-cell>
              <table:table-cell office:value-type="float" office:value="248.187">
                <text:p>248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996">
                <text:p>40</text:p>
              </table:table-cell>
              <table:table-cell office:value-type="float" office:value="248.195">
                <text:p>248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349">
                <text:p>40</text:p>
              </table:table-cell>
              <table:table-cell office:value-type="float" office:value="248.203">
                <text:p>248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666">
                <text:p>40</text:p>
              </table:table-cell>
              <table:table-cell office:value-type="float" office:value="248.209">
                <text:p>248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987">
                <text:p>40</text:p>
              </table:table-cell>
              <table:table-cell office:value-type="float" office:value="248.213">
                <text:p>248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34">
                <text:p>40</text:p>
              </table:table-cell>
              <table:table-cell office:value-type="float" office:value="248.217">
                <text:p>248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669">
                <text:p>40</text:p>
              </table:table-cell>
              <table:table-cell office:value-type="float" office:value="248.218">
                <text:p>248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017">
                <text:p>40</text:p>
              </table:table-cell>
              <table:table-cell office:value-type="float" office:value="248.219">
                <text:p>248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345">
                <text:p>40</text:p>
              </table:table-cell>
              <table:table-cell office:value-type="float" office:value="248.218">
                <text:p>248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693">
                <text:p>40</text:p>
              </table:table-cell>
              <table:table-cell office:value-type="float" office:value="248.215">
                <text:p>248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021">
                <text:p>40</text:p>
              </table:table-cell>
              <table:table-cell office:value-type="float" office:value="248.212">
                <text:p>248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352">
                <text:p>40</text:p>
              </table:table-cell>
              <table:table-cell office:value-type="float" office:value="248.207">
                <text:p>248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685">
                <text:p>40</text:p>
              </table:table-cell>
              <table:table-cell office:value-type="float" office:value="248.201">
                <text:p>248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996">
                <text:p>40</text:p>
              </table:table-cell>
              <table:table-cell office:value-type="float" office:value="248.194">
                <text:p>248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204">
                <text:p>40</text:p>
              </table:table-cell>
              <table:table-cell office:value-type="float" office:value="248.189">
                <text:p>248.1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529">
                <text:p>40</text:p>
              </table:table-cell>
              <table:table-cell office:value-type="float" office:value="248.18">
                <text:p>248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848">
                <text:p>40</text:p>
              </table:table-cell>
              <table:table-cell office:value-type="float" office:value="248.17">
                <text:p>248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047">
                <text:p>40</text:p>
              </table:table-cell>
              <table:table-cell office:value-type="float" office:value="248.163">
                <text:p>248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378">
                <text:p>40</text:p>
              </table:table-cell>
              <table:table-cell office:value-type="float" office:value="248.151">
                <text:p>248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689">
                <text:p>40</text:p>
              </table:table-cell>
              <table:table-cell office:value-type="float" office:value="248.138">
                <text:p>248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036">
                <text:p>40</text:p>
              </table:table-cell>
              <table:table-cell office:value-type="float" office:value="248.123">
                <text:p>248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353">
                <text:p>40</text:p>
              </table:table-cell>
              <table:table-cell office:value-type="float" office:value="248.108">
                <text:p>248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709">
                <text:p>40</text:p>
              </table:table-cell>
              <table:table-cell office:value-type="float" office:value="248.09">
                <text:p>248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032">
                <text:p>40</text:p>
              </table:table-cell>
              <table:table-cell office:value-type="float" office:value="248.073">
                <text:p>248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34">
                <text:p>40</text:p>
              </table:table-cell>
              <table:table-cell office:value-type="float" office:value="248.055">
                <text:p>248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696">
                <text:p>40</text:p>
              </table:table-cell>
              <table:table-cell office:value-type="float" office:value="248.034">
                <text:p>248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017">
                <text:p>40</text:p>
              </table:table-cell>
              <table:table-cell office:value-type="float" office:value="248.014">
                <text:p>248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382">
                <text:p>40</text:p>
              </table:table-cell>
              <table:table-cell office:value-type="float" office:value="247.99">
                <text:p>247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694">
                <text:p>40</text:p>
              </table:table-cell>
              <table:table-cell office:value-type="float" office:value="247.969">
                <text:p>247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033">
                <text:p>40</text:p>
              </table:table-cell>
              <table:table-cell office:value-type="float" office:value="247.945">
                <text:p>247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355">
                <text:p>40</text:p>
              </table:table-cell>
              <table:table-cell office:value-type="float" office:value="247.921">
                <text:p>247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693">
                <text:p>40</text:p>
              </table:table-cell>
              <table:table-cell office:value-type="float" office:value="247.895">
                <text:p>247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003">
                <text:p>40</text:p>
              </table:table-cell>
              <table:table-cell office:value-type="float" office:value="247.87">
                <text:p>247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32">
                <text:p>40</text:p>
              </table:table-cell>
              <table:table-cell office:value-type="float" office:value="247.844">
                <text:p>247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644">
                <text:p>40</text:p>
              </table:table-cell>
              <table:table-cell office:value-type="float" office:value="247.817">
                <text:p>247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866">
                <text:p>40</text:p>
              </table:table-cell>
              <table:table-cell office:value-type="float" office:value="247.798">
                <text:p>247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213">
                <text:p>40</text:p>
              </table:table-cell>
              <table:table-cell office:value-type="float" office:value="247.767">
                <text:p>247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556">
                <text:p>40</text:p>
              </table:table-cell>
              <table:table-cell office:value-type="float" office:value="247.736">
                <text:p>247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761">
                <text:p>40</text:p>
              </table:table-cell>
              <table:table-cell office:value-type="float" office:value="247.717">
                <text:p>247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09">
                <text:p>40</text:p>
              </table:table-cell>
              <table:table-cell office:value-type="float" office:value="247.686">
                <text:p>247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409">
                <text:p>40</text:p>
              </table:table-cell>
              <table:table-cell office:value-type="float" office:value="247.656">
                <text:p>247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765">
                <text:p>40</text:p>
              </table:table-cell>
              <table:table-cell office:value-type="float" office:value="247.621">
                <text:p>247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109">
                <text:p>40</text:p>
              </table:table-cell>
              <table:table-cell office:value-type="float" office:value="247.586">
                <text:p>247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43">
                <text:p>40</text:p>
              </table:table-cell>
              <table:table-cell office:value-type="float" office:value="247.553">
                <text:p>247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785">
                <text:p>40</text:p>
              </table:table-cell>
              <table:table-cell office:value-type="float" office:value="247.516">
                <text:p>247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114">
                <text:p>40</text:p>
              </table:table-cell>
              <table:table-cell office:value-type="float" office:value="247.481">
                <text:p>247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448">
                <text:p>40</text:p>
              </table:table-cell>
              <table:table-cell office:value-type="float" office:value="247.444">
                <text:p>247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806">
                <text:p>40</text:p>
              </table:table-cell>
              <table:table-cell office:value-type="float" office:value="247.405">
                <text:p>247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138">
                <text:p>40</text:p>
              </table:table-cell>
              <table:table-cell office:value-type="float" office:value="247.367">
                <text:p>247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472">
                <text:p>40</text:p>
              </table:table-cell>
              <table:table-cell office:value-type="float" office:value="247.329">
                <text:p>247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78">
                <text:p>40</text:p>
              </table:table-cell>
              <table:table-cell office:value-type="float" office:value="247.294">
                <text:p>247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104">
                <text:p>40</text:p>
              </table:table-cell>
              <table:table-cell office:value-type="float" office:value="247.256">
                <text:p>247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412">
                <text:p>40</text:p>
              </table:table-cell>
              <table:table-cell office:value-type="float" office:value="247.219">
                <text:p>247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74">
                <text:p>40</text:p>
              </table:table-cell>
              <table:table-cell office:value-type="float" office:value="247.18">
                <text:p>247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098">
                <text:p>40</text:p>
              </table:table-cell>
              <table:table-cell office:value-type="float" office:value="247.136">
                <text:p>247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45">
                <text:p>40</text:p>
              </table:table-cell>
              <table:table-cell office:value-type="float" office:value="247.093">
                <text:p>247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768">
                <text:p>40</text:p>
              </table:table-cell>
              <table:table-cell office:value-type="float" office:value="247.053">
                <text:p>247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117">
                <text:p>40</text:p>
              </table:table-cell>
              <table:table-cell office:value-type="float" office:value="247.009">
                <text:p>247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442">
                <text:p>40</text:p>
              </table:table-cell>
              <table:table-cell office:value-type="float" office:value="246.967">
                <text:p>246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763">
                <text:p>40</text:p>
              </table:table-cell>
              <table:table-cell office:value-type="float" office:value="246.926">
                <text:p>246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244">
                <text:p>40</text:p>
              </table:table-cell>
              <table:table-cell office:value-type="float" office:value="246.863">
                <text:p>246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617">
                <text:p>40</text:p>
              </table:table-cell>
              <table:table-cell office:value-type="float" office:value="246.814">
                <text:p>246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949">
                <text:p>40</text:p>
              </table:table-cell>
              <table:table-cell office:value-type="float" office:value="246.77">
                <text:p>246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268">
                <text:p>40</text:p>
              </table:table-cell>
              <table:table-cell office:value-type="float" office:value="246.727">
                <text:p>246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624">
                <text:p>40</text:p>
              </table:table-cell>
              <table:table-cell office:value-type="float" office:value="246.679">
                <text:p>246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951">
                <text:p>40</text:p>
              </table:table-cell>
              <table:table-cell office:value-type="float" office:value="246.634">
                <text:p>246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305">
                <text:p>40</text:p>
              </table:table-cell>
              <table:table-cell office:value-type="float" office:value="246.586">
                <text:p>246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624">
                <text:p>40</text:p>
              </table:table-cell>
              <table:table-cell office:value-type="float" office:value="246.542">
                <text:p>246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988">
                <text:p>40</text:p>
              </table:table-cell>
              <table:table-cell office:value-type="float" office:value="246.491">
                <text:p>246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309">
                <text:p>40</text:p>
              </table:table-cell>
              <table:table-cell office:value-type="float" office:value="246.446">
                <text:p>246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668">
                <text:p>40</text:p>
              </table:table-cell>
              <table:table-cell office:value-type="float" office:value="246.395">
                <text:p>246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001">
                <text:p>40</text:p>
              </table:table-cell>
              <table:table-cell office:value-type="float" office:value="246.348">
                <text:p>246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32">
                <text:p>40</text:p>
              </table:table-cell>
              <table:table-cell office:value-type="float" office:value="246.302">
                <text:p>246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692">
                <text:p>40</text:p>
              </table:table-cell>
              <table:table-cell office:value-type="float" office:value="246.249">
                <text:p>246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037">
                <text:p>40</text:p>
              </table:table-cell>
              <table:table-cell office:value-type="float" office:value="246.199">
                <text:p>246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399">
                <text:p>40</text:p>
              </table:table-cell>
              <table:table-cell office:value-type="float" office:value="246.146">
                <text:p>246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728">
                <text:p>40</text:p>
              </table:table-cell>
              <table:table-cell office:value-type="float" office:value="246.098">
                <text:p>246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06">
                <text:p>40</text:p>
              </table:table-cell>
              <table:table-cell office:value-type="float" office:value="246.05">
                <text:p>246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414">
                <text:p>40</text:p>
              </table:table-cell>
              <table:table-cell office:value-type="float" office:value="245.997">
                <text:p>245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759">
                <text:p>40</text:p>
              </table:table-cell>
              <table:table-cell office:value-type="float" office:value="245.946">
                <text:p>245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138">
                <text:p>40</text:p>
              </table:table-cell>
              <table:table-cell office:value-type="float" office:value="245.89">
                <text:p>245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471">
                <text:p>40</text:p>
              </table:table-cell>
              <table:table-cell office:value-type="float" office:value="245.84">
                <text:p>245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828">
                <text:p>40</text:p>
              </table:table-cell>
              <table:table-cell office:value-type="float" office:value="245.787">
                <text:p>245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171">
                <text:p>40</text:p>
              </table:table-cell>
              <table:table-cell office:value-type="float" office:value="245.735">
                <text:p>245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51">
                <text:p>40</text:p>
              </table:table-cell>
              <table:table-cell office:value-type="float" office:value="245.684">
                <text:p>245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851">
                <text:p>40</text:p>
              </table:table-cell>
              <table:table-cell office:value-type="float" office:value="245.632">
                <text:p>245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224">
                <text:p>40</text:p>
              </table:table-cell>
              <table:table-cell office:value-type="float" office:value="245.576">
                <text:p>245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554">
                <text:p>40</text:p>
              </table:table-cell>
              <table:table-cell office:value-type="float" office:value="245.526">
                <text:p>245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917">
                <text:p>40</text:p>
              </table:table-cell>
              <table:table-cell office:value-type="float" office:value="245.47">
                <text:p>245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249">
                <text:p>40</text:p>
              </table:table-cell>
              <table:table-cell office:value-type="float" office:value="245.419">
                <text:p>245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571">
                <text:p>40</text:p>
              </table:table-cell>
              <table:table-cell office:value-type="float" office:value="245.37">
                <text:p>245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944">
                <text:p>40</text:p>
              </table:table-cell>
              <table:table-cell office:value-type="float" office:value="245.313">
                <text:p>245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28">
                <text:p>40</text:p>
              </table:table-cell>
              <table:table-cell office:value-type="float" office:value="245.261">
                <text:p>245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627">
                <text:p>40</text:p>
              </table:table-cell>
              <table:table-cell office:value-type="float" office:value="245.207">
                <text:p>245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976">
                <text:p>40</text:p>
              </table:table-cell>
              <table:table-cell office:value-type="float" office:value="245.153">
                <text:p>245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192">
                <text:p>40</text:p>
              </table:table-cell>
              <table:table-cell office:value-type="float" office:value="245.119">
                <text:p>245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4">
                <text:p>40</text:p>
              </table:table-cell>
              <table:table-cell office:value-type="float" office:value="245.087">
                <text:p>245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732">
                <text:p>40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069">
                <text:p>40</text:p>
              </table:table-cell>
              <table:table-cell office:value-type="float" office:value="244.983">
                <text:p>244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383">
                <text:p>40</text:p>
              </table:table-cell>
              <table:table-cell office:value-type="float" office:value="244.934">
                <text:p>244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702">
                <text:p>40</text:p>
              </table:table-cell>
              <table:table-cell office:value-type="float" office:value="244.885">
                <text:p>24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903">
                <text:p>40</text:p>
              </table:table-cell>
              <table:table-cell office:value-type="float" office:value="244.853">
                <text:p>244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256">
                <text:p>40</text:p>
              </table:table-cell>
              <table:table-cell office:value-type="float" office:value="244.798">
                <text:p>244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609">
                <text:p>40</text:p>
              </table:table-cell>
              <table:table-cell office:value-type="float" office:value="244.743">
                <text:p>244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953">
                <text:p>40</text:p>
              </table:table-cell>
              <table:table-cell office:value-type="float" office:value="244.689">
                <text:p>244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275">
                <text:p>40</text:p>
              </table:table-cell>
              <table:table-cell office:value-type="float" office:value="244.638">
                <text:p>244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64">
                <text:p>40</text:p>
              </table:table-cell>
              <table:table-cell office:value-type="float" office:value="244.581">
                <text:p>244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982">
                <text:p>40</text:p>
              </table:table-cell>
              <table:table-cell office:value-type="float" office:value="244.528">
                <text:p>244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349">
                <text:p>40</text:p>
              </table:table-cell>
              <table:table-cell office:value-type="float" office:value="244.47">
                <text:p>244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68">
                <text:p>40</text:p>
              </table:table-cell>
              <table:table-cell office:value-type="float" office:value="244.418">
                <text:p>244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059">
                <text:p>40</text:p>
              </table:table-cell>
              <table:table-cell office:value-type="float" office:value="244.358">
                <text:p>244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404">
                <text:p>40</text:p>
              </table:table-cell>
              <table:table-cell office:value-type="float" office:value="244.304">
                <text:p>244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737">
                <text:p>40</text:p>
              </table:table-cell>
              <table:table-cell office:value-type="float" office:value="244.251">
                <text:p>244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074">
                <text:p>40</text:p>
              </table:table-cell>
              <table:table-cell office:value-type="float" office:value="244.198">
                <text:p>244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389">
                <text:p>40</text:p>
              </table:table-cell>
              <table:table-cell office:value-type="float" office:value="244.149">
                <text:p>244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743">
                <text:p>40</text:p>
              </table:table-cell>
              <table:table-cell office:value-type="float" office:value="244.093">
                <text:p>244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078">
                <text:p>40</text:p>
              </table:table-cell>
              <table:table-cell office:value-type="float" office:value="244.04">
                <text:p>244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451">
                <text:p>40</text:p>
              </table:table-cell>
              <table:table-cell office:value-type="float" office:value="243.982">
                <text:p>243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799">
                <text:p>40</text:p>
              </table:table-cell>
              <table:table-cell office:value-type="float" office:value="243.927">
                <text:p>243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154">
                <text:p>50</text:p>
              </table:table-cell>
              <table:table-cell office:value-type="float" office:value="243.871">
                <text:p>243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355">
                <text:p>50</text:p>
              </table:table-cell>
              <table:table-cell office:value-type="float" office:value="243.839">
                <text:p>243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75">
                <text:p>50</text:p>
              </table:table-cell>
              <table:table-cell office:value-type="float" office:value="243.777">
                <text:p>243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958">
                <text:p>50</text:p>
              </table:table-cell>
              <table:table-cell office:value-type="float" office:value="243.744">
                <text:p>243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277">
                <text:p>50</text:p>
              </table:table-cell>
              <table:table-cell office:value-type="float" office:value="243.694">
                <text:p>243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634">
                <text:p>50</text:p>
              </table:table-cell>
              <table:table-cell office:value-type="float" office:value="243.638">
                <text:p>243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948">
                <text:p>50</text:p>
              </table:table-cell>
              <table:table-cell office:value-type="float" office:value="243.589">
                <text:p>243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269">
                <text:p>50</text:p>
              </table:table-cell>
              <table:table-cell office:value-type="float" office:value="243.539">
                <text:p>243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633">
                <text:p>50</text:p>
              </table:table-cell>
              <table:table-cell office:value-type="float" office:value="243.482">
                <text:p>243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953">
                <text:p>50</text:p>
              </table:table-cell>
              <table:table-cell office:value-type="float" office:value="243.432">
                <text:p>243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298">
                <text:p>50</text:p>
              </table:table-cell>
              <table:table-cell office:value-type="float" office:value="243.378">
                <text:p>243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625">
                <text:p>50</text:p>
              </table:table-cell>
              <table:table-cell office:value-type="float" office:value="243.327">
                <text:p>243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939">
                <text:p>50</text:p>
              </table:table-cell>
              <table:table-cell office:value-type="float" office:value="243.278">
                <text:p>243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301">
                <text:p>50</text:p>
              </table:table-cell>
              <table:table-cell office:value-type="float" office:value="243.222">
                <text:p>243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621">
                <text:p>50</text:p>
              </table:table-cell>
              <table:table-cell office:value-type="float" office:value="243.172">
                <text:p>243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987">
                <text:p>50</text:p>
              </table:table-cell>
              <table:table-cell office:value-type="float" office:value="243.116">
                <text:p>243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319">
                <text:p>50</text:p>
              </table:table-cell>
              <table:table-cell office:value-type="float" office:value="243.064">
                <text:p>243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672">
                <text:p>50</text:p>
              </table:table-cell>
              <table:table-cell office:value-type="float" office:value="243.01">
                <text:p>243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989">
                <text:p>50</text:p>
              </table:table-cell>
              <table:table-cell office:value-type="float" office:value="242.961">
                <text:p>242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333">
                <text:p>50</text:p>
              </table:table-cell>
              <table:table-cell office:value-type="float" office:value="242.908">
                <text:p>242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685">
                <text:p>50</text:p>
              </table:table-cell>
              <table:table-cell office:value-type="float" office:value="242.855">
                <text:p>242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998">
                <text:p>50</text:p>
              </table:table-cell>
              <table:table-cell office:value-type="float" office:value="242.807">
                <text:p>242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357">
                <text:p>50</text:p>
              </table:table-cell>
              <table:table-cell office:value-type="float" office:value="242.752">
                <text:p>242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693">
                <text:p>50</text:p>
              </table:table-cell>
              <table:table-cell office:value-type="float" office:value="242.701">
                <text:p>242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042">
                <text:p>50</text:p>
              </table:table-cell>
              <table:table-cell office:value-type="float" office:value="242.649">
                <text:p>242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374">
                <text:p>50</text:p>
              </table:table-cell>
              <table:table-cell office:value-type="float" office:value="242.599">
                <text:p>242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74">
                <text:p>50</text:p>
              </table:table-cell>
              <table:table-cell office:value-type="float" office:value="242.545">
                <text:p>242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075">
                <text:p>50</text:p>
              </table:table-cell>
              <table:table-cell office:value-type="float" office:value="242.495">
                <text:p>242.4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4">
                <text:p>50</text:p>
              </table:table-cell>
              <table:table-cell office:value-type="float" office:value="242.447">
                <text:p>242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609">
                <text:p>50</text:p>
              </table:table-cell>
              <table:table-cell office:value-type="float" office:value="242.416">
                <text:p>242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957">
                <text:p>50</text:p>
              </table:table-cell>
              <table:table-cell office:value-type="float" office:value="242.365">
                <text:p>242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298">
                <text:p>50</text:p>
              </table:table-cell>
              <table:table-cell office:value-type="float" office:value="242.316">
                <text:p>242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677">
                <text:p>50</text:p>
              </table:table-cell>
              <table:table-cell office:value-type="float" office:value="242.261">
                <text:p>242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011">
                <text:p>50</text:p>
              </table:table-cell>
              <table:table-cell office:value-type="float" office:value="242.213">
                <text:p>242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368">
                <text:p>50</text:p>
              </table:table-cell>
              <table:table-cell office:value-type="float" office:value="242.163">
                <text:p>242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685">
                <text:p>50</text:p>
              </table:table-cell>
              <table:table-cell office:value-type="float" office:value="242.118">
                <text:p>242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012">
                <text:p>50</text:p>
              </table:table-cell>
              <table:table-cell office:value-type="float" office:value="242.072">
                <text:p>242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372">
                <text:p>50</text:p>
              </table:table-cell>
              <table:table-cell office:value-type="float" office:value="242.023">
                <text:p>242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687">
                <text:p>50</text:p>
              </table:table-cell>
              <table:table-cell office:value-type="float" office:value="241.979">
                <text:p>241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046">
                <text:p>50</text:p>
              </table:table-cell>
              <table:table-cell office:value-type="float" office:value="241.931">
                <text:p>241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373">
                <text:p>50</text:p>
              </table:table-cell>
              <table:table-cell office:value-type="float" office:value="241.886">
                <text:p>241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745">
                <text:p>50</text:p>
              </table:table-cell>
              <table:table-cell office:value-type="float" office:value="241.837">
                <text:p>241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063">
                <text:p>50</text:p>
              </table:table-cell>
              <table:table-cell office:value-type="float" office:value="241.795">
                <text:p>241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391">
                <text:p>50</text:p>
              </table:table-cell>
              <table:table-cell office:value-type="float" office:value="241.752">
                <text:p>241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727">
                <text:p>50</text:p>
              </table:table-cell>
              <table:table-cell office:value-type="float" office:value="241.709">
                <text:p>241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054">
                <text:p>50</text:p>
              </table:table-cell>
              <table:table-cell office:value-type="float" office:value="241.667">
                <text:p>241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396">
                <text:p>50</text:p>
              </table:table-cell>
              <table:table-cell office:value-type="float" office:value="241.624">
                <text:p>241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728">
                <text:p>50</text:p>
              </table:table-cell>
              <table:table-cell office:value-type="float" office:value="241.583">
                <text:p>241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085">
                <text:p>50</text:p>
              </table:table-cell>
              <table:table-cell office:value-type="float" office:value="241.539">
                <text:p>241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409">
                <text:p>50</text:p>
              </table:table-cell>
              <table:table-cell office:value-type="float" office:value="241.5">
                <text:p>241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734">
                <text:p>50</text:p>
              </table:table-cell>
              <table:table-cell office:value-type="float" office:value="241.461">
                <text:p>241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081">
                <text:p>50</text:p>
              </table:table-cell>
              <table:table-cell office:value-type="float" office:value="241.42">
                <text:p>241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415">
                <text:p>50</text:p>
              </table:table-cell>
              <table:table-cell office:value-type="float" office:value="241.382">
                <text:p>241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771">
                <text:p>50</text:p>
              </table:table-cell>
              <table:table-cell office:value-type="float" office:value="241.341">
                <text:p>241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107">
                <text:p>50</text:p>
              </table:table-cell>
              <table:table-cell office:value-type="float" office:value="241.304">
                <text:p>241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453">
                <text:p>50</text:p>
              </table:table-cell>
              <table:table-cell office:value-type="float" office:value="241.266">
                <text:p>241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796">
                <text:p>50</text:p>
              </table:table-cell>
              <table:table-cell office:value-type="float" office:value="241.229">
                <text:p>241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125">
                <text:p>50</text:p>
              </table:table-cell>
              <table:table-cell office:value-type="float" office:value="241.194">
                <text:p>241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485">
                <text:p>50</text:p>
              </table:table-cell>
              <table:table-cell office:value-type="float" office:value="241.157">
                <text:p>241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816">
                <text:p>50</text:p>
              </table:table-cell>
              <table:table-cell office:value-type="float" office:value="241.123">
                <text:p>241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182">
                <text:p>50</text:p>
              </table:table-cell>
              <table:table-cell office:value-type="float" office:value="241.087">
                <text:p>241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541">
                <text:p>50</text:p>
              </table:table-cell>
              <table:table-cell office:value-type="float" office:value="241.052">
                <text:p>241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753">
                <text:p>50</text:p>
              </table:table-cell>
              <table:table-cell office:value-type="float" office:value="241.032">
                <text:p>241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966">
                <text:p>50</text:p>
              </table:table-cell>
              <table:table-cell office:value-type="float" office:value="241.012">
                <text:p>241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291">
                <text:p>50</text:p>
              </table:table-cell>
              <table:table-cell office:value-type="float" office:value="240.983">
                <text:p>240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636">
                <text:p>50</text:p>
              </table:table-cell>
              <table:table-cell office:value-type="float" office:value="240.952">
                <text:p>240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984">
                <text:p>50</text:p>
              </table:table-cell>
              <table:table-cell office:value-type="float" office:value="240.922">
                <text:p>240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338">
                <text:p>50</text:p>
              </table:table-cell>
              <table:table-cell office:value-type="float" office:value="240.892">
                <text:p>240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661">
                <text:p>50</text:p>
              </table:table-cell>
              <table:table-cell office:value-type="float" office:value="240.865">
                <text:p>240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974">
                <text:p>50</text:p>
              </table:table-cell>
              <table:table-cell office:value-type="float" office:value="240.841">
                <text:p>240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192">
                <text:p>50</text:p>
              </table:table-cell>
              <table:table-cell office:value-type="float" office:value="240.824">
                <text:p>240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519">
                <text:p>50</text:p>
              </table:table-cell>
              <table:table-cell office:value-type="float" office:value="240.799">
                <text:p>240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885">
                <text:p>50</text:p>
              </table:table-cell>
              <table:table-cell office:value-type="float" office:value="240.773">
                <text:p>240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201">
                <text:p>50</text:p>
              </table:table-cell>
              <table:table-cell office:value-type="float" office:value="240.751">
                <text:p>240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528">
                <text:p>50</text:p>
              </table:table-cell>
              <table:table-cell office:value-type="float" office:value="240.729">
                <text:p>240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73">
                <text:p>50</text:p>
              </table:table-cell>
              <table:table-cell office:value-type="float" office:value="240.716">
                <text:p>240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106">
                <text:p>50</text:p>
              </table:table-cell>
              <table:table-cell office:value-type="float" office:value="240.693">
                <text:p>240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42">
                <text:p>50</text:p>
              </table:table-cell>
              <table:table-cell office:value-type="float" office:value="240.674">
                <text:p>240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625">
                <text:p>50</text:p>
              </table:table-cell>
              <table:table-cell office:value-type="float" office:value="240.663">
                <text:p>240.6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953">
                <text:p>50</text:p>
              </table:table-cell>
              <table:table-cell office:value-type="float" office:value="240.645">
                <text:p>240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295">
                <text:p>50</text:p>
              </table:table-cell>
              <table:table-cell office:value-type="float" office:value="240.627">
                <text:p>240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519">
                <text:p>50</text:p>
              </table:table-cell>
              <table:table-cell office:value-type="float" office:value="240.616">
                <text:p>240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865">
                <text:p>50</text:p>
              </table:table-cell>
              <table:table-cell office:value-type="float" office:value="240.6">
                <text:p>240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22">
                <text:p>50</text:p>
              </table:table-cell>
              <table:table-cell office:value-type="float" office:value="240.585">
                <text:p>240.5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556">
                <text:p>50</text:p>
              </table:table-cell>
              <table:table-cell office:value-type="float" office:value="240.571">
                <text:p>240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885">
                <text:p>50</text:p>
              </table:table-cell>
              <table:table-cell office:value-type="float" office:value="240.559">
                <text:p>240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087">
                <text:p>50</text:p>
              </table:table-cell>
              <table:table-cell office:value-type="float" office:value="240.552">
                <text:p>240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416">
                <text:p>50</text:p>
              </table:table-cell>
              <table:table-cell office:value-type="float" office:value="240.542">
                <text:p>240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754">
                <text:p>50</text:p>
              </table:table-cell>
              <table:table-cell office:value-type="float" office:value="240.532">
                <text:p>240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121">
                <text:p>50</text:p>
              </table:table-cell>
              <table:table-cell office:value-type="float" office:value="240.523">
                <text:p>240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448">
                <text:p>50</text:p>
              </table:table-cell>
              <table:table-cell office:value-type="float" office:value="240.516">
                <text:p>240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824">
                <text:p>50</text:p>
              </table:table-cell>
              <table:table-cell office:value-type="float" office:value="240.51">
                <text:p>240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168">
                <text:p>50</text:p>
              </table:table-cell>
              <table:table-cell office:value-type="float" office:value="240.505">
                <text:p>240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541">
                <text:p>50</text:p>
              </table:table-cell>
              <table:table-cell office:value-type="float" office:value="240.501">
                <text:p>240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861">
                <text:p>50</text:p>
              </table:table-cell>
              <table:table-cell office:value-type="float" office:value="240.499">
                <text:p>240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246">
                <text:p>50</text:p>
              </table:table-cell>
              <table:table-cell office:value-type="float" office:value="240.499">
                <text:p>240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577">
                <text:p>50</text:p>
              </table:table-cell>
              <table:table-cell office:value-type="float" office:value="240.499">
                <text:p>240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92">
                <text:p>50</text:p>
              </table:table-cell>
              <table:table-cell office:value-type="float" office:value="240.501">
                <text:p>240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267">
                <text:p>50</text:p>
              </table:table-cell>
              <table:table-cell office:value-type="float" office:value="240.504">
                <text:p>240.5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606">
                <text:p>50</text:p>
              </table:table-cell>
              <table:table-cell office:value-type="float" office:value="240.509">
                <text:p>240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805">
                <text:p>50</text:p>
              </table:table-cell>
              <table:table-cell office:value-type="float" office:value="240.512">
                <text:p>240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156">
                <text:p>50</text:p>
              </table:table-cell>
              <table:table-cell office:value-type="float" office:value="240.519">
                <text:p>240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484">
                <text:p>50</text:p>
              </table:table-cell>
              <table:table-cell office:value-type="float" office:value="240.527">
                <text:p>240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69">
                <text:p>50</text:p>
              </table:table-cell>
              <table:table-cell office:value-type="float" office:value="240.533">
                <text:p>240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006">
                <text:p>50</text:p>
              </table:table-cell>
              <table:table-cell office:value-type="float" office:value="240.542">
                <text:p>240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343">
                <text:p>50</text:p>
              </table:table-cell>
              <table:table-cell office:value-type="float" office:value="240.553">
                <text:p>240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553">
                <text:p>50</text:p>
              </table:table-cell>
              <table:table-cell office:value-type="float" office:value="240.561">
                <text:p>240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886">
                <text:p>50</text:p>
              </table:table-cell>
              <table:table-cell office:value-type="float" office:value="240.575">
                <text:p>240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211">
                <text:p>50</text:p>
              </table:table-cell>
              <table:table-cell office:value-type="float" office:value="240.589">
                <text:p>240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411">
                <text:p>50</text:p>
              </table:table-cell>
              <table:table-cell office:value-type="float" office:value="240.599">
                <text:p>240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737">
                <text:p>50</text:p>
              </table:table-cell>
              <table:table-cell office:value-type="float" office:value="240.615">
                <text:p>240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08">
                <text:p>50</text:p>
              </table:table-cell>
              <table:table-cell office:value-type="float" office:value="240.634">
                <text:p>240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446">
                <text:p>50</text:p>
              </table:table-cell>
              <table:table-cell office:value-type="float" office:value="240.656">
                <text:p>240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755">
                <text:p>50</text:p>
              </table:table-cell>
              <table:table-cell office:value-type="float" office:value="240.676">
                <text:p>240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065">
                <text:p>50</text:p>
              </table:table-cell>
              <table:table-cell office:value-type="float" office:value="240.697">
                <text:p>240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407">
                <text:p>50</text:p>
              </table:table-cell>
              <table:table-cell office:value-type="float" office:value="240.721">
                <text:p>240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739">
                <text:p>50</text:p>
              </table:table-cell>
              <table:table-cell office:value-type="float" office:value="240.746">
                <text:p>240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082">
                <text:p>50</text:p>
              </table:table-cell>
              <table:table-cell office:value-type="float" office:value="240.774">
                <text:p>240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405">
                <text:p>50</text:p>
              </table:table-cell>
              <table:table-cell office:value-type="float" office:value="240.801">
                <text:p>240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74">
                <text:p>50</text:p>
              </table:table-cell>
              <table:table-cell office:value-type="float" office:value="240.83">
                <text:p>240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074">
                <text:p>50</text:p>
              </table:table-cell>
              <table:table-cell office:value-type="float" office:value="240.861">
                <text:p>240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38">
                <text:p>50</text:p>
              </table:table-cell>
              <table:table-cell office:value-type="float" office:value="240.89">
                <text:p>240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731">
                <text:p>50</text:p>
              </table:table-cell>
              <table:table-cell office:value-type="float" office:value="240.925">
                <text:p>240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046">
                <text:p>50</text:p>
              </table:table-cell>
              <table:table-cell office:value-type="float" office:value="240.958">
                <text:p>240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385">
                <text:p>50</text:p>
              </table:table-cell>
              <table:table-cell office:value-type="float" office:value="240.994">
                <text:p>240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769">
                <text:p>50</text:p>
              </table:table-cell>
              <table:table-cell office:value-type="float" office:value="241.037">
                <text:p>241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133">
                <text:p>50</text:p>
              </table:table-cell>
              <table:table-cell office:value-type="float" office:value="241.08">
                <text:p>241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459">
                <text:p>50</text:p>
              </table:table-cell>
              <table:table-cell office:value-type="float" office:value="241.119">
                <text:p>241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766">
                <text:p>50</text:p>
              </table:table-cell>
              <table:table-cell office:value-type="float" office:value="241.157">
                <text:p>241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091">
                <text:p>50</text:p>
              </table:table-cell>
              <table:table-cell office:value-type="float" office:value="241.198">
                <text:p>241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394">
                <text:p>50</text:p>
              </table:table-cell>
              <table:table-cell office:value-type="float" office:value="241.238">
                <text:p>241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751">
                <text:p>50</text:p>
              </table:table-cell>
              <table:table-cell office:value-type="float" office:value="241.286">
                <text:p>241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07">
                <text:p>50</text:p>
              </table:table-cell>
              <table:table-cell office:value-type="float" office:value="241.33">
                <text:p>241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414">
                <text:p>50</text:p>
              </table:table-cell>
              <table:table-cell office:value-type="float" office:value="241.379">
                <text:p>241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739">
                <text:p>50</text:p>
              </table:table-cell>
              <table:table-cell office:value-type="float" office:value="241.426">
                <text:p>241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056">
                <text:p>50</text:p>
              </table:table-cell>
              <table:table-cell office:value-type="float" office:value="241.473">
                <text:p>241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368">
                <text:p>50</text:p>
              </table:table-cell>
              <table:table-cell office:value-type="float" office:value="241.52">
                <text:p>241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714">
                <text:p>50</text:p>
              </table:table-cell>
              <table:table-cell office:value-type="float" office:value="241.574">
                <text:p>241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033">
                <text:p>50</text:p>
              </table:table-cell>
              <table:table-cell office:value-type="float" office:value="241.625">
                <text:p>241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349">
                <text:p>50</text:p>
              </table:table-cell>
              <table:table-cell office:value-type="float" office:value="241.676">
                <text:p>241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67">
                <text:p>50</text:p>
              </table:table-cell>
              <table:table-cell office:value-type="float" office:value="241.729">
                <text:p>241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003">
                <text:p>50</text:p>
              </table:table-cell>
              <table:table-cell office:value-type="float" office:value="241.785">
                <text:p>241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334">
                <text:p>50</text:p>
              </table:table-cell>
              <table:table-cell office:value-type="float" office:value="241.842">
                <text:p>241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678">
                <text:p>50</text:p>
              </table:table-cell>
              <table:table-cell office:value-type="float" office:value="241.902">
                <text:p>241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989">
                <text:p>50</text:p>
              </table:table-cell>
              <table:table-cell office:value-type="float" office:value="241.957">
                <text:p>241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197">
                <text:p>50</text:p>
              </table:table-cell>
              <table:table-cell office:value-type="float" office:value="241.995">
                <text:p>241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542">
                <text:p>50</text:p>
              </table:table-cell>
              <table:table-cell office:value-type="float" office:value="242.057">
                <text:p>242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896">
                <text:p>50</text:p>
              </table:table-cell>
              <table:table-cell office:value-type="float" office:value="242.123">
                <text:p>242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248">
                <text:p>50</text:p>
              </table:table-cell>
              <table:table-cell office:value-type="float" office:value="242.189">
                <text:p>242.1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571">
                <text:p>50</text:p>
              </table:table-cell>
              <table:table-cell office:value-type="float" office:value="242.251">
                <text:p>242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933">
                <text:p>50</text:p>
              </table:table-cell>
              <table:table-cell office:value-type="float" office:value="242.321">
                <text:p>242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288">
                <text:p>50</text:p>
              </table:table-cell>
              <table:table-cell office:value-type="float" office:value="242.391">
                <text:p>242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644">
                <text:p>50</text:p>
              </table:table-cell>
              <table:table-cell office:value-type="float" office:value="242.462">
                <text:p>242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979">
                <text:p>50</text:p>
              </table:table-cell>
              <table:table-cell office:value-type="float" office:value="242.53">
                <text:p>242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312">
                <text:p>50</text:p>
              </table:table-cell>
              <table:table-cell office:value-type="float" office:value="242.599">
                <text:p>242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632">
                <text:p>50</text:p>
              </table:table-cell>
              <table:table-cell office:value-type="float" office:value="242.665">
                <text:p>242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991">
                <text:p>50</text:p>
              </table:table-cell>
              <table:table-cell office:value-type="float" office:value="242.74">
                <text:p>242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339">
                <text:p>50</text:p>
              </table:table-cell>
              <table:table-cell office:value-type="float" office:value="242.814">
                <text:p>242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683">
                <text:p>50</text:p>
              </table:table-cell>
              <table:table-cell office:value-type="float" office:value="242.888">
                <text:p>242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038">
                <text:p>50</text:p>
              </table:table-cell>
              <table:table-cell office:value-type="float" office:value="242.965">
                <text:p>242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366">
                <text:p>50</text:p>
              </table:table-cell>
              <table:table-cell office:value-type="float" office:value="243.036">
                <text:p>243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723">
                <text:p>50</text:p>
              </table:table-cell>
              <table:table-cell office:value-type="float" office:value="243.115">
                <text:p>243.1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055">
                <text:p>50</text:p>
              </table:table-cell>
              <table:table-cell office:value-type="float" office:value="243.19">
                <text:p>243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388">
                <text:p>50</text:p>
              </table:table-cell>
              <table:table-cell office:value-type="float" office:value="243.264">
                <text:p>243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762">
                <text:p>50</text:p>
              </table:table-cell>
              <table:table-cell office:value-type="float" office:value="243.35">
                <text:p>243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127">
                <text:p>50</text:p>
              </table:table-cell>
              <table:table-cell office:value-type="float" office:value="243.433">
                <text:p>243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501">
                <text:p>50</text:p>
              </table:table-cell>
              <table:table-cell office:value-type="float" office:value="243.52">
                <text:p>243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852">
                <text:p>50</text:p>
              </table:table-cell>
              <table:table-cell office:value-type="float" office:value="243.602">
                <text:p>243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165">
                <text:p>50</text:p>
              </table:table-cell>
              <table:table-cell office:value-type="float" office:value="243.675">
                <text:p>243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513">
                <text:p>50</text:p>
              </table:table-cell>
              <table:table-cell office:value-type="float" office:value="243.758">
                <text:p>243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834">
                <text:p>50</text:p>
              </table:table-cell>
              <table:table-cell office:value-type="float" office:value="243.834">
                <text:p>243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226">
                <text:p>50</text:p>
              </table:table-cell>
              <table:table-cell office:value-type="float" office:value="243.928">
                <text:p>243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629">
                <text:p>50</text:p>
              </table:table-cell>
              <table:table-cell office:value-type="float" office:value="244.026">
                <text:p>244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957">
                <text:p>50</text:p>
              </table:table-cell>
              <table:table-cell office:value-type="float" office:value="244.106">
                <text:p>244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298">
                <text:p>50</text:p>
              </table:table-cell>
              <table:table-cell office:value-type="float" office:value="244.189">
                <text:p>244.1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633">
                <text:p>50</text:p>
              </table:table-cell>
              <table:table-cell office:value-type="float" office:value="244.272">
                <text:p>244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938">
                <text:p>50</text:p>
              </table:table-cell>
              <table:table-cell office:value-type="float" office:value="244.347">
                <text:p>244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293">
                <text:p>50</text:p>
              </table:table-cell>
              <table:table-cell office:value-type="float" office:value="244.435">
                <text:p>244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607">
                <text:p>50</text:p>
              </table:table-cell>
              <table:table-cell office:value-type="float" office:value="244.514">
                <text:p>244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972">
                <text:p>50</text:p>
              </table:table-cell>
              <table:table-cell office:value-type="float" office:value="244.605">
                <text:p>244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304">
                <text:p>50</text:p>
              </table:table-cell>
              <table:table-cell office:value-type="float" office:value="244.689">
                <text:p>244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664">
                <text:p>50</text:p>
              </table:table-cell>
              <table:table-cell office:value-type="float" office:value="244.78">
                <text:p>244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026">
                <text:p>50</text:p>
              </table:table-cell>
              <table:table-cell office:value-type="float" office:value="244.872">
                <text:p>244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366">
                <text:p>50</text:p>
              </table:table-cell>
              <table:table-cell office:value-type="float" office:value="244.959">
                <text:p>244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731">
                <text:p>50</text:p>
              </table:table-cell>
              <table:table-cell office:value-type="float" office:value="245.052">
                <text:p>245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961">
                <text:p>50</text:p>
              </table:table-cell>
              <table:table-cell office:value-type="float" office:value="245.111">
                <text:p>245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362">
                <text:p>50</text:p>
              </table:table-cell>
              <table:table-cell office:value-type="float" office:value="245.213">
                <text:p>245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703">
                <text:p>50</text:p>
              </table:table-cell>
              <table:table-cell office:value-type="float" office:value="245.301">
                <text:p>245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03">
                <text:p>50</text:p>
              </table:table-cell>
              <table:table-cell office:value-type="float" office:value="245.384">
                <text:p>245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382">
                <text:p>50</text:p>
              </table:table-cell>
              <table:table-cell office:value-type="float" office:value="245.474">
                <text:p>245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692">
                <text:p>50</text:p>
              </table:table-cell>
              <table:table-cell office:value-type="float" office:value="245.553">
                <text:p>245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047">
                <text:p>50</text:p>
              </table:table-cell>
              <table:table-cell office:value-type="float" office:value="245.643">
                <text:p>245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375">
                <text:p>50</text:p>
              </table:table-cell>
              <table:table-cell office:value-type="float" office:value="245.726">
                <text:p>245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744">
                <text:p>50</text:p>
              </table:table-cell>
              <table:table-cell office:value-type="float" office:value="245.82">
                <text:p>245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067">
                <text:p>50</text:p>
              </table:table-cell>
              <table:table-cell office:value-type="float" office:value="245.901">
                <text:p>245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444">
                <text:p>50</text:p>
              </table:table-cell>
              <table:table-cell office:value-type="float" office:value="245.995">
                <text:p>245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781">
                <text:p>50</text:p>
              </table:table-cell>
              <table:table-cell office:value-type="float" office:value="246.078">
                <text:p>246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11">
                <text:p>50</text:p>
              </table:table-cell>
              <table:table-cell office:value-type="float" office:value="246.159">
                <text:p>246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31">
                <text:p>50</text:p>
              </table:table-cell>
              <table:table-cell office:value-type="float" office:value="246.208">
                <text:p>246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648">
                <text:p>50</text:p>
              </table:table-cell>
              <table:table-cell office:value-type="float" office:value="246.29">
                <text:p>246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975">
                <text:p>50</text:p>
              </table:table-cell>
              <table:table-cell office:value-type="float" office:value="246.369">
                <text:p>246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177">
                <text:p>50</text:p>
              </table:table-cell>
              <table:table-cell office:value-type="float" office:value="246.416">
                <text:p>246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503">
                <text:p>50</text:p>
              </table:table-cell>
              <table:table-cell office:value-type="float" office:value="246.493">
                <text:p>246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871">
                <text:p>50</text:p>
              </table:table-cell>
              <table:table-cell office:value-type="float" office:value="246.579">
                <text:p>246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1">
                <text:p>50</text:p>
              </table:table-cell>
              <table:table-cell office:value-type="float" office:value="246.632">
                <text:p>246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426">
                <text:p>50</text:p>
              </table:table-cell>
              <table:table-cell office:value-type="float" office:value="246.706">
                <text:p>246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775">
                <text:p>50</text:p>
              </table:table-cell>
              <table:table-cell office:value-type="float" office:value="246.784">
                <text:p>246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104">
                <text:p>50</text:p>
              </table:table-cell>
              <table:table-cell office:value-type="float" office:value="246.856">
                <text:p>246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416">
                <text:p>50</text:p>
              </table:table-cell>
              <table:table-cell office:value-type="float" office:value="246.924">
                <text:p>246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76">
                <text:p>50</text:p>
              </table:table-cell>
              <table:table-cell office:value-type="float" office:value="246.997">
                <text:p>246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082">
                <text:p>50</text:p>
              </table:table-cell>
              <table:table-cell office:value-type="float" office:value="247.064">
                <text:p>247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456">
                <text:p>50</text:p>
              </table:table-cell>
              <table:table-cell office:value-type="float" office:value="247.141">
                <text:p>247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783">
                <text:p>50</text:p>
              </table:table-cell>
              <table:table-cell office:value-type="float" office:value="247.207">
                <text:p>247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13">
                <text:p>50</text:p>
              </table:table-cell>
              <table:table-cell office:value-type="float" office:value="247.275">
                <text:p>247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449">
                <text:p>50</text:p>
              </table:table-cell>
              <table:table-cell office:value-type="float" office:value="247.336">
                <text:p>247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754">
                <text:p>50</text:p>
              </table:table-cell>
              <table:table-cell office:value-type="float" office:value="247.393">
                <text:p>247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121">
                <text:p>50</text:p>
              </table:table-cell>
              <table:table-cell office:value-type="float" office:value="247.46">
                <text:p>247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444">
                <text:p>50</text:p>
              </table:table-cell>
              <table:table-cell office:value-type="float" office:value="247.517">
                <text:p>247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782">
                <text:p>50</text:p>
              </table:table-cell>
              <table:table-cell office:value-type="float" office:value="247.575">
                <text:p>247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12">
                <text:p>50</text:p>
              </table:table-cell>
              <table:table-cell office:value-type="float" office:value="247.632">
                <text:p>247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44">
                <text:p>50</text:p>
              </table:table-cell>
              <table:table-cell office:value-type="float" office:value="247.684">
                <text:p>247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64">
                <text:p>50</text:p>
              </table:table-cell>
              <table:table-cell office:value-type="float" office:value="247.716">
                <text:p>247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962">
                <text:p>50</text:p>
              </table:table-cell>
              <table:table-cell office:value-type="float" office:value="247.766">
                <text:p>247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285">
                <text:p>50</text:p>
              </table:table-cell>
              <table:table-cell office:value-type="float" office:value="247.814">
                <text:p>247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627">
                <text:p>50</text:p>
              </table:table-cell>
              <table:table-cell office:value-type="float" office:value="247.864">
                <text:p>247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945">
                <text:p>50</text:p>
              </table:table-cell>
              <table:table-cell office:value-type="float" office:value="247.908">
                <text:p>247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299">
                <text:p>50</text:p>
              </table:table-cell>
              <table:table-cell office:value-type="float" office:value="247.956">
                <text:p>247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658">
                <text:p>50</text:p>
              </table:table-cell>
              <table:table-cell office:value-type="float" office:value="248.002">
                <text:p>248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012">
                <text:p>50</text:p>
              </table:table-cell>
              <table:table-cell office:value-type="float" office:value="248.046">
                <text:p>248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32">
                <text:p>50</text:p>
              </table:table-cell>
              <table:table-cell office:value-type="float" office:value="248.082">
                <text:p>248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63">
                <text:p>50</text:p>
              </table:table-cell>
              <table:table-cell office:value-type="float" office:value="248.118">
                <text:p>248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836">
                <text:p>50</text:p>
              </table:table-cell>
              <table:table-cell office:value-type="float" office:value="248.14">
                <text:p>248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158">
                <text:p>50</text:p>
              </table:table-cell>
              <table:table-cell office:value-type="float" office:value="248.174">
                <text:p>248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485">
                <text:p>50</text:p>
              </table:table-cell>
              <table:table-cell office:value-type="float" office:value="248.207">
                <text:p>248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843">
                <text:p>50</text:p>
              </table:table-cell>
              <table:table-cell office:value-type="float" office:value="248.241">
                <text:p>248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151">
                <text:p>50</text:p>
              </table:table-cell>
              <table:table-cell office:value-type="float" office:value="248.269">
                <text:p>248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518">
                <text:p>50</text:p>
              </table:table-cell>
              <table:table-cell office:value-type="float" office:value="248.3">
                <text:p>248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844">
                <text:p>50</text:p>
              </table:table-cell>
              <table:table-cell office:value-type="float" office:value="248.326">
                <text:p>248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199">
                <text:p>50</text:p>
              </table:table-cell>
              <table:table-cell office:value-type="float" office:value="248.352">
                <text:p>248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509">
                <text:p>50</text:p>
              </table:table-cell>
              <table:table-cell office:value-type="float" office:value="248.373">
                <text:p>248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853">
                <text:p>50</text:p>
              </table:table-cell>
              <table:table-cell office:value-type="float" office:value="248.395">
                <text:p>248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185">
                <text:p>50</text:p>
              </table:table-cell>
              <table:table-cell office:value-type="float" office:value="248.415">
                <text:p>248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504">
                <text:p>50</text:p>
              </table:table-cell>
              <table:table-cell office:value-type="float" office:value="248.432">
                <text:p>248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852">
                <text:p>50</text:p>
              </table:table-cell>
              <table:table-cell office:value-type="float" office:value="248.45">
                <text:p>248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172">
                <text:p>50</text:p>
              </table:table-cell>
              <table:table-cell office:value-type="float" office:value="248.464">
                <text:p>248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504">
                <text:p>50</text:p>
              </table:table-cell>
              <table:table-cell office:value-type="float" office:value="248.477">
                <text:p>248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817">
                <text:p>50</text:p>
              </table:table-cell>
              <table:table-cell office:value-type="float" office:value="248.488">
                <text:p>248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172">
                <text:p>50</text:p>
              </table:table-cell>
              <table:table-cell office:value-type="float" office:value="248.499">
                <text:p>248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395">
                <text:p>50</text:p>
              </table:table-cell>
              <table:table-cell office:value-type="float" office:value="248.505">
                <text:p>248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717">
                <text:p>50</text:p>
              </table:table-cell>
              <table:table-cell office:value-type="float" office:value="248.512">
                <text:p>248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05">
                <text:p>50</text:p>
              </table:table-cell>
              <table:table-cell office:value-type="float" office:value="248.518">
                <text:p>248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396">
                <text:p>50</text:p>
              </table:table-cell>
              <table:table-cell office:value-type="float" office:value="248.523">
                <text:p>248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738">
                <text:p>50</text:p>
              </table:table-cell>
              <table:table-cell office:value-type="float" office:value="248.526">
                <text:p>248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088">
                <text:p>50</text:p>
              </table:table-cell>
              <table:table-cell office:value-type="float" office:value="248.528">
                <text:p>248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432">
                <text:p>50</text:p>
              </table:table-cell>
              <table:table-cell office:value-type="float" office:value="248.528">
                <text:p>248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802">
                <text:p>50</text:p>
              </table:table-cell>
              <table:table-cell office:value-type="float" office:value="248.526">
                <text:p>248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154">
                <text:p>50</text:p>
              </table:table-cell>
              <table:table-cell office:value-type="float" office:value="248.523">
                <text:p>248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497">
                <text:p>50</text:p>
              </table:table-cell>
              <table:table-cell office:value-type="float" office:value="248.518">
                <text:p>248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703">
                <text:p>50</text:p>
              </table:table-cell>
              <table:table-cell office:value-type="float" office:value="248.515">
                <text:p>248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034">
                <text:p>50</text:p>
              </table:table-cell>
              <table:table-cell office:value-type="float" office:value="248.509">
                <text:p>248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366">
                <text:p>50</text:p>
              </table:table-cell>
              <table:table-cell office:value-type="float" office:value="248.501">
                <text:p>248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714">
                <text:p>50</text:p>
              </table:table-cell>
              <table:table-cell office:value-type="float" office:value="248.491">
                <text:p>248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024">
                <text:p>50</text:p>
              </table:table-cell>
              <table:table-cell office:value-type="float" office:value="248.481">
                <text:p>248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371">
                <text:p>50</text:p>
              </table:table-cell>
              <table:table-cell office:value-type="float" office:value="248.469">
                <text:p>248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681">
                <text:p>50</text:p>
              </table:table-cell>
              <table:table-cell office:value-type="float" office:value="248.457">
                <text:p>248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032">
                <text:p>50</text:p>
              </table:table-cell>
              <table:table-cell office:value-type="float" office:value="248.442">
                <text:p>248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348">
                <text:p>50</text:p>
              </table:table-cell>
              <table:table-cell office:value-type="float" office:value="248.428">
                <text:p>248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672">
                <text:p>50</text:p>
              </table:table-cell>
              <table:table-cell office:value-type="float" office:value="248.412">
                <text:p>248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018">
                <text:p>50</text:p>
              </table:table-cell>
              <table:table-cell office:value-type="float" office:value="248.394">
                <text:p>248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339">
                <text:p>50</text:p>
              </table:table-cell>
              <table:table-cell office:value-type="float" office:value="248.376">
                <text:p>248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652">
                <text:p>50</text:p>
              </table:table-cell>
              <table:table-cell office:value-type="float" office:value="248.358">
                <text:p>248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006">
                <text:p>50</text:p>
              </table:table-cell>
              <table:table-cell office:value-type="float" office:value="248.336">
                <text:p>248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349">
                <text:p>50</text:p>
              </table:table-cell>
              <table:table-cell office:value-type="float" office:value="248.313">
                <text:p>248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674">
                <text:p>50</text:p>
              </table:table-cell>
              <table:table-cell office:value-type="float" office:value="248.291">
                <text:p>248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875">
                <text:p>50</text:p>
              </table:table-cell>
              <table:table-cell office:value-type="float" office:value="248.277">
                <text:p>248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208">
                <text:p>50</text:p>
              </table:table-cell>
              <table:table-cell office:value-type="float" office:value="248.252">
                <text:p>248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569">
                <text:p>50</text:p>
              </table:table-cell>
              <table:table-cell office:value-type="float" office:value="248.225">
                <text:p>248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905">
                <text:p>50</text:p>
              </table:table-cell>
              <table:table-cell office:value-type="float" office:value="248.198">
                <text:p>248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26">
                <text:p>50</text:p>
              </table:table-cell>
              <table:table-cell office:value-type="float" office:value="248.169">
                <text:p>248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595">
                <text:p>50</text:p>
              </table:table-cell>
              <table:table-cell office:value-type="float" office:value="248.141">
                <text:p>248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921">
                <text:p>50</text:p>
              </table:table-cell>
              <table:table-cell office:value-type="float" office:value="248.112">
                <text:p>248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295">
                <text:p>50</text:p>
              </table:table-cell>
              <table:table-cell office:value-type="float" office:value="248.078">
                <text:p>248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634">
                <text:p>50</text:p>
              </table:table-cell>
              <table:table-cell office:value-type="float" office:value="248.047">
                <text:p>248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007">
                <text:p>50</text:p>
              </table:table-cell>
              <table:table-cell office:value-type="float" office:value="248.012">
                <text:p>248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345">
                <text:p>50</text:p>
              </table:table-cell>
              <table:table-cell office:value-type="float" office:value="247.979">
                <text:p>247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662">
                <text:p>50</text:p>
              </table:table-cell>
              <table:table-cell office:value-type="float" office:value="247.947">
                <text:p>247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018">
                <text:p>50</text:p>
              </table:table-cell>
              <table:table-cell office:value-type="float" office:value="247.911">
                <text:p>247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374">
                <text:p>50</text:p>
              </table:table-cell>
              <table:table-cell office:value-type="float" office:value="247.873">
                <text:p>247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753">
                <text:p>50</text:p>
              </table:table-cell>
              <table:table-cell office:value-type="float" office:value="247.833">
                <text:p>247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086">
                <text:p>50</text:p>
              </table:table-cell>
              <table:table-cell office:value-type="float" office:value="247.797">
                <text:p>247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424">
                <text:p>50</text:p>
              </table:table-cell>
              <table:table-cell office:value-type="float" office:value="247.759">
                <text:p>247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776">
                <text:p>50</text:p>
              </table:table-cell>
              <table:table-cell office:value-type="float" office:value="247.719">
                <text:p>247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124">
                <text:p>50</text:p>
              </table:table-cell>
              <table:table-cell office:value-type="float" office:value="247.679">
                <text:p>247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447">
                <text:p>50</text:p>
              </table:table-cell>
              <table:table-cell office:value-type="float" office:value="247.642">
                <text:p>247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654">
                <text:p>50</text:p>
              </table:table-cell>
              <table:table-cell office:value-type="float" office:value="247.617">
                <text:p>247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001">
                <text:p>50</text:p>
              </table:table-cell>
              <table:table-cell office:value-type="float" office:value="247.576">
                <text:p>247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363">
                <text:p>50</text:p>
              </table:table-cell>
              <table:table-cell office:value-type="float" office:value="247.532">
                <text:p>247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69">
                <text:p>50</text:p>
              </table:table-cell>
              <table:table-cell office:value-type="float" office:value="247.492">
                <text:p>247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898">
                <text:p>50</text:p>
              </table:table-cell>
              <table:table-cell office:value-type="float" office:value="247.466">
                <text:p>247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237">
                <text:p>50</text:p>
              </table:table-cell>
              <table:table-cell office:value-type="float" office:value="247.423">
                <text:p>247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583">
                <text:p>50</text:p>
              </table:table-cell>
              <table:table-cell office:value-type="float" office:value="247.379">
                <text:p>247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903">
                <text:p>50</text:p>
              </table:table-cell>
              <table:table-cell office:value-type="float" office:value="247.338">
                <text:p>247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279">
                <text:p>50</text:p>
              </table:table-cell>
              <table:table-cell office:value-type="float" office:value="247.289">
                <text:p>247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629">
                <text:p>50</text:p>
              </table:table-cell>
              <table:table-cell office:value-type="float" office:value="247.243">
                <text:p>247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849">
                <text:p>50</text:p>
              </table:table-cell>
              <table:table-cell office:value-type="float" office:value="247.214">
                <text:p>247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18">
                <text:p>60</text:p>
              </table:table-cell>
              <table:table-cell office:value-type="float" office:value="247.169">
                <text:p>247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504">
                <text:p>60</text:p>
              </table:table-cell>
              <table:table-cell office:value-type="float" office:value="247.126">
                <text:p>247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817">
                <text:p>60</text:p>
              </table:table-cell>
              <table:table-cell office:value-type="float" office:value="247.083">
                <text:p>247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13">
                <text:p>60</text:p>
              </table:table-cell>
              <table:table-cell office:value-type="float" office:value="247.04">
                <text:p>247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332">
                <text:p>60</text:p>
              </table:table-cell>
              <table:table-cell office:value-type="float" office:value="247.012">
                <text:p>247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692">
                <text:p>60</text:p>
              </table:table-cell>
              <table:table-cell office:value-type="float" office:value="246.962">
                <text:p>246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038">
                <text:p>60</text:p>
              </table:table-cell>
              <table:table-cell office:value-type="float" office:value="246.913">
                <text:p>246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352">
                <text:p>60</text:p>
              </table:table-cell>
              <table:table-cell office:value-type="float" office:value="246.869">
                <text:p>246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706">
                <text:p>60</text:p>
              </table:table-cell>
              <table:table-cell office:value-type="float" office:value="246.819">
                <text:p>246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045">
                <text:p>60</text:p>
              </table:table-cell>
              <table:table-cell office:value-type="float" office:value="246.77">
                <text:p>246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365">
                <text:p>60</text:p>
              </table:table-cell>
              <table:table-cell office:value-type="float" office:value="246.724">
                <text:p>246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693">
                <text:p>60</text:p>
              </table:table-cell>
              <table:table-cell office:value-type="float" office:value="246.676">
                <text:p>246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008">
                <text:p>60</text:p>
              </table:table-cell>
              <table:table-cell office:value-type="float" office:value="246.631">
                <text:p>246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33">
                <text:p>60</text:p>
              </table:table-cell>
              <table:table-cell office:value-type="float" office:value="246.583">
                <text:p>246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652">
                <text:p>60</text:p>
              </table:table-cell>
              <table:table-cell office:value-type="float" office:value="246.536">
                <text:p>246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021">
                <text:p>60</text:p>
              </table:table-cell>
              <table:table-cell office:value-type="float" office:value="246.481">
                <text:p>246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354">
                <text:p>60</text:p>
              </table:table-cell>
              <table:table-cell office:value-type="float" office:value="246.431">
                <text:p>246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692">
                <text:p>60</text:p>
              </table:table-cell>
              <table:table-cell office:value-type="float" office:value="246.381">
                <text:p>246.3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075">
                <text:p>60</text:p>
              </table:table-cell>
              <table:table-cell office:value-type="float" office:value="246.323">
                <text:p>246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415">
                <text:p>60</text:p>
              </table:table-cell>
              <table:table-cell office:value-type="float" office:value="246.271">
                <text:p>246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767">
                <text:p>60</text:p>
              </table:table-cell>
              <table:table-cell office:value-type="float" office:value="246.218">
                <text:p>246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111">
                <text:p>60</text:p>
              </table:table-cell>
              <table:table-cell office:value-type="float" office:value="246.165">
                <text:p>246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434">
                <text:p>60</text:p>
              </table:table-cell>
              <table:table-cell office:value-type="float" office:value="246.116">
                <text:p>246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745">
                <text:p>60</text:p>
              </table:table-cell>
              <table:table-cell office:value-type="float" office:value="246.068">
                <text:p>246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95">
                <text:p>60</text:p>
              </table:table-cell>
              <table:table-cell office:value-type="float" office:value="246.036">
                <text:p>246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32">
                <text:p>60</text:p>
              </table:table-cell>
              <table:table-cell office:value-type="float" office:value="245.979">
                <text:p>245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645">
                <text:p>60</text:p>
              </table:table-cell>
              <table:table-cell office:value-type="float" office:value="245.929">
                <text:p>245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847">
                <text:p>60</text:p>
              </table:table-cell>
              <table:table-cell office:value-type="float" office:value="245.897">
                <text:p>245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177">
                <text:p>60</text:p>
              </table:table-cell>
              <table:table-cell office:value-type="float" office:value="245.846">
                <text:p>245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537">
                <text:p>60</text:p>
              </table:table-cell>
              <table:table-cell office:value-type="float" office:value="245.79">
                <text:p>245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905">
                <text:p>60</text:p>
              </table:table-cell>
              <table:table-cell office:value-type="float" office:value="245.732">
                <text:p>245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241">
                <text:p>60</text:p>
              </table:table-cell>
              <table:table-cell office:value-type="float" office:value="245.68">
                <text:p>245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58">
                <text:p>60</text:p>
              </table:table-cell>
              <table:table-cell office:value-type="float" office:value="245.626">
                <text:p>245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952">
                <text:p>60</text:p>
              </table:table-cell>
              <table:table-cell office:value-type="float" office:value="245.568">
                <text:p>245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287">
                <text:p>60</text:p>
              </table:table-cell>
              <table:table-cell office:value-type="float" office:value="245.515">
                <text:p>245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641">
                <text:p>60</text:p>
              </table:table-cell>
              <table:table-cell office:value-type="float" office:value="245.458">
                <text:p>245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976">
                <text:p>60</text:p>
              </table:table-cell>
              <table:table-cell office:value-type="float" office:value="245.406">
                <text:p>245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328">
                <text:p>60</text:p>
              </table:table-cell>
              <table:table-cell office:value-type="float" office:value="245.349">
                <text:p>245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651">
                <text:p>60</text:p>
              </table:table-cell>
              <table:table-cell office:value-type="float" office:value="245.298">
                <text:p>245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981">
                <text:p>60</text:p>
              </table:table-cell>
              <table:table-cell office:value-type="float" office:value="245.245">
                <text:p>245.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35">
                <text:p>60</text:p>
              </table:table-cell>
              <table:table-cell office:value-type="float" office:value="245.187">
                <text:p>245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682">
                <text:p>60</text:p>
              </table:table-cell>
              <table:table-cell office:value-type="float" office:value="245.133">
                <text:p>245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037">
                <text:p>60</text:p>
              </table:table-cell>
              <table:table-cell office:value-type="float" office:value="245.077">
                <text:p>245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371">
                <text:p>60</text:p>
              </table:table-cell>
              <table:table-cell office:value-type="float" office:value="245.023">
                <text:p>245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727">
                <text:p>60</text:p>
              </table:table-cell>
              <table:table-cell office:value-type="float" office:value="244.966">
                <text:p>244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042">
                <text:p>60</text:p>
              </table:table-cell>
              <table:table-cell office:value-type="float" office:value="244.916">
                <text:p>244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369">
                <text:p>60</text:p>
              </table:table-cell>
              <table:table-cell office:value-type="float" office:value="244.863">
                <text:p>244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726">
                <text:p>60</text:p>
              </table:table-cell>
              <table:table-cell office:value-type="float" office:value="244.806">
                <text:p>244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051">
                <text:p>60</text:p>
              </table:table-cell>
              <table:table-cell office:value-type="float" office:value="244.754">
                <text:p>244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387">
                <text:p>60</text:p>
              </table:table-cell>
              <table:table-cell office:value-type="float" office:value="244.7">
                <text:p>244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718">
                <text:p>60</text:p>
              </table:table-cell>
              <table:table-cell office:value-type="float" office:value="244.646">
                <text:p>244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032">
                <text:p>60</text:p>
              </table:table-cell>
              <table:table-cell office:value-type="float" office:value="244.596">
                <text:p>244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242">
                <text:p>60</text:p>
              </table:table-cell>
              <table:table-cell office:value-type="float" office:value="244.562">
                <text:p>244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555">
                <text:p>60</text:p>
              </table:table-cell>
              <table:table-cell office:value-type="float" office:value="244.512">
                <text:p>244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87">
                <text:p>60</text:p>
              </table:table-cell>
              <table:table-cell office:value-type="float" office:value="244.461">
                <text:p>244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219">
                <text:p>60</text:p>
              </table:table-cell>
              <table:table-cell office:value-type="float" office:value="244.405">
                <text:p>244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542">
                <text:p>60</text:p>
              </table:table-cell>
              <table:table-cell office:value-type="float" office:value="244.353">
                <text:p>244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889">
                <text:p>60</text:p>
              </table:table-cell>
              <table:table-cell office:value-type="float" office:value="244.297">
                <text:p>244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227">
                <text:p>60</text:p>
              </table:table-cell>
              <table:table-cell office:value-type="float" office:value="244.243">
                <text:p>244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554">
                <text:p>60</text:p>
              </table:table-cell>
              <table:table-cell office:value-type="float" office:value="244.19">
                <text:p>244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927">
                <text:p>60</text:p>
              </table:table-cell>
              <table:table-cell office:value-type="float" office:value="244.13">
                <text:p>244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27">
                <text:p>60</text:p>
              </table:table-cell>
              <table:table-cell office:value-type="float" office:value="244.075">
                <text:p>244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638">
                <text:p>60</text:p>
              </table:table-cell>
              <table:table-cell office:value-type="float" office:value="244.016">
                <text:p>244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998">
                <text:p>60</text:p>
              </table:table-cell>
              <table:table-cell office:value-type="float" office:value="243.958">
                <text:p>243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35">
                <text:p>60</text:p>
              </table:table-cell>
              <table:table-cell office:value-type="float" office:value="243.901">
                <text:p>243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754">
                <text:p>60</text:p>
              </table:table-cell>
              <table:table-cell office:value-type="float" office:value="243.837">
                <text:p>243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117">
                <text:p>60</text:p>
              </table:table-cell>
              <table:table-cell office:value-type="float" office:value="243.779">
                <text:p>243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448">
                <text:p>60</text:p>
              </table:table-cell>
              <table:table-cell office:value-type="float" office:value="243.726">
                <text:p>243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757">
                <text:p>60</text:p>
              </table:table-cell>
              <table:table-cell office:value-type="float" office:value="243.676">
                <text:p>243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107">
                <text:p>60</text:p>
              </table:table-cell>
              <table:table-cell office:value-type="float" office:value="243.62">
                <text:p>243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418">
                <text:p>60</text:p>
              </table:table-cell>
              <table:table-cell office:value-type="float" office:value="243.571">
                <text:p>243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777">
                <text:p>60</text:p>
              </table:table-cell>
              <table:table-cell office:value-type="float" office:value="243.514">
                <text:p>243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126">
                <text:p>60</text:p>
              </table:table-cell>
              <table:table-cell office:value-type="float" office:value="243.458">
                <text:p>243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484">
                <text:p>60</text:p>
              </table:table-cell>
              <table:table-cell office:value-type="float" office:value="243.401">
                <text:p>243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814">
                <text:p>60</text:p>
              </table:table-cell>
              <table:table-cell office:value-type="float" office:value="243.349">
                <text:p>243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128">
                <text:p>60</text:p>
              </table:table-cell>
              <table:table-cell office:value-type="float" office:value="243.299">
                <text:p>243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477">
                <text:p>60</text:p>
              </table:table-cell>
              <table:table-cell office:value-type="float" office:value="243.244">
                <text:p>243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804">
                <text:p>60</text:p>
              </table:table-cell>
              <table:table-cell office:value-type="float" office:value="243.193">
                <text:p>243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149">
                <text:p>60</text:p>
              </table:table-cell>
              <table:table-cell office:value-type="float" office:value="243.138">
                <text:p>243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479">
                <text:p>60</text:p>
              </table:table-cell>
              <table:table-cell office:value-type="float" office:value="243.086">
                <text:p>243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827">
                <text:p>60</text:p>
              </table:table-cell>
              <table:table-cell office:value-type="float" office:value="243.032">
                <text:p>243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146">
                <text:p>60</text:p>
              </table:table-cell>
              <table:table-cell office:value-type="float" office:value="242.982">
                <text:p>242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462">
                <text:p>60</text:p>
              </table:table-cell>
              <table:table-cell office:value-type="float" office:value="242.933">
                <text:p>242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828">
                <text:p>60</text:p>
              </table:table-cell>
              <table:table-cell office:value-type="float" office:value="242.876">
                <text:p>242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16">
                <text:p>60</text:p>
              </table:table-cell>
              <table:table-cell office:value-type="float" office:value="242.824">
                <text:p>242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494">
                <text:p>60</text:p>
              </table:table-cell>
              <table:table-cell office:value-type="float" office:value="242.773">
                <text:p>242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694">
                <text:p>60</text:p>
              </table:table-cell>
              <table:table-cell office:value-type="float" office:value="242.742">
                <text:p>242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047">
                <text:p>60</text:p>
              </table:table-cell>
              <table:table-cell office:value-type="float" office:value="242.688">
                <text:p>242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392">
                <text:p>60</text:p>
              </table:table-cell>
              <table:table-cell office:value-type="float" office:value="242.635">
                <text:p>242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74">
                <text:p>60</text:p>
              </table:table-cell>
              <table:table-cell office:value-type="float" office:value="242.582">
                <text:p>242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077">
                <text:p>60</text:p>
              </table:table-cell>
              <table:table-cell office:value-type="float" office:value="242.531">
                <text:p>242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289">
                <text:p>60</text:p>
              </table:table-cell>
              <table:table-cell office:value-type="float" office:value="242.499">
                <text:p>242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623">
                <text:p>60</text:p>
              </table:table-cell>
              <table:table-cell office:value-type="float" office:value="242.449">
                <text:p>242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947">
                <text:p>60</text:p>
              </table:table-cell>
              <table:table-cell office:value-type="float" office:value="242.401">
                <text:p>242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31">
                <text:p>60</text:p>
              </table:table-cell>
              <table:table-cell office:value-type="float" office:value="242.347">
                <text:p>242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658">
                <text:p>60</text:p>
              </table:table-cell>
              <table:table-cell office:value-type="float" office:value="242.296">
                <text:p>242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983">
                <text:p>60</text:p>
              </table:table-cell>
              <table:table-cell office:value-type="float" office:value="242.248">
                <text:p>242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358">
                <text:p>60</text:p>
              </table:table-cell>
              <table:table-cell office:value-type="float" office:value="242.194">
                <text:p>242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689">
                <text:p>60</text:p>
              </table:table-cell>
              <table:table-cell office:value-type="float" office:value="242.146">
                <text:p>242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049">
                <text:p>60</text:p>
              </table:table-cell>
              <table:table-cell office:value-type="float" office:value="242.095">
                <text:p>242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394">
                <text:p>60</text:p>
              </table:table-cell>
              <table:table-cell office:value-type="float" office:value="242.046">
                <text:p>242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773">
                <text:p>60</text:p>
              </table:table-cell>
              <table:table-cell office:value-type="float" office:value="241.992">
                <text:p>241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117">
                <text:p>60</text:p>
              </table:table-cell>
              <table:table-cell office:value-type="float" office:value="241.945">
                <text:p>241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531">
                <text:p>60</text:p>
              </table:table-cell>
              <table:table-cell office:value-type="float" office:value="241.887">
                <text:p>241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858">
                <text:p>60</text:p>
              </table:table-cell>
              <table:table-cell office:value-type="float" office:value="241.843">
                <text:p>241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197">
                <text:p>60</text:p>
              </table:table-cell>
              <table:table-cell office:value-type="float" office:value="241.797">
                <text:p>241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526">
                <text:p>60</text:p>
              </table:table-cell>
              <table:table-cell office:value-type="float" office:value="241.753">
                <text:p>241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829">
                <text:p>60</text:p>
              </table:table-cell>
              <table:table-cell office:value-type="float" office:value="241.713">
                <text:p>241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034">
                <text:p>60</text:p>
              </table:table-cell>
              <table:table-cell office:value-type="float" office:value="241.686">
                <text:p>241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396">
                <text:p>60</text:p>
              </table:table-cell>
              <table:table-cell office:value-type="float" office:value="241.639">
                <text:p>241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754">
                <text:p>60</text:p>
              </table:table-cell>
              <table:table-cell office:value-type="float" office:value="241.593">
                <text:p>241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066">
                <text:p>60</text:p>
              </table:table-cell>
              <table:table-cell office:value-type="float" office:value="241.554">
                <text:p>241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386">
                <text:p>60</text:p>
              </table:table-cell>
              <table:table-cell office:value-type="float" office:value="241.514">
                <text:p>241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726">
                <text:p>60</text:p>
              </table:table-cell>
              <table:table-cell office:value-type="float" office:value="241.472">
                <text:p>241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07">
                <text:p>60</text:p>
              </table:table-cell>
              <table:table-cell office:value-type="float" office:value="241.43">
                <text:p>241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403">
                <text:p>60</text:p>
              </table:table-cell>
              <table:table-cell office:value-type="float" office:value="241.39">
                <text:p>241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731">
                <text:p>60</text:p>
              </table:table-cell>
              <table:table-cell office:value-type="float" office:value="241.352">
                <text:p>241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043">
                <text:p>60</text:p>
              </table:table-cell>
              <table:table-cell office:value-type="float" office:value="241.315">
                <text:p>241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393">
                <text:p>60</text:p>
              </table:table-cell>
              <table:table-cell office:value-type="float" office:value="241.275">
                <text:p>241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708">
                <text:p>60</text:p>
              </table:table-cell>
              <table:table-cell office:value-type="float" office:value="241.24">
                <text:p>241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038">
                <text:p>60</text:p>
              </table:table-cell>
              <table:table-cell office:value-type="float" office:value="241.204">
                <text:p>241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383">
                <text:p>60</text:p>
              </table:table-cell>
              <table:table-cell office:value-type="float" office:value="241.166">
                <text:p>241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698">
                <text:p>60</text:p>
              </table:table-cell>
              <table:table-cell office:value-type="float" office:value="241.133">
                <text:p>241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048">
                <text:p>60</text:p>
              </table:table-cell>
              <table:table-cell office:value-type="float" office:value="241.096">
                <text:p>241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384">
                <text:p>60</text:p>
              </table:table-cell>
              <table:table-cell office:value-type="float" office:value="241.062">
                <text:p>241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73">
                <text:p>60</text:p>
              </table:table-cell>
              <table:table-cell office:value-type="float" office:value="241.027">
                <text:p>241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098">
                <text:p>60</text:p>
              </table:table-cell>
              <table:table-cell office:value-type="float" office:value="240.991">
                <text:p>240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438">
                <text:p>60</text:p>
              </table:table-cell>
              <table:table-cell office:value-type="float" office:value="240.959">
                <text:p>240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758">
                <text:p>60</text:p>
              </table:table-cell>
              <table:table-cell office:value-type="float" office:value="240.929">
                <text:p>240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071">
                <text:p>60</text:p>
              </table:table-cell>
              <table:table-cell office:value-type="float" office:value="240.9">
                <text:p>240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39">
                <text:p>60</text:p>
              </table:table-cell>
              <table:table-cell office:value-type="float" office:value="240.872">
                <text:p>240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738">
                <text:p>60</text:p>
              </table:table-cell>
              <table:table-cell office:value-type="float" office:value="240.842">
                <text:p>240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062">
                <text:p>60</text:p>
              </table:table-cell>
              <table:table-cell office:value-type="float" office:value="240.815">
                <text:p>240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274">
                <text:p>60</text:p>
              </table:table-cell>
              <table:table-cell office:value-type="float" office:value="240.798">
                <text:p>240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601">
                <text:p>60</text:p>
              </table:table-cell>
              <table:table-cell office:value-type="float" office:value="240.772">
                <text:p>240.7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932">
                <text:p>60</text:p>
              </table:table-cell>
              <table:table-cell office:value-type="float" office:value="240.746">
                <text:p>240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297">
                <text:p>60</text:p>
              </table:table-cell>
              <table:table-cell office:value-type="float" office:value="240.719">
                <text:p>240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631">
                <text:p>60</text:p>
              </table:table-cell>
              <table:table-cell office:value-type="float" office:value="240.695">
                <text:p>240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994">
                <text:p>60</text:p>
              </table:table-cell>
              <table:table-cell office:value-type="float" office:value="240.67">
                <text:p>240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324">
                <text:p>60</text:p>
              </table:table-cell>
              <table:table-cell office:value-type="float" office:value="240.649">
                <text:p>240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696">
                <text:p>60</text:p>
              </table:table-cell>
              <table:table-cell office:value-type="float" office:value="240.625">
                <text:p>240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043">
                <text:p>60</text:p>
              </table:table-cell>
              <table:table-cell office:value-type="float" office:value="240.604">
                <text:p>240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375">
                <text:p>60</text:p>
              </table:table-cell>
              <table:table-cell office:value-type="float" office:value="240.586">
                <text:p>240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576">
                <text:p>60</text:p>
              </table:table-cell>
              <table:table-cell office:value-type="float" office:value="240.575">
                <text:p>240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927">
                <text:p>60</text:p>
              </table:table-cell>
              <table:table-cell office:value-type="float" office:value="240.556">
                <text:p>240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296">
                <text:p>60</text:p>
              </table:table-cell>
              <table:table-cell office:value-type="float" office:value="240.538">
                <text:p>240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652">
                <text:p>60</text:p>
              </table:table-cell>
              <table:table-cell office:value-type="float" office:value="240.522">
                <text:p>240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997">
                <text:p>60</text:p>
              </table:table-cell>
              <table:table-cell office:value-type="float" office:value="240.508">
                <text:p>240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354">
                <text:p>60</text:p>
              </table:table-cell>
              <table:table-cell office:value-type="float" office:value="240.494">
                <text:p>240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669">
                <text:p>60</text:p>
              </table:table-cell>
              <table:table-cell office:value-type="float" office:value="240.483">
                <text:p>240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022">
                <text:p>60</text:p>
              </table:table-cell>
              <table:table-cell office:value-type="float" office:value="240.471">
                <text:p>240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387">
                <text:p>60</text:p>
              </table:table-cell>
              <table:table-cell office:value-type="float" office:value="240.461">
                <text:p>240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718">
                <text:p>60</text:p>
              </table:table-cell>
              <table:table-cell office:value-type="float" office:value="240.453">
                <text:p>240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061">
                <text:p>60</text:p>
              </table:table-cell>
              <table:table-cell office:value-type="float" office:value="240.445">
                <text:p>240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405">
                <text:p>60</text:p>
              </table:table-cell>
              <table:table-cell office:value-type="float" office:value="240.439">
                <text:p>240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605">
                <text:p>60</text:p>
              </table:table-cell>
              <table:table-cell office:value-type="float" office:value="240.436">
                <text:p>240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932">
                <text:p>60</text:p>
              </table:table-cell>
              <table:table-cell office:value-type="float" office:value="240.432">
                <text:p>240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247">
                <text:p>60</text:p>
              </table:table-cell>
              <table:table-cell office:value-type="float" office:value="240.429">
                <text:p>240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46">
                <text:p>60</text:p>
              </table:table-cell>
              <table:table-cell office:value-type="float" office:value="240.428">
                <text:p>240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791">
                <text:p>60</text:p>
              </table:table-cell>
              <table:table-cell office:value-type="float" office:value="240.427">
                <text:p>240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148">
                <text:p>60</text:p>
              </table:table-cell>
              <table:table-cell office:value-type="float" office:value="240.427">
                <text:p>240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494">
                <text:p>60</text:p>
              </table:table-cell>
              <table:table-cell office:value-type="float" office:value="240.428">
                <text:p>240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803">
                <text:p>60</text:p>
              </table:table-cell>
              <table:table-cell office:value-type="float" office:value="240.431">
                <text:p>240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173">
                <text:p>60</text:p>
              </table:table-cell>
              <table:table-cell office:value-type="float" office:value="240.435">
                <text:p>240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49">
                <text:p>60</text:p>
              </table:table-cell>
              <table:table-cell office:value-type="float" office:value="240.44">
                <text:p>240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85">
                <text:p>60</text:p>
              </table:table-cell>
              <table:table-cell office:value-type="float" office:value="240.448">
                <text:p>240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176">
                <text:p>60</text:p>
              </table:table-cell>
              <table:table-cell office:value-type="float" office:value="240.455">
                <text:p>240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536">
                <text:p>60</text:p>
              </table:table-cell>
              <table:table-cell office:value-type="float" office:value="240.466">
                <text:p>240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858">
                <text:p>60</text:p>
              </table:table-cell>
              <table:table-cell office:value-type="float" office:value="240.476">
                <text:p>240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172">
                <text:p>60</text:p>
              </table:table-cell>
              <table:table-cell office:value-type="float" office:value="240.487">
                <text:p>240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528">
                <text:p>60</text:p>
              </table:table-cell>
              <table:table-cell office:value-type="float" office:value="240.502">
                <text:p>240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854">
                <text:p>60</text:p>
              </table:table-cell>
              <table:table-cell office:value-type="float" office:value="240.516">
                <text:p>240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191">
                <text:p>60</text:p>
              </table:table-cell>
              <table:table-cell office:value-type="float" office:value="240.533">
                <text:p>240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54">
                <text:p>60</text:p>
              </table:table-cell>
              <table:table-cell office:value-type="float" office:value="240.551">
                <text:p>240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889">
                <text:p>60</text:p>
              </table:table-cell>
              <table:table-cell office:value-type="float" office:value="240.571">
                <text:p>240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217">
                <text:p>60</text:p>
              </table:table-cell>
              <table:table-cell office:value-type="float" office:value="240.591">
                <text:p>240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569">
                <text:p>60</text:p>
              </table:table-cell>
              <table:table-cell office:value-type="float" office:value="240.614">
                <text:p>240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886">
                <text:p>60</text:p>
              </table:table-cell>
              <table:table-cell office:value-type="float" office:value="240.636">
                <text:p>240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225">
                <text:p>60</text:p>
              </table:table-cell>
              <table:table-cell office:value-type="float" office:value="240.661">
                <text:p>240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565">
                <text:p>60</text:p>
              </table:table-cell>
              <table:table-cell office:value-type="float" office:value="240.688">
                <text:p>240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905">
                <text:p>60</text:p>
              </table:table-cell>
              <table:table-cell office:value-type="float" office:value="240.716">
                <text:p>240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219">
                <text:p>60</text:p>
              </table:table-cell>
              <table:table-cell office:value-type="float" office:value="240.743">
                <text:p>240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572">
                <text:p>60</text:p>
              </table:table-cell>
              <table:table-cell office:value-type="float" office:value="240.775">
                <text:p>240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817">
                <text:p>60</text:p>
              </table:table-cell>
              <table:table-cell office:value-type="float" office:value="240.799">
                <text:p>240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174">
                <text:p>60</text:p>
              </table:table-cell>
              <table:table-cell office:value-type="float" office:value="240.834">
                <text:p>240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498">
                <text:p>60</text:p>
              </table:table-cell>
              <table:table-cell office:value-type="float" office:value="240.867">
                <text:p>240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832">
                <text:p>60</text:p>
              </table:table-cell>
              <table:table-cell office:value-type="float" office:value="240.902">
                <text:p>240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496">
                <text:p>60</text:p>
              </table:table-cell>
              <table:table-cell office:value-type="float" office:value="240.978">
                <text:p>240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752">
                <text:p>60</text:p>
              </table:table-cell>
              <table:table-cell office:value-type="float" office:value="241.008">
                <text:p>241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98">
                <text:p>60</text:p>
              </table:table-cell>
              <table:table-cell office:value-type="float" office:value="241.036">
                <text:p>241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24">
                <text:p>60</text:p>
              </table:table-cell>
              <table:table-cell office:value-type="float" office:value="241.068">
                <text:p>241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454">
                <text:p>60</text:p>
              </table:table-cell>
              <table:table-cell office:value-type="float" office:value="241.095">
                <text:p>241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794">
                <text:p>60</text:p>
              </table:table-cell>
              <table:table-cell office:value-type="float" office:value="241.139">
                <text:p>241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148">
                <text:p>60</text:p>
              </table:table-cell>
              <table:table-cell office:value-type="float" office:value="241.186">
                <text:p>241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493">
                <text:p>60</text:p>
              </table:table-cell>
              <table:table-cell office:value-type="float" office:value="241.233">
                <text:p>241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869">
                <text:p>60</text:p>
              </table:table-cell>
              <table:table-cell office:value-type="float" office:value="241.287">
                <text:p>241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215">
                <text:p>60</text:p>
              </table:table-cell>
              <table:table-cell office:value-type="float" office:value="241.337">
                <text:p>241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554">
                <text:p>60</text:p>
              </table:table-cell>
              <table:table-cell office:value-type="float" office:value="241.387">
                <text:p>241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912">
                <text:p>60</text:p>
              </table:table-cell>
              <table:table-cell office:value-type="float" office:value="241.442">
                <text:p>241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219">
                <text:p>60</text:p>
              </table:table-cell>
              <table:table-cell office:value-type="float" office:value="241.49">
                <text:p>241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544">
                <text:p>60</text:p>
              </table:table-cell>
              <table:table-cell office:value-type="float" office:value="241.542">
                <text:p>241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859">
                <text:p>60</text:p>
              </table:table-cell>
              <table:table-cell office:value-type="float" office:value="241.593">
                <text:p>241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178">
                <text:p>60</text:p>
              </table:table-cell>
              <table:table-cell office:value-type="float" office:value="241.646">
                <text:p>241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529">
                <text:p>60</text:p>
              </table:table-cell>
              <table:table-cell office:value-type="float" office:value="241.706">
                <text:p>241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731">
                <text:p>60</text:p>
              </table:table-cell>
              <table:table-cell office:value-type="float" office:value="241.74">
                <text:p>241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048">
                <text:p>60</text:p>
              </table:table-cell>
              <table:table-cell office:value-type="float" office:value="241.796">
                <text:p>241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248">
                <text:p>60</text:p>
              </table:table-cell>
              <table:table-cell office:value-type="float" office:value="241.831">
                <text:p>241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577">
                <text:p>60</text:p>
              </table:table-cell>
              <table:table-cell office:value-type="float" office:value="241.89">
                <text:p>241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911">
                <text:p>60</text:p>
              </table:table-cell>
              <table:table-cell office:value-type="float" office:value="241.951">
                <text:p>241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22">
                <text:p>60</text:p>
              </table:table-cell>
              <table:table-cell office:value-type="float" office:value="242.009">
                <text:p>242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537">
                <text:p>60</text:p>
              </table:table-cell>
              <table:table-cell office:value-type="float" office:value="242.068">
                <text:p>242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886">
                <text:p>60</text:p>
              </table:table-cell>
              <table:table-cell office:value-type="float" office:value="242.135">
                <text:p>242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24">
                <text:p>60</text:p>
              </table:table-cell>
              <table:table-cell office:value-type="float" office:value="242.204">
                <text:p>242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606">
                <text:p>60</text:p>
              </table:table-cell>
              <table:table-cell office:value-type="float" office:value="242.276">
                <text:p>242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953">
                <text:p>60</text:p>
              </table:table-cell>
              <table:table-cell office:value-type="float" office:value="242.346">
                <text:p>242.3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293">
                <text:p>60</text:p>
              </table:table-cell>
              <table:table-cell office:value-type="float" office:value="242.415">
                <text:p>242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638">
                <text:p>60</text:p>
              </table:table-cell>
              <table:table-cell office:value-type="float" office:value="242.486">
                <text:p>242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981">
                <text:p>60</text:p>
              </table:table-cell>
              <table:table-cell office:value-type="float" office:value="242.558">
                <text:p>242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186">
                <text:p>60</text:p>
              </table:table-cell>
              <table:table-cell office:value-type="float" office:value="242.601">
                <text:p>242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534">
                <text:p>60</text:p>
              </table:table-cell>
              <table:table-cell office:value-type="float" office:value="242.675">
                <text:p>242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88">
                <text:p>60</text:p>
              </table:table-cell>
              <table:table-cell office:value-type="float" office:value="242.749">
                <text:p>242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259">
                <text:p>60</text:p>
              </table:table-cell>
              <table:table-cell office:value-type="float" office:value="242.831">
                <text:p>242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602">
                <text:p>60</text:p>
              </table:table-cell>
              <table:table-cell office:value-type="float" office:value="242.907">
                <text:p>242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932">
                <text:p>60</text:p>
              </table:table-cell>
              <table:table-cell office:value-type="float" office:value="242.98">
                <text:p>242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256">
                <text:p>60</text:p>
              </table:table-cell>
              <table:table-cell office:value-type="float" office:value="243.053">
                <text:p>243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59">
                <text:p>60</text:p>
              </table:table-cell>
              <table:table-cell office:value-type="float" office:value="243.128">
                <text:p>243.1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972">
                <text:p>60</text:p>
              </table:table-cell>
              <table:table-cell office:value-type="float" office:value="243.216">
                <text:p>243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345">
                <text:p>60</text:p>
              </table:table-cell>
              <table:table-cell office:value-type="float" office:value="243.302">
                <text:p>243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712">
                <text:p>60</text:p>
              </table:table-cell>
              <table:table-cell office:value-type="float" office:value="243.387">
                <text:p>243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053">
                <text:p>60</text:p>
              </table:table-cell>
              <table:table-cell office:value-type="float" office:value="243.468">
                <text:p>243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403">
                <text:p>60</text:p>
              </table:table-cell>
              <table:table-cell office:value-type="float" office:value="243.55">
                <text:p>243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602">
                <text:p>60</text:p>
              </table:table-cell>
              <table:table-cell office:value-type="float" office:value="243.598">
                <text:p>243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935">
                <text:p>60</text:p>
              </table:table-cell>
              <table:table-cell office:value-type="float" office:value="243.677">
                <text:p>243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269">
                <text:p>60</text:p>
              </table:table-cell>
              <table:table-cell office:value-type="float" office:value="243.758">
                <text:p>243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637">
                <text:p>60</text:p>
              </table:table-cell>
              <table:table-cell office:value-type="float" office:value="243.848">
                <text:p>243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971">
                <text:p>60</text:p>
              </table:table-cell>
              <table:table-cell office:value-type="float" office:value="243.929">
                <text:p>243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349">
                <text:p>60</text:p>
              </table:table-cell>
              <table:table-cell office:value-type="float" office:value="244.022">
                <text:p>244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672">
                <text:p>60</text:p>
              </table:table-cell>
              <table:table-cell office:value-type="float" office:value="244.102">
                <text:p>244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039">
                <text:p>60</text:p>
              </table:table-cell>
              <table:table-cell office:value-type="float" office:value="244.194">
                <text:p>244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395">
                <text:p>60</text:p>
              </table:table-cell>
              <table:table-cell office:value-type="float" office:value="244.283">
                <text:p>244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731">
                <text:p>60</text:p>
              </table:table-cell>
              <table:table-cell office:value-type="float" office:value="244.368">
                <text:p>244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086">
                <text:p>60</text:p>
              </table:table-cell>
              <table:table-cell office:value-type="float" office:value="244.458">
                <text:p>244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416">
                <text:p>60</text:p>
              </table:table-cell>
              <table:table-cell office:value-type="float" office:value="244.542">
                <text:p>244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774">
                <text:p>60</text:p>
              </table:table-cell>
              <table:table-cell office:value-type="float" office:value="244.633">
                <text:p>244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11">
                <text:p>60</text:p>
              </table:table-cell>
              <table:table-cell office:value-type="float" office:value="244.719">
                <text:p>244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315">
                <text:p>60</text:p>
              </table:table-cell>
              <table:table-cell office:value-type="float" office:value="244.773">
                <text:p>244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63">
                <text:p>60</text:p>
              </table:table-cell>
              <table:table-cell office:value-type="float" office:value="244.854">
                <text:p>244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949">
                <text:p>60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301">
                <text:p>60</text:p>
              </table:table-cell>
              <table:table-cell office:value-type="float" office:value="245.027">
                <text:p>245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525">
                <text:p>60</text:p>
              </table:table-cell>
              <table:table-cell office:value-type="float" office:value="245.085">
                <text:p>245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878">
                <text:p>60</text:p>
              </table:table-cell>
              <table:table-cell office:value-type="float" office:value="245.177">
                <text:p>245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198">
                <text:p>60</text:p>
              </table:table-cell>
              <table:table-cell office:value-type="float" office:value="245.26">
                <text:p>245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51">
                <text:p>60</text:p>
              </table:table-cell>
              <table:table-cell office:value-type="float" office:value="245.341">
                <text:p>245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877">
                <text:p>60</text:p>
              </table:table-cell>
              <table:table-cell office:value-type="float" office:value="245.437">
                <text:p>245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219">
                <text:p>60</text:p>
              </table:table-cell>
              <table:table-cell office:value-type="float" office:value="245.526">
                <text:p>245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574">
                <text:p>60</text:p>
              </table:table-cell>
              <table:table-cell office:value-type="float" office:value="245.617">
                <text:p>245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93">
                <text:p>60</text:p>
              </table:table-cell>
              <table:table-cell office:value-type="float" office:value="245.709">
                <text:p>245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266">
                <text:p>60</text:p>
              </table:table-cell>
              <table:table-cell office:value-type="float" office:value="245.796">
                <text:p>245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614">
                <text:p>60</text:p>
              </table:table-cell>
              <table:table-cell office:value-type="float" office:value="245.885">
                <text:p>245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965">
                <text:p>60</text:p>
              </table:table-cell>
              <table:table-cell office:value-type="float" office:value="245.974">
                <text:p>245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327">
                <text:p>60</text:p>
              </table:table-cell>
              <table:table-cell office:value-type="float" office:value="246.066">
                <text:p>246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653">
                <text:p>60</text:p>
              </table:table-cell>
              <table:table-cell office:value-type="float" office:value="246.148">
                <text:p>246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029">
                <text:p>60</text:p>
              </table:table-cell>
              <table:table-cell office:value-type="float" office:value="246.241">
                <text:p>246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33">
                <text:p>60</text:p>
              </table:table-cell>
              <table:table-cell office:value-type="float" office:value="246.315">
                <text:p>246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644">
                <text:p>60</text:p>
              </table:table-cell>
              <table:table-cell office:value-type="float" office:value="246.392">
                <text:p>246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996">
                <text:p>60</text:p>
              </table:table-cell>
              <table:table-cell office:value-type="float" office:value="246.477">
                <text:p>246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307">
                <text:p>60</text:p>
              </table:table-cell>
              <table:table-cell office:value-type="float" office:value="246.551">
                <text:p>246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641">
                <text:p>60</text:p>
              </table:table-cell>
              <table:table-cell office:value-type="float" office:value="246.63">
                <text:p>246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962">
                <text:p>60</text:p>
              </table:table-cell>
              <table:table-cell office:value-type="float" office:value="246.705">
                <text:p>246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313">
                <text:p>60</text:p>
              </table:table-cell>
              <table:table-cell office:value-type="float" office:value="246.786">
                <text:p>246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622">
                <text:p>60</text:p>
              </table:table-cell>
              <table:table-cell office:value-type="float" office:value="246.855">
                <text:p>246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969">
                <text:p>60</text:p>
              </table:table-cell>
              <table:table-cell office:value-type="float" office:value="246.933">
                <text:p>246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294">
                <text:p>60</text:p>
              </table:table-cell>
              <table:table-cell office:value-type="float" office:value="247.004">
                <text:p>247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619">
                <text:p>60</text:p>
              </table:table-cell>
              <table:table-cell office:value-type="float" office:value="247.074">
                <text:p>247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978">
                <text:p>60</text:p>
              </table:table-cell>
              <table:table-cell office:value-type="float" office:value="247.149">
                <text:p>247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302">
                <text:p>60</text:p>
              </table:table-cell>
              <table:table-cell office:value-type="float" office:value="247.216">
                <text:p>247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637">
                <text:p>60</text:p>
              </table:table-cell>
              <table:table-cell office:value-type="float" office:value="247.284">
                <text:p>247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973">
                <text:p>60</text:p>
              </table:table-cell>
              <table:table-cell office:value-type="float" office:value="247.35">
                <text:p>247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28">
                <text:p>60</text:p>
              </table:table-cell>
              <table:table-cell office:value-type="float" office:value="247.409">
                <text:p>247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63">
                <text:p>60</text:p>
              </table:table-cell>
              <table:table-cell office:value-type="float" office:value="247.475">
                <text:p>247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93">
                <text:p>60</text:p>
              </table:table-cell>
              <table:table-cell office:value-type="float" office:value="247.53">
                <text:p>247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292">
                <text:p>60</text:p>
              </table:table-cell>
              <table:table-cell office:value-type="float" office:value="247.595">
                <text:p>247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605">
                <text:p>60</text:p>
              </table:table-cell>
              <table:table-cell office:value-type="float" office:value="247.65">
                <text:p>247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924">
                <text:p>60</text:p>
              </table:table-cell>
              <table:table-cell office:value-type="float" office:value="247.704">
                <text:p>247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271">
                <text:p>60</text:p>
              </table:table-cell>
              <table:table-cell office:value-type="float" office:value="247.761">
                <text:p>247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739">
                <text:p>60</text:p>
              </table:table-cell>
              <table:table-cell office:value-type="float" office:value="247.835">
                <text:p>247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023">
                <text:p>60</text:p>
              </table:table-cell>
              <table:table-cell office:value-type="float" office:value="247.878">
                <text:p>247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225">
                <text:p>60</text:p>
              </table:table-cell>
              <table:table-cell office:value-type="float" office:value="247.908">
                <text:p>247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598">
                <text:p>60</text:p>
              </table:table-cell>
              <table:table-cell office:value-type="float" office:value="247.962">
                <text:p>247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812">
                <text:p>60</text:p>
              </table:table-cell>
              <table:table-cell office:value-type="float" office:value="247.992">
                <text:p>247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14">
                <text:p>60</text:p>
              </table:table-cell>
              <table:table-cell office:value-type="float" office:value="248.036">
                <text:p>248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511">
                <text:p>60</text:p>
              </table:table-cell>
              <table:table-cell office:value-type="float" office:value="248.084">
                <text:p>248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857">
                <text:p>60</text:p>
              </table:table-cell>
              <table:table-cell office:value-type="float" office:value="248.127">
                <text:p>248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081">
                <text:p>60</text:p>
              </table:table-cell>
              <table:table-cell office:value-type="float" office:value="248.154">
                <text:p>248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295">
                <text:p>60</text:p>
              </table:table-cell>
              <table:table-cell office:value-type="float" office:value="248.179">
                <text:p>248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629">
                <text:p>60</text:p>
              </table:table-cell>
              <table:table-cell office:value-type="float" office:value="248.216">
                <text:p>248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154">
                <text:p>60</text:p>
              </table:table-cell>
              <table:table-cell office:value-type="float" office:value="248.271">
                <text:p>248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483">
                <text:p>60</text:p>
              </table:table-cell>
              <table:table-cell office:value-type="float" office:value="248.304">
                <text:p>248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843">
                <text:p>60</text:p>
              </table:table-cell>
              <table:table-cell office:value-type="float" office:value="248.337">
                <text:p>248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182">
                <text:p>60</text:p>
              </table:table-cell>
              <table:table-cell office:value-type="float" office:value="248.367">
                <text:p>248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406">
                <text:p>60</text:p>
              </table:table-cell>
              <table:table-cell office:value-type="float" office:value="248.385">
                <text:p>248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626">
                <text:p>60</text:p>
              </table:table-cell>
              <table:table-cell office:value-type="float" office:value="248.403">
                <text:p>248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969">
                <text:p>60</text:p>
              </table:table-cell>
              <table:table-cell office:value-type="float" office:value="248.428">
                <text:p>248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38">
                <text:p>70</text:p>
              </table:table-cell>
              <table:table-cell office:value-type="float" office:value="248.457">
                <text:p>248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698">
                <text:p>70</text:p>
              </table:table-cell>
              <table:table-cell office:value-type="float" office:value="248.477">
                <text:p>248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092">
                <text:p>70</text:p>
              </table:table-cell>
              <table:table-cell office:value-type="float" office:value="248.5">
                <text:p>248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422">
                <text:p>70</text:p>
              </table:table-cell>
              <table:table-cell office:value-type="float" office:value="248.517">
                <text:p>248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641">
                <text:p>70</text:p>
              </table:table-cell>
              <table:table-cell office:value-type="float" office:value="248.528">
                <text:p>248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872">
                <text:p>70</text:p>
              </table:table-cell>
              <table:table-cell office:value-type="float" office:value="248.539">
                <text:p>248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201">
                <text:p>70</text:p>
              </table:table-cell>
              <table:table-cell office:value-type="float" office:value="248.552">
                <text:p>248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6">
                <text:p>70</text:p>
              </table:table-cell>
              <table:table-cell office:value-type="float" office:value="248.567">
                <text:p>248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846">
                <text:p>70</text:p>
              </table:table-cell>
              <table:table-cell office:value-type="float" office:value="248.574">
                <text:p>248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211">
                <text:p>70</text:p>
              </table:table-cell>
              <table:table-cell office:value-type="float" office:value="248.584">
                <text:p>248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548">
                <text:p>70</text:p>
              </table:table-cell>
              <table:table-cell office:value-type="float" office:value="248.592">
                <text:p>248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907">
                <text:p>70</text:p>
              </table:table-cell>
              <table:table-cell office:value-type="float" office:value="248.598">
                <text:p>248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246">
                <text:p>70</text:p>
              </table:table-cell>
              <table:table-cell office:value-type="float" office:value="248.602">
                <text:p>248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601">
                <text:p>70</text:p>
              </table:table-cell>
              <table:table-cell office:value-type="float" office:value="248.605">
                <text:p>248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941">
                <text:p>70</text:p>
              </table:table-cell>
              <table:table-cell office:value-type="float" office:value="248.606">
                <text:p>248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289">
                <text:p>70</text:p>
              </table:table-cell>
              <table:table-cell office:value-type="float" office:value="248.606">
                <text:p>248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636">
                <text:p>70</text:p>
              </table:table-cell>
              <table:table-cell office:value-type="float" office:value="248.604">
                <text:p>248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947">
                <text:p>70</text:p>
              </table:table-cell>
              <table:table-cell office:value-type="float" office:value="248.601">
                <text:p>248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302">
                <text:p>70</text:p>
              </table:table-cell>
              <table:table-cell office:value-type="float" office:value="248.596">
                <text:p>248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619">
                <text:p>70</text:p>
              </table:table-cell>
              <table:table-cell office:value-type="float" office:value="248.59">
                <text:p>248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932">
                <text:p>70</text:p>
              </table:table-cell>
              <table:table-cell office:value-type="float" office:value="248.583">
                <text:p>248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248">
                <text:p>70</text:p>
              </table:table-cell>
              <table:table-cell office:value-type="float" office:value="248.575">
                <text:p>248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59">
                <text:p>70</text:p>
              </table:table-cell>
              <table:table-cell office:value-type="float" office:value="248.565">
                <text:p>248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913">
                <text:p>70</text:p>
              </table:table-cell>
              <table:table-cell office:value-type="float" office:value="248.554">
                <text:p>248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264">
                <text:p>70</text:p>
              </table:table-cell>
              <table:table-cell office:value-type="float" office:value="248.541">
                <text:p>248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587">
                <text:p>70</text:p>
              </table:table-cell>
              <table:table-cell office:value-type="float" office:value="248.528">
                <text:p>248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937">
                <text:p>70</text:p>
              </table:table-cell>
              <table:table-cell office:value-type="float" office:value="248.513">
                <text:p>248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271">
                <text:p>70</text:p>
              </table:table-cell>
              <table:table-cell office:value-type="float" office:value="248.497">
                <text:p>248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59">
                <text:p>70</text:p>
              </table:table-cell>
              <table:table-cell office:value-type="float" office:value="248.48">
                <text:p>248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965">
                <text:p>70</text:p>
              </table:table-cell>
              <table:table-cell office:value-type="float" office:value="248.46">
                <text:p>248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275">
                <text:p>70</text:p>
              </table:table-cell>
              <table:table-cell office:value-type="float" office:value="248.442">
                <text:p>248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602">
                <text:p>70</text:p>
              </table:table-cell>
              <table:table-cell office:value-type="float" office:value="248.422">
                <text:p>248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938">
                <text:p>70</text:p>
              </table:table-cell>
              <table:table-cell office:value-type="float" office:value="248.4">
                <text:p>248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265">
                <text:p>70</text:p>
              </table:table-cell>
              <table:table-cell office:value-type="float" office:value="248.378">
                <text:p>248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583">
                <text:p>70</text:p>
              </table:table-cell>
              <table:table-cell office:value-type="float" office:value="248.355">
                <text:p>248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923">
                <text:p>70</text:p>
              </table:table-cell>
              <table:table-cell office:value-type="float" office:value="248.33">
                <text:p>248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249">
                <text:p>70</text:p>
              </table:table-cell>
              <table:table-cell office:value-type="float" office:value="248.305">
                <text:p>248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596">
                <text:p>70</text:p>
              </table:table-cell>
              <table:table-cell office:value-type="float" office:value="248.278">
                <text:p>248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903">
                <text:p>70</text:p>
              </table:table-cell>
              <table:table-cell office:value-type="float" office:value="248.253">
                <text:p>248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218">
                <text:p>70</text:p>
              </table:table-cell>
              <table:table-cell office:value-type="float" office:value="248.226">
                <text:p>248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534">
                <text:p>70</text:p>
              </table:table-cell>
              <table:table-cell office:value-type="float" office:value="248.198">
                <text:p>248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862">
                <text:p>70</text:p>
              </table:table-cell>
              <table:table-cell office:value-type="float" office:value="248.169">
                <text:p>248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164">
                <text:p>70</text:p>
              </table:table-cell>
              <table:table-cell office:value-type="float" office:value="248.141">
                <text:p>248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48">
                <text:p>70</text:p>
              </table:table-cell>
              <table:table-cell office:value-type="float" office:value="248.111">
                <text:p>248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807">
                <text:p>70</text:p>
              </table:table-cell>
              <table:table-cell office:value-type="float" office:value="248.08">
                <text:p>248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134">
                <text:p>70</text:p>
              </table:table-cell>
              <table:table-cell office:value-type="float" office:value="248.047">
                <text:p>248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469">
                <text:p>70</text:p>
              </table:table-cell>
              <table:table-cell office:value-type="float" office:value="248.013">
                <text:p>248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824">
                <text:p>70</text:p>
              </table:table-cell>
              <table:table-cell office:value-type="float" office:value="247.976">
                <text:p>247.9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163">
                <text:p>70</text:p>
              </table:table-cell>
              <table:table-cell office:value-type="float" office:value="247.941">
                <text:p>247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475">
                <text:p>70</text:p>
              </table:table-cell>
              <table:table-cell office:value-type="float" office:value="247.907">
                <text:p>247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786">
                <text:p>70</text:p>
              </table:table-cell>
              <table:table-cell office:value-type="float" office:value="247.873">
                <text:p>247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112">
                <text:p>70</text:p>
              </table:table-cell>
              <table:table-cell office:value-type="float" office:value="247.836">
                <text:p>247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414">
                <text:p>70</text:p>
              </table:table-cell>
              <table:table-cell office:value-type="float" office:value="247.802">
                <text:p>247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719">
                <text:p>70</text:p>
              </table:table-cell>
              <table:table-cell office:value-type="float" office:value="247.767">
                <text:p>247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93">
                <text:p>70</text:p>
              </table:table-cell>
              <table:table-cell office:value-type="float" office:value="247.742">
                <text:p>247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141">
                <text:p>70</text:p>
              </table:table-cell>
              <table:table-cell office:value-type="float" office:value="247.717">
                <text:p>247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482">
                <text:p>70</text:p>
              </table:table-cell>
              <table:table-cell office:value-type="float" office:value="247.676">
                <text:p>247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838">
                <text:p>70</text:p>
              </table:table-cell>
              <table:table-cell office:value-type="float" office:value="247.633">
                <text:p>247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165">
                <text:p>70</text:p>
              </table:table-cell>
              <table:table-cell office:value-type="float" office:value="247.593">
                <text:p>247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521">
                <text:p>70</text:p>
              </table:table-cell>
              <table:table-cell office:value-type="float" office:value="247.548">
                <text:p>247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831">
                <text:p>70</text:p>
              </table:table-cell>
              <table:table-cell office:value-type="float" office:value="247.509">
                <text:p>247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152">
                <text:p>70</text:p>
              </table:table-cell>
              <table:table-cell office:value-type="float" office:value="247.468">
                <text:p>247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513">
                <text:p>70</text:p>
              </table:table-cell>
              <table:table-cell office:value-type="float" office:value="247.421">
                <text:p>247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845">
                <text:p>70</text:p>
              </table:table-cell>
              <table:table-cell office:value-type="float" office:value="247.378">
                <text:p>247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176">
                <text:p>70</text:p>
              </table:table-cell>
              <table:table-cell office:value-type="float" office:value="247.334">
                <text:p>247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522">
                <text:p>70</text:p>
              </table:table-cell>
              <table:table-cell office:value-type="float" office:value="247.287">
                <text:p>247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822">
                <text:p>70</text:p>
              </table:table-cell>
              <table:table-cell office:value-type="float" office:value="247.247">
                <text:p>247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131">
                <text:p>70</text:p>
              </table:table-cell>
              <table:table-cell office:value-type="float" office:value="247.205">
                <text:p>247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496">
                <text:p>70</text:p>
              </table:table-cell>
              <table:table-cell office:value-type="float" office:value="247.155">
                <text:p>247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805">
                <text:p>70</text:p>
              </table:table-cell>
              <table:table-cell office:value-type="float" office:value="247.112">
                <text:p>247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006">
                <text:p>70</text:p>
              </table:table-cell>
              <table:table-cell office:value-type="float" office:value="247.084">
                <text:p>247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361">
                <text:p>70</text:p>
              </table:table-cell>
              <table:table-cell office:value-type="float" office:value="247.034">
                <text:p>247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664">
                <text:p>70</text:p>
              </table:table-cell>
              <table:table-cell office:value-type="float" office:value="246.991">
                <text:p>246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006">
                <text:p>70</text:p>
              </table:table-cell>
              <table:table-cell office:value-type="float" office:value="246.942">
                <text:p>246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33">
                <text:p>70</text:p>
              </table:table-cell>
              <table:table-cell office:value-type="float" office:value="246.896">
                <text:p>246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686">
                <text:p>70</text:p>
              </table:table-cell>
              <table:table-cell office:value-type="float" office:value="246.844">
                <text:p>246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022">
                <text:p>70</text:p>
              </table:table-cell>
              <table:table-cell office:value-type="float" office:value="246.795">
                <text:p>246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364">
                <text:p>70</text:p>
              </table:table-cell>
              <table:table-cell office:value-type="float" office:value="246.745">
                <text:p>246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681">
                <text:p>70</text:p>
              </table:table-cell>
              <table:table-cell office:value-type="float" office:value="246.698">
                <text:p>246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021">
                <text:p>70</text:p>
              </table:table-cell>
              <table:table-cell office:value-type="float" office:value="246.648">
                <text:p>246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385">
                <text:p>70</text:p>
              </table:table-cell>
              <table:table-cell office:value-type="float" office:value="246.593">
                <text:p>246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715">
                <text:p>70</text:p>
              </table:table-cell>
              <table:table-cell office:value-type="float" office:value="246.544">
                <text:p>246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019">
                <text:p>70</text:p>
              </table:table-cell>
              <table:table-cell office:value-type="float" office:value="246.498">
                <text:p>246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363">
                <text:p>70</text:p>
              </table:table-cell>
              <table:table-cell office:value-type="float" office:value="246.446">
                <text:p>246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712">
                <text:p>70</text:p>
              </table:table-cell>
              <table:table-cell office:value-type="float" office:value="246.393">
                <text:p>246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07">
                <text:p>70</text:p>
              </table:table-cell>
              <table:table-cell office:value-type="float" office:value="246.338">
                <text:p>246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414">
                <text:p>70</text:p>
              </table:table-cell>
              <table:table-cell office:value-type="float" office:value="246.285">
                <text:p>246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759">
                <text:p>70</text:p>
              </table:table-cell>
              <table:table-cell office:value-type="float" office:value="246.232">
                <text:p>246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085">
                <text:p>70</text:p>
              </table:table-cell>
              <table:table-cell office:value-type="float" office:value="246.182">
                <text:p>246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452">
                <text:p>70</text:p>
              </table:table-cell>
              <table:table-cell office:value-type="float" office:value="246.125">
                <text:p>246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776">
                <text:p>70</text:p>
              </table:table-cell>
              <table:table-cell office:value-type="float" office:value="246.074">
                <text:p>246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111">
                <text:p>70</text:p>
              </table:table-cell>
              <table:table-cell office:value-type="float" office:value="246.022">
                <text:p>246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316">
                <text:p>70</text:p>
              </table:table-cell>
              <table:table-cell office:value-type="float" office:value="245.99">
                <text:p>245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629">
                <text:p>70</text:p>
              </table:table-cell>
              <table:table-cell office:value-type="float" office:value="245.94">
                <text:p>245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939">
                <text:p>70</text:p>
              </table:table-cell>
              <table:table-cell office:value-type="float" office:value="245.891">
                <text:p>245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273">
                <text:p>70</text:p>
              </table:table-cell>
              <table:table-cell office:value-type="float" office:value="245.839">
                <text:p>245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59">
                <text:p>70</text:p>
              </table:table-cell>
              <table:table-cell office:value-type="float" office:value="245.788">
                <text:p>245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93">
                <text:p>70</text:p>
              </table:table-cell>
              <table:table-cell office:value-type="float" office:value="245.734">
                <text:p>245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296">
                <text:p>70</text:p>
              </table:table-cell>
              <table:table-cell office:value-type="float" office:value="245.676">
                <text:p>245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651">
                <text:p>70</text:p>
              </table:table-cell>
              <table:table-cell office:value-type="float" office:value="245.619">
                <text:p>245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973">
                <text:p>70</text:p>
              </table:table-cell>
              <table:table-cell office:value-type="float" office:value="245.568">
                <text:p>245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277">
                <text:p>70</text:p>
              </table:table-cell>
              <table:table-cell office:value-type="float" office:value="245.519">
                <text:p>245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633">
                <text:p>70</text:p>
              </table:table-cell>
              <table:table-cell office:value-type="float" office:value="245.462">
                <text:p>245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935">
                <text:p>70</text:p>
              </table:table-cell>
              <table:table-cell office:value-type="float" office:value="245.414">
                <text:p>245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258">
                <text:p>70</text:p>
              </table:table-cell>
              <table:table-cell office:value-type="float" office:value="245.362">
                <text:p>245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617">
                <text:p>70</text:p>
              </table:table-cell>
              <table:table-cell office:value-type="float" office:value="245.304">
                <text:p>245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948">
                <text:p>70</text:p>
              </table:table-cell>
              <table:table-cell office:value-type="float" office:value="245.25">
                <text:p>245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154">
                <text:p>70</text:p>
              </table:table-cell>
              <table:table-cell office:value-type="float" office:value="245.217">
                <text:p>245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513">
                <text:p>70</text:p>
              </table:table-cell>
              <table:table-cell office:value-type="float" office:value="245.159">
                <text:p>245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826">
                <text:p>70</text:p>
              </table:table-cell>
              <table:table-cell office:value-type="float" office:value="245.108">
                <text:p>245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178">
                <text:p>70</text:p>
              </table:table-cell>
              <table:table-cell office:value-type="float" office:value="245.051">
                <text:p>245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497">
                <text:p>7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863">
                <text:p>70</text:p>
              </table:table-cell>
              <table:table-cell office:value-type="float" office:value="244.94">
                <text:p>244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188">
                <text:p>70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534">
                <text:p>70</text:p>
              </table:table-cell>
              <table:table-cell office:value-type="float" office:value="244.831">
                <text:p>244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871">
                <text:p>70</text:p>
              </table:table-cell>
              <table:table-cell office:value-type="float" office:value="244.776">
                <text:p>244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192">
                <text:p>70</text:p>
              </table:table-cell>
              <table:table-cell office:value-type="float" office:value="244.724">
                <text:p>244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566">
                <text:p>70</text:p>
              </table:table-cell>
              <table:table-cell office:value-type="float" office:value="244.664">
                <text:p>244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88">
                <text:p>70</text:p>
              </table:table-cell>
              <table:table-cell office:value-type="float" office:value="244.612">
                <text:p>244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083">
                <text:p>70</text:p>
              </table:table-cell>
              <table:table-cell office:value-type="float" office:value="244.579">
                <text:p>244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399">
                <text:p>70</text:p>
              </table:table-cell>
              <table:table-cell office:value-type="float" office:value="244.528">
                <text:p>244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724">
                <text:p>70</text:p>
              </table:table-cell>
              <table:table-cell office:value-type="float" office:value="244.475">
                <text:p>244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071">
                <text:p>70</text:p>
              </table:table-cell>
              <table:table-cell office:value-type="float" office:value="244.419">
                <text:p>244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402">
                <text:p>70</text:p>
              </table:table-cell>
              <table:table-cell office:value-type="float" office:value="244.365">
                <text:p>244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71">
                <text:p>70</text:p>
              </table:table-cell>
              <table:table-cell office:value-type="float" office:value="244.315">
                <text:p>244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092">
                <text:p>70</text:p>
              </table:table-cell>
              <table:table-cell office:value-type="float" office:value="244.253">
                <text:p>244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405">
                <text:p>70</text:p>
              </table:table-cell>
              <table:table-cell office:value-type="float" office:value="244.202">
                <text:p>244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763">
                <text:p>70</text:p>
              </table:table-cell>
              <table:table-cell office:value-type="float" office:value="244.144">
                <text:p>244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086">
                <text:p>70</text:p>
              </table:table-cell>
              <table:table-cell office:value-type="float" office:value="244.091">
                <text:p>244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422">
                <text:p>70</text:p>
              </table:table-cell>
              <table:table-cell office:value-type="float" office:value="244.037">
                <text:p>244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74">
                <text:p>70</text:p>
              </table:table-cell>
              <table:table-cell office:value-type="float" office:value="243.985">
                <text:p>243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054">
                <text:p>70</text:p>
              </table:table-cell>
              <table:table-cell office:value-type="float" office:value="243.934">
                <text:p>243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367">
                <text:p>70</text:p>
              </table:table-cell>
              <table:table-cell office:value-type="float" office:value="243.883">
                <text:p>243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694">
                <text:p>70</text:p>
              </table:table-cell>
              <table:table-cell office:value-type="float" office:value="243.83">
                <text:p>243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037">
                <text:p>70</text:p>
              </table:table-cell>
              <table:table-cell office:value-type="float" office:value="243.775">
                <text:p>243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339">
                <text:p>70</text:p>
              </table:table-cell>
              <table:table-cell office:value-type="float" office:value="243.726">
                <text:p>243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653">
                <text:p>70</text:p>
              </table:table-cell>
              <table:table-cell office:value-type="float" office:value="243.675">
                <text:p>243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99">
                <text:p>70</text:p>
              </table:table-cell>
              <table:table-cell office:value-type="float" office:value="243.621">
                <text:p>243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302">
                <text:p>70</text:p>
              </table:table-cell>
              <table:table-cell office:value-type="float" office:value="243.571">
                <text:p>243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611">
                <text:p>70</text:p>
              </table:table-cell>
              <table:table-cell office:value-type="float" office:value="243.521">
                <text:p>243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95">
                <text:p>70</text:p>
              </table:table-cell>
              <table:table-cell office:value-type="float" office:value="243.467">
                <text:p>243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267">
                <text:p>70</text:p>
              </table:table-cell>
              <table:table-cell office:value-type="float" office:value="243.416">
                <text:p>243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615">
                <text:p>70</text:p>
              </table:table-cell>
              <table:table-cell office:value-type="float" office:value="243.36">
                <text:p>243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923">
                <text:p>70</text:p>
              </table:table-cell>
              <table:table-cell office:value-type="float" office:value="243.311">
                <text:p>243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278">
                <text:p>70</text:p>
              </table:table-cell>
              <table:table-cell office:value-type="float" office:value="243.254">
                <text:p>243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582">
                <text:p>70</text:p>
              </table:table-cell>
              <table:table-cell office:value-type="float" office:value="243.206">
                <text:p>243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919">
                <text:p>70</text:p>
              </table:table-cell>
              <table:table-cell office:value-type="float" office:value="243.152">
                <text:p>243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257">
                <text:p>70</text:p>
              </table:table-cell>
              <table:table-cell office:value-type="float" office:value="243.098">
                <text:p>243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584">
                <text:p>70</text:p>
              </table:table-cell>
              <table:table-cell office:value-type="float" office:value="243.047">
                <text:p>243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939">
                <text:p>70</text:p>
              </table:table-cell>
              <table:table-cell office:value-type="float" office:value="242.991">
                <text:p>242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259">
                <text:p>70</text:p>
              </table:table-cell>
              <table:table-cell office:value-type="float" office:value="242.94">
                <text:p>242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596">
                <text:p>70</text:p>
              </table:table-cell>
              <table:table-cell office:value-type="float" office:value="242.887">
                <text:p>242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913">
                <text:p>70</text:p>
              </table:table-cell>
              <table:table-cell office:value-type="float" office:value="242.837">
                <text:p>242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209">
                <text:p>70</text:p>
              </table:table-cell>
              <table:table-cell office:value-type="float" office:value="242.791">
                <text:p>242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532">
                <text:p>70</text:p>
              </table:table-cell>
              <table:table-cell office:value-type="float" office:value="242.741">
                <text:p>242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862">
                <text:p>70</text:p>
              </table:table-cell>
              <table:table-cell office:value-type="float" office:value="242.69">
                <text:p>242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171">
                <text:p>70</text:p>
              </table:table-cell>
              <table:table-cell office:value-type="float" office:value="242.642">
                <text:p>242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497">
                <text:p>70</text:p>
              </table:table-cell>
              <table:table-cell office:value-type="float" office:value="242.592">
                <text:p>242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815">
                <text:p>70</text:p>
              </table:table-cell>
              <table:table-cell office:value-type="float" office:value="242.543">
                <text:p>242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15">
                <text:p>70</text:p>
              </table:table-cell>
              <table:table-cell office:value-type="float" office:value="242.492">
                <text:p>242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467">
                <text:p>70</text:p>
              </table:table-cell>
              <table:table-cell office:value-type="float" office:value="242.444">
                <text:p>242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761">
                <text:p>70</text:p>
              </table:table-cell>
              <table:table-cell office:value-type="float" office:value="242.399">
                <text:p>242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107">
                <text:p>70</text:p>
              </table:table-cell>
              <table:table-cell office:value-type="float" office:value="242.347">
                <text:p>242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403">
                <text:p>70</text:p>
              </table:table-cell>
              <table:table-cell office:value-type="float" office:value="242.303">
                <text:p>242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732">
                <text:p>70</text:p>
              </table:table-cell>
              <table:table-cell office:value-type="float" office:value="242.254">
                <text:p>242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049">
                <text:p>70</text:p>
              </table:table-cell>
              <table:table-cell office:value-type="float" office:value="242.208">
                <text:p>242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365">
                <text:p>70</text:p>
              </table:table-cell>
              <table:table-cell office:value-type="float" office:value="242.161">
                <text:p>242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697">
                <text:p>70</text:p>
              </table:table-cell>
              <table:table-cell office:value-type="float" office:value="242.113">
                <text:p>242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026">
                <text:p>70</text:p>
              </table:table-cell>
              <table:table-cell office:value-type="float" office:value="242.065">
                <text:p>242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382">
                <text:p>70</text:p>
              </table:table-cell>
              <table:table-cell office:value-type="float" office:value="242.014">
                <text:p>242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718">
                <text:p>70</text:p>
              </table:table-cell>
              <table:table-cell office:value-type="float" office:value="241.967">
                <text:p>241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035">
                <text:p>70</text:p>
              </table:table-cell>
              <table:table-cell office:value-type="float" office:value="241.922">
                <text:p>241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392">
                <text:p>70</text:p>
              </table:table-cell>
              <table:table-cell office:value-type="float" office:value="241.872">
                <text:p>241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765">
                <text:p>70</text:p>
              </table:table-cell>
              <table:table-cell office:value-type="float" office:value="241.82">
                <text:p>241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106">
                <text:p>70</text:p>
              </table:table-cell>
              <table:table-cell office:value-type="float" office:value="241.774">
                <text:p>241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45">
                <text:p>70</text:p>
              </table:table-cell>
              <table:table-cell office:value-type="float" office:value="241.727">
                <text:p>241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799">
                <text:p>70</text:p>
              </table:table-cell>
              <table:table-cell office:value-type="float" office:value="241.68">
                <text:p>241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132">
                <text:p>70</text:p>
              </table:table-cell>
              <table:table-cell office:value-type="float" office:value="241.636">
                <text:p>241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467">
                <text:p>70</text:p>
              </table:table-cell>
              <table:table-cell office:value-type="float" office:value="241.593">
                <text:p>241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801">
                <text:p>70</text:p>
              </table:table-cell>
              <table:table-cell office:value-type="float" office:value="241.55">
                <text:p>241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109">
                <text:p>70</text:p>
              </table:table-cell>
              <table:table-cell office:value-type="float" office:value="241.51">
                <text:p>241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464">
                <text:p>70</text:p>
              </table:table-cell>
              <table:table-cell office:value-type="float" office:value="241.465">
                <text:p>241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785">
                <text:p>70</text:p>
              </table:table-cell>
              <table:table-cell office:value-type="float" office:value="241.425">
                <text:p>241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122">
                <text:p>70</text:p>
              </table:table-cell>
              <table:table-cell office:value-type="float" office:value="241.384">
                <text:p>241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468">
                <text:p>70</text:p>
              </table:table-cell>
              <table:table-cell office:value-type="float" office:value="241.342">
                <text:p>241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825">
                <text:p>70</text:p>
              </table:table-cell>
              <table:table-cell office:value-type="float" office:value="241.3">
                <text:p>241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177">
                <text:p>70</text:p>
              </table:table-cell>
              <table:table-cell office:value-type="float" office:value="241.258">
                <text:p>241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506">
                <text:p>70</text:p>
              </table:table-cell>
              <table:table-cell office:value-type="float" office:value="241.22">
                <text:p>241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879">
                <text:p>70</text:p>
              </table:table-cell>
              <table:table-cell office:value-type="float" office:value="241.178">
                <text:p>241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187">
                <text:p>70</text:p>
              </table:table-cell>
              <table:table-cell office:value-type="float" office:value="241.144">
                <text:p>241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545">
                <text:p>70</text:p>
              </table:table-cell>
              <table:table-cell office:value-type="float" office:value="241.105">
                <text:p>241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879">
                <text:p>70</text:p>
              </table:table-cell>
              <table:table-cell office:value-type="float" office:value="241.069">
                <text:p>241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246">
                <text:p>70</text:p>
              </table:table-cell>
              <table:table-cell office:value-type="float" office:value="241.031">
                <text:p>241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588">
                <text:p>70</text:p>
              </table:table-cell>
              <table:table-cell office:value-type="float" office:value="240.996">
                <text:p>240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944">
                <text:p>70</text:p>
              </table:table-cell>
              <table:table-cell office:value-type="float" office:value="240.96">
                <text:p>240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255">
                <text:p>70</text:p>
              </table:table-cell>
              <table:table-cell office:value-type="float" office:value="240.93">
                <text:p>240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568">
                <text:p>70</text:p>
              </table:table-cell>
              <table:table-cell office:value-type="float" office:value="240.899">
                <text:p>240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892">
                <text:p>70</text:p>
              </table:table-cell>
              <table:table-cell office:value-type="float" office:value="240.869">
                <text:p>240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195">
                <text:p>70</text:p>
              </table:table-cell>
              <table:table-cell office:value-type="float" office:value="240.841">
                <text:p>240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515">
                <text:p>70</text:p>
              </table:table-cell>
              <table:table-cell office:value-type="float" office:value="240.813">
                <text:p>240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862">
                <text:p>70</text:p>
              </table:table-cell>
              <table:table-cell office:value-type="float" office:value="240.783">
                <text:p>240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185">
                <text:p>70</text:p>
              </table:table-cell>
              <table:table-cell office:value-type="float" office:value="240.756">
                <text:p>240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534">
                <text:p>70</text:p>
              </table:table-cell>
              <table:table-cell office:value-type="float" office:value="240.727">
                <text:p>240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866">
                <text:p>70</text:p>
              </table:table-cell>
              <table:table-cell office:value-type="float" office:value="240.701">
                <text:p>240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197">
                <text:p>70</text:p>
              </table:table-cell>
              <table:table-cell office:value-type="float" office:value="240.675">
                <text:p>240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524">
                <text:p>70</text:p>
              </table:table-cell>
              <table:table-cell office:value-type="float" office:value="240.651">
                <text:p>240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725">
                <text:p>70</text:p>
              </table:table-cell>
              <table:table-cell office:value-type="float" office:value="240.636">
                <text:p>240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063">
                <text:p>70</text:p>
              </table:table-cell>
              <table:table-cell office:value-type="float" office:value="240.613">
                <text:p>240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361">
                <text:p>70</text:p>
              </table:table-cell>
              <table:table-cell office:value-type="float" office:value="240.593">
                <text:p>240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663">
                <text:p>70</text:p>
              </table:table-cell>
              <table:table-cell office:value-type="float" office:value="240.573">
                <text:p>240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999">
                <text:p>70</text:p>
              </table:table-cell>
              <table:table-cell office:value-type="float" office:value="240.553">
                <text:p>240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333">
                <text:p>70</text:p>
              </table:table-cell>
              <table:table-cell office:value-type="float" office:value="240.533">
                <text:p>240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669">
                <text:p>70</text:p>
              </table:table-cell>
              <table:table-cell office:value-type="float" office:value="240.514">
                <text:p>240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014">
                <text:p>70</text:p>
              </table:table-cell>
              <table:table-cell office:value-type="float" office:value="240.496">
                <text:p>240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319">
                <text:p>70</text:p>
              </table:table-cell>
              <table:table-cell office:value-type="float" office:value="240.481">
                <text:p>240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668">
                <text:p>70</text:p>
              </table:table-cell>
              <table:table-cell office:value-type="float" office:value="240.464">
                <text:p>240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992">
                <text:p>70</text:p>
              </table:table-cell>
              <table:table-cell office:value-type="float" office:value="240.45">
                <text:p>240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354">
                <text:p>70</text:p>
              </table:table-cell>
              <table:table-cell office:value-type="float" office:value="240.435">
                <text:p>240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683">
                <text:p>70</text:p>
              </table:table-cell>
              <table:table-cell office:value-type="float" office:value="240.423">
                <text:p>240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041">
                <text:p>70</text:p>
              </table:table-cell>
              <table:table-cell office:value-type="float" office:value="240.411">
                <text:p>240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366">
                <text:p>70</text:p>
              </table:table-cell>
              <table:table-cell office:value-type="float" office:value="240.401">
                <text:p>240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705">
                <text:p>70</text:p>
              </table:table-cell>
              <table:table-cell office:value-type="float" office:value="240.392">
                <text:p>240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052">
                <text:p>70</text:p>
              </table:table-cell>
              <table:table-cell office:value-type="float" office:value="240.384">
                <text:p>240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381">
                <text:p>70</text:p>
              </table:table-cell>
              <table:table-cell office:value-type="float" office:value="240.377">
                <text:p>240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699">
                <text:p>70</text:p>
              </table:table-cell>
              <table:table-cell office:value-type="float" office:value="240.372">
                <text:p>240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058">
                <text:p>70</text:p>
              </table:table-cell>
              <table:table-cell office:value-type="float" office:value="240.367">
                <text:p>240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375">
                <text:p>70</text:p>
              </table:table-cell>
              <table:table-cell office:value-type="float" office:value="240.364">
                <text:p>240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698">
                <text:p>70</text:p>
              </table:table-cell>
              <table:table-cell office:value-type="float" office:value="240.362">
                <text:p>240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052">
                <text:p>70</text:p>
              </table:table-cell>
              <table:table-cell office:value-type="float" office:value="240.361">
                <text:p>240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375">
                <text:p>70</text:p>
              </table:table-cell>
              <table:table-cell office:value-type="float" office:value="240.361">
                <text:p>240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732">
                <text:p>70</text:p>
              </table:table-cell>
              <table:table-cell office:value-type="float" office:value="240.363">
                <text:p>240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045">
                <text:p>70</text:p>
              </table:table-cell>
              <table:table-cell office:value-type="float" office:value="240.366">
                <text:p>240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366">
                <text:p>70</text:p>
              </table:table-cell>
              <table:table-cell office:value-type="float" office:value="240.37">
                <text:p>240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688">
                <text:p>70</text:p>
              </table:table-cell>
              <table:table-cell office:value-type="float" office:value="240.375">
                <text:p>240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045">
                <text:p>70</text:p>
              </table:table-cell>
              <table:table-cell office:value-type="float" office:value="240.383">
                <text:p>240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347">
                <text:p>70</text:p>
              </table:table-cell>
              <table:table-cell office:value-type="float" office:value="240.39">
                <text:p>240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7">
                <text:p>70</text:p>
              </table:table-cell>
              <table:table-cell office:value-type="float" office:value="240.4">
                <text:p>240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022">
                <text:p>70</text:p>
              </table:table-cell>
              <table:table-cell office:value-type="float" office:value="240.41">
                <text:p>240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366">
                <text:p>70</text:p>
              </table:table-cell>
              <table:table-cell office:value-type="float" office:value="240.423">
                <text:p>240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687">
                <text:p>70</text:p>
              </table:table-cell>
              <table:table-cell office:value-type="float" office:value="240.436">
                <text:p>240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012">
                <text:p>70</text:p>
              </table:table-cell>
              <table:table-cell office:value-type="float" office:value="240.451">
                <text:p>240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329">
                <text:p>70</text:p>
              </table:table-cell>
              <table:table-cell office:value-type="float" office:value="240.466">
                <text:p>240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663">
                <text:p>70</text:p>
              </table:table-cell>
              <table:table-cell office:value-type="float" office:value="240.483">
                <text:p>240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993">
                <text:p>70</text:p>
              </table:table-cell>
              <table:table-cell office:value-type="float" office:value="240.502">
                <text:p>240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325">
                <text:p>70</text:p>
              </table:table-cell>
              <table:table-cell office:value-type="float" office:value="240.522">
                <text:p>240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641">
                <text:p>70</text:p>
              </table:table-cell>
              <table:table-cell office:value-type="float" office:value="240.543">
                <text:p>240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006">
                <text:p>70</text:p>
              </table:table-cell>
              <table:table-cell office:value-type="float" office:value="240.568">
                <text:p>240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332">
                <text:p>70</text:p>
              </table:table-cell>
              <table:table-cell office:value-type="float" office:value="240.592">
                <text:p>240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653">
                <text:p>70</text:p>
              </table:table-cell>
              <table:table-cell office:value-type="float" office:value="240.617">
                <text:p>240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973">
                <text:p>70</text:p>
              </table:table-cell>
              <table:table-cell office:value-type="float" office:value="240.644">
                <text:p>240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178">
                <text:p>70</text:p>
              </table:table-cell>
              <table:table-cell office:value-type="float" office:value="240.661">
                <text:p>240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48">
                <text:p>70</text:p>
              </table:table-cell>
              <table:table-cell office:value-type="float" office:value="240.688">
                <text:p>240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797">
                <text:p>70</text:p>
              </table:table-cell>
              <table:table-cell office:value-type="float" office:value="240.717">
                <text:p>240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142">
                <text:p>70</text:p>
              </table:table-cell>
              <table:table-cell office:value-type="float" office:value="240.75">
                <text:p>240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478">
                <text:p>70</text:p>
              </table:table-cell>
              <table:table-cell office:value-type="float" office:value="240.784">
                <text:p>240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856">
                <text:p>70</text:p>
              </table:table-cell>
              <table:table-cell office:value-type="float" office:value="240.824">
                <text:p>240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197">
                <text:p>70</text:p>
              </table:table-cell>
              <table:table-cell office:value-type="float" office:value="240.861">
                <text:p>240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5">
                <text:p>70</text:p>
              </table:table-cell>
              <table:table-cell office:value-type="float" office:value="240.895">
                <text:p>240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796">
                <text:p>70</text:p>
              </table:table-cell>
              <table:table-cell office:value-type="float" office:value="240.93">
                <text:p>240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101">
                <text:p>70</text:p>
              </table:table-cell>
              <table:table-cell office:value-type="float" office:value="240.967">
                <text:p>240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441">
                <text:p>70</text:p>
              </table:table-cell>
              <table:table-cell office:value-type="float" office:value="241.009">
                <text:p>241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764">
                <text:p>70</text:p>
              </table:table-cell>
              <table:table-cell office:value-type="float" office:value="241.051">
                <text:p>241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103">
                <text:p>70</text:p>
              </table:table-cell>
              <table:table-cell office:value-type="float" office:value="241.096">
                <text:p>241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432">
                <text:p>70</text:p>
              </table:table-cell>
              <table:table-cell office:value-type="float" office:value="241.141">
                <text:p>241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754">
                <text:p>70</text:p>
              </table:table-cell>
              <table:table-cell office:value-type="float" office:value="241.186">
                <text:p>241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069">
                <text:p>70</text:p>
              </table:table-cell>
              <table:table-cell office:value-type="float" office:value="241.231">
                <text:p>241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383">
                <text:p>70</text:p>
              </table:table-cell>
              <table:table-cell office:value-type="float" office:value="241.277">
                <text:p>241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687">
                <text:p>70</text:p>
              </table:table-cell>
              <table:table-cell office:value-type="float" office:value="241.323">
                <text:p>241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054">
                <text:p>70</text:p>
              </table:table-cell>
              <table:table-cell office:value-type="float" office:value="241.38">
                <text:p>241.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394">
                <text:p>70</text:p>
              </table:table-cell>
              <table:table-cell office:value-type="float" office:value="241.433">
                <text:p>241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693">
                <text:p>70</text:p>
              </table:table-cell>
              <table:table-cell office:value-type="float" office:value="241.482">
                <text:p>241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">
                <text:p>70</text:p>
              </table:table-cell>
              <table:table-cell office:value-type="float" office:value="241.532">
                <text:p>241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325">
                <text:p>70</text:p>
              </table:table-cell>
              <table:table-cell office:value-type="float" office:value="241.587">
                <text:p>241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647">
                <text:p>70</text:p>
              </table:table-cell>
              <table:table-cell office:value-type="float" office:value="241.642">
                <text:p>241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938">
                <text:p>70</text:p>
              </table:table-cell>
              <table:table-cell office:value-type="float" office:value="241.693">
                <text:p>241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285">
                <text:p>70</text:p>
              </table:table-cell>
              <table:table-cell office:value-type="float" office:value="241.754">
                <text:p>241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596">
                <text:p>70</text:p>
              </table:table-cell>
              <table:table-cell office:value-type="float" office:value="241.811">
                <text:p>241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925">
                <text:p>70</text:p>
              </table:table-cell>
              <table:table-cell office:value-type="float" office:value="241.871">
                <text:p>241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241">
                <text:p>70</text:p>
              </table:table-cell>
              <table:table-cell office:value-type="float" office:value="241.93">
                <text:p>241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57">
                <text:p>70</text:p>
              </table:table-cell>
              <table:table-cell office:value-type="float" office:value="241.992">
                <text:p>241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771">
                <text:p>70</text:p>
              </table:table-cell>
              <table:table-cell office:value-type="float" office:value="242.031">
                <text:p>242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123">
                <text:p>70</text:p>
              </table:table-cell>
              <table:table-cell office:value-type="float" office:value="242.1">
                <text:p>242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448">
                <text:p>70</text:p>
              </table:table-cell>
              <table:table-cell office:value-type="float" office:value="242.164">
                <text:p>242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805">
                <text:p>70</text:p>
              </table:table-cell>
              <table:table-cell office:value-type="float" office:value="242.235">
                <text:p>242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11">
                <text:p>70</text:p>
              </table:table-cell>
              <table:table-cell office:value-type="float" office:value="242.297">
                <text:p>242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455">
                <text:p>70</text:p>
              </table:table-cell>
              <table:table-cell office:value-type="float" office:value="242.368">
                <text:p>242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78">
                <text:p>70</text:p>
              </table:table-cell>
              <table:table-cell office:value-type="float" office:value="242.436">
                <text:p>242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102">
                <text:p>70</text:p>
              </table:table-cell>
              <table:table-cell office:value-type="float" office:value="242.504">
                <text:p>242.5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434">
                <text:p>70</text:p>
              </table:table-cell>
              <table:table-cell office:value-type="float" office:value="242.575">
                <text:p>242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75">
                <text:p>70</text:p>
              </table:table-cell>
              <table:table-cell office:value-type="float" office:value="242.643">
                <text:p>242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042">
                <text:p>70</text:p>
              </table:table-cell>
              <table:table-cell office:value-type="float" office:value="242.706">
                <text:p>242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355">
                <text:p>70</text:p>
              </table:table-cell>
              <table:table-cell office:value-type="float" office:value="242.775">
                <text:p>242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696">
                <text:p>70</text:p>
              </table:table-cell>
              <table:table-cell office:value-type="float" office:value="242.851">
                <text:p>242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012">
                <text:p>70</text:p>
              </table:table-cell>
              <table:table-cell office:value-type="float" office:value="242.922">
                <text:p>242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324">
                <text:p>70</text:p>
              </table:table-cell>
              <table:table-cell office:value-type="float" office:value="242.993">
                <text:p>242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67">
                <text:p>70</text:p>
              </table:table-cell>
              <table:table-cell office:value-type="float" office:value="243.072">
                <text:p>243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972">
                <text:p>70</text:p>
              </table:table-cell>
              <table:table-cell office:value-type="float" office:value="243.142">
                <text:p>243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332">
                <text:p>70</text:p>
              </table:table-cell>
              <table:table-cell office:value-type="float" office:value="243.226">
                <text:p>243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674">
                <text:p>70</text:p>
              </table:table-cell>
              <table:table-cell office:value-type="float" office:value="243.306">
                <text:p>243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019">
                <text:p>70</text:p>
              </table:table-cell>
              <table:table-cell office:value-type="float" office:value="243.388">
                <text:p>243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376">
                <text:p>70</text:p>
              </table:table-cell>
              <table:table-cell office:value-type="float" office:value="243.473">
                <text:p>243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704">
                <text:p>70</text:p>
              </table:table-cell>
              <table:table-cell office:value-type="float" office:value="243.552">
                <text:p>243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914">
                <text:p>70</text:p>
              </table:table-cell>
              <table:table-cell office:value-type="float" office:value="243.603">
                <text:p>243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259">
                <text:p>70</text:p>
              </table:table-cell>
              <table:table-cell office:value-type="float" office:value="243.687">
                <text:p>243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601">
                <text:p>70</text:p>
              </table:table-cell>
              <table:table-cell office:value-type="float" office:value="243.771">
                <text:p>243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912">
                <text:p>70</text:p>
              </table:table-cell>
              <table:table-cell office:value-type="float" office:value="243.848">
                <text:p>243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236">
                <text:p>80</text:p>
              </table:table-cell>
              <table:table-cell office:value-type="float" office:value="243.928">
                <text:p>243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598">
                <text:p>80</text:p>
              </table:table-cell>
              <table:table-cell office:value-type="float" office:value="244.018">
                <text:p>244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944">
                <text:p>80</text:p>
              </table:table-cell>
              <table:table-cell office:value-type="float" office:value="244.105">
                <text:p>244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309">
                <text:p>80</text:p>
              </table:table-cell>
              <table:table-cell office:value-type="float" office:value="244.198">
                <text:p>244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651">
                <text:p>80</text:p>
              </table:table-cell>
              <table:table-cell office:value-type="float" office:value="244.285">
                <text:p>244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99">
                <text:p>80</text:p>
              </table:table-cell>
              <table:table-cell office:value-type="float" office:value="244.371">
                <text:p>244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329">
                <text:p>80</text:p>
              </table:table-cell>
              <table:table-cell office:value-type="float" office:value="244.458">
                <text:p>244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67">
                <text:p>80</text:p>
              </table:table-cell>
              <table:table-cell office:value-type="float" office:value="244.546">
                <text:p>244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019">
                <text:p>80</text:p>
              </table:table-cell>
              <table:table-cell office:value-type="float" office:value="244.637">
                <text:p>244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372">
                <text:p>80</text:p>
              </table:table-cell>
              <table:table-cell office:value-type="float" office:value="244.729">
                <text:p>244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694">
                <text:p>80</text:p>
              </table:table-cell>
              <table:table-cell office:value-type="float" office:value="244.812">
                <text:p>244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895">
                <text:p>80</text:p>
              </table:table-cell>
              <table:table-cell office:value-type="float" office:value="244.865">
                <text:p>244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108">
                <text:p>80</text:p>
              </table:table-cell>
              <table:table-cell office:value-type="float" office:value="244.921">
                <text:p>244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438">
                <text:p>80</text:p>
              </table:table-cell>
              <table:table-cell office:value-type="float" office:value="245.007">
                <text:p>245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772">
                <text:p>80</text:p>
              </table:table-cell>
              <table:table-cell office:value-type="float" office:value="245.095">
                <text:p>245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091">
                <text:p>80</text:p>
              </table:table-cell>
              <table:table-cell office:value-type="float" office:value="245.179">
                <text:p>245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424">
                <text:p>80</text:p>
              </table:table-cell>
              <table:table-cell office:value-type="float" office:value="245.267">
                <text:p>245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758">
                <text:p>80</text:p>
              </table:table-cell>
              <table:table-cell office:value-type="float" office:value="245.355">
                <text:p>245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06">
                <text:p>80</text:p>
              </table:table-cell>
              <table:table-cell office:value-type="float" office:value="245.434">
                <text:p>245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418">
                <text:p>80</text:p>
              </table:table-cell>
              <table:table-cell office:value-type="float" office:value="245.529">
                <text:p>245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735">
                <text:p>80</text:p>
              </table:table-cell>
              <table:table-cell office:value-type="float" office:value="245.612">
                <text:p>245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084">
                <text:p>80</text:p>
              </table:table-cell>
              <table:table-cell office:value-type="float" office:value="245.703">
                <text:p>245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402">
                <text:p>80</text:p>
              </table:table-cell>
              <table:table-cell office:value-type="float" office:value="245.786">
                <text:p>245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739">
                <text:p>80</text:p>
              </table:table-cell>
              <table:table-cell office:value-type="float" office:value="245.873">
                <text:p>245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064">
                <text:p>80</text:p>
              </table:table-cell>
              <table:table-cell office:value-type="float" office:value="245.957">
                <text:p>245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378">
                <text:p>80</text:p>
              </table:table-cell>
              <table:table-cell office:value-type="float" office:value="246.038">
                <text:p>246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72">
                <text:p>80</text:p>
              </table:table-cell>
              <table:table-cell office:value-type="float" office:value="246.125">
                <text:p>246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056">
                <text:p>80</text:p>
              </table:table-cell>
              <table:table-cell office:value-type="float" office:value="246.21">
                <text:p>246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377">
                <text:p>80</text:p>
              </table:table-cell>
              <table:table-cell office:value-type="float" office:value="246.291">
                <text:p>246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701">
                <text:p>80</text:p>
              </table:table-cell>
              <table:table-cell office:value-type="float" office:value="246.372">
                <text:p>246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0018">
                <text:p>80</text:p>
              </table:table-cell>
              <table:table-cell office:value-type="float" office:value="246.45">
                <text:p>246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0366">
                <text:p>80</text:p>
              </table:table-cell>
              <table:table-cell office:value-type="float" office:value="246.535">
                <text:p>246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0669">
                <text:p>80</text:p>
              </table:table-cell>
              <table:table-cell office:value-type="float" office:value="246.608">
                <text:p>246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021">
                <text:p>80</text:p>
              </table:table-cell>
              <table:table-cell office:value-type="float" office:value="246.691">
                <text:p>246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32">
                <text:p>80</text:p>
              </table:table-cell>
              <table:table-cell office:value-type="float" office:value="246.762">
                <text:p>246.7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671">
                <text:p>80</text:p>
              </table:table-cell>
              <table:table-cell office:value-type="float" office:value="246.843">
                <text:p>246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971">
                <text:p>80</text:p>
              </table:table-cell>
              <table:table-cell office:value-type="float" office:value="246.911">
                <text:p>246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272">
                <text:p>80</text:p>
              </table:table-cell>
              <table:table-cell office:value-type="float" office:value="246.979">
                <text:p>246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618">
                <text:p>80</text:p>
              </table:table-cell>
              <table:table-cell office:value-type="float" office:value="247.055">
                <text:p>247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926">
                <text:p>80</text:p>
              </table:table-cell>
              <table:table-cell office:value-type="float" office:value="247.122">
                <text:p>247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257">
                <text:p>80</text:p>
              </table:table-cell>
              <table:table-cell office:value-type="float" office:value="247.192">
                <text:p>247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568">
                <text:p>80</text:p>
              </table:table-cell>
              <table:table-cell office:value-type="float" office:value="247.257">
                <text:p>247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865">
                <text:p>80</text:p>
              </table:table-cell>
              <table:table-cell office:value-type="float" office:value="247.318">
                <text:p>247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216">
                <text:p>80</text:p>
              </table:table-cell>
              <table:table-cell office:value-type="float" office:value="247.388">
                <text:p>247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509">
                <text:p>80</text:p>
              </table:table-cell>
              <table:table-cell office:value-type="float" office:value="247.446">
                <text:p>247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861">
                <text:p>80</text:p>
              </table:table-cell>
              <table:table-cell office:value-type="float" office:value="247.513">
                <text:p>247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157">
                <text:p>80</text:p>
              </table:table-cell>
              <table:table-cell office:value-type="float" office:value="247.568">
                <text:p>247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499">
                <text:p>80</text:p>
              </table:table-cell>
              <table:table-cell office:value-type="float" office:value="247.63">
                <text:p>247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803">
                <text:p>80</text:p>
              </table:table-cell>
              <table:table-cell office:value-type="float" office:value="247.684">
                <text:p>247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11">
                <text:p>80</text:p>
              </table:table-cell>
              <table:table-cell office:value-type="float" office:value="247.737">
                <text:p>247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445">
                <text:p>80</text:p>
              </table:table-cell>
              <table:table-cell office:value-type="float" office:value="247.793">
                <text:p>247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783">
                <text:p>80</text:p>
              </table:table-cell>
              <table:table-cell office:value-type="float" office:value="247.848">
                <text:p>247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145">
                <text:p>80</text:p>
              </table:table-cell>
              <table:table-cell office:value-type="float" office:value="247.905">
                <text:p>247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463">
                <text:p>80</text:p>
              </table:table-cell>
              <table:table-cell office:value-type="float" office:value="247.953">
                <text:p>247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833">
                <text:p>80</text:p>
              </table:table-cell>
              <table:table-cell office:value-type="float" office:value="248.008">
                <text:p>248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142">
                <text:p>80</text:p>
              </table:table-cell>
              <table:table-cell office:value-type="float" office:value="248.051">
                <text:p>248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445">
                <text:p>80</text:p>
              </table:table-cell>
              <table:table-cell office:value-type="float" office:value="248.092">
                <text:p>248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779">
                <text:p>80</text:p>
              </table:table-cell>
              <table:table-cell office:value-type="float" office:value="248.136">
                <text:p>248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086">
                <text:p>80</text:p>
              </table:table-cell>
              <table:table-cell office:value-type="float" office:value="248.175">
                <text:p>248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418">
                <text:p>80</text:p>
              </table:table-cell>
              <table:table-cell office:value-type="float" office:value="248.215">
                <text:p>248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744">
                <text:p>80</text:p>
              </table:table-cell>
              <table:table-cell office:value-type="float" office:value="248.252">
                <text:p>248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066">
                <text:p>80</text:p>
              </table:table-cell>
              <table:table-cell office:value-type="float" office:value="248.288">
                <text:p>248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432">
                <text:p>80</text:p>
              </table:table-cell>
              <table:table-cell office:value-type="float" office:value="248.326">
                <text:p>248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735">
                <text:p>80</text:p>
              </table:table-cell>
              <table:table-cell office:value-type="float" office:value="248.356">
                <text:p>248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166">
                <text:p>80</text:p>
              </table:table-cell>
              <table:table-cell office:value-type="float" office:value="248.397">
                <text:p>248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478">
                <text:p>80</text:p>
              </table:table-cell>
              <table:table-cell office:value-type="float" office:value="248.424">
                <text:p>248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819">
                <text:p>80</text:p>
              </table:table-cell>
              <table:table-cell office:value-type="float" office:value="248.452">
                <text:p>248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12">
                <text:p>80</text:p>
              </table:table-cell>
              <table:table-cell office:value-type="float" office:value="248.476">
                <text:p>248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467">
                <text:p>80</text:p>
              </table:table-cell>
              <table:table-cell office:value-type="float" office:value="248.501">
                <text:p>248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777">
                <text:p>80</text:p>
              </table:table-cell>
              <table:table-cell office:value-type="float" office:value="248.522">
                <text:p>248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092">
                <text:p>80</text:p>
              </table:table-cell>
              <table:table-cell office:value-type="float" office:value="248.542">
                <text:p>248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43">
                <text:p>80</text:p>
              </table:table-cell>
              <table:table-cell office:value-type="float" office:value="248.561">
                <text:p>248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735">
                <text:p>80</text:p>
              </table:table-cell>
              <table:table-cell office:value-type="float" office:value="248.577">
                <text:p>248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054">
                <text:p>80</text:p>
              </table:table-cell>
              <table:table-cell office:value-type="float" office:value="248.593">
                <text:p>248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445">
                <text:p>80</text:p>
              </table:table-cell>
              <table:table-cell office:value-type="float" office:value="248.609">
                <text:p>248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803">
                <text:p>80</text:p>
              </table:table-cell>
              <table:table-cell office:value-type="float" office:value="248.623">
                <text:p>248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16">
                <text:p>80</text:p>
              </table:table-cell>
              <table:table-cell office:value-type="float" office:value="248.634">
                <text:p>248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485">
                <text:p>80</text:p>
              </table:table-cell>
              <table:table-cell office:value-type="float" office:value="248.643">
                <text:p>248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829">
                <text:p>80</text:p>
              </table:table-cell>
              <table:table-cell office:value-type="float" office:value="248.651">
                <text:p>248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149">
                <text:p>80</text:p>
              </table:table-cell>
              <table:table-cell office:value-type="float" office:value="248.657">
                <text:p>248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479">
                <text:p>80</text:p>
              </table:table-cell>
              <table:table-cell office:value-type="float" office:value="248.661">
                <text:p>248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799">
                <text:p>80</text:p>
              </table:table-cell>
              <table:table-cell office:value-type="float" office:value="248.664">
                <text:p>248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128">
                <text:p>80</text:p>
              </table:table-cell>
              <table:table-cell office:value-type="float" office:value="248.666">
                <text:p>248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465">
                <text:p>80</text:p>
              </table:table-cell>
              <table:table-cell office:value-type="float" office:value="248.666">
                <text:p>248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795">
                <text:p>80</text:p>
              </table:table-cell>
              <table:table-cell office:value-type="float" office:value="248.665">
                <text:p>248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13">
                <text:p>80</text:p>
              </table:table-cell>
              <table:table-cell office:value-type="float" office:value="248.662">
                <text:p>248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47">
                <text:p>80</text:p>
              </table:table-cell>
              <table:table-cell office:value-type="float" office:value="248.658">
                <text:p>248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795">
                <text:p>80</text:p>
              </table:table-cell>
              <table:table-cell office:value-type="float" office:value="248.653">
                <text:p>248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008">
                <text:p>80</text:p>
              </table:table-cell>
              <table:table-cell office:value-type="float" office:value="248.648">
                <text:p>248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349">
                <text:p>80</text:p>
              </table:table-cell>
              <table:table-cell office:value-type="float" office:value="248.64">
                <text:p>248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684">
                <text:p>80</text:p>
              </table:table-cell>
              <table:table-cell office:value-type="float" office:value="248.631">
                <text:p>248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888">
                <text:p>80</text:p>
              </table:table-cell>
              <table:table-cell office:value-type="float" office:value="248.625">
                <text:p>248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0262">
                <text:p>80</text:p>
              </table:table-cell>
              <table:table-cell office:value-type="float" office:value="248.613">
                <text:p>248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0599">
                <text:p>80</text:p>
              </table:table-cell>
              <table:table-cell office:value-type="float" office:value="248.6">
                <text:p>248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0934">
                <text:p>80</text:p>
              </table:table-cell>
              <table:table-cell office:value-type="float" office:value="248.586">
                <text:p>248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256">
                <text:p>80</text:p>
              </table:table-cell>
              <table:table-cell office:value-type="float" office:value="248.572">
                <text:p>248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609">
                <text:p>80</text:p>
              </table:table-cell>
              <table:table-cell office:value-type="float" office:value="248.554">
                <text:p>248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949">
                <text:p>80</text:p>
              </table:table-cell>
              <table:table-cell office:value-type="float" office:value="248.537">
                <text:p>248.5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289">
                <text:p>80</text:p>
              </table:table-cell>
              <table:table-cell office:value-type="float" office:value="248.518">
                <text:p>248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603">
                <text:p>80</text:p>
              </table:table-cell>
              <table:table-cell office:value-type="float" office:value="248.499">
                <text:p>248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947">
                <text:p>80</text:p>
              </table:table-cell>
              <table:table-cell office:value-type="float" office:value="248.478">
                <text:p>248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276">
                <text:p>80</text:p>
              </table:table-cell>
              <table:table-cell office:value-type="float" office:value="248.456">
                <text:p>248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578">
                <text:p>80</text:p>
              </table:table-cell>
              <table:table-cell office:value-type="float" office:value="248.436">
                <text:p>248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898">
                <text:p>80</text:p>
              </table:table-cell>
              <table:table-cell office:value-type="float" office:value="248.413">
                <text:p>248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203">
                <text:p>80</text:p>
              </table:table-cell>
              <table:table-cell office:value-type="float" office:value="248.391">
                <text:p>248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498">
                <text:p>80</text:p>
              </table:table-cell>
              <table:table-cell office:value-type="float" office:value="248.368">
                <text:p>248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822">
                <text:p>80</text:p>
              </table:table-cell>
              <table:table-cell office:value-type="float" office:value="248.342">
                <text:p>248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039">
                <text:p>80</text:p>
              </table:table-cell>
              <table:table-cell office:value-type="float" office:value="248.325">
                <text:p>248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378">
                <text:p>80</text:p>
              </table:table-cell>
              <table:table-cell office:value-type="float" office:value="248.296">
                <text:p>248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754">
                <text:p>80</text:p>
              </table:table-cell>
              <table:table-cell office:value-type="float" office:value="248.264">
                <text:p>248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077">
                <text:p>80</text:p>
              </table:table-cell>
              <table:table-cell office:value-type="float" office:value="248.235">
                <text:p>248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42">
                <text:p>80</text:p>
              </table:table-cell>
              <table:table-cell office:value-type="float" office:value="248.203">
                <text:p>248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704">
                <text:p>80</text:p>
              </table:table-cell>
              <table:table-cell office:value-type="float" office:value="248.176">
                <text:p>248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053">
                <text:p>80</text:p>
              </table:table-cell>
              <table:table-cell office:value-type="float" office:value="248.142">
                <text:p>248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364">
                <text:p>80</text:p>
              </table:table-cell>
              <table:table-cell office:value-type="float" office:value="248.112">
                <text:p>248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682">
                <text:p>80</text:p>
              </table:table-cell>
              <table:table-cell office:value-type="float" office:value="248.079">
                <text:p>248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993">
                <text:p>80</text:p>
              </table:table-cell>
              <table:table-cell office:value-type="float" office:value="248.047">
                <text:p>248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301">
                <text:p>80</text:p>
              </table:table-cell>
              <table:table-cell office:value-type="float" office:value="248.015">
                <text:p>248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611">
                <text:p>80</text:p>
              </table:table-cell>
              <table:table-cell office:value-type="float" office:value="247.981">
                <text:p>247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915">
                <text:p>80</text:p>
              </table:table-cell>
              <table:table-cell office:value-type="float" office:value="247.948">
                <text:p>247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273">
                <text:p>80</text:p>
              </table:table-cell>
              <table:table-cell office:value-type="float" office:value="247.908">
                <text:p>247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595">
                <text:p>80</text:p>
              </table:table-cell>
              <table:table-cell office:value-type="float" office:value="247.871">
                <text:p>247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904">
                <text:p>80</text:p>
              </table:table-cell>
              <table:table-cell office:value-type="float" office:value="247.836">
                <text:p>247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0225">
                <text:p>80</text:p>
              </table:table-cell>
              <table:table-cell office:value-type="float" office:value="247.798">
                <text:p>247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0536">
                <text:p>80</text:p>
              </table:table-cell>
              <table:table-cell office:value-type="float" office:value="247.761">
                <text:p>247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0859">
                <text:p>80</text:p>
              </table:table-cell>
              <table:table-cell office:value-type="float" office:value="247.722">
                <text:p>247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172">
                <text:p>80</text:p>
              </table:table-cell>
              <table:table-cell office:value-type="float" office:value="247.684">
                <text:p>247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525">
                <text:p>80</text:p>
              </table:table-cell>
              <table:table-cell office:value-type="float" office:value="247.64">
                <text:p>247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854">
                <text:p>80</text:p>
              </table:table-cell>
              <table:table-cell office:value-type="float" office:value="247.599">
                <text:p>247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173">
                <text:p>80</text:p>
              </table:table-cell>
              <table:table-cell office:value-type="float" office:value="247.558">
                <text:p>247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509">
                <text:p>80</text:p>
              </table:table-cell>
              <table:table-cell office:value-type="float" office:value="247.515">
                <text:p>247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82">
                <text:p>80</text:p>
              </table:table-cell>
              <table:table-cell office:value-type="float" office:value="247.474">
                <text:p>247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11">
                <text:p>80</text:p>
              </table:table-cell>
              <table:table-cell office:value-type="float" office:value="247.436">
                <text:p>247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423">
                <text:p>80</text:p>
              </table:table-cell>
              <table:table-cell office:value-type="float" office:value="247.395">
                <text:p>247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713">
                <text:p>80</text:p>
              </table:table-cell>
              <table:table-cell office:value-type="float" office:value="247.356">
                <text:p>247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052">
                <text:p>80</text:p>
              </table:table-cell>
              <table:table-cell office:value-type="float" office:value="247.31">
                <text:p>247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351">
                <text:p>80</text:p>
              </table:table-cell>
              <table:table-cell office:value-type="float" office:value="247.269">
                <text:p>247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727">
                <text:p>80</text:p>
              </table:table-cell>
              <table:table-cell office:value-type="float" office:value="247.217">
                <text:p>247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076">
                <text:p>80</text:p>
              </table:table-cell>
              <table:table-cell office:value-type="float" office:value="247.168">
                <text:p>247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396">
                <text:p>80</text:p>
              </table:table-cell>
              <table:table-cell office:value-type="float" office:value="247.124">
                <text:p>247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72">
                <text:p>80</text:p>
              </table:table-cell>
              <table:table-cell office:value-type="float" office:value="247.078">
                <text:p>247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075">
                <text:p>80</text:p>
              </table:table-cell>
              <table:table-cell office:value-type="float" office:value="247.027">
                <text:p>247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4">
                <text:p>80</text:p>
              </table:table-cell>
              <table:table-cell office:value-type="float" office:value="246.98">
                <text:p>246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716">
                <text:p>80</text:p>
              </table:table-cell>
              <table:table-cell office:value-type="float" office:value="246.935">
                <text:p>246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034">
                <text:p>80</text:p>
              </table:table-cell>
              <table:table-cell office:value-type="float" office:value="246.888">
                <text:p>246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329">
                <text:p>80</text:p>
              </table:table-cell>
              <table:table-cell office:value-type="float" office:value="246.845">
                <text:p>246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635">
                <text:p>80</text:p>
              </table:table-cell>
              <table:table-cell office:value-type="float" office:value="246.8">
                <text:p>246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98">
                <text:p>80</text:p>
              </table:table-cell>
              <table:table-cell office:value-type="float" office:value="246.749">
                <text:p>246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29">
                <text:p>80</text:p>
              </table:table-cell>
              <table:table-cell office:value-type="float" office:value="246.703">
                <text:p>246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607">
                <text:p>80</text:p>
              </table:table-cell>
              <table:table-cell office:value-type="float" office:value="246.655">
                <text:p>246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912">
                <text:p>80</text:p>
              </table:table-cell>
              <table:table-cell office:value-type="float" office:value="246.609">
                <text:p>246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196">
                <text:p>80</text:p>
              </table:table-cell>
              <table:table-cell office:value-type="float" office:value="246.567">
                <text:p>246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521">
                <text:p>80</text:p>
              </table:table-cell>
              <table:table-cell office:value-type="float" office:value="246.517">
                <text:p>246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816">
                <text:p>80</text:p>
              </table:table-cell>
              <table:table-cell office:value-type="float" office:value="246.472">
                <text:p>246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126">
                <text:p>80</text:p>
              </table:table-cell>
              <table:table-cell office:value-type="float" office:value="246.425">
                <text:p>246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437">
                <text:p>80</text:p>
              </table:table-cell>
              <table:table-cell office:value-type="float" office:value="246.377">
                <text:p>246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726">
                <text:p>80</text:p>
              </table:table-cell>
              <table:table-cell office:value-type="float" office:value="246.332">
                <text:p>246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061">
                <text:p>80</text:p>
              </table:table-cell>
              <table:table-cell office:value-type="float" office:value="246.28">
                <text:p>246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371">
                <text:p>80</text:p>
              </table:table-cell>
              <table:table-cell office:value-type="float" office:value="246.232">
                <text:p>246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696">
                <text:p>80</text:p>
              </table:table-cell>
              <table:table-cell office:value-type="float" office:value="246.182">
                <text:p>246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002">
                <text:p>80</text:p>
              </table:table-cell>
              <table:table-cell office:value-type="float" office:value="246.134">
                <text:p>246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289">
                <text:p>80</text:p>
              </table:table-cell>
              <table:table-cell office:value-type="float" office:value="246.088">
                <text:p>246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626">
                <text:p>80</text:p>
              </table:table-cell>
              <table:table-cell office:value-type="float" office:value="246.036">
                <text:p>246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912">
                <text:p>80</text:p>
              </table:table-cell>
              <table:table-cell office:value-type="float" office:value="245.99">
                <text:p>245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221">
                <text:p>80</text:p>
              </table:table-cell>
              <table:table-cell office:value-type="float" office:value="245.942">
                <text:p>245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551">
                <text:p>80</text:p>
              </table:table-cell>
              <table:table-cell office:value-type="float" office:value="245.889">
                <text:p>245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875">
                <text:p>80</text:p>
              </table:table-cell>
              <table:table-cell office:value-type="float" office:value="245.838">
                <text:p>245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192">
                <text:p>80</text:p>
              </table:table-cell>
              <table:table-cell office:value-type="float" office:value="245.787">
                <text:p>245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512">
                <text:p>80</text:p>
              </table:table-cell>
              <table:table-cell office:value-type="float" office:value="245.736">
                <text:p>245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808">
                <text:p>80</text:p>
              </table:table-cell>
              <table:table-cell office:value-type="float" office:value="245.689">
                <text:p>245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148">
                <text:p>80</text:p>
              </table:table-cell>
              <table:table-cell office:value-type="float" office:value="245.634">
                <text:p>245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46">
                <text:p>80</text:p>
              </table:table-cell>
              <table:table-cell office:value-type="float" office:value="245.584">
                <text:p>245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798">
                <text:p>80</text:p>
              </table:table-cell>
              <table:table-cell office:value-type="float" office:value="245.529">
                <text:p>245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119">
                <text:p>80</text:p>
              </table:table-cell>
              <table:table-cell office:value-type="float" office:value="245.478">
                <text:p>245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437">
                <text:p>80</text:p>
              </table:table-cell>
              <table:table-cell office:value-type="float" office:value="245.426">
                <text:p>245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779">
                <text:p>80</text:p>
              </table:table-cell>
              <table:table-cell office:value-type="float" office:value="245.371">
                <text:p>245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082">
                <text:p>80</text:p>
              </table:table-cell>
              <table:table-cell office:value-type="float" office:value="245.322">
                <text:p>245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401">
                <text:p>80</text:p>
              </table:table-cell>
              <table:table-cell office:value-type="float" office:value="245.27">
                <text:p>245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705">
                <text:p>80</text:p>
              </table:table-cell>
              <table:table-cell office:value-type="float" office:value="245.221">
                <text:p>245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031">
                <text:p>80</text:p>
              </table:table-cell>
              <table:table-cell office:value-type="float" office:value="245.168">
                <text:p>245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36">
                <text:p>80</text:p>
              </table:table-cell>
              <table:table-cell office:value-type="float" office:value="245.114">
                <text:p>245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64">
                <text:p>80</text:p>
              </table:table-cell>
              <table:table-cell office:value-type="float" office:value="245.069">
                <text:p>245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965">
                <text:p>80</text:p>
              </table:table-cell>
              <table:table-cell office:value-type="float" office:value="245.016">
                <text:p>245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261">
                <text:p>80</text:p>
              </table:table-cell>
              <table:table-cell office:value-type="float" office:value="244.968">
                <text:p>244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559">
                <text:p>80</text:p>
              </table:table-cell>
              <table:table-cell office:value-type="float" office:value="244.919">
                <text:p>244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875">
                <text:p>80</text:p>
              </table:table-cell>
              <table:table-cell office:value-type="float" office:value="244.868">
                <text:p>244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175">
                <text:p>80</text:p>
              </table:table-cell>
              <table:table-cell office:value-type="float" office:value="244.819">
                <text:p>244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488">
                <text:p>80</text:p>
              </table:table-cell>
              <table:table-cell office:value-type="float" office:value="244.768">
                <text:p>244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826">
                <text:p>80</text:p>
              </table:table-cell>
              <table:table-cell office:value-type="float" office:value="244.712">
                <text:p>244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166">
                <text:p>80</text:p>
              </table:table-cell>
              <table:table-cell office:value-type="float" office:value="244.657">
                <text:p>244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501">
                <text:p>80</text:p>
              </table:table-cell>
              <table:table-cell office:value-type="float" office:value="244.602">
                <text:p>244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786">
                <text:p>80</text:p>
              </table:table-cell>
              <table:table-cell office:value-type="float" office:value="244.556">
                <text:p>244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117">
                <text:p>80</text:p>
              </table:table-cell>
              <table:table-cell office:value-type="float" office:value="244.502">
                <text:p>244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418">
                <text:p>80</text:p>
              </table:table-cell>
              <table:table-cell office:value-type="float" office:value="244.452">
                <text:p>244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725">
                <text:p>80</text:p>
              </table:table-cell>
              <table:table-cell office:value-type="float" office:value="244.402">
                <text:p>244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058">
                <text:p>80</text:p>
              </table:table-cell>
              <table:table-cell office:value-type="float" office:value="244.348">
                <text:p>244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384">
                <text:p>80</text:p>
              </table:table-cell>
              <table:table-cell office:value-type="float" office:value="244.295">
                <text:p>244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705">
                <text:p>80</text:p>
              </table:table-cell>
              <table:table-cell office:value-type="float" office:value="244.243">
                <text:p>244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025">
                <text:p>80</text:p>
              </table:table-cell>
              <table:table-cell office:value-type="float" office:value="244.19">
                <text:p>244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339">
                <text:p>80</text:p>
              </table:table-cell>
              <table:table-cell office:value-type="float" office:value="244.139">
                <text:p>244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673">
                <text:p>80</text:p>
              </table:table-cell>
              <table:table-cell office:value-type="float" office:value="244.085">
                <text:p>244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014">
                <text:p>80</text:p>
              </table:table-cell>
              <table:table-cell office:value-type="float" office:value="244.029">
                <text:p>244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221">
                <text:p>80</text:p>
              </table:table-cell>
              <table:table-cell office:value-type="float" office:value="243.995">
                <text:p>243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51">
                <text:p>80</text:p>
              </table:table-cell>
              <table:table-cell office:value-type="float" office:value="243.949">
                <text:p>243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816">
                <text:p>80</text:p>
              </table:table-cell>
              <table:table-cell office:value-type="float" office:value="243.899">
                <text:p>243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143">
                <text:p>80</text:p>
              </table:table-cell>
              <table:table-cell office:value-type="float" office:value="243.846">
                <text:p>243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448">
                <text:p>80</text:p>
              </table:table-cell>
              <table:table-cell office:value-type="float" office:value="243.796">
                <text:p>243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762">
                <text:p>80</text:p>
              </table:table-cell>
              <table:table-cell office:value-type="float" office:value="243.745">
                <text:p>243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071">
                <text:p>80</text:p>
              </table:table-cell>
              <table:table-cell office:value-type="float" office:value="243.695">
                <text:p>243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365">
                <text:p>80</text:p>
              </table:table-cell>
              <table:table-cell office:value-type="float" office:value="243.648">
                <text:p>243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695">
                <text:p>80</text:p>
              </table:table-cell>
              <table:table-cell office:value-type="float" office:value="243.594">
                <text:p>243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999">
                <text:p>80</text:p>
              </table:table-cell>
              <table:table-cell office:value-type="float" office:value="243.546">
                <text:p>243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332">
                <text:p>80</text:p>
              </table:table-cell>
              <table:table-cell office:value-type="float" office:value="243.492">
                <text:p>243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629">
                <text:p>80</text:p>
              </table:table-cell>
              <table:table-cell office:value-type="float" office:value="243.444">
                <text:p>243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949">
                <text:p>80</text:p>
              </table:table-cell>
              <table:table-cell office:value-type="float" office:value="243.393">
                <text:p>243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247">
                <text:p>80</text:p>
              </table:table-cell>
              <table:table-cell office:value-type="float" office:value="243.345">
                <text:p>243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553">
                <text:p>80</text:p>
              </table:table-cell>
              <table:table-cell office:value-type="float" office:value="243.296">
                <text:p>243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869">
                <text:p>80</text:p>
              </table:table-cell>
              <table:table-cell office:value-type="float" office:value="243.245">
                <text:p>243.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18">
                <text:p>80</text:p>
              </table:table-cell>
              <table:table-cell office:value-type="float" office:value="243.196">
                <text:p>243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497">
                <text:p>80</text:p>
              </table:table-cell>
              <table:table-cell office:value-type="float" office:value="243.145">
                <text:p>243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802">
                <text:p>80</text:p>
              </table:table-cell>
              <table:table-cell office:value-type="float" office:value="243.097">
                <text:p>243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086">
                <text:p>80</text:p>
              </table:table-cell>
              <table:table-cell office:value-type="float" office:value="243.052">
                <text:p>243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417">
                <text:p>80</text:p>
              </table:table-cell>
              <table:table-cell office:value-type="float" office:value="242.999">
                <text:p>242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711">
                <text:p>80</text:p>
              </table:table-cell>
              <table:table-cell office:value-type="float" office:value="242.953">
                <text:p>242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01">
                <text:p>80</text:p>
              </table:table-cell>
              <table:table-cell office:value-type="float" office:value="242.906">
                <text:p>242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327">
                <text:p>80</text:p>
              </table:table-cell>
              <table:table-cell office:value-type="float" office:value="242.856">
                <text:p>242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636">
                <text:p>80</text:p>
              </table:table-cell>
              <table:table-cell office:value-type="float" office:value="242.808">
                <text:p>242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941">
                <text:p>80</text:p>
              </table:table-cell>
              <table:table-cell office:value-type="float" office:value="242.76">
                <text:p>242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243">
                <text:p>80</text:p>
              </table:table-cell>
              <table:table-cell office:value-type="float" office:value="242.713">
                <text:p>242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531">
                <text:p>80</text:p>
              </table:table-cell>
              <table:table-cell office:value-type="float" office:value="242.668">
                <text:p>242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869">
                <text:p>80</text:p>
              </table:table-cell>
              <table:table-cell office:value-type="float" office:value="242.616">
                <text:p>242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158">
                <text:p>80</text:p>
              </table:table-cell>
              <table:table-cell office:value-type="float" office:value="242.572">
                <text:p>242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483">
                <text:p>80</text:p>
              </table:table-cell>
              <table:table-cell office:value-type="float" office:value="242.522">
                <text:p>242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777">
                <text:p>80</text:p>
              </table:table-cell>
              <table:table-cell office:value-type="float" office:value="242.477">
                <text:p>242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073">
                <text:p>80</text:p>
              </table:table-cell>
              <table:table-cell office:value-type="float" office:value="242.432">
                <text:p>242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407">
                <text:p>80</text:p>
              </table:table-cell>
              <table:table-cell office:value-type="float" office:value="242.382">
                <text:p>242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707">
                <text:p>80</text:p>
              </table:table-cell>
              <table:table-cell office:value-type="float" office:value="242.337">
                <text:p>242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031">
                <text:p>80</text:p>
              </table:table-cell>
              <table:table-cell office:value-type="float" office:value="242.289">
                <text:p>242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349">
                <text:p>80</text:p>
              </table:table-cell>
              <table:table-cell office:value-type="float" office:value="242.242">
                <text:p>242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642">
                <text:p>80</text:p>
              </table:table-cell>
              <table:table-cell office:value-type="float" office:value="242.199">
                <text:p>242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982">
                <text:p>80</text:p>
              </table:table-cell>
              <table:table-cell office:value-type="float" office:value="242.149">
                <text:p>242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271">
                <text:p>80</text:p>
              </table:table-cell>
              <table:table-cell office:value-type="float" office:value="242.107">
                <text:p>242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592">
                <text:p>80</text:p>
              </table:table-cell>
              <table:table-cell office:value-type="float" office:value="242.061">
                <text:p>242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888">
                <text:p>80</text:p>
              </table:table-cell>
              <table:table-cell office:value-type="float" office:value="242.018">
                <text:p>242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179">
                <text:p>80</text:p>
              </table:table-cell>
              <table:table-cell office:value-type="float" office:value="241.977">
                <text:p>241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511">
                <text:p>80</text:p>
              </table:table-cell>
              <table:table-cell office:value-type="float" office:value="241.93">
                <text:p>241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81">
                <text:p>80</text:p>
              </table:table-cell>
              <table:table-cell office:value-type="float" office:value="241.888">
                <text:p>241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114">
                <text:p>80</text:p>
              </table:table-cell>
              <table:table-cell office:value-type="float" office:value="241.846">
                <text:p>241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441">
                <text:p>80</text:p>
              </table:table-cell>
              <table:table-cell office:value-type="float" office:value="241.801">
                <text:p>241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724">
                <text:p>80</text:p>
              </table:table-cell>
              <table:table-cell office:value-type="float" office:value="241.763">
                <text:p>241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043">
                <text:p>80</text:p>
              </table:table-cell>
              <table:table-cell office:value-type="float" office:value="241.72">
                <text:p>241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346">
                <text:p>80</text:p>
              </table:table-cell>
              <table:table-cell office:value-type="float" office:value="241.68">
                <text:p>241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654">
                <text:p>80</text:p>
              </table:table-cell>
              <table:table-cell office:value-type="float" office:value="241.639">
                <text:p>241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954">
                <text:p>80</text:p>
              </table:table-cell>
              <table:table-cell office:value-type="float" office:value="241.6">
                <text:p>241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251">
                <text:p>80</text:p>
              </table:table-cell>
              <table:table-cell office:value-type="float" office:value="241.561">
                <text:p>241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569">
                <text:p>80</text:p>
              </table:table-cell>
              <table:table-cell office:value-type="float" office:value="241.521">
                <text:p>241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857">
                <text:p>80</text:p>
              </table:table-cell>
              <table:table-cell office:value-type="float" office:value="241.484">
                <text:p>241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186">
                <text:p>80</text:p>
              </table:table-cell>
              <table:table-cell office:value-type="float" office:value="241.443">
                <text:p>241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488">
                <text:p>80</text:p>
              </table:table-cell>
              <table:table-cell office:value-type="float" office:value="241.406">
                <text:p>241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777">
                <text:p>80</text:p>
              </table:table-cell>
              <table:table-cell office:value-type="float" office:value="241.371">
                <text:p>241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098">
                <text:p>80</text:p>
              </table:table-cell>
              <table:table-cell office:value-type="float" office:value="241.333">
                <text:p>241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387">
                <text:p>80</text:p>
              </table:table-cell>
              <table:table-cell office:value-type="float" office:value="241.298">
                <text:p>241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676">
                <text:p>80</text:p>
              </table:table-cell>
              <table:table-cell office:value-type="float" office:value="241.265">
                <text:p>241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009">
                <text:p>80</text:p>
              </table:table-cell>
              <table:table-cell office:value-type="float" office:value="241.226">
                <text:p>241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311">
                <text:p>80</text:p>
              </table:table-cell>
              <table:table-cell office:value-type="float" office:value="241.192">
                <text:p>241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619">
                <text:p>80</text:p>
              </table:table-cell>
              <table:table-cell office:value-type="float" office:value="241.158">
                <text:p>241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913">
                <text:p>80</text:p>
              </table:table-cell>
              <table:table-cell office:value-type="float" office:value="241.126">
                <text:p>241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267">
                <text:p>80</text:p>
              </table:table-cell>
              <table:table-cell office:value-type="float" office:value="241.088">
                <text:p>241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546">
                <text:p>80</text:p>
              </table:table-cell>
              <table:table-cell office:value-type="float" office:value="241.058">
                <text:p>241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856">
                <text:p>80</text:p>
              </table:table-cell>
              <table:table-cell office:value-type="float" office:value="241.026">
                <text:p>241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176">
                <text:p>80</text:p>
              </table:table-cell>
              <table:table-cell office:value-type="float" office:value="240.994">
                <text:p>240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512">
                <text:p>80</text:p>
              </table:table-cell>
              <table:table-cell office:value-type="float" office:value="240.961">
                <text:p>240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857">
                <text:p>80</text:p>
              </table:table-cell>
              <table:table-cell office:value-type="float" office:value="240.927">
                <text:p>240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211">
                <text:p>80</text:p>
              </table:table-cell>
              <table:table-cell office:value-type="float" office:value="240.894">
                <text:p>240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537">
                <text:p>80</text:p>
              </table:table-cell>
              <table:table-cell office:value-type="float" office:value="240.864">
                <text:p>240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861">
                <text:p>80</text:p>
              </table:table-cell>
              <table:table-cell office:value-type="float" office:value="240.834">
                <text:p>240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162">
                <text:p>80</text:p>
              </table:table-cell>
              <table:table-cell office:value-type="float" office:value="240.808">
                <text:p>240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502">
                <text:p>80</text:p>
              </table:table-cell>
              <table:table-cell office:value-type="float" office:value="240.779">
                <text:p>240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846">
                <text:p>80</text:p>
              </table:table-cell>
              <table:table-cell office:value-type="float" office:value="240.751">
                <text:p>240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185">
                <text:p>80</text:p>
              </table:table-cell>
              <table:table-cell office:value-type="float" office:value="240.723">
                <text:p>240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495">
                <text:p>80</text:p>
              </table:table-cell>
              <table:table-cell office:value-type="float" office:value="240.699">
                <text:p>240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8">
                <text:p>80</text:p>
              </table:table-cell>
              <table:table-cell office:value-type="float" office:value="240.676">
                <text:p>240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12">
                <text:p>80</text:p>
              </table:table-cell>
              <table:table-cell office:value-type="float" office:value="240.653">
                <text:p>240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407">
                <text:p>80</text:p>
              </table:table-cell>
              <table:table-cell office:value-type="float" office:value="240.633">
                <text:p>240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753">
                <text:p>80</text:p>
              </table:table-cell>
              <table:table-cell office:value-type="float" office:value="240.61">
                <text:p>240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056">
                <text:p>80</text:p>
              </table:table-cell>
              <table:table-cell office:value-type="float" office:value="240.59">
                <text:p>240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36">
                <text:p>80</text:p>
              </table:table-cell>
              <table:table-cell office:value-type="float" office:value="240.571">
                <text:p>240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689">
                <text:p>80</text:p>
              </table:table-cell>
              <table:table-cell office:value-type="float" office:value="240.552">
                <text:p>240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014">
                <text:p>80</text:p>
              </table:table-cell>
              <table:table-cell office:value-type="float" office:value="240.533">
                <text:p>240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336">
                <text:p>80</text:p>
              </table:table-cell>
              <table:table-cell office:value-type="float" office:value="240.516">
                <text:p>240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636">
                <text:p>80</text:p>
              </table:table-cell>
              <table:table-cell office:value-type="float" office:value="240.501">
                <text:p>240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947">
                <text:p>80</text:p>
              </table:table-cell>
              <table:table-cell office:value-type="float" office:value="240.486">
                <text:p>240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3">
                <text:p>80</text:p>
              </table:table-cell>
              <table:table-cell office:value-type="float" office:value="240.47">
                <text:p>240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599">
                <text:p>80</text:p>
              </table:table-cell>
              <table:table-cell office:value-type="float" office:value="240.457">
                <text:p>240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922">
                <text:p>80</text:p>
              </table:table-cell>
              <table:table-cell office:value-type="float" office:value="240.445">
                <text:p>240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261">
                <text:p>80</text:p>
              </table:table-cell>
              <table:table-cell office:value-type="float" office:value="240.433">
                <text:p>240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58">
                <text:p>80</text:p>
              </table:table-cell>
              <table:table-cell office:value-type="float" office:value="240.422">
                <text:p>240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914">
                <text:p>80</text:p>
              </table:table-cell>
              <table:table-cell office:value-type="float" office:value="240.413">
                <text:p>240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226">
                <text:p>80</text:p>
              </table:table-cell>
              <table:table-cell office:value-type="float" office:value="240.404">
                <text:p>240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535">
                <text:p>80</text:p>
              </table:table-cell>
              <table:table-cell office:value-type="float" office:value="240.397">
                <text:p>240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869">
                <text:p>80</text:p>
              </table:table-cell>
              <table:table-cell office:value-type="float" office:value="240.391">
                <text:p>240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192">
                <text:p>80</text:p>
              </table:table-cell>
              <table:table-cell office:value-type="float" office:value="240.386">
                <text:p>240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514">
                <text:p>80</text:p>
              </table:table-cell>
              <table:table-cell office:value-type="float" office:value="240.382">
                <text:p>240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855">
                <text:p>80</text:p>
              </table:table-cell>
              <table:table-cell office:value-type="float" office:value="240.379">
                <text:p>240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174">
                <text:p>80</text:p>
              </table:table-cell>
              <table:table-cell office:value-type="float" office:value="240.377">
                <text:p>240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498">
                <text:p>80</text:p>
              </table:table-cell>
              <table:table-cell office:value-type="float" office:value="240.376">
                <text:p>240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816">
                <text:p>80</text:p>
              </table:table-cell>
              <table:table-cell office:value-type="float" office:value="240.377">
                <text:p>240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129">
                <text:p>80</text:p>
              </table:table-cell>
              <table:table-cell office:value-type="float" office:value="240.379">
                <text:p>240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484">
                <text:p>80</text:p>
              </table:table-cell>
              <table:table-cell office:value-type="float" office:value="240.382">
                <text:p>240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802">
                <text:p>80</text:p>
              </table:table-cell>
              <table:table-cell office:value-type="float" office:value="240.386">
                <text:p>240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139">
                <text:p>80</text:p>
              </table:table-cell>
              <table:table-cell office:value-type="float" office:value="240.392">
                <text:p>240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444">
                <text:p>80</text:p>
              </table:table-cell>
              <table:table-cell office:value-type="float" office:value="240.398">
                <text:p>240.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797">
                <text:p>80</text:p>
              </table:table-cell>
              <table:table-cell office:value-type="float" office:value="240.407">
                <text:p>240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123">
                <text:p>90</text:p>
              </table:table-cell>
              <table:table-cell office:value-type="float" office:value="240.416">
                <text:p>240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43">
                <text:p>90</text:p>
              </table:table-cell>
              <table:table-cell office:value-type="float" office:value="240.426">
                <text:p>240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742">
                <text:p>90</text:p>
              </table:table-cell>
              <table:table-cell office:value-type="float" office:value="240.437">
                <text:p>240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247">
                <text:p>90</text:p>
              </table:table-cell>
              <table:table-cell office:value-type="float" office:value="240.458">
                <text:p>240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552">
                <text:p>90</text:p>
              </table:table-cell>
              <table:table-cell office:value-type="float" office:value="240.472">
                <text:p>240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863">
                <text:p>90</text:p>
              </table:table-cell>
              <table:table-cell office:value-type="float" office:value="240.488">
                <text:p>240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188">
                <text:p>90</text:p>
              </table:table-cell>
              <table:table-cell office:value-type="float" office:value="240.505">
                <text:p>240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495">
                <text:p>90</text:p>
              </table:table-cell>
              <table:table-cell office:value-type="float" office:value="240.523">
                <text:p>240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814">
                <text:p>90</text:p>
              </table:table-cell>
              <table:table-cell office:value-type="float" office:value="240.543">
                <text:p>240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3115">
                <text:p>90</text:p>
              </table:table-cell>
              <table:table-cell office:value-type="float" office:value="240.563">
                <text:p>240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3428">
                <text:p>90</text:p>
              </table:table-cell>
              <table:table-cell office:value-type="float" office:value="240.584">
                <text:p>240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3762">
                <text:p>90</text:p>
              </table:table-cell>
              <table:table-cell office:value-type="float" office:value="240.609">
                <text:p>240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086">
                <text:p>90</text:p>
              </table:table-cell>
              <table:table-cell office:value-type="float" office:value="240.634">
                <text:p>240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399">
                <text:p>90</text:p>
              </table:table-cell>
              <table:table-cell office:value-type="float" office:value="240.66">
                <text:p>240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738">
                <text:p>90</text:p>
              </table:table-cell>
              <table:table-cell office:value-type="float" office:value="240.689">
                <text:p>240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029">
                <text:p>90</text:p>
              </table:table-cell>
              <table:table-cell office:value-type="float" office:value="240.715">
                <text:p>240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408">
                <text:p>90</text:p>
              </table:table-cell>
              <table:table-cell office:value-type="float" office:value="240.751">
                <text:p>240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753">
                <text:p>90</text:p>
              </table:table-cell>
              <table:table-cell office:value-type="float" office:value="240.785">
                <text:p>240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075">
                <text:p>90</text:p>
              </table:table-cell>
              <table:table-cell office:value-type="float" office:value="240.818">
                <text:p>240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38">
                <text:p>90</text:p>
              </table:table-cell>
              <table:table-cell office:value-type="float" office:value="240.85">
                <text:p>240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686">
                <text:p>90</text:p>
              </table:table-cell>
              <table:table-cell office:value-type="float" office:value="240.884">
                <text:p>240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986">
                <text:p>90</text:p>
              </table:table-cell>
              <table:table-cell office:value-type="float" office:value="240.918">
                <text:p>240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312">
                <text:p>90</text:p>
              </table:table-cell>
              <table:table-cell office:value-type="float" office:value="240.956">
                <text:p>240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614">
                <text:p>90</text:p>
              </table:table-cell>
              <table:table-cell office:value-type="float" office:value="240.993">
                <text:p>240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933">
                <text:p>90</text:p>
              </table:table-cell>
              <table:table-cell office:value-type="float" office:value="241.033">
                <text:p>241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8294">
                <text:p>90</text:p>
              </table:table-cell>
              <table:table-cell office:value-type="float" office:value="241.079">
                <text:p>241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8598">
                <text:p>90</text:p>
              </table:table-cell>
              <table:table-cell office:value-type="float" office:value="241.119">
                <text:p>241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8922">
                <text:p>90</text:p>
              </table:table-cell>
              <table:table-cell office:value-type="float" office:value="241.164">
                <text:p>241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257">
                <text:p>90</text:p>
              </table:table-cell>
              <table:table-cell office:value-type="float" office:value="241.21">
                <text:p>241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587">
                <text:p>90</text:p>
              </table:table-cell>
              <table:table-cell office:value-type="float" office:value="241.258">
                <text:p>241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901">
                <text:p>90</text:p>
              </table:table-cell>
              <table:table-cell office:value-type="float" office:value="241.304">
                <text:p>241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206">
                <text:p>90</text:p>
              </table:table-cell>
              <table:table-cell office:value-type="float" office:value="241.35">
                <text:p>241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522">
                <text:p>90</text:p>
              </table:table-cell>
              <table:table-cell office:value-type="float" office:value="241.399">
                <text:p>241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859">
                <text:p>90</text:p>
              </table:table-cell>
              <table:table-cell office:value-type="float" office:value="241.452">
                <text:p>241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161">
                <text:p>90</text:p>
              </table:table-cell>
              <table:table-cell office:value-type="float" office:value="241.5">
                <text:p>241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465">
                <text:p>90</text:p>
              </table:table-cell>
              <table:table-cell office:value-type="float" office:value="241.55">
                <text:p>241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76">
                <text:p>90</text:p>
              </table:table-cell>
              <table:table-cell office:value-type="float" office:value="241.599">
                <text:p>241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062">
                <text:p>90</text:p>
              </table:table-cell>
              <table:table-cell office:value-type="float" office:value="241.65">
                <text:p>241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355">
                <text:p>90</text:p>
              </table:table-cell>
              <table:table-cell office:value-type="float" office:value="241.701">
                <text:p>241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665">
                <text:p>90</text:p>
              </table:table-cell>
              <table:table-cell office:value-type="float" office:value="241.755">
                <text:p>241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012">
                <text:p>90</text:p>
              </table:table-cell>
              <table:table-cell office:value-type="float" office:value="241.817">
                <text:p>241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343">
                <text:p>90</text:p>
              </table:table-cell>
              <table:table-cell office:value-type="float" office:value="241.878">
                <text:p>241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677">
                <text:p>90</text:p>
              </table:table-cell>
              <table:table-cell office:value-type="float" office:value="241.939">
                <text:p>241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998">
                <text:p>90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327">
                <text:p>90</text:p>
              </table:table-cell>
              <table:table-cell office:value-type="float" office:value="242.062">
                <text:p>242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655">
                <text:p>90</text:p>
              </table:table-cell>
              <table:table-cell office:value-type="float" office:value="242.126">
                <text:p>242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984">
                <text:p>90</text:p>
              </table:table-cell>
              <table:table-cell office:value-type="float" office:value="242.191">
                <text:p>242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296">
                <text:p>90</text:p>
              </table:table-cell>
              <table:table-cell office:value-type="float" office:value="242.253">
                <text:p>242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639">
                <text:p>90</text:p>
              </table:table-cell>
              <table:table-cell office:value-type="float" office:value="242.322">
                <text:p>242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952">
                <text:p>90</text:p>
              </table:table-cell>
              <table:table-cell office:value-type="float" office:value="242.386">
                <text:p>242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304">
                <text:p>90</text:p>
              </table:table-cell>
              <table:table-cell office:value-type="float" office:value="242.459">
                <text:p>242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617">
                <text:p>90</text:p>
              </table:table-cell>
              <table:table-cell office:value-type="float" office:value="242.524">
                <text:p>242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945">
                <text:p>90</text:p>
              </table:table-cell>
              <table:table-cell office:value-type="float" office:value="242.594">
                <text:p>242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275">
                <text:p>90</text:p>
              </table:table-cell>
              <table:table-cell office:value-type="float" office:value="242.665">
                <text:p>242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595">
                <text:p>90</text:p>
              </table:table-cell>
              <table:table-cell office:value-type="float" office:value="242.734">
                <text:p>242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938">
                <text:p>90</text:p>
              </table:table-cell>
              <table:table-cell office:value-type="float" office:value="242.809">
                <text:p>242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248">
                <text:p>90</text:p>
              </table:table-cell>
              <table:table-cell office:value-type="float" office:value="242.877">
                <text:p>24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582">
                <text:p>90</text:p>
              </table:table-cell>
              <table:table-cell office:value-type="float" office:value="242.952">
                <text:p>242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933">
                <text:p>90</text:p>
              </table:table-cell>
              <table:table-cell office:value-type="float" office:value="243.031">
                <text:p>243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258">
                <text:p>90</text:p>
              </table:table-cell>
              <table:table-cell office:value-type="float" office:value="243.105">
                <text:p>243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59">
                <text:p>90</text:p>
              </table:table-cell>
              <table:table-cell office:value-type="float" office:value="243.181">
                <text:p>243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916">
                <text:p>90</text:p>
              </table:table-cell>
              <table:table-cell office:value-type="float" office:value="243.257">
                <text:p>243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207">
                <text:p>90</text:p>
              </table:table-cell>
              <table:table-cell office:value-type="float" office:value="243.324">
                <text:p>243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538">
                <text:p>90</text:p>
              </table:table-cell>
              <table:table-cell office:value-type="float" office:value="243.402">
                <text:p>243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828">
                <text:p>90</text:p>
              </table:table-cell>
              <table:table-cell office:value-type="float" office:value="243.471">
                <text:p>243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161">
                <text:p>90</text:p>
              </table:table-cell>
              <table:table-cell office:value-type="float" office:value="243.55">
                <text:p>243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485">
                <text:p>90</text:p>
              </table:table-cell>
              <table:table-cell office:value-type="float" office:value="243.628">
                <text:p>243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832">
                <text:p>90</text:p>
              </table:table-cell>
              <table:table-cell office:value-type="float" office:value="243.712">
                <text:p>243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13">
                <text:p>90</text:p>
              </table:table-cell>
              <table:table-cell office:value-type="float" office:value="243.784">
                <text:p>243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457">
                <text:p>90</text:p>
              </table:table-cell>
              <table:table-cell office:value-type="float" office:value="243.864">
                <text:p>243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81">
                <text:p>90</text:p>
              </table:table-cell>
              <table:table-cell office:value-type="float" office:value="243.951">
                <text:p>243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129">
                <text:p>90</text:p>
              </table:table-cell>
              <table:table-cell office:value-type="float" office:value="244.03">
                <text:p>244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461">
                <text:p>90</text:p>
              </table:table-cell>
              <table:table-cell office:value-type="float" office:value="244.113">
                <text:p>244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759">
                <text:p>90</text:p>
              </table:table-cell>
              <table:table-cell office:value-type="float" office:value="244.188">
                <text:p>244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081">
                <text:p>90</text:p>
              </table:table-cell>
              <table:table-cell office:value-type="float" office:value="244.269">
                <text:p>244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393">
                <text:p>90</text:p>
              </table:table-cell>
              <table:table-cell office:value-type="float" office:value="244.348">
                <text:p>244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691">
                <text:p>90</text:p>
              </table:table-cell>
              <table:table-cell office:value-type="float" office:value="244.424">
                <text:p>244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026">
                <text:p>90</text:p>
              </table:table-cell>
              <table:table-cell office:value-type="float" office:value="244.509">
                <text:p>244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335">
                <text:p>90</text:p>
              </table:table-cell>
              <table:table-cell office:value-type="float" office:value="244.588">
                <text:p>244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538">
                <text:p>90</text:p>
              </table:table-cell>
              <table:table-cell office:value-type="float" office:value="244.64">
                <text:p>244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887">
                <text:p>90</text:p>
              </table:table-cell>
              <table:table-cell office:value-type="float" office:value="244.73">
                <text:p>244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198">
                <text:p>90</text:p>
              </table:table-cell>
              <table:table-cell office:value-type="float" office:value="244.811">
                <text:p>244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539">
                <text:p>90</text:p>
              </table:table-cell>
              <table:table-cell office:value-type="float" office:value="244.899">
                <text:p>244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844">
                <text:p>90</text:p>
              </table:table-cell>
              <table:table-cell office:value-type="float" office:value="244.978">
                <text:p>244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169">
                <text:p>90</text:p>
              </table:table-cell>
              <table:table-cell office:value-type="float" office:value="245.063">
                <text:p>245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518">
                <text:p>90</text:p>
              </table:table-cell>
              <table:table-cell office:value-type="float" office:value="245.154">
                <text:p>245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845">
                <text:p>90</text:p>
              </table:table-cell>
              <table:table-cell office:value-type="float" office:value="245.239">
                <text:p>245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17">
                <text:p>90</text:p>
              </table:table-cell>
              <table:table-cell office:value-type="float" office:value="245.324">
                <text:p>245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475">
                <text:p>90</text:p>
              </table:table-cell>
              <table:table-cell office:value-type="float" office:value="245.404">
                <text:p>245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795">
                <text:p>90</text:p>
              </table:table-cell>
              <table:table-cell office:value-type="float" office:value="245.487">
                <text:p>245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097">
                <text:p>90</text:p>
              </table:table-cell>
              <table:table-cell office:value-type="float" office:value="245.566">
                <text:p>245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417">
                <text:p>90</text:p>
              </table:table-cell>
              <table:table-cell office:value-type="float" office:value="245.649">
                <text:p>245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725">
                <text:p>90</text:p>
              </table:table-cell>
              <table:table-cell office:value-type="float" office:value="245.729">
                <text:p>245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015">
                <text:p>90</text:p>
              </table:table-cell>
              <table:table-cell office:value-type="float" office:value="245.804">
                <text:p>245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352">
                <text:p>90</text:p>
              </table:table-cell>
              <table:table-cell office:value-type="float" office:value="245.89">
                <text:p>245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648">
                <text:p>90</text:p>
              </table:table-cell>
              <table:table-cell office:value-type="float" office:value="245.966">
                <text:p>245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976">
                <text:p>90</text:p>
              </table:table-cell>
              <table:table-cell office:value-type="float" office:value="246.049">
                <text:p>246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277">
                <text:p>90</text:p>
              </table:table-cell>
              <table:table-cell office:value-type="float" office:value="246.125">
                <text:p>246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616">
                <text:p>90</text:p>
              </table:table-cell>
              <table:table-cell office:value-type="float" office:value="246.21">
                <text:p>246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91">
                <text:p>90</text:p>
              </table:table-cell>
              <table:table-cell office:value-type="float" office:value="246.284">
                <text:p>246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224">
                <text:p>90</text:p>
              </table:table-cell>
              <table:table-cell office:value-type="float" office:value="246.361">
                <text:p>246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554">
                <text:p>90</text:p>
              </table:table-cell>
              <table:table-cell office:value-type="float" office:value="246.442">
                <text:p>246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864">
                <text:p>90</text:p>
              </table:table-cell>
              <table:table-cell office:value-type="float" office:value="246.517">
                <text:p>246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184">
                <text:p>90</text:p>
              </table:table-cell>
              <table:table-cell office:value-type="float" office:value="246.593">
                <text:p>246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505">
                <text:p>90</text:p>
              </table:table-cell>
              <table:table-cell office:value-type="float" office:value="246.669">
                <text:p>246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812">
                <text:p>90</text:p>
              </table:table-cell>
              <table:table-cell office:value-type="float" office:value="246.74">
                <text:p>246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143">
                <text:p>90</text:p>
              </table:table-cell>
              <table:table-cell office:value-type="float" office:value="246.817">
                <text:p>246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431">
                <text:p>90</text:p>
              </table:table-cell>
              <table:table-cell office:value-type="float" office:value="246.882">
                <text:p>246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742">
                <text:p>90</text:p>
              </table:table-cell>
              <table:table-cell office:value-type="float" office:value="246.951">
                <text:p>246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057">
                <text:p>90</text:p>
              </table:table-cell>
              <table:table-cell office:value-type="float" office:value="247.021">
                <text:p>247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357">
                <text:p>90</text:p>
              </table:table-cell>
              <table:table-cell office:value-type="float" office:value="247.085">
                <text:p>247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677">
                <text:p>90</text:p>
              </table:table-cell>
              <table:table-cell office:value-type="float" office:value="247.153">
                <text:p>247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975">
                <text:p>90</text:p>
              </table:table-cell>
              <table:table-cell office:value-type="float" office:value="247.215">
                <text:p>247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278">
                <text:p>90</text:p>
              </table:table-cell>
              <table:table-cell office:value-type="float" office:value="247.277">
                <text:p>247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594">
                <text:p>90</text:p>
              </table:table-cell>
              <table:table-cell office:value-type="float" office:value="247.341">
                <text:p>247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899">
                <text:p>90</text:p>
              </table:table-cell>
              <table:table-cell office:value-type="float" office:value="247.4">
                <text:p>247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223">
                <text:p>90</text:p>
              </table:table-cell>
              <table:table-cell office:value-type="float" office:value="247.463">
                <text:p>247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513">
                <text:p>90</text:p>
              </table:table-cell>
              <table:table-cell office:value-type="float" office:value="247.517">
                <text:p>247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824">
                <text:p>90</text:p>
              </table:table-cell>
              <table:table-cell office:value-type="float" office:value="247.574">
                <text:p>247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156">
                <text:p>90</text:p>
              </table:table-cell>
              <table:table-cell office:value-type="float" office:value="247.633">
                <text:p>247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471">
                <text:p>90</text:p>
              </table:table-cell>
              <table:table-cell office:value-type="float" office:value="247.688">
                <text:p>247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787">
                <text:p>90</text:p>
              </table:table-cell>
              <table:table-cell office:value-type="float" office:value="247.741">
                <text:p>247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101">
                <text:p>90</text:p>
              </table:table-cell>
              <table:table-cell office:value-type="float" office:value="247.793">
                <text:p>247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422">
                <text:p>90</text:p>
              </table:table-cell>
              <table:table-cell office:value-type="float" office:value="247.844">
                <text:p>247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731">
                <text:p>90</text:p>
              </table:table-cell>
              <table:table-cell office:value-type="float" office:value="247.891">
                <text:p>247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015">
                <text:p>90</text:p>
              </table:table-cell>
              <table:table-cell office:value-type="float" office:value="247.934">
                <text:p>247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35">
                <text:p>90</text:p>
              </table:table-cell>
              <table:table-cell office:value-type="float" office:value="247.983">
                <text:p>247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638">
                <text:p>90</text:p>
              </table:table-cell>
              <table:table-cell office:value-type="float" office:value="248.023">
                <text:p>248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974">
                <text:p>90</text:p>
              </table:table-cell>
              <table:table-cell office:value-type="float" office:value="248.068">
                <text:p>248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265">
                <text:p>90</text:p>
              </table:table-cell>
              <table:table-cell office:value-type="float" office:value="248.106">
                <text:p>248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561">
                <text:p>90</text:p>
              </table:table-cell>
              <table:table-cell office:value-type="float" office:value="248.143">
                <text:p>248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888">
                <text:p>90</text:p>
              </table:table-cell>
              <table:table-cell office:value-type="float" office:value="248.183">
                <text:p>248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188">
                <text:p>90</text:p>
              </table:table-cell>
              <table:table-cell office:value-type="float" office:value="248.217">
                <text:p>248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513">
                <text:p>90</text:p>
              </table:table-cell>
              <table:table-cell office:value-type="float" office:value="248.253">
                <text:p>248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812">
                <text:p>90</text:p>
              </table:table-cell>
              <table:table-cell office:value-type="float" office:value="248.285">
                <text:p>248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134">
                <text:p>90</text:p>
              </table:table-cell>
              <table:table-cell office:value-type="float" office:value="248.317">
                <text:p>248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48">
                <text:p>90</text:p>
              </table:table-cell>
              <table:table-cell office:value-type="float" office:value="248.35">
                <text:p>248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782">
                <text:p>90</text:p>
              </table:table-cell>
              <table:table-cell office:value-type="float" office:value="248.378">
                <text:p>248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108">
                <text:p>90</text:p>
              </table:table-cell>
              <table:table-cell office:value-type="float" office:value="248.405">
                <text:p>248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408">
                <text:p>90</text:p>
              </table:table-cell>
              <table:table-cell office:value-type="float" office:value="248.43">
                <text:p>248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741">
                <text:p>90</text:p>
              </table:table-cell>
              <table:table-cell office:value-type="float" office:value="248.455">
                <text:p>248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032">
                <text:p>90</text:p>
              </table:table-cell>
              <table:table-cell office:value-type="float" office:value="248.475">
                <text:p>248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345">
                <text:p>90</text:p>
              </table:table-cell>
              <table:table-cell office:value-type="float" office:value="248.496">
                <text:p>248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659">
                <text:p>90</text:p>
              </table:table-cell>
              <table:table-cell office:value-type="float" office:value="248.515">
                <text:p>248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996">
                <text:p>90</text:p>
              </table:table-cell>
              <table:table-cell office:value-type="float" office:value="248.534">
                <text:p>248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351">
                <text:p>90</text:p>
              </table:table-cell>
              <table:table-cell office:value-type="float" office:value="248.553">
                <text:p>248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647">
                <text:p>90</text:p>
              </table:table-cell>
              <table:table-cell office:value-type="float" office:value="248.566">
                <text:p>248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973">
                <text:p>90</text:p>
              </table:table-cell>
              <table:table-cell office:value-type="float" office:value="248.58">
                <text:p>248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267">
                <text:p>90</text:p>
              </table:table-cell>
              <table:table-cell office:value-type="float" office:value="248.591">
                <text:p>248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556">
                <text:p>90</text:p>
              </table:table-cell>
              <table:table-cell office:value-type="float" office:value="248.6">
                <text:p>248.6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